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178cm"/>
    </style:style>
    <style:style style:name="co13" style:family="table-column">
      <style:table-column-properties fo:break-before="auto" style:column-width="2.15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797cm"/>
    </style:style>
    <style:style style:name="co19" style:family="table-column">
      <style:table-column-properties fo:break-before="auto" style:column-width="4.038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1.688cm"/>
    </style:style>
    <style:style style:name="co22" style:family="table-column">
      <style:table-column-properties fo:break-before="auto" style:column-width="1.524cm"/>
    </style:style>
    <style:style style:name="co23" style:family="table-column">
      <style:table-column-properties fo:break-before="auto" style:column-width="1.752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2.124cm"/>
    </style:style>
    <style:style style:name="co26" style:family="table-column">
      <style:table-column-properties fo:break-before="auto" style:column-width="2.014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041cm"/>
    </style:style>
    <style:style style:name="co29" style:family="table-column">
      <style:table-column-properties fo:break-before="auto" style:column-width="1.579cm"/>
    </style:style>
    <style:style style:name="co30" style:family="table-column">
      <style:table-column-properties fo:break-before="auto" style:column-width="0.907cm"/>
    </style:style>
    <style:style style:name="co31" style:family="table-column">
      <style:table-column-properties fo:break-before="auto" style:column-width="2.314cm"/>
    </style:style>
    <style:style style:name="co32" style:family="table-column">
      <style:table-column-properties fo:break-before="auto" style:column-width="2.096cm"/>
    </style:style>
    <style:style style:name="co33" style:family="table-column">
      <style:table-column-properties fo:break-before="auto" style:column-width="2.069cm"/>
    </style:style>
    <style:style style:name="co34" style:family="table-column">
      <style:table-column-properties fo:break-before="auto" style:column-width="2.3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/>
    <style:style style:name="ce9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12"/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 style:data-style-name="N4"/>
    <style:style style:name="ce11" style:family="table-cell" style:parent-style-name="Default" style:data-style-name="N4"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3"/>
    <style:style style:name="ce12" style:family="table-cell" style:parent-style-name="Default" style:data-style-name="N4">
      <style:text-properties fo:font-weight="normal" style:font-weight-asian="normal" style:font-weight-complex="normal"/>
    </style:style>
    <style:style style:name="ce30" style:family="table-cell" style:parent-style-name="Default" style:data-style-name="N3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FCH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row table:style-name="ro1">
          <table:table-cell table:style-name="ce8" office:value-type="string" calcext:value-type="string" table:number-columns-spanned="15" table:number-rows-spanned="1">
            <text:p>BS EN 10219 Cold formed circular hollow sections</text:p>
          </table:table-cell>
          <table:covered-table-cell table:style-name="Default"/>
          <table:covered-table-cell/>
          <table:covered-table-cell table:style-name="Default"/>
          <table:covered-table-cell table:number-columns-repeated="8" table:style-name="ce19"/>
          <table:covered-table-cell table:style-name="ce18"/>
          <table:covered-table-cell table:number-columns-repeated="2" table:style-name="ce19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/>
          <table:table-cell table:style-name="Default" office:value-type="string" calcext:value-type="string">
            <text:p>Weight</text:p>
          </table:table-cell>
          <table:table-cell table:style-name="ce6" office:value-type="string" calcext:value-type="string">
            <text:p>Cross Sectional Area</text:p>
          </table:table-cell>
          <table:table-cell table:style-name="ce6" office:value-type="string" calcext:value-type="string">
            <text:p>Second Moment of <text:s/>Area</text:p>
          </table:table-cell>
          <table:table-cell table:style-name="ce6" office:value-type="string" calcext:value-type="string">
            <text:p>Radius of Gyration</text:p>
          </table:table-cell>
          <table:table-cell table:style-name="ce6" office:value-type="string" calcext:value-type="string">
            <text:p>Elastic Modulus</text:p>
          </table:table-cell>
          <table:table-cell table:style-name="ce6" office:value-type="string" calcext:value-type="string">
            <text:p>Plastic Modulus</text:p>
          </table:table-cell>
          <table:table-cell table:style-name="ce6" office:value-type="string" calcext:value-type="string">
            <text:p>Torsional inertia constant</text:p>
          </table:table-cell>
          <table:table-cell table:style-name="ce6" office:value-type="string" calcext:value-type="string">
            <text:p>Torsional modulus constant</text:p>
          </table:table-cell>
          <table:table-cell table:style-name="ce6" office:value-type="string" calcext:value-type="string">
            <text:p>Superficial Area</text:p>
            <text:p>per metre</text:p>
            <text:p>length</text:p>
          </table:table-cell>
          <table:table-cell table:style-name="ce6" office:value-type="string" calcext:value-type="string">
            <text:p>Superficial Area</text:p>
            <text:p>per tonne</text:p>
          </table:table-cell>
          <table:table-cell table:style-name="ce6" office:value-type="string" calcext:value-type="string">
            <text:p>Nominal Length per tonne</text:p>
          </table:table-cell>
          <table:table-cell table:style-name="ce6" office:value-type="string" calcext:value-type="string">
            <text:p>Ratio for Local Buckling</text:p>
          </table:table-cell>
        </table:table-row>
        <table:table-row table:style-name="ro3"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/>
          <table:table-cell table:style-name="Default" table:number-columns-repeated="12"/>
        </table:table-row>
        <table:table-row table:style-name="ro3">
          <table:table-cell table:style-name="ce3" office:value-type="string" calcext:value-type="string">
            <text:p>OD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Wpt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B/T</text:p>
          </table:table-cell>
        </table:table-row>
        <table:table-row table:style-name="ro3">
          <table:table-cell table:number-columns-repeated="2"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m3</text:p>
          </table:table-cell>
          <table:table-cell table:style-name="ce3" office:value-type="string" calcext:value-type="string">
            <text:p>cm 4</text:p>
          </table:table-cell>
          <table:table-cell table:style-name="ce3" office:value-type="string" calcext:value-type="string">
            <text:p>cm 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</text:p>
          </table:table-cell>
          <table:table-cell table:style-name="ce3"/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6];&quot;##.0&quot;);&quot;_&quot;;TEXT([.B6];&quot;##.0&quot;))" office:value-type="string" office:string-value="CFCHS_21.3_2.0" calcext:value-type="string">
            <text:p>CFCHS_21.3_2.0</text:p>
          </table:table-cell>
          <table:table-cell office:value-type="float" office:value="0.952" calcext:value-type="float">
            <text:p>0.952</text:p>
          </table:table-cell>
          <table:table-cell office:value-type="float" office:value="1.21" calcext:value-type="float">
            <text:p>1.21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table:formula="of:=[.L6]*[.N6]" office:value-type="float" office:value="73.5343" calcext:value-type="float">
            <text:p>73.53</text:p>
          </table:table-cell>
          <table:table-cell office:value-type="float" office:value="1050.49" calcext:value-type="float">
            <text:p>1,050.49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7];&quot;##.0&quot;);&quot;_&quot;;TEXT([.B7];&quot;##.0&quot;))" office:value-type="string" office:string-value="CFCHS_21.3_2.5" calcext:value-type="string">
            <text:p>CFCHS_21.3_2.5</text:p>
          </table:table-cell>
          <table:table-cell office:value-type="float" office:value="1.159" calcext:value-type="float">
            <text:p>1.159</text:p>
          </table:table-cell>
          <table:table-cell office:value-type="float" office:value="1.48" calcext:value-type="float">
            <text:p>1.48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1.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office:value-type="float" office:value="0.07" calcext:value-type="float">
            <text:p>0.07</text:p>
          </table:table-cell>
          <table:table-cell table:formula="of:=[.L7]*[.N7]" office:value-type="float" office:value="60.3925" calcext:value-type="float">
            <text:p>60.39</text:p>
          </table:table-cell>
          <table:table-cell office:value-type="float" office:value="862.75" calcext:value-type="float">
            <text:p>862.75</text:p>
          </table:table-cell>
          <table:table-cell office:value-type="float" office:value="8.52" calcext:value-type="float">
            <text:p>8.52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8];&quot;##.0&quot;);&quot;_&quot;;TEXT([.B8];&quot;##.0&quot;))" office:value-type="string" office:string-value="CFCHS_21.3_3.0" calcext:value-type="string">
            <text:p>CFCHS_21.3_3.0</text:p>
          </table:table-cell>
          <table:table-cell office:value-type="float" office:value="1.354" calcext:value-type="float">
            <text:p>1.354</text:p>
          </table:table-cell>
          <table:table-cell office:value-type="float" office:value="1.72" calcext:value-type="float">
            <text:p>1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0</text:p>
          </table:table-cell>
          <table:table-cell office:value-type="float" office:value="1.01" calcext:value-type="float">
            <text:p>1.01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0.07" calcext:value-type="float">
            <text:p>0.07</text:p>
          </table:table-cell>
          <table:table-cell table:formula="of:=[.L8]*[.N8]" office:value-type="float" office:value="51.702" calcext:value-type="float">
            <text:p>51.70</text:p>
          </table:table-cell>
          <table:table-cell office:value-type="float" office:value="738.6" calcext:value-type="float">
            <text:p>738.60</text:p>
          </table:table-cell>
          <table:table-cell office:value-type="float" office:value="7.1" calcext:value-type="float">
            <text:p>7.10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9];&quot;##.0&quot;);&quot;_&quot;;TEXT([.B9];&quot;##.0&quot;))" office:value-type="string" office:string-value="CFCHS_26.9_2.0" calcext:value-type="string">
            <text:p>CFCHS_26.9_2.0</text:p>
          </table:table-cell>
          <table:table-cell office:value-type="float" office:value="1.228" calcext:value-type="float">
            <text:p>1.228</text:p>
          </table:table-cell>
          <table:table-cell office:value-type="float" office:value="1.56" calcext:value-type="float">
            <text:p>1.56</text:p>
          </table:table-cell>
          <table:table-cell office:value-type="float" office:value="1.22" calcext:value-type="float">
            <text:p>1.22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2.44" calcext:value-type="float">
            <text:p>2.44</text:p>
          </table:table-cell>
          <table:table-cell office:value-type="float" office:value="1.81" calcext:value-type="float">
            <text:p>1.81</text:p>
          </table:table-cell>
          <table:table-cell office:value-type="float" office:value="0.08" calcext:value-type="float">
            <text:p>0.08</text:p>
          </table:table-cell>
          <table:table-cell table:formula="of:=[.L9]*[.N9]" office:value-type="float" office:value="65.1392" calcext:value-type="float">
            <text:p>65.14</text:p>
          </table:table-cell>
          <table:table-cell office:value-type="float" office:value="814.24" calcext:value-type="float">
            <text:p>814.2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0];&quot;##.0&quot;);&quot;_&quot;;TEXT([.B10];&quot;##.0&quot;))" office:value-type="string" office:string-value="CFCHS_26.9_2.5" calcext:value-type="string">
            <text:p>CFCHS_26.9_2.5</text:p>
          </table:table-cell>
          <table:table-cell office:value-type="float" office:value="1.504" calcext:value-type="float">
            <text:p>1.504</text:p>
          </table:table-cell>
          <table:table-cell office:value-type="float" office:value="1.92" calcext:value-type="float">
            <text:p>1.92</text:p>
          </table:table-cell>
          <table:table-cell office:value-type="float" office:value="1.44" calcext:value-type="float">
            <text:p>1.44</text:p>
          </table:table-cell>
          <table:table-cell office:value-type="float" office:value="0.87" calcext:value-type="float">
            <text:p>0.87</text:p>
          </table:table-cell>
          <table:table-cell office:value-type="float" office:value="1.07" calcext:value-type="float">
            <text:p>1.07</text:p>
          </table:table-cell>
          <table:table-cell office:value-type="float" office:value="1.49" calcext:value-type="float">
            <text:p>1.49</text:p>
          </table:table-cell>
          <table:table-cell office:value-type="float" office:value="2.88" calcext:value-type="float">
            <text:p>2.88</text:p>
          </table:table-cell>
          <table:table-cell office:value-type="float" office:value="2.14" calcext:value-type="float">
            <text:p>2.14</text:p>
          </table:table-cell>
          <table:table-cell office:value-type="float" office:value="0.08" calcext:value-type="float">
            <text:p>0.08</text:p>
          </table:table-cell>
          <table:table-cell table:formula="of:=[.L10]*[.N10]" office:value-type="float" office:value="53.1792" calcext:value-type="float">
            <text:p>53.18</text:p>
          </table:table-cell>
          <table:table-cell office:value-type="float" office:value="664.74" calcext:value-type="float">
            <text:p>664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1];&quot;##.0&quot;);&quot;_&quot;;TEXT([.B11];&quot;##.0&quot;))" office:value-type="string" office:string-value="CFCHS_26.9_3.0" calcext:value-type="string">
            <text:p>CFCHS_26.9_3.0</text:p>
          </table:table-cell>
          <table:table-cell office:value-type="float" office:value="1.768" calcext:value-type="float">
            <text:p>1.768</text:p>
          </table:table-cell>
          <table:table-cell office:value-type="float" office:value="2.25" calcext:value-type="float">
            <text:p>2.25</text:p>
          </table:table-cell>
          <table:table-cell office:value-type="float" office:value="1.63" calcext:value-type="float">
            <text:p>1.63</text:p>
          </table:table-cell>
          <table:table-cell office:value-type="float" office:value="0.85" calcext:value-type="float">
            <text:p>0.85</text:p>
          </table:table-cell>
          <table:table-cell office:value-type="float" office:value="1.21" calcext:value-type="float">
            <text:p>1.21</text:p>
          </table:table-cell>
          <table:table-cell office:value-type="float" office:value="1.72" calcext:value-type="float">
            <text:p>1.72</text:p>
          </table:table-cell>
          <table:table-cell office:value-type="float" office:value="3.27" calcext:value-type="float">
            <text:p>3.27</text:p>
          </table:table-cell>
          <table:table-cell office:value-type="float" office:value="2.43" calcext:value-type="float">
            <text:p>2.43</text:p>
          </table:table-cell>
          <table:table-cell office:value-type="float" office:value="0.08" calcext:value-type="float">
            <text:p>0.08</text:p>
          </table:table-cell>
          <table:table-cell table:formula="of:=[.L11]*[.N11]" office:value-type="float" office:value="45.2432" calcext:value-type="float">
            <text:p>45.24</text:p>
          </table:table-cell>
          <table:table-cell office:value-type="float" office:value="565.54" calcext:value-type="float">
            <text:p>565.54</text:p>
          </table:table-cell>
          <table:table-cell office:value-type="float" office:value="8.97" calcext:value-type="float">
            <text:p>8.97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2];&quot;##.0&quot;);&quot;_&quot;;TEXT([.B12];&quot;##.0&quot;))" office:value-type="string" office:string-value="CFCHS_33.7_2.0" calcext:value-type="string">
            <text:p>CFCHS_33.7_2.0</text:p>
          </table:table-cell>
          <table:table-cell office:value-type="float" office:value="1.564" calcext:value-type="float">
            <text:p>1.564</text:p>
          </table:table-cell>
          <table:table-cell office:value-type="float" office:value="1.99" calcext:value-type="float">
            <text:p>1.99</text:p>
          </table:table-cell>
          <table:table-cell office:value-type="float" office:value="2.51" calcext:value-type="float">
            <text:p>2.51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2.01" calcext:value-type="float">
            <text:p>2.01</text:p>
          </table:table-cell>
          <table:table-cell office:value-type="float" office:value="5.02" calcext:value-type="float">
            <text:p>5.02</text:p>
          </table:table-cell>
          <table:table-cell office:value-type="float" office:value="2.98" calcext:value-type="float">
            <text:p>2.98</text:p>
          </table:table-cell>
          <table:table-cell office:value-type="float" office:value="0.11" calcext:value-type="float">
            <text:p>0.11</text:p>
          </table:table-cell>
          <table:table-cell table:formula="of:=[.L12]*[.N12]" office:value-type="float" office:value="70.3527" calcext:value-type="float">
            <text:p>70.35</text:p>
          </table:table-cell>
          <table:table-cell office:value-type="float" office:value="639.57" calcext:value-type="float">
            <text:p>639.57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3];&quot;##.0&quot;);&quot;_&quot;;TEXT([.B13];&quot;##.0&quot;))" office:value-type="string" office:string-value="CFCHS_33.7_2.5" calcext:value-type="string">
            <text:p>CFCHS_33.7_2.5</text:p>
          </table:table-cell>
          <table:table-cell office:value-type="float" office:value="1.924" calcext:value-type="float">
            <text:p>1.924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.00</text:p>
          </table:table-cell>
          <table:table-cell office:value-type="float" office:value="1.11" calcext:value-type="float">
            <text:p>1.11</text:p>
          </table:table-cell>
          <table:table-cell office:value-type="float" office:value="1.78" calcext:value-type="float">
            <text:p>1.78</text:p>
          </table:table-cell>
          <table:table-cell office:value-type="float" office:value="2.44" calcext:value-type="float">
            <text:p>2.44</text:p>
          </table:table-cell>
          <table:table-cell office:value-type="float" office:value="6" calcext:value-type="float">
            <text:p>6.00</text:p>
          </table:table-cell>
          <table:table-cell office:value-type="float" office:value="3.56" calcext:value-type="float">
            <text:p>3.56</text:p>
          </table:table-cell>
          <table:table-cell office:value-type="float" office:value="0.11" calcext:value-type="float">
            <text:p>0.11</text:p>
          </table:table-cell>
          <table:table-cell table:formula="of:=[.L13]*[.N13]" office:value-type="float" office:value="57.1846" calcext:value-type="float">
            <text:p>57.18</text:p>
          </table:table-cell>
          <table:table-cell office:value-type="float" office:value="519.86" calcext:value-type="float">
            <text:p>519.86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4];&quot;##.0&quot;);&quot;_&quot;;TEXT([.B14];&quot;##.0&quot;))" office:value-type="string" office:string-value="CFCHS_33.7_3.0" calcext:value-type="string">
            <text:p>CFCHS_33.7_3.0</text:p>
          </table:table-cell>
          <table:table-cell office:value-type="float" office:value="2.271" calcext:value-type="float">
            <text:p>2.271</text:p>
          </table:table-cell>
          <table:table-cell office:value-type="float" office:value="2.89" calcext:value-type="float">
            <text:p>2.89</text:p>
          </table:table-cell>
          <table:table-cell office:value-type="float" office:value="3.44" calcext:value-type="float">
            <text:p>3.44</text:p>
          </table:table-cell>
          <table:table-cell office:value-type="float" office:value="1.09" calcext:value-type="float">
            <text:p>1.09</text:p>
          </table:table-cell>
          <table:table-cell office:value-type="float" office:value="2.04" calcext:value-type="float">
            <text:p>2.04</text:p>
          </table:table-cell>
          <table:table-cell office:value-type="float" office:value="2.84" calcext:value-type="float">
            <text:p>2.84</text:p>
          </table:table-cell>
          <table:table-cell office:value-type="float" office:value="6.88" calcext:value-type="float">
            <text:p>6.88</text:p>
          </table:table-cell>
          <table:table-cell office:value-type="float" office:value="4.08" calcext:value-type="float">
            <text:p>4.08</text:p>
          </table:table-cell>
          <table:table-cell office:value-type="float" office:value="0.11" calcext:value-type="float">
            <text:p>0.11</text:p>
          </table:table-cell>
          <table:table-cell table:formula="of:=[.L14]*[.N14]" office:value-type="float" office:value="48.4297" calcext:value-type="float">
            <text:p>48.43</text:p>
          </table:table-cell>
          <table:table-cell office:value-type="float" office:value="440.27" calcext:value-type="float">
            <text:p>440.27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5];&quot;##.0&quot;);&quot;_&quot;;TEXT([.B15];&quot;##.0&quot;))" office:value-type="string" office:string-value="CFCHS_42.4_2.0" calcext:value-type="string">
            <text:p>CFCHS_42.4_2.0</text:p>
          </table:table-cell>
          <table:table-cell office:value-type="float" office:value="1.993" calcext:value-type="float">
            <text:p>1.993</text:p>
          </table:table-cell>
          <table:table-cell office:value-type="float" office:value="2.54" calcext:value-type="float">
            <text:p>2.54</text:p>
          </table:table-cell>
          <table:table-cell office:value-type="float" office:value="5.19" calcext:value-type="float">
            <text:p>5.19</text:p>
          </table:table-cell>
          <table:table-cell office:value-type="float" office:value="1.43" calcext:value-type="float">
            <text:p>1.43</text:p>
          </table:table-cell>
          <table:table-cell office:value-type="float" office:value="2.45" calcext:value-type="float">
            <text:p>2.45</text:p>
          </table:table-cell>
          <table:table-cell office:value-type="float" office:value="3.27" calcext:value-type="float">
            <text:p>3.27</text:p>
          </table:table-cell>
          <table:table-cell office:value-type="float" office:value="10.38" calcext:value-type="float">
            <text:p>10.38</text:p>
          </table:table-cell>
          <table:table-cell office:value-type="float" office:value="4.9" calcext:value-type="float">
            <text:p>4.90</text:p>
          </table:table-cell>
          <table:table-cell office:value-type="float" office:value="0.13" calcext:value-type="float">
            <text:p>0.13</text:p>
          </table:table-cell>
          <table:table-cell table:formula="of:=[.L15]*[.N15]" office:value-type="float" office:value="65.2392" calcext:value-type="float">
            <text:p>65.24</text:p>
          </table:table-cell>
          <table:table-cell office:value-type="float" office:value="501.84" calcext:value-type="float">
            <text:p>501.84</text:p>
          </table:table-cell>
          <table:table-cell office:value-type="float" office:value="21.2" calcext:value-type="float">
            <text:p>21.20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6];&quot;##.0&quot;);&quot;_&quot;;TEXT([.B16];&quot;##.0&quot;))" office:value-type="string" office:string-value="CFCHS_42.4_2.5" calcext:value-type="string">
            <text:p>CFCHS_42.4_2.5</text:p>
          </table:table-cell>
          <table:table-cell office:value-type="float" office:value="2.46" calcext:value-type="float">
            <text:p>2.460</text:p>
          </table:table-cell>
          <table:table-cell office:value-type="float" office:value="3.13" calcext:value-type="float">
            <text:p>3.13</text:p>
          </table:table-cell>
          <table:table-cell office:value-type="float" office:value="6.26" calcext:value-type="float">
            <text:p>6.26</text:p>
          </table:table-cell>
          <table:table-cell office:value-type="float" office:value="1.41" calcext:value-type="float">
            <text:p>1.41</text:p>
          </table:table-cell>
          <table:table-cell office:value-type="float" office:value="2.95" calcext:value-type="float">
            <text:p>2.95</text:p>
          </table:table-cell>
          <table:table-cell office:value-type="float" office:value="3.99" calcext:value-type="float">
            <text:p>3.99</text:p>
          </table:table-cell>
          <table:table-cell office:value-type="float" office:value="12.52" calcext:value-type="float">
            <text:p>12.52</text:p>
          </table:table-cell>
          <table:table-cell office:value-type="float" office:value="5.91" calcext:value-type="float">
            <text:p>5.91</text:p>
          </table:table-cell>
          <table:table-cell office:value-type="float" office:value="0.13" calcext:value-type="float">
            <text:p>0.13</text:p>
          </table:table-cell>
          <table:table-cell table:formula="of:=[.L16]*[.N16]" office:value-type="float" office:value="52.8463" calcext:value-type="float">
            <text:p>52.85</text:p>
          </table:table-cell>
          <table:table-cell office:value-type="float" office:value="406.51" calcext:value-type="float">
            <text:p>406.51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7];&quot;##.0&quot;);&quot;_&quot;;TEXT([.B17];&quot;##.0&quot;))" office:value-type="string" office:string-value="CFCHS_42.4_3.0" calcext:value-type="string">
            <text:p>CFCHS_42.4_3.0</text:p>
          </table:table-cell>
          <table:table-cell office:value-type="float" office:value="2.915" calcext:value-type="float">
            <text:p>2.915</text:p>
          </table:table-cell>
          <table:table-cell office:value-type="float" office:value="3.71" calcext:value-type="float">
            <text:p>3.71</text:p>
          </table:table-cell>
          <table:table-cell office:value-type="float" office:value="7.25" calcext:value-type="float">
            <text:p>7.25</text:p>
          </table:table-cell>
          <table:table-cell office:value-type="float" office:value="1.4" calcext:value-type="float">
            <text:p>1.40</text:p>
          </table:table-cell>
          <table:table-cell office:value-type="float" office:value="3.42" calcext:value-type="float">
            <text:p>3.42</text:p>
          </table:table-cell>
          <table:table-cell office:value-type="float" office:value="4.67" calcext:value-type="float">
            <text:p>4.67</text:p>
          </table:table-cell>
          <table:table-cell office:value-type="float" office:value="14.49" calcext:value-type="float">
            <text:p>14.49</text:p>
          </table:table-cell>
          <table:table-cell office:value-type="float" office:value="6.84" calcext:value-type="float">
            <text:p>6.84</text:p>
          </table:table-cell>
          <table:table-cell office:value-type="float" office:value="0.13" calcext:value-type="float">
            <text:p>0.13</text:p>
          </table:table-cell>
          <table:table-cell table:formula="of:=[.L17]*[.N17]" office:value-type="float" office:value="44.5965" calcext:value-type="float">
            <text:p>44.60</text:p>
          </table:table-cell>
          <table:table-cell office:value-type="float" office:value="343.05" calcext:value-type="float">
            <text:p>343.05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18];&quot;##.0&quot;);&quot;_&quot;;TEXT([.B18];&quot;##.0&quot;))" office:value-type="string" office:string-value="CFCHS_42.4_4.0" calcext:value-type="string">
            <text:p>CFCHS_42.4_4.0</text:p>
          </table:table-cell>
          <table:table-cell office:value-type="float" office:value="3.788" calcext:value-type="float">
            <text:p>3.788</text:p>
          </table:table-cell>
          <table:table-cell office:value-type="float" office:value="4.83" calcext:value-type="float">
            <text:p>4.83</text:p>
          </table:table-cell>
          <table:table-cell office:value-type="float" office:value="8.99" calcext:value-type="float">
            <text:p>8.99</text:p>
          </table:table-cell>
          <table:table-cell office:value-type="float" office:value="1.36" calcext:value-type="float">
            <text:p>1.36</text:p>
          </table:table-cell>
          <table:table-cell office:value-type="float" office:value="4.24" calcext:value-type="float">
            <text:p>4.24</text:p>
          </table:table-cell>
          <table:table-cell office:value-type="float" office:value="5.92" calcext:value-type="float">
            <text:p>5.92</text:p>
          </table:table-cell>
          <table:table-cell office:value-type="float" office:value="17.98" calcext:value-type="float">
            <text:p>17.98</text:p>
          </table:table-cell>
          <table:table-cell office:value-type="float" office:value="8.48" calcext:value-type="float">
            <text:p>8.48</text:p>
          </table:table-cell>
          <table:table-cell office:value-type="float" office:value="0.13" calcext:value-type="float">
            <text:p>0.13</text:p>
          </table:table-cell>
          <table:table-cell table:formula="of:=[.L18]*[.N18]" office:value-type="float" office:value="34.3187" calcext:value-type="float">
            <text:p>34.32</text:p>
          </table:table-cell>
          <table:table-cell office:value-type="float" office:value="263.99" calcext:value-type="float">
            <text:p>263.99</text:p>
          </table:table-cell>
          <table:table-cell office:value-type="float" office:value="10.6" calcext:value-type="float">
            <text:p>10.6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9];&quot;##.0&quot;);&quot;_&quot;;TEXT([.B19];&quot;##.0&quot;))" office:value-type="string" office:string-value="CFCHS_48.3_2.0" calcext:value-type="string">
            <text:p>CFCHS_48.3_2.0</text:p>
          </table:table-cell>
          <table:table-cell office:value-type="float" office:value="2.284" calcext:value-type="float">
            <text:p>2.284</text:p>
          </table:table-cell>
          <table:table-cell office:value-type="float" office:value="2.91" calcext:value-type="float">
            <text:p>2.91</text:p>
          </table:table-cell>
          <table:table-cell office:value-type="float" office:value="7.81" calcext:value-type="float">
            <text:p>7.81</text:p>
          </table:table-cell>
          <table:table-cell office:value-type="float" office:value="1.64" calcext:value-type="float">
            <text:p>1.64</text:p>
          </table:table-cell>
          <table:table-cell office:value-type="float" office:value="3.23" calcext:value-type="float">
            <text:p>3.23</text:p>
          </table:table-cell>
          <table:table-cell office:value-type="float" office:value="4.29" calcext:value-type="float">
            <text:p>4.29</text:p>
          </table:table-cell>
          <table:table-cell office:value-type="float" office:value="15.62" calcext:value-type="float">
            <text:p>15.62</text:p>
          </table:table-cell>
          <table:table-cell office:value-type="float" office:value="6.47" calcext:value-type="float">
            <text:p>6.47</text:p>
          </table:table-cell>
          <table:table-cell office:value-type="float" office:value="0.15" calcext:value-type="float">
            <text:p>0.15</text:p>
          </table:table-cell>
          <table:table-cell table:formula="of:=[.L19]*[.N19]" office:value-type="float" office:value="65.6835" calcext:value-type="float">
            <text:p>65.68</text:p>
          </table:table-cell>
          <table:table-cell office:value-type="float" office:value="437.89" calcext:value-type="float">
            <text:p>437.89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20];&quot;##.0&quot;);&quot;_&quot;;TEXT([.B20];&quot;##.0&quot;))" office:value-type="string" office:string-value="CFCHS_48.3_2.5" calcext:value-type="string">
            <text:p>CFCHS_48.3_2.5</text:p>
          </table:table-cell>
          <table:table-cell office:value-type="float" office:value="2.824" calcext:value-type="float">
            <text:p>2.824</text:p>
          </table:table-cell>
          <table:table-cell office:value-type="float" office:value="3.6" calcext:value-type="float">
            <text:p>3.60</text:p>
          </table:table-cell>
          <table:table-cell office:value-type="float" office:value="9.46" calcext:value-type="float">
            <text:p>9.46</text:p>
          </table:table-cell>
          <table:table-cell office:value-type="float" office:value="1.62" calcext:value-type="float">
            <text:p>1.62</text:p>
          </table:table-cell>
          <table:table-cell office:value-type="float" office:value="3.92" calcext:value-type="float">
            <text:p>3.92</text:p>
          </table:table-cell>
          <table:table-cell office:value-type="float" office:value="5.25" calcext:value-type="float">
            <text:p>5.25</text:p>
          </table:table-cell>
          <table:table-cell office:value-type="float" office:value="18.92" calcext:value-type="float">
            <text:p>18.9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table:formula="of:=[.L20]*[.N20]" office:value-type="float" office:value="53.121" calcext:value-type="float">
            <text:p>53.12</text:p>
          </table:table-cell>
          <table:table-cell office:value-type="float" office:value="354.14" calcext:value-type="float">
            <text:p>354.14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21];&quot;##.0&quot;);&quot;_&quot;;TEXT([.B21];&quot;##.0&quot;))" office:value-type="string" office:string-value="CFCHS_48.3_3.0" calcext:value-type="string">
            <text:p>CFCHS_48.3_3.0</text:p>
          </table:table-cell>
          <table:table-cell office:value-type="float" office:value="3.351" calcext:value-type="float">
            <text:p>3.351</text:p>
          </table:table-cell>
          <table:table-cell office:value-type="float" office:value="4.27" calcext:value-type="float">
            <text:p>4.27</text:p>
          </table:table-cell>
          <table:table-cell office:value-type="float" office:value="11" calcext:value-type="float">
            <text:p>11.00</text:p>
          </table:table-cell>
          <table:table-cell office:value-type="float" office:value="1.61" calcext:value-type="float">
            <text:p>1.61</text:p>
          </table:table-cell>
          <table:table-cell office:value-type="float" office:value="4.55" calcext:value-type="float">
            <text:p>4.55</text:p>
          </table:table-cell>
          <table:table-cell office:value-type="float" office:value="6.17" calcext:value-type="float">
            <text:p>6.17</text:p>
          </table:table-cell>
          <table:table-cell office:value-type="float" office:value="22" calcext:value-type="float">
            <text:p>22.00</text:p>
          </table:table-cell>
          <table:table-cell office:value-type="float" office:value="9.11" calcext:value-type="float">
            <text:p>9.11</text:p>
          </table:table-cell>
          <table:table-cell office:value-type="float" office:value="0.15" calcext:value-type="float">
            <text:p>0.15</text:p>
          </table:table-cell>
          <table:table-cell table:formula="of:=[.L21]*[.N21]" office:value-type="float" office:value="44.7555" calcext:value-type="float">
            <text:p>44.76</text:p>
          </table:table-cell>
          <table:table-cell office:value-type="float" office:value="298.37" calcext:value-type="float">
            <text:p>298.37</text:p>
          </table:table-cell>
          <table:table-cell office:value-type="float" office:value="16.1" calcext:value-type="float">
            <text:p>16.1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22];&quot;##.0&quot;);&quot;_&quot;;TEXT([.B22];&quot;##.0&quot;))" office:value-type="string" office:string-value="CFCHS_48.3_4.0" calcext:value-type="string">
            <text:p>CFCHS_48.3_4.0</text:p>
          </table:table-cell>
          <table:table-cell office:value-type="float" office:value="4.37" calcext:value-type="float">
            <text:p>4.370</text:p>
          </table:table-cell>
          <table:table-cell office:value-type="float" office:value="5.57" calcext:value-type="float">
            <text:p>5.57</text:p>
          </table:table-cell>
          <table:table-cell office:value-type="float" office:value="13.77" calcext:value-type="float">
            <text:p>13.77</text:p>
          </table:table-cell>
          <table:table-cell office:value-type="float" office:value="1.57" calcext:value-type="float">
            <text:p>1.57</text:p>
          </table:table-cell>
          <table:table-cell office:value-type="float" office:value="5.7" calcext:value-type="float">
            <text:p>5.70</text:p>
          </table:table-cell>
          <table:table-cell office:value-type="float" office:value="7.87" calcext:value-type="float">
            <text:p>7.87</text:p>
          </table:table-cell>
          <table:table-cell office:value-type="float" office:value="27.54" calcext:value-type="float">
            <text:p>27.54</text:p>
          </table:table-cell>
          <table:table-cell office:value-type="float" office:value="11.4" calcext:value-type="float">
            <text:p>11.40</text:p>
          </table:table-cell>
          <table:table-cell office:value-type="float" office:value="0.15" calcext:value-type="float">
            <text:p>0.15</text:p>
          </table:table-cell>
          <table:table-cell table:formula="of:=[.L22]*[.N22]" office:value-type="float" office:value="34.3245" calcext:value-type="float">
            <text:p>34.32</text:p>
          </table:table-cell>
          <table:table-cell office:value-type="float" office:value="228.83" calcext:value-type="float">
            <text:p>228.83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23];&quot;##.0&quot;);&quot;_&quot;;TEXT([.B23];&quot;##.0&quot;))" office:value-type="string" office:string-value="CFCHS_48.3_5.0" calcext:value-type="string">
            <text:p>CFCHS_48.3_5.0</text:p>
          </table:table-cell>
          <table:table-cell office:value-type="float" office:value="5.339" calcext:value-type="float">
            <text:p>5.339</text:p>
          </table:table-cell>
          <table:table-cell office:value-type="float" office:value="6.8" calcext:value-type="float">
            <text:p>6.80</text:p>
          </table:table-cell>
          <table:table-cell office:value-type="float" office:value="16.15" calcext:value-type="float">
            <text:p>16.15</text:p>
          </table:table-cell>
          <table:table-cell office:value-type="float" office:value="1.54" calcext:value-type="float">
            <text:p>1.54</text:p>
          </table:table-cell>
          <table:table-cell office:value-type="float" office:value="6.69" calcext:value-type="float">
            <text:p>6.69</text:p>
          </table:table-cell>
          <table:table-cell office:value-type="float" office:value="9.42" calcext:value-type="float">
            <text:p>9.42</text:p>
          </table:table-cell>
          <table:table-cell office:value-type="float" office:value="32.31" calcext:value-type="float">
            <text:p>32.31</text:p>
          </table:table-cell>
          <table:table-cell office:value-type="float" office:value="13.38" calcext:value-type="float">
            <text:p>13.38</text:p>
          </table:table-cell>
          <table:table-cell office:value-type="float" office:value="0.15" calcext:value-type="float">
            <text:p>0.15</text:p>
          </table:table-cell>
          <table:table-cell table:formula="of:=[.L23]*[.N23]" office:value-type="float" office:value="28.0935" calcext:value-type="float">
            <text:p>28.09</text:p>
          </table:table-cell>
          <table:table-cell office:value-type="float" office:value="187.29" calcext:value-type="float">
            <text:p>187.29</text:p>
          </table:table-cell>
          <table:table-cell office:value-type="float" office:value="9.66" calcext:value-type="float">
            <text:p>9.66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24];&quot;##.0&quot;);&quot;_&quot;;TEXT([.B24];&quot;##.0&quot;))" office:value-type="string" office:string-value="CFCHS_60.3_2.0" calcext:value-type="string">
            <text:p>CFCHS_60.3_2.0</text:p>
          </table:table-cell>
          <table:table-cell office:value-type="float" office:value="2.876" calcext:value-type="float">
            <text:p>2.876</text:p>
          </table:table-cell>
          <table:table-cell office:value-type="float" office:value="3.66" calcext:value-type="float">
            <text:p>3.66</text:p>
          </table:table-cell>
          <table:table-cell office:value-type="float" office:value="15.58" calcext:value-type="float">
            <text:p>15.58</text:p>
          </table:table-cell>
          <table:table-cell office:value-type="float" office:value="2.06" calcext:value-type="float">
            <text:p>2.06</text:p>
          </table:table-cell>
          <table:table-cell office:value-type="float" office:value="5.17" calcext:value-type="float">
            <text:p>5.17</text:p>
          </table:table-cell>
          <table:table-cell office:value-type="float" office:value="6.8" calcext:value-type="float">
            <text:p>6.80</text:p>
          </table:table-cell>
          <table:table-cell office:value-type="float" office:value="31.16" calcext:value-type="float">
            <text:p>31.16</text:p>
          </table:table-cell>
          <table:table-cell office:value-type="float" office:value="10.34" calcext:value-type="float">
            <text:p>10.34</text:p>
          </table:table-cell>
          <table:table-cell office:value-type="float" office:value="0.19" calcext:value-type="float">
            <text:p>0.19</text:p>
          </table:table-cell>
          <table:table-cell table:formula="of:=[.L24]*[.N24]" office:value-type="float" office:value="66.0744" calcext:value-type="float">
            <text:p>66.07</text:p>
          </table:table-cell>
          <table:table-cell office:value-type="float" office:value="347.76" calcext:value-type="float">
            <text:p>347.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25];&quot;##.0&quot;);&quot;_&quot;;TEXT([.B25];&quot;##.0&quot;))" office:value-type="string" office:string-value="CFCHS_60.3_2.5" calcext:value-type="string">
            <text:p>CFCHS_60.3_2.5</text:p>
          </table:table-cell>
          <table:table-cell office:value-type="float" office:value="3.564" calcext:value-type="float">
            <text:p>3.564</text:p>
          </table:table-cell>
          <table:table-cell office:value-type="float" office:value="4.54" calcext:value-type="float">
            <text:p>4.54</text:p>
          </table:table-cell>
          <table:table-cell office:value-type="float" office:value="18.99" calcext:value-type="float">
            <text:p>18.99</text:p>
          </table:table-cell>
          <table:table-cell office:value-type="float" office:value="2.05" calcext:value-type="float">
            <text:p>2.05</text:p>
          </table:table-cell>
          <table:table-cell office:value-type="float" office:value="6.3" calcext:value-type="float">
            <text:p>6.30</text:p>
          </table:table-cell>
          <table:table-cell office:value-type="float" office:value="8.36" calcext:value-type="float">
            <text:p>8.36</text:p>
          </table:table-cell>
          <table:table-cell office:value-type="float" office:value="37.99" calcext:value-type="float">
            <text:p>37.99</text:p>
          </table:table-cell>
          <table:table-cell office:value-type="float" office:value="12.6" calcext:value-type="float">
            <text:p>12.60</text:p>
          </table:table-cell>
          <table:table-cell office:value-type="float" office:value="0.19" calcext:value-type="float">
            <text:p>0.19</text:p>
          </table:table-cell>
          <table:table-cell table:formula="of:=[.L25]*[.N25]" office:value-type="float" office:value="53.3178" calcext:value-type="float">
            <text:p>53.32</text:p>
          </table:table-cell>
          <table:table-cell office:value-type="float" office:value="280.62" calcext:value-type="float">
            <text:p>280.62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26];&quot;##.0&quot;);&quot;_&quot;;TEXT([.B26];&quot;##.0&quot;))" office:value-type="string" office:string-value="CFCHS_60.3_3.0" calcext:value-type="string">
            <text:p>CFCHS_60.3_3.0</text:p>
          </table:table-cell>
          <table:table-cell office:value-type="float" office:value="4.239" calcext:value-type="float">
            <text:p>4.239</text:p>
          </table:table-cell>
          <table:table-cell office:value-type="float" office:value="5.4" calcext:value-type="float">
            <text:p>5.40</text:p>
          </table:table-cell>
          <table:table-cell office:value-type="float" office:value="22.22" calcext:value-type="float">
            <text:p>22.22</text:p>
          </table:table-cell>
          <table:table-cell office:value-type="float" office:value="2.03" calcext:value-type="float">
            <text:p>2.03</text:p>
          </table:table-cell>
          <table:table-cell office:value-type="float" office:value="7.37" calcext:value-type="float">
            <text:p>7.37</text:p>
          </table:table-cell>
          <table:table-cell office:value-type="float" office:value="9.86" calcext:value-type="float">
            <text:p>9.86</text:p>
          </table:table-cell>
          <table:table-cell office:value-type="float" office:value="44.45" calcext:value-type="float">
            <text:p>44.45</text:p>
          </table:table-cell>
          <table:table-cell office:value-type="float" office:value="14.74" calcext:value-type="float">
            <text:p>14.74</text:p>
          </table:table-cell>
          <table:table-cell office:value-type="float" office:value="0.19" calcext:value-type="float">
            <text:p>0.19</text:p>
          </table:table-cell>
          <table:table-cell table:formula="of:=[.L26]*[.N26]" office:value-type="float" office:value="44.8191" calcext:value-type="float">
            <text:p>44.82</text:p>
          </table:table-cell>
          <table:table-cell office:value-type="float" office:value="235.89" calcext:value-type="float">
            <text:p>235.89</text:p>
          </table:table-cell>
          <table:table-cell office:value-type="float" office:value="20.1" calcext:value-type="float">
            <text:p>20.10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27];&quot;##.0&quot;);&quot;_&quot;;TEXT([.B27];&quot;##.0&quot;))" office:value-type="string" office:string-value="CFCHS_60.3_4.0" calcext:value-type="string">
            <text:p>CFCHS_60.3_4.0</text:p>
          </table:table-cell>
          <table:table-cell office:value-type="float" office:value="5.554" calcext:value-type="float">
            <text:p>5.554</text:p>
          </table:table-cell>
          <table:table-cell office:value-type="float" office:value="7.07" calcext:value-type="float">
            <text:p>7.07</text:p>
          </table:table-cell>
          <table:table-cell office:value-type="float" office:value="28.17" calcext:value-type="float">
            <text:p>28.17</text:p>
          </table:table-cell>
          <table:table-cell office:value-type="float" office:value="2" calcext:value-type="float">
            <text:p>2.00</text:p>
          </table:table-cell>
          <table:table-cell office:value-type="float" office:value="9.34" calcext:value-type="float">
            <text:p>9.34</text:p>
          </table:table-cell>
          <table:table-cell office:value-type="float" office:value="12.7" calcext:value-type="float">
            <text:p>12.70</text:p>
          </table:table-cell>
          <table:table-cell office:value-type="float" office:value="56.35" calcext:value-type="float">
            <text:p>56.35</text:p>
          </table:table-cell>
          <table:table-cell office:value-type="float" office:value="18.69" calcext:value-type="float">
            <text:p>18.69</text:p>
          </table:table-cell>
          <table:table-cell office:value-type="float" office:value="0.19" calcext:value-type="float">
            <text:p>0.19</text:p>
          </table:table-cell>
          <table:table-cell table:formula="of:=[.L27]*[.N27]" office:value-type="float" office:value="34.2114" calcext:value-type="float">
            <text:p>34.21</text:p>
          </table:table-cell>
          <table:table-cell office:value-type="float" office:value="180.06" calcext:value-type="float">
            <text:p>180.06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28];&quot;##.0&quot;);&quot;_&quot;;TEXT([.B28];&quot;##.0&quot;))" office:value-type="string" office:string-value="CFCHS_60.3_5.0" calcext:value-type="string">
            <text:p>CFCHS_60.3_5.0</text:p>
          </table:table-cell>
          <table:table-cell office:value-type="float" office:value="6.819" calcext:value-type="float">
            <text:p>6.819</text:p>
          </table:table-cell>
          <table:table-cell office:value-type="float" office:value="8.69" calcext:value-type="float">
            <text:p>8.69</text:p>
          </table:table-cell>
          <table:table-cell office:value-type="float" office:value="33.48" calcext:value-type="float">
            <text:p>33.48</text:p>
          </table:table-cell>
          <table:table-cell office:value-type="float" office:value="1.96" calcext:value-type="float">
            <text:p>1.96</text:p>
          </table:table-cell>
          <table:table-cell office:value-type="float" office:value="11.1" calcext:value-type="float">
            <text:p>11.10</text:p>
          </table:table-cell>
          <table:table-cell office:value-type="float" office:value="15.33" calcext:value-type="float">
            <text:p>15.33</text:p>
          </table:table-cell>
          <table:table-cell office:value-type="float" office:value="66.95" calcext:value-type="float">
            <text:p>66.95</text:p>
          </table:table-cell>
          <table:table-cell office:value-type="float" office:value="22.21" calcext:value-type="float">
            <text:p>22.21</text:p>
          </table:table-cell>
          <table:table-cell office:value-type="float" office:value="0.19" calcext:value-type="float">
            <text:p>0.19</text:p>
          </table:table-cell>
          <table:table-cell table:formula="of:=[.L28]*[.N28]" office:value-type="float" office:value="27.8635" calcext:value-type="float">
            <text:p>27.86</text:p>
          </table:table-cell>
          <table:table-cell office:value-type="float" office:value="146.65" calcext:value-type="float">
            <text:p>146.6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29];&quot;##.0&quot;);&quot;_&quot;;TEXT([.B29];&quot;##.0&quot;))" office:value-type="string" office:string-value="CFCHS_76.1_2.0" calcext:value-type="string">
            <text:p>CFCHS_76.1_2.0</text:p>
          </table:table-cell>
          <table:table-cell office:value-type="float" office:value="3.655" calcext:value-type="float">
            <text:p>3.655</text:p>
          </table:table-cell>
          <table:table-cell office:value-type="float" office:value="4.66" calcext:value-type="float">
            <text:p>4.66</text:p>
          </table:table-cell>
          <table:table-cell office:value-type="float" office:value="31.98" calcext:value-type="float">
            <text:p>31.98</text:p>
          </table:table-cell>
          <table:table-cell office:value-type="float" office:value="2.62" calcext:value-type="float">
            <text:p>2.62</text:p>
          </table:table-cell>
          <table:table-cell office:value-type="float" office:value="8.4" calcext:value-type="float">
            <text:p>8.40</text:p>
          </table:table-cell>
          <table:table-cell office:value-type="float" office:value="10.98" calcext:value-type="float">
            <text:p>10.98</text:p>
          </table:table-cell>
          <table:table-cell office:value-type="float" office:value="63.96" calcext:value-type="float">
            <text:p>63.96</text:p>
          </table:table-cell>
          <table:table-cell office:value-type="float" office:value="16.81" calcext:value-type="float">
            <text:p>16.81</text:p>
          </table:table-cell>
          <table:table-cell office:value-type="float" office:value="0.24" calcext:value-type="float">
            <text:p>0.24</text:p>
          </table:table-cell>
          <table:table-cell table:formula="of:=[.L29]*[.N29]" office:value-type="float" office:value="65.6664" calcext:value-type="float">
            <text:p>65.67</text:p>
          </table:table-cell>
          <table:table-cell office:value-type="float" office:value="273.61" calcext:value-type="float">
            <text:p>273.61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30];&quot;##.0&quot;);&quot;_&quot;;TEXT([.B30];&quot;##.0&quot;))" office:value-type="string" office:string-value="CFCHS_76.1_2.5" calcext:value-type="string">
            <text:p>CFCHS_76.1_2.5</text:p>
          </table:table-cell>
          <table:table-cell office:value-type="float" office:value="4.538" calcext:value-type="float">
            <text:p>4.538</text:p>
          </table:table-cell>
          <table:table-cell office:value-type="float" office:value="5.78" calcext:value-type="float">
            <text:p>5.78</text:p>
          </table:table-cell>
          <table:table-cell office:value-type="float" office:value="39.19" calcext:value-type="float">
            <text:p>39.19</text:p>
          </table:table-cell>
          <table:table-cell office:value-type="float" office:value="2.6" calcext:value-type="float">
            <text:p>2.60</text:p>
          </table:table-cell>
          <table:table-cell office:value-type="float" office:value="10.3" calcext:value-type="float">
            <text:p>10.30</text:p>
          </table:table-cell>
          <table:table-cell office:value-type="float" office:value="13.55" calcext:value-type="float">
            <text:p>13.55</text:p>
          </table:table-cell>
          <table:table-cell office:value-type="float" office:value="78.37" calcext:value-type="float">
            <text:p>78.37</text:p>
          </table:table-cell>
          <table:table-cell office:value-type="float" office:value="20.6" calcext:value-type="float">
            <text:p>20.60</text:p>
          </table:table-cell>
          <table:table-cell office:value-type="float" office:value="0.24" calcext:value-type="float">
            <text:p>0.24</text:p>
          </table:table-cell>
          <table:table-cell table:formula="of:=[.L30]*[.N30]" office:value-type="float" office:value="52.8912" calcext:value-type="float">
            <text:p>52.89</text:p>
          </table:table-cell>
          <table:table-cell office:value-type="float" office:value="220.38" calcext:value-type="float">
            <text:p>220.38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31];&quot;##.0&quot;);&quot;_&quot;;TEXT([.B31];&quot;##.0&quot;))" office:value-type="string" office:string-value="CFCHS_76.1_3.0" calcext:value-type="string">
            <text:p>CFCHS_76.1_3.0</text:p>
          </table:table-cell>
          <table:table-cell office:value-type="float" office:value="5.408" calcext:value-type="float">
            <text:p>5.408</text:p>
          </table:table-cell>
          <table:table-cell office:value-type="float" office:value="6.89" calcext:value-type="float">
            <text:p>6.89</text:p>
          </table:table-cell>
          <table:table-cell office:value-type="float" office:value="46.1" calcext:value-type="float">
            <text:p>46.10</text:p>
          </table:table-cell>
          <table:table-cell office:value-type="float" office:value="2.59" calcext:value-type="float">
            <text:p>2.59</text:p>
          </table:table-cell>
          <table:table-cell office:value-type="float" office:value="12.11" calcext:value-type="float">
            <text:p>12.11</text:p>
          </table:table-cell>
          <table:table-cell office:value-type="float" office:value="16.04" calcext:value-type="float">
            <text:p>16.04</text:p>
          </table:table-cell>
          <table:table-cell office:value-type="float" office:value="92.19" calcext:value-type="float">
            <text:p>92.19</text:p>
          </table:table-cell>
          <table:table-cell office:value-type="float" office:value="24.23" calcext:value-type="float">
            <text:p>24.23</text:p>
          </table:table-cell>
          <table:table-cell office:value-type="float" office:value="0.24" calcext:value-type="float">
            <text:p>0.24</text:p>
          </table:table-cell>
          <table:table-cell table:formula="of:=[.L31]*[.N31]" office:value-type="float" office:value="44.376" calcext:value-type="float">
            <text:p>44.38</text:p>
          </table:table-cell>
          <table:table-cell office:value-type="float" office:value="184.9" calcext:value-type="float">
            <text:p>184.90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32];&quot;##.0&quot;);&quot;_&quot;;TEXT([.B32];&quot;##.0&quot;))" office:value-type="string" office:string-value="CFCHS_76.1_4.0" calcext:value-type="string">
            <text:p>CFCHS_76.1_4.0</text:p>
          </table:table-cell>
          <table:table-cell office:value-type="float" office:value="7.112" calcext:value-type="float">
            <text:p>7.112</text:p>
          </table:table-cell>
          <table:table-cell office:value-type="float" office:value="9.06" calcext:value-type="float">
            <text:p>9.06</text:p>
          </table:table-cell>
          <table:table-cell office:value-type="float" office:value="59.06" calcext:value-type="float">
            <text:p>59.06</text:p>
          </table:table-cell>
          <table:table-cell office:value-type="float" office:value="2.55" calcext:value-type="float">
            <text:p>2.55</text:p>
          </table:table-cell>
          <table:table-cell office:value-type="float" office:value="15.52" calcext:value-type="float">
            <text:p>15.52</text:p>
          </table:table-cell>
          <table:table-cell office:value-type="float" office:value="20.81" calcext:value-type="float">
            <text:p>20.81</text:p>
          </table:table-cell>
          <table:table-cell office:value-type="float" office:value="118.11" calcext:value-type="float">
            <text:p>118.11</text:p>
          </table:table-cell>
          <table:table-cell office:value-type="float" office:value="31.04" calcext:value-type="float">
            <text:p>31.04</text:p>
          </table:table-cell>
          <table:table-cell office:value-type="float" office:value="0.24" calcext:value-type="float">
            <text:p>0.24</text:p>
          </table:table-cell>
          <table:table-cell table:formula="of:=[.L32]*[.N32]" office:value-type="float" office:value="33.744" calcext:value-type="float">
            <text:p>33.74</text:p>
          </table:table-cell>
          <table:table-cell office:value-type="float" office:value="140.6" calcext:value-type="float">
            <text:p>140.60</text:p>
          </table:table-cell>
          <table:table-cell office:value-type="float" office:value="19.03" calcext:value-type="float">
            <text:p>19.03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33];&quot;##.0&quot;);&quot;_&quot;;TEXT([.B33];&quot;##.0&quot;))" office:value-type="string" office:string-value="CFCHS_76.1_5.0" calcext:value-type="string">
            <text:p>CFCHS_76.1_5.0</text:p>
          </table:table-cell>
          <table:table-cell office:value-type="float" office:value="8.767" calcext:value-type="float">
            <text:p>8.767</text:p>
          </table:table-cell>
          <table:table-cell office:value-type="float" office:value="11.17" calcext:value-type="float">
            <text:p>11.17</text:p>
          </table:table-cell>
          <table:table-cell office:value-type="float" office:value="70.92" calcext:value-type="float">
            <text:p>70.92</text:p>
          </table:table-cell>
          <table:table-cell office:value-type="float" office:value="2.52" calcext:value-type="float">
            <text:p>2.52</text:p>
          </table:table-cell>
          <table:table-cell office:value-type="float" office:value="18.64" calcext:value-type="float">
            <text:p>18.64</text:p>
          </table:table-cell>
          <table:table-cell office:value-type="float" office:value="25.32" calcext:value-type="float">
            <text:p>25.32</text:p>
          </table:table-cell>
          <table:table-cell office:value-type="float" office:value="141.84" calcext:value-type="float">
            <text:p>141.84</text:p>
          </table:table-cell>
          <table:table-cell office:value-type="float" office:value="37.28" calcext:value-type="float">
            <text:p>37.28</text:p>
          </table:table-cell>
          <table:table-cell office:value-type="float" office:value="0.24" calcext:value-type="float">
            <text:p>0.24</text:p>
          </table:table-cell>
          <table:table-cell table:formula="of:=[.L33]*[.N33]" office:value-type="float" office:value="27.3744" calcext:value-type="float">
            <text:p>27.37</text:p>
          </table:table-cell>
          <table:table-cell office:value-type="float" office:value="114.06" calcext:value-type="float">
            <text:p>114.06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34];&quot;##.0&quot;);&quot;_&quot;;TEXT([.B34];&quot;##.0&quot;))" office:value-type="string" office:string-value="CFCHS_76.1_6.0" calcext:value-type="string">
            <text:p>CFCHS_76.1_6.0</text:p>
          </table:table-cell>
          <table:table-cell office:value-type="float" office:value="10.373" calcext:value-type="float">
            <text:p>10.373</text:p>
          </table:table-cell>
          <table:table-cell office:value-type="float" office:value="13.21" calcext:value-type="float">
            <text:p>13.21</text:p>
          </table:table-cell>
          <table:table-cell office:value-type="float" office:value="81.76" calcext:value-type="float">
            <text:p>81.76</text:p>
          </table:table-cell>
          <table:table-cell office:value-type="float" office:value="2.49" calcext:value-type="float">
            <text:p>2.49</text:p>
          </table:table-cell>
          <table:table-cell office:value-type="float" office:value="21.49" calcext:value-type="float">
            <text:p>21.49</text:p>
          </table:table-cell>
          <table:table-cell office:value-type="float" office:value="29.56" calcext:value-type="float">
            <text:p>29.56</text:p>
          </table:table-cell>
          <table:table-cell office:value-type="float" office:value="163.52" calcext:value-type="float">
            <text:p>163.52</text:p>
          </table:table-cell>
          <table:table-cell office:value-type="float" office:value="42.97" calcext:value-type="float">
            <text:p>42.97</text:p>
          </table:table-cell>
          <table:table-cell office:value-type="float" office:value="0.24" calcext:value-type="float">
            <text:p>0.24</text:p>
          </table:table-cell>
          <table:table-cell table:formula="of:=[.L34]*[.N34]" office:value-type="float" office:value="23.1384" calcext:value-type="float">
            <text:p>23.14</text:p>
          </table:table-cell>
          <table:table-cell office:value-type="float" office:value="96.41" calcext:value-type="float">
            <text:p>96.4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35];&quot;##.0&quot;);&quot;_&quot;;TEXT([.B35];&quot;##.0&quot;))" office:value-type="string" office:string-value="CFCHS_76.1_6.3" calcext:value-type="string">
            <text:p>CFCHS_76.1_6.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3.81" calcext:value-type="float">
            <text:p>13.81</text:p>
          </table:table-cell>
          <table:table-cell office:value-type="float" office:value="84.82" calcext:value-type="float">
            <text:p>84.82</text:p>
          </table:table-cell>
          <table:table-cell office:value-type="float" office:value="2.48" calcext:value-type="float">
            <text:p>2.48</text:p>
          </table:table-cell>
          <table:table-cell office:value-type="float" office:value="22.29" calcext:value-type="float">
            <text:p>22.29</text:p>
          </table:table-cell>
          <table:table-cell office:value-type="float" office:value="30.78" calcext:value-type="float">
            <text:p>30.78</text:p>
          </table:table-cell>
          <table:table-cell office:value-type="float" office:value="169.64" calcext:value-type="float">
            <text:p>169.64</text:p>
          </table:table-cell>
          <table:table-cell office:value-type="float" office:value="44.58" calcext:value-type="float">
            <text:p>44.58</text:p>
          </table:table-cell>
          <table:table-cell office:value-type="float" office:value="0.24" calcext:value-type="float">
            <text:p>0.24</text:p>
          </table:table-cell>
          <table:table-cell table:formula="of:=[.L35]*[.N35]" office:value-type="float" office:value="22.1304" calcext:value-type="float">
            <text:p>22.13</text:p>
          </table:table-cell>
          <table:table-cell office:value-type="float" office:value="92.21" calcext:value-type="float">
            <text:p>92.21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36];&quot;##.0&quot;);&quot;_&quot;;TEXT([.B36];&quot;##.0&quot;))" office:value-type="string" office:string-value="CFCHS_88.9_2.0" calcext:value-type="string">
            <text:p>CFCHS_88.9_2.0</text:p>
          </table:table-cell>
          <table:table-cell office:value-type="float" office:value="4.286" calcext:value-type="float">
            <text:p>4.286</text:p>
          </table:table-cell>
          <table:table-cell office:value-type="float" office:value="5.46" calcext:value-type="float">
            <text:p>5.46</text:p>
          </table:table-cell>
          <table:table-cell office:value-type="float" office:value="51.57" calcext:value-type="float">
            <text:p>51.57</text:p>
          </table:table-cell>
          <table:table-cell office:value-type="float" office:value="3.07" calcext:value-type="float">
            <text:p>3.07</text:p>
          </table:table-cell>
          <table:table-cell office:value-type="float" office:value="11.6" calcext:value-type="float">
            <text:p>11.60</text:p>
          </table:table-cell>
          <table:table-cell office:value-type="float" office:value="15.11" calcext:value-type="float">
            <text:p>15.11</text:p>
          </table:table-cell>
          <table:table-cell office:value-type="float" office:value="103.14" calcext:value-type="float">
            <text:p>103.14</text:p>
          </table:table-cell>
          <table:table-cell office:value-type="float" office:value="23.2" calcext:value-type="float">
            <text:p>23.20</text:p>
          </table:table-cell>
          <table:table-cell office:value-type="float" office:value="0.28" calcext:value-type="float">
            <text:p>0.28</text:p>
          </table:table-cell>
          <table:table-cell table:formula="of:=[.L36]*[.N36]" office:value-type="float" office:value="65.3268" calcext:value-type="float">
            <text:p>65.33</text:p>
          </table:table-cell>
          <table:table-cell office:value-type="float" office:value="233.31" calcext:value-type="float">
            <text:p>233.31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37];&quot;##.0&quot;);&quot;_&quot;;TEXT([.B37];&quot;##.0&quot;))" office:value-type="string" office:string-value="CFCHS_88.9_2.5" calcext:value-type="string">
            <text:p>CFCHS_88.9_2.5</text:p>
          </table:table-cell>
          <table:table-cell office:value-type="float" office:value="5.327" calcext:value-type="float">
            <text:p>5.327</text:p>
          </table:table-cell>
          <table:table-cell office:value-type="float" office:value="6.79" calcext:value-type="float">
            <text:p>6.79</text:p>
          </table:table-cell>
          <table:table-cell office:value-type="float" office:value="63.37" calcext:value-type="float">
            <text:p>63.37</text:p>
          </table:table-cell>
          <table:table-cell office:value-type="float" office:value="3.06" calcext:value-type="float">
            <text:p>3.06</text:p>
          </table:table-cell>
          <table:table-cell office:value-type="float" office:value="14.26" calcext:value-type="float">
            <text:p>14.26</text:p>
          </table:table-cell>
          <table:table-cell office:value-type="float" office:value="18.67" calcext:value-type="float">
            <text:p>18.67</text:p>
          </table:table-cell>
          <table:table-cell office:value-type="float" office:value="126.75" calcext:value-type="float">
            <text:p>126.75</text:p>
          </table:table-cell>
          <table:table-cell office:value-type="float" office:value="28.51" calcext:value-type="float">
            <text:p>28.51</text:p>
          </table:table-cell>
          <table:table-cell office:value-type="float" office:value="0.28" calcext:value-type="float">
            <text:p>0.28</text:p>
          </table:table-cell>
          <table:table-cell table:formula="of:=[.L37]*[.N37]" office:value-type="float" office:value="52.5644" calcext:value-type="float">
            <text:p>52.56</text:p>
          </table:table-cell>
          <table:table-cell office:value-type="float" office:value="187.73" calcext:value-type="float">
            <text:p>187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38];&quot;##.0&quot;);&quot;_&quot;;TEXT([.B38];&quot;##.0&quot;))" office:value-type="string" office:string-value="CFCHS_88.9_3.0" calcext:value-type="string">
            <text:p>CFCHS_88.9_3.0</text:p>
          </table:table-cell>
          <table:table-cell office:value-type="float" office:value="6.355" calcext:value-type="float">
            <text:p>6.355</text:p>
          </table:table-cell>
          <table:table-cell office:value-type="float" office:value="8.1" calcext:value-type="float">
            <text:p>8.10</text:p>
          </table:table-cell>
          <table:table-cell office:value-type="float" office:value="74.76" calcext:value-type="float">
            <text:p>74.76</text:p>
          </table:table-cell>
          <table:table-cell office:value-type="float" office:value="3.04" calcext:value-type="float">
            <text:p>3.04</text:p>
          </table:table-cell>
          <table:table-cell office:value-type="float" office:value="16.82" calcext:value-type="float">
            <text:p>16.82</text:p>
          </table:table-cell>
          <table:table-cell office:value-type="float" office:value="22.15" calcext:value-type="float">
            <text:p>22.15</text:p>
          </table:table-cell>
          <table:table-cell office:value-type="float" office:value="149.53" calcext:value-type="float">
            <text:p>149.53</text:p>
          </table:table-cell>
          <table:table-cell office:value-type="float" office:value="33.64" calcext:value-type="float">
            <text:p>33.64</text:p>
          </table:table-cell>
          <table:table-cell office:value-type="float" office:value="0.28" calcext:value-type="float">
            <text:p>0.28</text:p>
          </table:table-cell>
          <table:table-cell table:formula="of:=[.L38]*[.N38]" office:value-type="float" office:value="44.058" calcext:value-type="float">
            <text:p>44.06</text:p>
          </table:table-cell>
          <table:table-cell office:value-type="float" office:value="157.35" calcext:value-type="float">
            <text:p>157.35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39];&quot;##.0&quot;);&quot;_&quot;;TEXT([.B39];&quot;##.0&quot;))" office:value-type="string" office:string-value="CFCHS_88.9_4.0" calcext:value-type="string">
            <text:p>CFCHS_88.9_4.0</text:p>
          </table:table-cell>
          <table:table-cell office:value-type="float" office:value="8.375" calcext:value-type="float">
            <text:p>8.375</text:p>
          </table:table-cell>
          <table:table-cell office:value-type="float" office:value="10.67" calcext:value-type="float">
            <text:p>10.67</text:p>
          </table:table-cell>
          <table:table-cell office:value-type="float" office:value="96.34" calcext:value-type="float">
            <text:p>96.34</text:p>
          </table:table-cell>
          <table:table-cell office:value-type="float" office:value="3" calcext:value-type="float">
            <text:p>3.00</text:p>
          </table:table-cell>
          <table:table-cell office:value-type="float" office:value="21.67" calcext:value-type="float">
            <text:p>21.67</text:p>
          </table:table-cell>
          <table:table-cell office:value-type="float" office:value="28.85" calcext:value-type="float">
            <text:p>28.85</text:p>
          </table:table-cell>
          <table:table-cell office:value-type="float" office:value="192.68" calcext:value-type="float">
            <text:p>192.68</text:p>
          </table:table-cell>
          <table:table-cell office:value-type="float" office:value="43.35" calcext:value-type="float">
            <text:p>43.35</text:p>
          </table:table-cell>
          <table:table-cell office:value-type="float" office:value="0.28" calcext:value-type="float">
            <text:p>0.28</text:p>
          </table:table-cell>
          <table:table-cell table:formula="of:=[.L39]*[.N39]" office:value-type="float" office:value="33.432" calcext:value-type="float">
            <text:p>33.43</text:p>
          </table:table-cell>
          <table:table-cell office:value-type="float" office:value="119.4" calcext:value-type="float">
            <text:p>119.40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40];&quot;##.0&quot;);&quot;_&quot;;TEXT([.B40];&quot;##.0&quot;))" office:value-type="string" office:string-value="CFCHS_88.9_5.0" calcext:value-type="string">
            <text:p>CFCHS_88.9_5.0</text:p>
          </table:table-cell>
          <table:table-cell office:value-type="float" office:value="10.346" calcext:value-type="float">
            <text:p>10.346</text:p>
          </table:table-cell>
          <table:table-cell office:value-type="float" office:value="13.18" calcext:value-type="float">
            <text:p>13.18</text:p>
          </table:table-cell>
          <table:table-cell office:value-type="float" office:value="116.37" calcext:value-type="float">
            <text:p>116.37</text:p>
          </table:table-cell>
          <table:table-cell office:value-type="float" office:value="2.97" calcext:value-type="float">
            <text:p>2.97</text:p>
          </table:table-cell>
          <table:table-cell office:value-type="float" office:value="26.18" calcext:value-type="float">
            <text:p>26.18</text:p>
          </table:table-cell>
          <table:table-cell office:value-type="float" office:value="35.24" calcext:value-type="float">
            <text:p>35.24</text:p>
          </table:table-cell>
          <table:table-cell office:value-type="float" office:value="232.75" calcext:value-type="float">
            <text:p>232.75</text:p>
          </table:table-cell>
          <table:table-cell office:value-type="float" office:value="52.36" calcext:value-type="float">
            <text:p>52.36</text:p>
          </table:table-cell>
          <table:table-cell office:value-type="float" office:value="0.28" calcext:value-type="float">
            <text:p>0.28</text:p>
          </table:table-cell>
          <table:table-cell table:formula="of:=[.L40]*[.N40]" office:value-type="float" office:value="27.0648" calcext:value-type="float">
            <text:p>27.06</text:p>
          </table:table-cell>
          <table:table-cell office:value-type="float" office:value="96.66" calcext:value-type="float">
            <text:p>96.66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41];&quot;##.0&quot;);&quot;_&quot;;TEXT([.B41];&quot;##.0&quot;))" office:value-type="string" office:string-value="CFCHS_88.9_6.0" calcext:value-type="string">
            <text:p>CFCHS_88.9_6.0</text:p>
          </table:table-cell>
          <table:table-cell office:value-type="float" office:value="12.267" calcext:value-type="float">
            <text:p>12.267</text:p>
          </table:table-cell>
          <table:table-cell office:value-type="float" office:value="15.63" calcext:value-type="float">
            <text:p>15.63</text:p>
          </table:table-cell>
          <table:table-cell office:value-type="float" office:value="134.94" calcext:value-type="float">
            <text:p>134.94</text:p>
          </table:table-cell>
          <table:table-cell office:value-type="float" office:value="2.94" calcext:value-type="float">
            <text:p>2.94</text:p>
          </table:table-cell>
          <table:table-cell office:value-type="float" office:value="30.36" calcext:value-type="float">
            <text:p>30.36</text:p>
          </table:table-cell>
          <table:table-cell office:value-type="float" office:value="41.31" calcext:value-type="float">
            <text:p>41.31</text:p>
          </table:table-cell>
          <table:table-cell office:value-type="float" office:value="269.88" calcext:value-type="float">
            <text:p>269.88</text:p>
          </table:table-cell>
          <table:table-cell office:value-type="float" office:value="60.72" calcext:value-type="float">
            <text:p>60.72</text:p>
          </table:table-cell>
          <table:table-cell office:value-type="float" office:value="0.28" calcext:value-type="float">
            <text:p>0.28</text:p>
          </table:table-cell>
          <table:table-cell table:formula="of:=[.L41]*[.N41]" office:value-type="float" office:value="22.8256" calcext:value-type="float">
            <text:p>22.83</text:p>
          </table:table-cell>
          <table:table-cell office:value-type="float" office:value="81.52" calcext:value-type="float">
            <text:p>81.52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42];&quot;##.0&quot;);&quot;_&quot;;TEXT([.B42];&quot;##.0&quot;))" office:value-type="string" office:string-value="CFCHS_88.9_6.3" calcext:value-type="string">
            <text:p>CFCHS_88.9_6.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6.35" calcext:value-type="float">
            <text:p>16.35</text:p>
          </table:table-cell>
          <table:table-cell office:value-type="float" office:value="140.24" calcext:value-type="float">
            <text:p>140.24</text:p>
          </table:table-cell>
          <table:table-cell office:value-type="float" office:value="2.93" calcext:value-type="float">
            <text:p>2.93</text:p>
          </table:table-cell>
          <table:table-cell office:value-type="float" office:value="31.55" calcext:value-type="float">
            <text:p>31.55</text:p>
          </table:table-cell>
          <table:table-cell office:value-type="float" office:value="43.07" calcext:value-type="float">
            <text:p>43.07</text:p>
          </table:table-cell>
          <table:table-cell office:value-type="float" office:value="280.47" calcext:value-type="float">
            <text:p>280.47</text:p>
          </table:table-cell>
          <table:table-cell office:value-type="float" office:value="63.1" calcext:value-type="float">
            <text:p>63.10</text:p>
          </table:table-cell>
          <table:table-cell office:value-type="float" office:value="0.28" calcext:value-type="float">
            <text:p>0.28</text:p>
          </table:table-cell>
          <table:table-cell table:formula="of:=[.L42]*[.N42]" office:value-type="float" office:value="21.8176" calcext:value-type="float">
            <text:p>21.82</text:p>
          </table:table-cell>
          <table:table-cell office:value-type="float" office:value="77.92" calcext:value-type="float">
            <text:p>77.92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43];&quot;##.0&quot;);&quot;_&quot;;TEXT([.B43];&quot;##.0&quot;))" office:value-type="string" office:string-value="CFCHS_101.6_2.0" calcext:value-type="string">
            <text:p>CFCHS_101.6_2.0</text:p>
          </table:table-cell>
          <table:table-cell office:value-type="float" office:value="4.913" calcext:value-type="float">
            <text:p>4.913</text:p>
          </table:table-cell>
          <table:table-cell office:value-type="float" office:value="6.26" calcext:value-type="float">
            <text:p>6.26</text:p>
          </table:table-cell>
          <table:table-cell office:value-type="float" office:value="77.63" calcext:value-type="float">
            <text:p>77.63</text:p>
          </table:table-cell>
          <table:table-cell office:value-type="float" office:value="3.52" calcext:value-type="float">
            <text:p>3.52</text:p>
          </table:table-cell>
          <table:table-cell office:value-type="float" office:value="15.28" calcext:value-type="float">
            <text:p>15.28</text:p>
          </table:table-cell>
          <table:table-cell office:value-type="float" office:value="19.84" calcext:value-type="float">
            <text:p>19.84</text:p>
          </table:table-cell>
          <table:table-cell office:value-type="float" office:value="155.26" calcext:value-type="float">
            <text:p>155.26</text:p>
          </table:table-cell>
          <table:table-cell office:value-type="float" office:value="30.56" calcext:value-type="float">
            <text:p>30.56</text:p>
          </table:table-cell>
          <table:table-cell office:value-type="float" office:value="0.32" calcext:value-type="float">
            <text:p>0.32</text:p>
          </table:table-cell>
          <table:table-cell table:formula="of:=[.L43]*[.N43]" office:value-type="float" office:value="65.1392" calcext:value-type="float">
            <text:p>65.14</text:p>
          </table:table-cell>
          <table:table-cell office:value-type="float" office:value="203.56" calcext:value-type="float">
            <text:p>203.56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44];&quot;##.0&quot;);&quot;_&quot;;TEXT([.B44];&quot;##.0&quot;))" office:value-type="string" office:string-value="CFCHS_101.6_2.5" calcext:value-type="string">
            <text:p>CFCHS_101.6_2.5</text:p>
          </table:table-cell>
          <table:table-cell office:value-type="float" office:value="6.11" calcext:value-type="float">
            <text:p>6.110</text:p>
          </table:table-cell>
          <table:table-cell office:value-type="float" office:value="7.78" calcext:value-type="float">
            <text:p>7.78</text:p>
          </table:table-cell>
          <table:table-cell office:value-type="float" office:value="95.61" calcext:value-type="float">
            <text:p>95.61</text:p>
          </table:table-cell>
          <table:table-cell office:value-type="float" office:value="3.5" calcext:value-type="float">
            <text:p>3.50</text:p>
          </table:table-cell>
          <table:table-cell office:value-type="float" office:value="18.82" calcext:value-type="float">
            <text:p>18.82</text:p>
          </table:table-cell>
          <table:table-cell office:value-type="float" office:value="24.56" calcext:value-type="float">
            <text:p>24.56</text:p>
          </table:table-cell>
          <table:table-cell office:value-type="float" office:value="191.22" calcext:value-type="float">
            <text:p>191.22</text:p>
          </table:table-cell>
          <table:table-cell office:value-type="float" office:value="37.64" calcext:value-type="float">
            <text:p>37.64</text:p>
          </table:table-cell>
          <table:table-cell office:value-type="float" office:value="0.32" calcext:value-type="float">
            <text:p>0.32</text:p>
          </table:table-cell>
          <table:table-cell table:formula="of:=[.L44]*[.N44]" office:value-type="float" office:value="52.3744" calcext:value-type="float">
            <text:p>52.37</text:p>
          </table:table-cell>
          <table:table-cell office:value-type="float" office:value="163.67" calcext:value-type="float">
            <text:p>163.67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45];&quot;##.0&quot;);&quot;_&quot;;TEXT([.B45];&quot;##.0&quot;))" office:value-type="string" office:string-value="CFCHS_101.6_3.0" calcext:value-type="string">
            <text:p>CFCHS_101.6_3.0</text:p>
          </table:table-cell>
          <table:table-cell office:value-type="float" office:value="7.295" calcext:value-type="float">
            <text:p>7.295</text:p>
          </table:table-cell>
          <table:table-cell office:value-type="float" office:value="9.29" calcext:value-type="float">
            <text:p>9.29</text:p>
          </table:table-cell>
          <table:table-cell office:value-type="float" office:value="113.04" calcext:value-type="float">
            <text:p>113.04</text:p>
          </table:table-cell>
          <table:table-cell office:value-type="float" office:value="3.49" calcext:value-type="float">
            <text:p>3.49</text:p>
          </table:table-cell>
          <table:table-cell office:value-type="float" office:value="22.25" calcext:value-type="float">
            <text:p>22.25</text:p>
          </table:table-cell>
          <table:table-cell office:value-type="float" office:value="29.17" calcext:value-type="float">
            <text:p>29.17</text:p>
          </table:table-cell>
          <table:table-cell office:value-type="float" office:value="226.07" calcext:value-type="float">
            <text:p>226.07</text:p>
          </table:table-cell>
          <table:table-cell office:value-type="float" office:value="44.5" calcext:value-type="float">
            <text:p>44.50</text:p>
          </table:table-cell>
          <table:table-cell office:value-type="float" office:value="0.32" calcext:value-type="float">
            <text:p>0.32</text:p>
          </table:table-cell>
          <table:table-cell table:formula="of:=[.L45]*[.N45]" office:value-type="float" office:value="43.8656" calcext:value-type="float">
            <text:p>43.87</text:p>
          </table:table-cell>
          <table:table-cell office:value-type="float" office:value="137.08" calcext:value-type="float">
            <text:p>137.08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46];&quot;##.0&quot;);&quot;_&quot;;TEXT([.B46];&quot;##.0&quot;))" office:value-type="string" office:string-value="CFCHS_101.6_4.0" calcext:value-type="string">
            <text:p>CFCHS_101.6_4.0</text:p>
          </table:table-cell>
          <table:table-cell office:value-type="float" office:value="9.628" calcext:value-type="float">
            <text:p>9.628</text:p>
          </table:table-cell>
          <table:table-cell office:value-type="float" office:value="12.26" calcext:value-type="float">
            <text:p>12.26</text:p>
          </table:table-cell>
          <table:table-cell office:value-type="float" office:value="146.28" calcext:value-type="float">
            <text:p>146.28</text:p>
          </table:table-cell>
          <table:table-cell office:value-type="float" office:value="3.45" calcext:value-type="float">
            <text:p>3.45</text:p>
          </table:table-cell>
          <table:table-cell office:value-type="float" office:value="28.8" calcext:value-type="float">
            <text:p>28.80</text:p>
          </table:table-cell>
          <table:table-cell office:value-type="float" office:value="38.12" calcext:value-type="float">
            <text:p>38.12</text:p>
          </table:table-cell>
          <table:table-cell office:value-type="float" office:value="292.57" calcext:value-type="float">
            <text:p>292.57</text:p>
          </table:table-cell>
          <table:table-cell office:value-type="float" office:value="57.59" calcext:value-type="float">
            <text:p>57.59</text:p>
          </table:table-cell>
          <table:table-cell office:value-type="float" office:value="0.32" calcext:value-type="float">
            <text:p>0.32</text:p>
          </table:table-cell>
          <table:table-cell table:formula="of:=[.L46]*[.N46]" office:value-type="float" office:value="33.2384" calcext:value-type="float">
            <text:p>33.24</text:p>
          </table:table-cell>
          <table:table-cell office:value-type="float" office:value="103.87" calcext:value-type="float">
            <text:p>103.87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47];&quot;##.0&quot;);&quot;_&quot;;TEXT([.B47];&quot;##.0&quot;))" office:value-type="string" office:string-value="CFCHS_101.6_5.0" calcext:value-type="string">
            <text:p>CFCHS_101.6_5.0</text:p>
          </table:table-cell>
          <table:table-cell office:value-type="float" office:value="11.912" calcext:value-type="float">
            <text:p>11.912</text:p>
          </table:table-cell>
          <table:table-cell office:value-type="float" office:value="15.17" calcext:value-type="float">
            <text:p>15.17</text:p>
          </table:table-cell>
          <table:table-cell office:value-type="float" office:value="177.47" calcext:value-type="float">
            <text:p>177.47</text:p>
          </table:table-cell>
          <table:table-cell office:value-type="float" office:value="3.42" calcext:value-type="float">
            <text:p>3.42</text:p>
          </table:table-cell>
          <table:table-cell office:value-type="float" office:value="34.93" calcext:value-type="float">
            <text:p>34.93</text:p>
          </table:table-cell>
          <table:table-cell office:value-type="float" office:value="46.7" calcext:value-type="float">
            <text:p>46.70</text:p>
          </table:table-cell>
          <table:table-cell office:value-type="float" office:value="354.94" calcext:value-type="float">
            <text:p>354.94</text:p>
          </table:table-cell>
          <table:table-cell office:value-type="float" office:value="69.87" calcext:value-type="float">
            <text:p>69.87</text:p>
          </table:table-cell>
          <table:table-cell office:value-type="float" office:value="0.32" calcext:value-type="float">
            <text:p>0.32</text:p>
          </table:table-cell>
          <table:table-cell table:formula="of:=[.L47]*[.N47]" office:value-type="float" office:value="26.864" calcext:value-type="float">
            <text:p>26.86</text:p>
          </table:table-cell>
          <table:table-cell office:value-type="float" office:value="83.95" calcext:value-type="float">
            <text:p>83.95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48];&quot;##.0&quot;);&quot;_&quot;;TEXT([.B48];&quot;##.0&quot;))" office:value-type="string" office:string-value="CFCHS_101.6_6.0" calcext:value-type="string">
            <text:p>CFCHS_101.6_6.0</text:p>
          </table:table-cell>
          <table:table-cell office:value-type="float" office:value="14.146" calcext:value-type="float">
            <text:p>14.146</text:p>
          </table:table-cell>
          <table:table-cell office:value-type="float" office:value="18.02" calcext:value-type="float">
            <text:p>18.02</text:p>
          </table:table-cell>
          <table:table-cell office:value-type="float" office:value="206.68" calcext:value-type="float">
            <text:p>206.68</text:p>
          </table:table-cell>
          <table:table-cell office:value-type="float" office:value="3.39" calcext:value-type="float">
            <text:p>3.39</text:p>
          </table:table-cell>
          <table:table-cell office:value-type="float" office:value="40.68" calcext:value-type="float">
            <text:p>40.68</text:p>
          </table:table-cell>
          <table:table-cell office:value-type="float" office:value="54.91" calcext:value-type="float">
            <text:p>54.91</text:p>
          </table:table-cell>
          <table:table-cell office:value-type="float" office:value="413.35" calcext:value-type="float">
            <text:p>413.35</text:p>
          </table:table-cell>
          <table:table-cell office:value-type="float" office:value="81.37" calcext:value-type="float">
            <text:p>81.37</text:p>
          </table:table-cell>
          <table:table-cell office:value-type="float" office:value="0.32" calcext:value-type="float">
            <text:p>0.32</text:p>
          </table:table-cell>
          <table:table-cell table:formula="of:=[.L48]*[.N48]" office:value-type="float" office:value="22.6208" calcext:value-type="float">
            <text:p>22.62</text:p>
          </table:table-cell>
          <table:table-cell office:value-type="float" office:value="70.69" calcext:value-type="float">
            <text:p>70.6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49];&quot;##.0&quot;);&quot;_&quot;;TEXT([.B49];&quot;##.0&quot;))" office:value-type="string" office:string-value="CFCHS_101.6_6.3" calcext:value-type="string">
            <text:p>CFCHS_101.6_6.3</text:p>
          </table:table-cell>
          <table:table-cell office:value-type="float" office:value="14.807" calcext:value-type="float">
            <text:p>14.807</text:p>
          </table:table-cell>
          <table:table-cell office:value-type="float" office:value="18.86" calcext:value-type="float">
            <text:p>18.86</text:p>
          </table:table-cell>
          <table:table-cell office:value-type="float" office:value="215.07" calcext:value-type="float">
            <text:p>215.07</text:p>
          </table:table-cell>
          <table:table-cell office:value-type="float" office:value="3.38" calcext:value-type="float">
            <text:p>3.38</text:p>
          </table:table-cell>
          <table:table-cell office:value-type="float" office:value="42.34" calcext:value-type="float">
            <text:p>42.34</text:p>
          </table:table-cell>
          <table:table-cell office:value-type="float" office:value="57.3" calcext:value-type="float">
            <text:p>57.30</text:p>
          </table:table-cell>
          <table:table-cell office:value-type="float" office:value="430.13" calcext:value-type="float">
            <text:p>430.13</text:p>
          </table:table-cell>
          <table:table-cell office:value-type="float" office:value="84.67" calcext:value-type="float">
            <text:p>84.67</text:p>
          </table:table-cell>
          <table:table-cell office:value-type="float" office:value="0.32" calcext:value-type="float">
            <text:p>0.32</text:p>
          </table:table-cell>
          <table:table-cell table:formula="of:=[.L49]*[.N49]" office:value-type="float" office:value="21.6128" calcext:value-type="float">
            <text:p>21.61</text:p>
          </table:table-cell>
          <table:table-cell office:value-type="float" office:value="67.54" calcext:value-type="float">
            <text:p>67.54</text:p>
          </table:table-cell>
          <table:table-cell office:value-type="float" office:value="16.13" calcext:value-type="float">
            <text:p>16.13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50];&quot;##.0&quot;);&quot;_&quot;;TEXT([.B50];&quot;##.0&quot;))" office:value-type="string" office:string-value="CFCHS_114.3_2.5" calcext:value-type="string">
            <text:p>CFCHS_114.3_2.5</text:p>
          </table:table-cell>
          <table:table-cell office:value-type="float" office:value="6.893" calcext:value-type="float">
            <text:p>6.893</text:p>
          </table:table-cell>
          <table:table-cell office:value-type="float" office:value="8.78" calcext:value-type="float">
            <text:p>8.78</text:p>
          </table:table-cell>
          <table:table-cell office:value-type="float" office:value="137.26" calcext:value-type="float">
            <text:p>137.26</text:p>
          </table:table-cell>
          <table:table-cell office:value-type="float" office:value="3.95" calcext:value-type="float">
            <text:p>3.95</text:p>
          </table:table-cell>
          <table:table-cell office:value-type="float" office:value="24.02" calcext:value-type="float">
            <text:p>24.02</text:p>
          </table:table-cell>
          <table:table-cell office:value-type="float" office:value="31.25" calcext:value-type="float">
            <text:p>31.25</text:p>
          </table:table-cell>
          <table:table-cell office:value-type="float" office:value="274.52" calcext:value-type="float">
            <text:p>274.52</text:p>
          </table:table-cell>
          <table:table-cell office:value-type="float" office:value="48.03" calcext:value-type="float">
            <text:p>48.03</text:p>
          </table:table-cell>
          <table:table-cell office:value-type="float" office:value="0.36" calcext:value-type="float">
            <text:p>0.36</text:p>
          </table:table-cell>
          <table:table-cell table:formula="of:=[.L50]*[.N50]" office:value-type="float" office:value="52.2288" calcext:value-type="float">
            <text:p>52.23</text:p>
          </table:table-cell>
          <table:table-cell office:value-type="float" office:value="145.08" calcext:value-type="float">
            <text:p>145.08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51];&quot;##.0&quot;);&quot;_&quot;;TEXT([.B51];&quot;##.0&quot;))" office:value-type="string" office:string-value="CFCHS_114.3_3.0" calcext:value-type="string">
            <text:p>CFCHS_114.3_3.0</text:p>
          </table:table-cell>
          <table:table-cell office:value-type="float" office:value="8.234" calcext:value-type="float">
            <text:p>8.234</text:p>
          </table:table-cell>
          <table:table-cell office:value-type="float" office:value="10.49" calcext:value-type="float">
            <text:p>10.49</text:p>
          </table:table-cell>
          <table:table-cell office:value-type="float" office:value="162.55" calcext:value-type="float">
            <text:p>162.55</text:p>
          </table:table-cell>
          <table:table-cell office:value-type="float" office:value="3.94" calcext:value-type="float">
            <text:p>3.94</text:p>
          </table:table-cell>
          <table:table-cell office:value-type="float" office:value="28.44" calcext:value-type="float">
            <text:p>28.44</text:p>
          </table:table-cell>
          <table:table-cell office:value-type="float" office:value="37.17" calcext:value-type="float">
            <text:p>37.17</text:p>
          </table:table-cell>
          <table:table-cell office:value-type="float" office:value="325.1" calcext:value-type="float">
            <text:p>325.10</text:p>
          </table:table-cell>
          <table:table-cell office:value-type="float" office:value="56.88" calcext:value-type="float">
            <text:p>56.88</text:p>
          </table:table-cell>
          <table:table-cell office:value-type="float" office:value="0.36" calcext:value-type="float">
            <text:p>0.36</text:p>
          </table:table-cell>
          <table:table-cell table:formula="of:=[.L51]*[.N51]" office:value-type="float" office:value="43.7184" calcext:value-type="float">
            <text:p>43.72</text:p>
          </table:table-cell>
          <table:table-cell office:value-type="float" office:value="121.44" calcext:value-type="float">
            <text:p>121.44</text:p>
          </table:table-cell>
          <table:table-cell office:value-type="float" office:value="38.1" calcext:value-type="float">
            <text:p>38.10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52];&quot;##.0&quot;);&quot;_&quot;;TEXT([.B52];&quot;##.0&quot;))" office:value-type="string" office:string-value="CFCHS_114.3_4.0" calcext:value-type="string">
            <text:p>CFCHS_114.3_4.0</text:p>
          </table:table-cell>
          <table:table-cell office:value-type="float" office:value="10.881" calcext:value-type="float">
            <text:p>10.881</text:p>
          </table:table-cell>
          <table:table-cell office:value-type="float" office:value="13.86" calcext:value-type="float">
            <text:p>13.86</text:p>
          </table:table-cell>
          <table:table-cell office:value-type="float" office:value="211.07" calcext:value-type="float">
            <text:p>211.07</text:p>
          </table:table-cell>
          <table:table-cell office:value-type="float" office:value="3.9" calcext:value-type="float">
            <text:p>3.90</text:p>
          </table:table-cell>
          <table:table-cell office:value-type="float" office:value="36.93" calcext:value-type="float">
            <text:p>36.93</text:p>
          </table:table-cell>
          <table:table-cell office:value-type="float" office:value="48.69" calcext:value-type="float">
            <text:p>48.69</text:p>
          </table:table-cell>
          <table:table-cell office:value-type="float" office:value="422.13" calcext:value-type="float">
            <text:p>422.13</text:p>
          </table:table-cell>
          <table:table-cell office:value-type="float" office:value="73.86" calcext:value-type="float">
            <text:p>73.86</text:p>
          </table:table-cell>
          <table:table-cell office:value-type="float" office:value="0.36" calcext:value-type="float">
            <text:p>0.36</text:p>
          </table:table-cell>
          <table:table-cell table:formula="of:=[.L52]*[.N52]" office:value-type="float" office:value="33.0876" calcext:value-type="float">
            <text:p>33.09</text:p>
          </table:table-cell>
          <table:table-cell office:value-type="float" office:value="91.91" calcext:value-type="float">
            <text:p>91.91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53];&quot;##.0&quot;);&quot;_&quot;;TEXT([.B53];&quot;##.0&quot;))" office:value-type="string" office:string-value="CFCHS_114.3_5.0" calcext:value-type="string">
            <text:p>CFCHS_114.3_5.0</text:p>
          </table:table-cell>
          <table:table-cell office:value-type="float" office:value="13.478" calcext:value-type="float">
            <text:p>13.478</text:p>
          </table:table-cell>
          <table:table-cell office:value-type="float" office:value="17.17" calcext:value-type="float">
            <text:p>17.17</text:p>
          </table:table-cell>
          <table:table-cell office:value-type="float" office:value="256.92" calcext:value-type="float">
            <text:p>256.92</text:p>
          </table:table-cell>
          <table:table-cell office:value-type="float" office:value="3.87" calcext:value-type="float">
            <text:p>3.87</text:p>
          </table:table-cell>
          <table:table-cell office:value-type="float" office:value="44.96" calcext:value-type="float">
            <text:p>44.96</text:p>
          </table:table-cell>
          <table:table-cell office:value-type="float" office:value="59.77" calcext:value-type="float">
            <text:p>59.77</text:p>
          </table:table-cell>
          <table:table-cell office:value-type="float" office:value="513.84" calcext:value-type="float">
            <text:p>513.84</text:p>
          </table:table-cell>
          <table:table-cell office:value-type="float" office:value="89.91" calcext:value-type="float">
            <text:p>89.91</text:p>
          </table:table-cell>
          <table:table-cell office:value-type="float" office:value="0.36" calcext:value-type="float">
            <text:p>0.36</text:p>
          </table:table-cell>
          <table:table-cell table:formula="of:=[.L53]*[.N53]" office:value-type="float" office:value="26.712" calcext:value-type="float">
            <text:p>26.71</text:p>
          </table:table-cell>
          <table:table-cell office:value-type="float" office:value="74.2" calcext:value-type="float">
            <text:p>74.20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54];&quot;##.0&quot;);&quot;_&quot;;TEXT([.B54];&quot;##.0&quot;))" office:value-type="string" office:string-value="CFCHS_114.3_6.0" calcext:value-type="string">
            <text:p>CFCHS_114.3_6.0</text:p>
          </table:table-cell>
          <table:table-cell office:value-type="float" office:value="16.025" calcext:value-type="float">
            <text:p>16.025</text:p>
          </table:table-cell>
          <table:table-cell office:value-type="float" office:value="20.41" calcext:value-type="float">
            <text:p>20.41</text:p>
          </table:table-cell>
          <table:table-cell office:value-type="float" office:value="300.21" calcext:value-type="float">
            <text:p>300.21</text:p>
          </table:table-cell>
          <table:table-cell office:value-type="float" office:value="3.83" calcext:value-type="float">
            <text:p>3.83</text:p>
          </table:table-cell>
          <table:table-cell office:value-type="float" office:value="52.53" calcext:value-type="float">
            <text:p>52.53</text:p>
          </table:table-cell>
          <table:table-cell office:value-type="float" office:value="70.45" calcext:value-type="float">
            <text:p>70.45</text:p>
          </table:table-cell>
          <table:table-cell office:value-type="float" office:value="600.42" calcext:value-type="float">
            <text:p>600.42</text:p>
          </table:table-cell>
          <table:table-cell office:value-type="float" office:value="105.06" calcext:value-type="float">
            <text:p>105.06</text:p>
          </table:table-cell>
          <table:table-cell office:value-type="float" office:value="0.36" calcext:value-type="float">
            <text:p>0.36</text:p>
          </table:table-cell>
          <table:table-cell table:formula="of:=[.L54]*[.N54]" office:value-type="float" office:value="22.464" calcext:value-type="float">
            <text:p>22.46</text:p>
          </table:table-cell>
          <table:table-cell office:value-type="float" office:value="62.4" calcext:value-type="float">
            <text:p>62.4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55];&quot;##.0&quot;);&quot;_&quot;;TEXT([.B55];&quot;##.0&quot;))" office:value-type="string" office:string-value="CFCHS_114.3_6.3" calcext:value-type="string">
            <text:p>CFCHS_114.3_6.3</text:p>
          </table:table-cell>
          <table:table-cell office:value-type="float" office:value="16.78" calcext:value-type="float">
            <text:p>16.780</text:p>
          </table:table-cell>
          <table:table-cell office:value-type="float" office:value="21.38" calcext:value-type="float">
            <text:p>21.38</text:p>
          </table:table-cell>
          <table:table-cell office:value-type="float" office:value="312.71" calcext:value-type="float">
            <text:p>312.71</text:p>
          </table:table-cell>
          <table:table-cell office:value-type="float" office:value="3.82" calcext:value-type="float">
            <text:p>3.82</text:p>
          </table:table-cell>
          <table:table-cell office:value-type="float" office:value="54.72" calcext:value-type="float">
            <text:p>54.72</text:p>
          </table:table-cell>
          <table:table-cell office:value-type="float" office:value="73.57" calcext:value-type="float">
            <text:p>73.57</text:p>
          </table:table-cell>
          <table:table-cell office:value-type="float" office:value="625.43" calcext:value-type="float">
            <text:p>625.43</text:p>
          </table:table-cell>
          <table:table-cell office:value-type="float" office:value="109.44" calcext:value-type="float">
            <text:p>109.44</text:p>
          </table:table-cell>
          <table:table-cell office:value-type="float" office:value="0.36" calcext:value-type="float">
            <text:p>0.36</text:p>
          </table:table-cell>
          <table:table-cell table:formula="of:=[.L55]*[.N55]" office:value-type="float" office:value="21.456" calcext:value-type="float">
            <text:p>21.46</text:p>
          </table:table-cell>
          <table:table-cell office:value-type="float" office:value="59.6" calcext:value-type="float">
            <text:p>59.60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56];&quot;##.0&quot;);&quot;_&quot;;TEXT([.B56];&quot;##.0&quot;))" office:value-type="string" office:string-value="CFCHS_114.3_8.0" calcext:value-type="string">
            <text:p>CFCHS_114.3_8.0</text:p>
          </table:table-cell>
          <table:table-cell office:value-type="float" office:value="20.972" calcext:value-type="float">
            <text:p>20.972</text:p>
          </table:table-cell>
          <table:table-cell office:value-type="float" office:value="26.72" calcext:value-type="float">
            <text:p>26.72</text:p>
          </table:table-cell>
          <table:table-cell office:value-type="float" office:value="379.49" calcext:value-type="float">
            <text:p>379.49</text:p>
          </table:table-cell>
          <table:table-cell office:value-type="float" office:value="3.77" calcext:value-type="float">
            <text:p>3.77</text:p>
          </table:table-cell>
          <table:table-cell office:value-type="float" office:value="66.4" calcext:value-type="float">
            <text:p>66.40</text:p>
          </table:table-cell>
          <table:table-cell office:value-type="float" office:value="90.57" calcext:value-type="float">
            <text:p>90.57</text:p>
          </table:table-cell>
          <table:table-cell office:value-type="float" office:value="758.98" calcext:value-type="float">
            <text:p>758.98</text:p>
          </table:table-cell>
          <table:table-cell office:value-type="float" office:value="132.81" calcext:value-type="float">
            <text:p>132.81</text:p>
          </table:table-cell>
          <table:table-cell office:value-type="float" office:value="0.36" calcext:value-type="float">
            <text:p>0.36</text:p>
          </table:table-cell>
          <table:table-cell table:formula="of:=[.L56]*[.N56]" office:value-type="float" office:value="17.1648" calcext:value-type="float">
            <text:p>17.16</text:p>
          </table:table-cell>
          <table:table-cell office:value-type="float" office:value="47.68" calcext:value-type="float">
            <text:p>47.68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57];&quot;##.0&quot;);&quot;_&quot;;TEXT([.B57];&quot;##.0&quot;))" office:value-type="string" office:string-value="CFCHS_139.7_3.0" calcext:value-type="string">
            <text:p>CFCHS_139.7_3.0</text:p>
          </table:table-cell>
          <table:table-cell office:value-type="float" office:value="10.114" calcext:value-type="float">
            <text:p>10.114</text:p>
          </table:table-cell>
          <table:table-cell office:value-type="float" office:value="12.88" calcext:value-type="float">
            <text:p>12.88</text:p>
          </table:table-cell>
          <table:table-cell office:value-type="float" office:value="301.09" calcext:value-type="float">
            <text:p>301.09</text:p>
          </table:table-cell>
          <table:table-cell office:value-type="float" office:value="4.83" calcext:value-type="float">
            <text:p>4.83</text:p>
          </table:table-cell>
          <table:table-cell office:value-type="float" office:value="43.11" calcext:value-type="float">
            <text:p>43.11</text:p>
          </table:table-cell>
          <table:table-cell office:value-type="float" office:value="56.07" calcext:value-type="float">
            <text:p>56.07</text:p>
          </table:table-cell>
          <table:table-cell office:value-type="float" office:value="602.18" calcext:value-type="float">
            <text:p>602.18</text:p>
          </table:table-cell>
          <table:table-cell office:value-type="float" office:value="86.21" calcext:value-type="float">
            <text:p>86.21</text:p>
          </table:table-cell>
          <table:table-cell office:value-type="float" office:value="0.44" calcext:value-type="float">
            <text:p>0.44</text:p>
          </table:table-cell>
          <table:table-cell table:formula="of:=[.L57]*[.N57]" office:value-type="float" office:value="43.5072" calcext:value-type="float">
            <text:p>43.51</text:p>
          </table:table-cell>
          <table:table-cell office:value-type="float" office:value="98.88" calcext:value-type="float">
            <text:p>98.88</text:p>
          </table:table-cell>
          <table:table-cell office:value-type="float" office:value="46.57" calcext:value-type="float">
            <text:p>46.5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58];&quot;##.0&quot;);&quot;_&quot;;TEXT([.B58];&quot;##.0&quot;))" office:value-type="string" office:string-value="CFCHS_139.7_4.0" calcext:value-type="string">
            <text:p>CFCHS_139.7_4.0</text:p>
          </table:table-cell>
          <table:table-cell office:value-type="float" office:value="13.386" calcext:value-type="float">
            <text:p>13.386</text:p>
          </table:table-cell>
          <table:table-cell office:value-type="float" office:value="17.05" calcext:value-type="float">
            <text:p>17.05</text:p>
          </table:table-cell>
          <table:table-cell office:value-type="float" office:value="392.86" calcext:value-type="float">
            <text:p>392.86</text:p>
          </table:table-cell>
          <table:table-cell office:value-type="float" office:value="4.8" calcext:value-type="float">
            <text:p>4.80</text:p>
          </table:table-cell>
          <table:table-cell office:value-type="float" office:value="56.24" calcext:value-type="float">
            <text:p>56.24</text:p>
          </table:table-cell>
          <table:table-cell office:value-type="float" office:value="73.68" calcext:value-type="float">
            <text:p>73.68</text:p>
          </table:table-cell>
          <table:table-cell office:value-type="float" office:value="785.72" calcext:value-type="float">
            <text:p>785.72</text:p>
          </table:table-cell>
          <table:table-cell office:value-type="float" office:value="112.49" calcext:value-type="float">
            <text:p>112.49</text:p>
          </table:table-cell>
          <table:table-cell office:value-type="float" office:value="0.44" calcext:value-type="float">
            <text:p>0.44</text:p>
          </table:table-cell>
          <table:table-cell table:formula="of:=[.L58]*[.N58]" office:value-type="float" office:value="32.868" calcext:value-type="float">
            <text:p>32.87</text:p>
          </table:table-cell>
          <table:table-cell office:value-type="float" office:value="74.7" calcext:value-type="float">
            <text:p>74.70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59];&quot;##.0&quot;);&quot;_&quot;;TEXT([.B59];&quot;##.0&quot;))" office:value-type="string" office:string-value="CFCHS_139.7_5.0" calcext:value-type="string">
            <text:p>CFCHS_139.7_5.0</text:p>
          </table:table-cell>
          <table:table-cell office:value-type="float" office:value="16.61" calcext:value-type="float">
            <text:p>16.610</text:p>
          </table:table-cell>
          <table:table-cell office:value-type="float" office:value="21.16" calcext:value-type="float">
            <text:p>21.16</text:p>
          </table:table-cell>
          <table:table-cell office:value-type="float" office:value="480.54" calcext:value-type="float">
            <text:p>480.54</text:p>
          </table:table-cell>
          <table:table-cell office:value-type="float" office:value="4.77" calcext:value-type="float">
            <text:p>4.77</text:p>
          </table:table-cell>
          <table:table-cell office:value-type="float" office:value="68.8" calcext:value-type="float">
            <text:p>68.80</text:p>
          </table:table-cell>
          <table:table-cell office:value-type="float" office:value="90.76" calcext:value-type="float">
            <text:p>90.76</text:p>
          </table:table-cell>
          <table:table-cell office:value-type="float" office:value="961.08" calcext:value-type="float">
            <text:p>961.08</text:p>
          </table:table-cell>
          <table:table-cell office:value-type="float" office:value="137.59" calcext:value-type="float">
            <text:p>137.59</text:p>
          </table:table-cell>
          <table:table-cell office:value-type="float" office:value="0.44" calcext:value-type="float">
            <text:p>0.44</text:p>
          </table:table-cell>
          <table:table-cell table:formula="of:=[.L59]*[.N59]" office:value-type="float" office:value="26.4924" calcext:value-type="float">
            <text:p>26.49</text:p>
          </table:table-cell>
          <table:table-cell office:value-type="float" office:value="60.21" calcext:value-type="float">
            <text:p>60.2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60];&quot;##.0&quot;);&quot;_&quot;;TEXT([.B60];&quot;##.0&quot;))" office:value-type="string" office:string-value="CFCHS_139.7_6.0" calcext:value-type="string">
            <text:p>CFCHS_139.7_6.0</text:p>
          </table:table-cell>
          <table:table-cell office:value-type="float" office:value="19.783" calcext:value-type="float">
            <text:p>19.783</text:p>
          </table:table-cell>
          <table:table-cell office:value-type="float" office:value="25.2" calcext:value-type="float">
            <text:p>25.20</text:p>
          </table:table-cell>
          <table:table-cell office:value-type="float" office:value="564.26" calcext:value-type="float">
            <text:p>564.26</text:p>
          </table:table-cell>
          <table:table-cell office:value-type="float" office:value="4.73" calcext:value-type="float">
            <text:p>4.73</text:p>
          </table:table-cell>
          <table:table-cell office:value-type="float" office:value="80.78" calcext:value-type="float">
            <text:p>80.78</text:p>
          </table:table-cell>
          <table:table-cell office:value-type="float" office:value="107.33" calcext:value-type="float">
            <text:p>107.33</text:p>
          </table:table-cell>
          <table:table-cell office:value-type="float" office:value="1128.52" calcext:value-type="float">
            <text:p>1,128.52</text:p>
          </table:table-cell>
          <table:table-cell office:value-type="float" office:value="161.56" calcext:value-type="float">
            <text:p>161.56</text:p>
          </table:table-cell>
          <table:table-cell office:value-type="float" office:value="0.44" calcext:value-type="float">
            <text:p>0.44</text:p>
          </table:table-cell>
          <table:table-cell table:formula="of:=[.L60]*[.N60]" office:value-type="float" office:value="22.242" calcext:value-type="float">
            <text:p>22.24</text:p>
          </table:table-cell>
          <table:table-cell office:value-type="float" office:value="50.55" calcext:value-type="float">
            <text:p>50.55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61];&quot;##.0&quot;);&quot;_&quot;;TEXT([.B61];&quot;##.0&quot;))" office:value-type="string" office:string-value="CFCHS_139.7_6.3" calcext:value-type="string">
            <text:p>CFCHS_139.7_6.3</text:p>
          </table:table-cell>
          <table:table-cell office:value-type="float" office:value="20.726" calcext:value-type="float">
            <text:p>20.726</text:p>
          </table:table-cell>
          <table:table-cell office:value-type="float" office:value="26.4" calcext:value-type="float">
            <text:p>26.40</text:p>
          </table:table-cell>
          <table:table-cell office:value-type="float" office:value="588.62" calcext:value-type="float">
            <text:p>588.62</text:p>
          </table:table-cell>
          <table:table-cell office:value-type="float" office:value="4.72" calcext:value-type="float">
            <text:p>4.72</text:p>
          </table:table-cell>
          <table:table-cell office:value-type="float" office:value="84.27" calcext:value-type="float">
            <text:p>84.27</text:p>
          </table:table-cell>
          <table:table-cell office:value-type="float" office:value="112.2" calcext:value-type="float">
            <text:p>112.20</text:p>
          </table:table-cell>
          <table:table-cell office:value-type="float" office:value="1177.24" calcext:value-type="float">
            <text:p>1,177.24</text:p>
          </table:table-cell>
          <table:table-cell office:value-type="float" office:value="168.54" calcext:value-type="float">
            <text:p>168.54</text:p>
          </table:table-cell>
          <table:table-cell office:value-type="float" office:value="0.44" calcext:value-type="float">
            <text:p>0.44</text:p>
          </table:table-cell>
          <table:table-cell table:formula="of:=[.L61]*[.N61]" office:value-type="float" office:value="21.23" calcext:value-type="float">
            <text:p>21.23</text:p>
          </table:table-cell>
          <table:table-cell office:value-type="float" office:value="48.25" calcext:value-type="float">
            <text:p>48.25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62];&quot;##.0&quot;);&quot;_&quot;;TEXT([.B62];&quot;##.0&quot;))" office:value-type="string" office:string-value="CFCHS_139.7_8.0" calcext:value-type="string">
            <text:p>CFCHS_139.7_8.0</text:p>
          </table:table-cell>
          <table:table-cell office:value-type="float" office:value="25.983" calcext:value-type="float">
            <text:p>25.983</text:p>
          </table:table-cell>
          <table:table-cell office:value-type="float" office:value="33.1" calcext:value-type="float">
            <text:p>33.10</text:p>
          </table:table-cell>
          <table:table-cell office:value-type="float" office:value="720.29" calcext:value-type="float">
            <text:p>720.29</text:p>
          </table:table-cell>
          <table:table-cell office:value-type="float" office:value="4.66" calcext:value-type="float">
            <text:p>4.66</text:p>
          </table:table-cell>
          <table:table-cell office:value-type="float" office:value="103.12" calcext:value-type="float">
            <text:p>103.12</text:p>
          </table:table-cell>
          <table:table-cell office:value-type="float" office:value="138.93" calcext:value-type="float">
            <text:p>138.93</text:p>
          </table:table-cell>
          <table:table-cell office:value-type="float" office:value="1440.58" calcext:value-type="float">
            <text:p>1,440.58</text:p>
          </table:table-cell>
          <table:table-cell office:value-type="float" office:value="206.24" calcext:value-type="float">
            <text:p>206.24</text:p>
          </table:table-cell>
          <table:table-cell office:value-type="float" office:value="0.44" calcext:value-type="float">
            <text:p>0.44</text:p>
          </table:table-cell>
          <table:table-cell table:formula="of:=[.L62]*[.N62]" office:value-type="float" office:value="16.9356" calcext:value-type="float">
            <text:p>16.94</text:p>
          </table:table-cell>
          <table:table-cell office:value-type="float" office:value="38.49" calcext:value-type="float">
            <text:p>38.49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63];&quot;##.0&quot;);&quot;_&quot;;TEXT([.B63];&quot;##.0&quot;))" office:value-type="string" office:string-value="CFCHS_168.3_3.0" calcext:value-type="string">
            <text:p>CFCHS_168.3_3.0</text:p>
          </table:table-cell>
          <table:table-cell office:value-type="float" office:value="12.23" calcext:value-type="float">
            <text:p>12.230</text:p>
          </table:table-cell>
          <table:table-cell office:value-type="float" office:value="15.58" calcext:value-type="float">
            <text:p>15.58</text:p>
          </table:table-cell>
          <table:table-cell office:value-type="float" office:value="532.28" calcext:value-type="float">
            <text:p>532.28</text:p>
          </table:table-cell>
          <table:table-cell office:value-type="float" office:value="5.85" calcext:value-type="float">
            <text:p>5.85</text:p>
          </table:table-cell>
          <table:table-cell office:value-type="float" office:value="63.25" calcext:value-type="float">
            <text:p>63.25</text:p>
          </table:table-cell>
          <table:table-cell office:value-type="float" office:value="81.98" calcext:value-type="float">
            <text:p>81.98</text:p>
          </table:table-cell>
          <table:table-cell office:value-type="float" office:value="1064.57" calcext:value-type="float">
            <text:p>1,064.57</text:p>
          </table:table-cell>
          <table:table-cell office:value-type="float" office:value="126.51" calcext:value-type="float">
            <text:p>126.51</text:p>
          </table:table-cell>
          <table:table-cell office:value-type="float" office:value="0.53" calcext:value-type="float">
            <text:p>0.53</text:p>
          </table:table-cell>
          <table:table-cell table:formula="of:=[.L63]*[.N63]" office:value-type="float" office:value="43.3381" calcext:value-type="float">
            <text:p>43.34</text:p>
          </table:table-cell>
          <table:table-cell office:value-type="float" office:value="81.77" calcext:value-type="float">
            <text:p>81.77</text:p>
          </table:table-cell>
          <table:table-cell office:value-type="float" office:value="56.1" calcext:value-type="float">
            <text:p>56.10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64];&quot;##.0&quot;);&quot;_&quot;;TEXT([.B64];&quot;##.0&quot;))" office:value-type="string" office:string-value="CFCHS_168.3_4.0" calcext:value-type="string">
            <text:p>CFCHS_168.3_4.0</text:p>
          </table:table-cell>
          <table:table-cell office:value-type="float" office:value="16.208" calcext:value-type="float">
            <text:p>16.208</text:p>
          </table:table-cell>
          <table:table-cell office:value-type="float" office:value="20.65" calcext:value-type="float">
            <text:p>20.65</text:p>
          </table:table-cell>
          <table:table-cell office:value-type="float" office:value="697.09" calcext:value-type="float">
            <text:p>697.09</text:p>
          </table:table-cell>
          <table:table-cell office:value-type="float" office:value="5.81" calcext:value-type="float">
            <text:p>5.81</text:p>
          </table:table-cell>
          <table:table-cell office:value-type="float" office:value="82.84" calcext:value-type="float">
            <text:p>82.84</text:p>
          </table:table-cell>
          <table:table-cell office:value-type="float" office:value="108" calcext:value-type="float">
            <text:p>108.00</text:p>
          </table:table-cell>
          <table:table-cell office:value-type="float" office:value="1394.18" calcext:value-type="float">
            <text:p>1,394.18</text:p>
          </table:table-cell>
          <table:table-cell office:value-type="float" office:value="165.68" calcext:value-type="float">
            <text:p>165.68</text:p>
          </table:table-cell>
          <table:table-cell office:value-type="float" office:value="0.53" calcext:value-type="float">
            <text:p>0.53</text:p>
          </table:table-cell>
          <table:table-cell table:formula="of:=[.L64]*[.N64]" office:value-type="float" office:value="32.701" calcext:value-type="float">
            <text:p>32.70</text:p>
          </table:table-cell>
          <table:table-cell office:value-type="float" office:value="61.7" calcext:value-type="float">
            <text:p>61.70</text:p>
          </table:table-cell>
          <table:table-cell office:value-type="float" office:value="42.08" calcext:value-type="float">
            <text:p>42.08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65];&quot;##.0&quot;);&quot;_&quot;;TEXT([.B65];&quot;##.0&quot;))" office:value-type="string" office:string-value="CFCHS_168.3_5.0" calcext:value-type="string">
            <text:p>CFCHS_168.3_5.0</text:p>
          </table:table-cell>
          <table:table-cell office:value-type="float" office:value="20.136" calcext:value-type="float">
            <text:p>20.136</text:p>
          </table:table-cell>
          <table:table-cell office:value-type="float" office:value="25.65" calcext:value-type="float">
            <text:p>25.65</text:p>
          </table:table-cell>
          <table:table-cell office:value-type="float" office:value="855.85" calcext:value-type="float">
            <text:p>855.85</text:p>
          </table:table-cell>
          <table:table-cell office:value-type="float" office:value="5.78" calcext:value-type="float">
            <text:p>5.78</text:p>
          </table:table-cell>
          <table:table-cell office:value-type="float" office:value="101.7" calcext:value-type="float">
            <text:p>101.70</text:p>
          </table:table-cell>
          <table:table-cell office:value-type="float" office:value="133.38" calcext:value-type="float">
            <text:p>133.38</text:p>
          </table:table-cell>
          <table:table-cell office:value-type="float" office:value="1711.69" calcext:value-type="float">
            <text:p>1,711.69</text:p>
          </table:table-cell>
          <table:table-cell office:value-type="float" office:value="203.41" calcext:value-type="float">
            <text:p>203.41</text:p>
          </table:table-cell>
          <table:table-cell office:value-type="float" office:value="0.53" calcext:value-type="float">
            <text:p>0.53</text:p>
          </table:table-cell>
          <table:table-cell table:formula="of:=[.L65]*[.N65]" office:value-type="float" office:value="26.3198" calcext:value-type="float">
            <text:p>26.32</text:p>
          </table:table-cell>
          <table:table-cell office:value-type="float" office:value="49.66" calcext:value-type="float">
            <text:p>49.66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66];&quot;##.0&quot;);&quot;_&quot;;TEXT([.B66];&quot;##.0&quot;))" office:value-type="string" office:string-value="CFCHS_168.3_6.0" calcext:value-type="string">
            <text:p>CFCHS_168.3_6.0</text:p>
          </table:table-cell>
          <table:table-cell office:value-type="float" office:value="24.015" calcext:value-type="float">
            <text:p>24.015</text:p>
          </table:table-cell>
          <table:table-cell office:value-type="float" office:value="30.59" calcext:value-type="float">
            <text:p>30.59</text:p>
          </table:table-cell>
          <table:table-cell office:value-type="float" office:value="1008.69" calcext:value-type="float">
            <text:p>1,008.69</text:p>
          </table:table-cell>
          <table:table-cell office:value-type="float" office:value="5.74" calcext:value-type="float">
            <text:p>5.74</text:p>
          </table:table-cell>
          <table:table-cell office:value-type="float" office:value="119.87" calcext:value-type="float">
            <text:p>119.87</text:p>
          </table:table-cell>
          <table:table-cell office:value-type="float" office:value="158.12" calcext:value-type="float">
            <text:p>158.12</text:p>
          </table:table-cell>
          <table:table-cell office:value-type="float" office:value="2017.39" calcext:value-type="float">
            <text:p>2,017.39</text:p>
          </table:table-cell>
          <table:table-cell office:value-type="float" office:value="239.74" calcext:value-type="float">
            <text:p>239.74</text:p>
          </table:table-cell>
          <table:table-cell office:value-type="float" office:value="0.53" calcext:value-type="float">
            <text:p>0.53</text:p>
          </table:table-cell>
          <table:table-cell table:formula="of:=[.L66]*[.N66]" office:value-type="float" office:value="22.0692" calcext:value-type="float">
            <text:p>22.07</text:p>
          </table:table-cell>
          <table:table-cell office:value-type="float" office:value="41.64" calcext:value-type="float">
            <text:p>41.64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67];&quot;##.0&quot;);&quot;_&quot;;TEXT([.B67];&quot;##.0&quot;))" office:value-type="string" office:string-value="CFCHS_168.3_6.3" calcext:value-type="string">
            <text:p>CFCHS_168.3_6.3</text:p>
          </table:table-cell>
          <table:table-cell office:value-type="float" office:value="25.17" calcext:value-type="float">
            <text:p>25.170</text:p>
          </table:table-cell>
          <table:table-cell office:value-type="float" office:value="32.06" calcext:value-type="float">
            <text:p>32.06</text:p>
          </table:table-cell>
          <table:table-cell office:value-type="float" office:value="1053.42" calcext:value-type="float">
            <text:p>1,053.42</text:p>
          </table:table-cell>
          <table:table-cell office:value-type="float" office:value="5.73" calcext:value-type="float">
            <text:p>5.73</text:p>
          </table:table-cell>
          <table:table-cell office:value-type="float" office:value="125.18" calcext:value-type="float">
            <text:p>125.18</text:p>
          </table:table-cell>
          <table:table-cell office:value-type="float" office:value="165.42" calcext:value-type="float">
            <text:p>165.42</text:p>
          </table:table-cell>
          <table:table-cell office:value-type="float" office:value="2106.84" calcext:value-type="float">
            <text:p>2,106.84</text:p>
          </table:table-cell>
          <table:table-cell office:value-type="float" office:value="250.37" calcext:value-type="float">
            <text:p>250.37</text:p>
          </table:table-cell>
          <table:table-cell office:value-type="float" office:value="0.53" calcext:value-type="float">
            <text:p>0.53</text:p>
          </table:table-cell>
          <table:table-cell table:formula="of:=[.L67]*[.N67]" office:value-type="float" office:value="21.0569" calcext:value-type="float">
            <text:p>21.06</text:p>
          </table:table-cell>
          <table:table-cell office:value-type="float" office:value="39.73" calcext:value-type="float">
            <text:p>39.73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68];&quot;##.0&quot;);&quot;_&quot;;TEXT([.B68];&quot;##.0&quot;))" office:value-type="string" office:string-value="CFCHS_168.3_8.0" calcext:value-type="string">
            <text:p>CFCHS_168.3_8.0</text:p>
          </table:table-cell>
          <table:table-cell office:value-type="float" office:value="31.626" calcext:value-type="float">
            <text:p>31.626</text:p>
          </table:table-cell>
          <table:table-cell office:value-type="float" office:value="40.29" calcext:value-type="float">
            <text:p>40.29</text:p>
          </table:table-cell>
          <table:table-cell office:value-type="float" office:value="1297.27" calcext:value-type="float">
            <text:p>1,297.27</text:p>
          </table:table-cell>
          <table:table-cell office:value-type="float" office:value="5.67" calcext:value-type="float">
            <text:p>5.67</text:p>
          </table:table-cell>
          <table:table-cell office:value-type="float" office:value="154.16" calcext:value-type="float">
            <text:p>154.16</text:p>
          </table:table-cell>
          <table:table-cell office:value-type="float" office:value="205.74" calcext:value-type="float">
            <text:p>205.74</text:p>
          </table:table-cell>
          <table:table-cell office:value-type="float" office:value="2594.54" calcext:value-type="float">
            <text:p>2,594.54</text:p>
          </table:table-cell>
          <table:table-cell office:value-type="float" office:value="308.32" calcext:value-type="float">
            <text:p>308.32</text:p>
          </table:table-cell>
          <table:table-cell office:value-type="float" office:value="0.53" calcext:value-type="float">
            <text:p>0.53</text:p>
          </table:table-cell>
          <table:table-cell table:formula="of:=[.L68]*[.N68]" office:value-type="float" office:value="16.7586" calcext:value-type="float">
            <text:p>16.76</text:p>
          </table:table-cell>
          <table:table-cell office:value-type="float" office:value="31.62" calcext:value-type="float">
            <text:p>31.62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69];&quot;##.0&quot;);&quot;_&quot;;TEXT([.B69];&quot;##.0&quot;))" office:value-type="string" office:string-value="CFCHS_168.3_10.0" calcext:value-type="string">
            <text:p>CFCHS_168.3_10.0</text:p>
          </table:table-cell>
          <table:table-cell office:value-type="float" office:value="39.039" calcext:value-type="float">
            <text:p>39.039</text:p>
          </table:table-cell>
          <table:table-cell office:value-type="float" office:value="49.73" calcext:value-type="float">
            <text:p>49.73</text:p>
          </table:table-cell>
          <table:table-cell office:value-type="float" office:value="1563.98" calcext:value-type="float">
            <text:p>1,563.98</text:p>
          </table:table-cell>
          <table:table-cell office:value-type="float" office:value="5.61" calcext:value-type="float">
            <text:p>5.61</text:p>
          </table:table-cell>
          <table:table-cell office:value-type="float" office:value="185.86" calcext:value-type="float">
            <text:p>185.86</text:p>
          </table:table-cell>
          <table:table-cell office:value-type="float" office:value="250.92" calcext:value-type="float">
            <text:p>250.92</text:p>
          </table:table-cell>
          <table:table-cell office:value-type="float" office:value="3127.97" calcext:value-type="float">
            <text:p>3,127.97</text:p>
          </table:table-cell>
          <table:table-cell office:value-type="float" office:value="371.71" calcext:value-type="float">
            <text:p>371.71</text:p>
          </table:table-cell>
          <table:table-cell office:value-type="float" office:value="0.53" calcext:value-type="float">
            <text:p>0.53</text:p>
          </table:table-cell>
          <table:table-cell table:formula="of:=[.L69]*[.N69]" office:value-type="float" office:value="13.5786" calcext:value-type="float">
            <text:p>13.58</text:p>
          </table:table-cell>
          <table:table-cell office:value-type="float" office:value="25.62" calcext:value-type="float">
            <text:p>25.62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70];&quot;##.0&quot;);&quot;_&quot;;TEXT([.B70];&quot;##.0&quot;))" office:value-type="string" office:string-value="CFCHS_177.8_4.0" calcext:value-type="string">
            <text:p>CFCHS_177.8_4.0</text:p>
          </table:table-cell>
          <table:table-cell office:value-type="float" office:value="17.145" calcext:value-type="float">
            <text:p>17.145</text:p>
          </table:table-cell>
          <table:table-cell office:value-type="float" office:value="21.84" calcext:value-type="float">
            <text:p>21.84</text:p>
          </table:table-cell>
          <table:table-cell office:value-type="float" office:value="825.09" calcext:value-type="float">
            <text:p>825.09</text:p>
          </table:table-cell>
          <table:table-cell office:value-type="float" office:value="6.15" calcext:value-type="float">
            <text:p>6.15</text:p>
          </table:table-cell>
          <table:table-cell office:value-type="float" office:value="92.81" calcext:value-type="float">
            <text:p>92.81</text:p>
          </table:table-cell>
          <table:table-cell office:value-type="float" office:value="120.85" calcext:value-type="float">
            <text:p>120.85</text:p>
          </table:table-cell>
          <table:table-cell office:value-type="float" office:value="1650.17" calcext:value-type="float">
            <text:p>1,650.17</text:p>
          </table:table-cell>
          <table:table-cell office:value-type="float" office:value="185.62" calcext:value-type="float">
            <text:p>185.62</text:p>
          </table:table-cell>
          <table:table-cell office:value-type="float" office:value="0.56" calcext:value-type="float">
            <text:p>0.56</text:p>
          </table:table-cell>
          <table:table-cell table:formula="of:=[.L70]*[.N70]" office:value-type="float" office:value="32.6648" calcext:value-type="float">
            <text:p>32.66</text:p>
          </table:table-cell>
          <table:table-cell office:value-type="float" office:value="58.33" calcext:value-type="float">
            <text:p>58.33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71];&quot;##.0&quot;);&quot;_&quot;;TEXT([.B71];&quot;##.0&quot;))" office:value-type="string" office:string-value="CFCHS_177.8_5.0" calcext:value-type="string">
            <text:p>CFCHS_177.8_5.0</text:p>
          </table:table-cell>
          <table:table-cell office:value-type="float" office:value="21.308" calcext:value-type="float">
            <text:p>21.308</text:p>
          </table:table-cell>
          <table:table-cell office:value-type="float" office:value="27.14" calcext:value-type="float">
            <text:p>27.14</text:p>
          </table:table-cell>
          <table:table-cell office:value-type="float" office:value="1013.97" calcext:value-type="float">
            <text:p>1,013.97</text:p>
          </table:table-cell>
          <table:table-cell office:value-type="float" office:value="6.11" calcext:value-type="float">
            <text:p>6.11</text:p>
          </table:table-cell>
          <table:table-cell office:value-type="float" office:value="114.06" calcext:value-type="float">
            <text:p>114.06</text:p>
          </table:table-cell>
          <table:table-cell office:value-type="float" office:value="149.34" calcext:value-type="float">
            <text:p>149.34</text:p>
          </table:table-cell>
          <table:table-cell office:value-type="float" office:value="2027.94" calcext:value-type="float">
            <text:p>2,027.94</text:p>
          </table:table-cell>
          <table:table-cell office:value-type="float" office:value="228.11" calcext:value-type="float">
            <text:p>228.11</text:p>
          </table:table-cell>
          <table:table-cell office:value-type="float" office:value="0.56" calcext:value-type="float">
            <text:p>0.56</text:p>
          </table:table-cell>
          <table:table-cell table:formula="of:=[.L71]*[.N71]" office:value-type="float" office:value="26.2808" calcext:value-type="float">
            <text:p>26.28</text:p>
          </table:table-cell>
          <table:table-cell office:value-type="float" office:value="46.93" calcext:value-type="float">
            <text:p>46.9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72];&quot;##.0&quot;);&quot;_&quot;;TEXT([.B72];&quot;##.0&quot;))" office:value-type="string" office:string-value="CFCHS_177.8_6.0" calcext:value-type="string">
            <text:p>CFCHS_177.8_6.0</text:p>
          </table:table-cell>
          <table:table-cell office:value-type="float" office:value="25.421" calcext:value-type="float">
            <text:p>25.421</text:p>
          </table:table-cell>
          <table:table-cell office:value-type="float" office:value="32.38" calcext:value-type="float">
            <text:p>32.38</text:p>
          </table:table-cell>
          <table:table-cell office:value-type="float" office:value="1196.22" calcext:value-type="float">
            <text:p>1,196.22</text:p>
          </table:table-cell>
          <table:table-cell office:value-type="float" office:value="6.08" calcext:value-type="float">
            <text:p>6.08</text:p>
          </table:table-cell>
          <table:table-cell office:value-type="float" office:value="134.56" calcext:value-type="float">
            <text:p>134.56</text:p>
          </table:table-cell>
          <table:table-cell office:value-type="float" office:value="177.16" calcext:value-type="float">
            <text:p>177.16</text:p>
          </table:table-cell>
          <table:table-cell office:value-type="float" office:value="2392.43" calcext:value-type="float">
            <text:p>2,392.43</text:p>
          </table:table-cell>
          <table:table-cell office:value-type="float" office:value="269.12" calcext:value-type="float">
            <text:p>269.12</text:p>
          </table:table-cell>
          <table:table-cell office:value-type="float" office:value="0.56" calcext:value-type="float">
            <text:p>0.56</text:p>
          </table:table-cell>
          <table:table-cell table:formula="of:=[.L72]*[.N72]" office:value-type="float" office:value="22.0304" calcext:value-type="float">
            <text:p>22.03</text:p>
          </table:table-cell>
          <table:table-cell office:value-type="float" office:value="39.34" calcext:value-type="float">
            <text:p>39.3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73];&quot;##.0&quot;);&quot;_&quot;;TEXT([.B73];&quot;##.0&quot;))" office:value-type="string" office:string-value="CFCHS_177.8_6.3" calcext:value-type="string">
            <text:p>CFCHS_177.8_6.3</text:p>
          </table:table-cell>
          <table:table-cell office:value-type="float" office:value="26.646" calcext:value-type="float">
            <text:p>26.646</text:p>
          </table:table-cell>
          <table:table-cell office:value-type="float" office:value="33.94" calcext:value-type="float">
            <text:p>33.94</text:p>
          </table:table-cell>
          <table:table-cell office:value-type="float" office:value="1249.62" calcext:value-type="float">
            <text:p>1,249.62</text:p>
          </table:table-cell>
          <table:table-cell office:value-type="float" office:value="6.07" calcext:value-type="float">
            <text:p>6.07</text:p>
          </table:table-cell>
          <table:table-cell office:value-type="float" office:value="140.56" calcext:value-type="float">
            <text:p>140.56</text:p>
          </table:table-cell>
          <table:table-cell office:value-type="float" office:value="185.38" calcext:value-type="float">
            <text:p>185.38</text:p>
          </table:table-cell>
          <table:table-cell office:value-type="float" office:value="2499.24" calcext:value-type="float">
            <text:p>2,499.24</text:p>
          </table:table-cell>
          <table:table-cell office:value-type="float" office:value="281.13" calcext:value-type="float">
            <text:p>281.13</text:p>
          </table:table-cell>
          <table:table-cell office:value-type="float" office:value="0.56" calcext:value-type="float">
            <text:p>0.56</text:p>
          </table:table-cell>
          <table:table-cell table:formula="of:=[.L73]*[.N73]" office:value-type="float" office:value="21.0168" calcext:value-type="float">
            <text:p>21.02</text:p>
          </table:table-cell>
          <table:table-cell office:value-type="float" office:value="37.53" calcext:value-type="float">
            <text:p>37.53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74];&quot;##.0&quot;);&quot;_&quot;;TEXT([.B74];&quot;##.0&quot;))" office:value-type="string" office:string-value="CFCHS_177.8_8.0" calcext:value-type="string">
            <text:p>CFCHS_177.8_8.0</text:p>
          </table:table-cell>
          <table:table-cell office:value-type="float" office:value="33.5" calcext:value-type="float">
            <text:p>33.500</text:p>
          </table:table-cell>
          <table:table-cell office:value-type="float" office:value="42.68" calcext:value-type="float">
            <text:p>42.68</text:p>
          </table:table-cell>
          <table:table-cell office:value-type="float" office:value="1541.44" calcext:value-type="float">
            <text:p>1,541.44</text:p>
          </table:table-cell>
          <table:table-cell office:value-type="float" office:value="6.01" calcext:value-type="float">
            <text:p>6.01</text:p>
          </table:table-cell>
          <table:table-cell office:value-type="float" office:value="173.39" calcext:value-type="float">
            <text:p>173.39</text:p>
          </table:table-cell>
          <table:table-cell office:value-type="float" office:value="230.83" calcext:value-type="float">
            <text:p>230.83</text:p>
          </table:table-cell>
          <table:table-cell office:value-type="float" office:value="3082.87" calcext:value-type="float">
            <text:p>3,082.87</text:p>
          </table:table-cell>
          <table:table-cell office:value-type="float" office:value="346.78" calcext:value-type="float">
            <text:p>346.78</text:p>
          </table:table-cell>
          <table:table-cell office:value-type="float" office:value="0.56" calcext:value-type="float">
            <text:p>0.56</text:p>
          </table:table-cell>
          <table:table-cell table:formula="of:=[.L74]*[.N74]" office:value-type="float" office:value="16.716" calcext:value-type="float">
            <text:p>16.72</text:p>
          </table:table-cell>
          <table:table-cell office:value-type="float" office:value="29.85" calcext:value-type="float">
            <text:p>29.85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75];&quot;##.0&quot;);&quot;_&quot;;TEXT([.B75];&quot;##.0&quot;))" office:value-type="string" office:string-value="CFCHS_177.8_10.0" calcext:value-type="string">
            <text:p>CFCHS_177.8_10.0</text:p>
          </table:table-cell>
          <table:table-cell office:value-type="float" office:value="41.382" calcext:value-type="float">
            <text:p>41.382</text:p>
          </table:table-cell>
          <table:table-cell office:value-type="float" office:value="52.72" calcext:value-type="float">
            <text:p>52.72</text:p>
          </table:table-cell>
          <table:table-cell office:value-type="float" office:value="1861.98" calcext:value-type="float">
            <text:p>1,861.98</text:p>
          </table:table-cell>
          <table:table-cell office:value-type="float" office:value="5.94" calcext:value-type="float">
            <text:p>5.94</text:p>
          </table:table-cell>
          <table:table-cell office:value-type="float" office:value="209.45" calcext:value-type="float">
            <text:p>209.45</text:p>
          </table:table-cell>
          <table:table-cell office:value-type="float" office:value="281.9" calcext:value-type="float">
            <text:p>281.90</text:p>
          </table:table-cell>
          <table:table-cell office:value-type="float" office:value="3723.96" calcext:value-type="float">
            <text:p>3,723.96</text:p>
          </table:table-cell>
          <table:table-cell office:value-type="float" office:value="418.89" calcext:value-type="float">
            <text:p>418.89</text:p>
          </table:table-cell>
          <table:table-cell office:value-type="float" office:value="0.56" calcext:value-type="float">
            <text:p>0.56</text:p>
          </table:table-cell>
          <table:table-cell table:formula="of:=[.L75]*[.N75]" office:value-type="float" office:value="13.5352" calcext:value-type="float">
            <text:p>13.54</text:p>
          </table:table-cell>
          <table:table-cell office:value-type="float" office:value="24.17" calcext:value-type="float">
            <text:p>24.17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76];&quot;##.0&quot;);&quot;_&quot;;TEXT([.B76];&quot;##.0&quot;))" office:value-type="string" office:string-value="CFCHS_177.8_12.0" calcext:value-type="string">
            <text:p>CFCHS_177.8_12.0</text:p>
          </table:table-cell>
          <table:table-cell office:value-type="float" office:value="49.067" calcext:value-type="float">
            <text:p>49.067</text:p>
          </table:table-cell>
          <table:table-cell office:value-type="float" office:value="62.51" calcext:value-type="float">
            <text:p>62.51</text:p>
          </table:table-cell>
          <table:table-cell office:value-type="float" office:value="2159.06" calcext:value-type="float">
            <text:p>2,159.06</text:p>
          </table:table-cell>
          <table:table-cell office:value-type="float" office:value="5.88" calcext:value-type="float">
            <text:p>5.88</text:p>
          </table:table-cell>
          <table:table-cell office:value-type="float" office:value="242.86" calcext:value-type="float">
            <text:p>242.86</text:p>
          </table:table-cell>
          <table:table-cell office:value-type="float" office:value="330.45" calcext:value-type="float">
            <text:p>330.45</text:p>
          </table:table-cell>
          <table:table-cell office:value-type="float" office:value="4318.11" calcext:value-type="float">
            <text:p>4,318.11</text:p>
          </table:table-cell>
          <table:table-cell office:value-type="float" office:value="485.73" calcext:value-type="float">
            <text:p>485.73</text:p>
          </table:table-cell>
          <table:table-cell office:value-type="float" office:value="0.56" calcext:value-type="float">
            <text:p>0.56</text:p>
          </table:table-cell>
          <table:table-cell table:formula="of:=[.L76]*[.N76]" office:value-type="float" office:value="11.4128" calcext:value-type="float">
            <text:p>11.41</text:p>
          </table:table-cell>
          <table:table-cell office:value-type="float" office:value="20.38" calcext:value-type="float">
            <text:p>20.38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77];&quot;##.0&quot;);&quot;_&quot;;TEXT([.B77];&quot;##.0&quot;))" office:value-type="string" office:string-value="CFCHS_177.8_12.5" calcext:value-type="string">
            <text:p>CFCHS_177.8_12.5</text:p>
          </table:table-cell>
          <table:table-cell office:value-type="float" office:value="50.957" calcext:value-type="float">
            <text:p>50.957</text:p>
          </table:table-cell>
          <table:table-cell office:value-type="float" office:value="64.91" calcext:value-type="float">
            <text:p>64.91</text:p>
          </table:table-cell>
          <table:table-cell office:value-type="float" office:value="2229.79" calcext:value-type="float">
            <text:p>2,229.79</text:p>
          </table:table-cell>
          <table:table-cell office:value-type="float" office:value="5.86" calcext:value-type="float">
            <text:p>5.86</text:p>
          </table:table-cell>
          <table:table-cell office:value-type="float" office:value="250.82" calcext:value-type="float">
            <text:p>250.82</text:p>
          </table:table-cell>
          <table:table-cell office:value-type="float" office:value="342.2" calcext:value-type="float">
            <text:p>342.20</text:p>
          </table:table-cell>
          <table:table-cell office:value-type="float" office:value="4459.59" calcext:value-type="float">
            <text:p>4,459.59</text:p>
          </table:table-cell>
          <table:table-cell office:value-type="float" office:value="501.64" calcext:value-type="float">
            <text:p>501.64</text:p>
          </table:table-cell>
          <table:table-cell office:value-type="float" office:value="0.56" calcext:value-type="float">
            <text:p>0.56</text:p>
          </table:table-cell>
          <table:table-cell table:formula="of:=[.L77]*[.N77]" office:value-type="float" office:value="10.9872" calcext:value-type="float">
            <text:p>10.99</text:p>
          </table:table-cell>
          <table:table-cell office:value-type="float" office:value="19.62" calcext:value-type="float">
            <text:p>19.6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78];&quot;##.0&quot;);&quot;_&quot;;TEXT([.B78];&quot;##.0&quot;))" office:value-type="string" office:string-value="CFCHS_193.7_4.0" calcext:value-type="string">
            <text:p>CFCHS_193.7_4.0</text:p>
          </table:table-cell>
          <table:table-cell office:value-type="float" office:value="18.713" calcext:value-type="float">
            <text:p>18.713</text:p>
          </table:table-cell>
          <table:table-cell office:value-type="float" office:value="23.84" calcext:value-type="float">
            <text:p>23.84</text:p>
          </table:table-cell>
          <table:table-cell office:value-type="float" office:value="1072.79" calcext:value-type="float">
            <text:p>1,072.79</text:p>
          </table:table-cell>
          <table:table-cell office:value-type="float" office:value="6.71" calcext:value-type="float">
            <text:p>6.7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43.97" calcext:value-type="float">
            <text:p>143.97</text:p>
          </table:table-cell>
          <table:table-cell office:value-type="float" office:value="2145.58" calcext:value-type="float">
            <text:p>2,145.58</text:p>
          </table:table-cell>
          <table:table-cell office:value-type="float" office:value="221.54" calcext:value-type="float">
            <text:p>221.54</text:p>
          </table:table-cell>
          <table:table-cell office:value-type="float" office:value="0.61" calcext:value-type="float">
            <text:p>0.61</text:p>
          </table:table-cell>
          <table:table-cell table:formula="of:=[.L78]*[.N78]" office:value-type="float" office:value="32.5984" calcext:value-type="float">
            <text:p>32.60</text:p>
          </table:table-cell>
          <table:table-cell office:value-type="float" office:value="53.44" calcext:value-type="float">
            <text:p>53.44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79];&quot;##.0&quot;);&quot;_&quot;;TEXT([.B79];&quot;##.0&quot;))" office:value-type="string" office:string-value="CFCHS_193.7_5.0" calcext:value-type="string">
            <text:p>CFCHS_193.7_5.0</text:p>
          </table:table-cell>
          <table:table-cell office:value-type="float" office:value="23.268" calcext:value-type="float">
            <text:p>23.268</text:p>
          </table:table-cell>
          <table:table-cell office:value-type="float" office:value="29.64" calcext:value-type="float">
            <text:p>29.64</text:p>
          </table:table-cell>
          <table:table-cell office:value-type="float" office:value="1320.23" calcext:value-type="float">
            <text:p>1,320.23</text:p>
          </table:table-cell>
          <table:table-cell office:value-type="float" office:value="6.67" calcext:value-type="float">
            <text:p>6.6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78.08" calcext:value-type="float">
            <text:p>178.08</text:p>
          </table:table-cell>
          <table:table-cell office:value-type="float" office:value="2640.46" calcext:value-type="float">
            <text:p>2,640.46</text:p>
          </table:table-cell>
          <table:table-cell office:value-type="float" office:value="272.63" calcext:value-type="float">
            <text:p>272.63</text:p>
          </table:table-cell>
          <table:table-cell office:value-type="float" office:value="0.61" calcext:value-type="float">
            <text:p>0.61</text:p>
          </table:table-cell>
          <table:table-cell table:formula="of:=[.L79]*[.N79]" office:value-type="float" office:value="26.2178" calcext:value-type="float">
            <text:p>26.22</text:p>
          </table:table-cell>
          <table:table-cell office:value-type="float" office:value="42.98" calcext:value-type="float">
            <text:p>42.98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80];&quot;##.0&quot;);&quot;_&quot;;TEXT([.B80];&quot;##.0&quot;))" office:value-type="string" office:string-value="CFCHS_193.7_6.0" calcext:value-type="string">
            <text:p>CFCHS_193.7_6.0</text:p>
          </table:table-cell>
          <table:table-cell office:value-type="float" office:value="27.774" calcext:value-type="float">
            <text:p>27.774</text:p>
          </table:table-cell>
          <table:table-cell office:value-type="float" office:value="35.38" calcext:value-type="float">
            <text:p>35.38</text:p>
          </table:table-cell>
          <table:table-cell office:value-type="float" office:value="1559.72" calcext:value-type="float">
            <text:p>1,559.72</text:p>
          </table:table-cell>
          <table:table-cell office:value-type="float" office:value="6.64" calcext:value-type="float">
            <text:p>6.64</text:p>
          </table:table-cell>
          <table:table-cell office:value-type="float" office:value="161.05" calcext:value-type="float">
            <text:p>161.05</text:p>
          </table:table-cell>
          <table:table-cell office:value-type="float" office:value="211.46" calcext:value-type="float">
            <text:p>211.46</text:p>
          </table:table-cell>
          <table:table-cell office:value-type="float" office:value="3119.45" calcext:value-type="float">
            <text:p>3,119.45</text:p>
          </table:table-cell>
          <table:table-cell office:value-type="float" office:value="322.09" calcext:value-type="float">
            <text:p>322.09</text:p>
          </table:table-cell>
          <table:table-cell office:value-type="float" office:value="0.61" calcext:value-type="float">
            <text:p>0.61</text:p>
          </table:table-cell>
          <table:table-cell table:formula="of:=[.L80]*[.N80]" office:value-type="float" office:value="21.9661" calcext:value-type="float">
            <text:p>21.97</text:p>
          </table:table-cell>
          <table:table-cell office:value-type="float" office:value="36.01" calcext:value-type="float">
            <text:p>36.01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81];&quot;##.0&quot;);&quot;_&quot;;TEXT([.B81];&quot;##.0&quot;))" office:value-type="string" office:string-value="CFCHS_193.7_6.3" calcext:value-type="string">
            <text:p>CFCHS_193.7_6.3</text:p>
          </table:table-cell>
          <table:table-cell office:value-type="float" office:value="29.116" calcext:value-type="float">
            <text:p>29.116</text:p>
          </table:table-cell>
          <table:table-cell office:value-type="float" office:value="37.09" calcext:value-type="float">
            <text:p>37.09</text:p>
          </table:table-cell>
          <table:table-cell office:value-type="float" office:value="1630.05" calcext:value-type="float">
            <text:p>1,630.05</text:p>
          </table:table-cell>
          <table:table-cell office:value-type="float" office:value="6.63" calcext:value-type="float">
            <text:p>6.63</text:p>
          </table:table-cell>
          <table:table-cell office:value-type="float" office:value="168.31" calcext:value-type="float">
            <text:p>168.31</text:p>
          </table:table-cell>
          <table:table-cell office:value-type="float" office:value="221.33" calcext:value-type="float">
            <text:p>221.33</text:p>
          </table:table-cell>
          <table:table-cell office:value-type="float" office:value="3260.09" calcext:value-type="float">
            <text:p>3,260.09</text:p>
          </table:table-cell>
          <table:table-cell office:value-type="float" office:value="336.61" calcext:value-type="float">
            <text:p>336.61</text:p>
          </table:table-cell>
          <table:table-cell office:value-type="float" office:value="0.61" calcext:value-type="float">
            <text:p>0.61</text:p>
          </table:table-cell>
          <table:table-cell table:formula="of:=[.L81]*[.N81]" office:value-type="float" office:value="20.9535" calcext:value-type="float">
            <text:p>20.95</text:p>
          </table:table-cell>
          <table:table-cell office:value-type="float" office:value="34.35" calcext:value-type="float">
            <text:p>34.3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82];&quot;##.0&quot;);&quot;_&quot;;TEXT([.B82];&quot;##.0&quot;))" office:value-type="string" office:string-value="CFCHS_193.7_8.0" calcext:value-type="string">
            <text:p>CFCHS_193.7_8.0</text:p>
          </table:table-cell>
          <table:table-cell office:value-type="float" office:value="36.637" calcext:value-type="float">
            <text:p>36.637</text:p>
          </table:table-cell>
          <table:table-cell office:value-type="float" office:value="46.67" calcext:value-type="float">
            <text:p>46.67</text:p>
          </table:table-cell>
          <table:table-cell office:value-type="float" office:value="2015.54" calcext:value-type="float">
            <text:p>2,015.54</text:p>
          </table:table-cell>
          <table:table-cell office:value-type="float" office:value="6.57" calcext:value-type="float">
            <text:p>6.57</text:p>
          </table:table-cell>
          <table:table-cell office:value-type="float" office:value="208.11" calcext:value-type="float">
            <text:p>208.11</text:p>
          </table:table-cell>
          <table:table-cell office:value-type="float" office:value="276.05" calcext:value-type="float">
            <text:p>276.05</text:p>
          </table:table-cell>
          <table:table-cell office:value-type="float" office:value="4031.07" calcext:value-type="float">
            <text:p>4,031.07</text:p>
          </table:table-cell>
          <table:table-cell office:value-type="float" office:value="416.22" calcext:value-type="float">
            <text:p>416.22</text:p>
          </table:table-cell>
          <table:table-cell office:value-type="float" office:value="0.61" calcext:value-type="float">
            <text:p>0.61</text:p>
          </table:table-cell>
          <table:table-cell table:formula="of:=[.L82]*[.N82]" office:value-type="float" office:value="16.6469" calcext:value-type="float">
            <text:p>16.65</text:p>
          </table:table-cell>
          <table:table-cell office:value-type="float" office:value="27.29" calcext:value-type="float">
            <text:p>27.2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83];&quot;##.0&quot;);&quot;_&quot;;TEXT([.B83];&quot;##.0&quot;))" office:value-type="string" office:string-value="CFCHS_193.7_10.0" calcext:value-type="string">
            <text:p>CFCHS_193.7_10.0</text:p>
          </table:table-cell>
          <table:table-cell office:value-type="float" office:value="45.303" calcext:value-type="float">
            <text:p>45.303</text:p>
          </table:table-cell>
          <table:table-cell office:value-type="float" office:value="57.71" calcext:value-type="float">
            <text:p>57.71</text:p>
          </table:table-cell>
          <table:table-cell office:value-type="float" office:value="2441.59" calcext:value-type="float">
            <text:p>2,441.59</text:p>
          </table:table-cell>
          <table:table-cell office:value-type="float" office:value="6.5" calcext:value-type="float">
            <text:p>6.50</text:p>
          </table:table-cell>
          <table:table-cell office:value-type="float" office:value="252.1" calcext:value-type="float">
            <text:p>252.10</text:p>
          </table:table-cell>
          <table:table-cell office:value-type="float" office:value="337.79" calcext:value-type="float">
            <text:p>337.79</text:p>
          </table:table-cell>
          <table:table-cell office:value-type="float" office:value="4883.18" calcext:value-type="float">
            <text:p>4,883.18</text:p>
          </table:table-cell>
          <table:table-cell office:value-type="float" office:value="504.2" calcext:value-type="float">
            <text:p>504.20</text:p>
          </table:table-cell>
          <table:table-cell office:value-type="float" office:value="0.61" calcext:value-type="float">
            <text:p>0.61</text:p>
          </table:table-cell>
          <table:table-cell table:formula="of:=[.L83]*[.N83]" office:value-type="float" office:value="13.4627" calcext:value-type="float">
            <text:p>13.46</text:p>
          </table:table-cell>
          <table:table-cell office:value-type="float" office:value="22.07" calcext:value-type="float">
            <text:p>22.0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84];&quot;##.0&quot;);&quot;_&quot;;TEXT([.B84];&quot;##.0&quot;))" office:value-type="string" office:string-value="CFCHS_193.7_12.0" calcext:value-type="string">
            <text:p>CFCHS_193.7_12.0</text:p>
          </table:table-cell>
          <table:table-cell office:value-type="float" office:value="53.772" calcext:value-type="float">
            <text:p>53.772</text:p>
          </table:table-cell>
          <table:table-cell office:value-type="float" office:value="68.5" calcext:value-type="float">
            <text:p>68.50</text:p>
          </table:table-cell>
          <table:table-cell office:value-type="float" office:value="2839.2" calcext:value-type="float">
            <text:p>2,839.20</text:p>
          </table:table-cell>
          <table:table-cell office:value-type="float" office:value="6.44" calcext:value-type="float">
            <text:p>6.44</text:p>
          </table:table-cell>
          <table:table-cell office:value-type="float" office:value="293.15" calcext:value-type="float">
            <text:p>293.15</text:p>
          </table:table-cell>
          <table:table-cell office:value-type="float" office:value="396.75" calcext:value-type="float">
            <text:p>396.75</text:p>
          </table:table-cell>
          <table:table-cell office:value-type="float" office:value="5678.4" calcext:value-type="float">
            <text:p>5,678.40</text:p>
          </table:table-cell>
          <table:table-cell office:value-type="float" office:value="586.31" calcext:value-type="float">
            <text:p>586.31</text:p>
          </table:table-cell>
          <table:table-cell office:value-type="float" office:value="0.61" calcext:value-type="float">
            <text:p>0.61</text:p>
          </table:table-cell>
          <table:table-cell table:formula="of:=[.L84]*[.N84]" office:value-type="float" office:value="11.346" calcext:value-type="float">
            <text:p>11.35</text:p>
          </table:table-cell>
          <table:table-cell office:value-type="float" office:value="18.6" calcext:value-type="float">
            <text:p>18.6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85];&quot;##.0&quot;);&quot;_&quot;;TEXT([.B85];&quot;##.0&quot;))" office:value-type="string" office:string-value="CFCHS_193.7_12.5" calcext:value-type="string">
            <text:p>CFCHS_193.7_12.5</text:p>
          </table:table-cell>
          <table:table-cell office:value-type="float" office:value="55.858" calcext:value-type="float">
            <text:p>55.858</text:p>
          </table:table-cell>
          <table:table-cell office:value-type="float" office:value="71.16" calcext:value-type="float">
            <text:p>71.16</text:p>
          </table:table-cell>
          <table:table-cell office:value-type="float" office:value="2934.31" calcext:value-type="float">
            <text:p>2,934.31</text:p>
          </table:table-cell>
          <table:table-cell office:value-type="float" office:value="6.42" calcext:value-type="float">
            <text:p>6.42</text:p>
          </table:table-cell>
          <table:table-cell office:value-type="float" office:value="302.97" calcext:value-type="float">
            <text:p>302.97</text:p>
          </table:table-cell>
          <table:table-cell office:value-type="float" office:value="411.07" calcext:value-type="float">
            <text:p>411.07</text:p>
          </table:table-cell>
          <table:table-cell office:value-type="float" office:value="5868.62" calcext:value-type="float">
            <text:p>5,868.62</text:p>
          </table:table-cell>
          <table:table-cell office:value-type="float" office:value="605.95" calcext:value-type="float">
            <text:p>605.95</text:p>
          </table:table-cell>
          <table:table-cell office:value-type="float" office:value="0.61" calcext:value-type="float">
            <text:p>0.61</text:p>
          </table:table-cell>
          <table:table-cell table:formula="of:=[.L85]*[.N85]" office:value-type="float" office:value="10.919" calcext:value-type="float">
            <text:p>10.92</text:p>
          </table:table-cell>
          <table:table-cell office:value-type="float" office:value="17.9" calcext:value-type="float">
            <text:p>17.90</text:p>
          </table:table-cell>
          <table:table-cell office:value-type="float" office:value="15.5" calcext:value-type="float">
            <text:p>15.50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86];&quot;##.0&quot;);&quot;_&quot;;TEXT([.B86];&quot;##.0&quot;))" office:value-type="string" office:string-value="CFCHS_219.1_4.0" calcext:value-type="string">
            <text:p>CFCHS_219.1_4.0</text:p>
          </table:table-cell>
          <table:table-cell office:value-type="float" office:value="21.219" calcext:value-type="float">
            <text:p>21.219</text:p>
          </table:table-cell>
          <table:table-cell office:value-type="float" office:value="27.03" calcext:value-type="float">
            <text:p>27.03</text:p>
          </table:table-cell>
          <table:table-cell office:value-type="float" office:value="1563.84" calcext:value-type="float">
            <text:p>1,563.84</text:p>
          </table:table-cell>
          <table:table-cell office:value-type="float" office:value="7.61" calcext:value-type="float">
            <text:p>7.61</text:p>
          </table:table-cell>
          <table:table-cell office:value-type="float" office:value="142.75" calcext:value-type="float">
            <text:p>142.75</text:p>
          </table:table-cell>
          <table:table-cell office:value-type="float" office:value="185.09" calcext:value-type="float">
            <text:p>185.09</text:p>
          </table:table-cell>
          <table:table-cell office:value-type="float" office:value="3127.67" calcext:value-type="float">
            <text:p>3,127.67</text:p>
          </table:table-cell>
          <table:table-cell office:value-type="float" office:value="285.5" calcext:value-type="float">
            <text:p>285.50</text:p>
          </table:table-cell>
          <table:table-cell office:value-type="float" office:value="0.69" calcext:value-type="float">
            <text:p>0.69</text:p>
          </table:table-cell>
          <table:table-cell table:formula="of:=[.L86]*[.N86]" office:value-type="float" office:value="32.5197" calcext:value-type="float">
            <text:p>32.52</text:p>
          </table:table-cell>
          <table:table-cell office:value-type="float" office:value="47.13" calcext:value-type="float">
            <text:p>47.13</text:p>
          </table:table-cell>
          <table:table-cell office:value-type="float" office:value="54.78" calcext:value-type="float">
            <text:p>5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87];&quot;##.0&quot;);&quot;_&quot;;TEXT([.B87];&quot;##.0&quot;))" office:value-type="string" office:string-value="CFCHS_219.1_5.0" calcext:value-type="string">
            <text:p>CFCHS_219.1_5.0</text:p>
          </table:table-cell>
          <table:table-cell office:value-type="float" office:value="26.4" calcext:value-type="float">
            <text:p>26.400</text:p>
          </table:table-cell>
          <table:table-cell office:value-type="float" office:value="33.63" calcext:value-type="float">
            <text:p>33.63</text:p>
          </table:table-cell>
          <table:table-cell office:value-type="float" office:value="1928.04" calcext:value-type="float">
            <text:p>1,928.04</text:p>
          </table:table-cell>
          <table:table-cell office:value-type="float" office:value="7.57" calcext:value-type="float">
            <text:p>7.57</text:p>
          </table:table-cell>
          <table:table-cell office:value-type="float" office:value="176" calcext:value-type="float">
            <text:p>176.00</text:p>
          </table:table-cell>
          <table:table-cell office:value-type="float" office:value="229.24" calcext:value-type="float">
            <text:p>229.24</text:p>
          </table:table-cell>
          <table:table-cell office:value-type="float" office:value="3856.09" calcext:value-type="float">
            <text:p>3,856.09</text:p>
          </table:table-cell>
          <table:table-cell office:value-type="float" office:value="351.99" calcext:value-type="float">
            <text:p>351.99</text:p>
          </table:table-cell>
          <table:table-cell office:value-type="float" office:value="0.69" calcext:value-type="float">
            <text:p>0.69</text:p>
          </table:table-cell>
          <table:table-cell table:formula="of:=[.L87]*[.N87]" office:value-type="float" office:value="26.1372" calcext:value-type="float">
            <text:p>26.14</text:p>
          </table:table-cell>
          <table:table-cell office:value-type="float" office:value="37.88" calcext:value-type="float">
            <text:p>37.88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88];&quot;##.0&quot;);&quot;_&quot;;TEXT([.B88];&quot;##.0&quot;))" office:value-type="string" office:string-value="CFCHS_219.1_6.0" calcext:value-type="string">
            <text:p>CFCHS_219.1_6.0</text:p>
          </table:table-cell>
          <table:table-cell office:value-type="float" office:value="31.532" calcext:value-type="float">
            <text:p>31.532</text:p>
          </table:table-cell>
          <table:table-cell office:value-type="float" office:value="40.17" calcext:value-type="float">
            <text:p>40.17</text:p>
          </table:table-cell>
          <table:table-cell office:value-type="float" office:value="2281.95" calcext:value-type="float">
            <text:p>2,281.95</text:p>
          </table:table-cell>
          <table:table-cell office:value-type="float" office:value="7.54" calcext:value-type="float">
            <text:p>7.54</text:p>
          </table:table-cell>
          <table:table-cell office:value-type="float" office:value="208.3" calcext:value-type="float">
            <text:p>208.30</text:p>
          </table:table-cell>
          <table:table-cell office:value-type="float" office:value="272.54" calcext:value-type="float">
            <text:p>272.54</text:p>
          </table:table-cell>
          <table:table-cell office:value-type="float" office:value="4563.89" calcext:value-type="float">
            <text:p>4,563.89</text:p>
          </table:table-cell>
          <table:table-cell office:value-type="float" office:value="416.6" calcext:value-type="float">
            <text:p>416.60</text:p>
          </table:table-cell>
          <table:table-cell office:value-type="float" office:value="0.69" calcext:value-type="float">
            <text:p>0.69</text:p>
          </table:table-cell>
          <table:table-cell table:formula="of:=[.L88]*[.N88]" office:value-type="float" office:value="21.8799" calcext:value-type="float">
            <text:p>21.88</text:p>
          </table:table-cell>
          <table:table-cell office:value-type="float" office:value="31.71" calcext:value-type="float">
            <text:p>31.71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89];&quot;##.0&quot;);&quot;_&quot;;TEXT([.B89];&quot;##.0&quot;))" office:value-type="string" office:string-value="CFCHS_219.1_6.3" calcext:value-type="string">
            <text:p>CFCHS_219.1_6.3</text:p>
          </table:table-cell>
          <table:table-cell office:value-type="float" office:value="33.062" calcext:value-type="float">
            <text:p>33.062</text:p>
          </table:table-cell>
          <table:table-cell office:value-type="float" office:value="42.12" calcext:value-type="float">
            <text:p>42.12</text:p>
          </table:table-cell>
          <table:table-cell office:value-type="float" office:value="2386.14" calcext:value-type="float">
            <text:p>2,386.14</text:p>
          </table:table-cell>
          <table:table-cell office:value-type="float" office:value="7.53" calcext:value-type="float">
            <text:p>7.53</text:p>
          </table:table-cell>
          <table:table-cell office:value-type="float" office:value="217.81" calcext:value-type="float">
            <text:p>217.81</text:p>
          </table:table-cell>
          <table:table-cell office:value-type="float" office:value="285.37" calcext:value-type="float">
            <text:p>285.37</text:p>
          </table:table-cell>
          <table:table-cell office:value-type="float" office:value="4772.28" calcext:value-type="float">
            <text:p>4,772.28</text:p>
          </table:table-cell>
          <table:table-cell office:value-type="float" office:value="435.63" calcext:value-type="float">
            <text:p>435.63</text:p>
          </table:table-cell>
          <table:table-cell office:value-type="float" office:value="0.69" calcext:value-type="float">
            <text:p>0.69</text:p>
          </table:table-cell>
          <table:table-cell table:formula="of:=[.L89]*[.N89]" office:value-type="float" office:value="20.8725" calcext:value-type="float">
            <text:p>20.87</text:p>
          </table:table-cell>
          <table:table-cell office:value-type="float" office:value="30.25" calcext:value-type="float">
            <text:p>30.25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90];&quot;##.0&quot;);&quot;_&quot;;TEXT([.B90];&quot;##.0&quot;))" office:value-type="string" office:string-value="CFCHS_219.1_8.0" calcext:value-type="string">
            <text:p>CFCHS_219.1_8.0</text:p>
          </table:table-cell>
          <table:table-cell office:value-type="float" office:value="41.648" calcext:value-type="float">
            <text:p>41.648</text:p>
          </table:table-cell>
          <table:table-cell office:value-type="float" office:value="53.06" calcext:value-type="float">
            <text:p>53.06</text:p>
          </table:table-cell>
          <table:table-cell office:value-type="float" office:value="2959.63" calcext:value-type="float">
            <text:p>2,959.63</text:p>
          </table:table-cell>
          <table:table-cell office:value-type="float" office:value="7.47" calcext:value-type="float">
            <text:p>7.47</text:p>
          </table:table-cell>
          <table:table-cell office:value-type="float" office:value="270.16" calcext:value-type="float">
            <text:p>270.16</text:p>
          </table:table-cell>
          <table:table-cell office:value-type="float" office:value="356.68" calcext:value-type="float">
            <text:p>356.68</text:p>
          </table:table-cell>
          <table:table-cell office:value-type="float" office:value="5919.27" calcext:value-type="float">
            <text:p>5,919.27</text:p>
          </table:table-cell>
          <table:table-cell office:value-type="float" office:value="540.33" calcext:value-type="float">
            <text:p>540.33</text:p>
          </table:table-cell>
          <table:table-cell office:value-type="float" office:value="0.69" calcext:value-type="float">
            <text:p>0.69</text:p>
          </table:table-cell>
          <table:table-cell table:formula="of:=[.L90]*[.N90]" office:value-type="float" office:value="16.5669" calcext:value-type="float">
            <text:p>16.57</text:p>
          </table:table-cell>
          <table:table-cell office:value-type="float" office:value="24.01" calcext:value-type="float">
            <text:p>24.01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91];&quot;##.0&quot;);&quot;_&quot;;TEXT([.B91];&quot;##.0&quot;))" office:value-type="string" office:string-value="CFCHS_219.1_10.0" calcext:value-type="string">
            <text:p>CFCHS_219.1_10.0</text:p>
          </table:table-cell>
          <table:table-cell office:value-type="float" office:value="51.567" calcext:value-type="float">
            <text:p>51.567</text:p>
          </table:table-cell>
          <table:table-cell office:value-type="float" office:value="65.69" calcext:value-type="float">
            <text:p>65.69</text:p>
          </table:table-cell>
          <table:table-cell office:value-type="float" office:value="3598.44" calcext:value-type="float">
            <text:p>3,598.44</text:p>
          </table:table-cell>
          <table:table-cell office:value-type="float" office:value="7.4" calcext:value-type="float">
            <text:p>7.40</text:p>
          </table:table-cell>
          <table:table-cell office:value-type="float" office:value="328.47" calcext:value-type="float">
            <text:p>328.47</text:p>
          </table:table-cell>
          <table:table-cell office:value-type="float" office:value="437.56" calcext:value-type="float">
            <text:p>437.56</text:p>
          </table:table-cell>
          <table:table-cell office:value-type="float" office:value="7196.88" calcext:value-type="float">
            <text:p>7,196.88</text:p>
          </table:table-cell>
          <table:table-cell office:value-type="float" office:value="656.95" calcext:value-type="float">
            <text:p>656.95</text:p>
          </table:table-cell>
          <table:table-cell office:value-type="float" office:value="0.69" calcext:value-type="float">
            <text:p>0.69</text:p>
          </table:table-cell>
          <table:table-cell table:formula="of:=[.L91]*[.N91]" office:value-type="float" office:value="13.3791" calcext:value-type="float">
            <text:p>13.38</text:p>
          </table:table-cell>
          <table:table-cell office:value-type="float" office:value="19.39" calcext:value-type="float">
            <text:p>19.39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92];&quot;##.0&quot;);&quot;_&quot;;TEXT([.B92];&quot;##.0&quot;))" office:value-type="string" office:string-value="CFCHS_219.1_12.0" calcext:value-type="string">
            <text:p>CFCHS_219.1_12.0</text:p>
          </table:table-cell>
          <table:table-cell office:value-type="float" office:value="61.289" calcext:value-type="float">
            <text:p>61.289</text:p>
          </table:table-cell>
          <table:table-cell office:value-type="float" office:value="78.07" calcext:value-type="float">
            <text:p>78.07</text:p>
          </table:table-cell>
          <table:table-cell office:value-type="float" office:value="4199.88" calcext:value-type="float">
            <text:p>4,199.88</text:p>
          </table:table-cell>
          <table:table-cell office:value-type="float" office:value="7.33" calcext:value-type="float">
            <text:p>7.33</text:p>
          </table:table-cell>
          <table:table-cell office:value-type="float" office:value="383.38" calcext:value-type="float">
            <text:p>383.38</text:p>
          </table:table-cell>
          <table:table-cell office:value-type="float" office:value="515.26" calcext:value-type="float">
            <text:p>515.26</text:p>
          </table:table-cell>
          <table:table-cell office:value-type="float" office:value="8399.76" calcext:value-type="float">
            <text:p>8,399.76</text:p>
          </table:table-cell>
          <table:table-cell office:value-type="float" office:value="766.75" calcext:value-type="float">
            <text:p>766.75</text:p>
          </table:table-cell>
          <table:table-cell office:value-type="float" office:value="0.69" calcext:value-type="float">
            <text:p>0.69</text:p>
          </table:table-cell>
          <table:table-cell table:formula="of:=[.L92]*[.N92]" office:value-type="float" office:value="11.2608" calcext:value-type="float">
            <text:p>11.26</text:p>
          </table:table-cell>
          <table:table-cell office:value-type="float" office:value="16.32" calcext:value-type="float">
            <text:p>16.32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93];&quot;##.0&quot;);&quot;_&quot;;TEXT([.B93];&quot;##.0&quot;))" office:value-type="string" office:string-value="CFCHS_219.1_12.5" calcext:value-type="string">
            <text:p>CFCHS_219.1_12.5</text:p>
          </table:table-cell>
          <table:table-cell office:value-type="float" office:value="63.688" calcext:value-type="float">
            <text:p>63.688</text:p>
          </table:table-cell>
          <table:table-cell office:value-type="float" office:value="81.13" calcext:value-type="float">
            <text:p>81.13</text:p>
          </table:table-cell>
          <table:table-cell office:value-type="float" office:value="4344.58" calcext:value-type="float">
            <text:p>4,344.58</text:p>
          </table:table-cell>
          <table:table-cell office:value-type="float" office:value="7.32" calcext:value-type="float">
            <text:p>7.32</text:p>
          </table:table-cell>
          <table:table-cell office:value-type="float" office:value="396.58" calcext:value-type="float">
            <text:p>396.58</text:p>
          </table:table-cell>
          <table:table-cell office:value-type="float" office:value="534.2" calcext:value-type="float">
            <text:p>534.20</text:p>
          </table:table-cell>
          <table:table-cell office:value-type="float" office:value="8689.16" calcext:value-type="float">
            <text:p>8,689.16</text:p>
          </table:table-cell>
          <table:table-cell office:value-type="float" office:value="793.17" calcext:value-type="float">
            <text:p>793.17</text:p>
          </table:table-cell>
          <table:table-cell office:value-type="float" office:value="0.69" calcext:value-type="float">
            <text:p>0.69</text:p>
          </table:table-cell>
          <table:table-cell table:formula="of:=[.L93]*[.N93]" office:value-type="float" office:value="10.833" calcext:value-type="float">
            <text:p>10.83</text:p>
          </table:table-cell>
          <table:table-cell office:value-type="float" office:value="15.7" calcext:value-type="float">
            <text:p>15.70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94];&quot;##.0&quot;);&quot;_&quot;;TEXT([.B94];&quot;##.0&quot;))" office:value-type="string" office:string-value="CFCHS_244.5_5.0" calcext:value-type="string">
            <text:p>CFCHS_244.5_5.0</text:p>
          </table:table-cell>
          <table:table-cell office:value-type="float" office:value="29.532" calcext:value-type="float">
            <text:p>29.532</text:p>
          </table:table-cell>
          <table:table-cell office:value-type="float" office:value="37.62" calcext:value-type="float">
            <text:p>37.62</text:p>
          </table:table-cell>
          <table:table-cell office:value-type="float" office:value="2698.58" calcext:value-type="float">
            <text:p>2,698.58</text:p>
          </table:table-cell>
          <table:table-cell office:value-type="float" office:value="8.47" calcext:value-type="float">
            <text:p>8.47</text:p>
          </table:table-cell>
          <table:table-cell office:value-type="float" office:value="220.74" calcext:value-type="float">
            <text:p>220.74</text:p>
          </table:table-cell>
          <table:table-cell office:value-type="float" office:value="286.84" calcext:value-type="float">
            <text:p>286.84</text:p>
          </table:table-cell>
          <table:table-cell office:value-type="float" office:value="5397.16" calcext:value-type="float">
            <text:p>5,397.16</text:p>
          </table:table-cell>
          <table:table-cell office:value-type="float" office:value="441.49" calcext:value-type="float">
            <text:p>441.49</text:p>
          </table:table-cell>
          <table:table-cell office:value-type="float" office:value="0.77" calcext:value-type="float">
            <text:p>0.77</text:p>
          </table:table-cell>
          <table:table-cell table:formula="of:=[.L94]*[.N94]" office:value-type="float" office:value="26.0722" calcext:value-type="float">
            <text:p>26.07</text:p>
          </table:table-cell>
          <table:table-cell office:value-type="float" office:value="33.86" calcext:value-type="float">
            <text:p>33.86</text:p>
          </table:table-cell>
          <table:table-cell office:value-type="float" office:value="48.9" calcext:value-type="float">
            <text:p>48.90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95];&quot;##.0&quot;);&quot;_&quot;;TEXT([.B95];&quot;##.0&quot;))" office:value-type="string" office:string-value="CFCHS_244.5_6.0" calcext:value-type="string">
            <text:p>CFCHS_244.5_6.0</text:p>
          </table:table-cell>
          <table:table-cell office:value-type="float" office:value="35.291" calcext:value-type="float">
            <text:p>35.291</text:p>
          </table:table-cell>
          <table:table-cell office:value-type="float" office:value="44.96" calcext:value-type="float">
            <text:p>44.96</text:p>
          </table:table-cell>
          <table:table-cell office:value-type="float" office:value="3198.53" calcext:value-type="float">
            <text:p>3,198.53</text:p>
          </table:table-cell>
          <table:table-cell office:value-type="float" office:value="8.43" calcext:value-type="float">
            <text:p>8.43</text:p>
          </table:table-cell>
          <table:table-cell office:value-type="float" office:value="261.64" calcext:value-type="float">
            <text:p>261.64</text:p>
          </table:table-cell>
          <table:table-cell office:value-type="float" office:value="341.37" calcext:value-type="float">
            <text:p>341.37</text:p>
          </table:table-cell>
          <table:table-cell office:value-type="float" office:value="6397.07" calcext:value-type="float">
            <text:p>6,397.07</text:p>
          </table:table-cell>
          <table:table-cell office:value-type="float" office:value="523.28" calcext:value-type="float">
            <text:p>523.28</text:p>
          </table:table-cell>
          <table:table-cell office:value-type="float" office:value="0.77" calcext:value-type="float">
            <text:p>0.77</text:p>
          </table:table-cell>
          <table:table-cell table:formula="of:=[.L95]*[.N95]" office:value-type="float" office:value="21.8218" calcext:value-type="float">
            <text:p>21.82</text:p>
          </table:table-cell>
          <table:table-cell office:value-type="float" office:value="28.34" calcext:value-type="float">
            <text:p>28.34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96];&quot;##.0&quot;);&quot;_&quot;;TEXT([.B96];&quot;##.0&quot;))" office:value-type="string" office:string-value="CFCHS_244.5_6.3" calcext:value-type="string">
            <text:p>CFCHS_244.5_6.3</text:p>
          </table:table-cell>
          <table:table-cell office:value-type="float" office:value="37.009" calcext:value-type="float">
            <text:p>37.009</text:p>
          </table:table-cell>
          <table:table-cell office:value-type="float" office:value="47.14" calcext:value-type="float">
            <text:p>47.14</text:p>
          </table:table-cell>
          <table:table-cell office:value-type="float" office:value="3346.03" calcext:value-type="float">
            <text:p>3,346.03</text:p>
          </table:table-cell>
          <table:table-cell office:value-type="float" office:value="8.42" calcext:value-type="float">
            <text:p>8.42</text:p>
          </table:table-cell>
          <table:table-cell office:value-type="float" office:value="273.7" calcext:value-type="float">
            <text:p>273.70</text:p>
          </table:table-cell>
          <table:table-cell office:value-type="float" office:value="357.54" calcext:value-type="float">
            <text:p>357.54</text:p>
          </table:table-cell>
          <table:table-cell office:value-type="float" office:value="6692.05" calcext:value-type="float">
            <text:p>6,692.05</text:p>
          </table:table-cell>
          <table:table-cell office:value-type="float" office:value="547.41" calcext:value-type="float">
            <text:p>547.41</text:p>
          </table:table-cell>
          <table:table-cell office:value-type="float" office:value="0.77" calcext:value-type="float">
            <text:p>0.77</text:p>
          </table:table-cell>
          <table:table-cell table:formula="of:=[.L96]*[.N96]" office:value-type="float" office:value="20.8054" calcext:value-type="float">
            <text:p>20.81</text:p>
          </table:table-cell>
          <table:table-cell office:value-type="float" office:value="27.02" calcext:value-type="float">
            <text:p>27.0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97];&quot;##.0&quot;);&quot;_&quot;;TEXT([.B97];&quot;##.0&quot;))" office:value-type="string" office:string-value="CFCHS_244.5_8.0" calcext:value-type="string">
            <text:p>CFCHS_244.5_8.0</text:p>
          </table:table-cell>
          <table:table-cell office:value-type="float" office:value="46.66" calcext:value-type="float">
            <text:p>46.660</text:p>
          </table:table-cell>
          <table:table-cell office:value-type="float" office:value="59.44" calcext:value-type="float">
            <text:p>59.44</text:p>
          </table:table-cell>
          <table:table-cell office:value-type="float" office:value="4160.45" calcext:value-type="float">
            <text:p>4,160.45</text:p>
          </table:table-cell>
          <table:table-cell office:value-type="float" office:value="8.37" calcext:value-type="float">
            <text:p>8.37</text:p>
          </table:table-cell>
          <table:table-cell office:value-type="float" office:value="340.32" calcext:value-type="float">
            <text:p>340.32</text:p>
          </table:table-cell>
          <table:table-cell office:value-type="float" office:value="447.63" calcext:value-type="float">
            <text:p>447.63</text:p>
          </table:table-cell>
          <table:table-cell office:value-type="float" office:value="8320.89" calcext:value-type="float">
            <text:p>8,320.89</text:p>
          </table:table-cell>
          <table:table-cell office:value-type="float" office:value="680.65" calcext:value-type="float">
            <text:p>680.65</text:p>
          </table:table-cell>
          <table:table-cell office:value-type="float" office:value="0.77" calcext:value-type="float">
            <text:p>0.77</text:p>
          </table:table-cell>
          <table:table-cell table:formula="of:=[.L97]*[.N97]" office:value-type="float" office:value="16.5011" calcext:value-type="float">
            <text:p>16.50</text:p>
          </table:table-cell>
          <table:table-cell office:value-type="float" office:value="21.43" calcext:value-type="float">
            <text:p>21.43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98];&quot;##.0&quot;);&quot;_&quot;;TEXT([.B98];&quot;##.0&quot;))" office:value-type="string" office:string-value="CFCHS_244.5_10.0" calcext:value-type="string">
            <text:p>CFCHS_244.5_10.0</text:p>
          </table:table-cell>
          <table:table-cell office:value-type="float" office:value="57.831" calcext:value-type="float">
            <text:p>57.831</text:p>
          </table:table-cell>
          <table:table-cell office:value-type="float" office:value="73.67" calcext:value-type="float">
            <text:p>73.67</text:p>
          </table:table-cell>
          <table:table-cell office:value-type="float" office:value="5073.15" calcext:value-type="float">
            <text:p>5,073.15</text:p>
          </table:table-cell>
          <table:table-cell office:value-type="float" office:value="8.3" calcext:value-type="float">
            <text:p>8.30</text:p>
          </table:table-cell>
          <table:table-cell office:value-type="float" office:value="414.98" calcext:value-type="float">
            <text:p>414.98</text:p>
          </table:table-cell>
          <table:table-cell office:value-type="float" office:value="550.24" calcext:value-type="float">
            <text:p>550.24</text:p>
          </table:table-cell>
          <table:table-cell office:value-type="float" office:value="10146.29" calcext:value-type="float">
            <text:p>10,146.29</text:p>
          </table:table-cell>
          <table:table-cell office:value-type="float" office:value="829.96" calcext:value-type="float">
            <text:p>829.96</text:p>
          </table:table-cell>
          <table:table-cell office:value-type="float" office:value="0.77" calcext:value-type="float">
            <text:p>0.77</text:p>
          </table:table-cell>
          <table:table-cell table:formula="of:=[.L98]*[.N98]" office:value-type="float" office:value="13.3133" calcext:value-type="float">
            <text:p>13.31</text:p>
          </table:table-cell>
          <table:table-cell office:value-type="float" office:value="17.29" calcext:value-type="float">
            <text:p>17.29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99];&quot;##.0&quot;);&quot;_&quot;;TEXT([.B99];&quot;##.0&quot;))" office:value-type="string" office:string-value="CFCHS_244.5_12.0" calcext:value-type="string">
            <text:p>CFCHS_244.5_12.0</text:p>
          </table:table-cell>
          <table:table-cell office:value-type="float" office:value="68.806" calcext:value-type="float">
            <text:p>68.806</text:p>
          </table:table-cell>
          <table:table-cell office:value-type="float" office:value="87.65" calcext:value-type="float">
            <text:p>87.65</text:p>
          </table:table-cell>
          <table:table-cell office:value-type="float" office:value="5938.34" calcext:value-type="float">
            <text:p>5,938.34</text:p>
          </table:table-cell>
          <table:table-cell office:value-type="float" office:value="8.23" calcext:value-type="float">
            <text:p>8.23</text:p>
          </table:table-cell>
          <table:table-cell office:value-type="float" office:value="485.75" calcext:value-type="float">
            <text:p>485.75</text:p>
          </table:table-cell>
          <table:table-cell office:value-type="float" office:value="649.25" calcext:value-type="float">
            <text:p>649.25</text:p>
          </table:table-cell>
          <table:table-cell office:value-type="float" office:value="11876.69" calcext:value-type="float">
            <text:p>11,876.69</text:p>
          </table:table-cell>
          <table:table-cell office:value-type="float" office:value="971.51" calcext:value-type="float">
            <text:p>971.51</text:p>
          </table:table-cell>
          <table:table-cell office:value-type="float" office:value="0.77" calcext:value-type="float">
            <text:p>0.77</text:p>
          </table:table-cell>
          <table:table-cell table:formula="of:=[.L99]*[.N99]" office:value-type="float" office:value="11.1881" calcext:value-type="float">
            <text:p>11.19</text:p>
          </table:table-cell>
          <table:table-cell office:value-type="float" office:value="14.53" calcext:value-type="float">
            <text:p>14.53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00];&quot;##.0&quot;);&quot;_&quot;;TEXT([.B100];&quot;##.0&quot;))" office:value-type="string" office:string-value="CFCHS_244.5_12.5" calcext:value-type="string">
            <text:p>CFCHS_244.5_12.5</text:p>
          </table:table-cell>
          <table:table-cell office:value-type="float" office:value="71.518" calcext:value-type="float">
            <text:p>71.518</text:p>
          </table:table-cell>
          <table:table-cell office:value-type="float" office:value="91.11" calcext:value-type="float">
            <text:p>91.11</text:p>
          </table:table-cell>
          <table:table-cell office:value-type="float" office:value="6147.42" calcext:value-type="float">
            <text:p>6,147.42</text:p>
          </table:table-cell>
          <table:table-cell office:value-type="float" office:value="8.21" calcext:value-type="float">
            <text:p>8.21</text:p>
          </table:table-cell>
          <table:table-cell office:value-type="float" office:value="502.86" calcext:value-type="float">
            <text:p>502.86</text:p>
          </table:table-cell>
          <table:table-cell office:value-type="float" office:value="673.45" calcext:value-type="float">
            <text:p>673.45</text:p>
          </table:table-cell>
          <table:table-cell office:value-type="float" office:value="12294.84" calcext:value-type="float">
            <text:p>12,294.84</text:p>
          </table:table-cell>
          <table:table-cell office:value-type="float" office:value="1005.71" calcext:value-type="float">
            <text:p>1,005.71</text:p>
          </table:table-cell>
          <table:table-cell office:value-type="float" office:value="0.77" calcext:value-type="float">
            <text:p>0.77</text:p>
          </table:table-cell>
          <table:table-cell table:formula="of:=[.L100]*[.N100]" office:value-type="float" office:value="10.7646" calcext:value-type="float">
            <text:p>10.76</text:p>
          </table:table-cell>
          <table:table-cell office:value-type="float" office:value="13.98" calcext:value-type="float">
            <text:p>13.98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01];&quot;##.0&quot;);&quot;_&quot;;TEXT([.B101];&quot;##.0&quot;))" office:value-type="string" office:string-value="CFCHS_273.0_5.0" calcext:value-type="string">
            <text:p>CFCHS_273.0_5.0</text:p>
          </table:table-cell>
          <table:table-cell office:value-type="float" office:value="33.046" calcext:value-type="float">
            <text:p>33.046</text:p>
          </table:table-cell>
          <table:table-cell office:value-type="float" office:value="42.1" calcext:value-type="float">
            <text:p>42.10</text:p>
          </table:table-cell>
          <table:table-cell office:value-type="float" office:value="3780.81" calcext:value-type="float">
            <text:p>3,780.81</text:p>
          </table:table-cell>
          <table:table-cell office:value-type="float" office:value="9.48" calcext:value-type="float">
            <text:p>9.48</text:p>
          </table:table-cell>
          <table:table-cell office:value-type="float" office:value="276.98" calcext:value-type="float">
            <text:p>276.98</text:p>
          </table:table-cell>
          <table:table-cell office:value-type="float" office:value="359.16" calcext:value-type="float">
            <text:p>359.16</text:p>
          </table:table-cell>
          <table:table-cell office:value-type="float" office:value="7561.63" calcext:value-type="float">
            <text:p>7,561.63</text:p>
          </table:table-cell>
          <table:table-cell office:value-type="float" office:value="553.97" calcext:value-type="float">
            <text:p>553.97</text:p>
          </table:table-cell>
          <table:table-cell office:value-type="float" office:value="0.86" calcext:value-type="float">
            <text:p>0.86</text:p>
          </table:table-cell>
          <table:table-cell table:formula="of:=[.L101]*[.N101]" office:value-type="float" office:value="26.0236" calcext:value-type="float">
            <text:p>26.02</text:p>
          </table:table-cell>
          <table:table-cell office:value-type="float" office:value="30.26" calcext:value-type="float">
            <text:p>30.26</text:p>
          </table:table-cell>
          <table:table-cell office:value-type="float" office:value="54.6" calcext:value-type="float">
            <text:p>54.6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02];&quot;##.0&quot;);&quot;_&quot;;TEXT([.B102];&quot;##.0&quot;))" office:value-type="string" office:string-value="CFCHS_273.0_6.0" calcext:value-type="string">
            <text:p>CFCHS_273.0_6.0</text:p>
          </table:table-cell>
          <table:table-cell office:value-type="float" office:value="39.508" calcext:value-type="float">
            <text:p>39.508</text:p>
          </table:table-cell>
          <table:table-cell office:value-type="float" office:value="50.33" calcext:value-type="float">
            <text:p>50.33</text:p>
          </table:table-cell>
          <table:table-cell office:value-type="float" office:value="4487.08" calcext:value-type="float">
            <text:p>4,487.08</text:p>
          </table:table-cell>
          <table:table-cell office:value-type="float" office:value="9.44" calcext:value-type="float">
            <text:p>9.44</text:p>
          </table:table-cell>
          <table:table-cell office:value-type="float" office:value="328.72" calcext:value-type="float">
            <text:p>328.72</text:p>
          </table:table-cell>
          <table:table-cell office:value-type="float" office:value="427.81" calcext:value-type="float">
            <text:p>427.81</text:p>
          </table:table-cell>
          <table:table-cell office:value-type="float" office:value="8974.17" calcext:value-type="float">
            <text:p>8,974.17</text:p>
          </table:table-cell>
          <table:table-cell office:value-type="float" office:value="657.45" calcext:value-type="float">
            <text:p>657.45</text:p>
          </table:table-cell>
          <table:table-cell office:value-type="float" office:value="0.86" calcext:value-type="float">
            <text:p>0.86</text:p>
          </table:table-cell>
          <table:table-cell table:formula="of:=[.L102]*[.N102]" office:value-type="float" office:value="21.7666" calcext:value-type="float">
            <text:p>21.77</text:p>
          </table:table-cell>
          <table:table-cell office:value-type="float" office:value="25.31" calcext:value-type="float">
            <text:p>25.31</text:p>
          </table:table-cell>
          <table:table-cell office:value-type="float" office:value="45.5" calcext:value-type="float">
            <text:p>45.5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03];&quot;##.0&quot;);&quot;_&quot;;TEXT([.B103];&quot;##.0&quot;))" office:value-type="string" office:string-value="CFCHS_273.0_6.3" calcext:value-type="string">
            <text:p>CFCHS_273.0_6.3</text:p>
          </table:table-cell>
          <table:table-cell office:value-type="float" office:value="41.437" calcext:value-type="float">
            <text:p>41.437</text:p>
          </table:table-cell>
          <table:table-cell office:value-type="float" office:value="52.79" calcext:value-type="float">
            <text:p>52.79</text:p>
          </table:table-cell>
          <table:table-cell office:value-type="float" office:value="4695.82" calcext:value-type="float">
            <text:p>4,695.82</text:p>
          </table:table-cell>
          <table:table-cell office:value-type="float" office:value="9.43" calcext:value-type="float">
            <text:p>9.43</text:p>
          </table:table-cell>
          <table:table-cell office:value-type="float" office:value="344.02" calcext:value-type="float">
            <text:p>344.02</text:p>
          </table:table-cell>
          <table:table-cell office:value-type="float" office:value="448.2" calcext:value-type="float">
            <text:p>448.20</text:p>
          </table:table-cell>
          <table:table-cell office:value-type="float" office:value="9391.65" calcext:value-type="float">
            <text:p>9,391.65</text:p>
          </table:table-cell>
          <table:table-cell office:value-type="float" office:value="688.03" calcext:value-type="float">
            <text:p>688.03</text:p>
          </table:table-cell>
          <table:table-cell office:value-type="float" office:value="0.86" calcext:value-type="float">
            <text:p>0.86</text:p>
          </table:table-cell>
          <table:table-cell table:formula="of:=[.L103]*[.N103]" office:value-type="float" office:value="20.7518" calcext:value-type="float">
            <text:p>20.75</text:p>
          </table:table-cell>
          <table:table-cell office:value-type="float" office:value="24.13" calcext:value-type="float">
            <text:p>24.13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04];&quot;##.0&quot;);&quot;_&quot;;TEXT([.B104];&quot;##.0&quot;))" office:value-type="string" office:string-value="CFCHS_273.0_8.0" calcext:value-type="string">
            <text:p>CFCHS_273.0_8.0</text:p>
          </table:table-cell>
          <table:table-cell office:value-type="float" office:value="52.282" calcext:value-type="float">
            <text:p>52.282</text:p>
          </table:table-cell>
          <table:table-cell office:value-type="float" office:value="66.6" calcext:value-type="float">
            <text:p>66.60</text:p>
          </table:table-cell>
          <table:table-cell office:value-type="float" office:value="5851.71" calcext:value-type="float">
            <text:p>5,851.71</text:p>
          </table:table-cell>
          <table:table-cell office:value-type="float" office:value="9.37" calcext:value-type="float">
            <text:p>9.37</text:p>
          </table:table-cell>
          <table:table-cell office:value-type="float" office:value="428.7" calcext:value-type="float">
            <text:p>428.70</text:p>
          </table:table-cell>
          <table:table-cell office:value-type="float" office:value="561.97" calcext:value-type="float">
            <text:p>561.97</text:p>
          </table:table-cell>
          <table:table-cell office:value-type="float" office:value="11703.43" calcext:value-type="float">
            <text:p>11,703.43</text:p>
          </table:table-cell>
          <table:table-cell office:value-type="float" office:value="857.39" calcext:value-type="float">
            <text:p>857.39</text:p>
          </table:table-cell>
          <table:table-cell office:value-type="float" office:value="0.86" calcext:value-type="float">
            <text:p>0.86</text:p>
          </table:table-cell>
          <table:table-cell table:formula="of:=[.L104]*[.N104]" office:value-type="float" office:value="16.4518" calcext:value-type="float">
            <text:p>16.45</text:p>
          </table:table-cell>
          <table:table-cell office:value-type="float" office:value="19.13" calcext:value-type="float">
            <text:p>19.13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05];&quot;##.0&quot;);&quot;_&quot;;TEXT([.B105];&quot;##.0&quot;))" office:value-type="string" office:string-value="CFCHS_273.0_10.0" calcext:value-type="string">
            <text:p>CFCHS_273.0_10.0</text:p>
          </table:table-cell>
          <table:table-cell office:value-type="float" office:value="64.86" calcext:value-type="float">
            <text:p>64.860</text:p>
          </table:table-cell>
          <table:table-cell office:value-type="float" office:value="82.62" calcext:value-type="float">
            <text:p>82.62</text:p>
          </table:table-cell>
          <table:table-cell office:value-type="float" office:value="7154.09" calcext:value-type="float">
            <text:p>7,154.09</text:p>
          </table:table-cell>
          <table:table-cell office:value-type="float" office:value="9.31" calcext:value-type="float">
            <text:p>9.31</text:p>
          </table:table-cell>
          <table:table-cell office:value-type="float" office:value="524.11" calcext:value-type="float">
            <text:p>524.11</text:p>
          </table:table-cell>
          <table:table-cell office:value-type="float" office:value="692.02" calcext:value-type="float">
            <text:p>692.02</text:p>
          </table:table-cell>
          <table:table-cell office:value-type="float" office:value="14308.19" calcext:value-type="float">
            <text:p>14,308.19</text:p>
          </table:table-cell>
          <table:table-cell office:value-type="float" office:value="1048.22" calcext:value-type="float">
            <text:p>1,048.22</text:p>
          </table:table-cell>
          <table:table-cell office:value-type="float" office:value="0.86" calcext:value-type="float">
            <text:p>0.86</text:p>
          </table:table-cell>
          <table:table-cell table:formula="of:=[.L105]*[.N105]" office:value-type="float" office:value="13.2612" calcext:value-type="float">
            <text:p>13.26</text:p>
          </table:table-cell>
          <table:table-cell office:value-type="float" office:value="15.42" calcext:value-type="float">
            <text:p>15.42</text:p>
          </table:table-cell>
          <table:table-cell office:value-type="float" office:value="27.3" calcext:value-type="float">
            <text:p>27.3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06];&quot;##.0&quot;);&quot;_&quot;;TEXT([.B106];&quot;##.0&quot;))" office:value-type="string" office:string-value="CFCHS_273.0_12.0" calcext:value-type="string">
            <text:p>CFCHS_273.0_12.0</text:p>
          </table:table-cell>
          <table:table-cell office:value-type="float" office:value="77.24" calcext:value-type="float">
            <text:p>77.240</text:p>
          </table:table-cell>
          <table:table-cell office:value-type="float" office:value="98.39" calcext:value-type="float">
            <text:p>98.39</text:p>
          </table:table-cell>
          <table:table-cell office:value-type="float" office:value="8396.14" calcext:value-type="float">
            <text:p>8,396.14</text:p>
          </table:table-cell>
          <table:table-cell office:value-type="float" office:value="9.24" calcext:value-type="float">
            <text:p>9.24</text:p>
          </table:table-cell>
          <table:table-cell office:value-type="float" office:value="615.1" calcext:value-type="float">
            <text:p>615.10</text:p>
          </table:table-cell>
          <table:table-cell office:value-type="float" office:value="818.03" calcext:value-type="float">
            <text:p>818.03</text:p>
          </table:table-cell>
          <table:table-cell office:value-type="float" office:value="16792.28" calcext:value-type="float">
            <text:p>16,792.28</text:p>
          </table:table-cell>
          <table:table-cell office:value-type="float" office:value="1230.2" calcext:value-type="float">
            <text:p>1,230.20</text:p>
          </table:table-cell>
          <table:table-cell office:value-type="float" office:value="0.86" calcext:value-type="float">
            <text:p>0.86</text:p>
          </table:table-cell>
          <table:table-cell table:formula="of:=[.L106]*[.N106]" office:value-type="float" office:value="11.137" calcext:value-type="float">
            <text:p>11.14</text:p>
          </table:table-cell>
          <table:table-cell office:value-type="float" office:value="12.95" calcext:value-type="float">
            <text:p>12.95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07];&quot;##.0&quot;);&quot;_&quot;;TEXT([.B107];&quot;##.0&quot;))" office:value-type="string" office:string-value="CFCHS_273.0_12.5" calcext:value-type="string">
            <text:p>CFCHS_273.0_12.5</text:p>
          </table:table-cell>
          <table:table-cell office:value-type="float" office:value="80.304" calcext:value-type="float">
            <text:p>80.304</text:p>
          </table:table-cell>
          <table:table-cell office:value-type="float" office:value="102.3" calcext:value-type="float">
            <text:p>102.30</text:p>
          </table:table-cell>
          <table:table-cell office:value-type="float" office:value="8697.45" calcext:value-type="float">
            <text:p>8,697.45</text:p>
          </table:table-cell>
          <table:table-cell office:value-type="float" office:value="9.22" calcext:value-type="float">
            <text:p>9.22</text:p>
          </table:table-cell>
          <table:table-cell office:value-type="float" office:value="637.18" calcext:value-type="float">
            <text:p>637.18</text:p>
          </table:table-cell>
          <table:table-cell office:value-type="float" office:value="848.9" calcext:value-type="float">
            <text:p>848.90</text:p>
          </table:table-cell>
          <table:table-cell office:value-type="float" office:value="17394.9" calcext:value-type="float">
            <text:p>17,394.90</text:p>
          </table:table-cell>
          <table:table-cell office:value-type="float" office:value="1274.35" calcext:value-type="float">
            <text:p>1,274.35</text:p>
          </table:table-cell>
          <table:table-cell office:value-type="float" office:value="0.86" calcext:value-type="float">
            <text:p>0.86</text:p>
          </table:table-cell>
          <table:table-cell table:formula="of:=[.L107]*[.N107]" office:value-type="float" office:value="10.707" calcext:value-type="float">
            <text:p>10.71</text:p>
          </table:table-cell>
          <table:table-cell office:value-type="float" office:value="12.45" calcext:value-type="float">
            <text:p>12.4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08];&quot;##.0&quot;);&quot;_&quot;;TEXT([.B108];&quot;##.0&quot;))" office:value-type="string" office:string-value="CFCHS_323.9_5.0" calcext:value-type="string">
            <text:p>CFCHS_323.9_5.0</text:p>
          </table:table-cell>
          <table:table-cell office:value-type="float" office:value="39.323" calcext:value-type="float">
            <text:p>39.323</text:p>
          </table:table-cell>
          <table:table-cell office:value-type="float" office:value="50.09" calcext:value-type="float">
            <text:p>50.09</text:p>
          </table:table-cell>
          <table:table-cell office:value-type="float" office:value="6369.42" calcext:value-type="float">
            <text:p>6,369.42</text:p>
          </table:table-cell>
          <table:table-cell office:value-type="float" office:value="11.28" calcext:value-type="float">
            <text:p>11.28</text:p>
          </table:table-cell>
          <table:table-cell office:value-type="float" office:value="393.3" calcext:value-type="float">
            <text:p>393.30</text:p>
          </table:table-cell>
          <table:table-cell office:value-type="float" office:value="508.53" calcext:value-type="float">
            <text:p>508.53</text:p>
          </table:table-cell>
          <table:table-cell office:value-type="float" office:value="12738.85" calcext:value-type="float">
            <text:p>12,738.85</text:p>
          </table:table-cell>
          <table:table-cell office:value-type="float" office:value="786.59" calcext:value-type="float">
            <text:p>786.59</text:p>
          </table:table-cell>
          <table:table-cell office:value-type="float" office:value="1.02" calcext:value-type="float">
            <text:p>1.02</text:p>
          </table:table-cell>
          <table:table-cell table:formula="of:=[.L108]*[.N108]" office:value-type="float" office:value="25.9386" calcext:value-type="float">
            <text:p>25.94</text:p>
          </table:table-cell>
          <table:table-cell office:value-type="float" office:value="25.43" calcext:value-type="float">
            <text:p>25.43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09];&quot;##.0&quot;);&quot;_&quot;;TEXT([.B109];&quot;##.0&quot;))" office:value-type="string" office:string-value="CFCHS_323.9_6.0" calcext:value-type="string">
            <text:p>CFCHS_323.9_6.0</text:p>
          </table:table-cell>
          <table:table-cell office:value-type="float" office:value="47.039" calcext:value-type="float">
            <text:p>47.039</text:p>
          </table:table-cell>
          <table:table-cell office:value-type="float" office:value="59.92" calcext:value-type="float">
            <text:p>59.92</text:p>
          </table:table-cell>
          <table:table-cell office:value-type="float" office:value="7572.47" calcext:value-type="float">
            <text:p>7,572.47</text:p>
          </table:table-cell>
          <table:table-cell office:value-type="float" office:value="11.24" calcext:value-type="float">
            <text:p>11.24</text:p>
          </table:table-cell>
          <table:table-cell office:value-type="float" office:value="467.58" calcext:value-type="float">
            <text:p>467.58</text:p>
          </table:table-cell>
          <table:table-cell office:value-type="float" office:value="606.43" calcext:value-type="float">
            <text:p>606.43</text:p>
          </table:table-cell>
          <table:table-cell office:value-type="float" office:value="15144.93" calcext:value-type="float">
            <text:p>15,144.93</text:p>
          </table:table-cell>
          <table:table-cell office:value-type="float" office:value="935.16" calcext:value-type="float">
            <text:p>935.16</text:p>
          </table:table-cell>
          <table:table-cell office:value-type="float" office:value="1.02" calcext:value-type="float">
            <text:p>1.02</text:p>
          </table:table-cell>
          <table:table-cell table:formula="of:=[.L109]*[.N109]" office:value-type="float" office:value="21.6852" calcext:value-type="float">
            <text:p>21.69</text:p>
          </table:table-cell>
          <table:table-cell office:value-type="float" office:value="21.26" calcext:value-type="float">
            <text:p>21.26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10];&quot;##.0&quot;);&quot;_&quot;;TEXT([.B110];&quot;##.0&quot;))" office:value-type="string" office:string-value="CFCHS_323.9_6.3" calcext:value-type="string">
            <text:p>CFCHS_323.9_6.3</text:p>
          </table:table-cell>
          <table:table-cell office:value-type="float" office:value="49.345" calcext:value-type="float">
            <text:p>49.345</text:p>
          </table:table-cell>
          <table:table-cell office:value-type="float" office:value="62.86" calcext:value-type="float">
            <text:p>62.86</text:p>
          </table:table-cell>
          <table:table-cell office:value-type="float" office:value="7928.9" calcext:value-type="float">
            <text:p>7,928.90</text:p>
          </table:table-cell>
          <table:table-cell office:value-type="float" office:value="11.23" calcext:value-type="float">
            <text:p>11.23</text:p>
          </table:table-cell>
          <table:table-cell office:value-type="float" office:value="489.59" calcext:value-type="float">
            <text:p>489.59</text:p>
          </table:table-cell>
          <table:table-cell office:value-type="float" office:value="635.56" calcext:value-type="float">
            <text:p>635.56</text:p>
          </table:table-cell>
          <table:table-cell office:value-type="float" office:value="15857.79" calcext:value-type="float">
            <text:p>15,857.79</text:p>
          </table:table-cell>
          <table:table-cell office:value-type="float" office:value="979.18" calcext:value-type="float">
            <text:p>979.18</text:p>
          </table:table-cell>
          <table:table-cell office:value-type="float" office:value="1.02" calcext:value-type="float">
            <text:p>1.02</text:p>
          </table:table-cell>
          <table:table-cell table:formula="of:=[.L110]*[.N110]" office:value-type="float" office:value="20.6754" calcext:value-type="float">
            <text:p>20.68</text:p>
          </table:table-cell>
          <table:table-cell office:value-type="float" office:value="20.27" calcext:value-type="float">
            <text:p>20.27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11];&quot;##.0&quot;);&quot;_&quot;;TEXT([.B111];&quot;##.0&quot;))" office:value-type="string" office:string-value="CFCHS_323.9_8.0" calcext:value-type="string">
            <text:p>CFCHS_323.9_8.0</text:p>
          </table:table-cell>
          <table:table-cell office:value-type="float" office:value="62.325" calcext:value-type="float">
            <text:p>62.325</text:p>
          </table:table-cell>
          <table:table-cell office:value-type="float" office:value="79.39" calcext:value-type="float">
            <text:p>79.39</text:p>
          </table:table-cell>
          <table:table-cell office:value-type="float" office:value="9910.08" calcext:value-type="float">
            <text:p>9,910.08</text:p>
          </table:table-cell>
          <table:table-cell office:value-type="float" office:value="11.17" calcext:value-type="float">
            <text:p>11.17</text:p>
          </table:table-cell>
          <table:table-cell office:value-type="float" office:value="611.92" calcext:value-type="float">
            <text:p>611.92</text:p>
          </table:table-cell>
          <table:table-cell office:value-type="float" office:value="798.51" calcext:value-type="float">
            <text:p>798.51</text:p>
          </table:table-cell>
          <table:table-cell office:value-type="float" office:value="19820.16" calcext:value-type="float">
            <text:p>19,820.16</text:p>
          </table:table-cell>
          <table:table-cell office:value-type="float" office:value="1223.84" calcext:value-type="float">
            <text:p>1,223.84</text:p>
          </table:table-cell>
          <table:table-cell office:value-type="float" office:value="1.02" calcext:value-type="float">
            <text:p>1.02</text:p>
          </table:table-cell>
          <table:table-cell table:formula="of:=[.L111]*[.N111]" office:value-type="float" office:value="16.371" calcext:value-type="float">
            <text:p>16.37</text:p>
          </table:table-cell>
          <table:table-cell office:value-type="float" office:value="16.05" calcext:value-type="float">
            <text:p>16.05</text:p>
          </table:table-cell>
          <table:table-cell office:value-type="float" office:value="40.49" calcext:value-type="float">
            <text:p>40.4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12];&quot;##.0&quot;);&quot;_&quot;;TEXT([.B112];&quot;##.0&quot;))" office:value-type="string" office:string-value="CFCHS_323.9_10.0" calcext:value-type="string">
            <text:p>CFCHS_323.9_10.0</text:p>
          </table:table-cell>
          <table:table-cell office:value-type="float" office:value="77.412" calcext:value-type="float">
            <text:p>77.412</text:p>
          </table:table-cell>
          <table:table-cell office:value-type="float" office:value="98.61" calcext:value-type="float">
            <text:p>98.61</text:p>
          </table:table-cell>
          <table:table-cell office:value-type="float" office:value="12158.34" calcext:value-type="float">
            <text:p>12,158.34</text:p>
          </table:table-cell>
          <table:table-cell office:value-type="float" office:value="11.1" calcext:value-type="float">
            <text:p>11.10</text:p>
          </table:table-cell>
          <table:table-cell office:value-type="float" office:value="750.75" calcext:value-type="float">
            <text:p>750.75</text:p>
          </table:table-cell>
          <table:table-cell office:value-type="float" office:value="985.67" calcext:value-type="float">
            <text:p>985.67</text:p>
          </table:table-cell>
          <table:table-cell office:value-type="float" office:value="24316.68" calcext:value-type="float">
            <text:p>24,316.68</text:p>
          </table:table-cell>
          <table:table-cell office:value-type="float" office:value="1501.49" calcext:value-type="float">
            <text:p>1,501.49</text:p>
          </table:table-cell>
          <table:table-cell office:value-type="float" office:value="1.02" calcext:value-type="float">
            <text:p>1.02</text:p>
          </table:table-cell>
          <table:table-cell table:formula="of:=[.L112]*[.N112]" office:value-type="float" office:value="13.1784" calcext:value-type="float">
            <text:p>13.18</text:p>
          </table:table-cell>
          <table:table-cell office:value-type="float" office:value="12.92" calcext:value-type="float">
            <text:p>12.92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13];&quot;##.0&quot;);&quot;_&quot;;TEXT([.B113];&quot;##.0&quot;))" office:value-type="string" office:string-value="CFCHS_323.9_12.0" calcext:value-type="string">
            <text:p>CFCHS_323.9_12.0</text:p>
          </table:table-cell>
          <table:table-cell office:value-type="float" office:value="92.303" calcext:value-type="float">
            <text:p>92.303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319.56" calcext:value-type="float">
            <text:p>14,319.56</text:p>
          </table:table-cell>
          <table:table-cell office:value-type="float" office:value="11.04" calcext:value-type="float">
            <text:p>11.04</text:p>
          </table:table-cell>
          <table:table-cell office:value-type="float" office:value="884.2" calcext:value-type="float">
            <text:p>884.20</text:p>
          </table:table-cell>
          <table:table-cell office:value-type="float" office:value="1167.96" calcext:value-type="float">
            <text:p>1,167.96</text:p>
          </table:table-cell>
          <table:table-cell office:value-type="float" office:value="28639.12" calcext:value-type="float">
            <text:p>28,639.12</text:p>
          </table:table-cell>
          <table:table-cell office:value-type="float" office:value="1768.39" calcext:value-type="float">
            <text:p>1,768.39</text:p>
          </table:table-cell>
          <table:table-cell office:value-type="float" office:value="1.02" calcext:value-type="float">
            <text:p>1.02</text:p>
          </table:table-cell>
          <table:table-cell table:formula="of:=[.L113]*[.N113]" office:value-type="float" office:value="11.0466" calcext:value-type="float">
            <text:p>11.05</text:p>
          </table:table-cell>
          <table:table-cell office:value-type="float" office:value="10.83" calcext:value-type="float">
            <text:p>10.83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14];&quot;##.0&quot;);&quot;_&quot;;TEXT([.B114];&quot;##.0&quot;))" office:value-type="string" office:string-value="CFCHS_323.9_12.5" calcext:value-type="string">
            <text:p>CFCHS_323.9_12.5</text:p>
          </table:table-cell>
          <table:table-cell office:value-type="float" office:value="95.995" calcext:value-type="float">
            <text:p>95.995</text:p>
          </table:table-cell>
          <table:table-cell office:value-type="float" office:value="122.29" calcext:value-type="float">
            <text:p>122.29</text:p>
          </table:table-cell>
          <table:table-cell office:value-type="float" office:value="14846.53" calcext:value-type="float">
            <text:p>14,846.53</text:p>
          </table:table-cell>
          <table:table-cell office:value-type="float" office:value="11.02" calcext:value-type="float">
            <text:p>11.02</text:p>
          </table:table-cell>
          <table:table-cell office:value-type="float" office:value="916.74" calcext:value-type="float">
            <text:p>916.74</text:p>
          </table:table-cell>
          <table:table-cell office:value-type="float" office:value="1212.78" calcext:value-type="float">
            <text:p>1,212.78</text:p>
          </table:table-cell>
          <table:table-cell office:value-type="float" office:value="29693.06" calcext:value-type="float">
            <text:p>29,693.06</text:p>
          </table:table-cell>
          <table:table-cell office:value-type="float" office:value="1833.47" calcext:value-type="float">
            <text:p>1,833.47</text:p>
          </table:table-cell>
          <table:table-cell office:value-type="float" office:value="1.02" calcext:value-type="float">
            <text:p>1.02</text:p>
          </table:table-cell>
          <table:table-cell table:formula="of:=[.L114]*[.N114]" office:value-type="float" office:value="10.6284" calcext:value-type="float">
            <text:p>10.63</text:p>
          </table:table-cell>
          <table:table-cell office:value-type="float" office:value="10.42" calcext:value-type="float">
            <text:p>10.42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15];&quot;##.0&quot;);&quot;_&quot;;TEXT([.B115];&quot;##.0&quot;))" office:value-type="string" office:string-value="CFCHS_355.6_5.0" calcext:value-type="string">
            <text:p>CFCHS_355.6_5.0</text:p>
          </table:table-cell>
          <table:table-cell office:value-type="float" office:value="43.232" calcext:value-type="float">
            <text:p>43.232</text:p>
          </table:table-cell>
          <table:table-cell office:value-type="float" office:value="55.07" calcext:value-type="float">
            <text:p>55.07</text:p>
          </table:table-cell>
          <table:table-cell office:value-type="float" office:value="8463.58" calcext:value-type="float">
            <text:p>8,463.58</text:p>
          </table:table-cell>
          <table:table-cell office:value-type="float" office:value="12.4" calcext:value-type="float">
            <text:p>12.40</text:p>
          </table:table-cell>
          <table:table-cell office:value-type="float" office:value="476.02" calcext:value-type="float">
            <text:p>476.02</text:p>
          </table:table-cell>
          <table:table-cell office:value-type="float" office:value="614.64" calcext:value-type="float">
            <text:p>614.64</text:p>
          </table:table-cell>
          <table:table-cell office:value-type="float" office:value="16927.15" calcext:value-type="float">
            <text:p>16,927.15</text:p>
          </table:table-cell>
          <table:table-cell office:value-type="float" office:value="952.03" calcext:value-type="float">
            <text:p>952.03</text:p>
          </table:table-cell>
          <table:table-cell office:value-type="float" office:value="1.12" calcext:value-type="float">
            <text:p>1.12</text:p>
          </table:table-cell>
          <table:table-cell table:formula="of:=[.L115]*[.N115]" office:value-type="float" office:value="25.9056" calcext:value-type="float">
            <text:p>25.91</text:p>
          </table:table-cell>
          <table:table-cell office:value-type="float" office:value="23.13" calcext:value-type="float">
            <text:p>23.13</text:p>
          </table:table-cell>
          <table:table-cell office:value-type="float" office:value="71.12" calcext:value-type="float">
            <text:p>71.12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16];&quot;##.0&quot;);&quot;_&quot;;TEXT([.B116];&quot;##.0&quot;))" office:value-type="string" office:string-value="CFCHS_355.6_6.0" calcext:value-type="string">
            <text:p>CFCHS_355.6_6.0</text:p>
          </table:table-cell>
          <table:table-cell office:value-type="float" office:value="51.73" calcext:value-type="float">
            <text:p>51.730</text:p>
          </table:table-cell>
          <table:table-cell office:value-type="float" office:value="65.9" calcext:value-type="float">
            <text:p>65.90</text:p>
          </table:table-cell>
          <table:table-cell office:value-type="float" office:value="10070.55" calcext:value-type="float">
            <text:p>10,070.55</text:p>
          </table:table-cell>
          <table:table-cell office:value-type="float" office:value="12.36" calcext:value-type="float">
            <text:p>12.36</text:p>
          </table:table-cell>
          <table:table-cell office:value-type="float" office:value="566.4" calcext:value-type="float">
            <text:p>566.40</text:p>
          </table:table-cell>
          <table:table-cell office:value-type="float" office:value="733.39" calcext:value-type="float">
            <text:p>733.39</text:p>
          </table:table-cell>
          <table:table-cell office:value-type="float" office:value="20141.11" calcext:value-type="float">
            <text:p>20,141.11</text:p>
          </table:table-cell>
          <table:table-cell office:value-type="float" office:value="1132.8" calcext:value-type="float">
            <text:p>1,132.80</text:p>
          </table:table-cell>
          <table:table-cell office:value-type="float" office:value="1.12" calcext:value-type="float">
            <text:p>1.12</text:p>
          </table:table-cell>
          <table:table-cell table:formula="of:=[.L116]*[.N116]" office:value-type="float" office:value="21.6496" calcext:value-type="float">
            <text:p>21.65</text:p>
          </table:table-cell>
          <table:table-cell office:value-type="float" office:value="19.33" calcext:value-type="float">
            <text:p>19.33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17];&quot;##.0&quot;);&quot;_&quot;;TEXT([.B117];&quot;##.0&quot;))" office:value-type="string" office:string-value="CFCHS_355.6_6.3" calcext:value-type="string">
            <text:p>CFCHS_355.6_6.3</text:p>
          </table:table-cell>
          <table:table-cell office:value-type="float" office:value="54.27" calcext:value-type="float">
            <text:p>54.270</text:p>
          </table:table-cell>
          <table:table-cell office:value-type="float" office:value="69.13" calcext:value-type="float">
            <text:p>69.13</text:p>
          </table:table-cell>
          <table:table-cell office:value-type="float" office:value="10547.21" calcext:value-type="float">
            <text:p>10,547.21</text:p>
          </table:table-cell>
          <table:table-cell office:value-type="float" office:value="12.35" calcext:value-type="float">
            <text:p>12.35</text:p>
          </table:table-cell>
          <table:table-cell office:value-type="float" office:value="593.21" calcext:value-type="float">
            <text:p>593.21</text:p>
          </table:table-cell>
          <table:table-cell office:value-type="float" office:value="768.75" calcext:value-type="float">
            <text:p>768.75</text:p>
          </table:table-cell>
          <table:table-cell office:value-type="float" office:value="21094.41" calcext:value-type="float">
            <text:p>21,094.41</text:p>
          </table:table-cell>
          <table:table-cell office:value-type="float" office:value="1186.41" calcext:value-type="float">
            <text:p>1,186.41</text:p>
          </table:table-cell>
          <table:table-cell office:value-type="float" office:value="1.12" calcext:value-type="float">
            <text:p>1.12</text:p>
          </table:table-cell>
          <table:table-cell table:formula="of:=[.L117]*[.N117]" office:value-type="float" office:value="20.6416" calcext:value-type="float">
            <text:p>20.64</text:p>
          </table:table-cell>
          <table:table-cell office:value-type="float" office:value="18.43" calcext:value-type="float">
            <text:p>18.43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18];&quot;##.0&quot;);&quot;_&quot;;TEXT([.B118];&quot;##.0&quot;))" office:value-type="string" office:string-value="CFCHS_355.6_8.0" calcext:value-type="string">
            <text:p>CFCHS_355.6_8.0</text:p>
          </table:table-cell>
          <table:table-cell office:value-type="float" office:value="68.579" calcext:value-type="float">
            <text:p>68.579</text:p>
          </table:table-cell>
          <table:table-cell office:value-type="float" office:value="87.36" calcext:value-type="float">
            <text:p>87.36</text:p>
          </table:table-cell>
          <table:table-cell office:value-type="float" office:value="13201.37" calcext:value-type="float">
            <text:p>13,201.37</text:p>
          </table:table-cell>
          <table:table-cell office:value-type="float" office:value="12.29" calcext:value-type="float">
            <text:p>12.29</text:p>
          </table:table-cell>
          <table:table-cell office:value-type="float" office:value="742.48" calcext:value-type="float">
            <text:p>742.48</text:p>
          </table:table-cell>
          <table:table-cell office:value-type="float" office:value="966.78" calcext:value-type="float">
            <text:p>966.78</text:p>
          </table:table-cell>
          <table:table-cell office:value-type="float" office:value="26402.75" calcext:value-type="float">
            <text:p>26,402.75</text:p>
          </table:table-cell>
          <table:table-cell office:value-type="float" office:value="1484.97" calcext:value-type="float">
            <text:p>1,484.97</text:p>
          </table:table-cell>
          <table:table-cell office:value-type="float" office:value="1.12" calcext:value-type="float">
            <text:p>1.12</text:p>
          </table:table-cell>
          <table:table-cell table:formula="of:=[.L118]*[.N118]" office:value-type="float" office:value="16.3296" calcext:value-type="float">
            <text:p>16.33</text:p>
          </table:table-cell>
          <table:table-cell office:value-type="float" office:value="14.58" calcext:value-type="float">
            <text:p>14.58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19];&quot;##.0&quot;);&quot;_&quot;;TEXT([.B119];&quot;##.0&quot;))" office:value-type="string" office:string-value="CFCHS_355.6_10.0" calcext:value-type="string">
            <text:p>CFCHS_355.6_10.0</text:p>
          </table:table-cell>
          <table:table-cell office:value-type="float" office:value="85.23" calcext:value-type="float">
            <text:p>85.230</text:p>
          </table:table-cell>
          <table:table-cell office:value-type="float" office:value="108.57" calcext:value-type="float">
            <text:p>108.57</text:p>
          </table:table-cell>
          <table:table-cell office:value-type="float" office:value="16223.5" calcext:value-type="float">
            <text:p>16,223.50</text:p>
          </table:table-cell>
          <table:table-cell office:value-type="float" office:value="12.22" calcext:value-type="float">
            <text:p>12.22</text:p>
          </table:table-cell>
          <table:table-cell office:value-type="float" office:value="912.46" calcext:value-type="float">
            <text:p>912.46</text:p>
          </table:table-cell>
          <table:table-cell office:value-type="float" office:value="1194.73" calcext:value-type="float">
            <text:p>1,194.73</text:p>
          </table:table-cell>
          <table:table-cell office:value-type="float" office:value="32447" calcext:value-type="float">
            <text:p>32,447.00</text:p>
          </table:table-cell>
          <table:table-cell office:value-type="float" office:value="1824.92" calcext:value-type="float">
            <text:p>1,824.92</text:p>
          </table:table-cell>
          <table:table-cell office:value-type="float" office:value="1.12" calcext:value-type="float">
            <text:p>1.12</text:p>
          </table:table-cell>
          <table:table-cell table:formula="of:=[.L119]*[.N119]" office:value-type="float" office:value="13.1376" calcext:value-type="float">
            <text:p>13.14</text:p>
          </table:table-cell>
          <table:table-cell office:value-type="float" office:value="11.73" calcext:value-type="float">
            <text:p>11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20];&quot;##.0&quot;);&quot;_&quot;;TEXT([.B120];&quot;##.0&quot;))" office:value-type="string" office:string-value="CFCHS_355.6_12.0" calcext:value-type="string">
            <text:p>CFCHS_355.6_12.0</text:p>
          </table:table-cell>
          <table:table-cell office:value-type="float" office:value="101.684" calcext:value-type="float">
            <text:p>101.684</text:p>
          </table:table-cell>
          <table:table-cell office:value-type="float" office:value="129.53" calcext:value-type="float">
            <text:p>129.53</text:p>
          </table:table-cell>
          <table:table-cell office:value-type="float" office:value="19139.47" calcext:value-type="float">
            <text:p>19,139.47</text:p>
          </table:table-cell>
          <table:table-cell office:value-type="float" office:value="12.16" calcext:value-type="float">
            <text:p>12.16</text:p>
          </table:table-cell>
          <table:table-cell office:value-type="float" office:value="1076.46" calcext:value-type="float">
            <text:p>1,076.46</text:p>
          </table:table-cell>
          <table:table-cell office:value-type="float" office:value="1417.31" calcext:value-type="float">
            <text:p>1,417.31</text:p>
          </table:table-cell>
          <table:table-cell office:value-type="float" office:value="38278.95" calcext:value-type="float">
            <text:p>38,278.95</text:p>
          </table:table-cell>
          <table:table-cell office:value-type="float" office:value="2152.92" calcext:value-type="float">
            <text:p>2,152.92</text:p>
          </table:table-cell>
          <table:table-cell office:value-type="float" office:value="1.12" calcext:value-type="float">
            <text:p>1.12</text:p>
          </table:table-cell>
          <table:table-cell table:formula="of:=[.L120]*[.N120]" office:value-type="float" office:value="11.0096" calcext:value-type="float">
            <text:p>11.01</text:p>
          </table:table-cell>
          <table:table-cell office:value-type="float" office:value="9.83" calcext:value-type="float">
            <text:p>9.83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21];&quot;##.0&quot;);&quot;_&quot;;TEXT([.B121];&quot;##.0&quot;))" office:value-type="string" office:string-value="CFCHS_355.6_12.5" calcext:value-type="string">
            <text:p>CFCHS_355.6_12.5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134.74" calcext:value-type="float">
            <text:p>134.74</text:p>
          </table:table-cell>
          <table:table-cell office:value-type="float" office:value="19852.18" calcext:value-type="float">
            <text:p>19,852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116.55" calcext:value-type="float">
            <text:p>1,116.55</text:p>
          </table:table-cell>
          <table:table-cell office:value-type="float" office:value="1472.12" calcext:value-type="float">
            <text:p>1,472.12</text:p>
          </table:table-cell>
          <table:table-cell office:value-type="float" office:value="39704.35" calcext:value-type="float">
            <text:p>39,704.35</text:p>
          </table:table-cell>
          <table:table-cell office:value-type="float" office:value="2233.09" calcext:value-type="float">
            <text:p>2,233.09</text:p>
          </table:table-cell>
          <table:table-cell office:value-type="float" office:value="1.12" calcext:value-type="float">
            <text:p>1.12</text:p>
          </table:table-cell>
          <table:table-cell table:formula="of:=[.L121]*[.N121]" office:value-type="float" office:value="10.584" calcext:value-type="float">
            <text:p>10.58</text:p>
          </table:table-cell>
          <table:table-cell office:value-type="float" office:value="9.45" calcext:value-type="float">
            <text:p>9.45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22];&quot;##.0&quot;);&quot;_&quot;;TEXT([.B122];&quot;##.0&quot;))" office:value-type="string" office:string-value="CFCHS_355.6_16.0" calcext:value-type="string">
            <text:p>CFCHS_355.6_16.0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170.7" calcext:value-type="float">
            <text:p>170.70</text:p>
          </table:table-cell>
          <table:table-cell office:value-type="float" office:value="24663" calcext:value-type="float">
            <text:p>24,663.00</text:p>
          </table:table-cell>
          <table:table-cell office:value-type="float" office:value="12.02" calcext:value-type="float">
            <text:p>12.02</text:p>
          </table:table-cell>
          <table:table-cell office:value-type="float" office:value="1387.12" calcext:value-type="float">
            <text:p>1,387.12</text:p>
          </table:table-cell>
          <table:table-cell office:value-type="float" office:value="1846.62" calcext:value-type="float">
            <text:p>1,846.62</text:p>
          </table:table-cell>
          <table:table-cell office:value-type="float" office:value="49326" calcext:value-type="float">
            <text:p>49,326.00</text:p>
          </table:table-cell>
          <table:table-cell office:value-type="float" office:value="2774.24" calcext:value-type="float">
            <text:p>2,774.24</text:p>
          </table:table-cell>
          <table:table-cell office:value-type="float" office:value="1.12" calcext:value-type="float">
            <text:p>1.12</text:p>
          </table:table-cell>
          <table:table-cell table:formula="of:=[.L122]*[.N122]" office:value-type="float" office:value="8.3552" calcext:value-type="float">
            <text:p>8.36</text:p>
          </table:table-cell>
          <table:table-cell office:value-type="float" office:value="7.46" calcext:value-type="float">
            <text:p>7.46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23];&quot;##.0&quot;);&quot;_&quot;;TEXT([.B123];&quot;##.0&quot;))" office:value-type="string" office:string-value="CFCHS_406.4_6.0" calcext:value-type="string">
            <text:p>CFCHS_406.4_6.0</text:p>
          </table:table-cell>
          <table:table-cell office:value-type="float" office:value="59.247" calcext:value-type="float">
            <text:p>59.247</text:p>
          </table:table-cell>
          <table:table-cell office:value-type="float" office:value="75.47" calcext:value-type="float">
            <text:p>75.47</text:p>
          </table:table-cell>
          <table:table-cell office:value-type="float" office:value="15128.33" calcext:value-type="float">
            <text:p>15,128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44.5" calcext:value-type="float">
            <text:p>744.50</text:p>
          </table:table-cell>
          <table:table-cell office:value-type="float" office:value="961.99" calcext:value-type="float">
            <text:p>961.99</text:p>
          </table:table-cell>
          <table:table-cell office:value-type="float" office:value="30256.65" calcext:value-type="float">
            <text:p>30,256.65</text:p>
          </table:table-cell>
          <table:table-cell office:value-type="float" office:value="1489.01" calcext:value-type="float">
            <text:p>1,489.01</text:p>
          </table:table-cell>
          <table:table-cell office:value-type="float" office:value="1.28" calcext:value-type="float">
            <text:p>1.28</text:p>
          </table:table-cell>
          <table:table-cell table:formula="of:=[.L123]*[.N123]" office:value-type="float" office:value="21.6064" calcext:value-type="float">
            <text:p>21.61</text:p>
          </table:table-cell>
          <table:table-cell office:value-type="float" office:value="16.88" calcext:value-type="float">
            <text:p>16.88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24];&quot;##.0&quot;);&quot;_&quot;;TEXT([.B124];&quot;##.0&quot;))" office:value-type="string" office:string-value="CFCHS_406.4_6.3" calcext:value-type="string">
            <text:p>CFCHS_406.4_6.3</text:p>
          </table:table-cell>
          <table:table-cell office:value-type="float" office:value="62.163" calcext:value-type="float">
            <text:p>62.163</text:p>
          </table:table-cell>
          <table:table-cell office:value-type="float" office:value="79.19" calcext:value-type="float">
            <text:p>79.19</text:p>
          </table:table-cell>
          <table:table-cell office:value-type="float" office:value="15849.43" calcext:value-type="float">
            <text:p>15,849.43</text:p>
          </table:table-cell>
          <table:table-cell office:value-type="float" office:value="14.15" calcext:value-type="float">
            <text:p>14.15</text:p>
          </table:table-cell>
          <table:table-cell office:value-type="float" office:value="779.99" calcext:value-type="float">
            <text:p>779.99</text:p>
          </table:table-cell>
          <table:table-cell office:value-type="float" office:value="1008.59" calcext:value-type="float">
            <text:p>1,008.59</text:p>
          </table:table-cell>
          <table:table-cell office:value-type="float" office:value="31698.87" calcext:value-type="float">
            <text:p>31,698.87</text:p>
          </table:table-cell>
          <table:table-cell office:value-type="float" office:value="1559.98" calcext:value-type="float">
            <text:p>1,559.98</text:p>
          </table:table-cell>
          <table:table-cell office:value-type="float" office:value="1.28" calcext:value-type="float">
            <text:p>1.28</text:p>
          </table:table-cell>
          <table:table-cell table:formula="of:=[.L124]*[.N124]" office:value-type="float" office:value="20.5952" calcext:value-type="float">
            <text:p>20.60</text:p>
          </table:table-cell>
          <table:table-cell office:value-type="float" office:value="16.09" calcext:value-type="float">
            <text:p>16.09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25];&quot;##.0&quot;);&quot;_&quot;;TEXT([.B125];&quot;##.0&quot;))" office:value-type="string" office:string-value="CFCHS_406.4_8.0" calcext:value-type="string">
            <text:p>CFCHS_406.4_8.0</text:p>
          </table:table-cell>
          <table:table-cell office:value-type="float" office:value="78.601" calcext:value-type="float">
            <text:p>78.601</text:p>
          </table:table-cell>
          <table:table-cell office:value-type="float" office:value="100.13" calcext:value-type="float">
            <text:p>100.13</text:p>
          </table:table-cell>
          <table:table-cell office:value-type="float" office:value="19873.89" calcext:value-type="float">
            <text:p>19,873.89</text:p>
          </table:table-cell>
          <table:table-cell office:value-type="float" office:value="14.09" calcext:value-type="float">
            <text:p>14.09</text:p>
          </table:table-cell>
          <table:table-cell office:value-type="float" office:value="978.05" calcext:value-type="float">
            <text:p>978.05</text:p>
          </table:table-cell>
          <table:table-cell office:value-type="float" office:value="1269.95" calcext:value-type="float">
            <text:p>1,269.95</text:p>
          </table:table-cell>
          <table:table-cell office:value-type="float" office:value="39747.79" calcext:value-type="float">
            <text:p>39,747.79</text:p>
          </table:table-cell>
          <table:table-cell office:value-type="float" office:value="1956.09" calcext:value-type="float">
            <text:p>1,956.09</text:p>
          </table:table-cell>
          <table:table-cell office:value-type="float" office:value="1.28" calcext:value-type="float">
            <text:p>1.28</text:p>
          </table:table-cell>
          <table:table-cell table:formula="of:=[.L125]*[.N125]" office:value-type="float" office:value="16.2816" calcext:value-type="float">
            <text:p>16.28</text:p>
          </table:table-cell>
          <table:table-cell office:value-type="float" office:value="12.72" calcext:value-type="float">
            <text:p>12.72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26];&quot;##.0&quot;);&quot;_&quot;;TEXT([.B126];&quot;##.0&quot;))" office:value-type="string" office:string-value="CFCHS_406.4_10.0" calcext:value-type="string">
            <text:p>CFCHS_406.4_10.0</text:p>
          </table:table-cell>
          <table:table-cell office:value-type="float" office:value="97.758" calcext:value-type="float">
            <text:p>97.758</text:p>
          </table:table-cell>
          <table:table-cell office:value-type="float" office:value="124.53" calcext:value-type="float">
            <text:p>124.53</text:p>
          </table:table-cell>
          <table:table-cell office:value-type="float" office:value="24475.81" calcext:value-type="float">
            <text:p>24,475.81</text:p>
          </table:table-cell>
          <table:table-cell office:value-type="float" office:value="14.02" calcext:value-type="float">
            <text:p>14.02</text:p>
          </table:table-cell>
          <table:table-cell office:value-type="float" office:value="1204.52" calcext:value-type="float">
            <text:p>1,204.52</text:p>
          </table:table-cell>
          <table:table-cell office:value-type="float" office:value="1571.66" calcext:value-type="float">
            <text:p>1,571.66</text:p>
          </table:table-cell>
          <table:table-cell office:value-type="float" office:value="48951.63" calcext:value-type="float">
            <text:p>48,951.63</text:p>
          </table:table-cell>
          <table:table-cell office:value-type="float" office:value="2409.04" calcext:value-type="float">
            <text:p>2,409.04</text:p>
          </table:table-cell>
          <table:table-cell office:value-type="float" office:value="1.28" calcext:value-type="float">
            <text:p>1.28</text:p>
          </table:table-cell>
          <table:table-cell table:formula="of:=[.L126]*[.N126]" office:value-type="float" office:value="13.0944" calcext:value-type="float">
            <text:p>13.09</text:p>
          </table:table-cell>
          <table:table-cell office:value-type="float" office:value="10.23" calcext:value-type="float">
            <text:p>10.23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27];&quot;##.0&quot;);&quot;_&quot;;TEXT([.B127];&quot;##.0&quot;))" office:value-type="string" office:string-value="CFCHS_406.4_12.0" calcext:value-type="string">
            <text:p>CFCHS_406.4_12.0</text:p>
          </table:table-cell>
          <table:table-cell office:value-type="float" office:value="116.718" calcext:value-type="float">
            <text:p>116.718</text:p>
          </table:table-cell>
          <table:table-cell office:value-type="float" office:value="148.69" calcext:value-type="float">
            <text:p>148.69</text:p>
          </table:table-cell>
          <table:table-cell office:value-type="float" office:value="28937.01" calcext:value-type="float">
            <text:p>28,937.01</text:p>
          </table:table-cell>
          <table:table-cell office:value-type="float" office:value="13.95" calcext:value-type="float">
            <text:p>13.95</text:p>
          </table:table-cell>
          <table:table-cell office:value-type="float" office:value="1424.07" calcext:value-type="float">
            <text:p>1,424.07</text:p>
          </table:table-cell>
          <table:table-cell office:value-type="float" office:value="1867.19" calcext:value-type="float">
            <text:p>1,867.19</text:p>
          </table:table-cell>
          <table:table-cell office:value-type="float" office:value="57874.03" calcext:value-type="float">
            <text:p>57,874.03</text:p>
          </table:table-cell>
          <table:table-cell office:value-type="float" office:value="2848.13" calcext:value-type="float">
            <text:p>2,848.13</text:p>
          </table:table-cell>
          <table:table-cell office:value-type="float" office:value="1.28" calcext:value-type="float">
            <text:p>1.28</text:p>
          </table:table-cell>
          <table:table-cell table:formula="of:=[.L127]*[.N127]" office:value-type="float" office:value="10.9696" calcext:value-type="float">
            <text:p>10.97</text:p>
          </table:table-cell>
          <table:table-cell office:value-type="float" office:value="8.57" calcext:value-type="float">
            <text:p>8.57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28];&quot;##.0&quot;);&quot;_&quot;;TEXT([.B128];&quot;##.0&quot;))" office:value-type="string" office:string-value="CFCHS_406.4_12.5" calcext:value-type="string">
            <text:p>CFCHS_406.4_12.5</text:p>
          </table:table-cell>
          <table:table-cell office:value-type="float" office:value="121.427" calcext:value-type="float">
            <text:p>121.427</text:p>
          </table:table-cell>
          <table:table-cell office:value-type="float" office:value="154.68" calcext:value-type="float">
            <text:p>154.68</text:p>
          </table:table-cell>
          <table:table-cell office:value-type="float" office:value="30030.67" calcext:value-type="float">
            <text:p>30,030.67</text:p>
          </table:table-cell>
          <table:table-cell office:value-type="float" office:value="13.93" calcext:value-type="float">
            <text:p>13.93</text:p>
          </table:table-cell>
          <table:table-cell office:value-type="float" office:value="1477.89" calcext:value-type="float">
            <text:p>1,477.89</text:p>
          </table:table-cell>
          <table:table-cell office:value-type="float" office:value="1940.12" calcext:value-type="float">
            <text:p>1,940.12</text:p>
          </table:table-cell>
          <table:table-cell office:value-type="float" office:value="60061.33" calcext:value-type="float">
            <text:p>60,061.33</text:p>
          </table:table-cell>
          <table:table-cell office:value-type="float" office:value="2955.77" calcext:value-type="float">
            <text:p>2,955.77</text:p>
          </table:table-cell>
          <table:table-cell office:value-type="float" office:value="1.28" calcext:value-type="float">
            <text:p>1.28</text:p>
          </table:table-cell>
          <table:table-cell table:formula="of:=[.L128]*[.N128]" office:value-type="float" office:value="10.5472" calcext:value-type="float">
            <text:p>10.55</text:p>
          </table:table-cell>
          <table:table-cell office:value-type="float" office:value="8.24" calcext:value-type="float">
            <text:p>8.24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29];&quot;##.0&quot;);&quot;_&quot;;TEXT([.B129];&quot;##.0&quot;))" office:value-type="string" office:string-value="CFCHS_406.4_16.0" calcext:value-type="string">
            <text:p>CFCHS_406.4_16.0</text:p>
          </table:table-cell>
          <table:table-cell office:value-type="float" office:value="154.046" calcext:value-type="float">
            <text:p>154.046</text:p>
          </table:table-cell>
          <table:table-cell office:value-type="float" office:value="196.24" calcext:value-type="float">
            <text:p>196.24</text:p>
          </table:table-cell>
          <table:table-cell office:value-type="float" office:value="37448.82" calcext:value-type="float">
            <text:p>37,448.82</text:p>
          </table:table-cell>
          <table:table-cell office:value-type="float" office:value="13.81" calcext:value-type="float">
            <text:p>13.81</text:p>
          </table:table-cell>
          <table:table-cell office:value-type="float" office:value="1842.95" calcext:value-type="float">
            <text:p>1,842.95</text:p>
          </table:table-cell>
          <table:table-cell office:value-type="float" office:value="2439.96" calcext:value-type="float">
            <text:p>2,439.96</text:p>
          </table:table-cell>
          <table:table-cell office:value-type="float" office:value="74897.64" calcext:value-type="float">
            <text:p>74,897.64</text:p>
          </table:table-cell>
          <table:table-cell office:value-type="float" office:value="3685.91" calcext:value-type="float">
            <text:p>3,685.91</text:p>
          </table:table-cell>
          <table:table-cell office:value-type="float" office:value="1.28" calcext:value-type="float">
            <text:p>1.28</text:p>
          </table:table-cell>
          <table:table-cell table:formula="of:=[.L129]*[.N129]" office:value-type="float" office:value="8.3072" calcext:value-type="float">
            <text:p>8.31</text:p>
          </table:table-cell>
          <table:table-cell office:value-type="float" office:value="6.49" calcext:value-type="float">
            <text:p>6.49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30];&quot;##.0&quot;);&quot;_&quot;;TEXT([.B130];&quot;##.0&quot;))" office:value-type="string" office:string-value="CFCHS_457.0_6.0" calcext:value-type="string">
            <text:p>CFCHS_457.0_6.0</text:p>
          </table:table-cell>
          <table:table-cell office:value-type="float" office:value="66.734" calcext:value-type="float">
            <text:p>66.734</text:p>
          </table:table-cell>
          <table:table-cell office:value-type="float" office:value="85.01" calcext:value-type="float">
            <text:p>85.01</text:p>
          </table:table-cell>
          <table:table-cell office:value-type="float" office:value="21618.1" calcext:value-type="float">
            <text:p>21,618.10</text:p>
          </table:table-cell>
          <table:table-cell office:value-type="float" office:value="15.95" calcext:value-type="float">
            <text:p>15.95</text:p>
          </table:table-cell>
          <table:table-cell office:value-type="float" office:value="946.09" calcext:value-type="float">
            <text:p>946.09</text:p>
          </table:table-cell>
          <table:table-cell office:value-type="float" office:value="1220.48" calcext:value-type="float">
            <text:p>1,220.48</text:p>
          </table:table-cell>
          <table:table-cell office:value-type="float" office:value="43236.21" calcext:value-type="float">
            <text:p>43,236.21</text:p>
          </table:table-cell>
          <table:table-cell office:value-type="float" office:value="1892.18" calcext:value-type="float">
            <text:p>1,892.18</text:p>
          </table:table-cell>
          <table:table-cell office:value-type="float" office:value="1.44" calcext:value-type="float">
            <text:p>1.44</text:p>
          </table:table-cell>
          <table:table-cell table:formula="of:=[.L130]*[.N130]" office:value-type="float" office:value="21.5712" calcext:value-type="float">
            <text:p>21.57</text:p>
          </table:table-cell>
          <table:table-cell office:value-type="float" office:value="14.98" calcext:value-type="float">
            <text:p>14.98</text:p>
          </table:table-cell>
          <table:table-cell office:value-type="float" office:value="76.17" calcext:value-type="float">
            <text:p>76.17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31];&quot;##.0&quot;);&quot;_&quot;;TEXT([.B131];&quot;##.0&quot;))" office:value-type="string" office:string-value="CFCHS_457.0_6.3" calcext:value-type="string">
            <text:p>CFCHS_457.0_6.3</text:p>
          </table:table-cell>
          <table:table-cell office:value-type="float" office:value="70.024" calcext:value-type="float">
            <text:p>70.024</text:p>
          </table:table-cell>
          <table:table-cell office:value-type="float" office:value="89.2" calcext:value-type="float">
            <text:p>89.20</text:p>
          </table:table-cell>
          <table:table-cell office:value-type="float" office:value="22654.16" calcext:value-type="float">
            <text:p>22,654.16</text:p>
          </table:table-cell>
          <table:table-cell office:value-type="float" office:value="15.94" calcext:value-type="float">
            <text:p>15.94</text:p>
          </table:table-cell>
          <table:table-cell office:value-type="float" office:value="991.43" calcext:value-type="float">
            <text:p>991.43</text:p>
          </table:table-cell>
          <table:table-cell office:value-type="float" office:value="1279.81" calcext:value-type="float">
            <text:p>1,279.81</text:p>
          </table:table-cell>
          <table:table-cell office:value-type="float" office:value="45308.32" calcext:value-type="float">
            <text:p>45,308.32</text:p>
          </table:table-cell>
          <table:table-cell office:value-type="float" office:value="1982.86" calcext:value-type="float">
            <text:p>1,982.86</text:p>
          </table:table-cell>
          <table:table-cell office:value-type="float" office:value="1.44" calcext:value-type="float">
            <text:p>1.44</text:p>
          </table:table-cell>
          <table:table-cell table:formula="of:=[.L131]*[.N131]" office:value-type="float" office:value="20.5632" calcext:value-type="float">
            <text:p>20.56</text:p>
          </table:table-cell>
          <table:table-cell office:value-type="float" office:value="14.28" calcext:value-type="float">
            <text:p>14.28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32];&quot;##.0&quot;);&quot;_&quot;;TEXT([.B132];&quot;##.0&quot;))" office:value-type="string" office:string-value="CFCHS_457.0_8.0" calcext:value-type="string">
            <text:p>CFCHS_457.0_8.0</text:p>
          </table:table-cell>
          <table:table-cell office:value-type="float" office:value="88.584" calcext:value-type="float">
            <text:p>88.584</text:p>
          </table:table-cell>
          <table:table-cell office:value-type="float" office:value="112.85" calcext:value-type="float">
            <text:p>112.85</text:p>
          </table:table-cell>
          <table:table-cell office:value-type="float" office:value="28446.36" calcext:value-type="float">
            <text:p>28,446.36</text:p>
          </table:table-cell>
          <table:table-cell office:value-type="float" office:value="15.88" calcext:value-type="float">
            <text:p>15.88</text:p>
          </table:table-cell>
          <table:table-cell office:value-type="float" office:value="1244.92" calcext:value-type="float">
            <text:p>1,244.92</text:p>
          </table:table-cell>
          <table:table-cell office:value-type="float" office:value="1612.98" calcext:value-type="float">
            <text:p>1,612.98</text:p>
          </table:table-cell>
          <table:table-cell office:value-type="float" office:value="56892.73" calcext:value-type="float">
            <text:p>56,892.73</text:p>
          </table:table-cell>
          <table:table-cell office:value-type="float" office:value="2489.83" calcext:value-type="float">
            <text:p>2,489.83</text:p>
          </table:table-cell>
          <table:table-cell office:value-type="float" office:value="1.44" calcext:value-type="float">
            <text:p>1.44</text:p>
          </table:table-cell>
          <table:table-cell table:formula="of:=[.L132]*[.N132]" office:value-type="float" office:value="16.2576" calcext:value-type="float">
            <text:p>16.26</text:p>
          </table:table-cell>
          <table:table-cell office:value-type="float" office:value="11.29" calcext:value-type="float">
            <text:p>11.29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33];&quot;##.0&quot;);&quot;_&quot;;TEXT([.B133];&quot;##.0&quot;))" office:value-type="string" office:string-value="CFCHS_457.0_10.0" calcext:value-type="string">
            <text:p>CFCHS_457.0_10.0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140.43" calcext:value-type="float">
            <text:p>140.43</text:p>
          </table:table-cell>
          <table:table-cell office:value-type="float" office:value="35091.32" calcext:value-type="float">
            <text:p>35,091.32</text:p>
          </table:table-cell>
          <table:table-cell office:value-type="float" office:value="15.81" calcext:value-type="float">
            <text:p>15.81</text:p>
          </table:table-cell>
          <table:table-cell office:value-type="float" office:value="1535.73" calcext:value-type="float">
            <text:p>1,535.73</text:p>
          </table:table-cell>
          <table:table-cell office:value-type="float" office:value="1998.42" calcext:value-type="float">
            <text:p>1,998.42</text:p>
          </table:table-cell>
          <table:table-cell office:value-type="float" office:value="70182.65" calcext:value-type="float">
            <text:p>70,182.65</text:p>
          </table:table-cell>
          <table:table-cell office:value-type="float" office:value="3071.45" calcext:value-type="float">
            <text:p>3,071.45</text:p>
          </table:table-cell>
          <table:table-cell office:value-type="float" office:value="1.44" calcext:value-type="float">
            <text:p>1.44</text:p>
          </table:table-cell>
          <table:table-cell table:formula="of:=[.L133]*[.N133]" office:value-type="float" office:value="13.0608" calcext:value-type="float">
            <text:p>13.06</text:p>
          </table:table-cell>
          <table:table-cell office:value-type="float" office:value="9.07" calcext:value-type="float">
            <text:p>9.07</text:p>
          </table:table-cell>
          <table:table-cell office:value-type="float" office:value="45.7" calcext:value-type="float">
            <text:p>45.7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34];&quot;##.0&quot;);&quot;_&quot;;TEXT([.B134];&quot;##.0&quot;))" office:value-type="string" office:string-value="CFCHS_457.0_12.0" calcext:value-type="string">
            <text:p>CFCHS_457.0_12.0</text:p>
          </table:table-cell>
          <table:table-cell office:value-type="float" office:value="131.692" calcext:value-type="float">
            <text:p>131.692</text:p>
          </table:table-cell>
          <table:table-cell office:value-type="float" office:value="167.76" calcext:value-type="float">
            <text:p>167.76</text:p>
          </table:table-cell>
          <table:table-cell office:value-type="float" office:value="41556.3" calcext:value-type="float">
            <text:p>41,556.30</text:p>
          </table:table-cell>
          <table:table-cell office:value-type="float" office:value="15.74" calcext:value-type="float">
            <text:p>15.74</text:p>
          </table:table-cell>
          <table:table-cell office:value-type="float" office:value="1818.66" calcext:value-type="float">
            <text:p>1,818.66</text:p>
          </table:table-cell>
          <table:table-cell office:value-type="float" office:value="2376.88" calcext:value-type="float">
            <text:p>2,376.88</text:p>
          </table:table-cell>
          <table:table-cell office:value-type="float" office:value="83112.6" calcext:value-type="float">
            <text:p>83,112.60</text:p>
          </table:table-cell>
          <table:table-cell office:value-type="float" office:value="3637.31" calcext:value-type="float">
            <text:p>3,637.31</text:p>
          </table:table-cell>
          <table:table-cell office:value-type="float" office:value="1.44" calcext:value-type="float">
            <text:p>1.44</text:p>
          </table:table-cell>
          <table:table-cell table:formula="of:=[.L134]*[.N134]" office:value-type="float" office:value="10.9296" calcext:value-type="float">
            <text:p>10.93</text:p>
          </table:table-cell>
          <table:table-cell office:value-type="float" office:value="7.59" calcext:value-type="float">
            <text:p>7.59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35];&quot;##.0&quot;);&quot;_&quot;;TEXT([.B135];&quot;##.0&quot;))" office:value-type="string" office:string-value="CFCHS_457.0_12.5" calcext:value-type="string">
            <text:p>CFCHS_457.0_12.5</text:p>
          </table:table-cell>
          <table:table-cell office:value-type="float" office:value="137.025" calcext:value-type="float">
            <text:p>137.025</text:p>
          </table:table-cell>
          <table:table-cell office:value-type="float" office:value="174.55" calcext:value-type="float">
            <text:p>174.55</text:p>
          </table:table-cell>
          <table:table-cell office:value-type="float" office:value="43144.8" calcext:value-type="float">
            <text:p>43,144.80</text:p>
          </table:table-cell>
          <table:table-cell office:value-type="float" office:value="15.72" calcext:value-type="float">
            <text:p>15.72</text:p>
          </table:table-cell>
          <table:table-cell office:value-type="float" office:value="1888.18" calcext:value-type="float">
            <text:p>1,888.18</text:p>
          </table:table-cell>
          <table:table-cell office:value-type="float" office:value="2470.4" calcext:value-type="float">
            <text:p>2,470.40</text:p>
          </table:table-cell>
          <table:table-cell office:value-type="float" office:value="86289.61" calcext:value-type="float">
            <text:p>86,289.61</text:p>
          </table:table-cell>
          <table:table-cell office:value-type="float" office:value="3776.35" calcext:value-type="float">
            <text:p>3,776.35</text:p>
          </table:table-cell>
          <table:table-cell office:value-type="float" office:value="1.44" calcext:value-type="float">
            <text:p>1.44</text:p>
          </table:table-cell>
          <table:table-cell table:formula="of:=[.L135]*[.N135]" office:value-type="float" office:value="10.512" calcext:value-type="float">
            <text:p>10.51</text:p>
          </table:table-cell>
          <table:table-cell office:value-type="float" office:value="7.3" calcext:value-type="float">
            <text:p>7.30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36];&quot;##.0&quot;);&quot;_&quot;;TEXT([.B136];&quot;##.0&quot;))" office:value-type="string" office:string-value="CFCHS_457.0_16.0" calcext:value-type="string">
            <text:p>CFCHS_457.0_16.0</text:p>
          </table:table-cell>
          <table:table-cell office:value-type="float" office:value="174.012" calcext:value-type="float">
            <text:p>174.012</text:p>
          </table:table-cell>
          <table:table-cell office:value-type="float" office:value="221.67" calcext:value-type="float">
            <text:p>221.67</text:p>
          </table:table-cell>
          <table:table-cell office:value-type="float" office:value="53959.38" calcext:value-type="float">
            <text:p>53,959.38</text:p>
          </table:table-cell>
          <table:table-cell office:value-type="float" office:value="15.6" calcext:value-type="float">
            <text:p>15.60</text:p>
          </table:table-cell>
          <table:table-cell office:value-type="float" office:value="2361.46" calcext:value-type="float">
            <text:p>2,361.46</text:p>
          </table:table-cell>
          <table:table-cell office:value-type="float" office:value="3113.06" calcext:value-type="float">
            <text:p>3,113.06</text:p>
          </table:table-cell>
          <table:table-cell office:value-type="float" office:value="107918.7" calcext:value-type="float">
            <text:p>107,918.70</text:p>
          </table:table-cell>
          <table:table-cell office:value-type="float" office:value="4722.92" calcext:value-type="float">
            <text:p>4,722.92</text:p>
          </table:table-cell>
          <table:table-cell office:value-type="float" office:value="1.44" calcext:value-type="float">
            <text:p>1.44</text:p>
          </table:table-cell>
          <table:table-cell table:formula="of:=[.L136]*[.N136]" office:value-type="float" office:value="8.28" calcext:value-type="float">
            <text:p>8.28</text:p>
          </table:table-cell>
          <table:table-cell office:value-type="float" office:value="5.75" calcext:value-type="float">
            <text:p>5.75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3">
          <table:table-cell table:style-name="Default"/>
          <table:table-cell table:style-name="ce9" table:formula="of:=MIN([.B$6:.B$136])" office:value-type="float" office:value="2" calcext:value-type="float">
            <text:p>2</text:p>
          </table:table-cell>
          <table:table-cell/>
          <table:table-cell table:style-name="ce9" table:formula="of:=MIN([.D$6:.D$136])" office:value-type="float" office:value="0.952" calcext:value-type="float">
            <text:p>0.952</text:p>
          </table:table-cell>
          <table:table-cell table:style-name="ce11" table:formula="of:=MIN([.E$6:.E$136])" office:value-type="float" office:value="1.21" calcext:value-type="float">
            <text:p>1.21</text:p>
          </table:table-cell>
          <table:table-cell table:style-name="ce11" table:formula="of:=MIN([.F$6:.F$136])" office:value-type="float" office:value="0.57" calcext:value-type="float">
            <text:p>0.57</text:p>
          </table:table-cell>
          <table:table-cell table:style-name="ce11" table:formula="of:=MIN([.G$6:.G$136])" office:value-type="float" office:value="0.66" calcext:value-type="float">
            <text:p>0.66</text:p>
          </table:table-cell>
          <table:table-cell table:style-name="ce11" table:formula="of:=MIN([.H$6:.H$136])" office:value-type="float" office:value="0.54" calcext:value-type="float">
            <text:p>0.54</text:p>
          </table:table-cell>
          <table:table-cell table:style-name="ce11" table:formula="of:=MIN([.I$6:.I$136])" office:value-type="float" office:value="0.75" calcext:value-type="float">
            <text:p>0.75</text:p>
          </table:table-cell>
          <table:table-cell table:style-name="ce11" table:formula="of:=MIN([.J$6:.J$136])" office:value-type="float" office:value="1.14" calcext:value-type="float">
            <text:p>1.14</text:p>
          </table:table-cell>
          <table:table-cell table:style-name="ce11" table:formula="of:=MIN([.K$6:.K$136])" office:value-type="float" office:value="1.07" calcext:value-type="float">
            <text:p>1.07</text:p>
          </table:table-cell>
          <table:table-cell table:style-name="ce11" table:formula="of:=MIN([.L$6:.L$136])" office:value-type="float" office:value="0.07" calcext:value-type="float">
            <text:p>0.07</text:p>
          </table:table-cell>
          <table:table-cell table:style-name="ce11" table:formula="of:=MIN([.M$6:.M$136])" office:value-type="float" office:value="8.28" calcext:value-type="float">
            <text:p>8.28</text:p>
          </table:table-cell>
          <table:table-cell table:style-name="ce11" table:formula="of:=MIN([.N$6:.N$136])" office:value-type="float" office:value="5.75" calcext:value-type="float">
            <text:p>5.75</text:p>
          </table:table-cell>
          <table:table-cell table:style-name="ce11" table:formula="of:=MIN([.O$6:.O$136])" office:value-type="float" office:value="7.1" calcext:value-type="float">
            <text:p>7.10</text:p>
          </table:table-cell>
        </table:table-row>
        <table:table-row table:style-name="ro3">
          <table:table-cell table:style-name="Default"/>
          <table:table-cell table:style-name="ce9" table:formula="of:=MAX([.B$6:.B$136])" office:value-type="float" office:value="16" calcext:value-type="float">
            <text:p>16</text:p>
          </table:table-cell>
          <table:table-cell/>
          <table:table-cell table:style-name="ce9" table:formula="of:=MAX([.D$6:.D$136])" office:value-type="float" office:value="174.012" calcext:value-type="float">
            <text:p>174.012</text:p>
          </table:table-cell>
          <table:table-cell table:style-name="ce11" table:formula="of:=MAX([.E$6:.E$136])" office:value-type="float" office:value="221.67" calcext:value-type="float">
            <text:p>221.67</text:p>
          </table:table-cell>
          <table:table-cell table:style-name="ce11" table:formula="of:=MAX([.F$6:.F$136])" office:value-type="float" office:value="53959.38" calcext:value-type="float">
            <text:p>53,959.38</text:p>
          </table:table-cell>
          <table:table-cell table:style-name="ce11" table:formula="of:=MAX([.G$6:.G$136])" office:value-type="float" office:value="15.95" calcext:value-type="float">
            <text:p>15.95</text:p>
          </table:table-cell>
          <table:table-cell table:style-name="ce11" table:formula="of:=MAX([.H$6:.H$136])" office:value-type="float" office:value="2361.46" calcext:value-type="float">
            <text:p>2,361.46</text:p>
          </table:table-cell>
          <table:table-cell table:style-name="ce11" table:formula="of:=MAX([.I$6:.I$136])" office:value-type="float" office:value="3113.06" calcext:value-type="float">
            <text:p>3,113.06</text:p>
          </table:table-cell>
          <table:table-cell table:style-name="ce11" table:formula="of:=MAX([.J$6:.J$136])" office:value-type="float" office:value="107918.7" calcext:value-type="float">
            <text:p>107,918.70</text:p>
          </table:table-cell>
          <table:table-cell table:style-name="ce11" table:formula="of:=MAX([.K$6:.K$136])" office:value-type="float" office:value="4722.92" calcext:value-type="float">
            <text:p>4,722.92</text:p>
          </table:table-cell>
          <table:table-cell table:style-name="ce11" table:formula="of:=MAX([.L$6:.L$136])" office:value-type="float" office:value="1.44" calcext:value-type="float">
            <text:p>1.44</text:p>
          </table:table-cell>
          <table:table-cell table:style-name="ce11" table:formula="of:=MAX([.M$6:.M$136])" office:value-type="float" office:value="73.5343" calcext:value-type="float">
            <text:p>73.53</text:p>
          </table:table-cell>
          <table:table-cell table:style-name="ce11" table:formula="of:=MAX([.N$6:.N$136])" office:value-type="float" office:value="1050.49" calcext:value-type="float">
            <text:p>1,050.49</text:p>
          </table:table-cell>
          <table:table-cell table:style-name="ce11" table:formula="of:=MAX([.O$6:.O$136])" office:value-type="float" office:value="76.17" calcext:value-type="float">
            <text:p>76.17</text:p>
          </table:table-cell>
        </table:table-row>
      </table:table>
      <table:table table:name="CFSHS" table:style-name="ta1" table:protected="true">
        <loext:table-protection loext:select-protected-cells="true" loext:select-unprotected-cells="true"/>
        <table:table-column table:style-name="co16" table:default-cell-style-name="Default"/>
        <table:table-column table:style-name="co17" table:default-cell-style-name="ce4"/>
        <table:table-column table:style-name="co18" table:default-cell-style-name="Default"/>
        <table:table-column table:style-name="co19" table:default-cell-style-name="Default"/>
        <table:table-column table:style-name="co18" table:default-cell-style-name="ce5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4" table:default-cell-style-name="ce7"/>
        <table:table-column table:style-name="co13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5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BS EN 10219 Cold formed square hollow sections</text:p>
          </table:table-cell>
          <table:covered-table-cell table:number-columns-repeated="3" table:style-name="ce21"/>
          <table:covered-table-cell table:number-columns-repeated="13" table:style-name="ce10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 table:number-columns-repeated="2"/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Cross Sectional Area</text:p>
          </table:table-cell>
          <table:table-cell table:style-name="ce19" office:value-type="string" calcext:value-type="string">
            <text:p>Second Moment of Area</text:p>
          </table:table-cell>
          <table:table-cell table:style-name="ce19" office:value-type="string" calcext:value-type="string">
            <text:p>Radius of Gyration</text:p>
          </table:table-cell>
          <table:table-cell table:style-name="ce19" office:value-type="string" calcext:value-type="string">
            <text:p>Elastic Modulus</text:p>
          </table:table-cell>
          <table:table-cell table:style-name="ce19" office:value-type="string" calcext:value-type="string">
            <text:p>Plastic Modulus</text:p>
          </table:table-cell>
          <table:table-cell table:style-name="ce19" office:value-type="string" calcext:value-type="string">
            <text:p>Torsional inertia constant</text:p>
          </table:table-cell>
          <table:table-cell table:style-name="ce19" office:value-type="string" calcext:value-type="string">
            <text:p>Torsional modulus constant</text:p>
          </table:table-cell>
          <table:table-cell table:style-name="ce19" office:value-type="string" calcext:value-type="string">
            <text:p>Superficial Area</text:p>
            <text:p>per metre length</text:p>
          </table:table-cell>
          <table:table-cell table:style-name="ce19" office:value-type="string" calcext:value-type="string">
            <text:p>Superficial Area</text:p>
            <text:p>per metre length</text:p>
          </table:table-cell>
          <table:table-cell table:style-name="ce19" office:value-type="string" calcext:value-type="string">
            <text:p>Superficial Area</text:p>
            <text:p>per tonne</text:p>
          </table:table-cell>
          <table:table-cell table:style-name="ce19" office:value-type="string" calcext:value-type="string">
            <text:p>Nominal length per tonne</text:p>
          </table:table-cell>
          <table:table-cell table:style-name="ce19" office:value-type="string" calcext:value-type="string">
            <text:p>Ratio for local Buckling</text:p>
          </table:table-cell>
          <table:table-cell/>
        </table:table-row>
        <table:table-row table:style-name="ro3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 table:number-columns-repeated="2"/>
          <table:table-cell table:style-name="Default" table:number-columns-repeated="13"/>
          <table:table-cell/>
        </table:table-row>
        <table:table-row table:style-name="ro3">
          <table:table-cell table:style-name="ce3" office:value-type="string" calcext:value-type="string">
            <text:p>BxB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el</text:p>
          </table:table-cell>
          <table:table-cell table:style-name="ce3" office:value-type="string" calcext:value-type="string">
            <text:p>Wpt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number-columns-repeated="2" table:style-name="ce3" office:value-type="string" calcext:value-type="string">
            <text:p>As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L</text:p>
          </table:table-cell>
          <table:table-cell table:style-name="Default" office:value-type="string" calcext:value-type="string">
            <text:p>Flange</text:p>
          </table:table-cell>
          <table:table-cell/>
        </table:table-row>
        <table:table-row table:style-name="ro3">
          <table:table-cell table:number-columns-repeated="3"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m3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 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/t</text:p>
          </table:table-cell>
          <table:table-cell table:style-name="ce3" office:value-type="string" calcext:value-type="string">
            <text:p>B/T</text:p>
          </table:table-cell>
          <table:table-cell/>
        </table:table-row>
        <table:table-row table:style-name="ro3">
          <table:table-cell office:value-type="string" calcext:value-type="string">
            <text:p>19x19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table:formula="of:=CONCATENATE(&quot;CFSHS &quot;;[.A6];&quot; x &quot;;TEXT([.B6];&quot;##.0&quot;))" office:value-type="string" office:string-value="CFSHS 19x19 x 1.6" calcext:value-type="string">
            <text:p>CFSHS 19x19 x 1.6</text:p>
          </table:table-cell>
          <table:table-cell office:value-type="float" office:value="0.822" calcext:value-type="float">
            <text:p>0.822</text:p>
          </table:table-cell>
          <table:table-cell office:value-type="float" office:value="1.05" calcext:value-type="float">
            <text:p>1.05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0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M6]*[.P6]" office:value-type="float" office:value="85.1144" calcext:value-type="float">
            <text:p>85.11</text:p>
          </table:table-cell>
          <table:table-cell office:value-type="float" office:value="1215.92" calcext:value-type="float">
            <text:p>1,215.92</text:p>
          </table:table-cell>
          <table:table-cell office:value-type="float" office:value="6.88" calcext:value-type="float">
            <text:p>6.88</text:p>
          </table:table-cell>
          <table:table-cell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table:formula="of:=CONCATENATE(&quot;CFSHS &quot;;[.A7];&quot; x &quot;;TEXT([.B7];&quot;##.0&quot;))" office:value-type="string" office:string-value="CFSHS 20x20 x 1.6" calcext:value-type="string">
            <text:p>CFSHS 20x20 x 1.6</text:p>
          </table:table-cell>
          <table:table-cell office:value-type="float" office:value="0.873" calcext:value-type="float">
            <text:p>0.873</text:p>
          </table:table-cell>
          <table:table-cell office:value-type="float" office:value="1.11" calcext:value-type="float">
            <text:p>1.11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formula="of:=[.M7]*[.P7]" office:value-type="float" office:value="80.2144" calcext:value-type="float">
            <text:p>80.21</text:p>
          </table:table-cell>
          <table:table-cell office:value-type="float" office:value="1145.92" calcext:value-type="float">
            <text:p>1,145.92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</text:p>
          </table:table-cell>
          <table:table-cell table:formula="of:=CONCATENATE(&quot;CFSHS &quot;;[.A8];&quot; x &quot;;TEXT([.B8];&quot;##.0&quot;))" office:value-type="string" office:string-value="CFSHS 20x20 x 2.0" calcext:value-type="string">
            <text:p>CFSHS 20x20 x 2.0</text:p>
          </table:table-cell>
          <table:table-cell office:value-type="float" office:value="1.05" calcext:value-type="float">
            <text:p>1.050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M8]*[.P8]" office:value-type="float" office:value="66.696" calcext:value-type="float">
            <text:p>66.70</text:p>
          </table:table-cell>
          <table:table-cell office:value-type="float" office:value="952.8" calcext:value-type="float">
            <text:p>952.8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9];&quot; x &quot;;TEXT([.B9];&quot;##.0&quot;))" office:value-type="string" office:string-value="CFSHS 25x25 x 1.6" calcext:value-type="string">
            <text:p>CFSHS 25x25 x 1.6</text:p>
          </table:table-cell>
          <table:table-cell office:value-type="float" office:value="1.16" calcext:value-type="float">
            <text:p>1.160</text:p>
          </table:table-cell>
          <table:table-cell office:value-type="float" office:value="1.43" calcext:value-type="float">
            <text:p>1.43</text:p>
          </table:table-cell>
          <table:table-cell office:value-type="float" office:value="1.28" calcext:value-type="float">
            <text:p>1.28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1.24" calcext:value-type="float">
            <text:p>1.24</text:p>
          </table:table-cell>
          <table:table-cell office:value-type="float" office:value="2.12" calcext:value-type="float">
            <text:p>2.12</text:p>
          </table:table-cell>
          <table:table-cell office:value-type="float" office:value="1.54" calcext:value-type="float">
            <text:p>1.5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0</text:p>
          </table:table-cell>
          <table:table-cell table:formula="of:=[.M9]*[.P9]" office:value-type="float" office:value="80.0811" calcext:value-type="float">
            <text:p>80.08</text:p>
          </table:table-cell>
          <table:table-cell office:value-type="float" office:value="889.79" calcext:value-type="float">
            <text:p>889.79</text:p>
          </table:table-cell>
          <table:table-cell office:value-type="float" office:value="10.63" calcext:value-type="float">
            <text:p>10.63</text:p>
          </table:table-cell>
          <table:table-cell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0];&quot; x &quot;;TEXT([.B10];&quot;##.0&quot;))" office:value-type="string" office:string-value="CFSHS 25x25 x 2.0" calcext:value-type="string">
            <text:p>CFSHS 25x25 x 2.0</text:p>
          </table:table-cell>
          <table:table-cell office:value-type="float" office:value="1.364" calcext:value-type="float">
            <text:p>1.364</text:p>
          </table:table-cell>
          <table:table-cell office:value-type="float" office:value="1.74" calcext:value-type="float">
            <text:p>1.74</text:p>
          </table:table-cell>
          <table:table-cell office:value-type="float" office:value="1.48" calcext:value-type="float">
            <text:p>1.4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office:value-type="float" office:value="2.53" calcext:value-type="float">
            <text:p>2.53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M10]*[.P10]" office:value-type="float" office:value="66.0051" calcext:value-type="float">
            <text:p>66.01</text:p>
          </table:table-cell>
          <table:table-cell office:value-type="float" office:value="733.39" calcext:value-type="float">
            <text:p>733.39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1];&quot; x &quot;;TEXT([.B11];&quot;##.0&quot;))" office:value-type="string" office:string-value="CFSHS 25x25 x 2.3" calcext:value-type="string">
            <text:p>CFSHS 25x25 x 2.3</text:p>
          </table:table-cell>
          <table:table-cell office:value-type="float" office:value="1.6" calcext:value-type="float">
            <text:p>1.600</text:p>
          </table:table-cell>
          <table:table-cell office:value-type="float" office:value="1.95" calcext:value-type="float">
            <text:p>1.95</text:p>
          </table:table-cell>
          <table:table-cell office:value-type="float" office:value="1.61" calcext:value-type="float">
            <text:p>1.61</text:p>
          </table:table-cell>
          <table:table-cell office:value-type="float" office:value="0.91" calcext:value-type="float">
            <text:p>0.91</text:p>
          </table:table-cell>
          <table:table-cell office:value-type="float" office:value="1.29" calcext:value-type="float">
            <text:p>1.29</text:p>
          </table:table-cell>
          <table:table-cell office:value-type="float" office:value="1.62" calcext:value-type="float">
            <text:p>1.62</text:p>
          </table:table-cell>
          <table:table-cell office:value-type="float" office:value="2.8" calcext:value-type="float">
            <text:p>2.80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M11]*[.P11]" office:value-type="float" office:value="58.7295" calcext:value-type="float">
            <text:p>58.73</text:p>
          </table:table-cell>
          <table:table-cell office:value-type="float" office:value="652.55" calcext:value-type="float">
            <text:p>652.55</text:p>
          </table:table-cell>
          <table:table-cell office:value-type="float" office:value="5.87" calcext:value-type="float">
            <text:p>5.87</text:p>
          </table:table-cell>
          <table:table-cell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2];&quot; x &quot;;TEXT([.B12];&quot;##.0&quot;))" office:value-type="string" office:string-value="CFSHS 25x25 x 2.5" calcext:value-type="string">
            <text:p>CFSHS 25x25 x 2.5</text:p>
          </table:table-cell>
          <table:table-cell office:value-type="float" office:value="1.64" calcext:value-type="float">
            <text:p>1.640</text:p>
          </table:table-cell>
          <table:table-cell office:value-type="float" office:value="2.09" calcext:value-type="float">
            <text:p>2.09</text:p>
          </table:table-cell>
          <table:table-cell office:value-type="float" office:value="1.69" calcext:value-type="float">
            <text:p>1.69</text:p>
          </table:table-cell>
          <table:table-cell office:value-type="float" office:value="0.9" calcext:value-type="float">
            <text:p>0.90</text:p>
          </table:table-cell>
          <table:table-cell office:value-type="float" office:value="1.35" calcext:value-type="float">
            <text:p>1.35</text:p>
          </table:table-cell>
          <table:table-cell office:value-type="float" office:value="1.71" calcext:value-type="float">
            <text:p>1.71</text:p>
          </table:table-cell>
          <table:table-cell office:value-type="float" office:value="2.97" calcext:value-type="float">
            <text:p>2.9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M12]*[.P12]" office:value-type="float" office:value="54.8811" calcext:value-type="float">
            <text:p>54.88</text:p>
          </table:table-cell>
          <table:table-cell office:value-type="float" office:value="609.79" calcext:value-type="float">
            <text:p>609.79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3];&quot; x &quot;;TEXT([.B13];&quot;##.0&quot;))" office:value-type="string" office:string-value="CFSHS 25x25 x 3.0" calcext:value-type="string">
            <text:p>CFSHS 25x25 x 3.0</text:p>
          </table:table-cell>
          <table:table-cell office:value-type="float" office:value="2.01" calcext:value-type="float">
            <text:p>2.010</text:p>
          </table:table-cell>
          <table:table-cell office:value-type="float" office:value="2.41" calcext:value-type="float">
            <text:p>2.41</text:p>
          </table:table-cell>
          <table:table-cell office:value-type="float" office:value="1.84" calcext:value-type="float">
            <text:p>1.84</text:p>
          </table:table-cell>
          <table:table-cell office:value-type="float" office:value="0.87" calcext:value-type="float">
            <text:p>0.87</text:p>
          </table:table-cell>
          <table:table-cell office:value-type="float" office:value="1.47" calcext:value-type="float">
            <text:p>1.47</text:p>
          </table:table-cell>
          <table:table-cell office:value-type="float" office:value="1.91" calcext:value-type="float">
            <text:p>1.91</text:p>
          </table:table-cell>
          <table:table-cell office:value-type="float" office:value="3.33" calcext:value-type="float">
            <text:p>3.33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M13]*[.P13]" office:value-type="float" office:value="47.6073" calcext:value-type="float">
            <text:p>47.61</text:p>
          </table:table-cell>
          <table:table-cell office:value-type="float" office:value="528.97" calcext:value-type="float">
            <text:p>528.97</text:p>
          </table:table-cell>
          <table:table-cell office:value-type="float" office:value="3.33" calcext:value-type="float">
            <text:p>3.33</text:p>
          </table:table-cell>
          <table:table-cell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4];&quot; x &quot;;TEXT([.B14];&quot;##.0&quot;))" office:value-type="string" office:string-value="CFSHS 30x30 x 1.6" calcext:value-type="string">
            <text:p>CFSHS 30x30 x 1.6</text:p>
          </table:table-cell>
          <table:table-cell office:value-type="float" office:value="1.41" calcext:value-type="float">
            <text:p>1.410</text:p>
          </table:table-cell>
          <table:table-cell office:value-type="float" office:value="1.75" calcext:value-type="float">
            <text:p>1.75</text:p>
          </table:table-cell>
          <table:table-cell office:value-type="float" office:value="2.31" calcext:value-type="float">
            <text:p>2.31</text:p>
          </table:table-cell>
          <table:table-cell office:value-type="float" office:value="1.15" calcext:value-type="float">
            <text:p>1.15</text:p>
          </table:table-cell>
          <table:table-cell office:value-type="float" office:value="1.54" calcext:value-type="float">
            <text:p>1.54</text:p>
          </table:table-cell>
          <table:table-cell office:value-type="float" office:value="1.84" calcext:value-type="float">
            <text:p>1.84</text:p>
          </table:table-cell>
          <table:table-cell office:value-type="float" office:value="3.77" calcext:value-type="float">
            <text:p>3.77</text:p>
          </table:table-cell>
          <table:table-cell office:value-type="float" office:value="2.32" calcext:value-type="float">
            <text:p>2.3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formula="of:=[.M14]*[.P14]" office:value-type="float" office:value="79.9964" calcext:value-type="float">
            <text:p>80.00</text:p>
          </table:table-cell>
          <table:table-cell office:value-type="float" office:value="727.24" calcext:value-type="float">
            <text:p>727.24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5];&quot; x &quot;;TEXT([.B15];&quot;##.0&quot;))" office:value-type="string" office:string-value="CFSHS 30x30 x 2.0" calcext:value-type="string">
            <text:p>CFSHS 30x30 x 2.0</text:p>
          </table:table-cell>
          <table:table-cell office:value-type="float" office:value="1.678" calcext:value-type="float">
            <text:p>1.678</text:p>
          </table:table-cell>
          <table:table-cell office:value-type="float" office:value="2.14" calcext:value-type="float">
            <text:p>2.14</text:p>
          </table:table-cell>
          <table:table-cell office:value-type="float" office:value="2.72" calcext:value-type="float">
            <text:p>2.72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2.21" calcext:value-type="float">
            <text:p>2.21</text:p>
          </table:table-cell>
          <table:table-cell office:value-type="float" office:value="4.54" calcext:value-type="float">
            <text:p>4.54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M15]*[.P15]" office:value-type="float" office:value="65.5721" calcext:value-type="float">
            <text:p>65.57</text:p>
          </table:table-cell>
          <table:table-cell office:value-type="float" office:value="596.11" calcext:value-type="float">
            <text:p>596.11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6];&quot; x &quot;;TEXT([.B16];&quot;##.0&quot;))" office:value-type="string" office:string-value="CFSHS 30x30 x 2.3" calcext:value-type="string">
            <text:p>CFSHS 30x30 x 2.3</text:p>
          </table:table-cell>
          <table:table-cell office:value-type="float" office:value="1.97" calcext:value-type="float">
            <text:p>1.970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.00</text:p>
          </table:table-cell>
          <table:table-cell office:value-type="float" office:value="2.45" calcext:value-type="float">
            <text:p>2.45</text:p>
          </table:table-cell>
          <table:table-cell office:value-type="float" office:value="5.07" calcext:value-type="float">
            <text:p>5.07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M16]*[.P16]" office:value-type="float" office:value="58.0921" calcext:value-type="float">
            <text:p>58.09</text:p>
          </table:table-cell>
          <table:table-cell office:value-type="float" office:value="528.11" calcext:value-type="float">
            <text:p>528.11</text:p>
          </table:table-cell>
          <table:table-cell office:value-type="float" office:value="8.04" calcext:value-type="float">
            <text:p>8.04</text:p>
          </table:table-cell>
          <table:table-cell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7];&quot; x &quot;;TEXT([.B17];&quot;##.0&quot;))" office:value-type="string" office:string-value="CFSHS 30x30 x 2.5" calcext:value-type="string">
            <text:p>CFSHS 30x30 x 2.5</text:p>
          </table:table-cell>
          <table:table-cell office:value-type="float" office:value="2.032" calcext:value-type="float">
            <text:p>2.032</text:p>
          </table:table-cell>
          <table:table-cell office:value-type="float" office:value="2.59" calcext:value-type="float">
            <text:p>2.59</text:p>
          </table:table-cell>
          <table:table-cell office:value-type="float" office:value="3.16" calcext:value-type="float">
            <text:p>3.16</text:p>
          </table:table-cell>
          <table:table-cell office:value-type="float" office:value="1.1" calcext:value-type="float">
            <text:p>1.10</text:p>
          </table:table-cell>
          <table:table-cell office:value-type="float" office:value="2.1" calcext:value-type="float">
            <text:p>2.10</text:p>
          </table:table-cell>
          <table:table-cell office:value-type="float" office:value="2.61" calcext:value-type="float">
            <text:p>2.61</text:p>
          </table:table-cell>
          <table:table-cell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M17]*[.P17]" office:value-type="float" office:value="54.1233" calcext:value-type="float">
            <text:p>54.12</text:p>
          </table:table-cell>
          <table:table-cell office:value-type="float" office:value="492.03" calcext:value-type="float">
            <text:p>492.03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8];&quot; x &quot;;TEXT([.B18];&quot;##.0&quot;))" office:value-type="string" office:string-value="CFSHS 30x30 x 3.0" calcext:value-type="string">
            <text:p>CFSHS 30x30 x 3.0</text:p>
          </table:table-cell>
          <table:table-cell office:value-type="float" office:value="2.48" calcext:value-type="float">
            <text:p>2.480</text:p>
          </table:table-cell>
          <table:table-cell office:value-type="float" office:value="3.01" calcext:value-type="float">
            <text:p>3.01</text:p>
          </table:table-cell>
          <table:table-cell office:value-type="float" office:value="3.5" calcext:value-type="float">
            <text:p>3.50</text:p>
          </table:table-cell>
          <table:table-cell office:value-type="float" office:value="1.08" calcext:value-type="float">
            <text:p>1.08</text:p>
          </table:table-cell>
          <table:table-cell office:value-type="float" office:value="2.34" calcext:value-type="float">
            <text:p>2.34</text:p>
          </table:table-cell>
          <table:table-cell office:value-type="float" office:value="2.96" calcext:value-type="float">
            <text:p>2.96</text:p>
          </table:table-cell>
          <table:table-cell office:value-type="float" office:value="6.15" calcext:value-type="float">
            <text:p>6.15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M18]*[.P18]" office:value-type="float" office:value="46.5817" calcext:value-type="float">
            <text:p>46.58</text:p>
          </table:table-cell>
          <table:table-cell office:value-type="float" office:value="423.47" calcext:value-type="float">
            <text:p>423.47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19];&quot; x &quot;;TEXT([.B19];&quot;##.0&quot;))" office:value-type="string" office:string-value="CFSHS 32x32 x 1.6" calcext:value-type="string">
            <text:p>CFSHS 32x32 x 1.6</text:p>
          </table:table-cell>
          <table:table-cell office:value-type="float" office:value="1.51" calcext:value-type="float">
            <text:p>1.510</text:p>
          </table:table-cell>
          <table:table-cell office:value-type="float" office:value="1.88" calcext:value-type="float">
            <text:p>1.88</text:p>
          </table:table-cell>
          <table:table-cell office:value-type="float" office:value="2.84" calcext:value-type="float">
            <text:p>2.84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float" office:value="2.12" calcext:value-type="float">
            <text:p>2.12</text:p>
          </table:table-cell>
          <table:table-cell office:value-type="float" office:value="4.62" calcext:value-type="float">
            <text:p>4.62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19]*[.P19]" office:value-type="float" office:value="81.3264" calcext:value-type="float">
            <text:p>81.33</text:p>
          </table:table-cell>
          <table:table-cell office:value-type="float" office:value="677.72" calcext:value-type="float">
            <text:p>677.72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0];&quot; x &quot;;TEXT([.B20];&quot;##.0&quot;))" office:value-type="string" office:string-value="CFSHS 32x32 x 1.8" calcext:value-type="string">
            <text:p>CFSHS 32x32 x 1.8</text:p>
          </table:table-cell>
          <table:table-cell office:value-type="float" office:value="1.69" calcext:value-type="float">
            <text:p>1.690</text:p>
          </table:table-cell>
          <table:table-cell office:value-type="float" office:value="2.09" calcext:value-type="float">
            <text:p>2.09</text:p>
          </table:table-cell>
          <table:table-cell office:value-type="float" office:value="3.11" calcext:value-type="float">
            <text:p>3.11</text:p>
          </table:table-cell>
          <table:table-cell office:value-type="float" office:value="1.22" calcext:value-type="float">
            <text:p>1.22</text:p>
          </table:table-cell>
          <table:table-cell office:value-type="float" office:value="1.95" calcext:value-type="float">
            <text:p>1.95</text:p>
          </table:table-cell>
          <table:table-cell office:value-type="float" office:value="2.33" calcext:value-type="float">
            <text:p>2.33</text:p>
          </table:table-cell>
          <table:table-cell office:value-type="float" office:value="5.11" calcext:value-type="float">
            <text:p>5.11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0]*[.P20]" office:value-type="float" office:value="73.1076" calcext:value-type="float">
            <text:p>73.11</text:p>
          </table:table-cell>
          <table:table-cell office:value-type="float" office:value="609.23" calcext:value-type="float">
            <text:p>609.23</text:p>
          </table:table-cell>
          <table:table-cell office:value-type="float" office:value="12.78" calcext:value-type="float">
            <text:p>12.78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" calcext:value-type="float">
            <text:p>2.0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1];&quot; x &quot;;TEXT([.B21];&quot;##.0&quot;))" office:value-type="string" office:string-value="CFSHS 32x32 x 2.0" calcext:value-type="string">
            <text:p>CFSHS 32x32 x 2.0</text:p>
          </table:table-cell>
          <table:table-cell office:value-type="float" office:value="1.86" calcext:value-type="float">
            <text:p>1.860</text:p>
          </table:table-cell>
          <table:table-cell office:value-type="float" office:value="2.3" calcext:value-type="float">
            <text:p>2.30</text:p>
          </table:table-cell>
          <table:table-cell office:value-type="float" office:value="3.36" calcext:value-type="float">
            <text:p>3.36</text:p>
          </table:table-cell>
          <table:table-cell office:value-type="float" office:value="1.21" calcext:value-type="float">
            <text:p>1.21</text:p>
          </table:table-cell>
          <table:table-cell office:value-type="float" office:value="2.1" calcext:value-type="float">
            <text:p>2.10</text:p>
          </table:table-cell>
          <table:table-cell office:value-type="float" office:value="2.54" calcext:value-type="float">
            <text:p>2.54</text:p>
          </table:table-cell>
          <table:table-cell office:value-type="float" office:value="5.58" calcext:value-type="float">
            <text:p>5.58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1]*[.P21]" office:value-type="float" office:value="66.5508" calcext:value-type="float">
            <text:p>66.55</text:p>
          </table:table-cell>
          <table:table-cell office:value-type="float" office:value="554.59" calcext:value-type="float">
            <text:p>554.59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2];&quot; x &quot;;TEXT([.B22];&quot;##.0&quot;))" office:value-type="string" office:string-value="CFSHS 32x32 x 2.3" calcext:value-type="string">
            <text:p>CFSHS 32x32 x 2.3</text:p>
          </table:table-cell>
          <table:table-cell office:value-type="float" office:value="2.11" calcext:value-type="float">
            <text:p>2.110</text:p>
          </table:table-cell>
          <table:table-cell office:value-type="float" office:value="2.6" calcext:value-type="float">
            <text:p>2.60</text:p>
          </table:table-cell>
          <table:table-cell office:value-type="float" office:value="3.71" calcext:value-type="float">
            <text:p>3.71</text:p>
          </table:table-cell>
          <table:table-cell office:value-type="float" office:value="1.2" calcext:value-type="float">
            <text:p>1.20</text:p>
          </table:table-cell>
          <table:table-cell office:value-type="float" office:value="2.32" calcext:value-type="float">
            <text:p>2.32</text:p>
          </table:table-cell>
          <table:table-cell office:value-type="float" office:value="2.84" calcext:value-type="float">
            <text:p>2.84</text:p>
          </table:table-cell>
          <table:table-cell office:value-type="float" office:value="6.24" calcext:value-type="float">
            <text:p>6.24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2]*[.P22]" office:value-type="float" office:value="58.8816" calcext:value-type="float">
            <text:p>58.88</text:p>
          </table:table-cell>
          <table:table-cell office:value-type="float" office:value="490.68" calcext:value-type="float">
            <text:p>490.68</text:p>
          </table:table-cell>
          <table:table-cell office:value-type="float" office:value="8.91" calcext:value-type="float">
            <text:p>8.91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3];&quot; x &quot;;TEXT([.B23];&quot;##.0&quot;))" office:value-type="string" office:string-value="CFSHS 32x32 x 2.5" calcext:value-type="string">
            <text:p>CFSHS 32x32 x 2.5</text:p>
          </table:table-cell>
          <table:table-cell office:value-type="float" office:value="2.189" calcext:value-type="float">
            <text:p>2.189</text:p>
          </table:table-cell>
          <table:table-cell office:value-type="float" office:value="2.79" calcext:value-type="float">
            <text:p>2.79</text:p>
          </table:table-cell>
          <table:table-cell office:value-type="float" office:value="3.92" calcext:value-type="float">
            <text:p>3.92</text:p>
          </table:table-cell>
          <table:table-cell office:value-type="float" office:value="1.19" calcext:value-type="float">
            <text:p>1.19</text:p>
          </table:table-cell>
          <table:table-cell office:value-type="float" office:value="2.45" calcext:value-type="float">
            <text:p>2.45</text:p>
          </table:table-cell>
          <table:table-cell office:value-type="float" office:value="3.02" calcext:value-type="float">
            <text:p>3.02</text:p>
          </table:table-cell>
          <table:table-cell office:value-type="float" office:value="6.66" calcext:value-type="float">
            <text:p>6.66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3]*[.P23]" office:value-type="float" office:value="54.81" calcext:value-type="float">
            <text:p>54.81</text:p>
          </table:table-cell>
          <table:table-cell office:value-type="float" office:value="456.75" calcext:value-type="float">
            <text:p>456.75</text:p>
          </table:table-cell>
          <table:table-cell office:value-type="float" office:value="7.8" calcext:value-type="float">
            <text:p>7.80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" calcext:value-type="float">
            <text:p>3.0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4];&quot; x &quot;;TEXT([.B24];&quot;##.0&quot;))" office:value-type="string" office:string-value="CFSHS 32x32 x 3.0" calcext:value-type="string">
            <text:p>CFSHS 32x32 x 3.0</text:p>
          </table:table-cell>
          <table:table-cell office:value-type="float" office:value="2.67" calcext:value-type="float">
            <text:p>2.670</text:p>
          </table:table-cell>
          <table:table-cell office:value-type="float" office:value="3.25" calcext:value-type="float">
            <text:p>3.25</text:p>
          </table:table-cell>
          <table:table-cell office:value-type="float" office:value="4.38" calcext:value-type="float">
            <text:p>4.38</text:p>
          </table:table-cell>
          <table:table-cell office:value-type="float" office:value="1.16" calcext:value-type="float">
            <text:p>1.16</text:p>
          </table:table-cell>
          <table:table-cell office:value-type="float" office:value="2.74" calcext:value-type="float">
            <text:p>2.74</text:p>
          </table:table-cell>
          <table:table-cell office:value-type="float" office:value="3.44" calcext:value-type="float">
            <text:p>3.44</text:p>
          </table:table-cell>
          <table:table-cell office:value-type="float" office:value="7.62" calcext:value-type="float">
            <text:p>7.62</text:p>
          </table:table-cell>
          <table:table-cell office:value-type="float" office:value="4.18" calcext:value-type="float">
            <text:p>4.18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4]*[.P24]" office:value-type="float" office:value="47.0616" calcext:value-type="float">
            <text:p>47.06</text:p>
          </table:table-cell>
          <table:table-cell office:value-type="float" office:value="392.18" calcext:value-type="float">
            <text:p>392.18</text:p>
          </table:table-cell>
          <table:table-cell office:value-type="float" office:value="5.67" calcext:value-type="float">
            <text:p>5.67</text:p>
          </table:table-cell>
          <table:table-cell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5];&quot; x &quot;;TEXT([.B25];&quot;##.0&quot;))" office:value-type="string" office:string-value="CFSHS 32x32 x 3.2" calcext:value-type="string">
            <text:p>CFSHS 32x32 x 3.2</text:p>
          </table:table-cell>
          <table:table-cell office:value-type="float" office:value="2.83" calcext:value-type="float">
            <text:p>2.830</text:p>
          </table:table-cell>
          <table:table-cell office:value-type="float" office:value="3.42" calcext:value-type="float">
            <text:p>3.42</text:p>
          </table:table-cell>
          <table:table-cell office:value-type="float" office:value="4.54" calcext:value-type="float">
            <text:p>4.54</text:p>
          </table:table-cell>
          <table:table-cell office:value-type="float" office:value="1.15" calcext:value-type="float">
            <text:p>1.15</text:p>
          </table:table-cell>
          <table:table-cell office:value-type="float" office:value="2.84" calcext:value-type="float">
            <text:p>2.84</text:p>
          </table:table-cell>
          <table:table-cell office:value-type="float" office:value="3.59" calcext:value-type="float">
            <text:p>3.59</text:p>
          </table:table-cell>
          <table:table-cell office:value-type="float" office:value="7.96" calcext:value-type="float">
            <text:p>7.96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M25]*[.P25]" office:value-type="float" office:value="44.6628" calcext:value-type="float">
            <text:p>44.66</text:p>
          </table:table-cell>
          <table:table-cell office:value-type="float" office:value="372.19" calcext:value-type="float">
            <text:p>372.19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6];&quot; x &quot;;TEXT([.B26];&quot;##.0&quot;))" office:value-type="string" office:string-value="CFSHS 35x35 x 1.6" calcext:value-type="string">
            <text:p>CFSHS 35x35 x 1.6</text:p>
          </table:table-cell>
          <table:table-cell office:value-type="float" office:value="1.626" calcext:value-type="float">
            <text:p>1.626</text:p>
          </table:table-cell>
          <table:table-cell office:value-type="float" office:value="2.07" calcext:value-type="float">
            <text:p>2.07</text:p>
          </table:table-cell>
          <table:table-cell office:value-type="float" office:value="3.79" calcext:value-type="float">
            <text:p>3.79</text:p>
          </table:table-cell>
          <table:table-cell office:value-type="float" office:value="1.35" calcext:value-type="float">
            <text:p>1.35</text:p>
          </table:table-cell>
          <table:table-cell office:value-type="float" office:value="2.16" calcext:value-type="float">
            <text:p>2.16</text:p>
          </table:table-cell>
          <table:table-cell office:value-type="float" office:value="2.57" calcext:value-type="float">
            <text:p>2.57</text:p>
          </table:table-cell>
          <table:table-cell office:value-type="float" office:value="6.11" calcext:value-type="float">
            <text:p>6.11</text:p>
          </table:table-cell>
          <table:table-cell office:value-type="float" office:value="3.26" calcext:value-type="float">
            <text:p>3.26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formula="of:=[.M26]*[.P26]" office:value-type="float" office:value="79.9383" calcext:value-type="float">
            <text:p>79.94</text:p>
          </table:table-cell>
          <table:table-cell office:value-type="float" office:value="614.91" calcext:value-type="float">
            <text:p>614.91</text:p>
          </table:table-cell>
          <table:table-cell office:value-type="float" office:value="16.88" calcext:value-type="float">
            <text:p>16.88</text:p>
          </table:table-cell>
          <table:table-cell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" calcext:value-type="float">
            <text:p>2.0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7];&quot; x &quot;;TEXT([.B27];&quot;##.0&quot;))" office:value-type="string" office:string-value="CFSHS 35x35 x 2.0" calcext:value-type="string">
            <text:p>CFSHS 35x35 x 2.0</text:p>
          </table:table-cell>
          <table:table-cell office:value-type="float" office:value="1.992" calcext:value-type="float">
            <text:p>1.992</text:p>
          </table:table-cell>
          <table:table-cell office:value-type="float" office:value="2.54" calcext:value-type="float">
            <text:p>2.54</text:p>
          </table:table-cell>
          <table:table-cell office:value-type="float" office:value="4.51" calcext:value-type="float">
            <text:p>4.51</text:p>
          </table:table-cell>
          <table:table-cell office:value-type="float" office:value="1.33" calcext:value-type="float">
            <text:p>1.33</text:p>
          </table:table-cell>
          <table:table-cell office:value-type="float" office:value="2.58" calcext:value-type="float">
            <text:p>2.58</text:p>
          </table:table-cell>
          <table:table-cell office:value-type="float" office:value="3.09" calcext:value-type="float">
            <text:p>3.09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M27]*[.P27]" office:value-type="float" office:value="65.2756" calcext:value-type="float">
            <text:p>65.28</text:p>
          </table:table-cell>
          <table:table-cell office:value-type="float" office:value="502.12" calcext:value-type="float">
            <text:p>502.12</text:p>
          </table:table-cell>
          <table:table-cell office:value-type="float" office:value="12.5" calcext:value-type="float">
            <text:p>12.50</text:p>
          </table:table-cell>
          <table:table-cell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8];&quot; x &quot;;TEXT([.B28];&quot;##.0&quot;))" office:value-type="string" office:string-value="CFSHS 35x35 x 2.3" calcext:value-type="string">
            <text:p>CFSHS 35x35 x 2.3</text:p>
          </table:table-cell>
          <table:table-cell office:value-type="float" office:value="2.255" calcext:value-type="float">
            <text:p>2.255</text:p>
          </table:table-cell>
          <table:table-cell office:value-type="float" office:value="2.87" calcext:value-type="float">
            <text:p>2.87</text:p>
          </table:table-cell>
          <table:table-cell office:value-type="float" office:value="4.99" calcext:value-type="float">
            <text:p>4.99</text:p>
          </table:table-cell>
          <table:table-cell office:value-type="float" office:value="1.32" calcext:value-type="float">
            <text:p>1.32</text:p>
          </table:table-cell>
          <table:table-cell office:value-type="float" office:value="2.85" calcext:value-type="float">
            <text:p>2.85</text:p>
          </table:table-cell>
          <table:table-cell office:value-type="float" office:value="3.46" calcext:value-type="float">
            <text:p>3.46</text:p>
          </table:table-cell>
          <table:table-cell office:value-type="float" office:value="8.31" calcext:value-type="float">
            <text:p>8.31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M28]*[.P28]" office:value-type="float" office:value="57.6589" calcext:value-type="float">
            <text:p>57.66</text:p>
          </table:table-cell>
          <table:table-cell office:value-type="float" office:value="443.53" calcext:value-type="float">
            <text:p>443.53</text:p>
          </table:table-cell>
          <table:table-cell office:value-type="float" office:value="10.22" calcext:value-type="float">
            <text:p>10.22</text:p>
          </table:table-cell>
          <table:table-cell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9];&quot; x &quot;;TEXT([.B29];&quot;##.0&quot;))" office:value-type="string" office:string-value="CFSHS 35x35 x 2.5" calcext:value-type="string">
            <text:p>CFSHS 35x35 x 2.5</text:p>
          </table:table-cell>
          <table:table-cell office:value-type="float" office:value="2.425" calcext:value-type="float">
            <text:p>2.425</text:p>
          </table:table-cell>
          <table:table-cell office:value-type="float" office:value="3.09" calcext:value-type="float">
            <text:p>3.09</text:p>
          </table:table-cell>
          <table:table-cell office:value-type="float" office:value="5.29" calcext:value-type="float">
            <text:p>5.29</text:p>
          </table:table-cell>
          <table:table-cell office:value-type="float" office:value="1.31" calcext:value-type="float">
            <text:p>1.31</text:p>
          </table:table-cell>
          <table:table-cell office:value-type="float" office:value="3.02" calcext:value-type="float">
            <text:p>3.02</text:p>
          </table:table-cell>
          <table:table-cell office:value-type="float" office:value="3.69" calcext:value-type="float">
            <text:p>3.69</text:p>
          </table:table-cell>
          <table:table-cell office:value-type="float" office:value="8.89" calcext:value-type="float">
            <text:p>8.89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M29]*[.P29]" office:value-type="float" office:value="53.6107" calcext:value-type="float">
            <text:p>53.61</text:p>
          </table:table-cell>
          <table:table-cell office:value-type="float" office:value="412.39" calcext:value-type="float">
            <text:p>412.39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" calcext:value-type="float">
            <text:p>3.0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30];&quot; x &quot;;TEXT([.B30];&quot;##.0&quot;))" office:value-type="string" office:string-value="CFSHS 35x35 x 3.0" calcext:value-type="string">
            <text:p>CFSHS 35x35 x 3.0</text:p>
          </table:table-cell>
          <table:table-cell office:value-type="float" office:value="2.832" calcext:value-type="float">
            <text:p>2.832</text:p>
          </table:table-cell>
          <table:table-cell office:value-type="float" office:value="3.61" calcext:value-type="float">
            <text:p>3.61</text:p>
          </table:table-cell>
          <table:table-cell office:value-type="float" office:value="5.95" calcext:value-type="float">
            <text:p>5.95</text:p>
          </table:table-cell>
          <table:table-cell office:value-type="float" office:value="1.28" calcext:value-type="float">
            <text:p>1.28</text:p>
          </table:table-cell>
          <table:table-cell office:value-type="float" office:value="3.4" calcext:value-type="float">
            <text:p>3.40</text:p>
          </table:table-cell>
          <table:table-cell office:value-type="float" office:value="4.23" calcext:value-type="float">
            <text:p>4.23</text:p>
          </table:table-cell>
          <table:table-cell office:value-type="float" office:value="10.22" calcext:value-type="float">
            <text:p>10.22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M30]*[.P30]" office:value-type="float" office:value="45.8965" calcext:value-type="float">
            <text:p>45.90</text:p>
          </table:table-cell>
          <table:table-cell office:value-type="float" office:value="353.05" calcext:value-type="float">
            <text:p>353.05</text:p>
          </table:table-cell>
          <table:table-cell office:value-type="float" office:value="6.67" calcext:value-type="float">
            <text:p>6.67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1];&quot; x &quot;;TEXT([.B31];&quot;##.0&quot;))" office:value-type="string" office:string-value="CFSHS 38x38 x 1.6" calcext:value-type="string">
            <text:p>CFSHS 38x38 x 1.6</text:p>
          </table:table-cell>
          <table:table-cell office:value-type="float" office:value="1.81" calcext:value-type="float">
            <text:p>1.810</text:p>
          </table:table-cell>
          <table:table-cell office:value-type="float" office:value="2.26" calcext:value-type="float">
            <text:p>2.26</text:p>
          </table:table-cell>
          <table:table-cell office:value-type="float" office:value="4.92" calcext:value-type="float">
            <text:p>4.92</text:p>
          </table:table-cell>
          <table:table-cell office:value-type="float" office:value="1.47" calcext:value-type="float">
            <text:p>1.47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7.9" calcext:value-type="float">
            <text:p>7.90</text:p>
          </table:table-cell>
          <table:table-cell office:value-type="float" office:value="3.9" calcext:value-type="float">
            <text:p>3.90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31]*[.P31]" office:value-type="float" office:value="84.4125" calcext:value-type="float">
            <text:p>84.41</text:p>
          </table:table-cell>
          <table:table-cell office:value-type="float" office:value="562.75" calcext:value-type="float">
            <text:p>562.75</text:p>
          </table:table-cell>
          <table:table-cell office:value-type="float" office:value="18.75" calcext:value-type="float">
            <text:p>18.75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2];&quot; x &quot;;TEXT([.B32];&quot;##.0&quot;))" office:value-type="string" office:string-value="CFSHS 38x38 x 2.0" calcext:value-type="string">
            <text:p>CFSHS 38x38 x 2.0</text:p>
          </table:table-cell>
          <table:table-cell office:value-type="float" office:value="2.23" calcext:value-type="float">
            <text:p>2.230</text:p>
          </table:table-cell>
          <table:table-cell office:value-type="float" office:value="2.78" calcext:value-type="float">
            <text:p>2.78</text:p>
          </table:table-cell>
          <table:table-cell office:value-type="float" office:value="5.88" calcext:value-type="float">
            <text:p>5.88</text:p>
          </table:table-cell>
          <table:table-cell office:value-type="float" office:value="1.46" calcext:value-type="float">
            <text:p>1.46</text:p>
          </table:table-cell>
          <table:table-cell office:value-type="float" office:value="3.1" calcext:value-type="float">
            <text:p>3.10</text:p>
          </table:table-cell>
          <table:table-cell office:value-type="float" office:value="3.7" calcext:value-type="float">
            <text:p>3.70</text:p>
          </table:table-cell>
          <table:table-cell office:value-type="float" office:value="9.6" calcext:value-type="float">
            <text:p>9.60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32]*[.P32]" office:value-type="float" office:value="68.8095" calcext:value-type="float">
            <text:p>68.81</text:p>
          </table:table-cell>
          <table:table-cell office:value-type="float" office:value="458.73" calcext:value-type="float">
            <text:p>458.73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3];&quot; x &quot;;TEXT([.B33];&quot;##.0&quot;))" office:value-type="string" office:string-value="CFSHS 38x38 x 2.3" calcext:value-type="string">
            <text:p>CFSHS 38x38 x 2.3</text:p>
          </table:table-cell>
          <table:table-cell office:value-type="float" office:value="2.54" calcext:value-type="float">
            <text:p>2.540</text:p>
          </table:table-cell>
          <table:table-cell office:value-type="float" office:value="3.15" calcext:value-type="float">
            <text:p>3.15</text:p>
          </table:table-cell>
          <table:table-cell office:value-type="float" office:value="6.54" calcext:value-type="float">
            <text:p>6.54</text:p>
          </table:table-cell>
          <table:table-cell office:value-type="float" office:value="1.44" calcext:value-type="float">
            <text:p>1.44</text:p>
          </table:table-cell>
          <table:table-cell office:value-type="float" office:value="3.44" calcext:value-type="float">
            <text:p>3.44</text:p>
          </table:table-cell>
          <table:table-cell office:value-type="float" office:value="4.15" calcext:value-type="float">
            <text:p>4.15</text:p>
          </table:table-cell>
          <table:table-cell office:value-type="float" office:value="10.8" calcext:value-type="float">
            <text:p>10.80</text:p>
          </table:table-cell>
          <table:table-cell office:value-type="float" office:value="5.2" calcext:value-type="float">
            <text:p>5.20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M33]*[.P33]" office:value-type="float" office:value="56.6496" calcext:value-type="float">
            <text:p>56.65</text:p>
          </table:table-cell>
          <table:table-cell office:value-type="float" office:value="404.64" calcext:value-type="float">
            <text:p>404.64</text:p>
          </table:table-cell>
          <table:table-cell office:value-type="float" office:value="11.52" calcext:value-type="float">
            <text:p>11.52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4];&quot; x &quot;;TEXT([.B34];&quot;##.0&quot;))" office:value-type="string" office:string-value="CFSHS 38x38 x 2.5" calcext:value-type="string">
            <text:p>CFSHS 38x38 x 2.5</text:p>
          </table:table-cell>
          <table:table-cell office:value-type="float" office:value="2.66" calcext:value-type="float">
            <text:p>2.660</text:p>
          </table:table-cell>
          <table:table-cell office:value-type="float" office:value="3.39" calcext:value-type="float">
            <text:p>3.39</text:p>
          </table:table-cell>
          <table:table-cell office:value-type="float" office:value="6.94" calcext:value-type="float">
            <text:p>6.94</text:p>
          </table:table-cell>
          <table:table-cell office:value-type="float" office:value="1.43" calcext:value-type="float">
            <text:p>1.43</text:p>
          </table:table-cell>
          <table:table-cell office:value-type="float" office:value="3.65" calcext:value-type="float">
            <text:p>3.65</text:p>
          </table:table-cell>
          <table:table-cell office:value-type="float" office:value="4.44" calcext:value-type="float">
            <text:p>4.44</text:p>
          </table:table-cell>
          <table:table-cell office:value-type="float" office:value="11.56" calcext:value-type="float">
            <text:p>11.56</text:p>
          </table:table-cell>
          <table:table-cell office:value-type="float" office:value="5.53" calcext:value-type="float">
            <text:p>5.53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M34]*[.P34]" office:value-type="float" office:value="52.6232" calcext:value-type="float">
            <text:p>52.62</text:p>
          </table:table-cell>
          <table:table-cell office:value-type="float" office:value="375.88" calcext:value-type="float">
            <text:p>375.88</text:p>
          </table:table-cell>
          <table:table-cell office:value-type="float" office:value="10.2" calcext:value-type="float">
            <text:p>10.20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5];&quot; x &quot;;TEXT([.B35];&quot;##.0&quot;))" office:value-type="string" office:string-value="CFSHS 38x38 x 3.0" calcext:value-type="string">
            <text:p>CFSHS 38x38 x 3.0</text:p>
          </table:table-cell>
          <table:table-cell office:value-type="float" office:value="3.24" calcext:value-type="float">
            <text:p>3.240</text:p>
          </table:table-cell>
          <table:table-cell office:value-type="float" office:value="3.97" calcext:value-type="float">
            <text:p>3.97</text:p>
          </table:table-cell>
          <table:table-cell office:value-type="float" office:value="7.85" calcext:value-type="float">
            <text:p>7.85</text:p>
          </table:table-cell>
          <table:table-cell office:value-type="float" office:value="1.41" calcext:value-type="float">
            <text:p>1.41</text:p>
          </table:table-cell>
          <table:table-cell office:value-type="float" office:value="4.13" calcext:value-type="float">
            <text:p>4.13</text:p>
          </table:table-cell>
          <table:table-cell office:value-type="float" office:value="5.1" calcext:value-type="float">
            <text:p>5.10</text:p>
          </table:table-cell>
          <table:table-cell office:value-type="float" office:value="13.35" calcext:value-type="float">
            <text:p>13.35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M35]*[.P35]" office:value-type="float" office:value="44.9428" calcext:value-type="float">
            <text:p>44.94</text:p>
          </table:table-cell>
          <table:table-cell office:value-type="float" office:value="321.02" calcext:value-type="float">
            <text:p>321.02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6];&quot; x &quot;;TEXT([.B36];&quot;##.0&quot;))" office:value-type="string" office:string-value="CFSHS 38x38 x 4.0" calcext:value-type="string">
            <text:p>CFSHS 38x38 x 4.0</text:p>
          </table:table-cell>
          <table:table-cell office:value-type="float" office:value="3.947" calcext:value-type="float">
            <text:p>3.947</text:p>
          </table:table-cell>
          <table:table-cell office:value-type="float" office:value="5.03" calcext:value-type="float">
            <text:p>5.03</text:p>
          </table:table-cell>
          <table:table-cell office:value-type="float" office:value="9.26" calcext:value-type="float">
            <text:p>9.26</text:p>
          </table:table-cell>
          <table:table-cell office:value-type="float" office:value="1.36" calcext:value-type="float">
            <text:p>1.36</text:p>
          </table:table-cell>
          <table:table-cell office:value-type="float" office:value="4.87" calcext:value-type="float">
            <text:p>4.87</text:p>
          </table:table-cell>
          <table:table-cell office:value-type="float" office:value="6.22" calcext:value-type="float">
            <text:p>6.22</text:p>
          </table:table-cell>
          <table:table-cell office:value-type="float" office:value="16.38" calcext:value-type="float">
            <text:p>16.38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M36]*[.P36]" office:value-type="float" office:value="35.4704" calcext:value-type="float">
            <text:p>35.47</text:p>
          </table:table-cell>
          <table:table-cell office:value-type="float" office:value="253.36" calcext:value-type="float">
            <text:p>253.36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7];&quot; x &quot;;TEXT([.B37];&quot;##.0&quot;))" office:value-type="string" office:string-value="CFSHS 40x40 x 1.6" calcext:value-type="string">
            <text:p>CFSHS 40x40 x 1.6</text:p>
          </table:table-cell>
          <table:table-cell office:value-type="float" office:value="1.877" calcext:value-type="float">
            <text:p>1.877</text:p>
          </table:table-cell>
          <table:table-cell office:value-type="float" office:value="2.39" calcext:value-type="float">
            <text:p>2.39</text:p>
          </table:table-cell>
          <table:table-cell office:value-type="float" office:value="5.79" calcext:value-type="float">
            <text:p>5.79</text:p>
          </table:table-cell>
          <table:table-cell office:value-type="float" office:value="1.56" calcext:value-type="float">
            <text:p>1.56</text:p>
          </table:table-cell>
          <table:table-cell office:value-type="float" office:value="2.9" calcext:value-type="float">
            <text:p>2.90</text:p>
          </table:table-cell>
          <table:table-cell office:value-type="float" office:value="3.41" calcext:value-type="float">
            <text:p>3.41</text:p>
          </table:table-cell>
          <table:table-cell office:value-type="float" office:value="9.27" calcext:value-type="float">
            <text:p>9.27</text:p>
          </table:table-cell>
          <table:table-cell office:value-type="float" office:value="4.36" calcext:value-type="float">
            <text:p>4.36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formula="of:=[.M37]*[.P37]" office:value-type="float" office:value="79.8945" calcext:value-type="float">
            <text:p>79.89</text:p>
          </table:table-cell>
          <table:table-cell office:value-type="float" office:value="532.63" calcext:value-type="float">
            <text:p>532.63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8];&quot; x &quot;;TEXT([.B38];&quot;##.0&quot;))" office:value-type="string" office:string-value="CFSHS 40x40 x 1.9" calcext:value-type="string">
            <text:p>CFSHS 40x40 x 1.9</text:p>
          </table:table-cell>
          <table:table-cell office:value-type="float" office:value="2.2" calcext:value-type="float">
            <text:p>2.200</text:p>
          </table:table-cell>
          <table:table-cell office:value-type="float" office:value="2.8" calcext:value-type="float">
            <text:p>2.80</text:p>
          </table:table-cell>
          <table:table-cell office:value-type="float" office:value="6.66" calcext:value-type="float">
            <text:p>6.66</text:p>
          </table:table-cell>
          <table:table-cell office:value-type="float" office:value="1.54" calcext:value-type="float">
            <text:p>1.54</text:p>
          </table:table-cell>
          <table:table-cell office:value-type="float" office:value="3.33" calcext:value-type="float">
            <text:p>3.33</text:p>
          </table:table-cell>
          <table:table-cell office:value-type="float" office:value="3.96" calcext:value-type="float">
            <text:p>3.96</text:p>
          </table:table-cell>
          <table:table-cell office:value-type="float" office:value="10.79" calcext:value-type="float">
            <text:p>10.79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38]*[.P38]" office:value-type="float" office:value="68.1795" calcext:value-type="float">
            <text:p>68.18</text:p>
          </table:table-cell>
          <table:table-cell office:value-type="float" office:value="454.53" calcext:value-type="float">
            <text:p>454.53</text:p>
          </table:table-cell>
          <table:table-cell office:value-type="float" office:value="16.05" calcext:value-type="float">
            <text:p>16.05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" calcext:value-type="float">
            <text:p>2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9];&quot; x &quot;;TEXT([.B39];&quot;##.0&quot;))" office:value-type="string" office:string-value="CFSHS 40x40 x 2.0" calcext:value-type="string">
            <text:p>CFSHS 40x40 x 2.0</text:p>
          </table:table-cell>
          <table:table-cell office:value-type="float" office:value="2.306" calcext:value-type="float">
            <text:p>2.306</text:p>
          </table:table-cell>
          <table:table-cell office:value-type="float" office:value="2.94" calcext:value-type="float">
            <text:p>2.94</text:p>
          </table:table-cell>
          <table:table-cell office:value-type="float" office:value="6.94" calcext:value-type="float">
            <text:p>6.94</text:p>
          </table:table-cell>
          <table:table-cell office:value-type="float" office:value="1.54" calcext:value-type="float">
            <text:p>1.54</text:p>
          </table:table-cell>
          <table:table-cell office:value-type="float" office:value="3.47" calcext:value-type="float">
            <text:p>3.47</text:p>
          </table:table-cell>
          <table:table-cell office:value-type="float" office:value="4.13" calcext:value-type="float">
            <text:p>4.13</text:p>
          </table:table-cell>
          <table:table-cell office:value-type="float" office:value="11.28" calcext:value-type="float">
            <text:p>11.28</text:p>
          </table:table-cell>
          <table:table-cell office:value-type="float" office:value="5.23" calcext:value-type="float">
            <text:p>5.2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39]*[.P39]" office:value-type="float" office:value="65.061" calcext:value-type="float">
            <text:p>65.06</text:p>
          </table:table-cell>
          <table:table-cell office:value-type="float" office:value="433.74" calcext:value-type="float">
            <text:p>433.74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0];&quot; x &quot;;TEXT([.B40];&quot;##.0&quot;))" office:value-type="string" office:string-value="CFSHS 40x40 x 2.3" calcext:value-type="string">
            <text:p>CFSHS 40x40 x 2.3</text:p>
          </table:table-cell>
          <table:table-cell office:value-type="float" office:value="2.616" calcext:value-type="float">
            <text:p>2.616</text:p>
          </table:table-cell>
          <table:table-cell office:value-type="float" office:value="3.33" calcext:value-type="float">
            <text:p>3.33</text:p>
          </table:table-cell>
          <table:table-cell office:value-type="float" office:value="7.73" calcext:value-type="float">
            <text:p>7.73</text:p>
          </table:table-cell>
          <table:table-cell office:value-type="float" office:value="1.52" calcext:value-type="float">
            <text:p>1.52</text:p>
          </table:table-cell>
          <table:table-cell office:value-type="float" office:value="3.86" calcext:value-type="float">
            <text:p>3.86</text:p>
          </table:table-cell>
          <table:table-cell office:value-type="float" office:value="4.64" calcext:value-type="float">
            <text:p>4.64</text:p>
          </table:table-cell>
          <table:table-cell office:value-type="float" office:value="12.7" calcext:value-type="float">
            <text:p>12.70</text:p>
          </table:table-cell>
          <table:table-cell office:value-type="float" office:value="5.83" calcext:value-type="float">
            <text:p>5.8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40]*[.P40]" office:value-type="float" office:value="57.345" calcext:value-type="float">
            <text:p>57.35</text:p>
          </table:table-cell>
          <table:table-cell office:value-type="float" office:value="382.3" calcext:value-type="float">
            <text:p>382.30</text:p>
          </table:table-cell>
          <table:table-cell office:value-type="float" office:value="12.39" calcext:value-type="float">
            <text:p>12.39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1];&quot; x &quot;;TEXT([.B41];&quot;##.0&quot;))" office:value-type="string" office:string-value="CFSHS 40x40 x 2.5" calcext:value-type="string">
            <text:p>CFSHS 40x40 x 2.5</text:p>
          </table:table-cell>
          <table:table-cell office:value-type="float" office:value="2.817" calcext:value-type="float">
            <text:p>2.817</text:p>
          </table:table-cell>
          <table:table-cell office:value-type="float" office:value="3.59" calcext:value-type="float">
            <text:p>3.59</text:p>
          </table:table-cell>
          <table:table-cell office:value-type="float" office:value="8.22" calcext:value-type="float">
            <text:p>8.22</text:p>
          </table:table-cell>
          <table:table-cell office:value-type="float" office:value="1.51" calcext:value-type="float">
            <text:p>1.51</text:p>
          </table:table-cell>
          <table:table-cell office:value-type="float" office:value="4.11" calcext:value-type="float">
            <text:p>4.11</text:p>
          </table:table-cell>
          <table:table-cell office:value-type="float" office:value="4.97" calcext:value-type="float">
            <text:p>4.97</text:p>
          </table:table-cell>
          <table:table-cell office:value-type="float" office:value="13.61" calcext:value-type="float">
            <text:p>13.61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41]*[.P41]" office:value-type="float" office:value="53.241" calcext:value-type="float">
            <text:p>53.24</text:p>
          </table:table-cell>
          <table:table-cell office:value-type="float" office:value="354.94" calcext:value-type="float">
            <text:p>354.94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2];&quot; x &quot;;TEXT([.B42];&quot;##.0&quot;))" office:value-type="string" office:string-value="CFSHS 40x40 x 3.0" calcext:value-type="string">
            <text:p>CFSHS 40x40 x 3.0</text:p>
          </table:table-cell>
          <table:table-cell office:value-type="float" office:value="3.303" calcext:value-type="float">
            <text:p>3.303</text:p>
          </table:table-cell>
          <table:table-cell office:value-type="float" office:value="4.21" calcext:value-type="float">
            <text:p>4.21</text:p>
          </table:table-cell>
          <table:table-cell office:value-type="float" office:value="9.32" calcext:value-type="float">
            <text:p>9.32</text:p>
          </table:table-cell>
          <table:table-cell office:value-type="float" office:value="1.49" calcext:value-type="float">
            <text:p>1.49</text:p>
          </table:table-cell>
          <table:table-cell office:value-type="float" office:value="4.66" calcext:value-type="float">
            <text:p>4.66</text:p>
          </table:table-cell>
          <table:table-cell office:value-type="float" office:value="5.72" calcext:value-type="float">
            <text:p>5.72</text:p>
          </table:table-cell>
          <table:table-cell office:value-type="float" office:value="15.75" calcext:value-type="float">
            <text:p>15.75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42]*[.P42]" office:value-type="float" office:value="45.4065" calcext:value-type="float">
            <text:p>45.41</text:p>
          </table:table-cell>
          <table:table-cell office:value-type="float" office:value="302.71" calcext:value-type="float">
            <text:p>302.71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3">
          <table:table-cell office:value-type="string" calcext:value-type="string">
            <text:p>40x40</text:p>
          </table:table-cell>
          <table:table-cell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3];&quot; x &quot;;TEXT([.B43];&quot;##.0&quot;))" office:value-type="string" office:string-value="CFSHS 40x40 x 4.0" calcext:value-type="string">
            <text:p>CFSHS 40x40 x 4.0</text:p>
          </table:table-cell>
          <table:table-cell office:value-type="float" office:value="4.198" calcext:value-type="float">
            <text:p>4.198</text:p>
          </table:table-cell>
          <table:table-cell office:value-type="float" office:value="5.35" calcext:value-type="float">
            <text:p>5.35</text:p>
          </table:table-cell>
          <table:table-cell office:value-type="float" office:value="11.07" calcext:value-type="float">
            <text:p>11.07</text:p>
          </table:table-cell>
          <table:table-cell office:value-type="float" office:value="1.44" calcext:value-type="float">
            <text:p>1.44</text:p>
          </table:table-cell>
          <table:table-cell office:value-type="float" office:value="5.54" calcext:value-type="float">
            <text:p>5.54</text:p>
          </table:table-cell>
          <table:table-cell office:value-type="float" office:value="7.01" calcext:value-type="float">
            <text:p>7.01</text:p>
          </table:table-cell>
          <table:table-cell office:value-type="float" office:value="19.44" calcext:value-type="float">
            <text:p>19.44</text:p>
          </table:table-cell>
          <table:table-cell office:value-type="float" office:value="8.48" calcext:value-type="float">
            <text:p>8.48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M43]*[.P43]" office:value-type="float" office:value="35.73" calcext:value-type="float">
            <text:p>35.73</text:p>
          </table:table-cell>
          <table:table-cell office:value-type="float" office:value="238.2" calcext:value-type="float">
            <text:p>238.20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4];&quot; x &quot;;TEXT([.B44];&quot;##.0&quot;))" office:value-type="string" office:string-value="CFSHS 50x50 x 1.6" calcext:value-type="string">
            <text:p>CFSHS 50x50 x 1.6</text:p>
          </table:table-cell>
          <table:table-cell office:value-type="float" office:value="2.41" calcext:value-type="float">
            <text:p>2.410</text:p>
          </table:table-cell>
          <table:table-cell office:value-type="float" office:value="3.03" calcext:value-type="float">
            <text:p>3.03</text:p>
          </table:table-cell>
          <table:table-cell office:value-type="float" office:value="11.71" calcext:value-type="float">
            <text:p>11.71</text:p>
          </table:table-cell>
          <table:table-cell office:value-type="float" office:value="1.96" calcext:value-type="float">
            <text:p>1.96</text:p>
          </table:table-cell>
          <table:table-cell office:value-type="float" office:value="4.68" calcext:value-type="float">
            <text:p>4.68</text:p>
          </table:table-cell>
          <table:table-cell office:value-type="float" office:value="5.46" calcext:value-type="float">
            <text:p>5.46</text:p>
          </table:table-cell>
          <table:table-cell office:value-type="float" office:value="18.48" calcext:value-type="float">
            <text:p>18.48</text:p>
          </table:table-cell>
          <table:table-cell office:value-type="float" office:value="7.03" calcext:value-type="float">
            <text:p>7.0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0</text:p>
          </table:table-cell>
          <table:table-cell table:formula="of:=[.M44]*[.P44]" office:value-type="float" office:value="79.8361" calcext:value-type="float">
            <text:p>79.84</text:p>
          </table:table-cell>
          <table:table-cell office:value-type="float" office:value="420.19" calcext:value-type="float">
            <text:p>420.19</text:p>
          </table:table-cell>
          <table:table-cell office:value-type="float" office:value="26.25" calcext:value-type="float">
            <text:p>26.25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5];&quot; x &quot;;TEXT([.B45];&quot;##.0&quot;))" office:value-type="string" office:string-value="CFSHS 50x50 x 1.9" calcext:value-type="string">
            <text:p>CFSHS 50x50 x 1.9</text:p>
          </table:table-cell>
          <table:table-cell office:value-type="float" office:value="2.797" calcext:value-type="float">
            <text:p>2.797</text:p>
          </table:table-cell>
          <table:table-cell office:value-type="float" office:value="3.56" calcext:value-type="float">
            <text:p>3.56</text:p>
          </table:table-cell>
          <table:table-cell office:value-type="float" office:value="13.55" calcext:value-type="float">
            <text:p>13.55</text:p>
          </table:table-cell>
          <table:table-cell office:value-type="float" office:value="1.95" calcext:value-type="float">
            <text:p>1.95</text:p>
          </table:table-cell>
          <table:table-cell office:value-type="float" office:value="5.42" calcext:value-type="float">
            <text:p>5.42</text:p>
          </table:table-cell>
          <table:table-cell office:value-type="float" office:value="6.37" calcext:value-type="float">
            <text:p>6.37</text:p>
          </table:table-cell>
          <table:table-cell office:value-type="float" office:value="21.61" calcext:value-type="float">
            <text:p>21.61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45]*[.P45]" office:value-type="float" office:value="67.9383" calcext:value-type="float">
            <text:p>67.94</text:p>
          </table:table-cell>
          <table:table-cell office:value-type="float" office:value="357.57" calcext:value-type="float">
            <text:p>357.57</text:p>
          </table:table-cell>
          <table:table-cell office:value-type="float" office:value="21.32" calcext:value-type="float">
            <text:p>21.32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6];&quot; x &quot;;TEXT([.B46];&quot;##.0&quot;))" office:value-type="string" office:string-value="CFSHS 50x50 x 2.0" calcext:value-type="string">
            <text:p>CFSHS 50x50 x 2.0</text:p>
          </table:table-cell>
          <table:table-cell office:value-type="float" office:value="2.934" calcext:value-type="float">
            <text:p>2.934</text:p>
          </table:table-cell>
          <table:table-cell office:value-type="float" office:value="3.74" calcext:value-type="float">
            <text:p>3.74</text:p>
          </table:table-cell>
          <table:table-cell office:value-type="float" office:value="14.15" calcext:value-type="float">
            <text:p>14.15</text:p>
          </table:table-cell>
          <table:table-cell office:value-type="float" office:value="1.95" calcext:value-type="float">
            <text:p>1.95</text:p>
          </table:table-cell>
          <table:table-cell office:value-type="float" office:value="5.66" calcext:value-type="float">
            <text:p>5.66</text:p>
          </table:table-cell>
          <table:table-cell office:value-type="float" office:value="6.66" calcext:value-type="float">
            <text:p>6.66</text:p>
          </table:table-cell>
          <table:table-cell office:value-type="float" office:value="22.63" calcext:value-type="float">
            <text:p>22.63</text:p>
          </table:table-cell>
          <table:table-cell office:value-type="float" office:value="8.51" calcext:value-type="float">
            <text:p>8.51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46]*[.P46]" office:value-type="float" office:value="64.7691" calcext:value-type="float">
            <text:p>64.77</text:p>
          </table:table-cell>
          <table:table-cell office:value-type="float" office:value="340.89" calcext:value-type="float">
            <text:p>340.89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7];&quot; x &quot;;TEXT([.B47];&quot;##.0&quot;))" office:value-type="string" office:string-value="CFSHS 50x50 x 2.3" calcext:value-type="string">
            <text:p>CFSHS 50x50 x 2.3</text:p>
          </table:table-cell>
          <table:table-cell office:value-type="float" office:value="3.41" calcext:value-type="float">
            <text:p>3.410</text:p>
          </table:table-cell>
          <table:table-cell office:value-type="float" office:value="4.25" calcext:value-type="float">
            <text:p>4.25</text:p>
          </table:table-cell>
          <table:table-cell office:value-type="float" office:value="15.86" calcext:value-type="float">
            <text:p>15.86</text:p>
          </table:table-cell>
          <table:table-cell office:value-type="float" office:value="1.93" calcext:value-type="float">
            <text:p>1.93</text:p>
          </table:table-cell>
          <table:table-cell office:value-type="float" office:value="6.34" calcext:value-type="float">
            <text:p>6.34</text:p>
          </table:table-cell>
          <table:table-cell office:value-type="float" office:value="7.52" calcext:value-type="float">
            <text:p>7.52</text:p>
          </table:table-cell>
          <table:table-cell office:value-type="float" office:value="25.61" calcext:value-type="float">
            <text:p>25.61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47]*[.P47]" office:value-type="float" office:value="56.9202" calcext:value-type="float">
            <text:p>56.92</text:p>
          </table:table-cell>
          <table:table-cell office:value-type="float" office:value="299.58" calcext:value-type="float">
            <text:p>299.58</text:p>
          </table:table-cell>
          <table:table-cell office:value-type="float" office:value="16.74" calcext:value-type="float">
            <text:p>16.74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8];&quot; x &quot;;TEXT([.B48];&quot;##.0&quot;))" office:value-type="string" office:string-value="CFSHS 50x50 x 2.5" calcext:value-type="string">
            <text:p>CFSHS 50x50 x 2.5</text:p>
          </table:table-cell>
          <table:table-cell office:value-type="float" office:value="3.602" calcext:value-type="float">
            <text:p>3.602</text:p>
          </table:table-cell>
          <table:table-cell office:value-type="float" office:value="4.59" calcext:value-type="float">
            <text:p>4.59</text:p>
          </table:table-cell>
          <table:table-cell office:value-type="float" office:value="16.94" calcext:value-type="float">
            <text:p>16.94</text:p>
          </table:table-cell>
          <table:table-cell office:value-type="float" office:value="1.92" calcext:value-type="float">
            <text:p>1.92</text:p>
          </table:table-cell>
          <table:table-cell office:value-type="float" office:value="6.78" calcext:value-type="float">
            <text:p>6.78</text:p>
          </table:table-cell>
          <table:table-cell office:value-type="float" office:value="8.07" calcext:value-type="float">
            <text:p>8.07</text:p>
          </table:table-cell>
          <table:table-cell office:value-type="float" office:value="27.53" calcext:value-type="float">
            <text:p>27.53</text:p>
          </table:table-cell>
          <table:table-cell office:value-type="float" office:value="10.22" calcext:value-type="float">
            <text:p>10.22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48]*[.P48]" office:value-type="float" office:value="52.7421" calcext:value-type="float">
            <text:p>52.74</text:p>
          </table:table-cell>
          <table:table-cell office:value-type="float" office:value="277.59" calcext:value-type="float">
            <text:p>277.59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9];&quot; x &quot;;TEXT([.B49];&quot;##.0&quot;))" office:value-type="string" office:string-value="CFSHS 50x50 x 3.0" calcext:value-type="string">
            <text:p>CFSHS 50x50 x 3.0</text:p>
          </table:table-cell>
          <table:table-cell office:value-type="float" office:value="4.245" calcext:value-type="float">
            <text:p>4.245</text:p>
          </table:table-cell>
          <table:table-cell office:value-type="float" office:value="5.41" calcext:value-type="float">
            <text:p>5.41</text:p>
          </table:table-cell>
          <table:table-cell office:value-type="float" office:value="19.47" calcext:value-type="float">
            <text:p>19.47</text:p>
          </table:table-cell>
          <table:table-cell office:value-type="float" office:value="1.9" calcext:value-type="float">
            <text:p>1.90</text:p>
          </table:table-cell>
          <table:table-cell office:value-type="float" office:value="7.79" calcext:value-type="float">
            <text:p>7.79</text:p>
          </table:table-cell>
          <table:table-cell office:value-type="float" office:value="9.39" calcext:value-type="float">
            <text:p>9.39</text:p>
          </table:table-cell>
          <table:table-cell office:value-type="float" office:value="32.13" calcext:value-type="float">
            <text:p>32.13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49]*[.P49]" office:value-type="float" office:value="44.7545" calcext:value-type="float">
            <text:p>44.75</text:p>
          </table:table-cell>
          <table:table-cell office:value-type="float" office:value="235.55" calcext:value-type="float">
            <text:p>235.55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0];&quot; x &quot;;TEXT([.B50];&quot;##.0&quot;))" office:value-type="string" office:string-value="CFSHS 50x50 x 4.0" calcext:value-type="string">
            <text:p>CFSHS 50x50 x 4.0</text:p>
          </table:table-cell>
          <table:table-cell office:value-type="float" office:value="5.454" calcext:value-type="float">
            <text:p>5.454</text:p>
          </table:table-cell>
          <table:table-cell office:value-type="float" office:value="6.95" calcext:value-type="float">
            <text:p>6.95</text:p>
          </table:table-cell>
          <table:table-cell office:value-type="float" office:value="23.74" calcext:value-type="float">
            <text:p>23.74</text:p>
          </table:table-cell>
          <table:table-cell office:value-type="float" office:value="1.85" calcext:value-type="float">
            <text:p>1.85</text:p>
          </table:table-cell>
          <table:table-cell office:value-type="float" office:value="9.49" calcext:value-type="float">
            <text:p>9.49</text:p>
          </table:table-cell>
          <table:table-cell office:value-type="float" office:value="11.73" calcext:value-type="float">
            <text:p>11.73</text:p>
          </table:table-cell>
          <table:table-cell office:value-type="float" office:value="40.42" calcext:value-type="float">
            <text:p>40.42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M50]*[.P50]" office:value-type="float" office:value="34.8365" calcext:value-type="float">
            <text:p>34.84</text:p>
          </table:table-cell>
          <table:table-cell office:value-type="float" office:value="183.35" calcext:value-type="float">
            <text:p>183.35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1];&quot; x &quot;;TEXT([.B51];&quot;##.0&quot;))" office:value-type="string" office:string-value="CFSHS 50x50 x 4.5" calcext:value-type="string">
            <text:p>CFSHS 50x50 x 4.5</text:p>
          </table:table-cell>
          <table:table-cell office:value-type="float" office:value="6.02" calcext:value-type="float">
            <text:p>6.020</text:p>
          </table:table-cell>
          <table:table-cell office:value-type="float" office:value="7.67" calcext:value-type="float">
            <text:p>7.67</text:p>
          </table:table-cell>
          <table:table-cell office:value-type="float" office:value="25.5" calcext:value-type="float">
            <text:p>25.50</text:p>
          </table:table-cell>
          <table:table-cell office:value-type="float" office:value="1.82" calcext:value-type="float">
            <text:p>1.82</text:p>
          </table:table-cell>
          <table:table-cell office:value-type="float" office:value="10.2" calcext:value-type="float">
            <text:p>10.20</text:p>
          </table:table-cell>
          <table:table-cell office:value-type="float" office:value="12.76" calcext:value-type="float">
            <text:p>12.76</text:p>
          </table:table-cell>
          <table:table-cell office:value-type="float" office:value="44.09" calcext:value-type="float">
            <text:p>44.09</text:p>
          </table:table-cell>
          <table:table-cell office:value-type="float" office:value="15.56" calcext:value-type="float">
            <text:p>15.5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formula="of:=[.M51]*[.P51]" office:value-type="float" office:value="29.9016" calcext:value-type="float">
            <text:p>29.90</text:p>
          </table:table-cell>
          <table:table-cell office:value-type="float" office:value="166.12" calcext:value-type="float">
            <text:p>166.12</text:p>
          </table:table-cell>
          <table:table-cell office:value-type="float" office:value="6.11" calcext:value-type="float">
            <text:p>6.11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2];&quot; x &quot;;TEXT([.B52];&quot;##.0&quot;))" office:value-type="string" office:string-value="CFSHS 50x50 x 5.0" calcext:value-type="string">
            <text:p>CFSHS 50x50 x 5.0</text:p>
          </table:table-cell>
          <table:table-cell office:value-type="float" office:value="6.56" calcext:value-type="float">
            <text:p>6.560</text:p>
          </table:table-cell>
          <table:table-cell office:value-type="float" office:value="8.36" calcext:value-type="float">
            <text:p>8.36</text:p>
          </table:table-cell>
          <table:table-cell office:value-type="float" office:value="27.04" calcext:value-type="float">
            <text:p>27.04</text:p>
          </table:table-cell>
          <table:table-cell office:value-type="float" office:value="1.8" calcext:value-type="float">
            <text:p>1.80</text:p>
          </table:table-cell>
          <table:table-cell office:value-type="float" office:value="10.82" calcext:value-type="float">
            <text:p>10.82</text:p>
          </table:table-cell>
          <table:table-cell office:value-type="float" office:value="13.7" calcext:value-type="float">
            <text:p>13.70</text:p>
          </table:table-cell>
          <table:table-cell office:value-type="float" office:value="47.46" calcext:value-type="float">
            <text:p>47.46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M52]*[.P52]" office:value-type="float" office:value="27.441" calcext:value-type="float">
            <text:p>27.44</text:p>
          </table:table-cell>
          <table:table-cell office:value-type="float" office:value="152.45" calcext:value-type="float">
            <text:p>152.45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50x50</text:p>
          </table:table-cell>
          <table:table-cell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3];&quot; x &quot;;TEXT([.B53];&quot;##.0&quot;))" office:value-type="string" office:string-value="CFSHS 50x50 x 6.0" calcext:value-type="string">
            <text:p>CFSHS 50x50 x 6.0</text:p>
          </table:table-cell>
          <table:table-cell office:value-type="float" office:value="7.562" calcext:value-type="float">
            <text:p>7.562</text:p>
          </table:table-cell>
          <table:table-cell office:value-type="float" office:value="9.63" calcext:value-type="float">
            <text:p>9.63</text:p>
          </table:table-cell>
          <table:table-cell office:value-type="float" office:value="29.45" calcext:value-type="float">
            <text:p>29.45</text:p>
          </table:table-cell>
          <table:table-cell office:value-type="float" office:value="1.75" calcext:value-type="float">
            <text:p>1.75</text:p>
          </table:table-cell>
          <table:table-cell office:value-type="float" office:value="11.78" calcext:value-type="float">
            <text:p>11.78</text:p>
          </table:table-cell>
          <table:table-cell office:value-type="float" office:value="15.32" calcext:value-type="float">
            <text:p>15.32</text:p>
          </table:table-cell>
          <table:table-cell office:value-type="float" office:value="53.23" calcext:value-type="float">
            <text:p>53.23</text:p>
          </table:table-cell>
          <table:table-cell office:value-type="float" office:value="18.2" calcext:value-type="float">
            <text:p>18.20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M53]*[.P53]" office:value-type="float" office:value="23.8032" calcext:value-type="float">
            <text:p>23.80</text:p>
          </table:table-cell>
          <table:table-cell office:value-type="float" office:value="132.24" calcext:value-type="float">
            <text:p>132.24</text:p>
          </table:table-cell>
          <table:table-cell office:value-type="float" office:value="3.33" calcext:value-type="float">
            <text:p>3.33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4];&quot; x &quot;;TEXT([.B54];&quot;##.0&quot;))" office:value-type="string" office:string-value="CFSHS 60x60 x 1.6" calcext:value-type="string">
            <text:p>CFSHS 60x60 x 1.6</text:p>
          </table:table-cell>
          <table:table-cell office:value-type="float" office:value="2.882" calcext:value-type="float">
            <text:p>2.882</text:p>
          </table:table-cell>
          <table:table-cell office:value-type="float" office:value="3.67" calcext:value-type="float">
            <text:p>3.67</text:p>
          </table:table-cell>
          <table:table-cell office:value-type="float" office:value="20.68" calcext:value-type="float">
            <text:p>20.68</text:p>
          </table:table-cell>
          <table:table-cell office:value-type="float" office:value="2.37" calcext:value-type="float">
            <text:p>2.37</text:p>
          </table:table-cell>
          <table:table-cell office:value-type="float" office:value="6.89" calcext:value-type="float">
            <text:p>6.89</text:p>
          </table:table-cell>
          <table:table-cell office:value-type="float" office:value="7.99" calcext:value-type="float">
            <text:p>7.99</text:p>
          </table:table-cell>
          <table:table-cell office:value-type="float" office:value="32.38" calcext:value-type="float">
            <text:p>32.38</text:p>
          </table:table-cell>
          <table:table-cell office:value-type="float" office:value="10.35" calcext:value-type="float">
            <text:p>1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[.M54]*[.P54]" office:value-type="float" office:value="79.7985" calcext:value-type="float">
            <text:p>79.80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.5" calcext:value-type="float">
            <text:p>32.50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5];&quot; x &quot;;TEXT([.B55];&quot;##.0&quot;))" office:value-type="string" office:string-value="CFSHS 60x60 x 2.3" calcext:value-type="string">
            <text:p>CFSHS 60x60 x 2.3</text:p>
          </table:table-cell>
          <table:table-cell office:value-type="float" office:value="4.06" calcext:value-type="float">
            <text:p>4.060</text:p>
          </table:table-cell>
          <table:table-cell office:value-type="float" office:value="5.17" calcext:value-type="float">
            <text:p>5.17</text:p>
          </table:table-cell>
          <table:table-cell office:value-type="float" office:value="28.31" calcext:value-type="float">
            <text:p>28.31</text:p>
          </table:table-cell>
          <table:table-cell office:value-type="float" office:value="2.34" calcext:value-type="float">
            <text:p>2.34</text:p>
          </table:table-cell>
          <table:table-cell office:value-type="float" office:value="9.44" calcext:value-type="float">
            <text:p>9.44</text:p>
          </table:table-cell>
          <table:table-cell office:value-type="float" office:value="11.09" calcext:value-type="float">
            <text:p>11.09</text:p>
          </table:table-cell>
          <table:table-cell office:value-type="float" office:value="45.16" calcext:value-type="float">
            <text:p>45.16</text:p>
          </table:table-cell>
          <table:table-cell office:value-type="float" office:value="14.19" calcext:value-type="float">
            <text:p>14.19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M55]*[.P55]" office:value-type="float" office:value="56.649" calcext:value-type="float">
            <text:p>56.65</text:p>
          </table:table-cell>
          <table:table-cell office:value-type="float" office:value="246.3" calcext:value-type="float">
            <text:p>246.30</text:p>
          </table:table-cell>
          <table:table-cell office:value-type="float" office:value="21.09" calcext:value-type="float">
            <text:p>21.09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6];&quot; x &quot;;TEXT([.B56];&quot;##.0&quot;))" office:value-type="string" office:string-value="CFSHS 60x60 x 2.5" calcext:value-type="string">
            <text:p>CFSHS 60x60 x 2.5</text:p>
          </table:table-cell>
          <table:table-cell office:value-type="float" office:value="4.387" calcext:value-type="float">
            <text:p>4.387</text:p>
          </table:table-cell>
          <table:table-cell office:value-type="float" office:value="5.59" calcext:value-type="float">
            <text:p>5.59</text:p>
          </table:table-cell>
          <table:table-cell office:value-type="float" office:value="30.34" calcext:value-type="float">
            <text:p>30.34</text:p>
          </table:table-cell>
          <table:table-cell office:value-type="float" office:value="2.33" calcext:value-type="float">
            <text:p>2.33</text:p>
          </table:table-cell>
          <table:table-cell office:value-type="float" office:value="10.11" calcext:value-type="float">
            <text:p>10.11</text:p>
          </table:table-cell>
          <table:table-cell office:value-type="float" office:value="11.93" calcext:value-type="float">
            <text:p>11.93</text:p>
          </table:table-cell>
          <table:table-cell office:value-type="float" office:value="48.66" calcext:value-type="float">
            <text:p>48.66</text:p>
          </table:table-cell>
          <table:table-cell office:value-type="float" office:value="15.22" calcext:value-type="float">
            <text:p>15.22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M56]*[.P56]" office:value-type="float" office:value="52.4239" calcext:value-type="float">
            <text:p>52.4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7];&quot; x &quot;;TEXT([.B57];&quot;##.0&quot;))" office:value-type="string" office:string-value="CFSHS 60x60 x 3.0" calcext:value-type="string">
            <text:p>CFSHS 60x60 x 3.0</text:p>
          </table:table-cell>
          <table:table-cell office:value-type="float" office:value="5.187" calcext:value-type="float">
            <text:p>5.187</text:p>
          </table:table-cell>
          <table:table-cell office:value-type="float" office:value="6.61" calcext:value-type="float">
            <text:p>6.61</text:p>
          </table:table-cell>
          <table:table-cell office:value-type="float" office:value="35.13" calcext:value-type="float">
            <text:p>35.13</text:p>
          </table:table-cell>
          <table:table-cell office:value-type="float" office:value="2.31" calcext:value-type="float">
            <text:p>2.31</text:p>
          </table:table-cell>
          <table:table-cell office:value-type="float" office:value="11.71" calcext:value-type="float">
            <text:p>11.71</text:p>
          </table:table-cell>
          <table:table-cell office:value-type="float" office:value="13.95" calcext:value-type="float">
            <text:p>13.95</text:p>
          </table:table-cell>
          <table:table-cell office:value-type="float" office:value="57.09" calcext:value-type="float">
            <text:p>57.09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M57]*[.P57]" office:value-type="float" office:value="44.3371" calcext:value-type="float">
            <text:p>44.34</text:p>
          </table:table-cell>
          <table:table-cell office:value-type="float" office:value="192.77" calcext:value-type="float">
            <text:p>192.77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8];&quot; x &quot;;TEXT([.B58];&quot;##.0&quot;))" office:value-type="string" office:string-value="CFSHS 60x60 x 4.0" calcext:value-type="string">
            <text:p>CFSHS 60x60 x 4.0</text:p>
          </table:table-cell>
          <table:table-cell office:value-type="float" office:value="6.71" calcext:value-type="float">
            <text:p>6.710</text:p>
          </table:table-cell>
          <table:table-cell office:value-type="float" office:value="8.55" calcext:value-type="float">
            <text:p>8.55</text:p>
          </table:table-cell>
          <table:table-cell office:value-type="float" office:value="43.55" calcext:value-type="float">
            <text:p>43.55</text:p>
          </table:table-cell>
          <table:table-cell office:value-type="float" office:value="2.26" calcext:value-type="float">
            <text:p>2.26</text:p>
          </table:table-cell>
          <table:table-cell office:value-type="float" office:value="14.52" calcext:value-type="float">
            <text:p>14.52</text:p>
          </table:table-cell>
          <table:table-cell office:value-type="float" office:value="17.64" calcext:value-type="float">
            <text:p>17.64</text:p>
          </table:table-cell>
          <table:table-cell office:value-type="float" office:value="72.64" calcext:value-type="float">
            <text:p>72.64</text:p>
          </table:table-cell>
          <table:table-cell office:value-type="float" office:value="21.97" calcext:value-type="float">
            <text:p>21.97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M58]*[.P58]" office:value-type="float" office:value="34.2769" calcext:value-type="float">
            <text:p>34.28</text:p>
          </table:table-cell>
          <table:table-cell office:value-type="float" office:value="149.03" calcext:value-type="float">
            <text:p>149.0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3">
          <table:table-cell office:value-type="string" calcext:value-type="string">
            <text:p>60x60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9];&quot; x &quot;;TEXT([.B59];&quot;##.0&quot;))" office:value-type="string" office:string-value="CFSHS 60x60 x 4.5" calcext:value-type="string">
            <text:p>CFSHS 60x60 x 4.5</text:p>
          </table:table-cell>
          <table:table-cell office:value-type="float" office:value="7.433" calcext:value-type="float">
            <text:p>7.433</text:p>
          </table:table-cell>
          <table:table-cell office:value-type="float" office:value="9.47" calcext:value-type="float">
            <text:p>9.47</text:p>
          </table:table-cell>
          <table:table-cell office:value-type="float" office:value="47.2" calcext:value-type="float">
            <text:p>47.20</text:p>
          </table:table-cell>
          <table:table-cell office:value-type="float" office:value="2.23" calcext:value-type="float">
            <text:p>2.23</text:p>
          </table:table-cell>
          <table:table-cell office:value-type="float" office:value="15.73" calcext:value-type="float">
            <text:p>15.73</text:p>
          </table:table-cell>
          <table:table-cell office:value-type="float" office:value="19.32" calcext:value-type="float">
            <text:p>19.32</text:p>
          </table:table-cell>
          <table:table-cell office:value-type="float" office:value="79.76" calcext:value-type="float">
            <text:p>79.76</text:p>
          </table:table-cell>
          <table:table-cell office:value-type="float" office:value="23.87" calcext:value-type="float">
            <text:p>23.8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formula="of:=[.M59]*[.P59]" office:value-type="float" office:value="29.5988" calcext:value-type="float">
            <text:p>29.60</text:p>
          </table:table-cell>
          <table:table-cell office:value-type="float" office:value="134.54" calcext:value-type="float">
            <text:p>134.54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0];&quot; x &quot;;TEXT([.B60];&quot;##.0&quot;))" office:value-type="string" office:string-value="CFSHS 64x64 x 2.3" calcext:value-type="string">
            <text:p>CFSHS 64x64 x 2.3</text:p>
          </table:table-cell>
          <table:table-cell office:value-type="float" office:value="4.349" calcext:value-type="float">
            <text:p>4.349</text:p>
          </table:table-cell>
          <table:table-cell office:value-type="float" office:value="5.54" calcext:value-type="float">
            <text:p>5.54</text:p>
          </table:table-cell>
          <table:table-cell office:value-type="float" office:value="34.71" calcext:value-type="float">
            <text:p>34.71</text:p>
          </table:table-cell>
          <table:table-cell office:value-type="float" office:value="2.5" calcext:value-type="float">
            <text:p>2.50</text:p>
          </table:table-cell>
          <table:table-cell office:value-type="float" office:value="10.85" calcext:value-type="float">
            <text:p>10.85</text:p>
          </table:table-cell>
          <table:table-cell office:value-type="float" office:value="12.71" calcext:value-type="float">
            <text:p>12.71</text:p>
          </table:table-cell>
          <table:table-cell office:value-type="float" office:value="55.15" calcext:value-type="float">
            <text:p>55.15</text:p>
          </table:table-cell>
          <table:table-cell office:value-type="float" office:value="16.31" calcext:value-type="float">
            <text:p>16.31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60]*[.P60]" office:value-type="float" office:value="57.485" calcext:value-type="float">
            <text:p>57.49</text:p>
          </table:table-cell>
          <table:table-cell office:value-type="float" office:value="229.94" calcext:value-type="float">
            <text:p>229.94</text:p>
          </table:table-cell>
          <table:table-cell office:value-type="float" office:value="22.83" calcext:value-type="float">
            <text:p>22.83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3" calcext:value-type="float">
            <text:p>3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1];&quot; x &quot;;TEXT([.B61];&quot;##.0&quot;))" office:value-type="string" office:string-value="CFSHS 64x64 x 3.0" calcext:value-type="string">
            <text:p>CFSHS 64x64 x 3.0</text:p>
          </table:table-cell>
          <table:table-cell office:value-type="float" office:value="5.564" calcext:value-type="float">
            <text:p>5.564</text:p>
          </table:table-cell>
          <table:table-cell office:value-type="float" office:value="7.09" calcext:value-type="float">
            <text:p>7.09</text:p>
          </table:table-cell>
          <table:table-cell office:value-type="float" office:value="43.22" calcext:value-type="float">
            <text:p>43.22</text:p>
          </table:table-cell>
          <table:table-cell office:value-type="float" office:value="2.47" calcext:value-type="float">
            <text:p>2.47</text:p>
          </table:table-cell>
          <table:table-cell office:value-type="float" office:value="13.51" calcext:value-type="float">
            <text:p>13.51</text:p>
          </table:table-cell>
          <table:table-cell office:value-type="float" office:value="16.03" calcext:value-type="float">
            <text:p>16.03</text:p>
          </table:table-cell>
          <table:table-cell office:value-type="float" office:value="69.88" calcext:value-type="float">
            <text:p>69.88</text:p>
          </table:table-cell>
          <table:table-cell office:value-type="float" office:value="20.34" calcext:value-type="float">
            <text:p>20.34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61]*[.P61]" office:value-type="float" office:value="44.93" calcext:value-type="float">
            <text:p>44.93</text:p>
          </table:table-cell>
          <table:table-cell office:value-type="float" office:value="179.72" calcext:value-type="float">
            <text:p>179.72</text:p>
          </table:table-cell>
          <table:table-cell office:value-type="float" office:value="16.33" calcext:value-type="float">
            <text:p>16.33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4" calcext:value-type="float">
            <text:p>4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2];&quot; x &quot;;TEXT([.B62];&quot;##.0&quot;))" office:value-type="string" office:string-value="CFSHS 64x64 x 4.0" calcext:value-type="string">
            <text:p>CFSHS 64x64 x 4.0</text:p>
          </table:table-cell>
          <table:table-cell office:value-type="float" office:value="7.213" calcext:value-type="float">
            <text:p>7.213</text:p>
          </table:table-cell>
          <table:table-cell office:value-type="float" office:value="9.19" calcext:value-type="float">
            <text:p>9.19</text:p>
          </table:table-cell>
          <table:table-cell office:value-type="float" office:value="53.84" calcext:value-type="float">
            <text:p>53.84</text:p>
          </table:table-cell>
          <table:table-cell office:value-type="float" office:value="2.42" calcext:value-type="float">
            <text:p>2.42</text:p>
          </table:table-cell>
          <table:table-cell office:value-type="float" office:value="16.82" calcext:value-type="float">
            <text:p>16.82</text:p>
          </table:table-cell>
          <table:table-cell office:value-type="float" office:value="20.34" calcext:value-type="float">
            <text:p>20.34</text:p>
          </table:table-cell>
          <table:table-cell office:value-type="float" office:value="89.22" calcext:value-type="float">
            <text:p>89.22</text:p>
          </table:table-cell>
          <table:table-cell office:value-type="float" office:value="25.44" calcext:value-type="float">
            <text:p>25.44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62]*[.P62]" office:value-type="float" office:value="33.276" calcext:value-type="float">
            <text:p>33.28</text:p>
          </table:table-cell>
          <table:table-cell office:value-type="float" office:value="138.65" calcext:value-type="float">
            <text:p>138.65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4.5" calcext:value-type="float">
            <text:p>4.5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3];&quot; x &quot;;TEXT([.B63];&quot;##.0&quot;))" office:value-type="string" office:string-value="CFSHS 64x64 x 4.5" calcext:value-type="string">
            <text:p>CFSHS 64x64 x 4.5</text:p>
          </table:table-cell>
          <table:table-cell office:value-type="float" office:value="7.998" calcext:value-type="float">
            <text:p>7.998</text:p>
          </table:table-cell>
          <table:table-cell office:value-type="float" office:value="10.19" calcext:value-type="float">
            <text:p>10.19</text:p>
          </table:table-cell>
          <table:table-cell office:value-type="float" office:value="58.5" calcext:value-type="float">
            <text:p>58.50</text:p>
          </table:table-cell>
          <table:table-cell office:value-type="float" office:value="2.4" calcext:value-type="float">
            <text:p>2.40</text:p>
          </table:table-cell>
          <table:table-cell office:value-type="float" office:value="18.28" calcext:value-type="float">
            <text:p>18.28</text:p>
          </table:table-cell>
          <table:table-cell office:value-type="float" office:value="22.32" calcext:value-type="float">
            <text:p>22.32</text:p>
          </table:table-cell>
          <table:table-cell office:value-type="float" office:value="98.14" calcext:value-type="float">
            <text:p>98.14</text:p>
          </table:table-cell>
          <table:table-cell office:value-type="float" office:value="27.7" calcext:value-type="float">
            <text:p>27.70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63]*[.P63]" office:value-type="float" office:value="30.0072" calcext:value-type="float">
            <text:p>30.01</text:p>
          </table:table-cell>
          <table:table-cell office:value-type="float" office:value="125.03" calcext:value-type="float">
            <text:p>125.03</text:p>
          </table:table-cell>
          <table:table-cell office:value-type="float" office:value="9.22" calcext:value-type="float">
            <text:p>9.22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5" calcext:value-type="float">
            <text:p>5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4];&quot; x &quot;;TEXT([.B64];&quot;##.0&quot;))" office:value-type="string" office:string-value="CFSHS 64x64 x 5.0" calcext:value-type="string">
            <text:p>CFSHS 64x64 x 5.0</text:p>
          </table:table-cell>
          <table:table-cell office:value-type="float" office:value="8.758" calcext:value-type="float">
            <text:p>8.758</text:p>
          </table:table-cell>
          <table:table-cell office:value-type="float" office:value="11.16" calcext:value-type="float">
            <text:p>11.16</text:p>
          </table:table-cell>
          <table:table-cell office:value-type="float" office:value="62.75" calcext:value-type="float">
            <text:p>62.75</text:p>
          </table:table-cell>
          <table:table-cell office:value-type="float" office:value="2.37" calcext:value-type="float">
            <text:p>2.37</text:p>
          </table:table-cell>
          <table:table-cell office:value-type="float" office:value="19.61" calcext:value-type="float">
            <text:p>19.61</text:p>
          </table:table-cell>
          <table:table-cell office:value-type="float" office:value="24.17" calcext:value-type="float">
            <text:p>24.17</text:p>
          </table:table-cell>
          <table:table-cell office:value-type="float" office:value="106.55" calcext:value-type="float">
            <text:p>106.55</text:p>
          </table:table-cell>
          <table:table-cell office:value-type="float" office:value="29.79" calcext:value-type="float">
            <text:p>29.79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64]*[.P64]" office:value-type="float" office:value="27.4056" calcext:value-type="float">
            <text:p>27.41</text:p>
          </table:table-cell>
          <table:table-cell office:value-type="float" office:value="114.19" calcext:value-type="float">
            <text:p>114.19</text:p>
          </table:table-cell>
          <table:table-cell office:value-type="float" office:value="7.8" calcext:value-type="float">
            <text:p>7.80</text:p>
          </table:table-cell>
          <table:table-cell/>
        </table:table-row>
        <table:table-row table:style-name="ro3">
          <table:table-cell office:value-type="string" calcext:value-type="string">
            <text:p>64x64</text:p>
          </table:table-cell>
          <table:table-cell office:value-type="float" office:value="6" calcext:value-type="float">
            <text:p>6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5];&quot; x &quot;;TEXT([.B65];&quot;##.0&quot;))" office:value-type="string" office:string-value="CFSHS 64x64 x 6.0" calcext:value-type="string">
            <text:p>CFSHS 64x64 x 6.0</text:p>
          </table:table-cell>
          <table:table-cell office:value-type="float" office:value="10.199" calcext:value-type="float">
            <text:p>10.199</text:p>
          </table:table-cell>
          <table:table-cell office:value-type="float" office:value="12.99" calcext:value-type="float">
            <text:p>12.99</text:p>
          </table:table-cell>
          <table:table-cell office:value-type="float" office:value="70.07" calcext:value-type="float">
            <text:p>70.07</text:p>
          </table:table-cell>
          <table:table-cell office:value-type="float" office:value="2.32" calcext:value-type="float">
            <text:p>2.32</text:p>
          </table:table-cell>
          <table:table-cell office:value-type="float" office:value="21.9" calcext:value-type="float">
            <text:p>21.90</text:p>
          </table:table-cell>
          <table:table-cell office:value-type="float" office:value="27.52" calcext:value-type="float">
            <text:p>27.52</text:p>
          </table:table-cell>
          <table:table-cell office:value-type="float" office:value="121.85" calcext:value-type="float">
            <text:p>121.85</text:p>
          </table:table-cell>
          <table:table-cell office:value-type="float" office:value="33.45" calcext:value-type="float">
            <text:p>33.45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65]*[.P65]" office:value-type="float" office:value="23.5296" calcext:value-type="float">
            <text:p>23.53</text:p>
          </table:table-cell>
          <table:table-cell office:value-type="float" office:value="98.04" calcext:value-type="float">
            <text:p>98.04</text:p>
          </table:table-cell>
          <table:table-cell office:value-type="float" office:value="5.67" calcext:value-type="float">
            <text:p>5.67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1.6" calcext:value-type="float">
            <text:p>1.6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6];&quot; x &quot;;TEXT([.B66];&quot;##.0&quot;))" office:value-type="string" office:string-value="CFSHS 65x65 x 1.6" calcext:value-type="string">
            <text:p>CFSHS 65x65 x 1.6</text:p>
          </table:table-cell>
          <table:table-cell office:value-type="float" office:value="3.133" calcext:value-type="float">
            <text:p>3.133</text:p>
          </table:table-cell>
          <table:table-cell office:value-type="float" office:value="3.99" calcext:value-type="float">
            <text:p>3.99</text:p>
          </table:table-cell>
          <table:table-cell office:value-type="float" office:value="26.52" calcext:value-type="float">
            <text:p>26.52</text:p>
          </table:table-cell>
          <table:table-cell office:value-type="float" office:value="2.58" calcext:value-type="float">
            <text:p>2.58</text:p>
          </table:table-cell>
          <table:table-cell office:value-type="float" office:value="8.16" calcext:value-type="float">
            <text:p>8.16</text:p>
          </table:table-cell>
          <table:table-cell office:value-type="float" office:value="9.44" calcext:value-type="float">
            <text:p>9.44</text:p>
          </table:table-cell>
          <table:table-cell office:value-type="float" office:value="41.38" calcext:value-type="float">
            <text:p>41.38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[.M66]*[.P66]" office:value-type="float" office:value="79.785" calcext:value-type="float">
            <text:p>79.79</text:p>
          </table:table-cell>
          <table:table-cell office:value-type="float" office:value="319.14" calcext:value-type="float">
            <text:p>319.14</text:p>
          </table:table-cell>
          <table:table-cell office:value-type="float" office:value="35.63" calcext:value-type="float">
            <text:p>35.63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" calcext:value-type="float">
            <text:p>2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7];&quot; x &quot;;TEXT([.B67];&quot;##.0&quot;))" office:value-type="string" office:string-value="CFSHS 65x65 x 2.0" calcext:value-type="string">
            <text:p>CFSHS 65x65 x 2.0</text:p>
          </table:table-cell>
          <table:table-cell office:value-type="float" office:value="3.876" calcext:value-type="float">
            <text:p>3.876</text:p>
          </table:table-cell>
          <table:table-cell office:value-type="float" office:value="4.94" calcext:value-type="float">
            <text:p>4.94</text:p>
          </table:table-cell>
          <table:table-cell office:value-type="float" office:value="32.31" calcext:value-type="float">
            <text:p>32.31</text:p>
          </table:table-cell>
          <table:table-cell office:value-type="float" office:value="2.56" calcext:value-type="float">
            <text:p>2.56</text:p>
          </table:table-cell>
          <table:table-cell office:value-type="float" office:value="9.94" calcext:value-type="float">
            <text:p>9.94</text:p>
          </table:table-cell>
          <table:table-cell office:value-type="float" office:value="11.58" calcext:value-type="float">
            <text:p>11.58</text:p>
          </table:table-cell>
          <table:table-cell office:value-type="float" office:value="50.92" calcext:value-type="float">
            <text:p>50.92</text:p>
          </table:table-cell>
          <table:table-cell office:value-type="float" office:value="14.93" calcext:value-type="float">
            <text:p>14.93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67]*[.P67]" office:value-type="float" office:value="64.5075" calcext:value-type="float">
            <text:p>64.51</text:p>
          </table:table-cell>
          <table:table-cell office:value-type="float" office:value="258.03" calcext:value-type="float">
            <text:p>258.03</text:p>
          </table:table-cell>
          <table:table-cell office:value-type="float" office:value="27.5" calcext:value-type="float">
            <text:p>27.50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.3" calcext:value-type="float">
            <text:p>2.3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8];&quot; x &quot;;TEXT([.B68];&quot;##.0&quot;))" office:value-type="string" office:string-value="CFSHS 65x65 x 2.3" calcext:value-type="string">
            <text:p>CFSHS 65x65 x 2.3</text:p>
          </table:table-cell>
          <table:table-cell office:value-type="float" office:value="4.421" calcext:value-type="float">
            <text:p>4.421</text:p>
          </table:table-cell>
          <table:table-cell office:value-type="float" office:value="5.63" calcext:value-type="float">
            <text:p>5.63</text:p>
          </table:table-cell>
          <table:table-cell office:value-type="float" office:value="36.45" calcext:value-type="float">
            <text:p>36.45</text:p>
          </table:table-cell>
          <table:table-cell office:value-type="float" office:value="2.54" calcext:value-type="float">
            <text:p>2.54</text:p>
          </table:table-cell>
          <table:table-cell office:value-type="float" office:value="11.21" calcext:value-type="float">
            <text:p>11.21</text:p>
          </table:table-cell>
          <table:table-cell office:value-type="float" office:value="13.13" calcext:value-type="float">
            <text:p>13.13</text:p>
          </table:table-cell>
          <table:table-cell office:value-type="float" office:value="57.86" calcext:value-type="float">
            <text:p>57.86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68]*[.P68]" office:value-type="float" office:value="56.545" calcext:value-type="float">
            <text:p>56.55</text:p>
          </table:table-cell>
          <table:table-cell office:value-type="float" office:value="226.18" calcext:value-type="float">
            <text:p>226.18</text:p>
          </table:table-cell>
          <table:table-cell office:value-type="float" office:value="23.26" calcext:value-type="float">
            <text:p>23.26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9];&quot; x &quot;;TEXT([.B69];&quot;##.0&quot;))" office:value-type="string" office:string-value="CFSHS 65x65 x 2.5" calcext:value-type="string">
            <text:p>CFSHS 65x65 x 2.5</text:p>
          </table:table-cell>
          <table:table-cell office:value-type="float" office:value="4.78" calcext:value-type="float">
            <text:p>4.780</text:p>
          </table:table-cell>
          <table:table-cell office:value-type="float" office:value="6.09" calcext:value-type="float">
            <text:p>6.09</text:p>
          </table:table-cell>
          <table:table-cell office:value-type="float" office:value="39.1" calcext:value-type="float">
            <text:p>39.10</text:p>
          </table:table-cell>
          <table:table-cell office:value-type="float" office:value="2.53" calcext:value-type="float">
            <text:p>2.53</text:p>
          </table:table-cell>
          <table:table-cell office:value-type="float" office:value="12.03" calcext:value-type="float">
            <text:p>12.03</text:p>
          </table:table-cell>
          <table:table-cell office:value-type="float" office:value="14.14" calcext:value-type="float">
            <text:p>14.14</text:p>
          </table:table-cell>
          <table:table-cell office:value-type="float" office:value="62.39" calcext:value-type="float">
            <text:p>62.39</text:p>
          </table:table-cell>
          <table:table-cell office:value-type="float" office:value="18.1" calcext:value-type="float">
            <text:p>18.10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69]*[.P69]" office:value-type="float" office:value="52.3025" calcext:value-type="float">
            <text:p>52.30</text:p>
          </table:table-cell>
          <table:table-cell office:value-type="float" office:value="209.21" calcext:value-type="float">
            <text:p>209.21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3" calcext:value-type="float">
            <text:p>3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0];&quot; x &quot;;TEXT([.B70];&quot;##.0&quot;))" office:value-type="string" office:string-value="CFSHS 65x65 x 3.0" calcext:value-type="string">
            <text:p>CFSHS 65x65 x 3.0</text:p>
          </table:table-cell>
          <table:table-cell office:value-type="float" office:value="5.658" calcext:value-type="float">
            <text:p>5.658</text:p>
          </table:table-cell>
          <table:table-cell office:value-type="float" office:value="7.21" calcext:value-type="float">
            <text:p>7.21</text:p>
          </table:table-cell>
          <table:table-cell office:value-type="float" office:value="45.42" calcext:value-type="float">
            <text:p>45.42</text:p>
          </table:table-cell>
          <table:table-cell office:value-type="float" office:value="2.51" calcext:value-type="float">
            <text:p>2.51</text:p>
          </table:table-cell>
          <table:table-cell office:value-type="float" office:value="13.97" calcext:value-type="float">
            <text:p>13.97</text:p>
          </table:table-cell>
          <table:table-cell office:value-type="float" office:value="16.57" calcext:value-type="float">
            <text:p>16.57</text:p>
          </table:table-cell>
          <table:table-cell office:value-type="float" office:value="73.35" calcext:value-type="float">
            <text:p>73.35</text:p>
          </table:table-cell>
          <table:table-cell office:value-type="float" office:value="21.05" calcext:value-type="float">
            <text:p>21.0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70]*[.P70]" office:value-type="float" office:value="44.1825" calcext:value-type="float">
            <text:p>44.1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6.67" calcext:value-type="float">
            <text:p>16.67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4" calcext:value-type="float">
            <text:p>4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1];&quot; x &quot;;TEXT([.B71];&quot;##.0&quot;))" office:value-type="string" office:string-value="CFSHS 65x65 x 4.0" calcext:value-type="string">
            <text:p>CFSHS 65x65 x 4.0</text:p>
          </table:table-cell>
          <table:table-cell office:value-type="float" office:value="7.338" calcext:value-type="float">
            <text:p>7.338</text:p>
          </table:table-cell>
          <table:table-cell office:value-type="float" office:value="9.35" calcext:value-type="float">
            <text:p>9.35</text:p>
          </table:table-cell>
          <table:table-cell office:value-type="float" office:value="56.64" calcext:value-type="float">
            <text:p>56.64</text:p>
          </table:table-cell>
          <table:table-cell office:value-type="float" office:value="2.46" calcext:value-type="float">
            <text:p>2.46</text:p>
          </table:table-cell>
          <table:table-cell office:value-type="float" office:value="17.43" calcext:value-type="float">
            <text:p>17.43</text:p>
          </table:table-cell>
          <table:table-cell office:value-type="float" office:value="21.05" calcext:value-type="float">
            <text:p>21.05</text:p>
          </table:table-cell>
          <table:table-cell office:value-type="float" office:value="93.72" calcext:value-type="float">
            <text:p>93.72</text:p>
          </table:table-cell>
          <table:table-cell office:value-type="float" office:value="26.34" calcext:value-type="float">
            <text:p>26.34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71]*[.P71]" office:value-type="float" office:value="34.0675" calcext:value-type="float">
            <text:p>34.07</text:p>
          </table:table-cell>
          <table:table-cell office:value-type="float" office:value="136.27" calcext:value-type="float">
            <text:p>136.27</text:p>
          </table:table-cell>
          <table:table-cell office:value-type="float" office:value="11.25" calcext:value-type="float">
            <text:p>11.25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4.5" calcext:value-type="float">
            <text:p>4.5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2];&quot; x &quot;;TEXT([.B72];&quot;##.0&quot;))" office:value-type="string" office:string-value="CFSHS 65x65 x 4.5" calcext:value-type="string">
            <text:p>CFSHS 65x65 x 4.5</text:p>
          </table:table-cell>
          <table:table-cell office:value-type="float" office:value="8.139" calcext:value-type="float">
            <text:p>8.139</text:p>
          </table:table-cell>
          <table:table-cell office:value-type="float" office:value="10.37" calcext:value-type="float">
            <text:p>10.37</text:p>
          </table:table-cell>
          <table:table-cell office:value-type="float" office:value="61.59" calcext:value-type="float">
            <text:p>61.59</text:p>
          </table:table-cell>
          <table:table-cell office:value-type="float" office:value="2.44" calcext:value-type="float">
            <text:p>2.44</text:p>
          </table:table-cell>
          <table:table-cell office:value-type="float" office:value="18.95" calcext:value-type="float">
            <text:p>18.95</text:p>
          </table:table-cell>
          <table:table-cell office:value-type="float" office:value="23.1" calcext:value-type="float">
            <text:p>23.10</text:p>
          </table:table-cell>
          <table:table-cell office:value-type="float" office:value="103.14" calcext:value-type="float">
            <text:p>103.14</text:p>
          </table:table-cell>
          <table:table-cell office:value-type="float" office:value="28.7" calcext:value-type="float">
            <text:p>28.70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formula="of:=[.M72]*[.P72]" office:value-type="float" office:value="29.4864" calcext:value-type="float">
            <text:p>29.49</text:p>
          </table:table-cell>
          <table:table-cell office:value-type="float" office:value="122.86" calcext:value-type="float">
            <text:p>122.86</text:p>
          </table:table-cell>
          <table:table-cell office:value-type="float" office:value="9.44" calcext:value-type="float">
            <text:p>9.44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5" calcext:value-type="float">
            <text:p>5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3];&quot; x &quot;;TEXT([.B73];&quot;##.0&quot;))" office:value-type="string" office:string-value="CFSHS 65x65 x 5.0" calcext:value-type="string">
            <text:p>CFSHS 65x65 x 5.0</text:p>
          </table:table-cell>
          <table:table-cell office:value-type="float" office:value="8.915" calcext:value-type="float">
            <text:p>8.915</text:p>
          </table:table-cell>
          <table:table-cell office:value-type="float" office:value="11.36" calcext:value-type="float">
            <text:p>11.36</text:p>
          </table:table-cell>
          <table:table-cell office:value-type="float" office:value="66.1" calcext:value-type="float">
            <text:p>66.10</text:p>
          </table:table-cell>
          <table:table-cell office:value-type="float" office:value="2.41" calcext:value-type="float">
            <text:p>2.41</text:p>
          </table:table-cell>
          <table:table-cell office:value-type="float" office:value="20.34" calcext:value-type="float">
            <text:p>20.34</text:p>
          </table:table-cell>
          <table:table-cell office:value-type="float" office:value="25.03" calcext:value-type="float">
            <text:p>25.03</text:p>
          </table:table-cell>
          <table:table-cell office:value-type="float" office:value="112.03" calcext:value-type="float">
            <text:p>112.03</text:p>
          </table:table-cell>
          <table:table-cell office:value-type="float" office:value="30.88" calcext:value-type="float">
            <text:p>30.88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73]*[.P73]" office:value-type="float" office:value="26.9232" calcext:value-type="float">
            <text:p>26.92</text:p>
          </table:table-cell>
          <table:table-cell office:value-type="float" office:value="112.18" calcext:value-type="float">
            <text:p>112.18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3">
          <table:table-cell office:value-type="string" calcext:value-type="string">
            <text:p>65x65</text:p>
          </table:table-cell>
          <table:table-cell office:value-type="float" office:value="6" calcext:value-type="float">
            <text:p>6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4];&quot; x &quot;;TEXT([.B74];&quot;##.0&quot;))" office:value-type="string" office:string-value="CFSHS 65x65 x 6.0" calcext:value-type="string">
            <text:p>CFSHS 65x65 x 6.0</text:p>
          </table:table-cell>
          <table:table-cell office:value-type="float" office:value="10.388" calcext:value-type="float">
            <text:p>10.388</text:p>
          </table:table-cell>
          <table:table-cell office:value-type="float" office:value="13.23" calcext:value-type="float">
            <text:p>13.23</text:p>
          </table:table-cell>
          <table:table-cell office:value-type="float" office:value="73.91" calcext:value-type="float">
            <text:p>73.91</text:p>
          </table:table-cell>
          <table:table-cell office:value-type="float" office:value="2.36" calcext:value-type="float">
            <text:p>2.36</text:p>
          </table:table-cell>
          <table:table-cell office:value-type="float" office:value="22.74" calcext:value-type="float">
            <text:p>22.74</text:p>
          </table:table-cell>
          <table:table-cell office:value-type="float" office:value="28.53" calcext:value-type="float">
            <text:p>28.53</text:p>
          </table:table-cell>
          <table:table-cell office:value-type="float" office:value="128.23" calcext:value-type="float">
            <text:p>128.23</text:p>
          </table:table-cell>
          <table:table-cell office:value-type="float" office:value="34.72" calcext:value-type="float">
            <text:p>34.72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M74]*[.P74]" office:value-type="float" office:value="23.1048" calcext:value-type="float">
            <text:p>23.10</text:p>
          </table:table-cell>
          <table:table-cell office:value-type="float" office:value="96.27" calcext:value-type="float">
            <text:p>96.27</text:p>
          </table:table-cell>
          <table:table-cell office:value-type="float" office:value="5.83" calcext:value-type="float">
            <text:p>5.83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5];&quot; x &quot;;TEXT([.B75];&quot;##.0&quot;))" office:value-type="string" office:string-value="CFSHS 70x70 x 2.5" calcext:value-type="string">
            <text:p>CFSHS 70x70 x 2.5</text:p>
          </table:table-cell>
          <table:table-cell office:value-type="float" office:value="5.172" calcext:value-type="float">
            <text:p>5.172</text:p>
          </table:table-cell>
          <table:table-cell office:value-type="float" office:value="6.59" calcext:value-type="float">
            <text:p>6.59</text:p>
          </table:table-cell>
          <table:table-cell office:value-type="float" office:value="49.41" calcext:value-type="float">
            <text:p>49.41</text:p>
          </table:table-cell>
          <table:table-cell office:value-type="float" office:value="2.74" calcext:value-type="float">
            <text:p>2.74</text:p>
          </table:table-cell>
          <table:table-cell office:value-type="float" office:value="14.12" calcext:value-type="float">
            <text:p>14.12</text:p>
          </table:table-cell>
          <table:table-cell office:value-type="float" office:value="16.54" calcext:value-type="float">
            <text:p>16.54</text:p>
          </table:table-cell>
          <table:table-cell office:value-type="float" office:value="78.49" calcext:value-type="float">
            <text:p>78.49</text:p>
          </table:table-cell>
          <table:table-cell office:value-type="float" office:value="21.22" calcext:value-type="float">
            <text:p>21.22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[.M75]*[.P75]" office:value-type="float" office:value="52.1991" calcext:value-type="float">
            <text:p>52.20</text:p>
          </table:table-cell>
          <table:table-cell office:value-type="float" office:value="193.33" calcext:value-type="float">
            <text:p>193.33</text:p>
          </table:table-cell>
          <table:table-cell office:value-type="float" office:value="23" calcext:value-type="float">
            <text:p>23.00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3" calcext:value-type="float">
            <text:p>3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6];&quot; x &quot;;TEXT([.B76];&quot;##.0&quot;))" office:value-type="string" office:string-value="CFSHS 70x70 x 3.0" calcext:value-type="string">
            <text:p>CFSHS 70x70 x 3.0</text:p>
          </table:table-cell>
          <table:table-cell office:value-type="float" office:value="6.129" calcext:value-type="float">
            <text:p>6.129</text:p>
          </table:table-cell>
          <table:table-cell office:value-type="float" office:value="7.81" calcext:value-type="float">
            <text:p>7.81</text:p>
          </table:table-cell>
          <table:table-cell office:value-type="float" office:value="57.53" calcext:value-type="float">
            <text:p>57.53</text:p>
          </table:table-cell>
          <table:table-cell office:value-type="float" office:value="2.71" calcext:value-type="float">
            <text:p>2.71</text:p>
          </table:table-cell>
          <table:table-cell office:value-type="float" office:value="16.44" calcext:value-type="float">
            <text:p>16.44</text:p>
          </table:table-cell>
          <table:table-cell office:value-type="float" office:value="19.42" calcext:value-type="float">
            <text:p>19.42</text:p>
          </table:table-cell>
          <table:table-cell office:value-type="float" office:value="92.42" calcext:value-type="float">
            <text:p>92.42</text:p>
          </table:table-cell>
          <table:table-cell office:value-type="float" office:value="24.74" calcext:value-type="float">
            <text:p>24.74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[.M76]*[.P76]" office:value-type="float" office:value="44.0505" calcext:value-type="float">
            <text:p>44.05</text:p>
          </table:table-cell>
          <table:table-cell office:value-type="float" office:value="163.15" calcext:value-type="float">
            <text:p>163.15</text:p>
          </table:table-cell>
          <table:table-cell office:value-type="float" office:value="18.33" calcext:value-type="float">
            <text:p>18.33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4" calcext:value-type="float">
            <text:p>4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7];&quot; x &quot;;TEXT([.B77];&quot;##.0&quot;))" office:value-type="string" office:string-value="CFSHS 70x70 x 4.0" calcext:value-type="string">
            <text:p>CFSHS 70x70 x 4.0</text:p>
          </table:table-cell>
          <table:table-cell office:value-type="float" office:value="7.966" calcext:value-type="float">
            <text:p>7.966</text:p>
          </table:table-cell>
          <table:table-cell office:value-type="float" office:value="10.15" calcext:value-type="float">
            <text:p>10.15</text:p>
          </table:table-cell>
          <table:table-cell office:value-type="float" office:value="72.12" calcext:value-type="float">
            <text:p>72.12</text:p>
          </table:table-cell>
          <table:table-cell office:value-type="float" office:value="2.67" calcext:value-type="float">
            <text:p>2.67</text:p>
          </table:table-cell>
          <table:table-cell office:value-type="float" office:value="20.61" calcext:value-type="float">
            <text:p>20.61</text:p>
          </table:table-cell>
          <table:table-cell office:value-type="float" office:value="24.76" calcext:value-type="float">
            <text:p>24.76</text:p>
          </table:table-cell>
          <table:table-cell office:value-type="float" office:value="118.52" calcext:value-type="float">
            <text:p>118.52</text:p>
          </table:table-cell>
          <table:table-cell office:value-type="float" office:value="31.11" calcext:value-type="float">
            <text:p>31.11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[.M77]*[.P77]" office:value-type="float" office:value="33.8931" calcext:value-type="float">
            <text:p>33.89</text:p>
          </table:table-cell>
          <table:table-cell office:value-type="float" office:value="125.53" calcext:value-type="float">
            <text:p>125.53</text:p>
          </table:table-cell>
          <table:table-cell office:value-type="float" office:value="12.5" calcext:value-type="float">
            <text:p>12.50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5" calcext:value-type="float">
            <text:p>5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8];&quot; x &quot;;TEXT([.B78];&quot;##.0&quot;))" office:value-type="string" office:string-value="CFSHS 70x70 x 5.0" calcext:value-type="string">
            <text:p>CFSHS 70x70 x 5.0</text:p>
          </table:table-cell>
          <table:table-cell office:value-type="float" office:value="9.7" calcext:value-type="float">
            <text:p>9.700</text:p>
          </table:table-cell>
          <table:table-cell office:value-type="float" office:value="12.36" calcext:value-type="float">
            <text:p>12.36</text:p>
          </table:table-cell>
          <table:table-cell office:value-type="float" office:value="84.63" calcext:value-type="float">
            <text:p>84.63</text:p>
          </table:table-cell>
          <table:table-cell office:value-type="float" office:value="2.62" calcext:value-type="float">
            <text:p>2.62</text:p>
          </table:table-cell>
          <table:table-cell office:value-type="float" office:value="24.18" calcext:value-type="float">
            <text:p>24.18</text:p>
          </table:table-cell>
          <table:table-cell office:value-type="float" office:value="29.56" calcext:value-type="float">
            <text:p>29.56</text:p>
          </table:table-cell>
          <table:table-cell office:value-type="float" office:value="142.21" calcext:value-type="float">
            <text:p>142.21</text:p>
          </table:table-cell>
          <table:table-cell office:value-type="float" office:value="36.65" calcext:value-type="float">
            <text:p>36.65</text:p>
          </table:table-cell>
          <table:table-cell table:number-columns-repeated="2" office:value-type="float" office:value="0.26" calcext:value-type="float">
            <text:p>0.26</text:p>
          </table:table-cell>
          <table:table-cell table:formula="of:=[.M78]*[.P78]" office:value-type="float" office:value="26.806" calcext:value-type="float">
            <text:p>26.81</text:p>
          </table:table-cell>
          <table:table-cell office:value-type="float" office:value="103.1" calcext:value-type="float">
            <text:p>103.1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6" calcext:value-type="float">
            <text:p>6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9];&quot; x &quot;;TEXT([.B79];&quot;##.0&quot;))" office:value-type="string" office:string-value="CFSHS 70x70 x 6.0" calcext:value-type="string">
            <text:p>CFSHS 70x70 x 6.0</text:p>
          </table:table-cell>
          <table:table-cell office:value-type="float" office:value="11.33" calcext:value-type="float">
            <text:p>11.330</text:p>
          </table:table-cell>
          <table:table-cell office:value-type="float" office:value="14.43" calcext:value-type="float">
            <text:p>14.43</text:p>
          </table:table-cell>
          <table:table-cell office:value-type="float" office:value="95.17" calcext:value-type="float">
            <text:p>95.17</text:p>
          </table:table-cell>
          <table:table-cell office:value-type="float" office:value="2.57" calcext:value-type="float">
            <text:p>2.57</text:p>
          </table:table-cell>
          <table:table-cell office:value-type="float" office:value="27.19" calcext:value-type="float">
            <text:p>27.19</text:p>
          </table:table-cell>
          <table:table-cell office:value-type="float" office:value="33.83" calcext:value-type="float">
            <text:p>33.83</text:p>
          </table:table-cell>
          <table:table-cell office:value-type="float" office:value="163.49" calcext:value-type="float">
            <text:p>163.49</text:p>
          </table:table-cell>
          <table:table-cell office:value-type="float" office:value="41.41" calcext:value-type="float">
            <text:p>41.41</text:p>
          </table:table-cell>
          <table:table-cell table:number-columns-repeated="2" office:value-type="float" office:value="0.26" calcext:value-type="float">
            <text:p>0.26</text:p>
          </table:table-cell>
          <table:table-cell table:formula="of:=[.M79]*[.P79]" office:value-type="float" office:value="22.9476" calcext:value-type="float">
            <text:p>22.95</text:p>
          </table:table-cell>
          <table:table-cell office:value-type="float" office:value="88.26" calcext:value-type="float">
            <text:p>88.26</text:p>
          </table:table-cell>
          <table:table-cell office:value-type="float" office:value="6.67" calcext:value-type="float">
            <text:p>6.67</text:p>
          </table:table-cell>
          <table:table-cell/>
        </table:table-row>
        <table:table-row table:style-name="ro3">
          <table:table-cell office:value-type="string" calcext:value-type="string">
            <text:p>70x70</text:p>
          </table:table-cell>
          <table:table-cell office:value-type="float" office:value="6.3" calcext:value-type="float">
            <text:p>6.3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80];&quot; x &quot;;TEXT([.B80];&quot;##.0&quot;))" office:value-type="string" office:string-value="CFSHS 70x70 x 6.3" calcext:value-type="string">
            <text:p>CFSHS 70x70 x 6.3</text:p>
          </table:table-cell>
          <table:table-cell office:value-type="float" office:value="11.531" calcext:value-type="float">
            <text:p>11.531</text:p>
          </table:table-cell>
          <table:table-cell office:value-type="float" office:value="14.69" calcext:value-type="float">
            <text:p>14.69</text:p>
          </table:table-cell>
          <table:table-cell office:value-type="float" office:value="93.77" calcext:value-type="float">
            <text:p>93.77</text:p>
          </table:table-cell>
          <table:table-cell office:value-type="float" office:value="2.53" calcext:value-type="float">
            <text:p>2.53</text:p>
          </table:table-cell>
          <table:table-cell office:value-type="float" office:value="26.79" calcext:value-type="float">
            <text:p>26.79</text:p>
          </table:table-cell>
          <table:table-cell office:value-type="float" office:value="33.8" calcext:value-type="float">
            <text:p>33.80</text:p>
          </table:table-cell>
          <table:table-cell office:value-type="float" office:value="168.14" calcext:value-type="float">
            <text:p>168.14</text:p>
          </table:table-cell>
          <table:table-cell office:value-type="float" office:value="42.1" calcext:value-type="float">
            <text:p>42.10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M80]*[.P80]" office:value-type="float" office:value="21.68" calcext:value-type="float">
            <text:p>21.68</text:p>
          </table:table-cell>
          <table:table-cell office:value-type="float" office:value="86.72" calcext:value-type="float">
            <text:p>86.72</text:p>
          </table:table-cell>
          <table:table-cell office:value-type="float" office:value="6.11" calcext:value-type="float">
            <text:p>6.11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1];&quot; x &quot;;TEXT([.B81];&quot;##.0&quot;))" office:value-type="string" office:string-value="CFSHS 75x75 x 1.6" calcext:value-type="string">
            <text:p>CFSHS 75x75 x 1.6</text:p>
          </table:table-cell>
          <table:table-cell office:value-type="float" office:value="3.636" calcext:value-type="float">
            <text:p>3.636</text:p>
          </table:table-cell>
          <table:table-cell office:value-type="float" office:value="4.63" calcext:value-type="float">
            <text:p>4.63</text:p>
          </table:table-cell>
          <table:table-cell office:value-type="float" office:value="41.29" calcext:value-type="float">
            <text:p>41.29</text:p>
          </table:table-cell>
          <table:table-cell office:value-type="float" office:value="2.99" calcext:value-type="float">
            <text:p>2.99</text:p>
          </table:table-cell>
          <table:table-cell office:value-type="float" office:value="11.01" calcext:value-type="float">
            <text:p>11.01</text:p>
          </table:table-cell>
          <table:table-cell office:value-type="float" office:value="12.69" calcext:value-type="float">
            <text:p>12.69</text:p>
          </table:table-cell>
          <table:table-cell office:value-type="float" office:value="64.09" calcext:value-type="float">
            <text:p>64.09</text:p>
          </table:table-cell>
          <table:table-cell office:value-type="float" office:value="16.52" calcext:value-type="float">
            <text:p>16.52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0</text:p>
          </table:table-cell>
          <table:table-cell table:formula="of:=[.M81]*[.P81]" office:value-type="float" office:value="79.7616" calcext:value-type="float">
            <text:p>79.76</text:p>
          </table:table-cell>
          <table:table-cell office:value-type="float" office:value="275.04" calcext:value-type="float">
            <text:p>275.04</text:p>
          </table:table-cell>
          <table:table-cell office:value-type="float" office:value="41.88" calcext:value-type="float">
            <text:p>41.88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2];&quot; x &quot;;TEXT([.B82];&quot;##.0&quot;))" office:value-type="string" office:string-value="CFSHS 75x75 x 2.3" calcext:value-type="string">
            <text:p>CFSHS 75x75 x 2.3</text:p>
          </table:table-cell>
          <table:table-cell office:value-type="float" office:value="5.143" calcext:value-type="float">
            <text:p>5.143</text:p>
          </table:table-cell>
          <table:table-cell office:value-type="float" office:value="6.55" calcext:value-type="float">
            <text:p>6.55</text:p>
          </table:table-cell>
          <table:table-cell office:value-type="float" office:value="57.1" calcext:value-type="float">
            <text:p>57.10</text:p>
          </table:table-cell>
          <table:table-cell office:value-type="float" office:value="2.95" calcext:value-type="float">
            <text:p>2.95</text:p>
          </table:table-cell>
          <table:table-cell office:value-type="float" office:value="15.23" calcext:value-type="float">
            <text:p>15.23</text:p>
          </table:table-cell>
          <table:table-cell office:value-type="float" office:value="17.74" calcext:value-type="float">
            <text:p>17.74</text:p>
          </table:table-cell>
          <table:table-cell office:value-type="float" office:value="89.98" calcext:value-type="float">
            <text:p>89.98</text:p>
          </table:table-cell>
          <table:table-cell office:value-type="float" office:value="22.88" calcext:value-type="float">
            <text:p>22.88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M82]*[.P82]" office:value-type="float" office:value="56.3818" calcext:value-type="float">
            <text:p>56.38</text:p>
          </table:table-cell>
          <table:table-cell office:value-type="float" office:value="194.42" calcext:value-type="float">
            <text:p>194.42</text:p>
          </table:table-cell>
          <table:table-cell office:value-type="float" office:value="27.61" calcext:value-type="float">
            <text:p>27.61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3];&quot; x &quot;;TEXT([.B83];&quot;##.0&quot;))" office:value-type="string" office:string-value="CFSHS 75x75 x 2.5" calcext:value-type="string">
            <text:p>CFSHS 75x75 x 2.5</text:p>
          </table:table-cell>
          <table:table-cell office:value-type="float" office:value="5.565" calcext:value-type="float">
            <text:p>5.565</text:p>
          </table:table-cell>
          <table:table-cell office:value-type="float" office:value="7.09" calcext:value-type="float">
            <text:p>7.09</text:p>
          </table:table-cell>
          <table:table-cell office:value-type="float" office:value="61.38" calcext:value-type="float">
            <text:p>61.38</text:p>
          </table:table-cell>
          <table:table-cell office:value-type="float" office:value="2.94" calcext:value-type="float">
            <text:p>2.94</text:p>
          </table:table-cell>
          <table:table-cell office:value-type="float" office:value="16.37" calcext:value-type="float">
            <text:p>16.37</text:p>
          </table:table-cell>
          <table:table-cell office:value-type="float" office:value="19.12" calcext:value-type="float">
            <text:p>19.12</text:p>
          </table:table-cell>
          <table:table-cell office:value-type="float" office:value="97.13" calcext:value-type="float">
            <text:p>97.13</text:p>
          </table:table-cell>
          <table:table-cell office:value-type="float" office:value="24.6" calcext:value-type="float">
            <text:p>24.60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M83]*[.P83]" office:value-type="float" office:value="52.113" calcext:value-type="float">
            <text:p>52.11</text:p>
          </table:table-cell>
          <table:table-cell office:value-type="float" office:value="179.7" calcext:value-type="float">
            <text:p>179.7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4];&quot; x &quot;;TEXT([.B84];&quot;##.0&quot;))" office:value-type="string" office:string-value="CFSHS 75x75 x 3.0" calcext:value-type="string">
            <text:p>CFSHS 75x75 x 3.0</text:p>
          </table:table-cell>
          <table:table-cell office:value-type="float" office:value="6.6" calcext:value-type="float">
            <text:p>6.600</text:p>
          </table:table-cell>
          <table:table-cell office:value-type="float" office:value="8.41" calcext:value-type="float">
            <text:p>8.41</text:p>
          </table:table-cell>
          <table:table-cell office:value-type="float" office:value="71.62" calcext:value-type="float">
            <text:p>71.62</text:p>
          </table:table-cell>
          <table:table-cell office:value-type="float" office:value="2.92" calcext:value-type="float">
            <text:p>2.92</text:p>
          </table:table-cell>
          <table:table-cell office:value-type="float" office:value="19.1" calcext:value-type="float">
            <text:p>19.10</text:p>
          </table:table-cell>
          <table:table-cell office:value-type="float" office:value="22.49" calcext:value-type="float">
            <text:p>22.49</text:p>
          </table:table-cell>
          <table:table-cell office:value-type="float" office:value="114.54" calcext:value-type="float">
            <text:p>114.54</text:p>
          </table:table-cell>
          <table:table-cell office:value-type="float" office:value="28.73" calcext:value-type="float">
            <text:p>28.73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M84]*[.P84]" office:value-type="float" office:value="43.935" calcext:value-type="float">
            <text:p>43.94</text:p>
          </table:table-cell>
          <table:table-cell office:value-type="float" office:value="151.5" calcext:value-type="float">
            <text:p>151.5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5];&quot; x &quot;;TEXT([.B85];&quot;##.0&quot;))" office:value-type="string" office:string-value="CFSHS 75x75 x 4.0" calcext:value-type="string">
            <text:p>CFSHS 75x75 x 4.0</text:p>
          </table:table-cell>
          <table:table-cell office:value-type="float" office:value="8.594" calcext:value-type="float">
            <text:p>8.594</text:p>
          </table:table-cell>
          <table:table-cell office:value-type="float" office:value="10.95" calcext:value-type="float">
            <text:p>10.95</text:p>
          </table:table-cell>
          <table:table-cell office:value-type="float" office:value="90.19" calcext:value-type="float">
            <text:p>90.19</text:p>
          </table:table-cell>
          <table:table-cell office:value-type="float" office:value="2.87" calcext:value-type="float">
            <text:p>2.87</text:p>
          </table:table-cell>
          <table:table-cell office:value-type="float" office:value="24.05" calcext:value-type="float">
            <text:p>24.05</text:p>
          </table:table-cell>
          <table:table-cell office:value-type="float" office:value="28.76" calcext:value-type="float">
            <text:p>28.76</text:p>
          </table:table-cell>
          <table:table-cell office:value-type="float" office:value="147.32" calcext:value-type="float">
            <text:p>147.32</text:p>
          </table:table-cell>
          <table:table-cell office:value-type="float" office:value="36.28" calcext:value-type="float">
            <text:p>36.28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M85]*[.P85]" office:value-type="float" office:value="33.7444" calcext:value-type="float">
            <text:p>33.74</text:p>
          </table:table-cell>
          <table:table-cell office:value-type="float" office:value="116.36" calcext:value-type="float">
            <text:p>116.36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6];&quot; x &quot;;TEXT([.B86];&quot;##.0&quot;))" office:value-type="string" office:string-value="CFSHS 75x75 x 4.5" calcext:value-type="string">
            <text:p>CFSHS 75x75 x 4.5</text:p>
          </table:table-cell>
          <table:table-cell office:value-type="float" office:value="9.552" calcext:value-type="float">
            <text:p>9.552</text:p>
          </table:table-cell>
          <table:table-cell office:value-type="float" office:value="12.17" calcext:value-type="float">
            <text:p>12.17</text:p>
          </table:table-cell>
          <table:table-cell office:value-type="float" office:value="98.55" calcext:value-type="float">
            <text:p>98.55</text:p>
          </table:table-cell>
          <table:table-cell office:value-type="float" office:value="2.85" calcext:value-type="float">
            <text:p>2.85</text:p>
          </table:table-cell>
          <table:table-cell office:value-type="float" office:value="26.28" calcext:value-type="float">
            <text:p>26.28</text:p>
          </table:table-cell>
          <table:table-cell office:value-type="float" office:value="31.68" calcext:value-type="float">
            <text:p>31.68</text:p>
          </table:table-cell>
          <table:table-cell office:value-type="float" office:value="162.68" calcext:value-type="float">
            <text:p>162.68</text:p>
          </table:table-cell>
          <table:table-cell office:value-type="float" office:value="39.71" calcext:value-type="float">
            <text:p>39.71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table:formula="of:=[.M86]*[.P86]" office:value-type="float" office:value="29.3132" calcext:value-type="float">
            <text:p>29.31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7];&quot; x &quot;;TEXT([.B87];&quot;##.0&quot;))" office:value-type="string" office:string-value="CFSHS 75x75 x 5.0" calcext:value-type="string">
            <text:p>CFSHS 75x75 x 5.0</text:p>
          </table:table-cell>
          <table:table-cell office:value-type="float" office:value="10.485" calcext:value-type="float">
            <text:p>10.485</text:p>
          </table:table-cell>
          <table:table-cell office:value-type="float" office:value="13.36" calcext:value-type="float">
            <text:p>13.36</text:p>
          </table:table-cell>
          <table:table-cell office:value-type="float" office:value="106.33" calcext:value-type="float">
            <text:p>106.33</text:p>
          </table:table-cell>
          <table:table-cell office:value-type="float" office:value="2.82" calcext:value-type="float">
            <text:p>2.82</text:p>
          </table:table-cell>
          <table:table-cell office:value-type="float" office:value="28.35" calcext:value-type="float">
            <text:p>28.35</text:p>
          </table:table-cell>
          <table:table-cell office:value-type="float" office:value="34.46" calcext:value-type="float">
            <text:p>34.46</text:p>
          </table:table-cell>
          <table:table-cell office:value-type="float" office:value="177.35" calcext:value-type="float">
            <text:p>177.35</text:p>
          </table:table-cell>
          <table:table-cell office:value-type="float" office:value="42.92" calcext:value-type="float">
            <text:p>42.92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M87]*[.P87]" office:value-type="float" office:value="26.7064" calcext:value-type="float">
            <text:p>26.71</text:p>
          </table:table-cell>
          <table:table-cell office:value-type="float" office:value="95.38" calcext:value-type="float">
            <text:p>95.38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3">
          <table:table-cell office:value-type="string" calcext:value-type="string">
            <text:p>75x75</text:p>
          </table:table-cell>
          <table:table-cell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8];&quot; x &quot;;TEXT([.B88];&quot;##.0&quot;))" office:value-type="string" office:string-value="CFSHS 75x75 x 6.0" calcext:value-type="string">
            <text:p>CFSHS 75x75 x 6.0</text:p>
          </table:table-cell>
          <table:table-cell office:value-type="float" office:value="12.272" calcext:value-type="float">
            <text:p>12.272</text:p>
          </table:table-cell>
          <table:table-cell office:value-type="float" office:value="15.63" calcext:value-type="float">
            <text:p>15.63</text:p>
          </table:table-cell>
          <table:table-cell office:value-type="float" office:value="120.16" calcext:value-type="float">
            <text:p>120.16</text:p>
          </table:table-cell>
          <table:table-cell office:value-type="float" office:value="2.77" calcext:value-type="float">
            <text:p>2.77</text:p>
          </table:table-cell>
          <table:table-cell office:value-type="float" office:value="32.04" calcext:value-type="float">
            <text:p>32.04</text:p>
          </table:table-cell>
          <table:table-cell office:value-type="float" office:value="39.58" calcext:value-type="float">
            <text:p>39.58</text:p>
          </table:table-cell>
          <table:table-cell office:value-type="float" office:value="204.62" calcext:value-type="float">
            <text:p>204.62</text:p>
          </table:table-cell>
          <table:table-cell office:value-type="float" office:value="48.7" calcext:value-type="float">
            <text:p>48.70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M88]*[.P88]" office:value-type="float" office:value="22.8172" calcext:value-type="float">
            <text:p>22.82</text:p>
          </table:table-cell>
          <table:table-cell office:value-type="float" office:value="81.49" calcext:value-type="float">
            <text:p>81.49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89];&quot; x &quot;;TEXT([.B89];&quot;##.0&quot;))" office:value-type="string" office:string-value="CFSHS 80x80 x 2.3" calcext:value-type="string">
            <text:p>CFSHS 80x80 x 2.3</text:p>
          </table:table-cell>
          <table:table-cell office:value-type="float" office:value="5.505" calcext:value-type="float">
            <text:p>5.505</text:p>
          </table:table-cell>
          <table:table-cell office:value-type="float" office:value="7.01" calcext:value-type="float">
            <text:p>7.01</text:p>
          </table:table-cell>
          <table:table-cell office:value-type="float" office:value="69.86" calcext:value-type="float">
            <text:p>69.86</text:p>
          </table:table-cell>
          <table:table-cell office:value-type="float" office:value="3.16" calcext:value-type="float">
            <text:p>3.16</text:p>
          </table:table-cell>
          <table:table-cell office:value-type="float" office:value="17.46" calcext:value-type="float">
            <text:p>17.46</text:p>
          </table:table-cell>
          <table:table-cell office:value-type="float" office:value="20.3" calcext:value-type="float">
            <text:p>20.30</text:p>
          </table:table-cell>
          <table:table-cell office:value-type="float" office:value="109.74" calcext:value-type="float">
            <text:p>109.74</text:p>
          </table:table-cell>
          <table:table-cell office:value-type="float" office:value="26.23" calcext:value-type="float">
            <text:p>26.23</text:p>
          </table:table-cell>
          <table:table-cell table:number-columns-repeated="2" office:value-type="float" office:value="0.31" calcext:value-type="float">
            <text:p>0.31</text:p>
          </table:table-cell>
          <table:table-cell table:formula="of:=[.M89]*[.P89]" office:value-type="float" office:value="56.3177" calcext:value-type="float">
            <text:p>56.32</text:p>
          </table:table-cell>
          <table:table-cell office:value-type="float" office:value="181.67" calcext:value-type="float">
            <text:p>181.67</text:p>
          </table:table-cell>
          <table:table-cell office:value-type="float" office:value="29.78" calcext:value-type="float">
            <text:p>29.78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0];&quot; x &quot;;TEXT([.B90];&quot;##.0&quot;))" office:value-type="string" office:string-value="CFSHS 80x80 x 3.0" calcext:value-type="string">
            <text:p>CFSHS 80x80 x 3.0</text:p>
          </table:table-cell>
          <table:table-cell office:value-type="float" office:value="7.071" calcext:value-type="float">
            <text:p>7.071</text:p>
          </table:table-cell>
          <table:table-cell office:value-type="float" office:value="9.01" calcext:value-type="float">
            <text:p>9.01</text:p>
          </table:table-cell>
          <table:table-cell office:value-type="float" office:value="87.84" calcext:value-type="float">
            <text:p>87.84</text:p>
          </table:table-cell>
          <table:table-cell office:value-type="float" office:value="3.12" calcext:value-type="float">
            <text:p>3.12</text:p>
          </table:table-cell>
          <table:table-cell office:value-type="float" office:value="21.96" calcext:value-type="float">
            <text:p>21.96</text:p>
          </table:table-cell>
          <table:table-cell office:value-type="float" office:value="25.78" calcext:value-type="float">
            <text:p>25.78</text:p>
          </table:table-cell>
          <table:table-cell office:value-type="float" office:value="139.93" calcext:value-type="float">
            <text:p>139.93</text:p>
          </table:table-cell>
          <table:table-cell office:value-type="float" office:value="33.02" calcext:value-type="float">
            <text:p>33.02</text:p>
          </table:table-cell>
          <table:table-cell table:number-columns-repeated="2" office:value-type="float" office:value="0.31" calcext:value-type="float">
            <text:p>0.31</text:p>
          </table:table-cell>
          <table:table-cell table:formula="of:=[.M90]*[.P90]" office:value-type="float" office:value="43.8371" calcext:value-type="float">
            <text:p>43.84</text:p>
          </table:table-cell>
          <table:table-cell office:value-type="float" office:value="141.41" calcext:value-type="float">
            <text:p>141.41</text:p>
          </table:table-cell>
          <table:table-cell office:value-type="float" office:value="21.67" calcext:value-type="float">
            <text:p>21.67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1];&quot; x &quot;;TEXT([.B91];&quot;##.0&quot;))" office:value-type="string" office:string-value="CFSHS 80x80 x 4.0" calcext:value-type="string">
            <text:p>CFSHS 80x80 x 4.0</text:p>
          </table:table-cell>
          <table:table-cell office:value-type="float" office:value="9.222" calcext:value-type="float">
            <text:p>9.222</text:p>
          </table:table-cell>
          <table:table-cell office:value-type="float" office:value="11.75" calcext:value-type="float">
            <text:p>11.75</text:p>
          </table:table-cell>
          <table:table-cell office:value-type="float" office:value="111.04" calcext:value-type="float">
            <text:p>111.04</text:p>
          </table:table-cell>
          <table:table-cell office:value-type="float" office:value="3.07" calcext:value-type="float">
            <text:p>3.07</text:p>
          </table:table-cell>
          <table:table-cell office:value-type="float" office:value="27.76" calcext:value-type="float">
            <text:p>27.76</text:p>
          </table:table-cell>
          <table:table-cell office:value-type="float" office:value="33.07" calcext:value-type="float">
            <text:p>33.07</text:p>
          </table:table-cell>
          <table:table-cell office:value-type="float" office:value="180.44" calcext:value-type="float">
            <text:p>180.44</text:p>
          </table:table-cell>
          <table:table-cell office:value-type="float" office:value="41.84" calcext:value-type="float">
            <text:p>41.84</text:p>
          </table:table-cell>
          <table:table-cell table:number-columns-repeated="2" office:value-type="float" office:value="0.31" calcext:value-type="float">
            <text:p>0.31</text:p>
          </table:table-cell>
          <table:table-cell table:formula="of:=[.M91]*[.P91]" office:value-type="float" office:value="33.6133" calcext:value-type="float">
            <text:p>33.61</text:p>
          </table:table-cell>
          <table:table-cell office:value-type="float" office:value="108.43" calcext:value-type="float">
            <text:p>108.43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2];&quot; x &quot;;TEXT([.B92];&quot;##.0&quot;))" office:value-type="string" office:string-value="CFSHS 80x80 x 4.5" calcext:value-type="string">
            <text:p>CFSHS 80x80 x 4.5</text:p>
          </table:table-cell>
          <table:table-cell office:value-type="float" office:value="10.259" calcext:value-type="float">
            <text:p>10.259</text:p>
          </table:table-cell>
          <table:table-cell office:value-type="float" office:value="13.07" calcext:value-type="float">
            <text:p>13.07</text:p>
          </table:table-cell>
          <table:table-cell office:value-type="float" office:value="121.58" calcext:value-type="float">
            <text:p>121.58</text:p>
          </table:table-cell>
          <table:table-cell office:value-type="float" office:value="3.05" calcext:value-type="float">
            <text:p>3.05</text:p>
          </table:table-cell>
          <table:table-cell office:value-type="float" office:value="30.4" calcext:value-type="float">
            <text:p>30.40</text:p>
          </table:table-cell>
          <table:table-cell office:value-type="float" office:value="36.48" calcext:value-type="float">
            <text:p>36.48</text:p>
          </table:table-cell>
          <table:table-cell office:value-type="float" office:value="199.52" calcext:value-type="float">
            <text:p>199.52</text:p>
          </table:table-cell>
          <table:table-cell office:value-type="float" office:value="45.88" calcext:value-type="float">
            <text:p>45.88</text:p>
          </table:table-cell>
          <table:table-cell office:value-type="float" office:value="0.3" calcext:value-type="float">
            <text:p>0.30</text:p>
          </table:table-cell>
          <table:table-cell office:value-type="float" office:value="0.31" calcext:value-type="float">
            <text:p>0.31</text:p>
          </table:table-cell>
          <table:table-cell table:formula="of:=[.M92]*[.P92]" office:value-type="float" office:value="29.244" calcext:value-type="float">
            <text:p>29.24</text:p>
          </table:table-cell>
          <table:table-cell office:value-type="float" office:value="97.48" calcext:value-type="float">
            <text:p>97.48</text:p>
          </table:table-cell>
          <table:table-cell office:value-type="float" office:value="12.78" calcext:value-type="float">
            <text:p>12.78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3];&quot; x &quot;;TEXT([.B93];&quot;##.0&quot;))" office:value-type="string" office:string-value="CFSHS 80x80 x 5.0" calcext:value-type="string">
            <text:p>CFSHS 80x80 x 5.0</text:p>
          </table:table-cell>
          <table:table-cell office:value-type="float" office:value="11.27" calcext:value-type="float">
            <text:p>11.270</text:p>
          </table:table-cell>
          <table:table-cell office:value-type="float" office:value="14.36" calcext:value-type="float">
            <text:p>14.36</text:p>
          </table:table-cell>
          <table:table-cell office:value-type="float" office:value="131.44" calcext:value-type="float">
            <text:p>131.44</text:p>
          </table:table-cell>
          <table:table-cell office:value-type="float" office:value="3.03" calcext:value-type="float">
            <text:p>3.03</text:p>
          </table:table-cell>
          <table:table-cell office:value-type="float" office:value="32.86" calcext:value-type="float">
            <text:p>32.86</text:p>
          </table:table-cell>
          <table:table-cell office:value-type="float" office:value="39.74" calcext:value-type="float">
            <text:p>39.74</text:p>
          </table:table-cell>
          <table:table-cell office:value-type="float" office:value="217.83" calcext:value-type="float">
            <text:p>217.83</text:p>
          </table:table-cell>
          <table:table-cell office:value-type="float" office:value="49.68" calcext:value-type="float">
            <text:p>49.68</text:p>
          </table:table-cell>
          <table:table-cell table:number-columns-repeated="2" office:value-type="float" office:value="0.3" calcext:value-type="float">
            <text:p>0.30</text:p>
          </table:table-cell>
          <table:table-cell table:formula="of:=[.M93]*[.P93]" office:value-type="float" office:value="26.619" calcext:value-type="float">
            <text:p>26.62</text:p>
          </table:table-cell>
          <table:table-cell office:value-type="float" office:value="88.73" calcext:value-type="float">
            <text:p>88.73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80x80</text:p>
          </table:table-cell>
          <table:table-cell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4];&quot; x &quot;;TEXT([.B94];&quot;##.0&quot;))" office:value-type="string" office:string-value="CFSHS 80x80 x 6.0" calcext:value-type="string">
            <text:p>CFSHS 80x80 x 6.0</text:p>
          </table:table-cell>
          <table:table-cell office:value-type="float" office:value="13.214" calcext:value-type="float">
            <text:p>13.214</text:p>
          </table:table-cell>
          <table:table-cell office:value-type="float" office:value="16.83" calcext:value-type="float">
            <text:p>16.83</text:p>
          </table:table-cell>
          <table:table-cell office:value-type="float" office:value="149.18" calcext:value-type="float">
            <text:p>149.18</text:p>
          </table:table-cell>
          <table:table-cell office:value-type="float" office:value="2.98" calcext:value-type="float">
            <text:p>2.98</text:p>
          </table:table-cell>
          <table:table-cell office:value-type="float" office:value="37.29" calcext:value-type="float">
            <text:p>37.29</text:p>
          </table:table-cell>
          <table:table-cell office:value-type="float" office:value="45.79" calcext:value-type="float">
            <text:p>45.79</text:p>
          </table:table-cell>
          <table:table-cell office:value-type="float" office:value="252.07" calcext:value-type="float">
            <text:p>252.07</text:p>
          </table:table-cell>
          <table:table-cell office:value-type="float" office:value="56.59" calcext:value-type="float">
            <text:p>56.59</text:p>
          </table:table-cell>
          <table:table-cell table:number-columns-repeated="2" office:value-type="float" office:value="0.3" calcext:value-type="float">
            <text:p>0.30</text:p>
          </table:table-cell>
          <table:table-cell table:formula="of:=[.M94]*[.P94]" office:value-type="float" office:value="22.704" calcext:value-type="float">
            <text:p>22.70</text:p>
          </table:table-cell>
          <table:table-cell office:value-type="float" office:value="75.68" calcext:value-type="float">
            <text:p>75.68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3" calcext:value-type="float">
            <text:p>3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5];&quot; x &quot;;TEXT([.B95];&quot;##.0&quot;))" office:value-type="string" office:string-value="CFSHS 89x89 x 3.0" calcext:value-type="string">
            <text:p>CFSHS 89x89 x 3.0</text:p>
          </table:table-cell>
          <table:table-cell office:value-type="float" office:value="7.919" calcext:value-type="float">
            <text:p>7.919</text:p>
          </table:table-cell>
          <table:table-cell office:value-type="float" office:value="10.09" calcext:value-type="float">
            <text:p>10.09</text:p>
          </table:table-cell>
          <table:table-cell office:value-type="float" office:value="122.89" calcext:value-type="float">
            <text:p>122.89</text:p>
          </table:table-cell>
          <table:table-cell office:value-type="float" office:value="3.49" calcext:value-type="float">
            <text:p>3.49</text:p>
          </table:table-cell>
          <table:table-cell office:value-type="float" office:value="27.62" calcext:value-type="float">
            <text:p>27.62</text:p>
          </table:table-cell>
          <table:table-cell office:value-type="float" office:value="32.28" calcext:value-type="float">
            <text:p>32.28</text:p>
          </table:table-cell>
          <table:table-cell office:value-type="float" office:value="194.59" calcext:value-type="float">
            <text:p>194.59</text:p>
          </table:table-cell>
          <table:table-cell office:value-type="float" office:value="41.5" calcext:value-type="float">
            <text:p>41.50</text:p>
          </table:table-cell>
          <table:table-cell table:number-columns-repeated="2" office:value-type="float" office:value="0.35" calcext:value-type="float">
            <text:p>0.35</text:p>
          </table:table-cell>
          <table:table-cell table:formula="of:=[.M95]*[.P95]" office:value-type="float" office:value="44.1945" calcext:value-type="float">
            <text:p>44.19</text:p>
          </table:table-cell>
          <table:table-cell office:value-type="float" office:value="126.27" calcext:value-type="float">
            <text:p>126.27</text:p>
          </table:table-cell>
          <table:table-cell office:value-type="float" office:value="24.67" calcext:value-type="float">
            <text:p>24.67</text:p>
          </table:table-cell>
          <table:table-cell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4" calcext:value-type="float">
            <text:p>4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6];&quot; x &quot;;TEXT([.B96];&quot;##.0&quot;))" office:value-type="string" office:string-value="CFSHS 89x89 x 4.0" calcext:value-type="string">
            <text:p>CFSHS 89x89 x 4.0</text:p>
          </table:table-cell>
          <table:table-cell office:value-type="float" office:value="10.353" calcext:value-type="float">
            <text:p>10.353</text:p>
          </table:table-cell>
          <table:table-cell office:value-type="float" office:value="13.19" calcext:value-type="float">
            <text:p>13.19</text:p>
          </table:table-cell>
          <table:table-cell office:value-type="float" office:value="156.25" calcext:value-type="float">
            <text:p>156.25</text:p>
          </table:table-cell>
          <table:table-cell office:value-type="float" office:value="3.44" calcext:value-type="float">
            <text:p>3.44</text:p>
          </table:table-cell>
          <table:table-cell office:value-type="float" office:value="35.11" calcext:value-type="float">
            <text:p>35.11</text:p>
          </table:table-cell>
          <table:table-cell office:value-type="float" office:value="41.58" calcext:value-type="float">
            <text:p>41.58</text:p>
          </table:table-cell>
          <table:table-cell office:value-type="float" office:value="251.87" calcext:value-type="float">
            <text:p>251.87</text:p>
          </table:table-cell>
          <table:table-cell office:value-type="float" office:value="52.87" calcext:value-type="float">
            <text:p>52.87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96]*[.P96]" office:value-type="float" office:value="32.8406" calcext:value-type="float">
            <text:p>32.84</text:p>
          </table:table-cell>
          <table:table-cell office:value-type="float" office:value="96.59" calcext:value-type="float">
            <text:p>96.59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7];&quot; x &quot;;TEXT([.B97];&quot;##.0&quot;))" office:value-type="string" office:string-value="CFSHS 89x89 x 4.5" calcext:value-type="string">
            <text:p>CFSHS 89x89 x 4.5</text:p>
          </table:table-cell>
          <table:table-cell office:value-type="float" office:value="11.53" calcext:value-type="float">
            <text:p>11.530</text:p>
          </table:table-cell>
          <table:table-cell office:value-type="float" office:value="14.69" calcext:value-type="float">
            <text:p>14.69</text:p>
          </table:table-cell>
          <table:table-cell office:value-type="float" office:value="171.59" calcext:value-type="float">
            <text:p>171.59</text:p>
          </table:table-cell>
          <table:table-cell office:value-type="float" office:value="3.42" calcext:value-type="float">
            <text:p>3.42</text:p>
          </table:table-cell>
          <table:table-cell office:value-type="float" office:value="38.56" calcext:value-type="float">
            <text:p>38.56</text:p>
          </table:table-cell>
          <table:table-cell office:value-type="float" office:value="45.97" calcext:value-type="float">
            <text:p>45.97</text:p>
          </table:table-cell>
          <table:table-cell office:value-type="float" office:value="279.07" calcext:value-type="float">
            <text:p>279.07</text:p>
          </table:table-cell>
          <table:table-cell office:value-type="float" office:value="58.13" calcext:value-type="float">
            <text:p>58.13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97]*[.P97]" office:value-type="float" office:value="29.4882" calcext:value-type="float">
            <text:p>29.49</text:p>
          </table:table-cell>
          <table:table-cell office:value-type="float" office:value="86.73" calcext:value-type="float">
            <text:p>86.73</text:p>
          </table:table-cell>
          <table:table-cell office:value-type="float" office:value="14.78" calcext:value-type="float">
            <text:p>14.78</text:p>
          </table:table-cell>
          <table:table-cell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5" calcext:value-type="float">
            <text:p>5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8];&quot; x &quot;;TEXT([.B98];&quot;##.0&quot;))" office:value-type="string" office:string-value="CFSHS 89x89 x 5.0" calcext:value-type="string">
            <text:p>CFSHS 89x89 x 5.0</text:p>
          </table:table-cell>
          <table:table-cell office:value-type="float" office:value="12.683" calcext:value-type="float">
            <text:p>12.683</text:p>
          </table:table-cell>
          <table:table-cell office:value-type="float" office:value="16.16" calcext:value-type="float">
            <text:p>16.16</text:p>
          </table:table-cell>
          <table:table-cell office:value-type="float" office:value="186.07" calcext:value-type="float">
            <text:p>186.07</text:p>
          </table:table-cell>
          <table:table-cell office:value-type="float" office:value="3.39" calcext:value-type="float">
            <text:p>3.39</text:p>
          </table:table-cell>
          <table:table-cell office:value-type="float" office:value="41.81" calcext:value-type="float">
            <text:p>41.81</text:p>
          </table:table-cell>
          <table:table-cell office:value-type="float" office:value="50.18" calcext:value-type="float">
            <text:p>50.18</text:p>
          </table:table-cell>
          <table:table-cell office:value-type="float" office:value="305.3" calcext:value-type="float">
            <text:p>305.30</text:p>
          </table:table-cell>
          <table:table-cell office:value-type="float" office:value="63.11" calcext:value-type="float">
            <text:p>63.11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98]*[.P98]" office:value-type="float" office:value="26.809" calcext:value-type="float">
            <text:p>26.81</text:p>
          </table:table-cell>
          <table:table-cell office:value-type="float" office:value="78.85" calcext:value-type="float">
            <text:p>78.85</text:p>
          </table:table-cell>
          <table:table-cell office:value-type="float" office:value="12.8" calcext:value-type="float">
            <text:p>12.80</text:p>
          </table:table-cell>
          <table:table-cell/>
        </table:table-row>
        <table:table-row table:style-name="ro3">
          <table:table-cell office:value-type="string" calcext:value-type="string">
            <text:p>89x89</text:p>
          </table:table-cell>
          <table:table-cell office:value-type="float" office:value="6" calcext:value-type="float">
            <text:p>6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9];&quot; x &quot;;TEXT([.B99];&quot;##.0&quot;))" office:value-type="string" office:string-value="CFSHS 89x89 x 6.0" calcext:value-type="string">
            <text:p>CFSHS 89x89 x 6.0</text:p>
          </table:table-cell>
          <table:table-cell office:value-type="float" office:value="14.909" calcext:value-type="float">
            <text:p>14.909</text:p>
          </table:table-cell>
          <table:table-cell office:value-type="float" office:value="18.99" calcext:value-type="float">
            <text:p>18.99</text:p>
          </table:table-cell>
          <table:table-cell office:value-type="float" office:value="212.5" calcext:value-type="float">
            <text:p>212.50</text:p>
          </table:table-cell>
          <table:table-cell office:value-type="float" office:value="3.34" calcext:value-type="float">
            <text:p>3.34</text:p>
          </table:table-cell>
          <table:table-cell office:value-type="float" office:value="47.75" calcext:value-type="float">
            <text:p>47.75</text:p>
          </table:table-cell>
          <table:table-cell office:value-type="float" office:value="58.09" calcext:value-type="float">
            <text:p>58.09</text:p>
          </table:table-cell>
          <table:table-cell office:value-type="float" office:value="354.87" calcext:value-type="float">
            <text:p>354.87</text:p>
          </table:table-cell>
          <table:table-cell office:value-type="float" office:value="72.3" calcext:value-type="float">
            <text:p>72.30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99]*[.P99]" office:value-type="float" office:value="22.8038" calcext:value-type="float">
            <text:p>22.80</text:p>
          </table:table-cell>
          <table:table-cell office:value-type="float" office:value="67.07" calcext:value-type="float">
            <text:p>67.07</text:p>
          </table:table-cell>
          <table:table-cell office:value-type="float" office:value="9.83" calcext:value-type="float">
            <text:p>9.83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2.3" calcext:value-type="float">
            <text:p>2.3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0];&quot; x &quot;;TEXT([.B100];&quot;##.0&quot;))" office:value-type="string" office:string-value="CFSHS 90x90 x 2.3" calcext:value-type="string">
            <text:p>CFSHS 90x90 x 2.3</text:p>
          </table:table-cell>
          <table:table-cell office:value-type="float" office:value="6.227" calcext:value-type="float">
            <text:p>6.227</text:p>
          </table:table-cell>
          <table:table-cell office:value-type="float" office:value="7.93" calcext:value-type="float">
            <text:p>7.93</text:p>
          </table:table-cell>
          <table:table-cell office:value-type="float" office:value="100.79" calcext:value-type="float">
            <text:p>100.79</text:p>
          </table:table-cell>
          <table:table-cell office:value-type="float" office:value="3.56" calcext:value-type="float">
            <text:p>3.56</text:p>
          </table:table-cell>
          <table:table-cell office:value-type="float" office:value="22.4" calcext:value-type="float">
            <text:p>22.40</text:p>
          </table:table-cell>
          <table:table-cell office:value-type="float" office:value="25.93" calcext:value-type="float">
            <text:p>25.93</text:p>
          </table:table-cell>
          <table:table-cell office:value-type="float" office:value="157.53" calcext:value-type="float">
            <text:p>157.53</text:p>
          </table:table-cell>
          <table:table-cell office:value-type="float" office:value="33.63" calcext:value-type="float">
            <text:p>33.63</text:p>
          </table:table-cell>
          <table:table-cell table:number-columns-repeated="2" office:value-type="float" office:value="0.35" calcext:value-type="float">
            <text:p>0.35</text:p>
          </table:table-cell>
          <table:table-cell table:formula="of:=[.M100]*[.P100]" office:value-type="float" office:value="56.21" calcext:value-type="float">
            <text:p>56.21</text:p>
          </table:table-cell>
          <table:table-cell office:value-type="float" office:value="160.6" calcext:value-type="float">
            <text:p>160.60</text:p>
          </table:table-cell>
          <table:table-cell office:value-type="float" office:value="34.13" calcext:value-type="float">
            <text:p>34.13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3" calcext:value-type="float">
            <text:p>3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1];&quot; x &quot;;TEXT([.B101];&quot;##.0&quot;))" office:value-type="string" office:string-value="CFSHS 90x90 x 3.0" calcext:value-type="string">
            <text:p>CFSHS 90x90 x 3.0</text:p>
          </table:table-cell>
          <table:table-cell office:value-type="float" office:value="8.013" calcext:value-type="float">
            <text:p>8.013</text:p>
          </table:table-cell>
          <table:table-cell office:value-type="float" office:value="10.21" calcext:value-type="float">
            <text:p>10.21</text:p>
          </table:table-cell>
          <table:table-cell office:value-type="float" office:value="127.28" calcext:value-type="float">
            <text:p>127.28</text:p>
          </table:table-cell>
          <table:table-cell office:value-type="float" office:value="3.53" calcext:value-type="float">
            <text:p>3.53</text:p>
          </table:table-cell>
          <table:table-cell office:value-type="float" office:value="28.29" calcext:value-type="float">
            <text:p>28.29</text:p>
          </table:table-cell>
          <table:table-cell office:value-type="float" office:value="33.04" calcext:value-type="float">
            <text:p>33.04</text:p>
          </table:table-cell>
          <table:table-cell office:value-type="float" office:value="201.42" calcext:value-type="float">
            <text:p>201.42</text:p>
          </table:table-cell>
          <table:table-cell office:value-type="float" office:value="42.51" calcext:value-type="float">
            <text:p>42.51</text:p>
          </table:table-cell>
          <table:table-cell table:number-columns-repeated="2" office:value-type="float" office:value="0.35" calcext:value-type="float">
            <text:p>0.35</text:p>
          </table:table-cell>
          <table:table-cell table:formula="of:=[.M101]*[.P101]" office:value-type="float" office:value="43.6765" calcext:value-type="float">
            <text:p>43.68</text:p>
          </table:table-cell>
          <table:table-cell office:value-type="float" office:value="124.79" calcext:value-type="float">
            <text:p>124.79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4" calcext:value-type="float">
            <text:p>4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2];&quot; x &quot;;TEXT([.B102];&quot;##.0&quot;))" office:value-type="string" office:string-value="CFSHS 90x90 x 4.0" calcext:value-type="string">
            <text:p>CFSHS 90x90 x 4.0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35" calcext:value-type="float">
            <text:p>13.35</text:p>
          </table:table-cell>
          <table:table-cell office:value-type="float" office:value="161.92" calcext:value-type="float">
            <text:p>161.92</text:p>
          </table:table-cell>
          <table:table-cell office:value-type="float" office:value="3.48" calcext:value-type="float">
            <text:p>3.48</text:p>
          </table:table-cell>
          <table:table-cell office:value-type="float" office:value="35.98" calcext:value-type="float">
            <text:p>35.98</text:p>
          </table:table-cell>
          <table:table-cell office:value-type="float" office:value="42.58" calcext:value-type="float">
            <text:p>42.58</text:p>
          </table:table-cell>
          <table:table-cell office:value-type="float" office:value="260.8" calcext:value-type="float">
            <text:p>260.80</text:p>
          </table:table-cell>
          <table:table-cell office:value-type="float" office:value="54.17" calcext:value-type="float">
            <text:p>54.17</text:p>
          </table:table-cell>
          <table:table-cell table:number-columns-repeated="2" office:value-type="float" office:value="0.35" calcext:value-type="float">
            <text:p>0.35</text:p>
          </table:table-cell>
          <table:table-cell table:formula="of:=[.M102]*[.P102]" office:value-type="float" office:value="33.404" calcext:value-type="float">
            <text:p>33.40</text:p>
          </table:table-cell>
          <table:table-cell office:value-type="float" office:value="95.44" calcext:value-type="float">
            <text:p>95.44</text:p>
          </table:table-cell>
          <table:table-cell office:value-type="float" office:value="17.5" calcext:value-type="float">
            <text:p>17.50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3];&quot; x &quot;;TEXT([.B103];&quot;##.0&quot;))" office:value-type="string" office:string-value="CFSHS 90x90 x 4.5" calcext:value-type="string">
            <text:p>CFSHS 90x90 x 4.5</text:p>
          </table:table-cell>
          <table:table-cell office:value-type="float" office:value="11.672" calcext:value-type="float">
            <text:p>11.672</text:p>
          </table:table-cell>
          <table:table-cell office:value-type="float" office:value="14.87" calcext:value-type="float">
            <text:p>14.87</text:p>
          </table:table-cell>
          <table:table-cell office:value-type="float" office:value="177.87" calcext:value-type="float">
            <text:p>177.87</text:p>
          </table:table-cell>
          <table:table-cell office:value-type="float" office:value="3.46" calcext:value-type="float">
            <text:p>3.46</text:p>
          </table:table-cell>
          <table:table-cell office:value-type="float" office:value="39.53" calcext:value-type="float">
            <text:p>39.53</text:p>
          </table:table-cell>
          <table:table-cell office:value-type="float" office:value="47.09" calcext:value-type="float">
            <text:p>47.09</text:p>
          </table:table-cell>
          <table:table-cell office:value-type="float" office:value="289.02" calcext:value-type="float">
            <text:p>289.02</text:p>
          </table:table-cell>
          <table:table-cell office:value-type="float" office:value="59.58" calcext:value-type="float">
            <text:p>59.58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table:formula="of:=[.M103]*[.P103]" office:value-type="float" office:value="29.1312" calcext:value-type="float">
            <text:p>29.13</text:p>
          </table:table-cell>
          <table:table-cell office:value-type="float" office:value="85.68" calcext:value-type="float">
            <text:p>85.68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5" calcext:value-type="float">
            <text:p>5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4];&quot; x &quot;;TEXT([.B104];&quot;##.0&quot;))" office:value-type="string" office:string-value="CFSHS 90x90 x 5.0" calcext:value-type="string">
            <text:p>CFSHS 90x90 x 5.0</text:p>
          </table:table-cell>
          <table:table-cell office:value-type="float" office:value="12.84" calcext:value-type="float">
            <text:p>12.840</text:p>
          </table:table-cell>
          <table:table-cell office:value-type="float" office:value="16.36" calcext:value-type="float">
            <text:p>16.36</text:p>
          </table:table-cell>
          <table:table-cell office:value-type="float" office:value="192.93" calcext:value-type="float">
            <text:p>192.93</text:p>
          </table:table-cell>
          <table:table-cell office:value-type="float" office:value="3.43" calcext:value-type="float">
            <text:p>3.43</text:p>
          </table:table-cell>
          <table:table-cell office:value-type="float" office:value="42.87" calcext:value-type="float">
            <text:p>42.87</text:p>
          </table:table-cell>
          <table:table-cell office:value-type="float" office:value="51.41" calcext:value-type="float">
            <text:p>51.41</text:p>
          </table:table-cell>
          <table:table-cell office:value-type="float" office:value="316.26" calcext:value-type="float">
            <text:p>316.26</text:p>
          </table:table-cell>
          <table:table-cell office:value-type="float" office:value="64.7" calcext:value-type="float">
            <text:p>64.70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104]*[.P104]" office:value-type="float" office:value="26.4792" calcext:value-type="float">
            <text:p>26.48</text:p>
          </table:table-cell>
          <table:table-cell office:value-type="float" office:value="77.88" calcext:value-type="float">
            <text:p>77.88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6" calcext:value-type="float">
            <text:p>6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5];&quot; x &quot;;TEXT([.B105];&quot;##.0&quot;))" office:value-type="string" office:string-value="CFSHS 90x90 x 6.0" calcext:value-type="string">
            <text:p>CFSHS 90x90 x 6.0</text:p>
          </table:table-cell>
          <table:table-cell office:value-type="float" office:value="15.098" calcext:value-type="float">
            <text:p>15.098</text:p>
          </table:table-cell>
          <table:table-cell office:value-type="float" office:value="19.23" calcext:value-type="float">
            <text:p>19.23</text:p>
          </table:table-cell>
          <table:table-cell office:value-type="float" office:value="220.48" calcext:value-type="float">
            <text:p>220.48</text:p>
          </table:table-cell>
          <table:table-cell office:value-type="float" office:value="3.39" calcext:value-type="float">
            <text:p>3.39</text:p>
          </table:table-cell>
          <table:table-cell office:value-type="float" office:value="48.99" calcext:value-type="float">
            <text:p>48.99</text:p>
          </table:table-cell>
          <table:table-cell office:value-type="float" office:value="59.54" calcext:value-type="float">
            <text:p>59.54</text:p>
          </table:table-cell>
          <table:table-cell office:value-type="float" office:value="367.76" calcext:value-type="float">
            <text:p>367.76</text:p>
          </table:table-cell>
          <table:table-cell office:value-type="float" office:value="74.16" calcext:value-type="float">
            <text:p>74.16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M105]*[.P105]" office:value-type="float" office:value="22.5182" calcext:value-type="float">
            <text:p>22.52</text:p>
          </table:table-cell>
          <table:table-cell office:value-type="float" office:value="66.23" calcext:value-type="float">
            <text:p>66.2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6.3" calcext:value-type="float">
            <text:p>6.3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6];&quot; x &quot;;TEXT([.B106];&quot;##.0&quot;))" office:value-type="string" office:string-value="CFSHS 90x90 x 6.3" calcext:value-type="string">
            <text:p>CFSHS 90x90 x 6.3</text:p>
          </table:table-cell>
          <table:table-cell office:value-type="float" office:value="15.488" calcext:value-type="float">
            <text:p>15.488</text:p>
          </table:table-cell>
          <table:table-cell office:value-type="float" office:value="19.73" calcext:value-type="float">
            <text:p>19.73</text:p>
          </table:table-cell>
          <table:table-cell office:value-type="float" office:value="221.13" calcext:value-type="float">
            <text:p>221.13</text:p>
          </table:table-cell>
          <table:table-cell office:value-type="float" office:value="3.35" calcext:value-type="float">
            <text:p>3.35</text:p>
          </table:table-cell>
          <table:table-cell office:value-type="float" office:value="49.14" calcext:value-type="float">
            <text:p>49.14</text:p>
          </table:table-cell>
          <table:table-cell office:value-type="float" office:value="60.3" calcext:value-type="float">
            <text:p>60.30</text:p>
          </table:table-cell>
          <table:table-cell office:value-type="float" office:value="382.33" calcext:value-type="float">
            <text:p>382.33</text:p>
          </table:table-cell>
          <table:table-cell office:value-type="float" office:value="76.21" calcext:value-type="float">
            <text:p>76.2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M106]*[.P106]" office:value-type="float" office:value="21.3081" calcext:value-type="float">
            <text:p>21.31</text:p>
          </table:table-cell>
          <table:table-cell office:value-type="float" office:value="64.57" calcext:value-type="float">
            <text:p>64.57</text:p>
          </table:table-cell>
          <table:table-cell office:value-type="float" office:value="9.29" calcext:value-type="float">
            <text:p>9.29</text:p>
          </table:table-cell>
          <table:table-cell/>
        </table:table-row>
        <table:table-row table:style-name="ro3">
          <table:table-cell office:value-type="string" calcext:value-type="string">
            <text:p>90x90</text:p>
          </table:table-cell>
          <table:table-cell office:value-type="float" office:value="8" calcext:value-type="float">
            <text:p>8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7];&quot; x &quot;;TEXT([.B107];&quot;##.0&quot;))" office:value-type="string" office:string-value="CFSHS 90x90 x 8.0" calcext:value-type="string">
            <text:p>CFSHS 90x90 x 8.0</text:p>
          </table:table-cell>
          <table:table-cell office:value-type="float" office:value="18.873" calcext:value-type="float">
            <text:p>18.873</text:p>
          </table:table-cell>
          <table:table-cell office:value-type="float" office:value="24.04" calcext:value-type="float">
            <text:p>24.04</text:p>
          </table:table-cell>
          <table:table-cell office:value-type="float" office:value="254.59" calcext:value-type="float">
            <text:p>254.59</text:p>
          </table:table-cell>
          <table:table-cell office:value-type="float" office:value="3.25" calcext:value-type="float">
            <text:p>3.25</text:p>
          </table:table-cell>
          <table:table-cell office:value-type="float" office:value="56.58" calcext:value-type="float">
            <text:p>56.58</text:p>
          </table:table-cell>
          <table:table-cell office:value-type="float" office:value="71.27" calcext:value-type="float">
            <text:p>71.27</text:p>
          </table:table-cell>
          <table:table-cell office:value-type="float" office:value="455.59" calcext:value-type="float">
            <text:p>455.59</text:p>
          </table:table-cell>
          <table:table-cell office:value-type="float" office:value="88.83" calcext:value-type="float">
            <text:p>88.83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M107]*[.P107]" office:value-type="float" office:value="17.4834" calcext:value-type="float">
            <text:p>17.48</text:p>
          </table:table-cell>
          <table:table-cell office:value-type="float" office:value="52.98" calcext:value-type="float">
            <text:p>52.98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08];&quot; x &quot;;TEXT([.B108];&quot;##.0&quot;))" office:value-type="string" office:string-value="CFSHS 100x100 x 2.3" calcext:value-type="string">
            <text:p>CFSHS 100x100 x 2.3</text:p>
          </table:table-cell>
          <table:table-cell office:value-type="float" office:value="6.949" calcext:value-type="float">
            <text:p>6.949</text:p>
          </table:table-cell>
          <table:table-cell office:value-type="float" office:value="8.85" calcext:value-type="float">
            <text:p>8.85</text:p>
          </table:table-cell>
          <table:table-cell office:value-type="float" office:value="139.73" calcext:value-type="float">
            <text:p>139.73</text:p>
          </table:table-cell>
          <table:table-cell office:value-type="float" office:value="3.97" calcext:value-type="float">
            <text:p>3.97</text:p>
          </table:table-cell>
          <table:table-cell office:value-type="float" office:value="27.95" calcext:value-type="float">
            <text:p>27.95</text:p>
          </table:table-cell>
          <table:table-cell office:value-type="float" office:value="32.26" calcext:value-type="float">
            <text:p>32.26</text:p>
          </table:table-cell>
          <table:table-cell office:value-type="float" office:value="217.48" calcext:value-type="float">
            <text:p>217.48</text:p>
          </table:table-cell>
          <table:table-cell office:value-type="float" office:value="41.95" calcext:value-type="float">
            <text:p>41.95</text:p>
          </table:table-cell>
          <table:table-cell table:number-columns-repeated="2" office:value-type="float" office:value="0.39" calcext:value-type="float">
            <text:p>0.39</text:p>
          </table:table-cell>
          <table:table-cell table:formula="of:=[.M108]*[.P108]" office:value-type="float" office:value="56.1249" calcext:value-type="float">
            <text:p>56.12</text:p>
          </table:table-cell>
          <table:table-cell office:value-type="float" office:value="143.91" calcext:value-type="float">
            <text:p>143.91</text:p>
          </table:table-cell>
          <table:table-cell office:value-type="float" office:value="38.48" calcext:value-type="float">
            <text:p>38.48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3" calcext:value-type="float">
            <text:p>3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09];&quot; x &quot;;TEXT([.B109];&quot;##.0&quot;))" office:value-type="string" office:string-value="CFSHS 100x100 x 3.0" calcext:value-type="string">
            <text:p>CFSHS 100x100 x 3.0</text:p>
          </table:table-cell>
          <table:table-cell office:value-type="float" office:value="8.955" calcext:value-type="float">
            <text:p>8.955</text:p>
          </table:table-cell>
          <table:table-cell office:value-type="float" office:value="11.41" calcext:value-type="float">
            <text:p>11.41</text:p>
          </table:table-cell>
          <table:table-cell office:value-type="float" office:value="177.05" calcext:value-type="float">
            <text:p>177.05</text:p>
          </table:table-cell>
          <table:table-cell office:value-type="float" office:value="3.94" calcext:value-type="float">
            <text:p>3.94</text:p>
          </table:table-cell>
          <table:table-cell office:value-type="float" office:value="35.41" calcext:value-type="float">
            <text:p>35.41</text:p>
          </table:table-cell>
          <table:table-cell office:value-type="float" office:value="41.21" calcext:value-type="float">
            <text:p>41.21</text:p>
          </table:table-cell>
          <table:table-cell office:value-type="float" office:value="278.68" calcext:value-type="float">
            <text:p>278.68</text:p>
          </table:table-cell>
          <table:table-cell office:value-type="float" office:value="53.19" calcext:value-type="float">
            <text:p>53.19</text:p>
          </table:table-cell>
          <table:table-cell table:number-columns-repeated="2" office:value-type="float" office:value="0.39" calcext:value-type="float">
            <text:p>0.39</text:p>
          </table:table-cell>
          <table:table-cell table:formula="of:=[.M109]*[.P109]" office:value-type="float" office:value="43.5474" calcext:value-type="float">
            <text:p>43.55</text:p>
          </table:table-cell>
          <table:table-cell office:value-type="float" office:value="111.66" calcext:value-type="float">
            <text:p>111.66</text:p>
          </table:table-cell>
          <table:table-cell office:value-type="float" office:value="28.33" calcext:value-type="float">
            <text:p>28.33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0];&quot; x &quot;;TEXT([.B110];&quot;##.0&quot;))" office:value-type="string" office:string-value="CFSHS 100x100 x 4.0" calcext:value-type="string">
            <text:p>CFSHS 100x100 x 4.0</text:p>
          </table:table-cell>
          <table:table-cell office:value-type="float" office:value="11.734" calcext:value-type="float">
            <text:p>11.734</text:p>
          </table:table-cell>
          <table:table-cell office:value-type="float" office:value="14.95" calcext:value-type="float">
            <text:p>14.95</text:p>
          </table:table-cell>
          <table:table-cell office:value-type="float" office:value="226.35" calcext:value-type="float">
            <text:p>226.35</text:p>
          </table:table-cell>
          <table:table-cell office:value-type="float" office:value="3.89" calcext:value-type="float">
            <text:p>3.89</text:p>
          </table:table-cell>
          <table:table-cell office:value-type="float" office:value="45.27" calcext:value-type="float">
            <text:p>45.27</text:p>
          </table:table-cell>
          <table:table-cell office:value-type="float" office:value="53.3" calcext:value-type="float">
            <text:p>53.30</text:p>
          </table:table-cell>
          <table:table-cell office:value-type="float" office:value="362.01" calcext:value-type="float">
            <text:p>362.01</text:p>
          </table:table-cell>
          <table:table-cell office:value-type="float" office:value="68.1" calcext:value-type="float">
            <text:p>68.10</text:p>
          </table:table-cell>
          <table:table-cell table:number-columns-repeated="2" office:value-type="float" office:value="0.39" calcext:value-type="float">
            <text:p>0.39</text:p>
          </table:table-cell>
          <table:table-cell table:formula="of:=[.M110]*[.P110]" office:value-type="float" office:value="33.2358" calcext:value-type="float">
            <text:p>33.24</text:p>
          </table:table-cell>
          <table:table-cell office:value-type="float" office:value="85.22" calcext:value-type="float">
            <text:p>85.22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1];&quot; x &quot;;TEXT([.B111];&quot;##.0&quot;))" office:value-type="string" office:string-value="CFSHS 100x100 x 4.5" calcext:value-type="string">
            <text:p>CFSHS 100x100 x 4.5</text:p>
          </table:table-cell>
          <table:table-cell office:value-type="float" office:value="13.085" calcext:value-type="float">
            <text:p>13.085</text:p>
          </table:table-cell>
          <table:table-cell office:value-type="float" office:value="16.67" calcext:value-type="float">
            <text:p>16.67</text:p>
          </table:table-cell>
          <table:table-cell office:value-type="float" office:value="249.29" calcext:value-type="float">
            <text:p>249.29</text:p>
          </table:table-cell>
          <table:table-cell office:value-type="float" office:value="3.87" calcext:value-type="float">
            <text:p>3.87</text:p>
          </table:table-cell>
          <table:table-cell office:value-type="float" office:value="49.86" calcext:value-type="float">
            <text:p>49.86</text:p>
          </table:table-cell>
          <table:table-cell office:value-type="float" office:value="59.04" calcext:value-type="float">
            <text:p>59.04</text:p>
          </table:table-cell>
          <table:table-cell office:value-type="float" office:value="401.87" calcext:value-type="float">
            <text:p>401.87</text:p>
          </table:table-cell>
          <table:table-cell office:value-type="float" office:value="75.07" calcext:value-type="float">
            <text:p>75.0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formula="of:=[.M111]*[.P111]" office:value-type="float" office:value="29.0396" calcext:value-type="float">
            <text:p>29.04</text:p>
          </table:table-cell>
          <table:table-cell office:value-type="float" office:value="76.42" calcext:value-type="float">
            <text:p>76.42</text:p>
          </table:table-cell>
          <table:table-cell office:value-type="float" office:value="17.22" calcext:value-type="float">
            <text:p>17.22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2];&quot; x &quot;;TEXT([.B112];&quot;##.0&quot;))" office:value-type="string" office:string-value="CFSHS 100x100 x 5.0" calcext:value-type="string">
            <text:p>CFSHS 100x100 x 5.0</text:p>
          </table:table-cell>
          <table:table-cell office:value-type="float" office:value="14.41" calcext:value-type="float">
            <text:p>14.410</text:p>
          </table:table-cell>
          <table:table-cell office:value-type="float" office:value="18.36" calcext:value-type="float">
            <text:p>18.36</text:p>
          </table:table-cell>
          <table:table-cell office:value-type="float" office:value="271.1" calcext:value-type="float">
            <text:p>271.10</text:p>
          </table:table-cell>
          <table:table-cell office:value-type="float" office:value="3.84" calcext:value-type="float">
            <text:p>3.84</text:p>
          </table:table-cell>
          <table:table-cell office:value-type="float" office:value="54.22" calcext:value-type="float">
            <text:p>54.22</text:p>
          </table:table-cell>
          <table:table-cell office:value-type="float" office:value="64.59" calcext:value-type="float">
            <text:p>64.59</text:p>
          </table:table-cell>
          <table:table-cell office:value-type="float" office:value="440.52" calcext:value-type="float">
            <text:p>440.52</text:p>
          </table:table-cell>
          <table:table-cell office:value-type="float" office:value="81.72" calcext:value-type="float">
            <text:p>81.72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[.M112]*[.P112]" office:value-type="float" office:value="26.372" calcext:value-type="float">
            <text:p>26.37</text:p>
          </table:table-cell>
          <table:table-cell office:value-type="float" office:value="69.4" calcext:value-type="float">
            <text:p>69.4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3];&quot; x &quot;;TEXT([.B113];&quot;##.0&quot;))" office:value-type="string" office:string-value="CFSHS 100x100 x 6.0" calcext:value-type="string">
            <text:p>CFSHS 100x100 x 6.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1.63" calcext:value-type="float">
            <text:p>21.63</text:p>
          </table:table-cell>
          <table:table-cell office:value-type="float" office:value="311.47" calcext:value-type="float">
            <text:p>311.47</text:p>
          </table:table-cell>
          <table:table-cell office:value-type="float" office:value="3.79" calcext:value-type="float">
            <text:p>3.79</text:p>
          </table:table-cell>
          <table:table-cell office:value-type="float" office:value="62.29" calcext:value-type="float">
            <text:p>62.29</text:p>
          </table:table-cell>
          <table:table-cell office:value-type="float" office:value="75.1" calcext:value-type="float">
            <text:p>75.10</text:p>
          </table:table-cell>
          <table:table-cell office:value-type="float" office:value="514.16" calcext:value-type="float">
            <text:p>514.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[.M113]*[.P113]" office:value-type="float" office:value="22.3782" calcext:value-type="float">
            <text:p>22.38</text:p>
          </table:table-cell>
          <table:table-cell office:value-type="float" office:value="58.89" calcext:value-type="float">
            <text:p>58.89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4];&quot; x &quot;;TEXT([.B114];&quot;##.0&quot;))" office:value-type="string" office:string-value="CFSHS 100x100 x 6.3" calcext:value-type="string">
            <text:p>CFSHS 100x100 x 6.3</text:p>
          </table:table-cell>
          <table:table-cell office:value-type="float" office:value="17.466" calcext:value-type="float">
            <text:p>17.466</text:p>
          </table:table-cell>
          <table:table-cell office:value-type="float" office:value="22.25" calcext:value-type="float">
            <text:p>22.25</text:p>
          </table:table-cell>
          <table:table-cell office:value-type="float" office:value="314.17" calcext:value-type="float">
            <text:p>314.17</text:p>
          </table:table-cell>
          <table:table-cell office:value-type="float" office:value="3.76" calcext:value-type="float">
            <text:p>3.76</text:p>
          </table:table-cell>
          <table:table-cell office:value-type="float" office:value="62.83" calcext:value-type="float">
            <text:p>62.83</text:p>
          </table:table-cell>
          <table:table-cell office:value-type="float" office:value="76.38" calcext:value-type="float">
            <text:p>76.38</text:p>
          </table:table-cell>
          <table:table-cell office:value-type="float" office:value="536.02" calcext:value-type="float">
            <text:p>536.02</text:p>
          </table:table-cell>
          <table:table-cell office:value-type="float" office:value="97.02" calcext:value-type="float">
            <text:p>97.02</text:p>
          </table:table-cell>
          <table:table-cell table:number-columns-repeated="2" office:value-type="float" office:value="0.37" calcext:value-type="float">
            <text:p>0.37</text:p>
          </table:table-cell>
          <table:table-cell table:formula="of:=[.M114]*[.P114]" office:value-type="float" office:value="21.1825" calcext:value-type="float">
            <text:p>21.18</text:p>
          </table:table-cell>
          <table:table-cell office:value-type="float" office:value="57.25" calcext:value-type="float">
            <text:p>57.25</text:p>
          </table:table-cell>
          <table:table-cell office:value-type="float" office:value="10.87" calcext:value-type="float">
            <text:p>10.87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5];&quot; x &quot;;TEXT([.B115];&quot;##.0&quot;))" office:value-type="string" office:string-value="CFSHS 100x100 x 8.0" calcext:value-type="string">
            <text:p>CFSHS 100x100 x 8.0</text:p>
          </table:table-cell>
          <table:table-cell office:value-type="float" office:value="21.385" calcext:value-type="float">
            <text:p>21.385</text:p>
          </table:table-cell>
          <table:table-cell office:value-type="float" office:value="27.24" calcext:value-type="float">
            <text:p>27.24</text:p>
          </table:table-cell>
          <table:table-cell office:value-type="float" office:value="365.94" calcext:value-type="float">
            <text:p>365.94</text:p>
          </table:table-cell>
          <table:table-cell office:value-type="float" office:value="3.67" calcext:value-type="float">
            <text:p>3.67</text:p>
          </table:table-cell>
          <table:table-cell office:value-type="float" office:value="73.19" calcext:value-type="float">
            <text:p>73.19</text:p>
          </table:table-cell>
          <table:table-cell office:value-type="float" office:value="91.05" calcext:value-type="float">
            <text:p>91.05</text:p>
          </table:table-cell>
          <table:table-cell office:value-type="float" office:value="644.51" calcext:value-type="float">
            <text:p>644.51</text:p>
          </table:table-cell>
          <table:table-cell office:value-type="float" office:value="114.23" calcext:value-type="float">
            <text:p>114.23</text:p>
          </table:table-cell>
          <table:table-cell table:number-columns-repeated="2" office:value-type="float" office:value="0.37" calcext:value-type="float">
            <text:p>0.37</text:p>
          </table:table-cell>
          <table:table-cell table:formula="of:=[.M115]*[.P115]" office:value-type="float" office:value="17.3012" calcext:value-type="float">
            <text:p>17.30</text:p>
          </table:table-cell>
          <table:table-cell office:value-type="float" office:value="46.76" calcext:value-type="float">
            <text:p>46.76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100x100</text:p>
          </table:table-cell>
          <table:table-cell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6];&quot; x &quot;;TEXT([.B116];&quot;##.0&quot;))" office:value-type="string" office:string-value="CFSHS 100x100 x 9.0" calcext:value-type="string">
            <text:p>CFSHS 100x100 x 9.0</text:p>
          </table:table-cell>
          <table:table-cell office:value-type="float" office:value="23.533" calcext:value-type="float">
            <text:p>23.533</text:p>
          </table:table-cell>
          <table:table-cell office:value-type="float" office:value="29.98" calcext:value-type="float">
            <text:p>29.98</text:p>
          </table:table-cell>
          <table:table-cell office:value-type="float" office:value="390.56" calcext:value-type="float">
            <text:p>390.56</text:p>
          </table:table-cell>
          <table:table-cell office:value-type="float" office:value="3.61" calcext:value-type="float">
            <text:p>3.61</text:p>
          </table:table-cell>
          <table:table-cell office:value-type="float" office:value="78.11" calcext:value-type="float">
            <text:p>78.11</text:p>
          </table:table-cell>
          <table:table-cell office:value-type="float" office:value="98.56" calcext:value-type="float">
            <text:p>98.56</text:p>
          </table:table-cell>
          <table:table-cell office:value-type="float" office:value="700.28" calcext:value-type="float">
            <text:p>700.28</text:p>
          </table:table-cell>
          <table:table-cell office:value-type="float" office:value="122.75" calcext:value-type="float">
            <text:p>122.75</text:p>
          </table:table-cell>
          <table:table-cell table:number-columns-repeated="2" office:value-type="float" office:value="0.36" calcext:value-type="float">
            <text:p>0.36</text:p>
          </table:table-cell>
          <table:table-cell table:formula="of:=[.M116]*[.P116]" office:value-type="float" office:value="15.2964" calcext:value-type="float">
            <text:p>15.30</text:p>
          </table:table-cell>
          <table:table-cell office:value-type="float" office:value="42.49" calcext:value-type="float">
            <text:p>42.49</text:p>
          </table:table-cell>
          <table:table-cell office:value-type="float" office:value="6.11" calcext:value-type="float">
            <text:p>6.11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2.3" calcext:value-type="float">
            <text:p>2.3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7];&quot; x &quot;;TEXT([.B117];&quot;##.0&quot;))" office:value-type="string" office:string-value="CFSHS 120x120 x 2.3" calcext:value-type="string">
            <text:p>CFSHS 120x120 x 2.3</text:p>
          </table:table-cell>
          <table:table-cell office:value-type="float" office:value="8.393" calcext:value-type="float">
            <text:p>8.393</text:p>
          </table:table-cell>
          <table:table-cell office:value-type="float" office:value="10.69" calcext:value-type="float">
            <text:p>10.69</text:p>
          </table:table-cell>
          <table:table-cell office:value-type="float" office:value="245.28" calcext:value-type="float">
            <text:p>245.28</text:p>
          </table:table-cell>
          <table:table-cell office:value-type="float" office:value="4.79" calcext:value-type="float">
            <text:p>4.79</text:p>
          </table:table-cell>
          <table:table-cell office:value-type="float" office:value="40.88" calcext:value-type="float">
            <text:p>40.88</text:p>
          </table:table-cell>
          <table:table-cell office:value-type="float" office:value="46.99" calcext:value-type="float">
            <text:p>46.99</text:p>
          </table:table-cell>
          <table:table-cell office:value-type="float" office:value="379.43" calcext:value-type="float">
            <text:p>379.43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M117]*[.P117]" office:value-type="float" office:value="55.9958" calcext:value-type="float">
            <text:p>56.00</text:p>
          </table:table-cell>
          <table:table-cell office:value-type="float" office:value="119.14" calcext:value-type="float">
            <text:p>119.14</text:p>
          </table:table-cell>
          <table:table-cell office:value-type="float" office:value="47.17" calcext:value-type="float">
            <text:p>47.17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3" calcext:value-type="float">
            <text:p>3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8];&quot; x &quot;;TEXT([.B118];&quot;##.0&quot;))" office:value-type="string" office:string-value="CFSHS 120x120 x 3.0" calcext:value-type="string">
            <text:p>CFSHS 120x120 x 3.0</text:p>
          </table:table-cell>
          <table:table-cell office:value-type="float" office:value="10.839" calcext:value-type="float">
            <text:p>10.839</text:p>
          </table:table-cell>
          <table:table-cell office:value-type="float" office:value="13.81" calcext:value-type="float">
            <text:p>13.81</text:p>
          </table:table-cell>
          <table:table-cell office:value-type="float" office:value="312.35" calcext:value-type="float">
            <text:p>312.35</text:p>
          </table:table-cell>
          <table:table-cell office:value-type="float" office:value="4.76" calcext:value-type="float">
            <text:p>4.76</text:p>
          </table:table-cell>
          <table:table-cell office:value-type="float" office:value="52.06" calcext:value-type="float">
            <text:p>52.06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72" calcext:value-type="float">
            <text:p>487.72</text:p>
          </table:table-cell>
          <table:table-cell office:value-type="float" office:value="78.15" calcext:value-type="float">
            <text:p>78.15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M118]*[.P118]" office:value-type="float" office:value="43.3622" calcext:value-type="float">
            <text:p>43.36</text:p>
          </table:table-cell>
          <table:table-cell office:value-type="float" office:value="92.26" calcext:value-type="float">
            <text:p>92.26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4" calcext:value-type="float">
            <text:p>4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9];&quot; x &quot;;TEXT([.B119];&quot;##.0&quot;))" office:value-type="string" office:string-value="CFSHS 120x120 x 4.0" calcext:value-type="string">
            <text:p>CFSHS 120x120 x 4.0</text:p>
          </table:table-cell>
          <table:table-cell office:value-type="float" office:value="14.246" calcext:value-type="float">
            <text:p>14.246</text:p>
          </table:table-cell>
          <table:table-cell office:value-type="float" office:value="18.15" calcext:value-type="float">
            <text:p>18.15</text:p>
          </table:table-cell>
          <table:table-cell office:value-type="float" office:value="402.28" calcext:value-type="float">
            <text:p>402.28</text:p>
          </table:table-cell>
          <table:table-cell office:value-type="float" office:value="4.71" calcext:value-type="float">
            <text:p>4.71</text:p>
          </table:table-cell>
          <table:table-cell office:value-type="float" office:value="67.05" calcext:value-type="float">
            <text:p>67.05</text:p>
          </table:table-cell>
          <table:table-cell office:value-type="float" office:value="78.33" calcext:value-type="float">
            <text:p>78.33</text:p>
          </table:table-cell>
          <table:table-cell office:value-type="float" office:value="636.57" calcext:value-type="float">
            <text:p>636.57</text:p>
          </table:table-cell>
          <table:table-cell office:value-type="float" office:value="100.75" calcext:value-type="float">
            <text:p>100.75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M119]*[.P119]" office:value-type="float" office:value="32.9893" calcext:value-type="float">
            <text:p>32.99</text:p>
          </table:table-cell>
          <table:table-cell office:value-type="float" office:value="70.19" calcext:value-type="float">
            <text:p>70.19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4.5" calcext:value-type="float">
            <text:p>4.5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0];&quot; x &quot;;TEXT([.B120];&quot;##.0&quot;))" office:value-type="string" office:string-value="CFSHS 120x120 x 4.5" calcext:value-type="string">
            <text:p>CFSHS 120x120 x 4.5</text:p>
          </table:table-cell>
          <table:table-cell office:value-type="float" office:value="15.911" calcext:value-type="float">
            <text:p>15.911</text:p>
          </table:table-cell>
          <table:table-cell office:value-type="float" office:value="20.27" calcext:value-type="float">
            <text:p>20.27</text:p>
          </table:table-cell>
          <table:table-cell office:value-type="float" office:value="444.7" calcext:value-type="float">
            <text:p>444.70</text:p>
          </table:table-cell>
          <table:table-cell office:value-type="float" office:value="4.68" calcext:value-type="float">
            <text:p>4.68</text:p>
          </table:table-cell>
          <table:table-cell office:value-type="float" office:value="74.12" calcext:value-type="float">
            <text:p>74.12</text:p>
          </table:table-cell>
          <table:table-cell office:value-type="float" office:value="87.01" calcext:value-type="float">
            <text:p>87.01</text:p>
          </table:table-cell>
          <table:table-cell office:value-type="float" office:value="708.4" calcext:value-type="float">
            <text:p>708.40</text:p>
          </table:table-cell>
          <table:table-cell office:value-type="float" office:value="111.45" calcext:value-type="float">
            <text:p>111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table:formula="of:=[.M120]*[.P120]" office:value-type="float" office:value="28.911" calcext:value-type="float">
            <text:p>28.91</text:p>
          </table:table-cell>
          <table:table-cell office:value-type="float" office:value="62.85" calcext:value-type="float">
            <text:p>62.85</text:p>
          </table:table-cell>
          <table:table-cell office:value-type="float" office:value="21.67" calcext:value-type="float">
            <text:p>21.67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5" calcext:value-type="float">
            <text:p>5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1];&quot; x &quot;;TEXT([.B121];&quot;##.0&quot;))" office:value-type="string" office:string-value="CFSHS 120x120 x 5.0" calcext:value-type="string">
            <text:p>CFSHS 120x120 x 5.0</text:p>
          </table:table-cell>
          <table:table-cell office:value-type="float" office:value="17.55" calcext:value-type="float">
            <text:p>17.550</text:p>
          </table:table-cell>
          <table:table-cell office:value-type="float" office:value="22.36" calcext:value-type="float">
            <text:p>22.36</text:p>
          </table:table-cell>
          <table:table-cell office:value-type="float" office:value="485.47" calcext:value-type="float">
            <text:p>485.47</text:p>
          </table:table-cell>
          <table:table-cell office:value-type="float" office:value="4.66" calcext:value-type="float">
            <text:p>4.66</text:p>
          </table:table-cell>
          <table:table-cell office:value-type="float" office:value="80.91" calcext:value-type="float">
            <text:p>80.91</text:p>
          </table:table-cell>
          <table:table-cell office:value-type="float" office:value="95.45" calcext:value-type="float">
            <text:p>95.45</text:p>
          </table:table-cell>
          <table:table-cell office:value-type="float" office:value="778.5" calcext:value-type="float">
            <text:p>778.50</text:p>
          </table:table-cell>
          <table:table-cell office:value-type="float" office:value="121.75" calcext:value-type="float">
            <text:p>121.75</text:p>
          </table:table-cell>
          <table:table-cell table:number-columns-repeated="2" office:value-type="float" office:value="0.46" calcext:value-type="float">
            <text:p>0.46</text:p>
          </table:table-cell>
          <table:table-cell table:formula="of:=[.M121]*[.P121]" office:value-type="float" office:value="26.2108" calcext:value-type="float">
            <text:p>26.21</text:p>
          </table:table-cell>
          <table:table-cell office:value-type="float" office:value="56.98" calcext:value-type="float">
            <text:p>56.98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6" calcext:value-type="float">
            <text:p>6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2];&quot; x &quot;;TEXT([.B122];&quot;##.0&quot;))" office:value-type="string" office:string-value="CFSHS 120x120 x 6.0" calcext:value-type="string">
            <text:p>CFSHS 120x120 x 6.0</text:p>
          </table:table-cell>
          <table:table-cell office:value-type="float" office:value="20.75" calcext:value-type="float">
            <text:p>20.750</text:p>
          </table:table-cell>
          <table:table-cell office:value-type="float" office:value="26.43" calcext:value-type="float">
            <text:p>26.43</text:p>
          </table:table-cell>
          <table:table-cell office:value-type="float" office:value="562.16" calcext:value-type="float">
            <text:p>562.16</text:p>
          </table:table-cell>
          <table:table-cell office:value-type="float" office:value="4.61" calcext:value-type="float">
            <text:p>4.61</text:p>
          </table:table-cell>
          <table:table-cell office:value-type="float" office:value="93.69" calcext:value-type="float">
            <text:p>93.69</text:p>
          </table:table-cell>
          <table:table-cell office:value-type="float" office:value="111.61" calcext:value-type="float">
            <text:p>111.61</text:p>
          </table:table-cell>
          <table:table-cell office:value-type="float" office:value="913.46" calcext:value-type="float">
            <text:p>913.46</text:p>
          </table:table-cell>
          <table:table-cell office:value-type="float" office:value="141.22" calcext:value-type="float">
            <text:p>141.22</text:p>
          </table:table-cell>
          <table:table-cell table:number-columns-repeated="2" office:value-type="float" office:value="0.46" calcext:value-type="float">
            <text:p>0.46</text:p>
          </table:table-cell>
          <table:table-cell table:formula="of:=[.M122]*[.P122]" office:value-type="float" office:value="22.1674" calcext:value-type="float">
            <text:p>22.17</text:p>
          </table:table-cell>
          <table:table-cell office:value-type="float" office:value="48.19" calcext:value-type="float">
            <text:p>48.19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6.3" calcext:value-type="float">
            <text:p>6.3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3];&quot; x &quot;;TEXT([.B123];&quot;##.0&quot;))" office:value-type="string" office:string-value="CFSHS 120x120 x 6.3" calcext:value-type="string">
            <text:p>CFSHS 120x120 x 6.3</text:p>
          </table:table-cell>
          <table:table-cell office:value-type="float" office:value="21.422" calcext:value-type="float">
            <text:p>21.422</text:p>
          </table:table-cell>
          <table:table-cell office:value-type="float" office:value="27.29" calcext:value-type="float">
            <text:p>27.29</text:p>
          </table:table-cell>
          <table:table-cell office:value-type="float" office:value="571.55" calcext:value-type="float">
            <text:p>571.55</text:p>
          </table:table-cell>
          <table:table-cell office:value-type="float" office:value="4.58" calcext:value-type="float">
            <text:p>4.58</text:p>
          </table:table-cell>
          <table:table-cell office:value-type="float" office:value="95.26" calcext:value-type="float">
            <text:p>95.26</text:p>
          </table:table-cell>
          <table:table-cell office:value-type="float" office:value="114.22" calcext:value-type="float">
            <text:p>114.22</text:p>
          </table:table-cell>
          <table:table-cell office:value-type="float" office:value="955.49" calcext:value-type="float">
            <text:p>955.49</text:p>
          </table:table-cell>
          <table:table-cell office:value-type="float" office:value="146.19" calcext:value-type="float">
            <text:p>146.19</text:p>
          </table:table-cell>
          <table:table-cell table:number-columns-repeated="2" office:value-type="float" office:value="0.45" calcext:value-type="float">
            <text:p>0.45</text:p>
          </table:table-cell>
          <table:table-cell table:formula="of:=[.M123]*[.P123]" office:value-type="float" office:value="21.006" calcext:value-type="float">
            <text:p>21.01</text:p>
          </table:table-cell>
          <table:table-cell office:value-type="float" office:value="46.68" calcext:value-type="float">
            <text:p>46.68</text:p>
          </table:table-cell>
          <table:table-cell office:value-type="float" office:value="14.05" calcext:value-type="float">
            <text:p>14.05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8" calcext:value-type="float">
            <text:p>8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4];&quot; x &quot;;TEXT([.B124];&quot;##.0&quot;))" office:value-type="string" office:string-value="CFSHS 120x120 x 8.0" calcext:value-type="string">
            <text:p>CFSHS 120x120 x 8.0</text:p>
          </table:table-cell>
          <table:table-cell office:value-type="float" office:value="26.409" calcext:value-type="float">
            <text:p>26.409</text:p>
          </table:table-cell>
          <table:table-cell office:value-type="float" office:value="33.64" calcext:value-type="float">
            <text:p>33.64</text:p>
          </table:table-cell>
          <table:table-cell office:value-type="float" office:value="676.88" calcext:value-type="float">
            <text:p>676.88</text:p>
          </table:table-cell>
          <table:table-cell office:value-type="float" office:value="4.49" calcext:value-type="float">
            <text:p>4.4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162.95" calcext:value-type="float">
            <text:p>1,162.95</text:p>
          </table:table-cell>
          <table:table-cell office:value-type="float" office:value="174.58" calcext:value-type="float">
            <text:p>174.58</text:p>
          </table:table-cell>
          <table:table-cell table:number-columns-repeated="2" office:value-type="float" office:value="0.45" calcext:value-type="float">
            <text:p>0.45</text:p>
          </table:table-cell>
          <table:table-cell table:formula="of:=[.M124]*[.P124]" office:value-type="float" office:value="17.0415" calcext:value-type="float">
            <text:p>17.04</text:p>
          </table:table-cell>
          <table:table-cell office:value-type="float" office:value="37.87" calcext:value-type="float">
            <text:p>37.87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3">
          <table:table-cell office:value-type="string" calcext:value-type="string">
            <text:p>120x120</text:p>
          </table:table-cell>
          <table:table-cell office:value-type="float" office:value="9" calcext:value-type="float">
            <text:p>9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5];&quot; x &quot;;TEXT([.B125];&quot;##.0&quot;))" office:value-type="string" office:string-value="CFSHS 120x120 x 9.0" calcext:value-type="string">
            <text:p>CFSHS 120x120 x 9.0</text:p>
          </table:table-cell>
          <table:table-cell office:value-type="float" office:value="29.185" calcext:value-type="float">
            <text:p>29.185</text:p>
          </table:table-cell>
          <table:table-cell office:value-type="float" office:value="37.18" calcext:value-type="float">
            <text:p>37.18</text:p>
          </table:table-cell>
          <table:table-cell office:value-type="float" office:value="729.99" calcext:value-type="float">
            <text:p>729.99</text:p>
          </table:table-cell>
          <table:table-cell office:value-type="float" office:value="4.43" calcext:value-type="float">
            <text:p>4.43</text:p>
          </table:table-cell>
          <table:table-cell office:value-type="float" office:value="121.66" calcext:value-type="float">
            <text:p>121.66</text:p>
          </table:table-cell>
          <table:table-cell office:value-type="float" office:value="150.31" calcext:value-type="float">
            <text:p>150.31</text:p>
          </table:table-cell>
          <table:table-cell office:value-type="float" office:value="1273.93" calcext:value-type="float">
            <text:p>1,273.93</text:p>
          </table:table-cell>
          <table:table-cell office:value-type="float" office:value="189.28" calcext:value-type="float">
            <text:p>189.28</text:p>
          </table:table-cell>
          <table:table-cell table:number-columns-repeated="2" office:value-type="float" office:value="0.44" calcext:value-type="float">
            <text:p>0.44</text:p>
          </table:table-cell>
          <table:table-cell table:formula="of:=[.M125]*[.P125]" office:value-type="float" office:value="15.0744" calcext:value-type="float">
            <text:p>15.07</text:p>
          </table:table-cell>
          <table:table-cell office:value-type="float" office:value="34.26" calcext:value-type="float">
            <text:p>34.26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3" calcext:value-type="float">
            <text:p>3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6];&quot; x &quot;;TEXT([.B126];&quot;##.0&quot;))" office:value-type="string" office:string-value="CFSHS 125x125 x 3.0" calcext:value-type="string">
            <text:p>CFSHS 125x125 x 3.0</text:p>
          </table:table-cell>
          <table:table-cell office:value-type="float" office:value="11.31" calcext:value-type="float">
            <text:p>11.310</text:p>
          </table:table-cell>
          <table:table-cell office:value-type="float" office:value="14.41" calcext:value-type="float">
            <text:p>14.41</text:p>
          </table:table-cell>
          <table:table-cell office:value-type="float" office:value="354.5" calcext:value-type="float">
            <text:p>354.50</text:p>
          </table:table-cell>
          <table:table-cell office:value-type="float" office:value="4.96" calcext:value-type="float">
            <text:p>4.96</text:p>
          </table:table-cell>
          <table:table-cell office:value-type="float" office:value="56.72" calcext:value-type="float">
            <text:p>56.72</text:p>
          </table:table-cell>
          <table:table-cell office:value-type="float" office:value="65.56" calcext:value-type="float">
            <text:p>65.56</text:p>
          </table:table-cell>
          <table:table-cell office:value-type="float" office:value="552.66" calcext:value-type="float">
            <text:p>552.66</text:p>
          </table:table-cell>
          <table:table-cell office:value-type="float" office:value="85.14" calcext:value-type="float">
            <text:p>85.14</text:p>
          </table:table-cell>
          <table:table-cell table:number-columns-repeated="2" office:value-type="float" office:value="0.49" calcext:value-type="float">
            <text:p>0.49</text:p>
          </table:table-cell>
          <table:table-cell table:formula="of:=[.M126]*[.P126]" office:value-type="float" office:value="43.3209" calcext:value-type="float">
            <text:p>43.32</text:p>
          </table:table-cell>
          <table:table-cell office:value-type="float" office:value="88.41" calcext:value-type="float">
            <text:p>88.41</text:p>
          </table:table-cell>
          <table:table-cell office:value-type="float" office:value="36.67" calcext:value-type="float">
            <text:p>36.67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4" calcext:value-type="float">
            <text:p>4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7];&quot; x &quot;;TEXT([.B127];&quot;##.0&quot;))" office:value-type="string" office:string-value="CFSHS 125x125 x 4.0" calcext:value-type="string">
            <text:p>CFSHS 125x125 x 4.0</text:p>
          </table:table-cell>
          <table:table-cell office:value-type="float" office:value="14.874" calcext:value-type="float">
            <text:p>14.874</text:p>
          </table:table-cell>
          <table:table-cell office:value-type="float" office:value="18.95" calcext:value-type="float">
            <text:p>18.95</text:p>
          </table:table-cell>
          <table:table-cell office:value-type="float" office:value="457.23" calcext:value-type="float">
            <text:p>457.23</text:p>
          </table:table-cell>
          <table:table-cell office:value-type="float" office:value="4.91" calcext:value-type="float">
            <text:p>4.91</text:p>
          </table:table-cell>
          <table:table-cell office:value-type="float" office:value="73.16" calcext:value-type="float">
            <text:p>73.16</text:p>
          </table:table-cell>
          <table:table-cell office:value-type="float" office:value="85.33" calcext:value-type="float">
            <text:p>85.33</text:p>
          </table:table-cell>
          <table:table-cell office:value-type="float" office:value="721.99" calcext:value-type="float">
            <text:p>721.99</text:p>
          </table:table-cell>
          <table:table-cell office:value-type="float" office:value="109.92" calcext:value-type="float">
            <text:p>109.92</text:p>
          </table:table-cell>
          <table:table-cell table:number-columns-repeated="2" office:value-type="float" office:value="0.49" calcext:value-type="float">
            <text:p>0.49</text:p>
          </table:table-cell>
          <table:table-cell table:formula="of:=[.M127]*[.P127]" office:value-type="float" office:value="32.9427" calcext:value-type="float">
            <text:p>32.94</text:p>
          </table:table-cell>
          <table:table-cell office:value-type="float" office:value="67.23" calcext:value-type="float">
            <text:p>67.23</text:p>
          </table:table-cell>
          <table:table-cell office:value-type="float" office:value="26.25" calcext:value-type="float">
            <text:p>26.25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4.5" calcext:value-type="float">
            <text:p>4.5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8];&quot; x &quot;;TEXT([.B128];&quot;##.0&quot;))" office:value-type="string" office:string-value="CFSHS 125x125 x 4.5" calcext:value-type="string">
            <text:p>CFSHS 125x125 x 4.5</text:p>
          </table:table-cell>
          <table:table-cell office:value-type="float" office:value="16.617" calcext:value-type="float">
            <text:p>16.617</text:p>
          </table:table-cell>
          <table:table-cell office:value-type="float" office:value="21.17" calcext:value-type="float">
            <text:p>21.17</text:p>
          </table:table-cell>
          <table:table-cell office:value-type="float" office:value="505.83" calcext:value-type="float">
            <text:p>505.83</text:p>
          </table:table-cell>
          <table:table-cell office:value-type="float" office:value="4.89" calcext:value-type="float">
            <text:p>4.89</text:p>
          </table:table-cell>
          <table:table-cell office:value-type="float" office:value="80.93" calcext:value-type="float">
            <text:p>80.93</text:p>
          </table:table-cell>
          <table:table-cell office:value-type="float" office:value="94.84" calcext:value-type="float">
            <text:p>94.84</text:p>
          </table:table-cell>
          <table:table-cell office:value-type="float" office:value="803.85" calcext:value-type="float">
            <text:p>803.85</text:p>
          </table:table-cell>
          <table:table-cell office:value-type="float" office:value="121.67" calcext:value-type="float">
            <text:p>121.6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formula="of:=[.M128]*[.P128]" office:value-type="float" office:value="28.8864" calcext:value-type="float">
            <text:p>28.89</text:p>
          </table:table-cell>
          <table:table-cell office:value-type="float" office:value="60.18" calcext:value-type="float">
            <text:p>60.18</text:p>
          </table:table-cell>
          <table:table-cell office:value-type="float" office:value="22.78" calcext:value-type="float">
            <text:p>22.78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5" calcext:value-type="float">
            <text:p>5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9];&quot; x &quot;;TEXT([.B129];&quot;##.0&quot;))" office:value-type="string" office:string-value="CFSHS 125x125 x 5.0" calcext:value-type="string">
            <text:p>CFSHS 125x125 x 5.0</text:p>
          </table:table-cell>
          <table:table-cell office:value-type="float" office:value="18.335" calcext:value-type="float">
            <text:p>18.335</text:p>
          </table:table-cell>
          <table:table-cell office:value-type="float" office:value="23.36" calcext:value-type="float">
            <text:p>23.36</text:p>
          </table:table-cell>
          <table:table-cell office:value-type="float" office:value="552.62" calcext:value-type="float">
            <text:p>552.62</text:p>
          </table:table-cell>
          <table:table-cell office:value-type="float" office:value="4.86" calcext:value-type="float">
            <text:p>4.86</text:p>
          </table:table-cell>
          <table:table-cell office:value-type="float" office:value="88.42" calcext:value-type="float">
            <text:p>88.42</text:p>
          </table:table-cell>
          <table:table-cell office:value-type="float" office:value="104.1" calcext:value-type="float">
            <text:p>104.10</text:p>
          </table:table-cell>
          <table:table-cell office:value-type="float" office:value="883.82" calcext:value-type="float">
            <text:p>883.82</text:p>
          </table:table-cell>
          <table:table-cell office:value-type="float" office:value="133.01" calcext:value-type="float">
            <text:p>133.01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M129]*[.P129]" office:value-type="float" office:value="26.1792" calcext:value-type="float">
            <text:p>26.18</text:p>
          </table:table-cell>
          <table:table-cell office:value-type="float" office:value="54.54" calcext:value-type="float">
            <text:p>54.54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6" calcext:value-type="float">
            <text:p>6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0];&quot; x &quot;;TEXT([.B130];&quot;##.0&quot;))" office:value-type="string" office:string-value="CFSHS 125x125 x 6.0" calcext:value-type="string">
            <text:p>CFSHS 125x125 x 6.0</text:p>
          </table:table-cell>
          <table:table-cell office:value-type="float" office:value="21.692" calcext:value-type="float">
            <text:p>21.692</text:p>
          </table:table-cell>
          <table:table-cell office:value-type="float" office:value="27.63" calcext:value-type="float">
            <text:p>27.63</text:p>
          </table:table-cell>
          <table:table-cell office:value-type="float" office:value="640.89" calcext:value-type="float">
            <text:p>640.89</text:p>
          </table:table-cell>
          <table:table-cell office:value-type="float" office:value="4.82" calcext:value-type="float">
            <text:p>4.82</text:p>
          </table:table-cell>
          <table:table-cell office:value-type="float" office:value="102.54" calcext:value-type="float">
            <text:p>102.54</text:p>
          </table:table-cell>
          <table:table-cell office:value-type="float" office:value="121.87" calcext:value-type="float">
            <text:p>121.87</text:p>
          </table:table-cell>
          <table:table-cell office:value-type="float" office:value="1038.1" calcext:value-type="float">
            <text:p>1,038.10</text:p>
          </table:table-cell>
          <table:table-cell office:value-type="float" office:value="154.49" calcext:value-type="float">
            <text:p>154.49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M130]*[.P130]" office:value-type="float" office:value="22.128" calcext:value-type="float">
            <text:p>22.13</text:p>
          </table:table-cell>
          <table:table-cell office:value-type="float" office:value="46.1" calcext:value-type="float">
            <text:p>46.10</text:p>
          </table:table-cell>
          <table:table-cell office:value-type="float" office:value="15.83" calcext:value-type="float">
            <text:p>15.83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6.3" calcext:value-type="float">
            <text:p>6.3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1];&quot; x &quot;;TEXT([.B131];&quot;##.0&quot;))" office:value-type="string" office:string-value="CFSHS 125x125 x 6.3" calcext:value-type="string">
            <text:p>CFSHS 125x125 x 6.3</text:p>
          </table:table-cell>
          <table:table-cell office:value-type="float" office:value="22.411" calcext:value-type="float">
            <text:p>22.411</text:p>
          </table:table-cell>
          <table:table-cell office:value-type="float" office:value="28.55" calcext:value-type="float">
            <text:p>28.55</text:p>
          </table:table-cell>
          <table:table-cell office:value-type="float" office:value="652.59" calcext:value-type="float">
            <text:p>652.59</text:p>
          </table:table-cell>
          <table:table-cell office:value-type="float" office:value="4.78" calcext:value-type="float">
            <text:p>4.78</text:p>
          </table:table-cell>
          <table:table-cell office:value-type="float" office:value="104.41" calcext:value-type="float">
            <text:p>104.41</text:p>
          </table:table-cell>
          <table:table-cell office:value-type="float" office:value="124.86" calcext:value-type="float">
            <text:p>124.86</text:p>
          </table:table-cell>
          <table:table-cell office:value-type="float" office:value="1086.46" calcext:value-type="float">
            <text:p>1,086.46</text:p>
          </table:table-cell>
          <table:table-cell office:value-type="float" office:value="160.05" calcext:value-type="float">
            <text:p>160.05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M131]*[.P131]" office:value-type="float" office:value="20.9714" calcext:value-type="float">
            <text:p>20.97</text:p>
          </table:table-cell>
          <table:table-cell office:value-type="float" office:value="44.62" calcext:value-type="float">
            <text:p>44.62</text:p>
          </table:table-cell>
          <table:table-cell office:value-type="float" office:value="14.84" calcext:value-type="float">
            <text:p>14.84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8" calcext:value-type="float">
            <text:p>8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2];&quot; x &quot;;TEXT([.B132];&quot;##.0&quot;))" office:value-type="string" office:string-value="CFSHS 125x125 x 8.0" calcext:value-type="string">
            <text:p>CFSHS 125x125 x 8.0</text:p>
          </table:table-cell>
          <table:table-cell office:value-type="float" office:value="27.665" calcext:value-type="float">
            <text:p>27.665</text:p>
          </table:table-cell>
          <table:table-cell office:value-type="float" office:value="35.24" calcext:value-type="float">
            <text:p>35.24</text:p>
          </table:table-cell>
          <table:table-cell office:value-type="float" office:value="775.32" calcext:value-type="float">
            <text:p>775.32</text:p>
          </table:table-cell>
          <table:table-cell office:value-type="float" office:value="4.69" calcext:value-type="float">
            <text:p>4.69</text:p>
          </table:table-cell>
          <table:table-cell office:value-type="float" office:value="124.05" calcext:value-type="float">
            <text:p>124.05</text:p>
          </table:table-cell>
          <table:table-cell office:value-type="float" office:value="151" calcext:value-type="float">
            <text:p>151.00</text:p>
          </table:table-cell>
          <table:table-cell office:value-type="float" office:value="1325.35" calcext:value-type="float">
            <text:p>1,325.35</text:p>
          </table:table-cell>
          <table:table-cell office:value-type="float" office:value="191.66" calcext:value-type="float">
            <text:p>191.66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M132]*[.P132]" office:value-type="float" office:value="16.9905" calcext:value-type="float">
            <text:p>16.99</text:p>
          </table:table-cell>
          <table:table-cell office:value-type="float" office:value="36.15" calcext:value-type="float">
            <text:p>36.15</text:p>
          </table:table-cell>
          <table:table-cell office:value-type="float" office:value="10.63" calcext:value-type="float">
            <text:p>10.63</text:p>
          </table:table-cell>
          <table:table-cell/>
        </table:table-row>
        <table:table-row table:style-name="ro3">
          <table:table-cell office:value-type="string" calcext:value-type="string">
            <text:p>125x125</text:p>
          </table:table-cell>
          <table:table-cell office:value-type="float" office:value="9" calcext:value-type="float">
            <text:p>9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3];&quot; x &quot;;TEXT([.B133];&quot;##.0&quot;))" office:value-type="string" office:string-value="CFSHS 125x125 x 9.0" calcext:value-type="string">
            <text:p>CFSHS 125x125 x 9.0</text:p>
          </table:table-cell>
          <table:table-cell office:value-type="float" office:value="30.598" calcext:value-type="float">
            <text:p>30.598</text:p>
          </table:table-cell>
          <table:table-cell office:value-type="float" office:value="38.98" calcext:value-type="float">
            <text:p>38.98</text:p>
          </table:table-cell>
          <table:table-cell office:value-type="float" office:value="837.82" calcext:value-type="float">
            <text:p>837.82</text:p>
          </table:table-cell>
          <table:table-cell office:value-type="float" office:value="4.64" calcext:value-type="float">
            <text:p>4.64</text:p>
          </table:table-cell>
          <table:table-cell office:value-type="float" office:value="134.05" calcext:value-type="float">
            <text:p>134.05</text:p>
          </table:table-cell>
          <table:table-cell office:value-type="float" office:value="164.94" calcext:value-type="float">
            <text:p>164.94</text:p>
          </table:table-cell>
          <table:table-cell office:value-type="float" office:value="1453.99" calcext:value-type="float">
            <text:p>1,453.99</text:p>
          </table:table-cell>
          <table:table-cell office:value-type="float" office:value="208.15" calcext:value-type="float">
            <text:p>208.15</text:p>
          </table:table-cell>
          <table:table-cell table:number-columns-repeated="2" office:value-type="float" office:value="0.46" calcext:value-type="float">
            <text:p>0.46</text:p>
          </table:table-cell>
          <table:table-cell table:formula="of:=[.M133]*[.P133]" office:value-type="float" office:value="15.0328" calcext:value-type="float">
            <text:p>15.03</text:p>
          </table:table-cell>
          <table:table-cell office:value-type="float" office:value="32.68" calcext:value-type="float">
            <text:p>32.68</text:p>
          </table:table-cell>
          <table:table-cell office:value-type="float" office:value="8.89" calcext:value-type="float">
            <text:p>8.89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4" calcext:value-type="float">
            <text:p>4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4];&quot; x &quot;;TEXT([.B134];&quot;##.0&quot;))" office:value-type="string" office:string-value="CFSHS 140x140 x 4.0" calcext:value-type="string">
            <text:p>CFSHS 140x140 x 4.0</text:p>
          </table:table-cell>
          <table:table-cell office:value-type="float" office:value="16.758" calcext:value-type="float">
            <text:p>16.758</text:p>
          </table:table-cell>
          <table:table-cell office:value-type="float" office:value="21.35" calcext:value-type="float">
            <text:p>21.35</text:p>
          </table:table-cell>
          <table:table-cell office:value-type="float" office:value="651.62" calcext:value-type="float">
            <text:p>651.62</text:p>
          </table:table-cell>
          <table:table-cell office:value-type="float" office:value="5.52" calcext:value-type="float">
            <text:p>5.52</text:p>
          </table:table-cell>
          <table:table-cell office:value-type="float" office:value="93.09" calcext:value-type="float">
            <text:p>93.09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23.32" calcext:value-type="float">
            <text:p>1,023.32</text:p>
          </table:table-cell>
          <table:table-cell office:value-type="float" office:value="139.8" calcext:value-type="float">
            <text:p>139.80</text:p>
          </table:table-cell>
          <table:table-cell table:number-columns-repeated="2" office:value-type="float" office:value="0.55" calcext:value-type="float">
            <text:p>0.55</text:p>
          </table:table-cell>
          <table:table-cell table:formula="of:=[.M134]*[.P134]" office:value-type="float" office:value="32.8185" calcext:value-type="float">
            <text:p>32.82</text:p>
          </table:table-cell>
          <table:table-cell office:value-type="float" office:value="59.67" calcext:value-type="float">
            <text:p>59.67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5" calcext:value-type="float">
            <text:p>5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5];&quot; x &quot;;TEXT([.B135];&quot;##.0&quot;))" office:value-type="string" office:string-value="CFSHS 140x140 x 5.0" calcext:value-type="string">
            <text:p>CFSHS 140x140 x 5.0</text:p>
          </table:table-cell>
          <table:table-cell office:value-type="float" office:value="20.69" calcext:value-type="float">
            <text:p>20.690</text:p>
          </table:table-cell>
          <table:table-cell office:value-type="float" office:value="26.36" calcext:value-type="float">
            <text:p>26.36</text:p>
          </table:table-cell>
          <table:table-cell office:value-type="float" office:value="790.56" calcext:value-type="float">
            <text:p>790.56</text:p>
          </table:table-cell>
          <table:table-cell office:value-type="float" office:value="5.48" calcext:value-type="float">
            <text:p>5.48</text:p>
          </table:table-cell>
          <table:table-cell office:value-type="float" office:value="112.94" calcext:value-type="float">
            <text:p>112.94</text:p>
          </table:table-cell>
          <table:table-cell office:value-type="float" office:value="132.3" calcext:value-type="float">
            <text:p>132.30</text:p>
          </table:table-cell>
          <table:table-cell office:value-type="float" office:value="1255.76" calcext:value-type="float">
            <text:p>1,255.76</text:p>
          </table:table-cell>
          <table:table-cell office:value-type="float" office:value="169.78" calcext:value-type="float">
            <text:p>169.78</text:p>
          </table:table-cell>
          <table:table-cell table:number-columns-repeated="2" office:value-type="float" office:value="0.54" calcext:value-type="float">
            <text:p>0.54</text:p>
          </table:table-cell>
          <table:table-cell table:formula="of:=[.M135]*[.P135]" office:value-type="float" office:value="26.0982" calcext:value-type="float">
            <text:p>26.10</text:p>
          </table:table-cell>
          <table:table-cell office:value-type="float" office:value="48.33" calcext:value-type="float">
            <text:p>48.33</text:p>
          </table:table-cell>
          <table:table-cell office:value-type="float" office:value="23" calcext:value-type="float">
            <text:p>23.00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6" calcext:value-type="float">
            <text:p>6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6];&quot; x &quot;;TEXT([.B136];&quot;##.0&quot;))" office:value-type="string" office:string-value="CFSHS 140x140 x 6.0" calcext:value-type="string">
            <text:p>CFSHS 140x140 x 6.0</text:p>
          </table:table-cell>
          <table:table-cell office:value-type="float" office:value="24.518" calcext:value-type="float">
            <text:p>24.518</text:p>
          </table:table-cell>
          <table:table-cell office:value-type="float" office:value="31.23" calcext:value-type="float">
            <text:p>31.23</text:p>
          </table:table-cell>
          <table:table-cell office:value-type="float" office:value="920.43" calcext:value-type="float">
            <text:p>920.43</text:p>
          </table:table-cell>
          <table:table-cell office:value-type="float" office:value="5.43" calcext:value-type="float">
            <text:p>5.43</text:p>
          </table:table-cell>
          <table:table-cell office:value-type="float" office:value="131.49" calcext:value-type="float">
            <text:p>131.49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78.77" calcext:value-type="float">
            <text:p>1,478.77</text:p>
          </table:table-cell>
          <table:table-cell office:value-type="float" office:value="197.9" calcext:value-type="float">
            <text:p>197.90</text:p>
          </table:table-cell>
          <table:table-cell table:number-columns-repeated="2" office:value-type="float" office:value="0.54" calcext:value-type="float">
            <text:p>0.54</text:p>
          </table:table-cell>
          <table:table-cell table:formula="of:=[.M136]*[.P136]" office:value-type="float" office:value="22.0266" calcext:value-type="float">
            <text:p>22.03</text:p>
          </table:table-cell>
          <table:table-cell office:value-type="float" office:value="40.79" calcext:value-type="float">
            <text:p>40.79</text:p>
          </table:table-cell>
          <table:table-cell office:value-type="float" office:value="18.33" calcext:value-type="float">
            <text:p>18.33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6.3" calcext:value-type="float">
            <text:p>6.3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7];&quot; x &quot;;TEXT([.B137];&quot;##.0&quot;))" office:value-type="string" office:string-value="CFSHS 140x140 x 6.3" calcext:value-type="string">
            <text:p>CFSHS 140x140 x 6.3</text:p>
          </table:table-cell>
          <table:table-cell office:value-type="float" office:value="25.379" calcext:value-type="float">
            <text:p>25.379</text:p>
          </table:table-cell>
          <table:table-cell office:value-type="float" office:value="32.33" calcext:value-type="float">
            <text:p>32.33</text:p>
          </table:table-cell>
          <table:table-cell office:value-type="float" office:value="940.82" calcext:value-type="float">
            <text:p>940.82</text:p>
          </table:table-cell>
          <table:table-cell office:value-type="float" office:value="5.39" calcext:value-type="float">
            <text:p>5.39</text:p>
          </table:table-cell>
          <table:table-cell office:value-type="float" office:value="134.4" calcext:value-type="float">
            <text:p>134.40</text:p>
          </table:table-cell>
          <table:table-cell office:value-type="float" office:value="159.62" calcext:value-type="float">
            <text:p>159.62</text:p>
          </table:table-cell>
          <table:table-cell office:value-type="float" office:value="1549.6" calcext:value-type="float">
            <text:p>1,549.60</text:p>
          </table:table-cell>
          <table:table-cell office:value-type="float" office:value="205.42" calcext:value-type="float">
            <text:p>205.42</text:p>
          </table:table-cell>
          <table:table-cell table:number-columns-repeated="2" office:value-type="float" office:value="0.53" calcext:value-type="float">
            <text:p>0.53</text:p>
          </table:table-cell>
          <table:table-cell table:formula="of:=[.M137]*[.P137]" office:value-type="float" office:value="20.882" calcext:value-type="float">
            <text:p>20.88</text:p>
          </table:table-cell>
          <table:table-cell office:value-type="float" office:value="39.4" calcext:value-type="float">
            <text:p>39.40</text:p>
          </table:table-cell>
          <table:table-cell office:value-type="float" office:value="17.22" calcext:value-type="float">
            <text:p>17.22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8" calcext:value-type="float">
            <text:p>8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8];&quot; x &quot;;TEXT([.B138];&quot;##.0&quot;))" office:value-type="string" office:string-value="CFSHS 140x140 x 8.0" calcext:value-type="string">
            <text:p>CFSHS 140x140 x 8.0</text:p>
          </table:table-cell>
          <table:table-cell office:value-type="float" office:value="31.433" calcext:value-type="float">
            <text:p>31.433</text:p>
          </table:table-cell>
          <table:table-cell office:value-type="float" office:value="40.04" calcext:value-type="float">
            <text:p>40.04</text:p>
          </table:table-cell>
          <table:table-cell office:value-type="float" office:value="1126.77" calcext:value-type="float">
            <text:p>1,126.77</text:p>
          </table:table-cell>
          <table:table-cell office:value-type="float" office:value="5.3" calcext:value-type="float">
            <text:p>5.30</text:p>
          </table:table-cell>
          <table:table-cell office:value-type="float" office:value="160.97" calcext:value-type="float">
            <text:p>160.97</text:p>
          </table:table-cell>
          <table:table-cell office:value-type="float" office:value="194.18" calcext:value-type="float">
            <text:p>194.18</text:p>
          </table:table-cell>
          <table:table-cell office:value-type="float" office:value="1900.84" calcext:value-type="float">
            <text:p>1,900.84</text:p>
          </table:table-cell>
          <table:table-cell office:value-type="float" office:value="247.69" calcext:value-type="float">
            <text:p>247.69</text:p>
          </table:table-cell>
          <table:table-cell table:number-columns-repeated="2" office:value-type="float" office:value="0.53" calcext:value-type="float">
            <text:p>0.53</text:p>
          </table:table-cell>
          <table:table-cell table:formula="of:=[.M138]*[.P138]" office:value-type="float" office:value="16.8593" calcext:value-type="float">
            <text:p>16.86</text:p>
          </table:table-cell>
          <table:table-cell office:value-type="float" office:value="31.81" calcext:value-type="float">
            <text:p>31.81</text:p>
          </table:table-cell>
          <table:table-cell office:value-type="float" office:value="12.5" calcext:value-type="float">
            <text:p>12.50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0" calcext:value-type="float">
            <text:p>10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9];&quot; x &quot;;TEXT([.B139];&quot;##.0&quot;))" office:value-type="string" office:string-value="CFSHS 140x140 x 10.0" calcext:value-type="string">
            <text:p>CFSHS 140x140 x 10.0</text:p>
          </table:table-cell>
          <table:table-cell office:value-type="float" office:value="38.125" calcext:value-type="float">
            <text:p>38.125</text:p>
          </table:table-cell>
          <table:table-cell office:value-type="float" office:value="48.57" calcext:value-type="float">
            <text:p>48.57</text:p>
          </table:table-cell>
          <table:table-cell office:value-type="float" office:value="1311.67" calcext:value-type="float">
            <text:p>1,311.67</text:p>
          </table:table-cell>
          <table:table-cell office:value-type="float" office:value="5.2" calcext:value-type="float">
            <text:p>5.20</text:p>
          </table:table-cell>
          <table:table-cell office:value-type="float" office:value="187.38" calcext:value-type="float">
            <text:p>187.38</text:p>
          </table:table-cell>
          <table:table-cell office:value-type="float" office:value="230.38" calcext:value-type="float">
            <text:p>230.38</text:p>
          </table:table-cell>
          <table:table-cell office:value-type="float" office:value="2273.9" calcext:value-type="float">
            <text:p>2,273.90</text:p>
          </table:table-cell>
          <table:table-cell office:value-type="float" office:value="290.85" calcext:value-type="float">
            <text:p>290.85</text:p>
          </table:table-cell>
          <table:table-cell table:number-columns-repeated="2" office:value-type="float" office:value="0.52" calcext:value-type="float">
            <text:p>0.52</text:p>
          </table:table-cell>
          <table:table-cell table:formula="of:=[.M139]*[.P139]" office:value-type="float" office:value="13.6396" calcext:value-type="float">
            <text:p>13.64</text:p>
          </table:table-cell>
          <table:table-cell office:value-type="float" office:value="26.23" calcext:value-type="float">
            <text:p>26.23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2" calcext:value-type="float">
            <text:p>12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40];&quot; x &quot;;TEXT([.B140];&quot;##.0&quot;))" office:value-type="string" office:string-value="CFSHS 140x140 x 12.0" calcext:value-type="string">
            <text:p>CFSHS 140x140 x 12.0</text:p>
          </table:table-cell>
          <table:table-cell office:value-type="float" office:value="43.379" calcext:value-type="float">
            <text:p>43.379</text:p>
          </table:table-cell>
          <table:table-cell office:value-type="float" office:value="55.26" calcext:value-type="float">
            <text:p>55.26</text:p>
          </table:table-cell>
          <table:table-cell office:value-type="float" office:value="1398.33" calcext:value-type="float">
            <text:p>1,398.33</text:p>
          </table:table-cell>
          <table:table-cell office:value-type="float" office:value="5.03" calcext:value-type="float">
            <text:p>5.03</text:p>
          </table:table-cell>
          <table:table-cell office:value-type="float" office:value="199.76" calcext:value-type="float">
            <text:p>199.76</text:p>
          </table:table-cell>
          <table:table-cell office:value-type="float" office:value="252.87" calcext:value-type="float">
            <text:p>252.87</text:p>
          </table:table-cell>
          <table:table-cell office:value-type="float" office:value="2566.92" calcext:value-type="float">
            <text:p>2,566.92</text:p>
          </table:table-cell>
          <table:table-cell office:value-type="float" office:value="321.66" calcext:value-type="float">
            <text:p>321.66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M140]*[.P140]" office:value-type="float" office:value="11.525" calcext:value-type="float">
            <text:p>11.53</text:p>
          </table:table-cell>
          <table:table-cell office:value-type="float" office:value="23.05" calcext:value-type="float">
            <text:p>23.05</text:p>
          </table:table-cell>
          <table:table-cell office:value-type="float" office:value="6.67" calcext:value-type="float">
            <text:p>6.67</text:p>
          </table:table-cell>
          <table:table-cell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12.5" calcext:value-type="float">
            <text:p>12.5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41];&quot; x &quot;;TEXT([.B141];&quot;##.0&quot;))" office:value-type="string" office:string-value="CFSHS 140x140 x 12.5" calcext:value-type="string">
            <text:p>CFSHS 140x140 x 12.5</text:p>
          </table:table-cell>
          <table:table-cell office:value-type="float" office:value="44.779" calcext:value-type="float">
            <text:p>44.779</text:p>
          </table:table-cell>
          <table:table-cell office:value-type="float" office:value="57.04" calcext:value-type="float">
            <text:p>57.04</text:p>
          </table:table-cell>
          <table:table-cell office:value-type="float" office:value="1425.23" calcext:value-type="float">
            <text:p>1,425.23</text:p>
          </table:table-cell>
          <table:table-cell office:value-type="float" office:value="5" calcext:value-type="float">
            <text:p>5.00</text:p>
          </table:table-cell>
          <table:table-cell office:value-type="float" office:value="203.6" calcext:value-type="float">
            <text:p>203.60</text:p>
          </table:table-cell>
          <table:table-cell office:value-type="float" office:value="259.25" calcext:value-type="float">
            <text:p>259.25</text:p>
          </table:table-cell>
          <table:table-cell office:value-type="float" office:value="2634.22" calcext:value-type="float">
            <text:p>2,634.22</text:p>
          </table:table-cell>
          <table:table-cell office:value-type="float" office:value="328.99" calcext:value-type="float">
            <text:p>328.99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M141]*[.P141]" office:value-type="float" office:value="11.165" calcext:value-type="float">
            <text:p>11.17</text:p>
          </table:table-cell>
          <table:table-cell office:value-type="float" office:value="22.33" calcext:value-type="float">
            <text:p>22.33</text:p>
          </table:table-cell>
          <table:table-cell office:value-type="float" office:value="6.2" calcext:value-type="float">
            <text:p>6.20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3" calcext:value-type="float">
            <text:p>3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2];&quot; x &quot;;TEXT([.B142];&quot;##.0&quot;))" office:value-type="string" office:string-value="CFSHS 150x150 x 3.0" calcext:value-type="string">
            <text:p>CFSHS 150x150 x 3.0</text:p>
          </table:table-cell>
          <table:table-cell office:value-type="float" office:value="13.665" calcext:value-type="float">
            <text:p>13.665</text:p>
          </table:table-cell>
          <table:table-cell office:value-type="float" office:value="17.41" calcext:value-type="float">
            <text:p>17.41</text:p>
          </table:table-cell>
          <table:table-cell office:value-type="float" office:value="622.73" calcext:value-type="float">
            <text:p>622.73</text:p>
          </table:table-cell>
          <table:table-cell office:value-type="float" office:value="5.98" calcext:value-type="float">
            <text:p>5.98</text:p>
          </table:table-cell>
          <table:table-cell office:value-type="float" office:value="83.03" calcext:value-type="float">
            <text:p>83.03</text:p>
          </table:table-cell>
          <table:table-cell office:value-type="float" office:value="95.53" calcext:value-type="float">
            <text:p>95.53</text:p>
          </table:table-cell>
          <table:table-cell office:value-type="float" office:value="964.61" calcext:value-type="float">
            <text:p>964.61</text:p>
          </table:table-cell>
          <table:table-cell office:value-type="float" office:value="124.6" calcext:value-type="float">
            <text:p>124.60</text:p>
          </table:table-cell>
          <table:table-cell table:number-columns-repeated="2" office:value-type="float" office:value="0.59" calcext:value-type="float">
            <text:p>0.59</text:p>
          </table:table-cell>
          <table:table-cell table:formula="of:=[.M142]*[.P142]" office:value-type="float" office:value="43.1762" calcext:value-type="float">
            <text:p>43.18</text:p>
          </table:table-cell>
          <table:table-cell office:value-type="float" office:value="73.18" calcext:value-type="float">
            <text:p>73.18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3];&quot; x &quot;;TEXT([.B143];&quot;##.0&quot;))" office:value-type="string" office:string-value="CFSHS 150x150 x 4.0" calcext:value-type="string">
            <text:p>CFSHS 150x150 x 4.0</text:p>
          </table:table-cell>
          <table:table-cell office:value-type="float" office:value="18.014" calcext:value-type="float">
            <text:p>18.014</text:p>
          </table:table-cell>
          <table:table-cell office:value-type="float" office:value="22.95" calcext:value-type="float">
            <text:p>22.95</text:p>
          </table:table-cell>
          <table:table-cell office:value-type="float" office:value="807.82" calcext:value-type="float">
            <text:p>807.82</text:p>
          </table:table-cell>
          <table:table-cell office:value-type="float" office:value="5.93" calcext:value-type="float">
            <text:p>5.93</text:p>
          </table:table-cell>
          <table:table-cell office:value-type="float" office:value="107.71" calcext:value-type="float">
            <text:p>107.71</text:p>
          </table:table-cell>
          <table:table-cell office:value-type="float" office:value="124.87" calcext:value-type="float">
            <text:p>124.87</text:p>
          </table:table-cell>
          <table:table-cell office:value-type="float" office:value="1264.76" calcext:value-type="float">
            <text:p>1,264.76</text:p>
          </table:table-cell>
          <table:table-cell office:value-type="float" office:value="161.73" calcext:value-type="float">
            <text:p>161.73</text:p>
          </table:table-cell>
          <table:table-cell table:number-columns-repeated="2" office:value-type="float" office:value="0.59" calcext:value-type="float">
            <text:p>0.59</text:p>
          </table:table-cell>
          <table:table-cell table:formula="of:=[.M143]*[.P143]" office:value-type="float" office:value="32.7509" calcext:value-type="float">
            <text:p>32.75</text:p>
          </table:table-cell>
          <table:table-cell office:value-type="float" office:value="55.51" calcext:value-type="float">
            <text:p>55.51</text:p>
          </table:table-cell>
          <table:table-cell office:value-type="float" office:value="32.5" calcext:value-type="float">
            <text:p>32.50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4];&quot; x &quot;;TEXT([.B144];&quot;##.0&quot;))" office:value-type="string" office:string-value="CFSHS 150x150 x 4.5" calcext:value-type="string">
            <text:p>CFSHS 150x150 x 4.5</text:p>
          </table:table-cell>
          <table:table-cell office:value-type="float" office:value="20.15" calcext:value-type="float">
            <text:p>20.150</text:p>
          </table:table-cell>
          <table:table-cell office:value-type="float" office:value="25.67" calcext:value-type="float">
            <text:p>25.67</text:p>
          </table:table-cell>
          <table:table-cell office:value-type="float" office:value="896.3" calcext:value-type="float">
            <text:p>896.30</text:p>
          </table:table-cell>
          <table:table-cell office:value-type="float" office:value="5.91" calcext:value-type="float">
            <text:p>5.9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39.08" calcext:value-type="float">
            <text:p>139.08</text:p>
          </table:table-cell>
          <table:table-cell office:value-type="float" office:value="1410.79" calcext:value-type="float">
            <text:p>1,410.79</text:p>
          </table:table-cell>
          <table:table-cell office:value-type="float" office:value="179.51" calcext:value-type="float">
            <text:p>179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table:formula="of:=[.M144]*[.P144]" office:value-type="float" office:value="28.7854" calcext:value-type="float">
            <text:p>28.79</text:p>
          </table:table-cell>
          <table:table-cell office:value-type="float" office:value="49.63" calcext:value-type="float">
            <text:p>49.63</text:p>
          </table:table-cell>
          <table:table-cell office:value-type="float" office:value="28.33" calcext:value-type="float">
            <text:p>28.33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5];&quot; x &quot;;TEXT([.B145];&quot;##.0&quot;))" office:value-type="string" office:string-value="CFSHS 150x150 x 5.0" calcext:value-type="string">
            <text:p>CFSHS 150x150 x 5.0</text:p>
          </table:table-cell>
          <table:table-cell office:value-type="float" office:value="22.26" calcext:value-type="float">
            <text:p>22.260</text:p>
          </table:table-cell>
          <table:table-cell office:value-type="float" office:value="28.36" calcext:value-type="float">
            <text:p>28.36</text:p>
          </table:table-cell>
          <table:table-cell office:value-type="float" office:value="982.12" calcext:value-type="float">
            <text:p>982.12</text:p>
          </table:table-cell>
          <table:table-cell office:value-type="float" office:value="5.89" calcext:value-type="float">
            <text:p>5.89</text:p>
          </table:table-cell>
          <table:table-cell office:value-type="float" office:value="130.95" calcext:value-type="float">
            <text:p>130.95</text:p>
          </table:table-cell>
          <table:table-cell office:value-type="float" office:value="152.98" calcext:value-type="float">
            <text:p>152.98</text:p>
          </table:table-cell>
          <table:table-cell office:value-type="float" office:value="1554.13" calcext:value-type="float">
            <text:p>1,554.13</text:p>
          </table:table-cell>
          <table:table-cell office:value-type="float" office:value="196.79" calcext:value-type="float">
            <text:p>196.79</text:p>
          </table:table-cell>
          <table:table-cell table:number-columns-repeated="2" office:value-type="float" office:value="0.58" calcext:value-type="float">
            <text:p>0.58</text:p>
          </table:table-cell>
          <table:table-cell table:formula="of:=[.M145]*[.P145]" office:value-type="float" office:value="26.0536" calcext:value-type="float">
            <text:p>26.05</text:p>
          </table:table-cell>
          <table:table-cell office:value-type="float" office:value="44.92" calcext:value-type="float">
            <text:p>44.92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6];&quot; x &quot;;TEXT([.B146];&quot;##.0&quot;))" office:value-type="string" office:string-value="CFSHS 150x150 x 6.0" calcext:value-type="string">
            <text:p>CFSHS 150x150 x 6.0</text:p>
          </table:table-cell>
          <table:table-cell office:value-type="float" office:value="26.402" calcext:value-type="float">
            <text:p>26.402</text:p>
          </table:table-cell>
          <table:table-cell office:value-type="float" office:value="33.63" calcext:value-type="float">
            <text:p>33.63</text:p>
          </table:table-cell>
          <table:table-cell office:value-type="float" office:value="1145.91" calcext:value-type="float">
            <text:p>1,145.91</text:p>
          </table:table-cell>
          <table:table-cell office:value-type="float" office:value="5.84" calcext:value-type="float">
            <text:p>5.84</text:p>
          </table:table-cell>
          <table:table-cell office:value-type="float" office:value="152.79" calcext:value-type="float">
            <text:p>152.79</text:p>
          </table:table-cell>
          <table:table-cell office:value-type="float" office:value="179.88" calcext:value-type="float">
            <text:p>179.88</text:p>
          </table:table-cell>
          <table:table-cell office:value-type="float" office:value="1832.69" calcext:value-type="float">
            <text:p>1,832.69</text:p>
          </table:table-cell>
          <table:table-cell office:value-type="float" office:value="229.84" calcext:value-type="float">
            <text:p>229.84</text:p>
          </table:table-cell>
          <table:table-cell table:number-columns-repeated="2" office:value-type="float" office:value="0.58" calcext:value-type="float">
            <text:p>0.58</text:p>
          </table:table-cell>
          <table:table-cell table:formula="of:=[.M146]*[.P146]" office:value-type="float" office:value="21.9704" calcext:value-type="float">
            <text:p>21.97</text:p>
          </table:table-cell>
          <table:table-cell office:value-type="float" office:value="37.88" calcext:value-type="float">
            <text:p>37.88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7];&quot; x &quot;;TEXT([.B147];&quot;##.0&quot;))" office:value-type="string" office:string-value="CFSHS 150x150 x 6.3" calcext:value-type="string">
            <text:p>CFSHS 150x150 x 6.3</text:p>
          </table:table-cell>
          <table:table-cell office:value-type="float" office:value="27.357" calcext:value-type="float">
            <text:p>27.357</text:p>
          </table:table-cell>
          <table:table-cell office:value-type="float" office:value="34.85" calcext:value-type="float">
            <text:p>34.85</text:p>
          </table:table-cell>
          <table:table-cell office:value-type="float" office:value="1173.71" calcext:value-type="float">
            <text:p>1,173.71</text:p>
          </table:table-cell>
          <table:table-cell office:value-type="float" office:value="5.8" calcext:value-type="float">
            <text:p>5.80</text:p>
          </table:table-cell>
          <table:table-cell office:value-type="float" office:value="156.49" calcext:value-type="float">
            <text:p>156.49</text:p>
          </table:table-cell>
          <table:table-cell office:value-type="float" office:value="185.15" calcext:value-type="float">
            <text:p>185.15</text:p>
          </table:table-cell>
          <table:table-cell office:value-type="float" office:value="1921.6" calcext:value-type="float">
            <text:p>1,921.60</text:p>
          </table:table-cell>
          <table:table-cell office:value-type="float" office:value="238.81" calcext:value-type="float">
            <text:p>238.81</text:p>
          </table:table-cell>
          <table:table-cell table:number-columns-repeated="2" office:value-type="float" office:value="0.57" calcext:value-type="float">
            <text:p>0.57</text:p>
          </table:table-cell>
          <table:table-cell table:formula="of:=[.M147]*[.P147]" office:value-type="float" office:value="20.8335" calcext:value-type="float">
            <text:p>20.83</text:p>
          </table:table-cell>
          <table:table-cell office:value-type="float" office:value="36.55" calcext:value-type="float">
            <text:p>36.55</text:p>
          </table:table-cell>
          <table:table-cell table:style-name="Default" office:value-type="float" office:value="18.81" calcext:value-type="float">
            <text:p>18.81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8];&quot; x &quot;;TEXT([.B148];&quot;##.0&quot;))" office:value-type="string" office:string-value="CFSHS 150x150 x 8.0" calcext:value-type="string">
            <text:p>CFSHS 150x150 x 8.0</text:p>
          </table:table-cell>
          <table:table-cell office:value-type="float" office:value="33.945" calcext:value-type="float">
            <text:p>33.945</text:p>
          </table:table-cell>
          <table:table-cell office:value-type="float" office:value="43.24" calcext:value-type="float">
            <text:p>43.24</text:p>
          </table:table-cell>
          <table:table-cell office:value-type="float" office:value="1411.83" calcext:value-type="float">
            <text:p>1,411.83</text:p>
          </table:table-cell>
          <table:table-cell office:value-type="float" office:value="5.71" calcext:value-type="float">
            <text:p>5.71</text:p>
          </table:table-cell>
          <table:table-cell office:value-type="float" office:value="188.24" calcext:value-type="float">
            <text:p>188.24</text:p>
          </table:table-cell>
          <table:table-cell office:value-type="float" office:value="225.96" calcext:value-type="float">
            <text:p>225.96</text:p>
          </table:table-cell>
          <table:table-cell office:value-type="float" office:value="2364.08" calcext:value-type="float">
            <text:p>2,364.08</text:p>
          </table:table-cell>
          <table:table-cell office:value-type="float" office:value="289.03" calcext:value-type="float">
            <text:p>289.03</text:p>
          </table:table-cell>
          <table:table-cell table:number-columns-repeated="2" office:value-type="float" office:value="0.57" calcext:value-type="float">
            <text:p>0.57</text:p>
          </table:table-cell>
          <table:table-cell table:formula="of:=[.M148]*[.P148]" office:value-type="float" office:value="16.7922" calcext:value-type="float">
            <text:p>16.79</text:p>
          </table:table-cell>
          <table:table-cell office:value-type="float" office:value="29.46" calcext:value-type="float">
            <text:p>29.46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9];&quot; x &quot;;TEXT([.B149];&quot;##.0&quot;))" office:value-type="string" office:string-value="CFSHS 150x150 x 9.0" calcext:value-type="string">
            <text:p>CFSHS 150x150 x 9.0</text:p>
          </table:table-cell>
          <table:table-cell office:value-type="float" office:value="37.663" calcext:value-type="float">
            <text:p>37.663</text:p>
          </table:table-cell>
          <table:table-cell office:value-type="float" office:value="47.98" calcext:value-type="float">
            <text:p>47.98</text:p>
          </table:table-cell>
          <table:table-cell office:value-type="float" office:value="1537.39" calcext:value-type="float">
            <text:p>1,537.39</text:p>
          </table:table-cell>
          <table:table-cell office:value-type="float" office:value="5.66" calcext:value-type="float">
            <text:p>5.66</text:p>
          </table:table-cell>
          <table:table-cell office:value-type="float" office:value="204.99" calcext:value-type="float">
            <text:p>204.99</text:p>
          </table:table-cell>
          <table:table-cell office:value-type="float" office:value="248.2" calcext:value-type="float">
            <text:p>248.20</text:p>
          </table:table-cell>
          <table:table-cell office:value-type="float" office:value="2607.94" calcext:value-type="float">
            <text:p>2,607.94</text:p>
          </table:table-cell>
          <table:table-cell office:value-type="float" office:value="315.95" calcext:value-type="float">
            <text:p>315.95</text:p>
          </table:table-cell>
          <table:table-cell table:number-columns-repeated="2" office:value-type="float" office:value="0.56" calcext:value-type="float">
            <text:p>0.56</text:p>
          </table:table-cell>
          <table:table-cell table:formula="of:=[.M149]*[.P149]" office:value-type="float" office:value="14.868" calcext:value-type="float">
            <text:p>14.87</text:p>
          </table:table-cell>
          <table:table-cell office:value-type="float" office:value="26.55" calcext:value-type="float">
            <text:p>26.55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3">
          <table:table-cell office:value-type="string" calcext:value-type="string">
            <text:p>150x150</text:p>
          </table:table-cell>
          <table:table-cell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50];&quot; x &quot;;TEXT([.B150];&quot;##.0&quot;))" office:value-type="string" office:string-value="CFSHS 150x150 x 12.5" calcext:value-type="string">
            <text:p>CFSHS 150x150 x 12.5</text:p>
          </table:table-cell>
          <table:table-cell office:value-type="float" office:value="48.704" calcext:value-type="float">
            <text:p>48.704</text:p>
          </table:table-cell>
          <table:table-cell office:value-type="float" office:value="62.04" calcext:value-type="float">
            <text:p>62.04</text:p>
          </table:table-cell>
          <table:table-cell office:value-type="float" office:value="1817.44" calcext:value-type="float">
            <text:p>1,817.44</text:p>
          </table:table-cell>
          <table:table-cell office:value-type="float" office:value="5.41" calcext:value-type="float">
            <text:p>5.41</text:p>
          </table:table-cell>
          <table:table-cell office:value-type="float" office:value="242.33" calcext:value-type="float">
            <text:p>242.33</text:p>
          </table:table-cell>
          <table:table-cell office:value-type="float" office:value="305.58" calcext:value-type="float">
            <text:p>305.58</text:p>
          </table:table-cell>
          <table:table-cell office:value-type="float" office:value="3320.84" calcext:value-type="float">
            <text:p>3,320.84</text:p>
          </table:table-cell>
          <table:table-cell office:value-type="float" office:value="389.3" calcext:value-type="float">
            <text:p>389.30</text:p>
          </table:table-cell>
          <table:table-cell table:number-columns-repeated="2" office:value-type="float" office:value="0.54" calcext:value-type="float">
            <text:p>0.54</text:p>
          </table:table-cell>
          <table:table-cell table:formula="of:=[.M150]*[.P150]" office:value-type="float" office:value="11.0862" calcext:value-type="float">
            <text:p>11.09</text:p>
          </table:table-cell>
          <table:table-cell office:value-type="float" office:value="20.53" calcext:value-type="float">
            <text:p>20.53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4" calcext:value-type="float">
            <text:p>4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1];&quot; x &quot;;TEXT([.B151];&quot;##.0&quot;))" office:value-type="string" office:string-value="CFSHS 160x160 x 4.0" calcext:value-type="string">
            <text:p>CFSHS 160x160 x 4.0</text:p>
          </table:table-cell>
          <table:table-cell office:value-type="float" office:value="19.27" calcext:value-type="float">
            <text:p>19.270</text:p>
          </table:table-cell>
          <table:table-cell office:value-type="float" office:value="24.55" calcext:value-type="float">
            <text:p>24.55</text:p>
          </table:table-cell>
          <table:table-cell office:value-type="float" office:value="987.17" calcext:value-type="float">
            <text:p>987.17</text:p>
          </table:table-cell>
          <table:table-cell office:value-type="float" office:value="6.34" calcext:value-type="float">
            <text:p>6.34</text:p>
          </table:table-cell>
          <table:table-cell office:value-type="float" office:value="123.4" calcext:value-type="float">
            <text:p>123.40</text:p>
          </table:table-cell>
          <table:table-cell office:value-type="float" office:value="142.78" calcext:value-type="float">
            <text:p>142.78</text:p>
          </table:table-cell>
          <table:table-cell office:value-type="float" office:value="1541.45" calcext:value-type="float">
            <text:p>1,541.45</text:p>
          </table:table-cell>
          <table:table-cell office:value-type="float" office:value="185.25" calcext:value-type="float">
            <text:p>185.25</text:p>
          </table:table-cell>
          <table:table-cell table:number-columns-repeated="2" office:value-type="float" office:value="0.63" calcext:value-type="float">
            <text:p>0.63</text:p>
          </table:table-cell>
          <table:table-cell table:formula="of:=[.M151]*[.P151]" office:value-type="float" office:value="32.6907" calcext:value-type="float">
            <text:p>32.69</text:p>
          </table:table-cell>
          <table:table-cell office:value-type="float" office:value="51.89" calcext:value-type="float">
            <text:p>51.89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5" calcext:value-type="float">
            <text:p>5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2];&quot; x &quot;;TEXT([.B152];&quot;##.0&quot;))" office:value-type="string" office:string-value="CFSHS 160x160 x 5.0" calcext:value-type="string">
            <text:p>CFSHS 160x160 x 5.0</text:p>
          </table:table-cell>
          <table:table-cell office:value-type="float" office:value="23.83" calcext:value-type="float">
            <text:p>23.830</text:p>
          </table:table-cell>
          <table:table-cell office:value-type="float" office:value="30.36" calcext:value-type="float">
            <text:p>30.36</text:p>
          </table:table-cell>
          <table:table-cell office:value-type="float" office:value="1202.36" calcext:value-type="float">
            <text:p>1,202.36</text:p>
          </table:table-cell>
          <table:table-cell office:value-type="float" office:value="6.29" calcext:value-type="float">
            <text:p>6.29</text:p>
          </table:table-cell>
          <table:table-cell office:value-type="float" office:value="150.29" calcext:value-type="float">
            <text:p>150.29</text:p>
          </table:table-cell>
          <table:table-cell office:value-type="float" office:value="175.16" calcext:value-type="float">
            <text:p>175.16</text:p>
          </table:table-cell>
          <table:table-cell office:value-type="float" office:value="1896.32" calcext:value-type="float">
            <text:p>1,896.32</text:p>
          </table:table-cell>
          <table:table-cell office:value-type="float" office:value="225.79" calcext:value-type="float">
            <text:p>225.79</text:p>
          </table:table-cell>
          <table:table-cell table:number-columns-repeated="2" office:value-type="float" office:value="0.62" calcext:value-type="float">
            <text:p>0.62</text:p>
          </table:table-cell>
          <table:table-cell table:formula="of:=[.M152]*[.P152]" office:value-type="float" office:value="26.0152" calcext:value-type="float">
            <text:p>26.02</text:p>
          </table:table-cell>
          <table:table-cell office:value-type="float" office:value="41.96" calcext:value-type="float">
            <text:p>41.96</text:p>
          </table:table-cell>
          <table:table-cell office:value-type="float" office:value="27" calcext:value-type="float">
            <text:p>27.0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6" calcext:value-type="float">
            <text:p>6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3];&quot; x &quot;;TEXT([.B153];&quot;##.0&quot;))" office:value-type="string" office:string-value="CFSHS 160x160 x 6.0" calcext:value-type="string">
            <text:p>CFSHS 160x160 x 6.0</text:p>
          </table:table-cell>
          <table:table-cell office:value-type="float" office:value="28.286" calcext:value-type="float">
            <text:p>28.286</text:p>
          </table:table-cell>
          <table:table-cell office:value-type="float" office:value="36.03" calcext:value-type="float">
            <text:p>36.03</text:p>
          </table:table-cell>
          <table:table-cell office:value-type="float" office:value="1405.48" calcext:value-type="float">
            <text:p>1,405.48</text:p>
          </table:table-cell>
          <table:table-cell office:value-type="float" office:value="6.25" calcext:value-type="float">
            <text:p>6.25</text:p>
          </table:table-cell>
          <table:table-cell office:value-type="float" office:value="175.69" calcext:value-type="float">
            <text:p>175.69</text:p>
          </table:table-cell>
          <table:table-cell office:value-type="float" office:value="206.24" calcext:value-type="float">
            <text:p>206.24</text:p>
          </table:table-cell>
          <table:table-cell office:value-type="float" office:value="2238.9" calcext:value-type="float">
            <text:p>2,238.90</text:p>
          </table:table-cell>
          <table:table-cell office:value-type="float" office:value="264.18" calcext:value-type="float">
            <text:p>264.18</text:p>
          </table:table-cell>
          <table:table-cell table:number-columns-repeated="2" office:value-type="float" office:value="0.62" calcext:value-type="float">
            <text:p>0.62</text:p>
          </table:table-cell>
          <table:table-cell table:formula="of:=[.M153]*[.P153]" office:value-type="float" office:value="21.917" calcext:value-type="float">
            <text:p>21.92</text:p>
          </table:table-cell>
          <table:table-cell office:value-type="float" office:value="35.35" calcext:value-type="float">
            <text:p>35.35</text:p>
          </table:table-cell>
          <table:table-cell office:value-type="float" office:value="21.67" calcext:value-type="float">
            <text:p>21.67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6.3" calcext:value-type="float">
            <text:p>6.3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4];&quot; x &quot;;TEXT([.B154];&quot;##.0&quot;))" office:value-type="string" office:string-value="CFSHS 160x160 x 6.3" calcext:value-type="string">
            <text:p>CFSHS 160x160 x 6.3</text:p>
          </table:table-cell>
          <table:table-cell office:value-type="float" office:value="29.335" calcext:value-type="float">
            <text:p>29.335</text:p>
          </table:table-cell>
          <table:table-cell office:value-type="float" office:value="37.37" calcext:value-type="float">
            <text:p>37.37</text:p>
          </table:table-cell>
          <table:table-cell office:value-type="float" office:value="1442.13" calcext:value-type="float">
            <text:p>1,442.13</text:p>
          </table:table-cell>
          <table:table-cell office:value-type="float" office:value="6.21" calcext:value-type="float">
            <text:p>6.21</text:p>
          </table:table-cell>
          <table:table-cell office:value-type="float" office:value="180.27" calcext:value-type="float">
            <text:p>180.27</text:p>
          </table:table-cell>
          <table:table-cell office:value-type="float" office:value="212.57" calcext:value-type="float">
            <text:p>212.57</text:p>
          </table:table-cell>
          <table:table-cell office:value-type="float" office:value="2348.6" calcext:value-type="float">
            <text:p>2,348.60</text:p>
          </table:table-cell>
          <table:table-cell office:value-type="float" office:value="274.71" calcext:value-type="float">
            <text:p>274.71</text:p>
          </table:table-cell>
          <table:table-cell table:number-columns-repeated="2" office:value-type="float" office:value="0.61" calcext:value-type="float">
            <text:p>0.61</text:p>
          </table:table-cell>
          <table:table-cell table:formula="of:=[.M154]*[.P154]" office:value-type="float" office:value="20.7949" calcext:value-type="float">
            <text:p>20.79</text:p>
          </table:table-cell>
          <table:table-cell office:value-type="float" office:value="34.09" calcext:value-type="float">
            <text:p>34.09</text:p>
          </table:table-cell>
          <table:table-cell office:value-type="float" office:value="20.4" calcext:value-type="float">
            <text:p>20.4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8" calcext:value-type="float">
            <text:p>8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5];&quot; x &quot;;TEXT([.B155];&quot;##.0&quot;))" office:value-type="string" office:string-value="CFSHS 160x160 x 8.0" calcext:value-type="string">
            <text:p>CFSHS 160x160 x 8.0</text:p>
          </table:table-cell>
          <table:table-cell office:value-type="float" office:value="36.457" calcext:value-type="float">
            <text:p>36.457</text:p>
          </table:table-cell>
          <table:table-cell office:value-type="float" office:value="46.44" calcext:value-type="float">
            <text:p>46.44</text:p>
          </table:table-cell>
          <table:table-cell office:value-type="float" office:value="1741.23" calcext:value-type="float">
            <text:p>1,741.23</text:p>
          </table:table-cell>
          <table:table-cell office:value-type="float" office:value="6.12" calcext:value-type="float">
            <text:p>6.12</text:p>
          </table:table-cell>
          <table:table-cell office:value-type="float" office:value="217.65" calcext:value-type="float">
            <text:p>217.65</text:p>
          </table:table-cell>
          <table:table-cell office:value-type="float" office:value="260.14" calcext:value-type="float">
            <text:p>260.14</text:p>
          </table:table-cell>
          <table:table-cell office:value-type="float" office:value="2896.58" calcext:value-type="float">
            <text:p>2,896.58</text:p>
          </table:table-cell>
          <table:table-cell office:value-type="float" office:value="333.56" calcext:value-type="float">
            <text:p>333.56</text:p>
          </table:table-cell>
          <table:table-cell table:number-columns-repeated="2" office:value-type="float" office:value="0.61" calcext:value-type="float">
            <text:p>0.61</text:p>
          </table:table-cell>
          <table:table-cell table:formula="of:=[.M155]*[.P155]" office:value-type="float" office:value="16.7323" calcext:value-type="float">
            <text:p>16.73</text:p>
          </table:table-cell>
          <table:table-cell office:value-type="float" office:value="27.43" calcext:value-type="float">
            <text:p>27.43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0" calcext:value-type="float">
            <text:p>10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6];&quot; x &quot;;TEXT([.B156];&quot;##.0&quot;))" office:value-type="string" office:string-value="CFSHS 160x160 x 10.0" calcext:value-type="string">
            <text:p>CFSHS 160x160 x 10.0</text:p>
          </table:table-cell>
          <table:table-cell office:value-type="float" office:value="44.405" calcext:value-type="float">
            <text:p>44.405</text:p>
          </table:table-cell>
          <table:table-cell office:value-type="float" office:value="56.57" calcext:value-type="float">
            <text:p>56.57</text:p>
          </table:table-cell>
          <table:table-cell office:value-type="float" office:value="2047.67" calcext:value-type="float">
            <text:p>2,047.67</text:p>
          </table:table-cell>
          <table:table-cell office:value-type="float" office:value="6.02" calcext:value-type="float">
            <text:p>6.02</text:p>
          </table:table-cell>
          <table:table-cell office:value-type="float" office:value="255.96" calcext:value-type="float">
            <text:p>255.96</text:p>
          </table:table-cell>
          <table:table-cell office:value-type="float" office:value="310.95" calcext:value-type="float">
            <text:p>310.95</text:p>
          </table:table-cell>
          <table:table-cell office:value-type="float" office:value="3490.29" calcext:value-type="float">
            <text:p>3,490.29</text:p>
          </table:table-cell>
          <table:table-cell office:value-type="float" office:value="395.1" calcext:value-type="float">
            <text:p>395.10</text:p>
          </table:table-cell>
          <table:table-cell table:number-columns-repeated="2" office:value-type="float" office:value="0.6" calcext:value-type="float">
            <text:p>0.60</text:p>
          </table:table-cell>
          <table:table-cell table:formula="of:=[.M156]*[.P156]" office:value-type="float" office:value="13.512" calcext:value-type="float">
            <text:p>13.51</text:p>
          </table:table-cell>
          <table:table-cell office:value-type="float" office:value="22.52" calcext:value-type="float">
            <text:p>22.52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2" calcext:value-type="float">
            <text:p>12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7];&quot; x &quot;;TEXT([.B157];&quot;##.0&quot;))" office:value-type="string" office:string-value="CFSHS 160x160 x 12.0" calcext:value-type="string">
            <text:p>CFSHS 160x160 x 12.0</text:p>
          </table:table-cell>
          <table:table-cell office:value-type="float" office:value="50.915" calcext:value-type="float">
            <text:p>50.915</text:p>
          </table:table-cell>
          <table:table-cell office:value-type="float" office:value="64.86" calcext:value-type="float">
            <text:p>64.86</text:p>
          </table:table-cell>
          <table:table-cell office:value-type="float" office:value="2224.36" calcext:value-type="float">
            <text:p>2,224.36</text:p>
          </table:table-cell>
          <table:table-cell office:value-type="float" office:value="5.86" calcext:value-type="float">
            <text:p>5.86</text:p>
          </table:table-cell>
          <table:table-cell office:value-type="float" office:value="278.05" calcext:value-type="float">
            <text:p>278.05</text:p>
          </table:table-cell>
          <table:table-cell office:value-type="float" office:value="346.05" calcext:value-type="float">
            <text:p>346.05</text:p>
          </table:table-cell>
          <table:table-cell office:value-type="float" office:value="3996.72" calcext:value-type="float">
            <text:p>3,996.72</text:p>
          </table:table-cell>
          <table:table-cell office:value-type="float" office:value="443.13" calcext:value-type="float">
            <text:p>443.13</text:p>
          </table:table-cell>
          <table:table-cell table:number-columns-repeated="2" office:value-type="float" office:value="0.58" calcext:value-type="float">
            <text:p>0.58</text:p>
          </table:table-cell>
          <table:table-cell table:formula="of:=[.M157]*[.P157]" office:value-type="float" office:value="11.3912" calcext:value-type="float">
            <text:p>11.39</text:p>
          </table:table-cell>
          <table:table-cell office:value-type="float" office:value="19.64" calcext:value-type="float">
            <text:p>19.64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8];&quot; x &quot;;TEXT([.B158];&quot;##.0&quot;))" office:value-type="string" office:string-value="CFSHS 160x160 x 12.5" calcext:value-type="string">
            <text:p>CFSHS 160x160 x 12.5</text:p>
          </table:table-cell>
          <table:table-cell office:value-type="float" office:value="52.629" calcext:value-type="float">
            <text:p>52.629</text:p>
          </table:table-cell>
          <table:table-cell office:value-type="float" office:value="67.04" calcext:value-type="float">
            <text:p>67.04</text:p>
          </table:table-cell>
          <table:table-cell office:value-type="float" office:value="2275.04" calcext:value-type="float">
            <text:p>2,275.04</text:p>
          </table:table-cell>
          <table:table-cell office:value-type="float" office:value="5.83" calcext:value-type="float">
            <text:p>5.83</text:p>
          </table:table-cell>
          <table:table-cell office:value-type="float" office:value="284.38" calcext:value-type="float">
            <text:p>284.38</text:p>
          </table:table-cell>
          <table:table-cell office:value-type="float" office:value="355.66" calcext:value-type="float">
            <text:p>355.66</text:p>
          </table:table-cell>
          <table:table-cell office:value-type="float" office:value="4113.99" calcext:value-type="float">
            <text:p>4,113.99</text:p>
          </table:table-cell>
          <table:table-cell office:value-type="float" office:value="454.58" calcext:value-type="float">
            <text:p>454.58</text:p>
          </table:table-cell>
          <table:table-cell table:number-columns-repeated="2" office:value-type="float" office:value="0.58" calcext:value-type="float">
            <text:p>0.58</text:p>
          </table:table-cell>
          <table:table-cell table:formula="of:=[.M158]*[.P158]" office:value-type="float" office:value="11.02" calcext:value-type="float">
            <text:p>11.02</text:p>
          </table:table-cell>
          <table:table-cell office:value-type="float" office:value="19" calcext:value-type="float">
            <text:p>19.00</text:p>
          </table:table-cell>
          <table:table-cell office:value-type="float" office:value="7.8" calcext:value-type="float">
            <text:p>7.80</text:p>
          </table:table-cell>
          <table:table-cell/>
        </table:table-row>
        <table:table-row table:style-name="ro3">
          <table:table-cell office:value-type="string" calcext:value-type="string">
            <text:p>160x160</text:p>
          </table:table-cell>
          <table:table-cell office:value-type="float" office:value="16" calcext:value-type="float">
            <text:p>16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9];&quot; x &quot;;TEXT([.B159];&quot;##.0&quot;))" office:value-type="string" office:string-value="CFSHS 160x160 x 16.0" calcext:value-type="string">
            <text:p>CFSHS 160x160 x 16.0</text:p>
          </table:table-cell>
          <table:table-cell office:value-type="float" office:value="63.72" calcext:value-type="float">
            <text:p>63.720</text:p>
          </table:table-cell>
          <table:table-cell office:value-type="float" office:value="81.17" calcext:value-type="float">
            <text:p>81.17</text:p>
          </table:table-cell>
          <table:table-cell office:value-type="float" office:value="2546.4" calcext:value-type="float">
            <text:p>2,546.40</text:p>
          </table:table-cell>
          <table:table-cell office:value-type="float" office:value="5.6" calcext:value-type="float">
            <text:p>5.60</text:p>
          </table:table-cell>
          <table:table-cell office:value-type="float" office:value="318.3" calcext:value-type="float">
            <text:p>318.30</text:p>
          </table:table-cell>
          <table:table-cell office:value-type="float" office:value="412.67" calcext:value-type="float">
            <text:p>412.67</text:p>
          </table:table-cell>
          <table:table-cell office:value-type="float" office:value="4798.78" calcext:value-type="float">
            <text:p>4,798.78</text:p>
          </table:table-cell>
          <table:table-cell office:value-type="float" office:value="519.73" calcext:value-type="float">
            <text:p>519.73</text:p>
          </table:table-cell>
          <table:table-cell table:number-columns-repeated="2" office:value-type="float" office:value="0.56" calcext:value-type="float">
            <text:p>0.56</text:p>
          </table:table-cell>
          <table:table-cell table:formula="of:=[.M159]*[.P159]" office:value-type="float" office:value="8.7864" calcext:value-type="float">
            <text:p>8.79</text:p>
          </table:table-cell>
          <table:table-cell office:value-type="float" office:value="15.69" calcext:value-type="float">
            <text:p>15.69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4" calcext:value-type="float">
            <text:p>4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0];&quot; x &quot;;TEXT([.B160];&quot;##.0&quot;))" office:value-type="string" office:string-value="CFSHS 178x178 x 4.0" calcext:value-type="string">
            <text:p>CFSHS 178x178 x 4.0</text:p>
          </table:table-cell>
          <table:table-cell office:value-type="float" office:value="21.531" calcext:value-type="float">
            <text:p>21.531</text:p>
          </table:table-cell>
          <table:table-cell office:value-type="float" office:value="27.43" calcext:value-type="float">
            <text:p>27.43</text:p>
          </table:table-cell>
          <table:table-cell office:value-type="float" office:value="1373.47" calcext:value-type="float">
            <text:p>1,373.47</text:p>
          </table:table-cell>
          <table:table-cell office:value-type="float" office:value="7.08" calcext:value-type="float">
            <text:p>7.08</text:p>
          </table:table-cell>
          <table:table-cell office:value-type="float" office:value="154.32" calcext:value-type="float">
            <text:p>154.32</text:p>
          </table:table-cell>
          <table:table-cell office:value-type="float" office:value="178.05" calcext:value-type="float">
            <text:p>178.05</text:p>
          </table:table-cell>
          <table:table-cell office:value-type="float" office:value="2135.96" calcext:value-type="float">
            <text:p>2,135.96</text:p>
          </table:table-cell>
          <table:table-cell office:value-type="float" office:value="231.62" calcext:value-type="float">
            <text:p>231.62</text:p>
          </table:table-cell>
          <table:table-cell table:number-columns-repeated="2" office:value-type="float" office:value="0.7" calcext:value-type="float">
            <text:p>0.70</text:p>
          </table:table-cell>
          <table:table-cell table:formula="of:=[.M160]*[.P160]" office:value-type="float" office:value="32.508" calcext:value-type="float">
            <text:p>32.51</text:p>
          </table:table-cell>
          <table:table-cell office:value-type="float" office:value="46.44" calcext:value-type="float">
            <text:p>46.44</text:p>
          </table:table-cell>
          <table:table-cell office:value-type="float" office:value="39.5" calcext:value-type="float">
            <text:p>39.50</text:p>
          </table:table-cell>
          <table:table-cell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4.5" calcext:value-type="float">
            <text:p>4.5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1];&quot; x &quot;;TEXT([.B161];&quot;##.0&quot;))" office:value-type="string" office:string-value="CFSHS 178x178 x 4.5" calcext:value-type="string">
            <text:p>CFSHS 178x178 x 4.5</text:p>
          </table:table-cell>
          <table:table-cell office:value-type="float" office:value="24.106" calcext:value-type="float">
            <text:p>24.106</text:p>
          </table:table-cell>
          <table:table-cell office:value-type="float" office:value="30.71" calcext:value-type="float">
            <text:p>30.71</text:p>
          </table:table-cell>
          <table:table-cell office:value-type="float" office:value="1527.36" calcext:value-type="float">
            <text:p>1,527.36</text:p>
          </table:table-cell>
          <table:table-cell office:value-type="float" office:value="7.05" calcext:value-type="float">
            <text:p>7.05</text:p>
          </table:table-cell>
          <table:table-cell office:value-type="float" office:value="171.61" calcext:value-type="float">
            <text:p>171.61</text:p>
          </table:table-cell>
          <table:table-cell office:value-type="float" office:value="198.64" calcext:value-type="float">
            <text:p>198.64</text:p>
          </table:table-cell>
          <table:table-cell office:value-type="float" office:value="2386.01" calcext:value-type="float">
            <text:p>2,386.01</text:p>
          </table:table-cell>
          <table:table-cell office:value-type="float" office:value="257.64" calcext:value-type="float">
            <text:p>257.64</text:p>
          </table:table-cell>
          <table:table-cell table:number-columns-repeated="2" office:value-type="float" office:value="0.7" calcext:value-type="float">
            <text:p>0.70</text:p>
          </table:table-cell>
          <table:table-cell table:formula="of:=[.M161]*[.P161]" office:value-type="float" office:value="29.036" calcext:value-type="float">
            <text:p>29.04</text:p>
          </table:table-cell>
          <table:table-cell office:value-type="float" office:value="41.48" calcext:value-type="float">
            <text:p>41.48</text:p>
          </table:table-cell>
          <table:table-cell office:value-type="float" office:value="34.56" calcext:value-type="float">
            <text:p>34.56</text:p>
          </table:table-cell>
          <table:table-cell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5" calcext:value-type="float">
            <text:p>5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2];&quot; x &quot;;TEXT([.B162];&quot;##.0&quot;))" office:value-type="string" office:string-value="CFSHS 178x178 x 5.0" calcext:value-type="string">
            <text:p>CFSHS 178x178 x 5.0</text:p>
          </table:table-cell>
          <table:table-cell office:value-type="float" office:value="26.656" calcext:value-type="float">
            <text:p>26.656</text:p>
          </table:table-cell>
          <table:table-cell office:value-type="float" office:value="33.96" calcext:value-type="float">
            <text:p>33.96</text:p>
          </table:table-cell>
          <table:table-cell office:value-type="float" office:value="1677.44" calcext:value-type="float">
            <text:p>1,677.44</text:p>
          </table:table-cell>
          <table:table-cell office:value-type="float" office:value="7.03" calcext:value-type="float">
            <text:p>7.03</text:p>
          </table:table-cell>
          <table:table-cell office:value-type="float" office:value="188.48" calcext:value-type="float">
            <text:p>188.48</text:p>
          </table:table-cell>
          <table:table-cell office:value-type="float" office:value="218.86" calcext:value-type="float">
            <text:p>218.86</text:p>
          </table:table-cell>
          <table:table-cell office:value-type="float" office:value="2632.27" calcext:value-type="float">
            <text:p>2,632.27</text:p>
          </table:table-cell>
          <table:table-cell office:value-type="float" office:value="283.05" calcext:value-type="float">
            <text:p>283.05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table:formula="of:=[.M162]*[.P162]" office:value-type="float" office:value="25.8888" calcext:value-type="float">
            <text:p>25.89</text:p>
          </table:table-cell>
          <table:table-cell office:value-type="float" office:value="37.52" calcext:value-type="float">
            <text:p>37.52</text:p>
          </table:table-cell>
          <table:table-cell office:value-type="float" office:value="30.6" calcext:value-type="float">
            <text:p>30.60</text:p>
          </table:table-cell>
          <table:table-cell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6" calcext:value-type="float">
            <text:p>6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3];&quot; x &quot;;TEXT([.B163];&quot;##.0&quot;))" office:value-type="string" office:string-value="CFSHS 178x178 x 6.0" calcext:value-type="string">
            <text:p>CFSHS 178x178 x 6.0</text:p>
          </table:table-cell>
          <table:table-cell office:value-type="float" office:value="31.677" calcext:value-type="float">
            <text:p>31.677</text:p>
          </table:table-cell>
          <table:table-cell office:value-type="float" office:value="40.35" calcext:value-type="float">
            <text:p>40.35</text:p>
          </table:table-cell>
          <table:table-cell office:value-type="float" office:value="1966.3" calcext:value-type="float">
            <text:p>1,966.30</text:p>
          </table:table-cell>
          <table:table-cell office:value-type="float" office:value="6.98" calcext:value-type="float">
            <text:p>6.98</text:p>
          </table:table-cell>
          <table:table-cell office:value-type="float" office:value="220.93" calcext:value-type="float">
            <text:p>220.93</text:p>
          </table:table-cell>
          <table:table-cell office:value-type="float" office:value="258.22" calcext:value-type="float">
            <text:p>258.22</text:p>
          </table:table-cell>
          <table:table-cell office:value-type="float" office:value="3113.39" calcext:value-type="float">
            <text:p>3,113.39</text:p>
          </table:table-cell>
          <table:table-cell office:value-type="float" office:value="332.03" calcext:value-type="float">
            <text:p>332.03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[.M163]*[.P163]" office:value-type="float" office:value="21.7833" calcext:value-type="float">
            <text:p>21.78</text:p>
          </table:table-cell>
          <table:table-cell office:value-type="float" office:value="31.57" calcext:value-type="float">
            <text:p>31.57</text:p>
          </table:table-cell>
          <table:table-cell office:value-type="float" office:value="24.67" calcext:value-type="float">
            <text:p>24.67</text:p>
          </table:table-cell>
          <table:table-cell/>
        </table:table-row>
        <table:table-row table:style-name="ro3">
          <table:table-cell office:value-type="string" calcext:value-type="string">
            <text:p>178x178</text:p>
          </table:table-cell>
          <table:table-cell office:value-type="float" office:value="9" calcext:value-type="float">
            <text:p>9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4];&quot; x &quot;;TEXT([.B164];&quot;##.0&quot;))" office:value-type="string" office:string-value="CFSHS 178x178 x 9.0" calcext:value-type="string">
            <text:p>CFSHS 178x178 x 9.0</text:p>
          </table:table-cell>
          <table:table-cell office:value-type="float" office:value="45.576" calcext:value-type="float">
            <text:p>45.576</text:p>
          </table:table-cell>
          <table:table-cell office:value-type="float" office:value="58.06" calcext:value-type="float">
            <text:p>58.06</text:p>
          </table:table-cell>
          <table:table-cell office:value-type="float" office:value="2689.9" calcext:value-type="float">
            <text:p>2,689.90</text:p>
          </table:table-cell>
          <table:table-cell office:value-type="float" office:value="6.81" calcext:value-type="float">
            <text:p>6.81</text:p>
          </table:table-cell>
          <table:table-cell office:value-type="float" office:value="302.24" calcext:value-type="float">
            <text:p>302.24</text:p>
          </table:table-cell>
          <table:table-cell office:value-type="float" office:value="361.49" calcext:value-type="float">
            <text:p>361.49</text:p>
          </table:table-cell>
          <table:table-cell office:value-type="float" office:value="4479.68" calcext:value-type="float">
            <text:p>4,479.68</text:p>
          </table:table-cell>
          <table:table-cell office:value-type="float" office:value="463.32" calcext:value-type="float">
            <text:p>463.32</text:p>
          </table:table-cell>
          <table:table-cell table:number-columns-repeated="2" office:value-type="float" office:value="0.67" calcext:value-type="float">
            <text:p>0.67</text:p>
          </table:table-cell>
          <table:table-cell table:formula="of:=[.M164]*[.P164]" office:value-type="float" office:value="14.6998" calcext:value-type="float">
            <text:p>14.70</text:p>
          </table:table-cell>
          <table:table-cell office:value-type="float" office:value="21.94" calcext:value-type="float">
            <text:p>21.94</text:p>
          </table:table-cell>
          <table:table-cell office:value-type="float" office:value="14.78" calcext:value-type="float">
            <text:p>14.78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4" calcext:value-type="float">
            <text:p>4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5];&quot; x &quot;;TEXT([.B165];&quot;##.0&quot;))" office:value-type="string" office:string-value="CFSHS 180x180 x 4.0" calcext:value-type="string">
            <text:p>CFSHS 180x180 x 4.0</text:p>
          </table:table-cell>
          <table:table-cell office:value-type="float" office:value="21.782" calcext:value-type="float">
            <text:p>21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1421.74" calcext:value-type="float">
            <text:p>1,421.74</text:p>
          </table:table-cell>
          <table:table-cell office:value-type="float" office:value="7.16" calcext:value-type="float">
            <text:p>7.16</text:p>
          </table:table-cell>
          <table:table-cell office:value-type="float" office:value="157.97" calcext:value-type="float">
            <text:p>157.97</text:p>
          </table:table-cell>
          <table:table-cell office:value-type="float" office:value="182.21" calcext:value-type="float">
            <text:p>182.21</text:p>
          </table:table-cell>
          <table:table-cell office:value-type="float" office:value="2210.16" calcext:value-type="float">
            <text:p>2,210.16</text:p>
          </table:table-cell>
          <table:table-cell office:value-type="float" office:value="237.1" calcext:value-type="float">
            <text:p>237.10</text:p>
          </table:table-cell>
          <table:table-cell table:number-columns-repeated="2" office:value-type="float" office:value="0.71" calcext:value-type="float">
            <text:p>0.71</text:p>
          </table:table-cell>
          <table:table-cell table:formula="of:=[.M165]*[.P165]" office:value-type="float" office:value="32.5961" calcext:value-type="float">
            <text:p>32.60</text:p>
          </table:table-cell>
          <table:table-cell office:value-type="float" office:value="45.91" calcext:value-type="float">
            <text:p>45.91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4.5" calcext:value-type="float">
            <text:p>4.5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6];&quot; x &quot;;TEXT([.B166];&quot;##.0&quot;))" office:value-type="string" office:string-value="CFSHS 180x180 x 4.5" calcext:value-type="string">
            <text:p>CFSHS 180x180 x 4.5</text:p>
          </table:table-cell>
          <table:table-cell office:value-type="float" office:value="24.389" calcext:value-type="float">
            <text:p>24.389</text:p>
          </table:table-cell>
          <table:table-cell office:value-type="float" office:value="31.07" calcext:value-type="float">
            <text:p>31.07</text:p>
          </table:table-cell>
          <table:table-cell office:value-type="float" office:value="1581.26" calcext:value-type="float">
            <text:p>1,581.26</text:p>
          </table:table-cell>
          <table:table-cell office:value-type="float" office:value="7.13" calcext:value-type="float">
            <text:p>7.13</text:p>
          </table:table-cell>
          <table:table-cell office:value-type="float" office:value="175.7" calcext:value-type="float">
            <text:p>175.70</text:p>
          </table:table-cell>
          <table:table-cell office:value-type="float" office:value="203.3" calcext:value-type="float">
            <text:p>203.30</text:p>
          </table:table-cell>
          <table:table-cell office:value-type="float" office:value="2469.1" calcext:value-type="float">
            <text:p>2,469.10</text:p>
          </table:table-cell>
          <table:table-cell office:value-type="float" office:value="263.77" calcext:value-type="float">
            <text:p>263.77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table:formula="of:=[.M166]*[.P166]" office:value-type="float" office:value="28.7" calcext:value-type="float">
            <text:p>28.70</text:p>
          </table:table-cell>
          <table:table-cell office:value-type="float" office:value="41" calcext:value-type="float">
            <text:p>41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5" calcext:value-type="float">
            <text:p>5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7];&quot; x &quot;;TEXT([.B167];&quot;##.0&quot;))" office:value-type="string" office:string-value="CFSHS 180x180 x 5.0" calcext:value-type="string">
            <text:p>CFSHS 180x180 x 5.0</text:p>
          </table:table-cell>
          <table:table-cell office:value-type="float" office:value="26.97" calcext:value-type="float">
            <text:p>26.970</text:p>
          </table:table-cell>
          <table:table-cell office:value-type="float" office:value="34.36" calcext:value-type="float">
            <text:p>34.36</text:p>
          </table:table-cell>
          <table:table-cell office:value-type="float" office:value="1736.87" calcext:value-type="float">
            <text:p>1,736.87</text:p>
          </table:table-cell>
          <table:table-cell office:value-type="float" office:value="7.11" calcext:value-type="float">
            <text:p>7.11</text:p>
          </table:table-cell>
          <table:table-cell office:value-type="float" office:value="192.99" calcext:value-type="float">
            <text:p>192.99</text:p>
          </table:table-cell>
          <table:table-cell office:value-type="float" office:value="224.02" calcext:value-type="float">
            <text:p>224.02</text:p>
          </table:table-cell>
          <table:table-cell office:value-type="float" office:value="2724.16" calcext:value-type="float">
            <text:p>2,724.16</text:p>
          </table:table-cell>
          <table:table-cell office:value-type="float" office:value="289.81" calcext:value-type="float">
            <text:p>289.81</text:p>
          </table:table-cell>
          <table:table-cell table:number-columns-repeated="2" office:value-type="float" office:value="0.7" calcext:value-type="float">
            <text:p>0.70</text:p>
          </table:table-cell>
          <table:table-cell table:formula="of:=[.M167]*[.P167]" office:value-type="float" office:value="25.956" calcext:value-type="float">
            <text:p>25.96</text:p>
          </table:table-cell>
          <table:table-cell office:value-type="float" office:value="37.08" calcext:value-type="float">
            <text:p>37.08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6" calcext:value-type="float">
            <text:p>6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8];&quot; x &quot;;TEXT([.B168];&quot;##.0&quot;))" office:value-type="string" office:string-value="CFSHS 180x180 x 6.0" calcext:value-type="string">
            <text:p>CFSHS 180x180 x 6.0</text:p>
          </table:table-cell>
          <table:table-cell office:value-type="float" office:value="32.054" calcext:value-type="float">
            <text:p>32.054</text:p>
          </table:table-cell>
          <table:table-cell office:value-type="float" office:value="40.83" calcext:value-type="float">
            <text:p>40.83</text:p>
          </table:table-cell>
          <table:table-cell office:value-type="float" office:value="2036.52" calcext:value-type="float">
            <text:p>2,036.52</text:p>
          </table:table-cell>
          <table:table-cell office:value-type="float" office:value="7.06" calcext:value-type="float">
            <text:p>7.06</text:p>
          </table:table-cell>
          <table:table-cell office:value-type="float" office:value="226.28" calcext:value-type="float">
            <text:p>226.28</text:p>
          </table:table-cell>
          <table:table-cell office:value-type="float" office:value="264.35" calcext:value-type="float">
            <text:p>264.35</text:p>
          </table:table-cell>
          <table:table-cell office:value-type="float" office:value="3222.65" calcext:value-type="float">
            <text:p>3,222.65</text:p>
          </table:table-cell>
          <table:table-cell office:value-type="float" office:value="340.05" calcext:value-type="float">
            <text:p>340.05</text:p>
          </table:table-cell>
          <table:table-cell table:number-columns-repeated="2" office:value-type="float" office:value="0.7" calcext:value-type="float">
            <text:p>0.70</text:p>
          </table:table-cell>
          <table:table-cell table:formula="of:=[.M168]*[.P168]" office:value-type="float" office:value="21.84" calcext:value-type="float">
            <text:p>21.84</text:p>
          </table:table-cell>
          <table:table-cell office:value-type="float" office:value="31.2" calcext:value-type="float">
            <text:p>31.20</text:p>
          </table:table-cell>
          <table:table-cell office:value-type="float" office:value="25" calcext:value-type="float">
            <text:p>25.00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6.3" calcext:value-type="float">
            <text:p>6.3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9];&quot; x &quot;;TEXT([.B169];&quot;##.0&quot;))" office:value-type="string" office:string-value="CFSHS 180x180 x 6.3" calcext:value-type="string">
            <text:p>CFSHS 180x180 x 6.3</text:p>
          </table:table-cell>
          <table:table-cell office:value-type="float" office:value="33.292" calcext:value-type="float">
            <text:p>33.292</text:p>
          </table:table-cell>
          <table:table-cell office:value-type="float" office:value="42.41" calcext:value-type="float">
            <text:p>42.41</text:p>
          </table:table-cell>
          <table:table-cell office:value-type="float" office:value="2095.65" calcext:value-type="float">
            <text:p>2,095.65</text:p>
          </table:table-cell>
          <table:table-cell office:value-type="float" office:value="7.03" calcext:value-type="float">
            <text:p>7.0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73.09" calcext:value-type="float">
            <text:p>273.09</text:p>
          </table:table-cell>
          <table:table-cell office:value-type="float" office:value="3382.71" calcext:value-type="float">
            <text:p>3,382.71</text:p>
          </table:table-cell>
          <table:table-cell office:value-type="float" office:value="354.08" calcext:value-type="float">
            <text:p>354.08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[.M169]*[.P169]" office:value-type="float" office:value="20.7276" calcext:value-type="float">
            <text:p>20.73</text:p>
          </table:table-cell>
          <table:table-cell office:value-type="float" office:value="30.04" calcext:value-type="float">
            <text:p>30.04</text:p>
          </table:table-cell>
          <table:table-cell office:value-type="float" office:value="23.57" calcext:value-type="float">
            <text:p>23.57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8" calcext:value-type="float">
            <text:p>8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70];&quot; x &quot;;TEXT([.B170];&quot;##.0&quot;))" office:value-type="string" office:string-value="CFSHS 180x180 x 8.0" calcext:value-type="string">
            <text:p>CFSHS 180x180 x 8.0</text:p>
          </table:table-cell>
          <table:table-cell office:value-type="float" office:value="41.481" calcext:value-type="float">
            <text:p>41.481</text:p>
          </table:table-cell>
          <table:table-cell office:value-type="float" office:value="52.84" calcext:value-type="float">
            <text:p>52.84</text:p>
          </table:table-cell>
          <table:table-cell office:value-type="float" office:value="2545.86" calcext:value-type="float">
            <text:p>2,545.86</text:p>
          </table:table-cell>
          <table:table-cell office:value-type="float" office:value="6.94" calcext:value-type="float">
            <text:p>6.94</text:p>
          </table:table-cell>
          <table:table-cell office:value-type="float" office:value="282.87" calcext:value-type="float">
            <text:p>282.87</text:p>
          </table:table-cell>
          <table:table-cell office:value-type="float" office:value="335.7" calcext:value-type="float">
            <text:p>335.70</text:p>
          </table:table-cell>
          <table:table-cell office:value-type="float" office:value="4188.56" calcext:value-type="float">
            <text:p>4,188.56</text:p>
          </table:table-cell>
          <table:table-cell office:value-type="float" office:value="432.21" calcext:value-type="float">
            <text:p>432.21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[.M170]*[.P170]" office:value-type="float" office:value="16.6359" calcext:value-type="float">
            <text:p>16.64</text:p>
          </table:table-cell>
          <table:table-cell office:value-type="float" office:value="24.11" calcext:value-type="float">
            <text:p>24.11</text:p>
          </table:table-cell>
          <table:table-cell office:value-type="float" office:value="17.5" calcext:value-type="float">
            <text:p>17.50</text:p>
          </table:table-cell>
          <table:table-cell/>
        </table:table-row>
        <table:table-row table:style-name="ro3">
          <table:table-cell office:value-type="string" calcext:value-type="string">
            <text:p>180x180</text:p>
          </table:table-cell>
          <table:table-cell office:value-type="float" office:value="9" calcext:value-type="float">
            <text:p>9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71];&quot; x &quot;;TEXT([.B171];&quot;##.0&quot;))" office:value-type="string" office:string-value="CFSHS 180x180 x 9.0" calcext:value-type="string">
            <text:p>CFSHS 180x180 x 9.0</text:p>
          </table:table-cell>
          <table:table-cell office:value-type="float" office:value="46.141" calcext:value-type="float">
            <text:p>46.141</text:p>
          </table:table-cell>
          <table:table-cell office:value-type="float" office:value="58.78" calcext:value-type="float">
            <text:p>58.78</text:p>
          </table:table-cell>
          <table:table-cell office:value-type="float" office:value="2789.12" calcext:value-type="float">
            <text:p>2,789.12</text:p>
          </table:table-cell>
          <table:table-cell office:value-type="float" office:value="6.89" calcext:value-type="float">
            <text:p>6.89</text:p>
          </table:table-cell>
          <table:table-cell office:value-type="float" office:value="309.9" calcext:value-type="float">
            <text:p>309.90</text:p>
          </table:table-cell>
          <table:table-cell office:value-type="float" office:value="370.39" calcext:value-type="float">
            <text:p>370.39</text:p>
          </table:table-cell>
          <table:table-cell office:value-type="float" office:value="4639.77" calcext:value-type="float">
            <text:p>4,639.77</text:p>
          </table:table-cell>
          <table:table-cell office:value-type="float" office:value="474.93" calcext:value-type="float">
            <text:p>474.93</text:p>
          </table:table-cell>
          <table:table-cell table:number-columns-repeated="2" office:value-type="float" office:value="0.68" calcext:value-type="float">
            <text:p>0.68</text:p>
          </table:table-cell>
          <table:table-cell table:formula="of:=[.M171]*[.P171]" office:value-type="float" office:value="14.7356" calcext:value-type="float">
            <text:p>14.74</text:p>
          </table:table-cell>
          <table:table-cell office:value-type="float" office:value="21.67" calcext:value-type="float">
            <text:p>21.67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4" calcext:value-type="float">
            <text:p>4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2];&quot; x &quot;;TEXT([.B172];&quot;##.0&quot;))" office:value-type="string" office:string-value="CFSHS 200x200 x 4.0" calcext:value-type="string">
            <text:p>CFSHS 200x200 x 4.0</text:p>
          </table:table-cell>
          <table:table-cell office:value-type="float" office:value="24.294" calcext:value-type="float">
            <text:p>24.294</text:p>
          </table:table-cell>
          <table:table-cell office:value-type="float" office:value="30.95" calcext:value-type="float">
            <text:p>30.95</text:p>
          </table:table-cell>
          <table:table-cell office:value-type="float" office:value="1968.13" calcext:value-type="float">
            <text:p>1,968.13</text:p>
          </table:table-cell>
          <table:table-cell office:value-type="float" office:value="7.97" calcext:value-type="float">
            <text:p>7.97</text:p>
          </table:table-cell>
          <table:table-cell office:value-type="float" office:value="196.81" calcext:value-type="float">
            <text:p>196.81</text:p>
          </table:table-cell>
          <table:table-cell office:value-type="float" office:value="226.44" calcext:value-type="float">
            <text:p>226.44</text:p>
          </table:table-cell>
          <table:table-cell office:value-type="float" office:value="3048.66" calcext:value-type="float">
            <text:p>3,048.66</text:p>
          </table:table-cell>
          <table:table-cell office:value-type="float" office:value="295.34" calcext:value-type="float">
            <text:p>295.34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[.M172]*[.P172]" office:value-type="float" office:value="32.5164" calcext:value-type="float">
            <text:p>32.52</text:p>
          </table:table-cell>
          <table:table-cell office:value-type="float" office:value="41.16" calcext:value-type="float">
            <text:p>41.16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3];&quot; x &quot;;TEXT([.B173];&quot;##.0&quot;))" office:value-type="string" office:string-value="CFSHS 200x200 x 4.5" calcext:value-type="string">
            <text:p>CFSHS 200x200 x 4.5</text:p>
          </table:table-cell>
          <table:table-cell office:value-type="float" office:value="27.215" calcext:value-type="float">
            <text:p>27.215</text:p>
          </table:table-cell>
          <table:table-cell office:value-type="float" office:value="34.67" calcext:value-type="float">
            <text:p>34.67</text:p>
          </table:table-cell>
          <table:table-cell office:value-type="float" office:value="2191.54" calcext:value-type="float">
            <text:p>2,191.54</text:p>
          </table:table-cell>
          <table:table-cell office:value-type="float" office:value="7.95" calcext:value-type="float">
            <text:p>7.95</text:p>
          </table:table-cell>
          <table:table-cell office:value-type="float" office:value="219.15" calcext:value-type="float">
            <text:p>219.15</text:p>
          </table:table-cell>
          <table:table-cell office:value-type="float" office:value="252.86" calcext:value-type="float">
            <text:p>252.86</text:p>
          </table:table-cell>
          <table:table-cell office:value-type="float" office:value="3408.36" calcext:value-type="float">
            <text:p>3,408.36</text:p>
          </table:table-cell>
          <table:table-cell office:value-type="float" office:value="328.93" calcext:value-type="float">
            <text:p>328.9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table:formula="of:=[.M173]*[.P173]" office:value-type="float" office:value="28.6572" calcext:value-type="float">
            <text:p>28.66</text:p>
          </table:table-cell>
          <table:table-cell office:value-type="float" office:value="36.74" calcext:value-type="float">
            <text:p>36.74</text:p>
          </table:table-cell>
          <table:table-cell office:value-type="float" office:value="39.44" calcext:value-type="float">
            <text:p>39.44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4];&quot; x &quot;;TEXT([.B174];&quot;##.0&quot;))" office:value-type="string" office:string-value="CFSHS 200x200 x 5.0" calcext:value-type="string">
            <text:p>CFSHS 200x200 x 5.0</text:p>
          </table:table-cell>
          <table:table-cell office:value-type="float" office:value="30.11" calcext:value-type="float">
            <text:p>30.110</text:p>
          </table:table-cell>
          <table:table-cell office:value-type="float" office:value="38.36" calcext:value-type="float">
            <text:p>38.36</text:p>
          </table:table-cell>
          <table:table-cell office:value-type="float" office:value="2410.09" calcext:value-type="float">
            <text:p>2,410.09</text:p>
          </table:table-cell>
          <table:table-cell office:value-type="float" office:value="7.93" calcext:value-type="float">
            <text:p>7.93</text:p>
          </table:table-cell>
          <table:table-cell office:value-type="float" office:value="241.01" calcext:value-type="float">
            <text:p>241.01</text:p>
          </table:table-cell>
          <table:table-cell office:value-type="float" office:value="278.87" calcext:value-type="float">
            <text:p>278.87</text:p>
          </table:table-cell>
          <table:table-cell office:value-type="float" office:value="3763.3" calcext:value-type="float">
            <text:p>3,763.30</text:p>
          </table:table-cell>
          <table:table-cell office:value-type="float" office:value="361.82" calcext:value-type="float">
            <text:p>361.82</text:p>
          </table:table-cell>
          <table:table-cell table:number-columns-repeated="2" office:value-type="float" office:value="0.78" calcext:value-type="float">
            <text:p>0.78</text:p>
          </table:table-cell>
          <table:table-cell table:formula="of:=[.M174]*[.P174]" office:value-type="float" office:value="25.9038" calcext:value-type="float">
            <text:p>25.90</text:p>
          </table:table-cell>
          <table:table-cell office:value-type="float" office:value="33.21" calcext:value-type="float">
            <text:p>33.21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5];&quot; x &quot;;TEXT([.B175];&quot;##.0&quot;))" office:value-type="string" office:string-value="CFSHS 200x200 x 6.0" calcext:value-type="string">
            <text:p>CFSHS 200x200 x 6.0</text:p>
          </table:table-cell>
          <table:table-cell office:value-type="float" office:value="35.822" calcext:value-type="float">
            <text:p>35.822</text:p>
          </table:table-cell>
          <table:table-cell office:value-type="float" office:value="45.63" calcext:value-type="float">
            <text:p>45.63</text:p>
          </table:table-cell>
          <table:table-cell office:value-type="float" office:value="2832.75" calcext:value-type="float">
            <text:p>2,832.75</text:p>
          </table:table-cell>
          <table:table-cell office:value-type="float" office:value="7.88" calcext:value-type="float">
            <text:p>7.88</text:p>
          </table:table-cell>
          <table:table-cell office:value-type="float" office:value="283.27" calcext:value-type="float">
            <text:p>283.27</text:p>
          </table:table-cell>
          <table:table-cell office:value-type="float" office:value="329.67" calcext:value-type="float">
            <text:p>329.67</text:p>
          </table:table-cell>
          <table:table-cell office:value-type="float" office:value="4458.81" calcext:value-type="float">
            <text:p>4,458.81</text:p>
          </table:table-cell>
          <table:table-cell office:value-type="float" office:value="425.51" calcext:value-type="float">
            <text:p>425.51</text:p>
          </table:table-cell>
          <table:table-cell table:number-columns-repeated="2" office:value-type="float" office:value="0.78" calcext:value-type="float">
            <text:p>0.78</text:p>
          </table:table-cell>
          <table:table-cell table:formula="of:=[.M175]*[.P175]" office:value-type="float" office:value="21.7776" calcext:value-type="float">
            <text:p>21.78</text:p>
          </table:table-cell>
          <table:table-cell office:value-type="float" office:value="27.92" calcext:value-type="float">
            <text:p>27.92</text:p>
          </table:table-cell>
          <table:table-cell office:value-type="float" office:value="28.33" calcext:value-type="float">
            <text:p>28.33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6];&quot; x &quot;;TEXT([.B176];&quot;##.0&quot;))" office:value-type="string" office:string-value="CFSHS 200x200 x 6.3" calcext:value-type="string">
            <text:p>CFSHS 200x200 x 6.3</text:p>
          </table:table-cell>
          <table:table-cell office:value-type="float" office:value="37.248" calcext:value-type="float">
            <text:p>37.248</text:p>
          </table:table-cell>
          <table:table-cell office:value-type="float" office:value="47.45" calcext:value-type="float">
            <text:p>47.45</text:p>
          </table:table-cell>
          <table:table-cell office:value-type="float" office:value="2921.53" calcext:value-type="float">
            <text:p>2,921.53</text:p>
          </table:table-cell>
          <table:table-cell office:value-type="float" office:value="7.85" calcext:value-type="float">
            <text:p>7.85</text:p>
          </table:table-cell>
          <table:table-cell office:value-type="float" office:value="292.15" calcext:value-type="float">
            <text:p>292.15</text:p>
          </table:table-cell>
          <table:table-cell office:value-type="float" office:value="341.16" calcext:value-type="float">
            <text:p>341.16</text:p>
          </table:table-cell>
          <table:table-cell office:value-type="float" office:value="4682.19" calcext:value-type="float">
            <text:p>4,682.19</text:p>
          </table:table-cell>
          <table:table-cell office:value-type="float" office:value="443.52" calcext:value-type="float">
            <text:p>443.52</text:p>
          </table:table-cell>
          <table:table-cell table:number-columns-repeated="2" office:value-type="float" office:value="0.77" calcext:value-type="float">
            <text:p>0.77</text:p>
          </table:table-cell>
          <table:table-cell table:formula="of:=[.M176]*[.P176]" office:value-type="float" office:value="20.6745" calcext:value-type="float">
            <text:p>20.67</text:p>
          </table:table-cell>
          <table:table-cell office:value-type="float" office:value="26.85" calcext:value-type="float">
            <text:p>26.85</text:p>
          </table:table-cell>
          <table:table-cell office:value-type="float" office:value="26.75" calcext:value-type="float">
            <text:p>26.75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7];&quot; x &quot;;TEXT([.B177];&quot;##.0&quot;))" office:value-type="string" office:string-value="CFSHS 200x200 x 8.0" calcext:value-type="string">
            <text:p>CFSHS 200x200 x 8.0</text:p>
          </table:table-cell>
          <table:table-cell office:value-type="float" office:value="46.505" calcext:value-type="float">
            <text:p>46.505</text:p>
          </table:table-cell>
          <table:table-cell office:value-type="float" office:value="59.24" calcext:value-type="float">
            <text:p>59.24</text:p>
          </table:table-cell>
          <table:table-cell office:value-type="float" office:value="3566.25" calcext:value-type="float">
            <text:p>3,566.25</text:p>
          </table:table-cell>
          <table:table-cell office:value-type="float" office:value="7.76" calcext:value-type="float">
            <text:p>7.76</text:p>
          </table:table-cell>
          <table:table-cell office:value-type="float" office:value="356.63" calcext:value-type="float">
            <text:p>356.63</text:p>
          </table:table-cell>
          <table:table-cell office:value-type="float" office:value="420.86" calcext:value-type="float">
            <text:p>420.86</text:p>
          </table:table-cell>
          <table:table-cell office:value-type="float" office:value="5815.18" calcext:value-type="float">
            <text:p>5,815.18</text:p>
          </table:table-cell>
          <table:table-cell office:value-type="float" office:value="543.64" calcext:value-type="float">
            <text:p>543.64</text:p>
          </table:table-cell>
          <table:table-cell table:number-columns-repeated="2" office:value-type="float" office:value="0.77" calcext:value-type="float">
            <text:p>0.77</text:p>
          </table:table-cell>
          <table:table-cell table:formula="of:=[.M177]*[.P177]" office:value-type="float" office:value="16.555" calcext:value-type="float">
            <text:p>16.56</text:p>
          </table:table-cell>
          <table:table-cell office:value-type="float" office:value="21.5" calcext:value-type="float">
            <text:p>21.50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8];&quot; x &quot;;TEXT([.B178];&quot;##.0&quot;))" office:value-type="string" office:string-value="CFSHS 200x200 x 9.0" calcext:value-type="string">
            <text:p>CFSHS 200x200 x 9.0</text:p>
          </table:table-cell>
          <table:table-cell office:value-type="float" office:value="51.793" calcext:value-type="float">
            <text:p>51.793</text:p>
          </table:table-cell>
          <table:table-cell office:value-type="float" office:value="65.98" calcext:value-type="float">
            <text:p>65.98</text:p>
          </table:table-cell>
          <table:table-cell office:value-type="float" office:value="3918.45" calcext:value-type="float">
            <text:p>3,918.45</text:p>
          </table:table-cell>
          <table:table-cell office:value-type="float" office:value="7.71" calcext:value-type="float">
            <text:p>7.71</text:p>
          </table:table-cell>
          <table:table-cell office:value-type="float" office:value="391.85" calcext:value-type="float">
            <text:p>391.85</text:p>
          </table:table-cell>
          <table:table-cell office:value-type="float" office:value="465.35" calcext:value-type="float">
            <text:p>465.35</text:p>
          </table:table-cell>
          <table:table-cell office:value-type="float" office:value="6453.98" calcext:value-type="float">
            <text:p>6,453.98</text:p>
          </table:table-cell>
          <table:table-cell office:value-type="float" office:value="598.88" calcext:value-type="float">
            <text:p>598.88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[.M178]*[.P178]" office:value-type="float" office:value="14.6756" calcext:value-type="float">
            <text:p>14.68</text:p>
          </table:table-cell>
          <table:table-cell office:value-type="float" office:value="19.31" calcext:value-type="float">
            <text:p>19.31</text:p>
          </table:table-cell>
          <table:table-cell office:value-type="float" office:value="17.22" calcext:value-type="float">
            <text:p>17.22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9];&quot; x &quot;;TEXT([.B179];&quot;##.0&quot;))" office:value-type="string" office:string-value="CFSHS 200x200 x 10.0" calcext:value-type="string">
            <text:p>CFSHS 200x200 x 10.0</text:p>
          </table:table-cell>
          <table:table-cell office:value-type="float" office:value="56.965" calcext:value-type="float">
            <text:p>56.965</text:p>
          </table:table-cell>
          <table:table-cell office:value-type="float" office:value="72.57" calcext:value-type="float">
            <text:p>72.57</text:p>
          </table:table-cell>
          <table:table-cell office:value-type="float" office:value="4251.06" calcext:value-type="float">
            <text:p>4,251.06</text:p>
          </table:table-cell>
          <table:table-cell office:value-type="float" office:value="7.65" calcext:value-type="float">
            <text:p>7.65</text:p>
          </table:table-cell>
          <table:table-cell office:value-type="float" office:value="425.11" calcext:value-type="float">
            <text:p>425.11</text:p>
          </table:table-cell>
          <table:table-cell office:value-type="float" office:value="508.08" calcext:value-type="float">
            <text:p>508.08</text:p>
          </table:table-cell>
          <table:table-cell office:value-type="float" office:value="7071.73" calcext:value-type="float">
            <text:p>7,071.73</text:p>
          </table:table-cell>
          <table:table-cell office:value-type="float" office:value="651.48" calcext:value-type="float">
            <text:p>651.48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[.M179]*[.P179]" office:value-type="float" office:value="13.338" calcext:value-type="float">
            <text:p>13.34</text:p>
          </table:table-cell>
          <table:table-cell office:value-type="float" office:value="17.55" calcext:value-type="float">
            <text:p>17.55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0];&quot; x &quot;;TEXT([.B180];&quot;##.0&quot;))" office:value-type="string" office:string-value="CFSHS 200x200 x 12.0" calcext:value-type="string">
            <text:p>CFSHS 200x200 x 12.0</text:p>
          </table:table-cell>
          <table:table-cell office:value-type="float" office:value="65.987" calcext:value-type="float">
            <text:p>65.987</text:p>
          </table:table-cell>
          <table:table-cell office:value-type="float" office:value="84.06" calcext:value-type="float">
            <text:p>84.06</text:p>
          </table:table-cell>
          <table:table-cell office:value-type="float" office:value="4730.22" calcext:value-type="float">
            <text:p>4,730.22</text:p>
          </table:table-cell>
          <table:table-cell office:value-type="float" office:value="7.5" calcext:value-type="float">
            <text:p>7.50</text:p>
          </table:table-cell>
          <table:table-cell office:value-type="float" office:value="473.02" calcext:value-type="float">
            <text:p>473.02</text:p>
          </table:table-cell>
          <table:table-cell office:value-type="float" office:value="575.61" calcext:value-type="float">
            <text:p>575.61</text:p>
          </table:table-cell>
          <table:table-cell office:value-type="float" office:value="8230.1" calcext:value-type="float">
            <text:p>8,230.10</text:p>
          </table:table-cell>
          <table:table-cell office:value-type="float" office:value="743.42" calcext:value-type="float">
            <text:p>743.42</text:p>
          </table:table-cell>
          <table:table-cell table:number-columns-repeated="2" office:value-type="float" office:value="0.74" calcext:value-type="float">
            <text:p>0.74</text:p>
          </table:table-cell>
          <table:table-cell table:formula="of:=[.M180]*[.P180]" office:value-type="float" office:value="11.211" calcext:value-type="float">
            <text:p>11.21</text:p>
          </table:table-cell>
          <table:table-cell office:value-type="float" office:value="15.15" calcext:value-type="float">
            <text:p>15.15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1];&quot; x &quot;;TEXT([.B181];&quot;##.0&quot;))" office:value-type="string" office:string-value="CFSHS 200x200 x 12.5" calcext:value-type="string">
            <text:p>CFSHS 200x200 x 12.5</text:p>
          </table:table-cell>
          <table:table-cell office:value-type="float" office:value="68.329" calcext:value-type="float">
            <text:p>68.329</text:p>
          </table:table-cell>
          <table:table-cell office:value-type="float" office:value="87.04" calcext:value-type="float">
            <text:p>87.04</text:p>
          </table:table-cell>
          <table:table-cell office:value-type="float" office:value="4859.42" calcext:value-type="float">
            <text:p>4,859.42</text:p>
          </table:table-cell>
          <table:table-cell office:value-type="float" office:value="7.47" calcext:value-type="float">
            <text:p>7.47</text:p>
          </table:table-cell>
          <table:table-cell office:value-type="float" office:value="485.94" calcext:value-type="float">
            <text:p>485.94</text:p>
          </table:table-cell>
          <table:table-cell office:value-type="float" office:value="593.5" calcext:value-type="float">
            <text:p>593.50</text:p>
          </table:table-cell>
          <table:table-cell office:value-type="float" office:value="8501.74" calcext:value-type="float">
            <text:p>8,501.74</text:p>
          </table:table-cell>
          <table:table-cell office:value-type="float" office:value="765.47" calcext:value-type="float">
            <text:p>765.47</text:p>
          </table:table-cell>
          <table:table-cell table:number-columns-repeated="2" office:value-type="float" office:value="0.74" calcext:value-type="float">
            <text:p>0.74</text:p>
          </table:table-cell>
          <table:table-cell table:formula="of:=[.M181]*[.P181]" office:value-type="float" office:value="10.8336" calcext:value-type="float">
            <text:p>10.83</text:p>
          </table:table-cell>
          <table:table-cell office:value-type="float" office:value="14.64" calcext:value-type="float">
            <text:p>14.64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3">
          <table:table-cell office:value-type="string" calcext:value-type="string">
            <text:p>200x200</text:p>
          </table:table-cell>
          <table:table-cell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2];&quot; x &quot;;TEXT([.B182];&quot;##.0&quot;))" office:value-type="string" office:string-value="CFSHS 200x200 x 16.0" calcext:value-type="string">
            <text:p>CFSHS 200x200 x 16.0</text:p>
          </table:table-cell>
          <table:table-cell office:value-type="float" office:value="83.816" calcext:value-type="float">
            <text:p>83.816</text:p>
          </table:table-cell>
          <table:table-cell office:value-type="float" office:value="106.77" calcext:value-type="float">
            <text:p>106.77</text:p>
          </table:table-cell>
          <table:table-cell office:value-type="float" office:value="5624.95" calcext:value-type="float">
            <text:p>5,624.95</text:p>
          </table:table-cell>
          <table:table-cell office:value-type="float" office:value="7.26" calcext:value-type="float">
            <text:p>7.26</text:p>
          </table:table-cell>
          <table:table-cell office:value-type="float" office:value="562.5" calcext:value-type="float">
            <text:p>562.50</text:p>
          </table:table-cell>
          <table:table-cell office:value-type="float" office:value="705.57" calcext:value-type="float">
            <text:p>705.57</text:p>
          </table:table-cell>
          <table:table-cell office:value-type="float" office:value="10210.2" calcext:value-type="float">
            <text:p>10,210.20</text:p>
          </table:table-cell>
          <table:table-cell office:value-type="float" office:value="900.76" calcext:value-type="float">
            <text:p>900.76</text:p>
          </table:table-cell>
          <table:table-cell table:number-columns-repeated="2" office:value-type="float" office:value="0.72" calcext:value-type="float">
            <text:p>0.72</text:p>
          </table:table-cell>
          <table:table-cell table:formula="of:=[.M182]*[.P182]" office:value-type="float" office:value="8.5896" calcext:value-type="float">
            <text:p>8.59</text:p>
          </table:table-cell>
          <table:table-cell office:value-type="float" office:value="11.93" calcext:value-type="float">
            <text:p>11.93</text:p>
          </table:table-cell>
          <table:table-cell office:value-type="float" office:value="7.5" calcext:value-type="float">
            <text:p>7.50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5" calcext:value-type="float">
            <text:p>5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3];&quot; x &quot;;TEXT([.B183];&quot;##.0&quot;))" office:value-type="string" office:string-value="CFSHS 220x220 x 5.0" calcext:value-type="string">
            <text:p>CFSHS 220x220 x 5.0</text:p>
          </table:table-cell>
          <table:table-cell office:value-type="float" office:value="33.25" calcext:value-type="float">
            <text:p>33.250</text:p>
          </table:table-cell>
          <table:table-cell office:value-type="float" office:value="42.36" calcext:value-type="float">
            <text:p>42.36</text:p>
          </table:table-cell>
          <table:table-cell office:value-type="float" office:value="3238.02" calcext:value-type="float">
            <text:p>3,238.02</text:p>
          </table:table-cell>
          <table:table-cell office:value-type="float" office:value="8.74" calcext:value-type="float">
            <text:p>8.74</text:p>
          </table:table-cell>
          <table:table-cell office:value-type="float" office:value="294.37" calcext:value-type="float">
            <text:p>294.37</text:p>
          </table:table-cell>
          <table:table-cell office:value-type="float" office:value="339.73" calcext:value-type="float">
            <text:p>339.73</text:p>
          </table:table-cell>
          <table:table-cell office:value-type="float" office:value="5037.71" calcext:value-type="float">
            <text:p>5,037.71</text:p>
          </table:table-cell>
          <table:table-cell office:value-type="float" office:value="441.83" calcext:value-type="float">
            <text:p>441.83</text:p>
          </table:table-cell>
          <table:table-cell table:number-columns-repeated="2" office:value-type="float" office:value="0.86" calcext:value-type="float">
            <text:p>0.86</text:p>
          </table:table-cell>
          <table:table-cell table:formula="of:=[.M183]*[.P183]" office:value-type="float" office:value="25.8688" calcext:value-type="float">
            <text:p>25.87</text:p>
          </table:table-cell>
          <table:table-cell office:value-type="float" office:value="30.08" calcext:value-type="float">
            <text:p>30.08</text:p>
          </table:table-cell>
          <table:table-cell office:value-type="float" office:value="39" calcext:value-type="float">
            <text:p>39.00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6" calcext:value-type="float">
            <text:p>6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4];&quot; x &quot;;TEXT([.B184];&quot;##.0&quot;))" office:value-type="string" office:string-value="CFSHS 220x220 x 6.0" calcext:value-type="string">
            <text:p>CFSHS 220x220 x 6.0</text:p>
          </table:table-cell>
          <table:table-cell office:value-type="float" office:value="39.59" calcext:value-type="float">
            <text:p>39.590</text:p>
          </table:table-cell>
          <table:table-cell office:value-type="float" office:value="50.43" calcext:value-type="float">
            <text:p>50.43</text:p>
          </table:table-cell>
          <table:table-cell office:value-type="float" office:value="3813.36" calcext:value-type="float">
            <text:p>3,813.36</text:p>
          </table:table-cell>
          <table:table-cell office:value-type="float" office:value="8.7" calcext:value-type="float">
            <text:p>8.70</text:p>
          </table:table-cell>
          <table:table-cell office:value-type="float" office:value="346.67" calcext:value-type="float">
            <text:p>346.67</text:p>
          </table:table-cell>
          <table:table-cell office:value-type="float" office:value="402.18" calcext:value-type="float">
            <text:p>402.18</text:p>
          </table:table-cell>
          <table:table-cell office:value-type="float" office:value="5976.18" calcext:value-type="float">
            <text:p>5,976.18</text:p>
          </table:table-cell>
          <table:table-cell office:value-type="float" office:value="520.57" calcext:value-type="float">
            <text:p>520.57</text:p>
          </table:table-cell>
          <table:table-cell table:number-columns-repeated="2" office:value-type="float" office:value="0.86" calcext:value-type="float">
            <text:p>0.86</text:p>
          </table:table-cell>
          <table:table-cell table:formula="of:=[.M184]*[.P184]" office:value-type="float" office:value="21.7236" calcext:value-type="float">
            <text:p>21.72</text:p>
          </table:table-cell>
          <table:table-cell office:value-type="float" office:value="25.26" calcext:value-type="float">
            <text:p>25.26</text:p>
          </table:table-cell>
          <table:table-cell office:value-type="float" office:value="31.67" calcext:value-type="float">
            <text:p>31.67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5];&quot; x &quot;;TEXT([.B185];&quot;##.0&quot;))" office:value-type="string" office:string-value="CFSHS 220x220 x 6.3" calcext:value-type="string">
            <text:p>CFSHS 220x220 x 6.3</text:p>
          </table:table-cell>
          <table:table-cell office:value-type="float" office:value="41.204" calcext:value-type="float">
            <text:p>41.204</text:p>
          </table:table-cell>
          <table:table-cell office:value-type="float" office:value="52.49" calcext:value-type="float">
            <text:p>52.49</text:p>
          </table:table-cell>
          <table:table-cell office:value-type="float" office:value="3939.93" calcext:value-type="float">
            <text:p>3,939.93</text:p>
          </table:table-cell>
          <table:table-cell office:value-type="float" office:value="8.66" calcext:value-type="float">
            <text:p>8.66</text:p>
          </table:table-cell>
          <table:table-cell office:value-type="float" office:value="358.18" calcext:value-type="float">
            <text:p>358.18</text:p>
          </table:table-cell>
          <table:table-cell office:value-type="float" office:value="416.8" calcext:value-type="float">
            <text:p>416.80</text:p>
          </table:table-cell>
          <table:table-cell office:value-type="float" office:value="6277.27" calcext:value-type="float">
            <text:p>6,277.27</text:p>
          </table:table-cell>
          <table:table-cell office:value-type="float" office:value="543.03" calcext:value-type="float">
            <text:p>543.03</text:p>
          </table:table-cell>
          <table:table-cell table:number-columns-repeated="2" office:value-type="float" office:value="0.85" calcext:value-type="float">
            <text:p>0.85</text:p>
          </table:table-cell>
          <table:table-cell table:formula="of:=[.M185]*[.P185]" office:value-type="float" office:value="20.6295" calcext:value-type="float">
            <text:p>20.63</text:p>
          </table:table-cell>
          <table:table-cell office:value-type="float" office:value="24.27" calcext:value-type="float">
            <text:p>24.27</text:p>
          </table:table-cell>
          <table:table-cell office:value-type="float" office:value="29.92" calcext:value-type="float">
            <text:p>29.92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8" calcext:value-type="float">
            <text:p>8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6];&quot; x &quot;;TEXT([.B186];&quot;##.0&quot;))" office:value-type="string" office:string-value="CFSHS 220x220 x 8.0" calcext:value-type="string">
            <text:p>CFSHS 220x220 x 8.0</text:p>
          </table:table-cell>
          <table:table-cell office:value-type="float" office:value="51.529" calcext:value-type="float">
            <text:p>51.529</text:p>
          </table:table-cell>
          <table:table-cell office:value-type="float" office:value="65.64" calcext:value-type="float">
            <text:p>65.64</text:p>
          </table:table-cell>
          <table:table-cell office:value-type="float" office:value="4828.01" calcext:value-type="float">
            <text:p>4,828.01</text:p>
          </table:table-cell>
          <table:table-cell office:value-type="float" office:value="8.58" calcext:value-type="float">
            <text:p>8.58</text:p>
          </table:table-cell>
          <table:table-cell office:value-type="float" office:value="438.91" calcext:value-type="float">
            <text:p>438.91</text:p>
          </table:table-cell>
          <table:table-cell office:value-type="float" office:value="515.62" calcext:value-type="float">
            <text:p>515.62</text:p>
          </table:table-cell>
          <table:table-cell office:value-type="float" office:value="7814.84" calcext:value-type="float">
            <text:p>7,814.84</text:p>
          </table:table-cell>
          <table:table-cell office:value-type="float" office:value="667.86" calcext:value-type="float">
            <text:p>667.86</text:p>
          </table:table-cell>
          <table:table-cell table:number-columns-repeated="2" office:value-type="float" office:value="0.85" calcext:value-type="float">
            <text:p>0.85</text:p>
          </table:table-cell>
          <table:table-cell table:formula="of:=[.M186]*[.P186]" office:value-type="float" office:value="16.4985" calcext:value-type="float">
            <text:p>16.50</text:p>
          </table:table-cell>
          <table:table-cell office:value-type="float" office:value="19.41" calcext:value-type="float">
            <text:p>19.41</text:p>
          </table:table-cell>
          <table:table-cell office:value-type="float" office:value="22.5" calcext:value-type="float">
            <text:p>22.50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0" calcext:value-type="float">
            <text:p>10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7];&quot; x &quot;;TEXT([.B187];&quot;##.0&quot;))" office:value-type="string" office:string-value="CFSHS 220x220 x 10.0" calcext:value-type="string">
            <text:p>CFSHS 220x220 x 10.0</text:p>
          </table:table-cell>
          <table:table-cell office:value-type="float" office:value="63.245" calcext:value-type="float">
            <text:p>63.245</text:p>
          </table:table-cell>
          <table:table-cell office:value-type="float" office:value="80.57" calcext:value-type="float">
            <text:p>80.57</text:p>
          </table:table-cell>
          <table:table-cell office:value-type="float" office:value="5782.46" calcext:value-type="float">
            <text:p>5,782.46</text:p>
          </table:table-cell>
          <table:table-cell office:value-type="float" office:value="8.47" calcext:value-type="float">
            <text:p>8.47</text:p>
          </table:table-cell>
          <table:table-cell office:value-type="float" office:value="525.68" calcext:value-type="float">
            <text:p>525.68</text:p>
          </table:table-cell>
          <table:table-cell office:value-type="float" office:value="624.65" calcext:value-type="float">
            <text:p>624.65</text:p>
          </table:table-cell>
          <table:table-cell office:value-type="float" office:value="9532.77" calcext:value-type="float">
            <text:p>9,532.77</text:p>
          </table:table-cell>
          <table:table-cell office:value-type="float" office:value="803.62" calcext:value-type="float">
            <text:p>803.62</text:p>
          </table:table-cell>
          <table:table-cell table:number-columns-repeated="2" office:value-type="float" office:value="0.84" calcext:value-type="float">
            <text:p>0.84</text:p>
          </table:table-cell>
          <table:table-cell table:formula="of:=[.M187]*[.P187]" office:value-type="float" office:value="13.2804" calcext:value-type="float">
            <text:p>13.28</text:p>
          </table:table-cell>
          <table:table-cell office:value-type="float" office:value="15.81" calcext:value-type="float">
            <text:p>15.81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2" calcext:value-type="float">
            <text:p>12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8];&quot; x &quot;;TEXT([.B188];&quot;##.0&quot;))" office:value-type="string" office:string-value="CFSHS 220x220 x 12.0" calcext:value-type="string">
            <text:p>CFSHS 220x220 x 12.0</text:p>
          </table:table-cell>
          <table:table-cell office:value-type="float" office:value="73.523" calcext:value-type="float">
            <text:p>73.523</text:p>
          </table:table-cell>
          <table:table-cell office:value-type="float" office:value="93.66" calcext:value-type="float">
            <text:p>93.66</text:p>
          </table:table-cell>
          <table:table-cell office:value-type="float" office:value="6486.85" calcext:value-type="float">
            <text:p>6,486.85</text:p>
          </table:table-cell>
          <table:table-cell office:value-type="float" office:value="8.32" calcext:value-type="float">
            <text:p>8.32</text:p>
          </table:table-cell>
          <table:table-cell office:value-type="float" office:value="589.71" calcext:value-type="float">
            <text:p>589.71</text:p>
          </table:table-cell>
          <table:table-cell office:value-type="float" office:value="711.99" calcext:value-type="float">
            <text:p>711.99</text:p>
          </table:table-cell>
          <table:table-cell office:value-type="float" office:value="11148.81" calcext:value-type="float">
            <text:p>11,148.81</text:p>
          </table:table-cell>
          <table:table-cell office:value-type="float" office:value="922.28" calcext:value-type="float">
            <text:p>922.28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[.M188]*[.P188]" office:value-type="float" office:value="11.152" calcext:value-type="float">
            <text:p>11.15</text:p>
          </table:table-cell>
          <table:table-cell office:value-type="float" office:value="13.6" calcext:value-type="float">
            <text:p>13.60</text:p>
          </table:table-cell>
          <table:table-cell office:value-type="float" office:value="13.33" calcext:value-type="float">
            <text:p>13.33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2.5" calcext:value-type="float">
            <text:p>12.5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9];&quot; x &quot;;TEXT([.B189];&quot;##.0&quot;))" office:value-type="string" office:string-value="CFSHS 220x220 x 12.5" calcext:value-type="string">
            <text:p>CFSHS 220x220 x 12.5</text:p>
          </table:table-cell>
          <table:table-cell office:value-type="float" office:value="76.179" calcext:value-type="float">
            <text:p>76.179</text:p>
          </table:table-cell>
          <table:table-cell office:value-type="float" office:value="97.04" calcext:value-type="float">
            <text:p>97.04</text:p>
          </table:table-cell>
          <table:table-cell office:value-type="float" office:value="6673.98" calcext:value-type="float">
            <text:p>6,673.98</text:p>
          </table:table-cell>
          <table:table-cell office:value-type="float" office:value="8.29" calcext:value-type="float">
            <text:p>8.29</text:p>
          </table:table-cell>
          <table:table-cell office:value-type="float" office:value="606.73" calcext:value-type="float">
            <text:p>606.73</text:p>
          </table:table-cell>
          <table:table-cell office:value-type="float" office:value="734.92" calcext:value-type="float">
            <text:p>734.92</text:p>
          </table:table-cell>
          <table:table-cell office:value-type="float" office:value="11529.63" calcext:value-type="float">
            <text:p>11,529.63</text:p>
          </table:table-cell>
          <table:table-cell office:value-type="float" office:value="950.82" calcext:value-type="float">
            <text:p>950.82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[.M189]*[.P189]" office:value-type="float" office:value="10.7666" calcext:value-type="float">
            <text:p>10.77</text:p>
          </table:table-cell>
          <table:table-cell office:value-type="float" office:value="13.13" calcext:value-type="float">
            <text:p>13.13</text:p>
          </table:table-cell>
          <table:table-cell office:value-type="float" office:value="12.6" calcext:value-type="float">
            <text:p>12.60</text:p>
          </table:table-cell>
          <table:table-cell/>
        </table:table-row>
        <table:table-row table:style-name="ro3">
          <table:table-cell office:value-type="string" calcext:value-type="string">
            <text:p>220x220</text:p>
          </table:table-cell>
          <table:table-cell office:value-type="float" office:value="16" calcext:value-type="float">
            <text:p>16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90];&quot; x &quot;;TEXT([.B190];&quot;##.0&quot;))" office:value-type="string" office:string-value="CFSHS 220x220 x 16.0" calcext:value-type="string">
            <text:p>CFSHS 220x220 x 16.0</text:p>
          </table:table-cell>
          <table:table-cell office:value-type="float" office:value="93.864" calcext:value-type="float">
            <text:p>93.864</text:p>
          </table:table-cell>
          <table:table-cell office:value-type="float" office:value="119.57" calcext:value-type="float">
            <text:p>119.57</text:p>
          </table:table-cell>
          <table:table-cell office:value-type="float" office:value="7812.23" calcext:value-type="float">
            <text:p>7,812.23</text:p>
          </table:table-cell>
          <table:table-cell office:value-type="float" office:value="8.08" calcext:value-type="float">
            <text:p>8.08</text:p>
          </table:table-cell>
          <table:table-cell office:value-type="float" office:value="710.2" calcext:value-type="float">
            <text:p>710.20</text:p>
          </table:table-cell>
          <table:table-cell office:value-type="float" office:value="880.83" calcext:value-type="float">
            <text:p>880.83</text:p>
          </table:table-cell>
          <table:table-cell office:value-type="float" office:value="13970.87" calcext:value-type="float">
            <text:p>13,970.87</text:p>
          </table:table-cell>
          <table:table-cell office:value-type="float" office:value="1129.44" calcext:value-type="float">
            <text:p>1,129.44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M190]*[.P190]" office:value-type="float" office:value="8.52" calcext:value-type="float">
            <text:p>8.52</text:p>
          </table:table-cell>
          <table:table-cell office:value-type="float" office:value="10.65" calcext:value-type="float">
            <text:p>10.65</text:p>
          </table:table-cell>
          <table:table-cell office:value-type="float" office:value="8.75" calcext:value-type="float">
            <text:p>8.75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5" calcext:value-type="float">
            <text:p>5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1];&quot; x &quot;;TEXT([.B191];&quot;##.0&quot;))" office:value-type="string" office:string-value="CFSHS 250x250 x 5.0" calcext:value-type="string">
            <text:p>CFSHS 250x250 x 5.0</text:p>
          </table:table-cell>
          <table:table-cell office:value-type="float" office:value="37.96" calcext:value-type="float">
            <text:p>37.960</text:p>
          </table:table-cell>
          <table:table-cell office:value-type="float" office:value="48.36" calcext:value-type="float">
            <text:p>48.36</text:p>
          </table:table-cell>
          <table:table-cell office:value-type="float" office:value="4805.01" calcext:value-type="float">
            <text:p>4,805.01</text:p>
          </table:table-cell>
          <table:table-cell office:value-type="float" office:value="9.97" calcext:value-type="float">
            <text:p>9.97</text:p>
          </table:table-cell>
          <table:table-cell office:value-type="float" office:value="384.4" calcext:value-type="float">
            <text:p>384.40</text:p>
          </table:table-cell>
          <table:table-cell office:value-type="float" office:value="442.26" calcext:value-type="float">
            <text:p>442.26</text:p>
          </table:table-cell>
          <table:table-cell office:value-type="float" office:value="7443.01" calcext:value-type="float">
            <text:p>7,443.01</text:p>
          </table:table-cell>
          <table:table-cell office:value-type="float" office:value="576.84" calcext:value-type="float">
            <text:p>576.84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[.M191]*[.P191]" office:value-type="float" office:value="25.8132" calcext:value-type="float">
            <text:p>25.81</text:p>
          </table:table-cell>
          <table:table-cell office:value-type="float" office:value="26.34" calcext:value-type="float">
            <text:p>26.34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6" calcext:value-type="float">
            <text:p>6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2];&quot; x &quot;;TEXT([.B192];&quot;##.0&quot;))" office:value-type="string" office:string-value="CFSHS 250x250 x 6.0" calcext:value-type="string">
            <text:p>CFSHS 250x250 x 6.0</text:p>
          </table:table-cell>
          <table:table-cell office:value-type="float" office:value="45.242" calcext:value-type="float">
            <text:p>45.242</text:p>
          </table:table-cell>
          <table:table-cell office:value-type="float" office:value="57.63" calcext:value-type="float">
            <text:p>57.63</text:p>
          </table:table-cell>
          <table:table-cell office:value-type="float" office:value="5672" calcext:value-type="float">
            <text:p>5,672.00</text:p>
          </table:table-cell>
          <table:table-cell office:value-type="float" office:value="9.92" calcext:value-type="float">
            <text:p>9.92</text:p>
          </table:table-cell>
          <table:table-cell office:value-type="float" office:value="453.76" calcext:value-type="float">
            <text:p>453.76</text:p>
          </table:table-cell>
          <table:table-cell office:value-type="float" office:value="524.45" calcext:value-type="float">
            <text:p>524.45</text:p>
          </table:table-cell>
          <table:table-cell office:value-type="float" office:value="8842.52" calcext:value-type="float">
            <text:p>8,842.52</text:p>
          </table:table-cell>
          <table:table-cell office:value-type="float" office:value="681.15" calcext:value-type="float">
            <text:p>681.15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[.M192]*[.P192]" office:value-type="float" office:value="21.658" calcext:value-type="float">
            <text:p>21.66</text:p>
          </table:table-cell>
          <table:table-cell office:value-type="float" office:value="22.1" calcext:value-type="float">
            <text:p>22.10</text:p>
          </table:table-cell>
          <table:table-cell office:value-type="float" office:value="36.67" calcext:value-type="float">
            <text:p>36.67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6.3" calcext:value-type="float">
            <text:p>6.3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3];&quot; x &quot;;TEXT([.B193];&quot;##.0&quot;))" office:value-type="string" office:string-value="CFSHS 250x250 x 6.3" calcext:value-type="string">
            <text:p>CFSHS 250x250 x 6.3</text:p>
          </table:table-cell>
          <table:table-cell office:value-type="float" office:value="47.139" calcext:value-type="float">
            <text:p>47.139</text:p>
          </table:table-cell>
          <table:table-cell office:value-type="float" office:value="60.05" calcext:value-type="float">
            <text:p>60.05</text:p>
          </table:table-cell>
          <table:table-cell office:value-type="float" office:value="5872.62" calcext:value-type="float">
            <text:p>5,872.62</text:p>
          </table:table-cell>
          <table:table-cell office:value-type="float" office:value="9.89" calcext:value-type="float">
            <text:p>9.89</text:p>
          </table:table-cell>
          <table:table-cell office:value-type="float" office:value="469.81" calcext:value-type="float">
            <text:p>469.81</text:p>
          </table:table-cell>
          <table:table-cell office:value-type="float" office:value="544.43" calcext:value-type="float">
            <text:p>544.43</text:p>
          </table:table-cell>
          <table:table-cell office:value-type="float" office:value="9290.29" calcext:value-type="float">
            <text:p>9,290.29</text:p>
          </table:table-cell>
          <table:table-cell office:value-type="float" office:value="711.19" calcext:value-type="float">
            <text:p>711.19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[.M193]*[.P193]" office:value-type="float" office:value="20.5737" calcext:value-type="float">
            <text:p>20.57</text:p>
          </table:table-cell>
          <table:table-cell office:value-type="float" office:value="21.21" calcext:value-type="float">
            <text:p>21.21</text:p>
          </table:table-cell>
          <table:table-cell office:value-type="float" office:value="34.68" calcext:value-type="float">
            <text:p>34.68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8" calcext:value-type="float">
            <text:p>8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4];&quot; x &quot;;TEXT([.B194];&quot;##.0&quot;))" office:value-type="string" office:string-value="CFSHS 250x250 x 8.0" calcext:value-type="string">
            <text:p>CFSHS 250x250 x 8.0</text:p>
          </table:table-cell>
          <table:table-cell office:value-type="float" office:value="59.065" calcext:value-type="float">
            <text:p>59.065</text:p>
          </table:table-cell>
          <table:table-cell office:value-type="float" office:value="75.24" calcext:value-type="float">
            <text:p>75.24</text:p>
          </table:table-cell>
          <table:table-cell office:value-type="float" office:value="7229.2" calcext:value-type="float">
            <text:p>7,229.20</text:p>
          </table:table-cell>
          <table:table-cell office:value-type="float" office:value="980" calcext:value-type="float">
            <text:p>980.00</text:p>
          </table:table-cell>
          <table:table-cell office:value-type="float" office:value="578.34" calcext:value-type="float">
            <text:p>578.34</text:p>
          </table:table-cell>
          <table:table-cell office:value-type="float" office:value="675.77" calcext:value-type="float">
            <text:p>675.77</text:p>
          </table:table-cell>
          <table:table-cell office:value-type="float" office:value="11597.77" calcext:value-type="float">
            <text:p>11,597.77</text:p>
          </table:table-cell>
          <table:table-cell office:value-type="float" office:value="878.18" calcext:value-type="float">
            <text:p>878.18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[.M194]*[.P194]" office:value-type="float" office:value="16.4221" calcext:value-type="float">
            <text:p>16.42</text:p>
          </table:table-cell>
          <table:table-cell office:value-type="float" office:value="16.93" calcext:value-type="float">
            <text:p>16.93</text:p>
          </table:table-cell>
          <table:table-cell office:value-type="float" office:value="26.25" calcext:value-type="float">
            <text:p>26.25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9" calcext:value-type="float">
            <text:p>9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5];&quot; x &quot;;TEXT([.B195];&quot;##.0&quot;))" office:value-type="string" office:string-value="CFSHS 250x250 x 9.0" calcext:value-type="string">
            <text:p>CFSHS 250x250 x 9.0</text:p>
          </table:table-cell>
          <table:table-cell office:value-type="float" office:value="65.923" calcext:value-type="float">
            <text:p>65.923</text:p>
          </table:table-cell>
          <table:table-cell office:value-type="float" office:value="83.98" calcext:value-type="float">
            <text:p>83.98</text:p>
          </table:table-cell>
          <table:table-cell office:value-type="float" office:value="7983.75" calcext:value-type="float">
            <text:p>7,983.75</text:p>
          </table:table-cell>
          <table:table-cell office:value-type="float" office:value="9.75" calcext:value-type="float">
            <text:p>9.75</text:p>
          </table:table-cell>
          <table:table-cell office:value-type="float" office:value="638.7" calcext:value-type="float">
            <text:p>638.70</text:p>
          </table:table-cell>
          <table:table-cell office:value-type="float" office:value="750" calcext:value-type="float">
            <text:p>750.00</text:p>
          </table:table-cell>
          <table:table-cell office:value-type="float" office:value="12913.31" calcext:value-type="float">
            <text:p>12,913.31</text:p>
          </table:table-cell>
          <table:table-cell office:value-type="float" office:value="971.7" calcext:value-type="float">
            <text:p>971.70</text:p>
          </table:table-cell>
          <table:table-cell table:number-columns-repeated="2" office:value-type="float" office:value="0.96" calcext:value-type="float">
            <text:p>0.96</text:p>
          </table:table-cell>
          <table:table-cell table:formula="of:=[.M195]*[.P195]" office:value-type="float" office:value="14.5632" calcext:value-type="float">
            <text:p>14.56</text:p>
          </table:table-cell>
          <table:table-cell office:value-type="float" office:value="15.17" calcext:value-type="float">
            <text:p>15.17</text:p>
          </table:table-cell>
          <table:table-cell office:value-type="float" office:value="22.78" calcext:value-type="float">
            <text:p>22.78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0" calcext:value-type="float">
            <text:p>10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6];&quot; x &quot;;TEXT([.B196];&quot;##.0&quot;))" office:value-type="string" office:string-value="CFSHS 250x250 x 10.0" calcext:value-type="string">
            <text:p>CFSHS 250x250 x 10.0</text:p>
          </table:table-cell>
          <table:table-cell office:value-type="float" office:value="72.665" calcext:value-type="float">
            <text:p>72.665</text:p>
          </table:table-cell>
          <table:table-cell office:value-type="float" office:value="92.57" calcext:value-type="float">
            <text:p>92.57</text:p>
          </table:table-cell>
          <table:table-cell office:value-type="float" office:value="8706.67" calcext:value-type="float">
            <text:p>8,706.67</text:p>
          </table:table-cell>
          <table:table-cell office:value-type="float" office:value="9.7" calcext:value-type="float">
            <text:p>9.70</text:p>
          </table:table-cell>
          <table:table-cell office:value-type="float" office:value="696.53" calcext:value-type="float">
            <text:p>696.53</text:p>
          </table:table-cell>
          <table:table-cell office:value-type="float" office:value="822" calcext:value-type="float">
            <text:p>822.00</text:p>
          </table:table-cell>
          <table:table-cell office:value-type="float" office:value="14197.22" calcext:value-type="float">
            <text:p>14,197.22</text:p>
          </table:table-cell>
          <table:table-cell office:value-type="float" office:value="1061.8" calcext:value-type="float">
            <text:p>1,061.80</text:p>
          </table:table-cell>
          <table:table-cell table:number-columns-repeated="2" office:value-type="float" office:value="0.96" calcext:value-type="float">
            <text:p>0.96</text:p>
          </table:table-cell>
          <table:table-cell table:formula="of:=[.M196]*[.P196]" office:value-type="float" office:value="13.2096" calcext:value-type="float">
            <text:p>13.21</text:p>
          </table:table-cell>
          <table:table-cell office:value-type="float" office:value="13.76" calcext:value-type="float">
            <text:p>13.76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2" calcext:value-type="float">
            <text:p>12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7];&quot; x &quot;;TEXT([.B197];&quot;##.0&quot;))" office:value-type="string" office:string-value="CFSHS 250x250 x 12.0" calcext:value-type="string">
            <text:p>CFSHS 250x250 x 12.0</text:p>
          </table:table-cell>
          <table:table-cell office:value-type="float" office:value="84.827" calcext:value-type="float">
            <text:p>84.827</text:p>
          </table:table-cell>
          <table:table-cell office:value-type="float" office:value="108.06" calcext:value-type="float">
            <text:p>108.06</text:p>
          </table:table-cell>
          <table:table-cell office:value-type="float" office:value="9859.42" calcext:value-type="float">
            <text:p>9,859.42</text:p>
          </table:table-cell>
          <table:table-cell office:value-type="float" office:value="9.55" calcext:value-type="float">
            <text:p>9.55</text:p>
          </table:table-cell>
          <table:table-cell office:value-type="float" office:value="788.75" calcext:value-type="float">
            <text:p>788.75</text:p>
          </table:table-cell>
          <table:table-cell office:value-type="float" office:value="943.56" calcext:value-type="float">
            <text:p>943.56</text:p>
          </table:table-cell>
          <table:table-cell office:value-type="float" office:value="16691.33" calcext:value-type="float">
            <text:p>16,691.33</text:p>
          </table:table-cell>
          <table:table-cell office:value-type="float" office:value="1226.49" calcext:value-type="float">
            <text:p>1,226.49</text:p>
          </table:table-cell>
          <table:table-cell table:number-columns-repeated="2" office:value-type="float" office:value="0.94" calcext:value-type="float">
            <text:p>0.94</text:p>
          </table:table-cell>
          <table:table-cell table:formula="of:=[.M197]*[.P197]" office:value-type="float" office:value="11.0826" calcext:value-type="float">
            <text:p>11.08</text:p>
          </table:table-cell>
          <table:table-cell office:value-type="float" office:value="11.79" calcext:value-type="float">
            <text:p>11.79</text:p>
          </table:table-cell>
          <table:table-cell office:value-type="float" office:value="15.83" calcext:value-type="float">
            <text:p>15.83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8];&quot; x &quot;;TEXT([.B198];&quot;##.0&quot;))" office:value-type="string" office:string-value="CFSHS 250x250 x 12.5" calcext:value-type="string">
            <text:p>CFSHS 250x250 x 12.5</text:p>
          </table:table-cell>
          <table:table-cell office:value-type="float" office:value="87.954" calcext:value-type="float">
            <text:p>87.954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161.31" calcext:value-type="float">
            <text:p>10,161.31</text:p>
          </table:table-cell>
          <table:table-cell office:value-type="float" office:value="9.52" calcext:value-type="float">
            <text:p>9.52</text:p>
          </table:table-cell>
          <table:table-cell office:value-type="float" office:value="812.91" calcext:value-type="float">
            <text:p>812.91</text:p>
          </table:table-cell>
          <table:table-cell office:value-type="float" office:value="975.17" calcext:value-type="float">
            <text:p>975.17</text:p>
          </table:table-cell>
          <table:table-cell office:value-type="float" office:value="17282.65" calcext:value-type="float">
            <text:p>17,282.65</text:p>
          </table:table-cell>
          <table:table-cell office:value-type="float" office:value="1266.25" calcext:value-type="float">
            <text:p>1,266.25</text:p>
          </table:table-cell>
          <table:table-cell table:number-columns-repeated="2" office:value-type="float" office:value="0.94" calcext:value-type="float">
            <text:p>0.94</text:p>
          </table:table-cell>
          <table:table-cell table:formula="of:=[.M198]*[.P198]" office:value-type="float" office:value="10.6878" calcext:value-type="float">
            <text:p>10.69</text:p>
          </table:table-cell>
          <table:table-cell office:value-type="float" office:value="11.37" calcext:value-type="float">
            <text:p>11.37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>
          <table:table-cell office:value-type="string" calcext:value-type="string">
            <text:p>250x250</text:p>
          </table:table-cell>
          <table:table-cell office:value-type="float" office:value="16" calcext:value-type="float">
            <text:p>16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9];&quot; x &quot;;TEXT([.B199];&quot;##.0&quot;))" office:value-type="string" office:string-value="CFSHS 250x250 x 16.0" calcext:value-type="string">
            <text:p>CFSHS 250x250 x 16.0</text:p>
          </table:table-cell>
          <table:table-cell office:value-type="float" office:value="108.936" calcext:value-type="float">
            <text:p>108.936</text:p>
          </table:table-cell>
          <table:table-cell office:value-type="float" office:value="138.77" calcext:value-type="float">
            <text:p>138.77</text:p>
          </table:table-cell>
          <table:table-cell office:value-type="float" office:value="12047.13" calcext:value-type="float">
            <text:p>12,047.13</text:p>
          </table:table-cell>
          <table:table-cell office:value-type="float" office:value="9.32" calcext:value-type="float">
            <text:p>9.32</text:p>
          </table:table-cell>
          <table:table-cell office:value-type="float" office:value="963.77" calcext:value-type="float">
            <text:p>963.77</text:p>
          </table:table-cell>
          <table:table-cell office:value-type="float" office:value="1179.7" calcext:value-type="float">
            <text:p>1,179.70</text:p>
          </table:table-cell>
          <table:table-cell office:value-type="float" office:value="21146.3" calcext:value-type="float">
            <text:p>21,146.30</text:p>
          </table:table-cell>
          <table:table-cell office:value-type="float" office:value="1520.26" calcext:value-type="float">
            <text:p>1,520.26</text:p>
          </table:table-cell>
          <table:table-cell table:number-columns-repeated="2" office:value-type="float" office:value="0.92" calcext:value-type="float">
            <text:p>0.92</text:p>
          </table:table-cell>
          <table:table-cell table:formula="of:=[.M199]*[.P199]" office:value-type="float" office:value="8.4456" calcext:value-type="float">
            <text:p>8.45</text:p>
          </table:table-cell>
          <table:table-cell office:value-type="float" office:value="9.18" calcext:value-type="float">
            <text:p>9.18</text:p>
          </table:table-cell>
          <table:table-cell office:value-type="float" office:value="10.63" calcext:value-type="float">
            <text:p>10.63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6" calcext:value-type="float">
            <text:p>6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0];&quot; x &quot;;TEXT([.B200];&quot;##.0&quot;))" office:value-type="string" office:string-value="CFSHS 260x260 x 6.0" calcext:value-type="string">
            <text:p>CFSHS 260x260 x 6.0</text:p>
          </table:table-cell>
          <table:table-cell office:value-type="float" office:value="47.126" calcext:value-type="float">
            <text:p>47.126</text:p>
          </table:table-cell>
          <table:table-cell office:value-type="float" office:value="60.03" calcext:value-type="float">
            <text:p>60.03</text:p>
          </table:table-cell>
          <table:table-cell office:value-type="float" office:value="6404.54" calcext:value-type="float">
            <text:p>6,404.54</text:p>
          </table:table-cell>
          <table:table-cell office:value-type="float" office:value="10.33" calcext:value-type="float">
            <text:p>10.33</text:p>
          </table:table-cell>
          <table:table-cell office:value-type="float" office:value="492.66" calcext:value-type="float">
            <text:p>492.66</text:p>
          </table:table-cell>
          <table:table-cell office:value-type="float" office:value="568.8" calcext:value-type="float">
            <text:p>568.80</text:p>
          </table:table-cell>
          <table:table-cell office:value-type="float" office:value="9969.77" calcext:value-type="float">
            <text:p>9,969.77</text:p>
          </table:table-cell>
          <table:table-cell office:value-type="float" office:value="739.48" calcext:value-type="float">
            <text:p>739.48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M200]*[.P200]" office:value-type="float" office:value="21.6444" calcext:value-type="float">
            <text:p>21.64</text:p>
          </table:table-cell>
          <table:table-cell office:value-type="float" office:value="21.22" calcext:value-type="float">
            <text:p>21.22</text:p>
          </table:table-cell>
          <table:table-cell office:value-type="float" office:value="38.33" calcext:value-type="float">
            <text:p>38.33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6.3" calcext:value-type="float">
            <text:p>6.3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1];&quot; x &quot;;TEXT([.B201];&quot;##.0&quot;))" office:value-type="string" office:string-value="CFSHS 260x260 x 6.3" calcext:value-type="string">
            <text:p>CFSHS 260x260 x 6.3</text:p>
          </table:table-cell>
          <table:table-cell office:value-type="float" office:value="49.117" calcext:value-type="float">
            <text:p>49.117</text:p>
          </table:table-cell>
          <table:table-cell office:value-type="float" office:value="62.57" calcext:value-type="float">
            <text:p>62.57</text:p>
          </table:table-cell>
          <table:table-cell office:value-type="float" office:value="6634.95" calcext:value-type="float">
            <text:p>6,634.95</text:p>
          </table:table-cell>
          <table:table-cell office:value-type="float" office:value="10.3" calcext:value-type="float">
            <text:p>10.30</text:p>
          </table:table-cell>
          <table:table-cell office:value-type="float" office:value="510.38" calcext:value-type="float">
            <text:p>510.38</text:p>
          </table:table-cell>
          <table:table-cell office:value-type="float" office:value="590.75" calcext:value-type="float">
            <text:p>590.75</text:p>
          </table:table-cell>
          <table:table-cell office:value-type="float" office:value="10475.19" calcext:value-type="float">
            <text:p>10,475.19</text:p>
          </table:table-cell>
          <table:table-cell office:value-type="float" office:value="772.29" calcext:value-type="float">
            <text:p>772.29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[.M201]*[.P201]" office:value-type="float" office:value="20.5636" calcext:value-type="float">
            <text:p>20.56</text:p>
          </table:table-cell>
          <table:table-cell office:value-type="float" office:value="20.36" calcext:value-type="float">
            <text:p>20.36</text:p>
          </table:table-cell>
          <table:table-cell office:value-type="float" office:value="36.27" calcext:value-type="float">
            <text:p>36.27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8" calcext:value-type="float">
            <text:p>8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2];&quot; x &quot;;TEXT([.B202];&quot;##.0&quot;))" office:value-type="string" office:string-value="CFSHS 260x260 x 8.0" calcext:value-type="string">
            <text:p>CFSHS 260x260 x 8.0</text:p>
          </table:table-cell>
          <table:table-cell office:value-type="float" office:value="61.577" calcext:value-type="float">
            <text:p>61.577</text:p>
          </table:table-cell>
          <table:table-cell office:value-type="float" office:value="78.44" calcext:value-type="float">
            <text:p>78.44</text:p>
          </table:table-cell>
          <table:table-cell office:value-type="float" office:value="8178.02" calcext:value-type="float">
            <text:p>8,178.02</text:p>
          </table:table-cell>
          <table:table-cell office:value-type="float" office:value="10.21" calcext:value-type="float">
            <text:p>10.21</text:p>
          </table:table-cell>
          <table:table-cell office:value-type="float" office:value="629.08" calcext:value-type="float">
            <text:p>629.08</text:p>
          </table:table-cell>
          <table:table-cell office:value-type="float" office:value="733.95" calcext:value-type="float">
            <text:p>733.95</text:p>
          </table:table-cell>
          <table:table-cell office:value-type="float" office:value="13086.86" calcext:value-type="float">
            <text:p>13,086.86</text:p>
          </table:table-cell>
          <table:table-cell office:value-type="float" office:value="954.68" calcext:value-type="float">
            <text:p>954.68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[.M202]*[.P202]" office:value-type="float" office:value="16.4024" calcext:value-type="float">
            <text:p>16.40</text:p>
          </table:table-cell>
          <table:table-cell office:value-type="float" office:value="16.24" calcext:value-type="float">
            <text:p>16.24</text:p>
          </table:table-cell>
          <table:table-cell office:value-type="float" office:value="27.5" calcext:value-type="float">
            <text:p>27.50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0" calcext:value-type="float">
            <text:p>10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3];&quot; x &quot;;TEXT([.B203];&quot;##.0&quot;))" office:value-type="string" office:string-value="CFSHS 260x260 x 10.0" calcext:value-type="string">
            <text:p>CFSHS 260x260 x 10.0</text:p>
          </table:table-cell>
          <table:table-cell office:value-type="float" office:value="75.805" calcext:value-type="float">
            <text:p>75.805</text:p>
          </table:table-cell>
          <table:table-cell office:value-type="float" office:value="96.57" calcext:value-type="float">
            <text:p>96.57</text:p>
          </table:table-cell>
          <table:table-cell office:value-type="float" office:value="9864.65" calcext:value-type="float">
            <text:p>9,864.65</text:p>
          </table:table-cell>
          <table:table-cell office:value-type="float" office:value="10.11" calcext:value-type="float">
            <text:p>10.11</text:p>
          </table:table-cell>
          <table:table-cell office:value-type="float" office:value="758.82" calcext:value-type="float">
            <text:p>758.82</text:p>
          </table:table-cell>
          <table:table-cell office:value-type="float" office:value="893.78" calcext:value-type="float">
            <text:p>893.78</text:p>
          </table:table-cell>
          <table:table-cell office:value-type="float" office:value="16035.47" calcext:value-type="float">
            <text:p>16,035.47</text:p>
          </table:table-cell>
          <table:table-cell office:value-type="float" office:value="1155.85" calcext:value-type="float">
            <text:p>1,155.85</text:p>
          </table:table-cell>
          <table:table-cell table:number-columns-repeated="2" office:value-type="float" office:value="1" calcext:value-type="float">
            <text:p>1.00</text:p>
          </table:table-cell>
          <table:table-cell table:formula="of:=[.M203]*[.P203]" office:value-type="float" office:value="13.19" calcext:value-type="float">
            <text:p>13.19</text:p>
          </table:table-cell>
          <table:table-cell office:value-type="float" office:value="13.19" calcext:value-type="float">
            <text:p>13.19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2" calcext:value-type="float">
            <text:p>12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4];&quot; x &quot;;TEXT([.B204];&quot;##.0&quot;))" office:value-type="string" office:string-value="CFSHS 260x260 x 12.0" calcext:value-type="string">
            <text:p>CFSHS 260x260 x 12.0</text:p>
          </table:table-cell>
          <table:table-cell office:value-type="float" office:value="88.595" calcext:value-type="float">
            <text:p>88.595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199.5" calcext:value-type="float">
            <text:p>11,199.50</text:p>
          </table:table-cell>
          <table:table-cell office:value-type="float" office:value="9.96" calcext:value-type="float">
            <text:p>9.96</text:p>
          </table:table-cell>
          <table:table-cell office:value-type="float" office:value="861.5" calcext:value-type="float">
            <text:p>861.50</text:p>
          </table:table-cell>
          <table:table-cell office:value-type="float" office:value="1027.95" calcext:value-type="float">
            <text:p>1,027.95</text:p>
          </table:table-cell>
          <table:table-cell office:value-type="float" office:value="18878.16" calcext:value-type="float">
            <text:p>18,878.16</text:p>
          </table:table-cell>
          <table:table-cell office:value-type="float" office:value="1337.48" calcext:value-type="float">
            <text:p>1,337.48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[.M204]*[.P204]" office:value-type="float" office:value="11.0642" calcext:value-type="float">
            <text:p>11.06</text:p>
          </table:table-cell>
          <table:table-cell office:value-type="float" office:value="11.29" calcext:value-type="float">
            <text:p>11.29</text:p>
          </table:table-cell>
          <table:table-cell office:value-type="float" office:value="16.67" calcext:value-type="float">
            <text:p>16.67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2.5" calcext:value-type="float">
            <text:p>12.5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5];&quot; x &quot;;TEXT([.B205];&quot;##.0&quot;))" office:value-type="string" office:string-value="CFSHS 260x260 x 12.5" calcext:value-type="string">
            <text:p>CFSHS 260x260 x 12.5</text:p>
          </table:table-cell>
          <table:table-cell office:value-type="float" office:value="91.879" calcext:value-type="float">
            <text:p>91.879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547.88" calcext:value-type="float">
            <text:p>11,547.88</text:p>
          </table:table-cell>
          <table:table-cell office:value-type="float" office:value="9.93" calcext:value-type="float">
            <text:p>9.93</text:p>
          </table:table-cell>
          <table:table-cell office:value-type="float" office:value="888.3" calcext:value-type="float">
            <text:p>888.30</text:p>
          </table:table-cell>
          <table:table-cell office:value-type="float" office:value="1062.76" calcext:value-type="float">
            <text:p>1,062.76</text:p>
          </table:table-cell>
          <table:table-cell office:value-type="float" office:value="19553.31" calcext:value-type="float">
            <text:p>19,553.31</text:p>
          </table:table-cell>
          <table:table-cell office:value-type="float" office:value="1381.37" calcext:value-type="float">
            <text:p>1,381.37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[.M205]*[.P205]" office:value-type="float" office:value="10.6624" calcext:value-type="float">
            <text:p>10.66</text:p>
          </table:table-cell>
          <table:table-cell office:value-type="float" office:value="10.88" calcext:value-type="float">
            <text:p>10.88</text:p>
          </table:table-cell>
          <table:table-cell office:value-type="float" office:value="15.8" calcext:value-type="float">
            <text:p>15.80</text:p>
          </table:table-cell>
          <table:table-cell/>
        </table:table-row>
        <table:table-row table:style-name="ro3">
          <table:table-cell office:value-type="string" calcext:value-type="string">
            <text:p>260x260</text:p>
          </table:table-cell>
          <table:table-cell office:value-type="float" office:value="16" calcext:value-type="float">
            <text:p>16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6];&quot; x &quot;;TEXT([.B206];&quot;##.0&quot;))" office:value-type="string" office:string-value="CFSHS 260x260 x 16.0" calcext:value-type="string">
            <text:p>CFSHS 260x260 x 16.0</text:p>
          </table:table-cell>
          <table:table-cell office:value-type="float" office:value="113.96" calcext:value-type="float">
            <text:p>113.960</text:p>
          </table:table-cell>
          <table:table-cell office:value-type="float" office:value="145.17" calcext:value-type="float">
            <text:p>145.17</text:p>
          </table:table-cell>
          <table:table-cell office:value-type="float" office:value="13738.77" calcext:value-type="float">
            <text:p>13,738.77</text:p>
          </table:table-cell>
          <table:table-cell office:value-type="float" office:value="9.73" calcext:value-type="float">
            <text:p>9.73</text:p>
          </table:table-cell>
          <table:table-cell office:value-type="float" office:value="1056.83" calcext:value-type="float">
            <text:p>1,056.83</text:p>
          </table:table-cell>
          <table:table-cell office:value-type="float" office:value="1288.93" calcext:value-type="float">
            <text:p>1,288.93</text:p>
          </table:table-cell>
          <table:table-cell office:value-type="float" office:value="23985.66" calcext:value-type="float">
            <text:p>23,985.66</text:p>
          </table:table-cell>
          <table:table-cell office:value-type="float" office:value="1663.29" calcext:value-type="float">
            <text:p>1,663.29</text:p>
          </table:table-cell>
          <table:table-cell table:number-columns-repeated="2" office:value-type="float" office:value="0.96" calcext:value-type="float">
            <text:p>0.96</text:p>
          </table:table-cell>
          <table:table-cell table:formula="of:=[.M206]*[.P206]" office:value-type="float" office:value="8.4192" calcext:value-type="float">
            <text:p>8.42</text:p>
          </table:table-cell>
          <table:table-cell office:value-type="float" office:value="8.77" calcext:value-type="float">
            <text:p>8.77</text:p>
          </table:table-cell>
          <table:table-cell office:value-type="float" office:value="11.25" calcext:value-type="float">
            <text:p>11.25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6" calcext:value-type="float">
            <text:p>6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07];&quot; x &quot;;TEXT([.B207];&quot;##.0&quot;))" office:value-type="string" office:string-value="CFSHS 300x300 x 6.0" calcext:value-type="string">
            <text:p>CFSHS 300x300 x 6.0</text:p>
          </table:table-cell>
          <table:table-cell office:value-type="float" office:value="54.662" calcext:value-type="float">
            <text:p>54.662</text:p>
          </table:table-cell>
          <table:table-cell office:value-type="float" office:value="69.63" calcext:value-type="float">
            <text:p>69.63</text:p>
          </table:table-cell>
          <table:table-cell office:value-type="float" office:value="9963.67" calcext:value-type="float">
            <text:p>9,963.67</text:p>
          </table:table-cell>
          <table:table-cell office:value-type="float" office:value="11.96" calcext:value-type="float">
            <text:p>11.96</text:p>
          </table:table-cell>
          <table:table-cell office:value-type="float" office:value="664.24" calcext:value-type="float">
            <text:p>664.24</text:p>
          </table:table-cell>
          <table:table-cell office:value-type="float" office:value="764.23" calcext:value-type="float">
            <text:p>764.23</text:p>
          </table:table-cell>
          <table:table-cell office:value-type="float" office:value="15433.82" calcext:value-type="float">
            <text:p>15,433.82</text:p>
          </table:table-cell>
          <table:table-cell office:value-type="float" office:value="996.78" calcext:value-type="float">
            <text:p>996.78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M207]*[.P207]" office:value-type="float" office:value="21.5822" calcext:value-type="float">
            <text:p>21.58</text:p>
          </table:table-cell>
          <table:table-cell office:value-type="float" office:value="18.29" calcext:value-type="float">
            <text:p>18.29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6.3" calcext:value-type="float">
            <text:p>6.3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08];&quot; x &quot;;TEXT([.B208];&quot;##.0&quot;))" office:value-type="string" office:string-value="CFSHS 300x300 x 6.3" calcext:value-type="string">
            <text:p>CFSHS 300x300 x 6.3</text:p>
          </table:table-cell>
          <table:table-cell office:value-type="float" office:value="57.03" calcext:value-type="float">
            <text:p>57.030</text:p>
          </table:table-cell>
          <table:table-cell office:value-type="float" office:value="72.65" calcext:value-type="float">
            <text:p>72.65</text:p>
          </table:table-cell>
          <table:table-cell office:value-type="float" office:value="10341.99" calcext:value-type="float">
            <text:p>10,341.99</text:p>
          </table:table-cell>
          <table:table-cell office:value-type="float" office:value="11.93" calcext:value-type="float">
            <text:p>11.93</text:p>
          </table:table-cell>
          <table:table-cell office:value-type="float" office:value="689.47" calcext:value-type="float">
            <text:p>689.47</text:p>
          </table:table-cell>
          <table:table-cell office:value-type="float" office:value="794.94" calcext:value-type="float">
            <text:p>794.94</text:p>
          </table:table-cell>
          <table:table-cell office:value-type="float" office:value="16218.39" calcext:value-type="float">
            <text:p>16,218.39</text:p>
          </table:table-cell>
          <table:table-cell office:value-type="float" office:value="1041.86" calcext:value-type="float">
            <text:p>1,041.86</text:p>
          </table:table-cell>
          <table:table-cell table:number-columns-repeated="2" office:value-type="float" office:value="1.17" calcext:value-type="float">
            <text:p>1.17</text:p>
          </table:table-cell>
          <table:table-cell table:formula="of:=[.M208]*[.P208]" office:value-type="float" office:value="20.5101" calcext:value-type="float">
            <text:p>20.51</text:p>
          </table:table-cell>
          <table:table-cell office:value-type="float" office:value="17.53" calcext:value-type="float">
            <text:p>17.53</text:p>
          </table:table-cell>
          <table:table-cell office:value-type="float" office:value="42.62" calcext:value-type="float">
            <text:p>42.62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9" calcext:value-type="float">
            <text:p>9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09];&quot; x &quot;;TEXT([.B209];&quot;##.0&quot;))" office:value-type="string" office:string-value="CFSHS 300x300 x 9.0" calcext:value-type="string">
            <text:p>CFSHS 300x300 x 9.0</text:p>
          </table:table-cell>
          <table:table-cell office:value-type="float" office:value="80.053" calcext:value-type="float">
            <text:p>80.053</text:p>
          </table:table-cell>
          <table:table-cell office:value-type="float" office:value="101.98" calcext:value-type="float">
            <text:p>101.98</text:p>
          </table:table-cell>
          <table:table-cell office:value-type="float" office:value="14183.28" calcext:value-type="float">
            <text:p>14,183.28</text:p>
          </table:table-cell>
          <table:table-cell office:value-type="float" office:value="11.79" calcext:value-type="float">
            <text:p>11.79</text:p>
          </table:table-cell>
          <table:table-cell office:value-type="float" office:value="945.55" calcext:value-type="float">
            <text:p>945.55</text:p>
          </table:table-cell>
          <table:table-cell office:value-type="float" office:value="1102.14" calcext:value-type="float">
            <text:p>1,102.14</text:p>
          </table:table-cell>
          <table:table-cell office:value-type="float" office:value="22660.93" calcext:value-type="float">
            <text:p>22,660.93</text:p>
          </table:table-cell>
          <table:table-cell office:value-type="float" office:value="1434.44" calcext:value-type="float">
            <text:p>1,434.44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M209]*[.P209]" office:value-type="float" office:value="14.4884" calcext:value-type="float">
            <text:p>14.49</text:p>
          </table:table-cell>
          <table:table-cell office:value-type="float" office:value="12.49" calcext:value-type="float">
            <text:p>12.49</text:p>
          </table:table-cell>
          <table:table-cell office:value-type="float" office:value="28.33" calcext:value-type="float">
            <text:p>28.33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2" calcext:value-type="float">
            <text:p>12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0];&quot; x &quot;;TEXT([.B210];&quot;##.0&quot;))" office:value-type="string" office:string-value="CFSHS 300x300 x 12.0" calcext:value-type="string">
            <text:p>CFSHS 300x300 x 12.0</text:p>
          </table:table-cell>
          <table:table-cell office:value-type="float" office:value="103.667" calcext:value-type="float">
            <text:p>103.667</text:p>
          </table:table-cell>
          <table:table-cell office:value-type="float" office:value="132.06" calcext:value-type="float">
            <text:p>132.06</text:p>
          </table:table-cell>
          <table:table-cell office:value-type="float" office:value="17767.35" calcext:value-type="float">
            <text:p>17,767.35</text:p>
          </table:table-cell>
          <table:table-cell office:value-type="float" office:value="11.6" calcext:value-type="float">
            <text:p>11.60</text:p>
          </table:table-cell>
          <table:table-cell office:value-type="float" office:value="1184.49" calcext:value-type="float">
            <text:p>1,184.49</text:p>
          </table:table-cell>
          <table:table-cell office:value-type="float" office:value="1401.51" calcext:value-type="float">
            <text:p>1,401.51</text:p>
          </table:table-cell>
          <table:table-cell office:value-type="float" office:value="29514.02" calcext:value-type="float">
            <text:p>29,514.02</text:p>
          </table:table-cell>
          <table:table-cell office:value-type="float" office:value="1829.36" calcext:value-type="float">
            <text:p>1,829.36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M210]*[.P210]" office:value-type="float" office:value="11.001" calcext:value-type="float">
            <text:p>11.00</text:p>
          </table:table-cell>
          <table:table-cell office:value-type="float" office:value="9.65" calcext:value-type="float">
            <text:p>9.65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1];&quot; x &quot;;TEXT([.B211];&quot;##.0&quot;))" office:value-type="string" office:string-value="CFSHS 300x300 x 12.5" calcext:value-type="string">
            <text:p>CFSHS 300x300 x 12.5</text:p>
          </table:table-cell>
          <table:table-cell office:value-type="float" office:value="107.579" calcext:value-type="float">
            <text:p>107.579</text:p>
          </table:table-cell>
          <table:table-cell office:value-type="float" office:value="137.04" calcext:value-type="float">
            <text:p>137.04</text:p>
          </table:table-cell>
          <table:table-cell office:value-type="float" office:value="18348.13" calcext:value-type="float">
            <text:p>18,348.13</text:p>
          </table:table-cell>
          <table:table-cell office:value-type="float" office:value="11.57" calcext:value-type="float">
            <text:p>11.57</text:p>
          </table:table-cell>
          <table:table-cell office:value-type="float" office:value="1223.21" calcext:value-type="float">
            <text:p>1,223.21</text:p>
          </table:table-cell>
          <table:table-cell office:value-type="float" office:value="1450.6" calcext:value-type="float">
            <text:p>1,450.60</text:p>
          </table:table-cell>
          <table:table-cell office:value-type="float" office:value="30600.78" calcext:value-type="float">
            <text:p>30,600.78</text:p>
          </table:table-cell>
          <table:table-cell office:value-type="float" office:value="1891.8" calcext:value-type="float">
            <text:p>1,891.80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M211]*[.P211]" office:value-type="float" office:value="10.602" calcext:value-type="float">
            <text:p>10.60</text:p>
          </table:table-cell>
          <table:table-cell office:value-type="float" office:value="9.3" calcext:value-type="float">
            <text:p>9.3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3">
          <table:table-cell office:value-type="string" calcext:value-type="string">
            <text:p>300x300</text:p>
          </table:table-cell>
          <table:table-cell office:value-type="float" office:value="16" calcext:value-type="float">
            <text:p>16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2];&quot; x &quot;;TEXT([.B212];&quot;##.0&quot;))" office:value-type="string" office:string-value="CFSHS 300x300 x 16.0" calcext:value-type="string">
            <text:p>CFSHS 300x300 x 16.0</text:p>
          </table:table-cell>
          <table:table-cell office:value-type="float" office:value="134.056" calcext:value-type="float">
            <text:p>134.056</text:p>
          </table:table-cell>
          <table:table-cell office:value-type="float" office:value="170.77" calcext:value-type="float">
            <text:p>170.77</text:p>
          </table:table-cell>
          <table:table-cell office:value-type="float" office:value="22075.97" calcext:value-type="float">
            <text:p>22,075.97</text:p>
          </table:table-cell>
          <table:table-cell office:value-type="float" office:value="11.37" calcext:value-type="float">
            <text:p>11.37</text:p>
          </table:table-cell>
          <table:table-cell office:value-type="float" office:value="1471.73" calcext:value-type="float">
            <text:p>1,471.73</text:p>
          </table:table-cell>
          <table:table-cell office:value-type="float" office:value="1773.84" calcext:value-type="float">
            <text:p>1,773.84</text:p>
          </table:table-cell>
          <table:table-cell office:value-type="float" office:value="37836.71" calcext:value-type="float">
            <text:p>37,836.71</text:p>
          </table:table-cell>
          <table:table-cell office:value-type="float" office:value="2299.23" calcext:value-type="float">
            <text:p>2,299.23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M212]*[.P212]" office:value-type="float" office:value="8.3552" calcext:value-type="float">
            <text:p>8.36</text:p>
          </table:table-cell>
          <table:table-cell office:value-type="float" office:value="7.46" calcext:value-type="float">
            <text:p>7.46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6" calcext:value-type="float">
            <text:p>6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3];&quot; x &quot;;TEXT([.B213];&quot;##.0&quot;))" office:value-type="string" office:string-value="CFSHS 350x350 x 6.0" calcext:value-type="string">
            <text:p>CFSHS 350x350 x 6.0</text:p>
          </table:table-cell>
          <table:table-cell office:value-type="float" office:value="64.082" calcext:value-type="float">
            <text:p>64.082</text:p>
          </table:table-cell>
          <table:table-cell office:value-type="float" office:value="81.63" calcext:value-type="float">
            <text:p>81.63</text:p>
          </table:table-cell>
          <table:table-cell office:value-type="float" office:value="16007.75" calcext:value-type="float">
            <text:p>16,007.75</text:p>
          </table:table-cell>
          <table:table-cell office:value-type="float" office:value="14" calcext:value-type="float">
            <text:p>14.00</text:p>
          </table:table-cell>
          <table:table-cell office:value-type="float" office:value="914.73" calcext:value-type="float">
            <text:p>914.73</text:p>
          </table:table-cell>
          <table:table-cell office:value-type="float" office:value="1049.01" calcext:value-type="float">
            <text:p>1,049.01</text:p>
          </table:table-cell>
          <table:table-cell office:value-type="float" office:value="24682.71" calcext:value-type="float">
            <text:p>24,682.71</text:p>
          </table:table-cell>
          <table:table-cell office:value-type="float" office:value="1372.4" calcext:value-type="float">
            <text:p>1,372.40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M213]*[.P213]" office:value-type="float" office:value="21.5418" calcext:value-type="float">
            <text:p>21.54</text:p>
          </table:table-cell>
          <table:table-cell office:value-type="float" office:value="15.61" calcext:value-type="float">
            <text:p>15.61</text:p>
          </table:table-cell>
          <table:table-cell office:value-type="float" office:value="53.33" calcext:value-type="float">
            <text:p>53.33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6.3" calcext:value-type="float">
            <text:p>6.3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4];&quot; x &quot;;TEXT([.B214];&quot;##.0&quot;))" office:value-type="string" office:string-value="CFSHS 350x350 x 6.3" calcext:value-type="string">
            <text:p>CFSHS 350x350 x 6.3</text:p>
          </table:table-cell>
          <table:table-cell office:value-type="float" office:value="66.921" calcext:value-type="float">
            <text:p>66.921</text:p>
          </table:table-cell>
          <table:table-cell office:value-type="float" office:value="85.25" calcext:value-type="float">
            <text:p>85.25</text:p>
          </table:table-cell>
          <table:table-cell office:value-type="float" office:value="16644.63" calcext:value-type="float">
            <text:p>16,644.63</text:p>
          </table:table-cell>
          <table:table-cell office:value-type="float" office:value="13.97" calcext:value-type="float">
            <text:p>13.97</text:p>
          </table:table-cell>
          <table:table-cell office:value-type="float" office:value="951.12" calcext:value-type="float">
            <text:p>951.12</text:p>
          </table:table-cell>
          <table:table-cell office:value-type="float" office:value="1092.71" calcext:value-type="float">
            <text:p>1,092.71</text:p>
          </table:table-cell>
          <table:table-cell office:value-type="float" office:value="25939" calcext:value-type="float">
            <text:p>25,939.00</text:p>
          </table:table-cell>
          <table:table-cell office:value-type="float" office:value="1435.51" calcext:value-type="float">
            <text:p>1,435.5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M214]*[.P214]" office:value-type="float" office:value="20.4678" calcext:value-type="float">
            <text:p>20.47</text:p>
          </table:table-cell>
          <table:table-cell office:value-type="float" office:value="14.94" calcext:value-type="float">
            <text:p>14.94</text:p>
          </table:table-cell>
          <table:table-cell office:value-type="float" office:value="50.56" calcext:value-type="float">
            <text:p>50.56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8" calcext:value-type="float">
            <text:p>8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5];&quot; x &quot;;TEXT([.B215];&quot;##.0&quot;))" office:value-type="string" office:string-value="CFSHS 350x350 x 8.0" calcext:value-type="string">
            <text:p>CFSHS 350x350 x 8.0</text:p>
          </table:table-cell>
          <table:table-cell office:value-type="float" office:value="84.185" calcext:value-type="float">
            <text:p>84.185</text:p>
          </table:table-cell>
          <table:table-cell office:value-type="float" office:value="107.24" calcext:value-type="float">
            <text:p>107.24</text:p>
          </table:table-cell>
          <table:table-cell office:value-type="float" office:value="20680.7" calcext:value-type="float">
            <text:p>20,680.70</text:p>
          </table:table-cell>
          <table:table-cell office:value-type="float" office:value="13.89" calcext:value-type="float">
            <text:p>13.89</text:p>
          </table:table-cell>
          <table:table-cell office:value-type="float" office:value="1181.75" calcext:value-type="float">
            <text:p>1,181.75</text:p>
          </table:table-cell>
          <table:table-cell office:value-type="float" office:value="1365.58" calcext:value-type="float">
            <text:p>1,365.58</text:p>
          </table:table-cell>
          <table:table-cell office:value-type="float" office:value="32557.38" calcext:value-type="float">
            <text:p>32,557.38</text:p>
          </table:table-cell>
          <table:table-cell office:value-type="float" office:value="1787.14" calcext:value-type="float">
            <text:p>1,787.14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M215]*[.P215]" office:value-type="float" office:value="16.2756" calcext:value-type="float">
            <text:p>16.28</text:p>
          </table:table-cell>
          <table:table-cell office:value-type="float" office:value="11.88" calcext:value-type="float">
            <text:p>11.88</text:p>
          </table:table-cell>
          <table:table-cell office:value-type="float" office:value="38.75" calcext:value-type="float">
            <text:p>38.75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9" calcext:value-type="float">
            <text:p>9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6];&quot; x &quot;;TEXT([.B216];&quot;##.0&quot;))" office:value-type="string" office:string-value="CFSHS 350x350 x 9.0" calcext:value-type="string">
            <text:p>CFSHS 350x350 x 9.0</text:p>
          </table:table-cell>
          <table:table-cell office:value-type="float" office:value="94.183" calcext:value-type="float">
            <text:p>94.183</text:p>
          </table:table-cell>
          <table:table-cell office:value-type="float" office:value="119.98" calcext:value-type="float">
            <text:p>119.98</text:p>
          </table:table-cell>
          <table:table-cell office:value-type="float" office:value="22967.05" calcext:value-type="float">
            <text:p>22,967.05</text:p>
          </table:table-cell>
          <table:table-cell office:value-type="float" office:value="13.84" calcext:value-type="float">
            <text:p>13.84</text:p>
          </table:table-cell>
          <table:table-cell office:value-type="float" office:value="1312.4" calcext:value-type="float">
            <text:p>1,312.40</text:p>
          </table:table-cell>
          <table:table-cell office:value-type="float" office:value="1521.79" calcext:value-type="float">
            <text:p>1,521.79</text:p>
          </table:table-cell>
          <table:table-cell office:value-type="float" office:value="36371.83" calcext:value-type="float">
            <text:p>36,371.83</text:p>
          </table:table-cell>
          <table:table-cell office:value-type="float" office:value="1987.15" calcext:value-type="float">
            <text:p>1,987.15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M216]*[.P216]" office:value-type="float" office:value="14.4432" calcext:value-type="float">
            <text:p>14.44</text:p>
          </table:table-cell>
          <table:table-cell office:value-type="float" office:value="10.62" calcext:value-type="float">
            <text:p>10.62</text:p>
          </table:table-cell>
          <table:table-cell office:value-type="float" office:value="33.89" calcext:value-type="float">
            <text:p>33.89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0" calcext:value-type="float">
            <text:p>10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7];&quot; x &quot;;TEXT([.B217];&quot;##.0&quot;))" office:value-type="string" office:string-value="CFSHS 350x350 x 10.0" calcext:value-type="string">
            <text:p>CFSHS 350x350 x 10.0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132.57" calcext:value-type="float">
            <text:p>132.57</text:p>
          </table:table-cell>
          <table:table-cell office:value-type="float" office:value="25189.14" calcext:value-type="float">
            <text:p>25,189.14</text:p>
          </table:table-cell>
          <table:table-cell office:value-type="float" office:value="13.78" calcext:value-type="float">
            <text:p>13.78</text:p>
          </table:table-cell>
          <table:table-cell office:value-type="float" office:value="1439.38" calcext:value-type="float">
            <text:p>1,439.38</text:p>
          </table:table-cell>
          <table:table-cell office:value-type="float" office:value="1674.83" calcext:value-type="float">
            <text:p>1,674.83</text:p>
          </table:table-cell>
          <table:table-cell office:value-type="float" office:value="40127.03" calcext:value-type="float">
            <text:p>40,127.03</text:p>
          </table:table-cell>
          <table:table-cell office:value-type="float" office:value="2182.18" calcext:value-type="float">
            <text:p>2,182.18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M217]*[.P217]" office:value-type="float" office:value="13.0696" calcext:value-type="float">
            <text:p>13.07</text:p>
          </table:table-cell>
          <table:table-cell office:value-type="float" office:value="9.61" calcext:value-type="float">
            <text:p>9.61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2" calcext:value-type="float">
            <text:p>12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8];&quot; x &quot;;TEXT([.B218];&quot;##.0&quot;))" office:value-type="string" office:string-value="CFSHS 350x350 x 12.0" calcext:value-type="string">
            <text:p>CFSHS 350x350 x 12.0</text:p>
          </table:table-cell>
          <table:table-cell office:value-type="float" office:value="122.507" calcext:value-type="float">
            <text:p>122.507</text:p>
          </table:table-cell>
          <table:table-cell office:value-type="float" office:value="156.06" calcext:value-type="float">
            <text:p>156.06</text:p>
          </table:table-cell>
          <table:table-cell office:value-type="float" office:value="29054.04" calcext:value-type="float">
            <text:p>29,054.04</text:p>
          </table:table-cell>
          <table:table-cell office:value-type="float" office:value="13.64" calcext:value-type="float">
            <text:p>13.64</text:p>
          </table:table-cell>
          <table:table-cell office:value-type="float" office:value="1660.23" calcext:value-type="float">
            <text:p>1,660.23</text:p>
          </table:table-cell>
          <table:table-cell office:value-type="float" office:value="1949.46" calcext:value-type="float">
            <text:p>1,949.46</text:p>
          </table:table-cell>
          <table:table-cell office:value-type="float" office:value="47598.08" calcext:value-type="float">
            <text:p>47,598.08</text:p>
          </table:table-cell>
          <table:table-cell office:value-type="float" office:value="2552.11" calcext:value-type="float">
            <text:p>2,552.1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M218]*[.P218]" office:value-type="float" office:value="10.9344" calcext:value-type="float">
            <text:p>10.93</text:p>
          </table:table-cell>
          <table:table-cell office:value-type="float" office:value="8.16" calcext:value-type="float">
            <text:p>8.16</text:p>
          </table:table-cell>
          <table:table-cell office:value-type="float" office:value="24.17" calcext:value-type="float">
            <text:p>24.17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2.5" calcext:value-type="float">
            <text:p>12.5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9];&quot; x &quot;;TEXT([.B219];&quot;##.0&quot;))" office:value-type="string" office:string-value="CFSHS 350x350 x 12.5" calcext:value-type="string">
            <text:p>CFSHS 350x350 x 12.5</text:p>
          </table:table-cell>
          <table:table-cell office:value-type="float" office:value="127.204" calcext:value-type="float">
            <text:p>127.204</text:p>
          </table:table-cell>
          <table:table-cell office:value-type="float" office:value="162.04" calcext:value-type="float">
            <text:p>162.04</text:p>
          </table:table-cell>
          <table:table-cell office:value-type="float" office:value="30044.88" calcext:value-type="float">
            <text:p>30,044.88</text:p>
          </table:table-cell>
          <table:table-cell office:value-type="float" office:value="13.62" calcext:value-type="float">
            <text:p>13.62</text:p>
          </table:table-cell>
          <table:table-cell office:value-type="float" office:value="1716.85" calcext:value-type="float">
            <text:p>1,716.85</text:p>
          </table:table-cell>
          <table:table-cell office:value-type="float" office:value="2019.77" calcext:value-type="float">
            <text:p>2,019.77</text:p>
          </table:table-cell>
          <table:table-cell office:value-type="float" office:value="49393.49" calcext:value-type="float">
            <text:p>49,393.49</text:p>
          </table:table-cell>
          <table:table-cell office:value-type="float" office:value="2642.2" calcext:value-type="float">
            <text:p>2,642.20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M219]*[.P219]" office:value-type="float" office:value="10.5324" calcext:value-type="float">
            <text:p>10.53</text:p>
          </table:table-cell>
          <table:table-cell office:value-type="float" office:value="7.86" calcext:value-type="float">
            <text:p>7.86</text:p>
          </table:table-cell>
          <table:table-cell office:value-type="float" office:value="23" calcext:value-type="float">
            <text:p>23.00</text:p>
          </table:table-cell>
          <table:table-cell/>
        </table:table-row>
        <table:table-row table:style-name="ro3">
          <table:table-cell office:value-type="string" calcext:value-type="string">
            <text:p>350x350</text:p>
          </table:table-cell>
          <table:table-cell office:value-type="float" office:value="16" calcext:value-type="float">
            <text:p>16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20];&quot; x &quot;;TEXT([.B220];&quot;##.0&quot;))" office:value-type="string" office:string-value="CFSHS 350x350 x 16.0" calcext:value-type="string">
            <text:p>CFSHS 350x350 x 16.0</text:p>
          </table:table-cell>
          <table:table-cell office:value-type="float" office:value="159.176" calcext:value-type="float">
            <text:p>159.176</text:p>
          </table:table-cell>
          <table:table-cell office:value-type="float" office:value="202.77" calcext:value-type="float">
            <text:p>202.77</text:p>
          </table:table-cell>
          <table:table-cell office:value-type="float" office:value="36511.46" calcext:value-type="float">
            <text:p>36,511.46</text:p>
          </table:table-cell>
          <table:table-cell office:value-type="float" office:value="13.42" calcext:value-type="float">
            <text:p>13.42</text:p>
          </table:table-cell>
          <table:table-cell office:value-type="float" office:value="2086.37" calcext:value-type="float">
            <text:p>2,086.37</text:p>
          </table:table-cell>
          <table:table-cell office:value-type="float" office:value="2487.97" calcext:value-type="float">
            <text:p>2,487.97</text:p>
          </table:table-cell>
          <table:table-cell office:value-type="float" office:value="61480.98" calcext:value-type="float">
            <text:p>61,480.98</text:p>
          </table:table-cell>
          <table:table-cell office:value-type="float" office:value="3237.86" calcext:value-type="float">
            <text:p>3,237.86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M220]*[.P220]" office:value-type="float" office:value="8.2896" calcext:value-type="float">
            <text:p>8.29</text:p>
          </table:table-cell>
          <table:table-cell office:value-type="float" office:value="6.28" calcext:value-type="float">
            <text:p>6.28</text:p>
          </table:table-cell>
          <table:table-cell office:value-type="float" office:value="16.88" calcext:value-type="float">
            <text:p>16.88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</table:table-row>
        <table:table-row table:style-name="ro3">
          <table:table-cell/>
          <table:table-cell table:style-name="ce9" table:formula="of:=MIN([.B$6];[.B$220])" office:value-type="float" office:value="1.6" calcext:value-type="float">
            <text:p>1.6</text:p>
          </table:table-cell>
          <table:table-cell table:style-name="ce9" table:formula="of:=MIN([.C$6];[.C$220])" office:value-type="float" office:value="19" calcext:value-type="float">
            <text:p>19</text:p>
          </table:table-cell>
          <table:table-cell table:style-name="ce9"/>
          <table:table-cell table:style-name="ce9" table:formula="of:=MIN([.E$6];[.E$220])" office:value-type="float" office:value="0.822" calcext:value-type="float">
            <text:p>0.822</text:p>
          </table:table-cell>
          <table:table-cell table:style-name="ce9" table:formula="of:=MIN([.F$6];[.F$220])" office:value-type="float" office:value="1.05" calcext:value-type="float">
            <text:p>1.05</text:p>
          </table:table-cell>
          <table:table-cell table:style-name="ce9" table:formula="of:=MIN([.G$6];[.G$220])" office:value-type="float" office:value="0.51" calcext:value-type="float">
            <text:p>0.51</text:p>
          </table:table-cell>
          <table:table-cell table:style-name="ce9" table:formula="of:=MIN([.H$6];[.H$220])" office:value-type="float" office:value="0.7" calcext:value-type="float">
            <text:p>0.7</text:p>
          </table:table-cell>
          <table:table-cell table:style-name="ce9" table:formula="of:=MIN([.I$6];[.I$220])" office:value-type="float" office:value="0.54" calcext:value-type="float">
            <text:p>0.54</text:p>
          </table:table-cell>
          <table:table-cell table:style-name="ce9" table:formula="of:=MIN([.J$6];[.J$220])" office:value-type="float" office:value="0.67" calcext:value-type="float">
            <text:p>0.67</text:p>
          </table:table-cell>
          <table:table-cell table:style-name="ce9" table:formula="of:=MIN([.K$6];[.K$220])" office:value-type="float" office:value="0.88" calcext:value-type="float">
            <text:p>0.88</text:p>
          </table:table-cell>
          <table:table-cell table:style-name="ce9" table:formula="of:=MIN([.L$6];[.L$220])" office:value-type="float" office:value="0.82" calcext:value-type="float">
            <text:p>0.82</text:p>
          </table:table-cell>
          <table:table-cell table:style-name="ce9" table:formula="of:=MIN([.M$6];[.M$220])" office:value-type="float" office:value="0.07" calcext:value-type="float">
            <text:p>0.07</text:p>
          </table:table-cell>
          <table:table-cell table:style-name="ce9" table:formula="of:=MIN([.N$6];[.N$220])" office:value-type="float" office:value="0.07" calcext:value-type="float">
            <text:p>0.07</text:p>
          </table:table-cell>
          <table:table-cell table:style-name="ce9" table:formula="of:=MIN([.O$6];[.O$220])" office:value-type="float" office:value="8.2896" calcext:value-type="float">
            <text:p>8.2896</text:p>
          </table:table-cell>
          <table:table-cell table:style-name="ce9" table:formula="of:=MIN([.P$6];[.P$220])" office:value-type="float" office:value="6.28" calcext:value-type="float">
            <text:p>6.28</text:p>
          </table:table-cell>
          <table:table-cell table:style-name="ce9" table:formula="of:=MIN([.Q$6];[.Q$220])" office:value-type="float" office:value="6.88" calcext:value-type="float">
            <text:p>6.88</text:p>
          </table:table-cell>
          <table:table-cell/>
        </table:table-row>
        <table:table-row table:style-name="ro3">
          <table:table-cell/>
          <table:table-cell table:style-name="ce9" table:formula="of:=MAX([.B$6];[.B$220])" office:value-type="float" office:value="16" calcext:value-type="float">
            <text:p>16</text:p>
          </table:table-cell>
          <table:table-cell table:style-name="ce9" table:formula="of:=MAX([.C$6];[.C$220])" office:value-type="float" office:value="350" calcext:value-type="float">
            <text:p>350</text:p>
          </table:table-cell>
          <table:table-cell table:style-name="ce9"/>
          <table:table-cell table:style-name="ce9" table:formula="of:=MAX([.E$6];[.E$220])" office:value-type="float" office:value="159.176" calcext:value-type="float">
            <text:p>159.176</text:p>
          </table:table-cell>
          <table:table-cell table:style-name="ce9" table:formula="of:=MAX([.F$6];[.F$220])" office:value-type="float" office:value="202.77" calcext:value-type="float">
            <text:p>202.77</text:p>
          </table:table-cell>
          <table:table-cell table:style-name="ce9" table:formula="of:=MAX([.G$6];[.G$220])" office:value-type="float" office:value="36511.46" calcext:value-type="float">
            <text:p>36511.46</text:p>
          </table:table-cell>
          <table:table-cell table:style-name="ce9" table:formula="of:=MAX([.H$6];[.H$220])" office:value-type="float" office:value="13.42" calcext:value-type="float">
            <text:p>13.42</text:p>
          </table:table-cell>
          <table:table-cell table:style-name="ce9" table:formula="of:=MAX([.I$6];[.I$220])" office:value-type="float" office:value="2086.37" calcext:value-type="float">
            <text:p>2086.37</text:p>
          </table:table-cell>
          <table:table-cell table:style-name="ce9" table:formula="of:=MAX([.J$6];[.J$220])" office:value-type="float" office:value="2487.97" calcext:value-type="float">
            <text:p>2487.97</text:p>
          </table:table-cell>
          <table:table-cell table:style-name="ce9" table:formula="of:=MAX([.K$6];[.K$220])" office:value-type="float" office:value="61480.98" calcext:value-type="float">
            <text:p>61480.98</text:p>
          </table:table-cell>
          <table:table-cell table:style-name="ce9" table:formula="of:=MAX([.L$6];[.L$220])" office:value-type="float" office:value="3237.86" calcext:value-type="float">
            <text:p>3237.86</text:p>
          </table:table-cell>
          <table:table-cell table:style-name="ce9" table:formula="of:=MAX([.M$6];[.M$220])" office:value-type="float" office:value="1.32" calcext:value-type="float">
            <text:p>1.32</text:p>
          </table:table-cell>
          <table:table-cell table:style-name="ce9" table:formula="of:=MAX([.N$6];[.N$220])" office:value-type="float" office:value="1.32" calcext:value-type="float">
            <text:p>1.32</text:p>
          </table:table-cell>
          <table:table-cell table:style-name="ce9" table:formula="of:=MAX([.O$6];[.O$220])" office:value-type="float" office:value="85.1144" calcext:value-type="float">
            <text:p>85.1144</text:p>
          </table:table-cell>
          <table:table-cell table:style-name="ce9" table:formula="of:=MAX([.P$6];[.P$220])" office:value-type="float" office:value="1215.92" calcext:value-type="float">
            <text:p>1215.92</text:p>
          </table:table-cell>
          <table:table-cell table:style-name="ce9" table:formula="of:=MAX([.Q$6];[.Q$220])" office:value-type="float" office:value="16.88" calcext:value-type="float">
            <text:p>16.88</text:p>
          </table:table-cell>
          <table:table-cell/>
        </table:table-row>
        <table:table-row table:style-name="ro3">
          <table:table-cell/>
          <table:table-cell table:style-name="ce9" table:formula="of:=AVERAGE([.B$6];[.B$220])" office:value-type="float" office:value="8.8" calcext:value-type="float">
            <text:p>8.8</text:p>
          </table:table-cell>
          <table:table-cell table:style-name="ce9" table:formula="of:=AVERAGE([.C$6];[.C$220])" office:value-type="float" office:value="184.5" calcext:value-type="float">
            <text:p>184.5</text:p>
          </table:table-cell>
          <table:table-cell table:style-name="ce9"/>
          <table:table-cell table:style-name="ce9" table:formula="of:=AVERAGE([.E$6];[.E$220])" office:value-type="float" office:value="79.999" calcext:value-type="float">
            <text:p>79.999</text:p>
          </table:table-cell>
          <table:table-cell table:style-name="ce9" table:formula="of:=AVERAGE([.F$6];[.F$220])" office:value-type="float" office:value="101.91" calcext:value-type="float">
            <text:p>101.91</text:p>
          </table:table-cell>
          <table:table-cell table:style-name="ce9" table:formula="of:=AVERAGE([.G$6];[.G$220])" office:value-type="float" office:value="18255.985" calcext:value-type="float">
            <text:p>18255.985</text:p>
          </table:table-cell>
          <table:table-cell table:style-name="ce9" table:formula="of:=AVERAGE([.H$6];[.H$220])" office:value-type="float" office:value="7.06" calcext:value-type="float">
            <text:p>7.06</text:p>
          </table:table-cell>
          <table:table-cell table:style-name="ce9" table:formula="of:=AVERAGE([.I$6];[.I$220])" office:value-type="float" office:value="1043.455" calcext:value-type="float">
            <text:p>1043.455</text:p>
          </table:table-cell>
          <table:table-cell table:style-name="ce9" table:formula="of:=AVERAGE([.J$6];[.J$220])" office:value-type="float" office:value="1244.32" calcext:value-type="float">
            <text:p>1244.32</text:p>
          </table:table-cell>
          <table:table-cell table:style-name="ce9" table:formula="of:=AVERAGE([.K$6];[.K$220])" office:value-type="float" office:value="30740.93" calcext:value-type="float">
            <text:p>30740.93</text:p>
          </table:table-cell>
          <table:table-cell table:style-name="ce9" table:formula="of:=AVERAGE([.L$6];[.L$220])" office:value-type="float" office:value="1619.34" calcext:value-type="float">
            <text:p>1619.34</text:p>
          </table:table-cell>
          <table:table-cell table:style-name="ce9" table:formula="of:=AVERAGE([.M$6];[.M$220])" office:value-type="float" office:value="0.695" calcext:value-type="float">
            <text:p>0.695</text:p>
          </table:table-cell>
          <table:table-cell table:style-name="ce9" table:formula="of:=AVERAGE([.N$6];[.N$220])" office:value-type="float" office:value="0.695" calcext:value-type="float">
            <text:p>0.695</text:p>
          </table:table-cell>
          <table:table-cell table:style-name="ce9" table:formula="of:=AVERAGE([.O$6];[.O$220])" office:value-type="float" office:value="46.702" calcext:value-type="float">
            <text:p>46.702</text:p>
          </table:table-cell>
          <table:table-cell table:style-name="ce9" table:formula="of:=AVERAGE([.P$6];[.P$220])" office:value-type="float" office:value="611.1" calcext:value-type="float">
            <text:p>611.1</text:p>
          </table:table-cell>
          <table:table-cell table:style-name="ce9" table:formula="of:=AVERAGE([.Q$6];[.Q$220])" office:value-type="float" office:value="11.88" calcext:value-type="float">
            <text:p>11.88</text:p>
          </table:table-cell>
          <table:table-cell/>
        </table:table-row>
        <table:table-row table:style-name="ro3" table:number-rows-repeated="4"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</table:table-row>
        <table:table-row table:style-name="ro3">
          <table:table-cell office:value-type="string" calcext:value-type="string">
            <text:p>NOTE : <text:s text:c="2"/>The calculation of sectional properties is based on BS EN10219 with the following corner geomet ry:</text:p>
          </table:table-cell>
          <table:table-cell table:style-name="Default"/>
          <table:table-cell table:number-columns-repeated="2"/>
          <table:table-cell table:style-name="Default" table:number-columns-repeated="13"/>
          <table:table-cell/>
        </table:table-row>
        <table:table-row table:style-name="ro4">
          <table:table-cell/>
          <table:table-cell table:style-name="Default" office:value-type="string" calcext:value-type="string">
            <text:p>SizeRange</text:p>
          </table:table-cell>
          <table:table-cell table:number-columns-repeated="2"/>
          <table:table-cell table:style-name="Default" office:value-type="string" calcext:value-type="string">
            <text:p>Inside Cornerradii</text:p>
            <text:p>mm</text:p>
          </table:table-cell>
          <table:table-cell table:style-name="Default" office:value-type="string" calcext:value-type="string">
            <text:p>Outside Corner radii</text:p>
            <text:p>mm</text:p>
          </table:table-cell>
          <table:table-cell table:style-name="Default" table:number-columns-repeated="11"/>
          <table:table-cell/>
        </table:table-row>
        <table:table-row table:style-name="ro3">
          <table:table-cell/>
          <table:table-cell table:style-name="Default" office:value-type="string" calcext:value-type="string">
            <text:p>Thickness &lt; 6mm</text:p>
          </table:table-cell>
          <table:table-cell table:number-columns-repeated="2"/>
          <table:table-cell table:style-name="Default" office:value-type="string" calcext:value-type="string">
            <text:p>1T</text:p>
          </table:table-cell>
          <table:table-cell table:style-name="Default" office:value-type="string" calcext:value-type="string">
            <text:p>2T</text:p>
          </table:table-cell>
          <table:table-cell table:style-name="Default" table:number-columns-repeated="11"/>
          <table:table-cell/>
        </table:table-row>
        <table:table-row table:style-name="ro3">
          <table:table-cell/>
          <table:table-cell table:style-name="Default" office:value-type="string" calcext:value-type="string">
            <text:p>6mm &lt;Thickness slOmm</text:p>
          </table:table-cell>
          <table:table-cell table:number-columns-repeated="2"/>
          <table:table-cell table:style-name="Default" office:value-type="string" calcext:value-type="string">
            <text:p>1.ST</text:p>
          </table:table-cell>
          <table:table-cell table:style-name="Default" office:value-type="string" calcext:value-type="string">
            <text:p>2.5T</text:p>
          </table:table-cell>
          <table:table-cell table:style-name="Default" table:number-columns-repeated="11"/>
          <table:table-cell/>
        </table:table-row>
        <table:table-row table:style-name="ro3">
          <table:table-cell/>
          <table:table-cell table:style-name="Default" office:value-type="string" calcext:value-type="string">
            <text:p>Thickness&gt; 10mm</text:p>
          </table:table-cell>
          <table:table-cell table:number-columns-repeated="2"/>
          <table:table-cell table:style-name="Default" office:value-type="string" calcext:value-type="string">
            <text:p>2T</text:p>
          </table:table-cell>
          <table:table-cell table:style-name="Default" office:value-type="string" calcext:value-type="string">
            <text:p>3.0T</text:p>
          </table:table-cell>
          <table:table-cell table:style-name="Default" table:number-columns-repeated="11"/>
          <table:table-cell/>
        </table:table-row>
        <table:table-row table:style-name="ro3">
          <table:table-cell office:value-type="string" calcext:value-type="string">
            <text:p>• Please check with manufacturer the availability of the <text:s/>highlighted sizes.</text:p>
          </table:table-cell>
          <table:table-cell table:style-name="Default"/>
          <table:table-cell table:number-columns-repeated="2"/>
          <table:table-cell table:style-name="Default" table:number-columns-repeated="13"/>
          <table:table-cell/>
        </table:table-row>
      </table:table>
      <table:table table:name="RHS" table:style-name="ta1" table:protected="true">
        <loext:table-protection loext:select-protected-cells="true" loext:select-unprotected-cells="true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9" table:number-columns-repeated="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4" table:number-columns-repeated="2" table:default-cell-style-name="Default"/>
        <table:table-column table:style-name="co15" table:default-cell-style-name="Default"/>
        <table:table-column table:style-name="co15" table:default-cell-style-name="ce28"/>
        <table:table-column table:style-name="co15" table:number-columns-repeated="999" table:default-cell-style-name="Default"/>
        <table:table-row table:style-name="ro1">
          <table:table-cell table:style-name="ce8" office:value-type="string" calcext:value-type="string" table:number-columns-spanned="22" table:number-rows-spanned="1">
            <text:p>BS EN 10219 Rectangular hollow sections</text:p>
          </table:table-cell>
          <table:covered-table-cell table:number-columns-repeated="4"/>
          <table:covered-table-cell table:number-columns-repeated="17" table:style-name="ce19"/>
          <table:table-cell table:number-columns-repeated="1002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/>
          <table:table-cell table:number-columns-repeated="3"/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Cross Sectional Area</text:p>
          </table:table-cell>
          <table:table-cell table:number-columns-repeated="2" table:style-name="ce19" office:value-type="string" calcext:value-type="string">
            <text:p>Second Moment of Area</text:p>
          </table:table-cell>
          <table:table-cell table:number-columns-repeated="2" table:style-name="ce19" office:value-type="string" calcext:value-type="string">
            <text:p>Radius of Gyration</text:p>
          </table:table-cell>
          <table:table-cell table:number-columns-repeated="2" table:style-name="ce19" office:value-type="string" calcext:value-type="string">
            <text:p>Elastic Modulus</text:p>
          </table:table-cell>
          <table:table-cell table:number-columns-repeated="2" table:style-name="ce19" office:value-type="string" calcext:value-type="string">
            <text:p>Plastic Modulus</text:p>
          </table:table-cell>
          <table:table-cell table:style-name="ce19" office:value-type="string" calcext:value-type="string">
            <text:p>Torsional inertia constant</text:p>
          </table:table-cell>
          <table:table-cell table:style-name="ce19" office:value-type="string" calcext:value-type="string">
            <text:p>Torsional modulus constant</text:p>
          </table:table-cell>
          <table:table-cell table:style-name="ce19" office:value-type="string" calcext:value-type="string">
            <text:p>Superficial Area per metre</text:p>
            <text:p>length</text:p>
          </table:table-cell>
          <table:table-cell table:style-name="ce19" office:value-type="string" calcext:value-type="string">
            <text:p>Nominal Length</text:p>
            <text:p>per tonne</text:p>
          </table:table-cell>
          <table:table-cell table:style-name="ce19" office:value-type="string" calcext:value-type="string">
            <text:p>Superficial Area</text:p>
            <text:p>per tonne</text:p>
          </table:table-cell>
          <table:table-cell table:style-name="ce19" office:value-type="string" calcext:value-type="string">
            <text:p>Ratio for Local Buckling</text:p>
          </table:table-cell>
          <table:table-cell table:style-name="ce19" office:value-type="string" calcext:value-type="string">
            <text:p>Ratio for local Buckli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ize</text:p>
          </table:table-cell>
          <table:table-cell office:value-type="string" calcext:value-type="string">
            <text:p>Thicknes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xH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yy</text:p>
          </table:table-cell>
          <table:table-cell table:style-name="ce3" office:value-type="string" calcext:value-type="string">
            <text:p>lzz</text:p>
          </table:table-cell>
          <table:table-cell table:style-name="ce3" office:value-type="string" calcext:value-type="string">
            <text:p>iyy</text:p>
          </table:table-cell>
          <table:table-cell table:style-name="ce3" office:value-type="string" calcext:value-type="string">
            <text:p>izz</text:p>
          </table:table-cell>
          <table:table-cell table:style-name="ce3" office:value-type="string" calcext:value-type="string">
            <text:p>Welyy</text:p>
          </table:table-cell>
          <table:table-cell table:style-name="ce3" office:value-type="string" calcext:value-type="string">
            <text:p>Welzz</text:p>
          </table:table-cell>
          <table:table-cell table:style-name="ce3" office:value-type="string" calcext:value-type="string">
            <text:p>Wplyy</text:p>
          </table:table-cell>
          <table:table-cell table:style-name="ce3" office:value-type="string" calcext:value-type="string">
            <text:p>Wplzz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Flange</text:p>
          </table:table-cell>
          <table:table-cell table:style-name="ce3" office:value-type="string" calcext:value-type="string">
            <text:p>Web</text:p>
          </table:table-cell>
          <table:table-cell table:number-columns-repeated="1002"/>
        </table:table-row>
        <table:table-row table:style-name="ro3">
          <table:table-cell table:number-columns-repeated="4"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number-columns-repeated="2" table:style-name="ce3" office:value-type="string" calcext:value-type="string">
            <text:p>cm4</text:p>
          </table:table-cell>
          <table:table-cell table:number-columns-repeated="2" table:style-name="ce3" office:value-type="string" calcext:value-type="string">
            <text:p>cm</text:p>
          </table:table-cell>
          <table:table-cell table:number-columns-repeated="4" table:style-name="ce3" office:value-type="string" calcext:value-type="string">
            <text:p>cm3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B/T</text:p>
          </table:table-cell>
          <table:table-cell table:style-name="ce3" office:value-type="string" calcext:value-type="string">
            <text:p>H/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9x3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CONCATENATE(&quot;RHS &quot;;[.A6];&quot; x &quot;;TEXT([.B6];&quot;##.0&quot;))" office:value-type="string" office:string-value="RHS 19x38 x 1.6" calcext:value-type="string">
            <text:p>RHS 19x38 x 1.6</text:p>
          </table:table-cell>
          <table:table-cell table:style-name="ce5" office:value-type="float" office:value="1.33" calcext:value-type="float">
            <text:p>1.330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2.91" calcext:value-type="float">
            <text:p>2.91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1.2" calcext:value-type="float">
            <text:p>1.20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1.79" calcext:value-type="float">
            <text:p>1.79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769.41" calcext:value-type="float">
            <text:p>769.41</text:p>
          </table:table-cell>
          <table:table-cell table:style-name="ce7" table:formula="of:=[.R6]*[.S6]" office:value-type="float" office:value="84.6351" calcext:value-type="float">
            <text:p>84.64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7];&quot; x &quot;;TEXT([.B7];&quot;##.0&quot;))" office:value-type="string" office:string-value="RHS 20x40 x 2.0" calcext:value-type="string">
            <text:p>RHS 20x40 x 2.0</text:p>
          </table:table-cell>
          <table:table-cell table:style-name="ce5" office:value-type="float" office:value="1.678" calcext:value-type="float">
            <text:p>1.678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8" calcext:value-type="float">
            <text:p>1.38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596.11" calcext:value-type="float">
            <text:p>596.11</text:p>
          </table:table-cell>
          <table:table-cell table:style-name="ce7" table:formula="of:=[.R7]*[.S7]" office:value-type="float" office:value="65.5721" calcext:value-type="float">
            <text:p>65.5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8];&quot; x &quot;;TEXT([.B8];&quot;##.0&quot;))" office:value-type="string" office:string-value="RHS 20x40 x 2.5" calcext:value-type="string">
            <text:p>RHS 20x40 x 2.5</text:p>
          </table:table-cell>
          <table:table-cell table:style-name="ce5" office:value-type="float" office:value="2.032" calcext:value-type="float">
            <text:p>2.03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4.69" calcext:value-type="float">
            <text:p>4.69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4.06" calcext:value-type="float">
            <text:p>4.06</text:p>
          </table:table-cell>
          <table:table-cell table:style-name="ce7" office:value-type="float" office:value="2.72" calcext:value-type="float">
            <text:p>2.72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492.03" calcext:value-type="float">
            <text:p>492.03</text:p>
          </table:table-cell>
          <table:table-cell table:style-name="ce7" table:formula="of:=[.R8]*[.S8]" office:value-type="float" office:value="54.1233" calcext:value-type="float">
            <text:p>54.12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9];&quot; x &quot;;TEXT([.B9];&quot;##.0&quot;))" office:value-type="string" office:string-value="RHS 20x40 x 3.0" calcext:value-type="string">
            <text:p>RHS 20x40 x 3.0</text:p>
          </table:table-cell>
          <table:table-cell table:style-name="ce5" office:value-type="float" office:value="2.361" calcext:value-type="float">
            <text:p>2.361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4.57" calcext:value-type="float">
            <text:p>4.57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423.47" calcext:value-type="float">
            <text:p>423.47</text:p>
          </table:table-cell>
          <table:table-cell table:style-name="ce7" table:formula="of:=[.R9]*[.S9]" office:value-type="float" office:value="46.5817" calcext:value-type="float">
            <text:p>46.58</text:p>
          </table:table-cell>
          <table:table-cell table:style-name="ce7" office:value-type="float" office:value="1.67" calcext:value-type="float">
            <text:p>1.67</text:p>
          </table:table-cell>
          <table:table-cell table:style-name="ce7" office:value-type="float" office:value="8.33" calcext:value-type="float">
            <text:p>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3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CONCATENATE(&quot;RHS &quot;;[.A10];&quot; x &quot;;TEXT([.B10];&quot;##.0&quot;))" office:value-type="string" office:string-value="RHS 25x38 x 1.6" calcext:value-type="string">
            <text:p>RHS 25x38 x 1.6</text:p>
          </table:table-cell>
          <table:table-cell table:style-name="ce5" office:value-type="float" office:value="1.49" calcext:value-type="float">
            <text:p>1.490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39" calcext:value-type="float">
            <text:p>1.3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1.72" calcext:value-type="float">
            <text:p>1.72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45" calcext:value-type="float">
            <text:p>2.45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689.45" calcext:value-type="float">
            <text:p>689.45</text:p>
          </table:table-cell>
          <table:table-cell table:style-name="ce7" table:formula="of:=[.R10]*[.S10]" office:value-type="float" office:value="82.734" calcext:value-type="float">
            <text:p>82.73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1];&quot; x &quot;;TEXT([.B11];&quot;##.0&quot;))" office:value-type="string" office:string-value="RHS 25x50 x 1.6" calcext:value-type="string">
            <text:p>RHS 25x50 x 1.6</text:p>
          </table:table-cell>
          <table:table-cell table:style-name="ce5" office:value-type="float" office:value="1.79" calcext:value-type="float">
            <text:p>1.790</text:p>
          </table:table-cell>
          <table:table-cell table:style-name="ce7" office:value-type="float" office:value="2.23" calcext:value-type="float">
            <text:p>2.23</text:p>
          </table:table-cell>
          <table:table-cell table:style-name="ce7" office:value-type="float" office:value="7.02" calcext:value-type="float">
            <text:p>7.02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77" calcext:value-type="float">
            <text:p>1.77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3.53" calcext:value-type="float">
            <text:p>3.53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570.82" calcext:value-type="float">
            <text:p>570.82</text:p>
          </table:table-cell>
          <table:table-cell table:style-name="ce7" table:formula="of:=[.R11]*[.S11]" office:value-type="float" office:value="79.9148" calcext:value-type="float">
            <text:p>79.91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2];&quot; x &quot;;TEXT([.B12];&quot;##.0&quot;))" office:value-type="string" office:string-value="RHS 25x50 x 2.0" calcext:value-type="string">
            <text:p>RHS 25x50 x 2.0</text:p>
          </table:table-cell>
          <table:table-cell table:style-name="ce5" office:value-type="float" office:value="2.149" calcext:value-type="float">
            <text:p>2.149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8.38" calcext:value-type="float">
            <text:p>8.38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3.92" calcext:value-type="float">
            <text:p>3.92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465.43" calcext:value-type="float">
            <text:p>465.43</text:p>
          </table:table-cell>
          <table:table-cell table:style-name="ce7" table:formula="of:=[.R12]*[.S12]" office:value-type="float" office:value="65.1602" calcext:value-type="float">
            <text:p>65.1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3];&quot; x &quot;;TEXT([.B13];&quot;##.0&quot;))" office:value-type="string" office:string-value="RHS 25x50 x 2.3" calcext:value-type="string">
            <text:p>RHS 25x50 x 2.3</text:p>
          </table:table-cell>
          <table:table-cell table:style-name="ce5" office:value-type="float" office:value="2.51" calcext:value-type="float">
            <text:p>2.510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9.31" calcext:value-type="float">
            <text:p>9.31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1.73" calcext:value-type="float">
            <text:p>1.73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4.78" calcext:value-type="float">
            <text:p>4.78</text:p>
          </table:table-cell>
          <table:table-cell table:style-name="ce7" office:value-type="float" office:value="2.92" calcext:value-type="float">
            <text:p>2.92</text:p>
          </table:table-cell>
          <table:table-cell table:style-name="ce7" office:value-type="float" office:value="7.9" calcext:value-type="float">
            <text:p>7.90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410.64" calcext:value-type="float">
            <text:p>410.64</text:p>
          </table:table-cell>
          <table:table-cell table:style-name="ce7" table:formula="of:=[.R13]*[.S13]" office:value-type="float" office:value="57.4896" calcext:value-type="float">
            <text:p>57.49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4];&quot; x &quot;;TEXT([.B14];&quot;##.0&quot;))" office:value-type="string" office:string-value="RHS 25x50 x 2.5" calcext:value-type="string">
            <text:p>RHS 25x50 x 2.5</text:p>
          </table:table-cell>
          <table:table-cell table:style-name="ce5" office:value-type="float" office:value="2.621" calcext:value-type="float">
            <text:p>2.621</text:p>
          </table:table-cell>
          <table:table-cell table:style-name="ce7" office:value-type="float" office:value="3.34" calcext:value-type="float">
            <text:p>3.34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.28" calcext:value-type="float">
            <text:p>3.28</text:p>
          </table:table-cell>
          <table:table-cell table:style-name="ce7" office:value-type="float" office:value="1.72" calcext:value-type="float">
            <text:p>1.72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3.95" calcext:value-type="float">
            <text:p>3.9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5.11" calcext:value-type="float">
            <text:p>5.11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8.43" calcext:value-type="float">
            <text:p>8.43</text:p>
          </table:table-cell>
          <table:table-cell table:style-name="ce7" office:value-type="float" office:value="4.6" calcext:value-type="float">
            <text:p>4.60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381.51" calcext:value-type="float">
            <text:p>381.51</text:p>
          </table:table-cell>
          <table:table-cell table:style-name="ce7" table:formula="of:=[.R14]*[.S14]" office:value-type="float" office:value="53.4114" calcext:value-type="float">
            <text:p>53.4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5];&quot; x &quot;;TEXT([.B15];&quot;##.0&quot;))" office:value-type="string" office:string-value="RHS 25x50 x 3.0" calcext:value-type="string">
            <text:p>RHS 25x50 x 3.0</text:p>
          </table:table-cell>
          <table:table-cell table:style-name="ce5" office:value-type="float" office:value="3.19" calcext:value-type="float">
            <text:p>3.190</text:p>
          </table:table-cell>
          <table:table-cell table:style-name="ce7" office:value-type="float" office:value="3.91" calcext:value-type="float">
            <text:p>3.91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4.47" calcext:value-type="float">
            <text:p>4.47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9.64" calcext:value-type="float">
            <text:p>9.64</text:p>
          </table:table-cell>
          <table:table-cell table:style-name="ce7" office:value-type="float" office:value="5.18" calcext:value-type="float">
            <text:p>5.18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325.95" calcext:value-type="float">
            <text:p>325.95</text:p>
          </table:table-cell>
          <table:table-cell table:style-name="ce7" table:formula="of:=[.R15]*[.S15]" office:value-type="float" office:value="45.633" calcext:value-type="float">
            <text:p>45.63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6];&quot; x &quot;;TEXT([.B16];&quot;##.0&quot;))" office:value-type="string" office:string-value="RHS 25x75 x 1.6" calcext:value-type="string">
            <text:p>RHS 25x75 x 1.6</text:p>
          </table:table-cell>
          <table:table-cell table:style-name="ce5" office:value-type="float" office:value="2.38" calcext:value-type="float">
            <text:p>2.380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19.74" calcext:value-type="float">
            <text:p>19.74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5.26" calcext:value-type="float">
            <text:p>5.26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6.81" calcext:value-type="float">
            <text:p>6.81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9.93" calcext:value-type="float">
            <text:p>9.93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420.19" calcext:value-type="float">
            <text:p>420.19</text:p>
          </table:table-cell>
          <table:table-cell table:style-name="ce7" table:formula="of:=[.R16]*[.S16]" office:value-type="float" office:value="79.8361" calcext:value-type="float">
            <text:p>79.84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7];&quot; x &quot;;TEXT([.B17];&quot;##.0&quot;))" office:value-type="string" office:string-value="RHS 25x75 x 1.9" calcext:value-type="string">
            <text:p>RHS 25x75 x 1.9</text:p>
          </table:table-cell>
          <table:table-cell table:style-name="ce5" office:value-type="float" office:value="2.797" calcext:value-type="float">
            <text:p>2.797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22.84" calcext:value-type="float">
            <text:p>22.84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6.09" calcext:value-type="float">
            <text:p>6.09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11.5" calcext:value-type="float">
            <text:p>11.50</text:p>
          </table:table-cell>
          <table:table-cell table:style-name="ce7" office:value-type="float" office:value="5.8" calcext:value-type="float">
            <text:p>5.8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57.57" calcext:value-type="float">
            <text:p>357.57</text:p>
          </table:table-cell>
          <table:table-cell table:style-name="ce7" table:formula="of:=[.R17]*[.S17]" office:value-type="float" office:value="67.9383" calcext:value-type="float">
            <text:p>67.94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8];&quot; x &quot;;TEXT([.B18];&quot;##.0&quot;))" office:value-type="string" office:string-value="RHS 25x75 x 2.0" calcext:value-type="string">
            <text:p>RHS 25x75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3.84" calcext:value-type="float">
            <text:p>23.84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8.31" calcext:value-type="float">
            <text:p>8.31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12.01" calcext:value-type="float">
            <text:p>12.01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18]*[.S18]" office:value-type="float" office:value="64.7691" calcext:value-type="float">
            <text:p>64.77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9];&quot; x &quot;;TEXT([.B19];&quot;##.0&quot;))" office:value-type="string" office:string-value="RHS 25x75 x 2.3" calcext:value-type="string">
            <text:p>RHS 25x75 x 2.3</text:p>
          </table:table-cell>
          <table:table-cell table:style-name="ce5" office:value-type="float" office:value="3.338" calcext:value-type="float">
            <text:p>3.33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6.7" calcext:value-type="float">
            <text:p>26.70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9.37" calcext:value-type="float">
            <text:p>9.37</text:p>
          </table:table-cell>
          <table:table-cell table:style-name="ce7" office:value-type="float" office:value="4.23" calcext:value-type="float">
            <text:p>4.23</text:p>
          </table:table-cell>
          <table:table-cell table:style-name="ce7" office:value-type="float" office:value="13.46" calcext:value-type="float">
            <text:p>13.46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table:formula="of:=[.R19]*[.S19]" office:value-type="float" office:value="56.9202" calcext:value-type="float">
            <text:p>56.92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0];&quot; x &quot;;TEXT([.B20];&quot;##.0&quot;))" office:value-type="string" office:string-value="RHS 25x75 x 2.5" calcext:value-type="string">
            <text:p>RHS 25x75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8.52" calcext:value-type="float">
            <text:p>28.52</text:p>
          </table:table-cell>
          <table:table-cell table:style-name="ce7" office:value-type="float" office:value="4.87" calcext:value-type="float">
            <text:p>4.87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7.6" calcext:value-type="float">
            <text:p>7.60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10.06" calcext:value-type="float">
            <text:p>10.06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14.38" calcext:value-type="float">
            <text:p>14.38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20]*[.S20]" office:value-type="float" office:value="52.7421" calcext:value-type="float">
            <text:p>52.7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1];&quot; x &quot;;TEXT([.B21];&quot;##.0&quot;))" office:value-type="string" office:string-value="RHS 25x75 x 3.0" calcext:value-type="string">
            <text:p>RHS 25x75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32.72" calcext:value-type="float">
            <text:p>32.72</text:p>
          </table:table-cell>
          <table:table-cell table:style-name="ce7" office:value-type="float" office:value="5.49" calcext:value-type="float">
            <text:p>5.49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8.72" calcext:value-type="float">
            <text:p>8.72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11.69" calcext:value-type="float">
            <text:p>11.69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16.5" calcext:value-type="float">
            <text:p>16.50</text:p>
          </table:table-cell>
          <table:table-cell table:style-name="ce7" office:value-type="float" office:value="8.1" calcext:value-type="float">
            <text:p>8.1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21]*[.S21]" office:value-type="float" office:value="44.7545" calcext:value-type="float">
            <text:p>44.7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2];&quot; x &quot;;TEXT([.B22];&quot;##.0&quot;))" office:value-type="string" office:string-value="RHS 25x75 x 4.0" calcext:value-type="string">
            <text:p>RHS 25x75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9.72" calcext:value-type="float">
            <text:p>39.72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0.59" calcext:value-type="float">
            <text:p>10.59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14.56" calcext:value-type="float">
            <text:p>14.56</text:p>
          </table:table-cell>
          <table:table-cell table:style-name="ce7" office:value-type="float" office:value="6.39" calcext:value-type="float">
            <text:p>6.39</text:p>
          </table:table-cell>
          <table:table-cell table:style-name="ce7" office:value-type="float" office:value="20.01" calcext:value-type="float">
            <text:p>20.01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83.35" calcext:value-type="float">
            <text:p>183.35</text:p>
          </table:table-cell>
          <table:table-cell table:style-name="ce7" table:formula="of:=[.R22]*[.S22]" office:value-type="float" office:value="34.8365" calcext:value-type="float">
            <text:p>34.84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3];&quot; x &quot;;TEXT([.B23];&quot;##.0&quot;))" office:value-type="string" office:string-value="RHS 25x75 x 4.5" calcext:value-type="string">
            <text:p>RHS 25x75 x 4.5</text:p>
          </table:table-cell>
          <table:table-cell table:style-name="ce5" office:value-type="float" office:value="6.02" calcext:value-type="float">
            <text:p>6.020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42.56" calcext:value-type="float">
            <text:p>42.56</text:p>
          </table:table-cell>
          <table:table-cell table:style-name="ce7" office:value-type="float" office:value="6.81" calcext:value-type="float">
            <text:p>6.81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35" calcext:value-type="float">
            <text:p>11.35</text:p>
          </table:table-cell>
          <table:table-cell table:style-name="ce7" office:value-type="float" office:value="5.45" calcext:value-type="float">
            <text:p>5.45</text:p>
          </table:table-cell>
          <table:table-cell table:style-name="ce7" office:value-type="float" office:value="15.82" calcext:value-type="float">
            <text:p>15.82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21.4" calcext:value-type="float">
            <text:p>21.40</text:p>
          </table:table-cell>
          <table:table-cell table:style-name="ce7" office:value-type="float" office:value="10.19" calcext:value-type="float">
            <text:p>10.19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166.12" calcext:value-type="float">
            <text:p>166.12</text:p>
          </table:table-cell>
          <table:table-cell table:style-name="ce7" table:formula="of:=[.R23]*[.S23]" office:value-type="float" office:value="29.9016" calcext:value-type="float">
            <text:p>29.90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4];&quot; x &quot;;TEXT([.B24];&quot;##.0&quot;))" office:value-type="string" office:string-value="RHS 30x50 x 2.0" calcext:value-type="string">
            <text:p>RHS 30x50 x 2.0</text:p>
          </table:table-cell>
          <table:table-cell table:style-name="ce5" office:value-type="float" office:value="2.306" calcext:value-type="float">
            <text:p>2.306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9.54" calcext:value-type="float">
            <text:p>9.54</text:p>
          </table:table-cell>
          <table:table-cell table:style-name="ce7" office:value-type="float" office:value="4.29" calcext:value-type="float">
            <text:p>4.29</text:p>
          </table:table-cell>
          <table:table-cell table:style-name="ce7" office:value-type="float" office:value="1.8" calcext:value-type="float">
            <text:p>1.80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3.81" calcext:value-type="float">
            <text:p>3.81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4.84" calcext:value-type="float">
            <text:p>4.84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433.74" calcext:value-type="float">
            <text:p>433.74</text:p>
          </table:table-cell>
          <table:table-cell table:style-name="ce7" table:formula="of:=[.R24]*[.S24]" office:value-type="float" office:value="65.061" calcext:value-type="float">
            <text:p>65.0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5];&quot; x &quot;;TEXT([.B25];&quot;##.0&quot;))" office:value-type="string" office:string-value="RHS 30x50 x 2.5" calcext:value-type="string">
            <text:p>RHS 30x50 x 2.5</text:p>
          </table:table-cell>
          <table:table-cell table:style-name="ce5" office:value-type="float" office:value="2.817" calcext:value-type="float">
            <text:p>2.817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11.3" calcext:value-type="float">
            <text:p>11.30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1.77" calcext:value-type="float">
            <text:p>1.7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3.37" calcext:value-type="float">
            <text:p>3.37</text:p>
          </table:table-cell>
          <table:table-cell table:style-name="ce7" office:value-type="float" office:value="5.7" calcext:value-type="float">
            <text:p>5.70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11.74" calcext:value-type="float">
            <text:p>11.74</text:p>
          </table:table-cell>
          <table:table-cell table:style-name="ce7" office:value-type="float" office:value="5.72" calcext:value-type="float">
            <text:p>5.72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354.94" calcext:value-type="float">
            <text:p>354.94</text:p>
          </table:table-cell>
          <table:table-cell table:style-name="ce7" table:formula="of:=[.R25]*[.S25]" office:value-type="float" office:value="53.241" calcext:value-type="float">
            <text:p>53.24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6];&quot; x &quot;;TEXT([.B26];&quot;##.0&quot;))" office:value-type="string" office:string-value="RHS 30x50 x 3.0" calcext:value-type="string">
            <text:p>RHS 30x50 x 3.0</text:p>
          </table:table-cell>
          <table:table-cell table:style-name="ce5" office:value-type="float" office:value="3.303" calcext:value-type="float">
            <text:p>3.303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12.83" calcext:value-type="float">
            <text:p>12.83</text:p>
          </table:table-cell>
          <table:table-cell table:style-name="ce7" office:value-type="float" office:value="5.7" calcext:value-type="float">
            <text:p>5.70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5.13" calcext:value-type="float">
            <text:p>5.13</text:p>
          </table:table-cell>
          <table:table-cell table:style-name="ce7" office:value-type="float" office:value="3.8" calcext:value-type="float">
            <text:p>3.80</text:p>
          </table:table-cell>
          <table:table-cell table:style-name="ce7" office:value-type="float" office:value="6.57" calcext:value-type="float">
            <text:p>6.57</text:p>
          </table:table-cell>
          <table:table-cell table:style-name="ce7" office:value-type="float" office:value="4.58" calcext:value-type="float">
            <text:p>4.58</text:p>
          </table:table-cell>
          <table:table-cell table:style-name="ce7" office:value-type="float" office:value="13.53" calcext:value-type="float">
            <text:p>13.53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302.71" calcext:value-type="float">
            <text:p>302.71</text:p>
          </table:table-cell>
          <table:table-cell table:style-name="ce7" table:formula="of:=[.R26]*[.S26]" office:value-type="float" office:value="45.4065" calcext:value-type="float">
            <text:p>45.4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7];&quot; x &quot;;TEXT([.B27];&quot;##.0&quot;))" office:value-type="string" office:string-value="RHS 30x50 x 4.0" calcext:value-type="string">
            <text:p>RHS 30x50 x 4.0</text:p>
          </table:table-cell>
          <table:table-cell table:style-name="ce5" office:value-type="float" office:value="4.198" calcext:value-type="float">
            <text:p>4.198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6.69" calcext:value-type="float">
            <text:p>6.6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6.1" calcext:value-type="float">
            <text:p>6.10</text:p>
          </table:table-cell>
          <table:table-cell table:style-name="ce7" office:value-type="float" office:value="4.46" calcext:value-type="float">
            <text:p>4.46</text:p>
          </table:table-cell>
          <table:table-cell table:style-name="ce7" office:value-type="float" office:value="8.05" calcext:value-type="float">
            <text:p>8.05</text:p>
          </table:table-cell>
          <table:table-cell table:style-name="ce7" office:value-type="float" office:value="5.58" calcext:value-type="float">
            <text:p>5.58</text:p>
          </table:table-cell>
          <table:table-cell table:style-name="ce7" office:value-type="float" office:value="16.53" calcext:value-type="float">
            <text:p>16.53</text:p>
          </table:table-cell>
          <table:table-cell table:style-name="ce7" office:value-type="float" office:value="7.71" calcext:value-type="float">
            <text:p>7.71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238.2" calcext:value-type="float">
            <text:p>238.20</text:p>
          </table:table-cell>
          <table:table-cell table:style-name="ce7" table:formula="of:=[.R27]*[.S27]" office:value-type="float" office:value="35.73" calcext:value-type="float">
            <text:p>35.73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7.5" calcext:value-type="float">
            <text:p>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8];&quot; x &quot;;TEXT([.B28];&quot;##.0&quot;))" office:value-type="string" office:string-value="RHS 30x50 x 5.0" calcext:value-type="string">
            <text:p>RHS 30x50 x 5.0</text:p>
          </table:table-cell>
          <table:table-cell table:style-name="ce5" office:value-type="float" office:value="4.99" calcext:value-type="float">
            <text:p>4.990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16.87" calcext:value-type="float">
            <text:p>16.87</text:p>
          </table:table-cell>
          <table:table-cell table:style-name="ce7" office:value-type="float" office:value="7.33" calcext:value-type="float">
            <text:p>7.3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6.75" calcext:value-type="float">
            <text:p>6.75</text:p>
          </table:table-cell>
          <table:table-cell table:style-name="ce7" office:value-type="float" office:value="4.88" calcext:value-type="float">
            <text:p>4.88</text:p>
          </table:table-cell>
          <table:table-cell table:style-name="ce7" office:value-type="float" office:value="9.2" calcext:value-type="float">
            <text:p>9.20</text:p>
          </table:table-cell>
          <table:table-cell table:style-name="ce7" office:value-type="float" office:value="6.34" calcext:value-type="float">
            <text:p>6.34</text:p>
          </table:table-cell>
          <table:table-cell table:style-name="ce7" office:value-type="float" office:value="18.77" calcext:value-type="float">
            <text:p>18.77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200.42" calcext:value-type="float">
            <text:p>200.42</text:p>
          </table:table-cell>
          <table:table-cell table:style-name="ce7" table:formula="of:=[.R28]*[.S28]" office:value-type="float" office:value="28.0588" calcext:value-type="float">
            <text:p>28.06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5" calcext:value-type="float">
            <text:p>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29];&quot; x &quot;;TEXT([.B29];&quot;##.0&quot;))" office:value-type="string" office:string-value="RHS 30x60 x 1.6" calcext:value-type="string">
            <text:p>RHS 30x60 x 1.6</text:p>
          </table:table-cell>
          <table:table-cell table:style-name="ce5" office:value-type="float" office:value="2.129" calcext:value-type="float">
            <text:p>2.129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4.16" calcext:value-type="float">
            <text:p>4.16</text:p>
          </table:table-cell>
          <table:table-cell table:style-name="ce7" office:value-type="float" office:value="2.83" calcext:value-type="float">
            <text:p>2.83</text:p>
          </table:table-cell>
          <table:table-cell table:style-name="ce7" office:value-type="float" office:value="5.19" calcext:value-type="float">
            <text:p>5.19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4.9" calcext:value-type="float">
            <text:p>4.90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469.78" calcext:value-type="float">
            <text:p>469.78</text:p>
          </table:table-cell>
          <table:table-cell table:style-name="ce7" table:formula="of:=[.R29]*[.S29]" office:value-type="float" office:value="79.8626" calcext:value-type="float">
            <text:p>79.8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0];&quot; x &quot;;TEXT([.B30];&quot;##.0&quot;))" office:value-type="string" office:string-value="RHS 30x60 x 1.9" calcext:value-type="string">
            <text:p>RHS 30x60 x 1.9</text:p>
          </table:table-cell>
          <table:table-cell table:style-name="ce5" office:value-type="float" office:value="2.498" calcext:value-type="float">
            <text:p>2.498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14.43" calcext:value-type="float">
            <text:p>14.43</text:p>
          </table:table-cell>
          <table:table-cell table:style-name="ce7" office:value-type="float" office:value="4.88" calcext:value-type="float">
            <text:p>4.88</text:p>
          </table:table-cell>
          <table:table-cell table:style-name="ce7" office:value-type="float" office:value="2.13" calcext:value-type="float">
            <text:p>2.13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4.81" calcext:value-type="float">
            <text:p>4.81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12.03" calcext:value-type="float">
            <text:p>12.03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400.26" calcext:value-type="float">
            <text:p>400.26</text:p>
          </table:table-cell>
          <table:table-cell table:style-name="ce7" table:formula="of:=[.R30]*[.S30]" office:value-type="float" office:value="68.0442" calcext:value-type="float">
            <text:p>68.04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26.58" calcext:value-type="float">
            <text:p>26.5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1];&quot; x &quot;;TEXT([.B31];&quot;##.0&quot;))" office:value-type="string" office:string-value="RHS 30x60 x 2.3" calcext:value-type="string">
            <text:p>RHS 30x60 x 2.3</text:p>
          </table:table-cell>
          <table:table-cell table:style-name="ce5" office:value-type="float" office:value="2.977" calcext:value-type="float">
            <text:p>2.977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5.61" calcext:value-type="float">
            <text:p>5.61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7.11" calcext:value-type="float">
            <text:p>7.11</text:p>
          </table:table-cell>
          <table:table-cell table:style-name="ce7" office:value-type="float" office:value="4.37" calcext:value-type="float">
            <text:p>4.37</text:p>
          </table:table-cell>
          <table:table-cell table:style-name="ce7" office:value-type="float" office:value="14.14" calcext:value-type="float">
            <text:p>14.14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335.93" calcext:value-type="float">
            <text:p>335.93</text:p>
          </table:table-cell>
          <table:table-cell table:style-name="ce7" table:formula="of:=[.R31]*[.S31]" office:value-type="float" office:value="57.1081" calcext:value-type="float">
            <text:p>57.11</text:p>
          </table:table-cell>
          <table:table-cell table:style-name="ce7" office:value-type="float" office:value="8.04" calcext:value-type="float">
            <text:p>8.04</text:p>
          </table:table-cell>
          <table:table-cell table:style-name="ce7" office:value-type="float" office:value="21.09" calcext:value-type="float">
            <text:p>21.0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2];&quot; x &quot;;TEXT([.B32];&quot;##.0&quot;))" office:value-type="string" office:string-value="RHS 30x60 x 3.0" calcext:value-type="string">
            <text:p>RHS 30x60 x 3.0</text:p>
          </table:table-cell>
          <table:table-cell table:style-name="ce5" office:value-type="float" office:value="3.774" calcext:value-type="float">
            <text:p>3.774</text:p>
          </table:table-cell>
          <table:table-cell table:style-name="ce7" office:value-type="float" office:value="4.81" calcext:value-type="float">
            <text:p>4.81</text:p>
          </table:table-cell>
          <table:table-cell table:style-name="ce7" office:value-type="float" office:value="20.5" calcext:value-type="float">
            <text:p>20.50</text:p>
          </table:table-cell>
          <table:table-cell table:style-name="ce7" office:value-type="float" office:value="6.8" calcext:value-type="float">
            <text:p>6.80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6.83" calcext:value-type="float">
            <text:p>6.83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8.82" calcext:value-type="float">
            <text:p>8.82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17.48" calcext:value-type="float">
            <text:p>17.48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264.94" calcext:value-type="float">
            <text:p>264.94</text:p>
          </table:table-cell>
          <table:table-cell table:style-name="ce7" table:formula="of:=[.R32]*[.S32]" office:value-type="float" office:value="45.0398" calcext:value-type="float">
            <text:p>45.0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3];&quot; x &quot;;TEXT([.B33];&quot;##.0&quot;))" office:value-type="string" office:string-value="RHS 30x80 x 1.6" calcext:value-type="string">
            <text:p>RHS 30x80 x 1.6</text:p>
          </table:table-cell>
          <table:table-cell table:style-name="ce5" office:value-type="float" office:value="2.631" calcext:value-type="float">
            <text:p>2.631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25.79" calcext:value-type="float">
            <text:p>25.79</text:p>
          </table:table-cell>
          <table:table-cell table:style-name="ce7" office:value-type="float" office:value="5.54" calcext:value-type="float">
            <text:p>5.5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6.45" calcext:value-type="float">
            <text:p>6.45</text:p>
          </table:table-cell>
          <table:table-cell table:style-name="ce7" office:value-type="float" office:value="3.69" calcext:value-type="float">
            <text:p>3.69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4.11" calcext:value-type="float">
            <text:p>4.11</text:p>
          </table:table-cell>
          <table:table-cell table:style-name="ce7" office:value-type="float" office:value="15.11" calcext:value-type="float">
            <text:p>15.11</text:p>
          </table:table-cell>
          <table:table-cell table:style-name="ce7" office:value-type="float" office:value="6.62" calcext:value-type="float">
            <text:p>6.62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380.07" calcext:value-type="float">
            <text:p>380.07</text:p>
          </table:table-cell>
          <table:table-cell table:style-name="ce7" table:formula="of:=[.R33]*[.S33]" office:value-type="float" office:value="79.8147" calcext:value-type="float">
            <text:p>79.81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4];&quot; x &quot;;TEXT([.B34];&quot;##.0&quot;))" office:value-type="string" office:string-value="RHS 30x80 x 1.9" calcext:value-type="string">
            <text:p>RHS 30x80 x 1.9</text:p>
          </table:table-cell>
          <table:table-cell table:style-name="ce5" office:value-type="float" office:value="3.095" calcext:value-type="float">
            <text:p>3.095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29.94" calcext:value-type="float">
            <text:p>29.94</text:p>
          </table:table-cell>
          <table:table-cell table:style-name="ce7" office:value-type="float" office:value="6.38" calcext:value-type="float">
            <text:p>6.38</text:p>
          </table:table-cell>
          <table:table-cell table:style-name="ce7" office:value-type="float" office:value="2.76" calcext:value-type="float">
            <text:p>2.76</text:p>
          </table:table-cell>
          <table:table-cell table:style-name="ce7" office:value-type="float" office:value="1.27" calcext:value-type="float">
            <text:p>1.27</text:p>
          </table:table-cell>
          <table:table-cell table:style-name="ce7" office:value-type="float" office:value="7.48" calcext:value-type="float">
            <text:p>7.4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9.6" calcext:value-type="float">
            <text:p>9.60</text:p>
          </table:table-cell>
          <table:table-cell table:style-name="ce7" office:value-type="float" office:value="4.79" calcext:value-type="float">
            <text:p>4.79</text:p>
          </table:table-cell>
          <table:table-cell table:style-name="ce7" office:value-type="float" office:value="17.58" calcext:value-type="float">
            <text:p>17.58</text:p>
          </table:table-cell>
          <table:table-cell table:style-name="ce7" office:value-type="float" office:value="7.65" calcext:value-type="float">
            <text:p>7.65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323.11" calcext:value-type="float">
            <text:p>323.11</text:p>
          </table:table-cell>
          <table:table-cell table:style-name="ce7" table:formula="of:=[.R34]*[.S34]" office:value-type="float" office:value="67.8531" calcext:value-type="float">
            <text:p>67.85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37.11" calcext:value-type="float">
            <text:p>37.1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5];&quot; x &quot;;TEXT([.B35];&quot;##.0&quot;))" office:value-type="string" office:string-value="RHS 30x80 x 2.3" calcext:value-type="string">
            <text:p>RHS 30x80 x 2.3</text:p>
          </table:table-cell>
          <table:table-cell table:style-name="ce5" office:value-type="float" office:value="3.699" calcext:value-type="float">
            <text:p>3.699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35.13" calcext:value-type="float">
            <text:p>35.13</text:p>
          </table:table-cell>
          <table:table-cell table:style-name="ce7" office:value-type="float" office:value="7.42" calcext:value-type="float">
            <text:p>7.42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8.78" calcext:value-type="float">
            <text:p>8.78</text:p>
          </table:table-cell>
          <table:table-cell table:style-name="ce7" office:value-type="float" office:value="4.94" calcext:value-type="float">
            <text:p>4.94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20.69" calcext:value-type="float">
            <text:p>20.69</text:p>
          </table:table-cell>
          <table:table-cell table:style-name="ce7" office:value-type="float" office:value="8.91" calcext:value-type="float">
            <text:p>8.91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270.34" calcext:value-type="float">
            <text:p>270.34</text:p>
          </table:table-cell>
          <table:table-cell table:style-name="ce7" table:formula="of:=[.R35]*[.S35]" office:value-type="float" office:value="56.7714" calcext:value-type="float">
            <text:p>56.77</text:p>
          </table:table-cell>
          <table:table-cell table:style-name="ce7" office:value-type="float" office:value="8.04" calcext:value-type="float">
            <text:p>8.04</text:p>
          </table:table-cell>
          <table:table-cell table:style-name="ce7" office:value-type="float" office:value="29.78" calcext:value-type="float">
            <text:p>29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6];&quot; x &quot;;TEXT([.B36];&quot;##.0&quot;))" office:value-type="string" office:string-value="RHS 30x80 x 3.0" calcext:value-type="string">
            <text:p>RHS 30x80 x 3.0</text:p>
          </table:table-cell>
          <table:table-cell table:style-name="ce5" office:value-type="float" office:value="4.716" calcext:value-type="float">
            <text:p>4.716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43.35" calcext:value-type="float">
            <text:p>43.35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10.84" calcext:value-type="float">
            <text:p>10.84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14.23" calcext:value-type="float">
            <text:p>14.23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25.65" calcext:value-type="float">
            <text:p>25.65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212.02" calcext:value-type="float">
            <text:p>212.02</text:p>
          </table:table-cell>
          <table:table-cell table:style-name="ce7" table:formula="of:=[.R36]*[.S36]" office:value-type="float" office:value="44.5242" calcext:value-type="float">
            <text:p>44.52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7];&quot; x &quot;;TEXT([.B37];&quot;##.0&quot;))" office:value-type="string" office:string-value="RHS 30x110 x 2.0" calcext:value-type="string">
            <text:p>RHS 30x11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71.62" calcext:value-type="float">
            <text:p>71.62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3.02" calcext:value-type="float">
            <text:p>13.02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17.15" calcext:value-type="float">
            <text:p>17.15</text:p>
          </table:table-cell>
          <table:table-cell table:style-name="ce7" office:value-type="float" office:value="6.69" calcext:value-type="float">
            <text:p>6.69</text:p>
          </table:table-cell>
          <table:table-cell table:style-name="ce7" office:value-type="float" office:value="27.35" calcext:value-type="float">
            <text:p>27.35</text:p>
          </table:table-cell>
          <table:table-cell table:style-name="ce7" office:value-type="float" office:value="11.11" calcext:value-type="float">
            <text:p>11.11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37]*[.S37]" office:value-type="float" office:value="64.4463" calcext:value-type="float">
            <text:p>64.45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50" calcext:value-type="float">
            <text:p>5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8];&quot; x &quot;;TEXT([.B38];&quot;##.0&quot;))" office:value-type="string" office:string-value="RHS 30x110 x 2.5" calcext:value-type="string">
            <text:p>RHS 30x11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86.79" calcext:value-type="float">
            <text:p>86.79</text:p>
          </table:table-cell>
          <table:table-cell table:style-name="ce7" office:value-type="float" office:value="10.74" calcext:value-type="float">
            <text:p>10.74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5.78" calcext:value-type="float">
            <text:p>15.78</text:p>
          </table:table-cell>
          <table:table-cell table:style-name="ce7" office:value-type="float" office:value="7.16" calcext:value-type="float">
            <text:p>7.16</text:p>
          </table:table-cell>
          <table:table-cell table:style-name="ce7" office:value-type="float" office:value="20.97" calcext:value-type="float">
            <text:p>20.97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33.03" calcext:value-type="float">
            <text:p>33.0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38]*[.S38]" office:value-type="float" office:value="52.1991" calcext:value-type="float">
            <text:p>52.20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39" calcext:value-type="float">
            <text:p>3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9];&quot; x &quot;;TEXT([.B39];&quot;##.0&quot;))" office:value-type="string" office:string-value="RHS 30x110 x 3.0" calcext:value-type="string">
            <text:p>RHS 30x11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100.91" calcext:value-type="float">
            <text:p>100.91</text:p>
          </table:table-cell>
          <table:table-cell table:style-name="ce7" office:value-type="float" office:value="12.29" calcext:value-type="float">
            <text:p>12.29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8.35" calcext:value-type="float">
            <text:p>18.35</text:p>
          </table:table-cell>
          <table:table-cell table:style-name="ce7" office:value-type="float" office:value="8.19" calcext:value-type="float">
            <text:p>8.19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office:value-type="float" office:value="38.25" calcext:value-type="float">
            <text:p>38.25</text:p>
          </table:table-cell>
          <table:table-cell table:style-name="ce7" office:value-type="float" office:value="15.26" calcext:value-type="float">
            <text:p>15.2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39]*[.S39]" office:value-type="float" office:value="44.0505" calcext:value-type="float">
            <text:p>44.0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31.67" calcext:value-type="float">
            <text:p>3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40];&quot; x &quot;;TEXT([.B40];&quot;##.0&quot;))" office:value-type="string" office:string-value="RHS 30x110 x 4.0" calcext:value-type="string">
            <text:p>RHS 30x11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26.08" calcext:value-type="float">
            <text:p>126.08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3.52" calcext:value-type="float">
            <text:p>3.52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22.92" calcext:value-type="float">
            <text:p>22.92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31.29" calcext:value-type="float">
            <text:p>31.29</text:p>
          </table:table-cell>
          <table:table-cell table:style-name="ce7" office:value-type="float" office:value="11.82" calcext:value-type="float">
            <text:p>11.82</text:p>
          </table:table-cell>
          <table:table-cell table:style-name="ce7" office:value-type="float" office:value="47.38" calcext:value-type="float">
            <text:p>47.38</text:p>
          </table:table-cell>
          <table:table-cell table:style-name="ce7" office:value-type="float" office:value="18.59" calcext:value-type="float">
            <text:p>18.5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40]*[.S40]" office:value-type="float" office:value="33.8931" calcext:value-type="float">
            <text:p>33.89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2.5" calcext:value-type="float">
            <text:p>2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1];&quot; x &quot;;TEXT([.B41];&quot;##.0&quot;))" office:value-type="string" office:string-value="RHS 35x65 x 1.6" calcext:value-type="string">
            <text:p>RHS 35x65 x 1.6</text:p>
          </table:table-cell>
          <table:table-cell table:style-name="ce5" office:value-type="float" office:value="2.38" calcext:value-type="float">
            <text:p>2.380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16.87" calcext:value-type="float">
            <text:p>16.87</text:p>
          </table:table-cell>
          <table:table-cell table:style-name="ce7" office:value-type="float" office:value="6.47" calcext:value-type="float">
            <text:p>6.47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5.19" calcext:value-type="float">
            <text:p>5.19</text:p>
          </table:table-cell>
          <table:table-cell table:style-name="ce7" office:value-type="float" office:value="3.7" calcext:value-type="float">
            <text:p>3.70</text:p>
          </table:table-cell>
          <table:table-cell table:style-name="ce7" office:value-type="float" office:value="6.39" calcext:value-type="float">
            <text:p>6.39</text:p>
          </table:table-cell>
          <table:table-cell table:style-name="ce7" office:value-type="float" office:value="4.17" calcext:value-type="float">
            <text:p>4.17</text:p>
          </table:table-cell>
          <table:table-cell table:style-name="ce7" office:value-type="float" office:value="15.1" calcext:value-type="float">
            <text:p>15.10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420.19" calcext:value-type="float">
            <text:p>420.19</text:p>
          </table:table-cell>
          <table:table-cell table:style-name="ce7" table:formula="of:=[.R41]*[.S41]" office:value-type="float" office:value="79.8361" calcext:value-type="float">
            <text:p>79.84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 office:value-type="float" office:value="35.63" calcext:value-type="float">
            <text:p>35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2];&quot; x &quot;;TEXT([.B42];&quot;##.0&quot;))" office:value-type="string" office:string-value="RHS 35x65 x 1.9" calcext:value-type="string">
            <text:p>RHS 35x65 x 1.9</text:p>
          </table:table-cell>
          <table:table-cell table:style-name="ce5" office:value-type="float" office:value="2.797" calcext:value-type="float">
            <text:p>2.797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19.54" calcext:value-type="float">
            <text:p>19.54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17.61" calcext:value-type="float">
            <text:p>17.61</text:p>
          </table:table-cell>
          <table:table-cell table:style-name="ce7" office:value-type="float" office:value="7.3" calcext:value-type="float">
            <text:p>7.3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57.57" calcext:value-type="float">
            <text:p>357.57</text:p>
          </table:table-cell>
          <table:table-cell table:style-name="ce7" table:formula="of:=[.R42]*[.S42]" office:value-type="float" office:value="67.9383" calcext:value-type="float">
            <text:p>67.94</text:p>
          </table:table-cell>
          <table:table-cell table:style-name="ce7" office:value-type="float" office:value="13.42" calcext:value-type="float">
            <text:p>13.42</text:p>
          </table:table-cell>
          <table:table-cell table:style-name="ce7" office:value-type="float" office:value="29.21" calcext:value-type="float">
            <text:p>29.2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3];&quot; x &quot;;TEXT([.B43];&quot;##.0&quot;))" office:value-type="string" office:string-value="RHS 35x65 x 2.0" calcext:value-type="string">
            <text:p>RHS 35x65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0.4" calcext:value-type="float">
            <text:p>20.40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office:value-type="float" office:value="4.44" calcext:value-type="float">
            <text:p>4.44</text:p>
          </table:table-cell>
          <table:table-cell table:style-name="ce7" office:value-type="float" office:value="7.8" calcext:value-type="float">
            <text:p>7.80</text:p>
          </table:table-cell>
          <table:table-cell table:style-name="ce7" office:value-type="float" office:value="5.07" calcext:value-type="float">
            <text:p>5.07</text:p>
          </table:table-cell>
          <table:table-cell table:style-name="ce7" office:value-type="float" office:value="18.42" calcext:value-type="float">
            <text:p>18.42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43]*[.S43]" office:value-type="float" office:value="64.7691" calcext:value-type="float">
            <text:p>64.77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4];&quot; x &quot;;TEXT([.B44];&quot;##.0&quot;))" office:value-type="string" office:string-value="RHS 35x65 x 2.3" calcext:value-type="string">
            <text:p>RHS 35x65 x 2.3</text:p>
          </table:table-cell>
          <table:table-cell table:style-name="ce5" office:value-type="float" office:value="3.338" calcext:value-type="float">
            <text:p>3.33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2.88" calcext:value-type="float">
            <text:p>22.88</text:p>
          </table:table-cell>
          <table:table-cell table:style-name="ce7" office:value-type="float" office:value="8.69" calcext:value-type="float">
            <text:p>8.69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4.96" calcext:value-type="float">
            <text:p>4.96</text:p>
          </table:table-cell>
          <table:table-cell table:style-name="ce7" office:value-type="float" office:value="8.81" calcext:value-type="float">
            <text:p>8.81</text:p>
          </table:table-cell>
          <table:table-cell table:style-name="ce7" office:value-type="float" office:value="5.72" calcext:value-type="float">
            <text:p>5.72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8.53" calcext:value-type="float">
            <text:p>8.53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table:formula="of:=[.R44]*[.S44]" office:value-type="float" office:value="56.9202" calcext:value-type="float">
            <text:p>56.92</text:p>
          </table:table-cell>
          <table:table-cell table:style-name="ce7" office:value-type="float" office:value="10.22" calcext:value-type="float">
            <text:p>10.22</text:p>
          </table:table-cell>
          <table:table-cell table:style-name="ce7" office:value-type="float" office:value="23.26" calcext:value-type="float">
            <text:p>23.2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5];&quot; x &quot;;TEXT([.B45];&quot;##.0&quot;))" office:value-type="string" office:string-value="RHS 35x65 x 2.5" calcext:value-type="string">
            <text:p>RHS 35x65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4.45" calcext:value-type="float">
            <text:p>24.45</text:p>
          </table:table-cell>
          <table:table-cell table:style-name="ce7" office:value-type="float" office:value="9.26" calcext:value-type="float">
            <text:p>9.26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9.45" calcext:value-type="float">
            <text:p>9.45</text:p>
          </table:table-cell>
          <table:table-cell table:style-name="ce7" office:value-type="float" office:value="6.13" calcext:value-type="float">
            <text:p>6.13</text:p>
          </table:table-cell>
          <table:table-cell table:style-name="ce7" office:value-type="float" office:value="22.31" calcext:value-type="float">
            <text:p>22.31</text:p>
          </table:table-cell>
          <table:table-cell table:style-name="ce7" office:value-type="float" office:value="9.1" calcext:value-type="float">
            <text:p>9.1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45]*[.S45]" office:value-type="float" office:value="52.7421" calcext:value-type="float">
            <text:p>52.74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6];&quot; x &quot;;TEXT([.B46];&quot;##.0&quot;))" office:value-type="string" office:string-value="RHS 35x65 x 3.0" calcext:value-type="string">
            <text:p>RHS 35x65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28.1" calcext:value-type="float">
            <text:p>28.10</text:p>
          </table:table-cell>
          <table:table-cell table:style-name="ce7" office:value-type="float" office:value="10.57" calcext:value-type="float">
            <text:p>10.57</text:p>
          </table:table-cell>
          <table:table-cell table:style-name="ce7" office:value-type="float" office:value="2.28" calcext:value-type="float">
            <text:p>2.28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8.65" calcext:value-type="float">
            <text:p>8.65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10.99" calcext:value-type="float">
            <text:p>10.99</text:p>
          </table:table-cell>
          <table:table-cell table:style-name="ce7" office:value-type="float" office:value="7.11" calcext:value-type="float">
            <text:p>7.11</text:p>
          </table:table-cell>
          <table:table-cell table:style-name="ce7" office:value-type="float" office:value="25.91" calcext:value-type="float">
            <text:p>25.91</text:p>
          </table:table-cell>
          <table:table-cell table:style-name="ce7" office:value-type="float" office:value="10.44" calcext:value-type="float">
            <text:p>10.4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46]*[.S46]" office:value-type="float" office:value="44.7545" calcext:value-type="float">
            <text:p>44.75</text:p>
          </table:table-cell>
          <table:table-cell table:style-name="ce7" office:value-type="float" office:value="6.67" calcext:value-type="float">
            <text:p>6.67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7];&quot; x &quot;;TEXT([.B47];&quot;##.0&quot;))" office:value-type="string" office:string-value="RHS 35x65 x 4.0" calcext:value-type="string">
            <text:p>RHS 35x65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4.28" calcext:value-type="float">
            <text:p>34.28</text:p>
          </table:table-cell>
          <table:table-cell table:style-name="ce7" office:value-type="float" office:value="12.72" calcext:value-type="float">
            <text:p>12.72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10.55" calcext:value-type="float">
            <text:p>10.55</text:p>
          </table:table-cell>
          <table:table-cell table:style-name="ce7" office:value-type="float" office:value="7.27" calcext:value-type="float">
            <text:p>7.27</text:p>
          </table:table-cell>
          <table:table-cell table:style-name="ce7" office:value-type="float" office:value="13.73" calcext:value-type="float">
            <text:p>13.73</text:p>
          </table:table-cell>
          <table:table-cell table:style-name="ce7" office:value-type="float" office:value="8.83" calcext:value-type="float">
            <text:p>8.83</text:p>
          </table:table-cell>
          <table:table-cell table:style-name="ce7" office:value-type="float" office:value="32.24" calcext:value-type="float">
            <text:p>32.24</text:p>
          </table:table-cell>
          <table:table-cell table:style-name="ce7" office:value-type="float" office:value="12.68" calcext:value-type="float">
            <text:p>12.68</text:p>
          </table:table-cell>
          <table:table-cell table:style-name="ce7" office:value-type="float" office:value="0.19" calcext:value-type="float">
            <text:p>0.19</text:p>
          </table:table-cell>
          <table:table-cell table:style-name="ce12" office:value-type="float" office:value="183.35" calcext:value-type="float">
            <text:p>183.35</text:p>
          </table:table-cell>
          <table:table-cell table:style-name="ce7" table:formula="of:=[.R47]*[.S47]" office:value-type="float" office:value="34.8365" calcext:value-type="float">
            <text:p>34.84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8];&quot; x &quot;;TEXT([.B48];&quot;##.0&quot;))" office:value-type="string" office:string-value="RHS 38x65 x 1.6" calcext:value-type="string">
            <text:p>RHS 38x65 x 1.6</text:p>
          </table:table-cell>
          <table:table-cell table:style-name="ce5" office:value-type="float" office:value="2.455" calcext:value-type="float">
            <text:p>2.455</text:p>
          </table:table-cell>
          <table:table-cell table:style-name="ce7" office:value-type="float" office:value="3.13" calcext:value-type="float">
            <text:p>3.13</text:p>
          </table:table-cell>
          <table:table-cell table:style-name="ce7" office:value-type="float" office:value="17.83" calcext:value-type="float">
            <text:p>17.83</text:p>
          </table:table-cell>
          <table:table-cell table:style-name="ce7" office:value-type="float" office:value="7.79" calcext:value-type="float">
            <text:p>7.79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5.49" calcext:value-type="float">
            <text:p>5.49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6.7" calcext:value-type="float">
            <text:p>6.70</text:p>
          </table:table-cell>
          <table:table-cell table:style-name="ce7" office:value-type="float" office:value="4.63" calcext:value-type="float">
            <text:p>4.63</text:p>
          </table:table-cell>
          <table:table-cell table:style-name="ce7" office:value-type="float" office:value="17.39" calcext:value-type="float">
            <text:p>17.39</text:p>
          </table:table-cell>
          <table:table-cell table:style-name="ce7" office:value-type="float" office:value="6.91" calcext:value-type="float">
            <text:p>6.91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407.29" calcext:value-type="float">
            <text:p>407.29</text:p>
          </table:table-cell>
          <table:table-cell table:style-name="ce7" table:formula="of:=[.R48]*[.S48]" office:value-type="float" office:value="81.458" calcext:value-type="float">
            <text:p>81.46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35.63" calcext:value-type="float">
            <text:p>35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9];&quot; x &quot;;TEXT([.B49];&quot;##.0&quot;))" office:value-type="string" office:string-value="RHS 38x65 x 1.9" calcext:value-type="string">
            <text:p>RHS 38x65 x 1.9</text:p>
          </table:table-cell>
          <table:table-cell table:style-name="ce5" office:value-type="float" office:value="2.886" calcext:value-type="float">
            <text:p>2.886</text:p>
          </table:table-cell>
          <table:table-cell table:style-name="ce7" office:value-type="float" office:value="3.68" calcext:value-type="float">
            <text:p>3.68</text:p>
          </table:table-cell>
          <table:table-cell table:style-name="ce7" office:value-type="float" office:value="20.68" calcext:value-type="float">
            <text:p>20.68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7.82" calcext:value-type="float">
            <text:p>7.82</text:p>
          </table:table-cell>
          <table:table-cell table:style-name="ce7" office:value-type="float" office:value="5.4" calcext:value-type="float">
            <text:p>5.40</text:p>
          </table:table-cell>
          <table:table-cell table:style-name="ce7" office:value-type="float" office:value="20.3" calcext:value-type="float">
            <text:p>20.3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346.48" calcext:value-type="float">
            <text:p>346.48</text:p>
          </table:table-cell>
          <table:table-cell table:style-name="ce7" table:formula="of:=[.R49]*[.S49]" office:value-type="float" office:value="69.296" calcext:value-type="float">
            <text:p>69.3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9.21" calcext:value-type="float">
            <text:p>29.2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0];&quot; x &quot;;TEXT([.B50];&quot;##.0&quot;))" office:value-type="string" office:string-value="RHS 38x65 x 2.0" calcext:value-type="string">
            <text:p>RHS 38x65 x 2.0</text:p>
          </table:table-cell>
          <table:table-cell table:style-name="ce5" office:value-type="float" office:value="3.028" calcext:value-type="float">
            <text:p>3.028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21.59" calcext:value-type="float">
            <text:p>21.59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6.64" calcext:value-type="float">
            <text:p>6.64</text:p>
          </table:table-cell>
          <table:table-cell table:style-name="ce7" office:value-type="float" office:value="4.94" calcext:value-type="float">
            <text:p>4.94</text:p>
          </table:table-cell>
          <table:table-cell table:style-name="ce7" office:value-type="float" office:value="8.18" calcext:value-type="float">
            <text:p>8.18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21.24" calcext:value-type="float">
            <text:p>21.24</text:p>
          </table:table-cell>
          <table:table-cell table:style-name="ce7" office:value-type="float" office:value="8.35" calcext:value-type="float">
            <text:p>8.35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330.28" calcext:value-type="float">
            <text:p>330.28</text:p>
          </table:table-cell>
          <table:table-cell table:style-name="ce7" table:formula="of:=[.R50]*[.S50]" office:value-type="float" office:value="66.056" calcext:value-type="float">
            <text:p>66.06</text:p>
          </table:table-cell>
          <table:table-cell table:style-name="ce7" office:value-type="float" office:value="14" calcext:value-type="float">
            <text:p>14.0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1];&quot; x &quot;;TEXT([.B51];&quot;##.0&quot;))" office:value-type="string" office:string-value="RHS 38x65 x 2.3" calcext:value-type="string">
            <text:p>RHS 38x65 x 2.3</text:p>
          </table:table-cell>
          <table:table-cell table:style-name="ce5" office:value-type="float" office:value="3.446" calcext:value-type="float">
            <text:p>3.446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24.23" calcext:value-type="float">
            <text:p>24.23</text:p>
          </table:table-cell>
          <table:table-cell table:style-name="ce7" office:value-type="float" office:value="10.5" calcext:value-type="float">
            <text:p>10.50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5.53" calcext:value-type="float">
            <text:p>5.53</text:p>
          </table:table-cell>
          <table:table-cell table:style-name="ce7" office:value-type="float" office:value="9.24" calcext:value-type="float">
            <text:p>9.24</text:p>
          </table:table-cell>
          <table:table-cell table:style-name="ce7" office:value-type="float" office:value="6.37" calcext:value-type="float">
            <text:p>6.37</text:p>
          </table:table-cell>
          <table:table-cell table:style-name="ce7" office:value-type="float" office:value="24.01" calcext:value-type="float">
            <text:p>24.01</text:p>
          </table:table-cell>
          <table:table-cell table:style-name="ce7" office:value-type="float" office:value="9.36" calcext:value-type="float">
            <text:p>9.36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90.17" calcext:value-type="float">
            <text:p>290.17</text:p>
          </table:table-cell>
          <table:table-cell table:style-name="ce7" table:formula="of:=[.R51]*[.S51]" office:value-type="float" office:value="58.034" calcext:value-type="float">
            <text:p>58.03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23.26" calcext:value-type="float">
            <text:p>23.2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2];&quot; x &quot;;TEXT([.B52];&quot;##.0&quot;))" office:value-type="string" office:string-value="RHS 38x65 x 2.5" calcext:value-type="string">
            <text:p>RHS 38x65 x 2.5</text:p>
          </table:table-cell>
          <table:table-cell table:style-name="ce5" office:value-type="float" office:value="3.72" calcext:value-type="float">
            <text:p>3.720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25.91" calcext:value-type="float">
            <text:p>25.91</text:p>
          </table:table-cell>
          <table:table-cell table:style-name="ce7" office:value-type="float" office:value="11.2" calcext:value-type="float">
            <text:p>11.20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7.97" calcext:value-type="float">
            <text:p>7.9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9.92" calcext:value-type="float">
            <text:p>9.92</text:p>
          </table:table-cell>
          <table:table-cell table:style-name="ce7" office:value-type="float" office:value="6.83" calcext:value-type="float">
            <text:p>6.83</text:p>
          </table:table-cell>
          <table:table-cell table:style-name="ce7" office:value-type="float" office:value="25.79" calcext:value-type="float">
            <text:p>25.79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68.81" calcext:value-type="float">
            <text:p>268.81</text:p>
          </table:table-cell>
          <table:table-cell table:style-name="ce7" table:formula="of:=[.R52]*[.S52]" office:value-type="float" office:value="53.762" calcext:value-type="float">
            <text:p>53.76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3];&quot; x &quot;;TEXT([.B53];&quot;##.0&quot;))" office:value-type="string" office:string-value="RHS 38x65 x 3.0" calcext:value-type="string">
            <text:p>RHS 38x65 x 3.0</text:p>
          </table:table-cell>
          <table:table-cell table:style-name="ce5" office:value-type="float" office:value="4.387" calcext:value-type="float">
            <text:p>4.387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office:value-type="float" office:value="29.83" calcext:value-type="float">
            <text:p>29.83</text:p>
          </table:table-cell>
          <table:table-cell table:style-name="ce7" office:value-type="float" office:value="12.83" calcext:value-type="float">
            <text:p>12.83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office:value-type="float" office:value="6.75" calcext:value-type="float">
            <text:p>6.75</text:p>
          </table:table-cell>
          <table:table-cell table:style-name="ce7" office:value-type="float" office:value="11.55" calcext:value-type="float">
            <text:p>11.55</text:p>
          </table:table-cell>
          <table:table-cell table:style-name="ce7" office:value-type="float" office:value="7.93" calcext:value-type="float">
            <text:p>7.93</text:p>
          </table:table-cell>
          <table:table-cell table:style-name="ce7" office:value-type="float" office:value="30.02" calcext:value-type="float">
            <text:p>30.02</text:p>
          </table:table-cell>
          <table:table-cell table:style-name="ce7" office:value-type="float" office:value="11.5" calcext:value-type="float">
            <text:p>11.5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27.96" calcext:value-type="float">
            <text:p>227.96</text:p>
          </table:table-cell>
          <table:table-cell table:style-name="ce7" table:formula="of:=[.R53]*[.S53]" office:value-type="float" office:value="45.592" calcext:value-type="float">
            <text:p>45.59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4];&quot; x &quot;;TEXT([.B54];&quot;##.0&quot;))" office:value-type="string" office:string-value="RHS 38x65 x 3.2" calcext:value-type="string">
            <text:p>RHS 38x65 x 3.2</text:p>
          </table:table-cell>
          <table:table-cell table:style-name="ce5" office:value-type="float" office:value="4.646" calcext:value-type="float">
            <text:p>4.646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31.29" calcext:value-type="float">
            <text:p>31.29</text:p>
          </table:table-cell>
          <table:table-cell table:style-name="ce7" office:value-type="float" office:value="13.42" calcext:value-type="float">
            <text:p>13.42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9.63" calcext:value-type="float">
            <text:p>9.63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8.35" calcext:value-type="float">
            <text:p>8.35</text:p>
          </table:table-cell>
          <table:table-cell table:style-name="ce7" office:value-type="float" office:value="31.62" calcext:value-type="float">
            <text:p>31.62</text:p>
          </table:table-cell>
          <table:table-cell table:style-name="ce7" office:value-type="float" office:value="12.05" calcext:value-type="float">
            <text:p>12.05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15.23" calcext:value-type="float">
            <text:p>215.23</text:p>
          </table:table-cell>
          <table:table-cell table:style-name="ce7" table:formula="of:=[.R54]*[.S54]" office:value-type="float" office:value="43.046" calcext:value-type="float">
            <text:p>43.05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5.31" calcext:value-type="float">
            <text:p>15.3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5];&quot; x &quot;;TEXT([.B55];&quot;##.0&quot;))" office:value-type="string" office:string-value="RHS 38x65 x 4.0" calcext:value-type="string">
            <text:p>RHS 38x65 x 4.0</text:p>
          </table:table-cell>
          <table:table-cell table:style-name="ce5" office:value-type="float" office:value="5.643" calcext:value-type="float">
            <text:p>5.643</text:p>
          </table:table-cell>
          <table:table-cell table:style-name="ce7" office:value-type="float" office:value="7.19" calcext:value-type="float">
            <text:p>7.19</text:p>
          </table:table-cell>
          <table:table-cell table:style-name="ce7" office:value-type="float" office:value="36.52" calcext:value-type="float">
            <text:p>36.52</text:p>
          </table:table-cell>
          <table:table-cell table:style-name="ce7" office:value-type="float" office:value="15.53" calcext:value-type="float">
            <text:p>15.53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1.24" calcext:value-type="float">
            <text:p>11.24</text:p>
          </table:table-cell>
          <table:table-cell table:style-name="ce7" office:value-type="float" office:value="8.17" calcext:value-type="float">
            <text:p>8.17</text:p>
          </table:table-cell>
          <table:table-cell table:style-name="ce7" office:value-type="float" office:value="14.46" calcext:value-type="float">
            <text:p>14.46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7.55" calcext:value-type="float">
            <text:p>37.55</text:p>
          </table:table-cell>
          <table:table-cell table:style-name="ce7" office:value-type="float" office:value="14.04" calcext:value-type="float">
            <text:p>14.0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77.22" calcext:value-type="float">
            <text:p>177.22</text:p>
          </table:table-cell>
          <table:table-cell table:style-name="ce7" table:formula="of:=[.R55]*[.S55]" office:value-type="float" office:value="33.6718" calcext:value-type="float">
            <text:p>33.67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6];&quot; x &quot;;TEXT([.B56];&quot;##.0&quot;))" office:value-type="string" office:string-value="RHS 38x75 x 1.6" calcext:value-type="string">
            <text:p>RHS 38x75 x 1.6</text:p>
          </table:table-cell>
          <table:table-cell table:style-name="ce5" office:value-type="float" office:value="2.706" calcext:value-type="float">
            <text:p>2.706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25.34" calcext:value-type="float">
            <text:p>25.34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6.76" calcext:value-type="float">
            <text:p>6.76</text:p>
          </table:table-cell>
          <table:table-cell table:style-name="ce7" office:value-type="float" office:value="4.66" calcext:value-type="float">
            <text:p>4.6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21.15" calcext:value-type="float">
            <text:p>21.15</text:p>
          </table:table-cell>
          <table:table-cell table:style-name="ce7" office:value-type="float" office:value="8.03" calcext:value-type="float">
            <text:p>8.03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369.49" calcext:value-type="float">
            <text:p>369.49</text:p>
          </table:table-cell>
          <table:table-cell table:style-name="ce7" table:formula="of:=[.R56]*[.S56]" office:value-type="float" office:value="81.2878" calcext:value-type="float">
            <text:p>81.29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7];&quot; x &quot;;TEXT([.B57];&quot;##.0&quot;))" office:value-type="string" office:string-value="RHS 38x75 x 1.9" calcext:value-type="string">
            <text:p>RHS 38x75 x 1.9</text:p>
          </table:table-cell>
          <table:table-cell table:style-name="ce5" office:value-type="float" office:value="3.184" calcext:value-type="float">
            <text:p>3.184</text:p>
          </table:table-cell>
          <table:table-cell table:style-name="ce7" office:value-type="float" office:value="4.06" calcext:value-type="float">
            <text:p>4.06</text:p>
          </table:table-cell>
          <table:table-cell table:style-name="ce7" office:value-type="float" office:value="29.44" calcext:value-type="float">
            <text:p>29.44</text:p>
          </table:table-cell>
          <table:table-cell table:style-name="ce7" office:value-type="float" office:value="10.24" calcext:value-type="float">
            <text:p>10.24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59" calcext:value-type="float">
            <text:p>1.59</text:p>
          </table:table-cell>
          <table:table-cell table:style-name="ce7" office:value-type="float" office:value="7.85" calcext:value-type="float">
            <text:p>7.85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9.75" calcext:value-type="float">
            <text:p>9.75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24.71" calcext:value-type="float">
            <text:p>24.71</text:p>
          </table:table-cell>
          <table:table-cell table:style-name="ce7" office:value-type="float" office:value="9.3" calcext:value-type="float">
            <text:p>9.30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314.03" calcext:value-type="float">
            <text:p>314.03</text:p>
          </table:table-cell>
          <table:table-cell table:style-name="ce7" table:formula="of:=[.R57]*[.S57]" office:value-type="float" office:value="69.0866" calcext:value-type="float">
            <text:p>69.0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8];&quot; x &quot;;TEXT([.B58];&quot;##.0&quot;))" office:value-type="string" office:string-value="RHS 38x75 x 2.0" calcext:value-type="string">
            <text:p>RHS 38x75 x 2.0</text:p>
          </table:table-cell>
          <table:table-cell table:style-name="ce5" office:value-type="float" office:value="3.342" calcext:value-type="float">
            <text:p>3.342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30.77" calcext:value-type="float">
            <text:p>30.77</text:p>
          </table:table-cell>
          <table:table-cell table:style-name="ce7" office:value-type="float" office:value="10.68" calcext:value-type="float">
            <text:p>10.68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5.62" calcext:value-type="float">
            <text:p>5.62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25.86" calcext:value-type="float">
            <text:p>25.86</text:p>
          </table:table-cell>
          <table:table-cell table:style-name="ce7" office:value-type="float" office:value="9.71" calcext:value-type="float">
            <text:p>9.71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99.25" calcext:value-type="float">
            <text:p>299.25</text:p>
          </table:table-cell>
          <table:table-cell table:style-name="ce7" table:formula="of:=[.R58]*[.S58]" office:value-type="float" office:value="65.835" calcext:value-type="float">
            <text:p>65.84</text:p>
          </table:table-cell>
          <table:table-cell table:style-name="ce7" office:value-type="float" office:value="14" calcext:value-type="float">
            <text:p>14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9];&quot; x &quot;;TEXT([.B59];&quot;##.0&quot;))" office:value-type="string" office:string-value="RHS 38x75 x 2.3" calcext:value-type="string">
            <text:p>RHS 38x75 x 2.3</text:p>
          </table:table-cell>
          <table:table-cell table:style-name="ce5" office:value-type="float" office:value="3.807" calcext:value-type="float">
            <text:p>3.807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34.61" calcext:value-type="float">
            <text:p>34.61</text:p>
          </table:table-cell>
          <table:table-cell table:style-name="ce7" office:value-type="float" office:value="11.97" calcext:value-type="float">
            <text:p>11.97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1.57" calcext:value-type="float">
            <text:p>1.57</text:p>
          </table:table-cell>
          <table:table-cell table:style-name="ce7" office:value-type="float" office:value="9.23" calcext:value-type="float">
            <text:p>9.23</text:p>
          </table:table-cell>
          <table:table-cell table:style-name="ce7" office:value-type="float" office:value="6.3" calcext:value-type="float">
            <text:p>6.30</text:p>
          </table:table-cell>
          <table:table-cell table:style-name="ce7" office:value-type="float" office:value="11.55" calcext:value-type="float">
            <text:p>11.55</text:p>
          </table:table-cell>
          <table:table-cell table:style-name="ce7" office:value-type="float" office:value="7.19" calcext:value-type="float">
            <text:p>7.19</text:p>
          </table:table-cell>
          <table:table-cell table:style-name="ce7" office:value-type="float" office:value="29.24" calcext:value-type="float">
            <text:p>29.24</text:p>
          </table:table-cell>
          <table:table-cell table:style-name="ce7" office:value-type="float" office:value="10.9" calcext:value-type="float">
            <text:p>10.90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62.65" calcext:value-type="float">
            <text:p>262.65</text:p>
          </table:table-cell>
          <table:table-cell table:style-name="ce7" table:formula="of:=[.R59]*[.S59]" office:value-type="float" office:value="57.783" calcext:value-type="float">
            <text:p>57.78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0];&quot; x &quot;;TEXT([.B60];&quot;##.0&quot;))" office:value-type="string" office:string-value="RHS 38x75 x 2.5" calcext:value-type="string">
            <text:p>RHS 38x75 x 2.5</text:p>
          </table:table-cell>
          <table:table-cell table:style-name="ce5" office:value-type="float" office:value="4.113" calcext:value-type="float">
            <text:p>4.113</text:p>
          </table:table-cell>
          <table:table-cell table:style-name="ce7" office:value-type="float" office:value="5.24" calcext:value-type="float">
            <text:p>5.24</text:p>
          </table:table-cell>
          <table:table-cell table:style-name="ce7" office:value-type="float" office:value="37.06" calcext:value-type="float">
            <text:p>37.06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9.88" calcext:value-type="float">
            <text:p>9.88</text:p>
          </table:table-cell>
          <table:table-cell table:style-name="ce7" office:value-type="float" office:value="6.73" calcext:value-type="float">
            <text:p>6.73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7.72" calcext:value-type="float">
            <text:p>7.72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float" office:value="11.66" calcext:value-type="float">
            <text:p>11.66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43.15" calcext:value-type="float">
            <text:p>243.15</text:p>
          </table:table-cell>
          <table:table-cell table:style-name="ce7" table:formula="of:=[.R60]*[.S60]" office:value-type="float" office:value="53.493" calcext:value-type="float">
            <text:p>53.49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1];&quot; x &quot;;TEXT([.B61];&quot;##.0&quot;))" office:value-type="string" office:string-value="RHS 38x75 x 3.0" calcext:value-type="string">
            <text:p>RHS 38x75 x 3.0</text:p>
          </table:table-cell>
          <table:table-cell table:style-name="ce5" office:value-type="float" office:value="4.858" calcext:value-type="float">
            <text:p>4.858</text:p>
          </table:table-cell>
          <table:table-cell table:style-name="ce7" office:value-type="float" office:value="6.19" calcext:value-type="float">
            <text:p>6.19</text:p>
          </table:table-cell>
          <table:table-cell table:style-name="ce7" office:value-type="float" office:value="42.83" calcext:value-type="float">
            <text:p>42.83</text:p>
          </table:table-cell>
          <table:table-cell table:style-name="ce7" office:value-type="float" office:value="14.67" calcext:value-type="float">
            <text:p>14.67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1.42" calcext:value-type="float">
            <text:p>11.42</text:p>
          </table:table-cell>
          <table:table-cell table:style-name="ce7" office:value-type="float" office:value="7.72" calcext:value-type="float">
            <text:p>7.72</text:p>
          </table:table-cell>
          <table:table-cell table:style-name="ce7" office:value-type="float" office:value="14.49" calcext:value-type="float">
            <text:p>14.49</text:p>
          </table:table-cell>
          <table:table-cell table:style-name="ce7" office:value-type="float" office:value="8.98" calcext:value-type="float">
            <text:p>8.98</text:p>
          </table:table-cell>
          <table:table-cell table:style-name="ce7" office:value-type="float" office:value="36.62" calcext:value-type="float">
            <text:p>36.62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05.86" calcext:value-type="float">
            <text:p>205.86</text:p>
          </table:table-cell>
          <table:table-cell table:style-name="ce7" table:formula="of:=[.R61]*[.S61]" office:value-type="float" office:value="45.2892" calcext:value-type="float">
            <text:p>45.29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2];&quot; x &quot;;TEXT([.B62];&quot;##.0&quot;))" office:value-type="string" office:string-value="RHS 38x75 x 3.2" calcext:value-type="string">
            <text:p>RHS 38x75 x 3.2</text:p>
          </table:table-cell>
          <table:table-cell table:style-name="ce5" office:value-type="float" office:value="5.149" calcext:value-type="float">
            <text:p>5.149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44.99" calcext:value-type="float">
            <text:p>44.99</text:p>
          </table:table-cell>
          <table:table-cell table:style-name="ce7" office:value-type="float" office:value="15.37" calcext:value-type="float">
            <text:p>15.3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2" calcext:value-type="float">
            <text:p>12.00</text:p>
          </table:table-cell>
          <table:table-cell table:style-name="ce7" office:value-type="float" office:value="8.09" calcext:value-type="float">
            <text:p>8.09</text:p>
          </table:table-cell>
          <table:table-cell table:style-name="ce7" office:value-type="float" office:value="15.29" calcext:value-type="float">
            <text:p>15.29</text:p>
          </table:table-cell>
          <table:table-cell table:style-name="ce7" office:value-type="float" office:value="9.46" calcext:value-type="float">
            <text:p>9.46</text:p>
          </table:table-cell>
          <table:table-cell table:style-name="ce7" office:value-type="float" office:value="38.6" calcext:value-type="float">
            <text:p>38.60</text:p>
          </table:table-cell>
          <table:table-cell table:style-name="ce7" office:value-type="float" office:value="14.09" calcext:value-type="float">
            <text:p>14.09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194.23" calcext:value-type="float">
            <text:p>194.23</text:p>
          </table:table-cell>
          <table:table-cell table:style-name="ce7" table:formula="of:=[.R62]*[.S62]" office:value-type="float" office:value="42.7306" calcext:value-type="float">
            <text:p>42.73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8.44" calcext:value-type="float">
            <text:p>18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3];&quot; x &quot;;TEXT([.B63];&quot;##.0&quot;))" office:value-type="string" office:string-value="RHS 38x75 x 4.0" calcext:value-type="string">
            <text:p>RHS 38x75 x 4.0</text:p>
          </table:table-cell>
          <table:table-cell table:style-name="ce5" office:value-type="float" office:value="6.271" calcext:value-type="float">
            <text:p>6.27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52.84" calcext:value-type="float">
            <text:p>52.84</text:p>
          </table:table-cell>
          <table:table-cell table:style-name="ce7" office:value-type="float" office:value="17.85" calcext:value-type="float">
            <text:p>17.85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4.09" calcext:value-type="float">
            <text:p>14.09</text:p>
          </table:table-cell>
          <table:table-cell table:style-name="ce7" office:value-type="float" office:value="9.4" calcext:value-type="float">
            <text:p>9.40</text:p>
          </table:table-cell>
          <table:table-cell table:style-name="ce7" office:value-type="float" office:value="18.26" calcext:value-type="float">
            <text:p>18.26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 office:value-type="float" office:value="45.93" calcext:value-type="float">
            <text:p>45.93</text:p>
          </table:table-cell>
          <table:table-cell table:style-name="ce7" office:value-type="float" office:value="16.48" calcext:value-type="float">
            <text:p>16.48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159.48" calcext:value-type="float">
            <text:p>159.48</text:p>
          </table:table-cell>
          <table:table-cell table:style-name="ce7" table:formula="of:=[.R63]*[.S63]" office:value-type="float" office:value="33.4908" calcext:value-type="float">
            <text:p>33.49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4];&quot; x &quot;;TEXT([.B64];&quot;##.0&quot;))" office:value-type="string" office:string-value="RHS 38x75 x 4.5" calcext:value-type="string">
            <text:p>RHS 38x75 x 4.5</text:p>
          </table:table-cell>
          <table:table-cell table:style-name="ce5" office:value-type="float" office:value="6.938" calcext:value-type="float">
            <text:p>6.938</text:p>
          </table:table-cell>
          <table:table-cell table:style-name="ce7" office:value-type="float" office:value="8.84" calcext:value-type="float">
            <text:p>8.84</text:p>
          </table:table-cell>
          <table:table-cell table:style-name="ce7" office:value-type="float" office:value="57.12" calcext:value-type="float">
            <text:p>57.12</text:p>
          </table:table-cell>
          <table:table-cell table:style-name="ce7" office:value-type="float" office:value="19.17" calcext:value-type="float">
            <text:p>19.17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5.23" calcext:value-type="float">
            <text:p>15.23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float" office:value="19.95" calcext:value-type="float">
            <text:p>19.95</text:p>
          </table:table-cell>
          <table:table-cell table:style-name="ce7" office:value-type="float" office:value="12.25" calcext:value-type="float">
            <text:p>12.25</text:p>
          </table:table-cell>
          <table:table-cell table:style-name="ce7" office:value-type="float" office:value="50.04" calcext:value-type="float">
            <text:p>50.04</text:p>
          </table:table-cell>
          <table:table-cell table:style-name="ce7" office:value-type="float" office:value="17.77" calcext:value-type="float">
            <text:p>17.77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144.13" calcext:value-type="float">
            <text:p>144.13</text:p>
          </table:table-cell>
          <table:table-cell table:style-name="ce7" table:formula="of:=[.R64]*[.S64]" office:value-type="float" office:value="30.2673" calcext:value-type="float">
            <text:p>30.2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5];&quot; x &quot;;TEXT([.B65];&quot;##.0&quot;))" office:value-type="string" office:string-value="RHS 40x60 x 2.0" calcext:value-type="string">
            <text:p>RHS 40x60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18.41" calcext:value-type="float">
            <text:p>18.41</text:p>
          </table:table-cell>
          <table:table-cell table:style-name="ce7" office:value-type="float" office:value="9.83" calcext:value-type="float">
            <text:p>9.83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4.92" calcext:value-type="float">
            <text:p>4.92</text:p>
          </table:table-cell>
          <table:table-cell table:style-name="ce7" office:value-type="float" office:value="7.47" calcext:value-type="float">
            <text:p>7.47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20.7" calcext:value-type="float">
            <text:p>20.70</text:p>
          </table:table-cell>
          <table:table-cell table:style-name="ce7" office:value-type="float" office:value="8.12" calcext:value-type="float">
            <text:p>8.1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65]*[.S65]" office:value-type="float" office:value="64.7691" calcext:value-type="float">
            <text:p>64.77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6];&quot; x &quot;;TEXT([.B66];&quot;##.0&quot;))" office:value-type="string" office:string-value="RHS 40x60 x 2.5" calcext:value-type="string">
            <text:p>RHS 40x60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2.07" calcext:value-type="float">
            <text:p>22.07</text:p>
          </table:table-cell>
          <table:table-cell table:style-name="ce7" office:value-type="float" office:value="11.74" calcext:value-type="float">
            <text:p>11.74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7.36" calcext:value-type="float">
            <text:p>7.36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6.84" calcext:value-type="float">
            <text:p>6.84</text:p>
          </table:table-cell>
          <table:table-cell table:style-name="ce7" office:value-type="float" office:value="25.14" calcext:value-type="float">
            <text:p>25.14</text:p>
          </table:table-cell>
          <table:table-cell table:style-name="ce7" office:value-type="float" office:value="9.72" calcext:value-type="float">
            <text:p>9.7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66]*[.S66]" office:value-type="float" office:value="52.7421" calcext:value-type="float">
            <text:p>52.74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7];&quot; x &quot;;TEXT([.B67];&quot;##.0&quot;))" office:value-type="string" office:string-value="RHS 40x60 x 3.0" calcext:value-type="string">
            <text:p>RHS 40x60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25.38" calcext:value-type="float">
            <text:p>25.38</text:p>
          </table:table-cell>
          <table:table-cell table:style-name="ce7" office:value-type="float" office:value="13.44" calcext:value-type="float">
            <text:p>13.44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8.46" calcext:value-type="float">
            <text:p>8.46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29.28" calcext:value-type="float">
            <text:p>29.28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67]*[.S67]" office:value-type="float" office:value="44.7545" calcext:value-type="float">
            <text:p>44.75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8];&quot; x &quot;;TEXT([.B68];&quot;##.0&quot;))" office:value-type="string" office:string-value="RHS 40x60 x 4.0" calcext:value-type="string">
            <text:p>RHS 40x60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0.99" calcext:value-type="float">
            <text:p>30.99</text:p>
          </table:table-cell>
          <table:table-cell table:style-name="ce7" office:value-type="float" office:value="16.28" calcext:value-type="float">
            <text:p>16.28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0.33" calcext:value-type="float">
            <text:p>10.33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13.16" calcext:value-type="float">
            <text:p>13.16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office:value-type="float" office:value="13.65" calcext:value-type="float">
            <text:p>13.65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83.35" calcext:value-type="float">
            <text:p>183.35</text:p>
          </table:table-cell>
          <table:table-cell table:style-name="ce7" table:formula="of:=[.R68]*[.S68]" office:value-type="float" office:value="34.8365" calcext:value-type="float">
            <text:p>34.8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9];&quot; x &quot;;TEXT([.B69];&quot;##.0&quot;))" office:value-type="string" office:string-value="RHS 40x60 x 5.0" calcext:value-type="string">
            <text:p>RHS 40x60 x 5.0</text:p>
          </table:table-cell>
          <table:table-cell table:style-name="ce5" office:value-type="float" office:value="6.56" calcext:value-type="float">
            <text:p>6.560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35.33" calcext:value-type="float">
            <text:p>35.33</text:p>
          </table:table-cell>
          <table:table-cell table:style-name="ce7" office:value-type="float" office:value="18.43" calcext:value-type="float">
            <text:p>18.43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1.78" calcext:value-type="float">
            <text:p>11.78</text:p>
          </table:table-cell>
          <table:table-cell table:style-name="ce7" office:value-type="float" office:value="9.21" calcext:value-type="float">
            <text:p>9.21</text:p>
          </table:table-cell>
          <table:table-cell table:style-name="ce7" office:value-type="float" office:value="15.38" calcext:value-type="float">
            <text:p>15.38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42.85" calcext:value-type="float">
            <text:p>42.85</text:p>
          </table:table-cell>
          <table:table-cell table:style-name="ce7" office:value-type="float" office:value="15.6" calcext:value-type="float">
            <text:p>15.60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152.45" calcext:value-type="float">
            <text:p>152.45</text:p>
          </table:table-cell>
          <table:table-cell table:style-name="ce7" table:formula="of:=[.R69]*[.S69]" office:value-type="float" office:value="27.441" calcext:value-type="float">
            <text:p>27.44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7" calcext:value-type="float">
            <text:p>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0];&quot; x &quot;;TEXT([.B70];&quot;##.0&quot;))" office:value-type="string" office:string-value="RHS 40x80 x 1.6" calcext:value-type="string">
            <text:p>RHS 40x80 x 1.6</text:p>
          </table:table-cell>
          <table:table-cell table:style-name="ce5" office:value-type="float" office:value="2.882" calcext:value-type="float">
            <text:p>2.882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30.71" calcext:value-type="float">
            <text:p>30.71</text:p>
          </table:table-cell>
          <table:table-cell table:style-name="ce7" office:value-type="float" office:value="10.52" calcext:value-type="float">
            <text:p>10.52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7.68" calcext:value-type="float">
            <text:p>7.68</text:p>
          </table:table-cell>
          <table:table-cell table:style-name="ce7" office:value-type="float" office:value="5.26" calcext:value-type="float">
            <text:p>5.26</text:p>
          </table:table-cell>
          <table:table-cell table:style-name="ce7" office:value-type="float" office:value="9.47" calcext:value-type="float">
            <text:p>9.47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25.23" calcext:value-type="float">
            <text:p>25.23</text:p>
          </table:table-cell>
          <table:table-cell table:style-name="ce7" office:value-type="float" office:value="9.08" calcext:value-type="float">
            <text:p>9.08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346.95" calcext:value-type="float">
            <text:p>346.95</text:p>
          </table:table-cell>
          <table:table-cell table:style-name="ce7" table:formula="of:=[.R70]*[.S70]" office:value-type="float" office:value="79.7985" calcext:value-type="float">
            <text:p>79.80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1];&quot; x &quot;;TEXT([.B71];&quot;##.0&quot;))" office:value-type="string" office:string-value="RHS 40x80 x 1.9" calcext:value-type="string">
            <text:p>RHS 40x80 x 1.9</text:p>
          </table:table-cell>
          <table:table-cell table:style-name="ce5" office:value-type="float" office:value="3.393" calcext:value-type="float">
            <text:p>3.393</text:p>
          </table:table-cell>
          <table:table-cell table:style-name="ce7" office:value-type="float" office:value="4.32" calcext:value-type="float">
            <text:p>4.32</text:p>
          </table:table-cell>
          <table:table-cell table:style-name="ce7" office:value-type="float" office:value="35.73" calcext:value-type="float">
            <text:p>35.73</text:p>
          </table:table-cell>
          <table:table-cell table:style-name="ce7" office:value-type="float" office:value="12.19" calcext:value-type="float">
            <text:p>12.19</text:p>
          </table:table-cell>
          <table:table-cell table:style-name="ce7" office:value-type="float" office:value="2.88" calcext:value-type="float">
            <text:p>2.88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8.93" calcext:value-type="float">
            <text:p>8.93</text:p>
          </table:table-cell>
          <table:table-cell table:style-name="ce7" office:value-type="float" office:value="6.09" calcext:value-type="float">
            <text:p>6.09</text:p>
          </table:table-cell>
          <table:table-cell table:style-name="ce7" office:value-type="float" office:value="11.08" calcext:value-type="float">
            <text:p>11.0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29.49" calcext:value-type="float">
            <text:p>29.49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94.7" calcext:value-type="float">
            <text:p>294.70</text:p>
          </table:table-cell>
          <table:table-cell table:style-name="ce7" table:formula="of:=[.R71]*[.S71]" office:value-type="float" office:value="67.781" calcext:value-type="float">
            <text:p>67.78</text:p>
          </table:table-cell>
          <table:table-cell table:style-name="ce7" office:value-type="float" office:value="16.05" calcext:value-type="float">
            <text:p>16.05</text:p>
          </table:table-cell>
          <table:table-cell table:style-name="ce7" office:value-type="float" office:value="37.11" calcext:value-type="float">
            <text:p>37.1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2];&quot; x &quot;;TEXT([.B72];&quot;##.0&quot;))" office:value-type="string" office:string-value="RHS 40x80 x 2.3" calcext:value-type="string">
            <text:p>RHS 40x80 x 2.3</text:p>
          </table:table-cell>
          <table:table-cell table:style-name="ce5" office:value-type="float" office:value="4.06" calcext:value-type="float">
            <text:p>4.060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42.08" calcext:value-type="float">
            <text:p>42.08</text:p>
          </table:table-cell>
          <table:table-cell table:style-name="ce7" office:value-type="float" office:value="14.27" calcext:value-type="float">
            <text:p>14.27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10.52" calcext:value-type="float">
            <text:p>10.52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13.15" calcext:value-type="float">
            <text:p>13.15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12.37" calcext:value-type="float">
            <text:p>12.37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46.3" calcext:value-type="float">
            <text:p>246.30</text:p>
          </table:table-cell>
          <table:table-cell table:style-name="ce7" table:formula="of:=[.R72]*[.S72]" office:value-type="float" office:value="56.649" calcext:value-type="float">
            <text:p>56.65</text:p>
          </table:table-cell>
          <table:table-cell table:style-name="ce7" office:value-type="float" office:value="12.39" calcext:value-type="float">
            <text:p>12.39</text:p>
          </table:table-cell>
          <table:table-cell table:style-name="ce7" office:value-type="float" office:value="29.78" calcext:value-type="float">
            <text:p>29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3];&quot; x &quot;;TEXT([.B73];&quot;##.0&quot;))" office:value-type="string" office:string-value="RHS 40x80 x 3.0" calcext:value-type="string">
            <text:p>RHS 40x80 x 3.0</text:p>
          </table:table-cell>
          <table:table-cell table:style-name="ce5" office:value-type="float" office:value="5.187" calcext:value-type="float">
            <text:p>5.187</text:p>
          </table:table-cell>
          <table:table-cell table:style-name="ce7" office:value-type="float" office:value="6.61" calcext:value-type="float">
            <text:p>6.61</text:p>
          </table:table-cell>
          <table:table-cell table:style-name="ce7" office:value-type="float" office:value="52.25" calcext:value-type="float">
            <text:p>52.25</text:p>
          </table:table-cell>
          <table:table-cell table:style-name="ce7" office:value-type="float" office:value="17.56" calcext:value-type="float">
            <text:p>17.56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3.06" calcext:value-type="float">
            <text:p>13.06</text:p>
          </table:table-cell>
          <table:table-cell table:style-name="ce7" office:value-type="float" office:value="8.78" calcext:value-type="float">
            <text:p>8.78</text:p>
          </table:table-cell>
          <table:table-cell table:style-name="ce7" office:value-type="float" office:value="16.54" calcext:value-type="float">
            <text:p>16.54</text:p>
          </table:table-cell>
          <table:table-cell table:style-name="ce7" office:value-type="float" office:value="10.16" calcext:value-type="float">
            <text:p>10.16</text:p>
          </table:table-cell>
          <table:table-cell table:style-name="ce7" office:value-type="float" office:value="43.88" calcext:value-type="float">
            <text:p>43.88</text:p>
          </table:table-cell>
          <table:table-cell table:style-name="ce7" office:value-type="float" office:value="15.28" calcext:value-type="float">
            <text:p>15.28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92.77" calcext:value-type="float">
            <text:p>192.77</text:p>
          </table:table-cell>
          <table:table-cell table:style-name="ce7" table:formula="of:=[.R73]*[.S73]" office:value-type="float" office:value="44.3371" calcext:value-type="float">
            <text:p>44.34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4];&quot; x &quot;;TEXT([.B74];&quot;##.0&quot;))" office:value-type="string" office:string-value="RHS 40x80 x 4.0" calcext:value-type="string">
            <text:p>RHS 40x80 x 4.0</text:p>
          </table:table-cell>
          <table:table-cell table:style-name="ce5" office:value-type="float" office:value="6.71" calcext:value-type="float">
            <text:p>6.710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64.79" calcext:value-type="float">
            <text:p>64.79</text:p>
          </table:table-cell>
          <table:table-cell table:style-name="ce7" office:value-type="float" office:value="21.49" calcext:value-type="float">
            <text:p>21.4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1.59" calcext:value-type="float">
            <text:p>1.59</text:p>
          </table:table-cell>
          <table:table-cell table:style-name="ce7" office:value-type="float" office:value="16.2" calcext:value-type="float">
            <text:p>16.20</text:p>
          </table:table-cell>
          <table:table-cell table:style-name="ce7" office:value-type="float" office:value="10.74" calcext:value-type="float">
            <text:p>10.74</text:p>
          </table:table-cell>
          <table:table-cell table:style-name="ce7" office:value-type="float" office:value="20.91" calcext:value-type="float">
            <text:p>20.91</text:p>
          </table:table-cell>
          <table:table-cell table:style-name="ce7" office:value-type="float" office:value="12.77" calcext:value-type="float">
            <text:p>12.77</text:p>
          </table:table-cell>
          <table:table-cell table:style-name="ce7" office:value-type="float" office:value="55.24" calcext:value-type="float">
            <text:p>55.24</text:p>
          </table:table-cell>
          <table:table-cell table:style-name="ce7" office:value-type="float" office:value="18.84" calcext:value-type="float">
            <text:p>18.84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49.03" calcext:value-type="float">
            <text:p>149.03</text:p>
          </table:table-cell>
          <table:table-cell table:style-name="ce7" table:formula="of:=[.R74]*[.S74]" office:value-type="float" office:value="34.2769" calcext:value-type="float">
            <text:p>34.28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5];&quot; x &quot;;TEXT([.B75];&quot;##.0&quot;))" office:value-type="string" office:string-value="RHS 40x100 x 2.5" calcext:value-type="string">
            <text:p>RHS 40x10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79.32" calcext:value-type="float">
            <text:p>79.32</text:p>
          </table:table-cell>
          <table:table-cell table:style-name="ce7" office:value-type="float" office:value="18.78" calcext:value-type="float">
            <text:p>18.78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20.23" calcext:value-type="float">
            <text:p>20.23</text:p>
          </table:table-cell>
          <table:table-cell table:style-name="ce7" office:value-type="float" office:value="10.59" calcext:value-type="float">
            <text:p>10.59</text:p>
          </table:table-cell>
          <table:table-cell table:style-name="ce7" office:value-type="float" office:value="50.52" calcext:value-type="float">
            <text:p>50.52</text:p>
          </table:table-cell>
          <table:table-cell table:style-name="ce7" office:value-type="float" office:value="16.76" calcext:value-type="float">
            <text:p>16.7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75]*[.S75]" office:value-type="float" office:value="52.1991" calcext:value-type="float">
            <text:p>52.20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6];&quot; x &quot;;TEXT([.B76];&quot;##.0&quot;))" office:value-type="string" office:string-value="RHS 40x100 x 3.0" calcext:value-type="string">
            <text:p>RHS 40x10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92.34" calcext:value-type="float">
            <text:p>92.34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.67" calcext:value-type="float">
            <text:p>1.67</text:p>
          </table:table-cell>
          <table:table-cell table:style-name="ce7" office:value-type="float" office:value="18.47" calcext:value-type="float">
            <text:p>18.47</text:p>
          </table:table-cell>
          <table:table-cell table:style-name="ce7" office:value-type="float" office:value="10.84" calcext:value-type="float">
            <text:p>10.84</text:p>
          </table:table-cell>
          <table:table-cell table:style-name="ce7" office:value-type="float" office:value="23.75" calcext:value-type="float">
            <text:p>23.75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59.05" calcext:value-type="float">
            <text:p>59.05</text:p>
          </table:table-cell>
          <table:table-cell table:style-name="ce7" office:value-type="float" office:value="19.39" calcext:value-type="float">
            <text:p>19.3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76]*[.S76]" office:value-type="float" office:value="44.0505" calcext:value-type="float">
            <text:p>44.05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7];&quot; x &quot;;TEXT([.B77];&quot;##.0&quot;))" office:value-type="string" office:string-value="RHS 40x100 x 4.0" calcext:value-type="string">
            <text:p>RHS 40x10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15.7" calcext:value-type="float">
            <text:p>115.70</text:p>
          </table:table-cell>
          <table:table-cell table:style-name="ce7" office:value-type="float" office:value="26.69" calcext:value-type="float">
            <text:p>26.69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23.14" calcext:value-type="float">
            <text:p>23.14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30.26" calcext:value-type="float">
            <text:p>30.26</text:p>
          </table:table-cell>
          <table:table-cell table:style-name="ce7" office:value-type="float" office:value="15.65" calcext:value-type="float">
            <text:p>15.65</text:p>
          </table:table-cell>
          <table:table-cell table:style-name="ce7" office:value-type="float" office:value="74.53" calcext:value-type="float">
            <text:p>74.53</text:p>
          </table:table-cell>
          <table:table-cell table:style-name="ce7" office:value-type="float" office:value="24.04" calcext:value-type="float">
            <text:p>24.0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77]*[.S77]" office:value-type="float" office:value="33.8931" calcext:value-type="float">
            <text:p>33.8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8];&quot; x &quot;;TEXT([.B78];&quot;##.0&quot;))" office:value-type="string" office:string-value="RHS 40x100 x 5.0" calcext:value-type="string">
            <text:p>RHS 40x10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35.6" calcext:value-type="float">
            <text:p>135.60</text:p>
          </table:table-cell>
          <table:table-cell table:style-name="ce7" office:value-type="float" office:value="30.76" calcext:value-type="float">
            <text:p>30.76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27.12" calcext:value-type="float">
            <text:p>27.12</text:p>
          </table:table-cell>
          <table:table-cell table:style-name="ce7" office:value-type="float" office:value="15.38" calcext:value-type="float">
            <text:p>15.38</text:p>
          </table:table-cell>
          <table:table-cell table:style-name="ce7" office:value-type="float" office:value="36.09" calcext:value-type="float">
            <text:p>36.09</text:p>
          </table:table-cell>
          <table:table-cell table:style-name="ce7" office:value-type="float" office:value="18.52" calcext:value-type="float">
            <text:p>18.52</text:p>
          </table:table-cell>
          <table:table-cell table:style-name="ce7" office:value-type="float" office:value="87.92" calcext:value-type="float">
            <text:p>87.92</text:p>
          </table:table-cell>
          <table:table-cell table:style-name="ce7" office:value-type="float" office:value="27.9" calcext:value-type="float">
            <text:p>27.90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78]*[.S78]" office:value-type="float" office:value="26.806" calcext:value-type="float">
            <text:p>26.81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79];&quot; x &quot;;TEXT([.B79];&quot;##.0&quot;))" office:value-type="string" office:string-value="RHS 50x70 x 2.0" calcext:value-type="string">
            <text:p>RHS 50x70 x 2.0</text:p>
          </table:table-cell>
          <table:table-cell table:style-name="ce5" office:value-type="float" office:value="3.562" calcext:value-type="float">
            <text:p>3.562</text:p>
          </table:table-cell>
          <table:table-cell table:style-name="ce7" office:value-type="float" office:value="4.54" calcext:value-type="float">
            <text:p>4.54</text:p>
          </table:table-cell>
          <table:table-cell table:style-name="ce7" office:value-type="float" office:value="31.48" calcext:value-type="float">
            <text:p>31.48</text:p>
          </table:table-cell>
          <table:table-cell table:style-name="ce7" office:value-type="float" office:value="18.76" calcext:value-type="float">
            <text:p>18.76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0.8" calcext:value-type="float">
            <text:p>10.80</text:p>
          </table:table-cell>
          <table:table-cell table:style-name="ce7" office:value-type="float" office:value="8.58" calcext:value-type="float">
            <text:p>8.58</text:p>
          </table:table-cell>
          <table:table-cell table:style-name="ce7" office:value-type="float" office:value="37.45" calcext:value-type="float">
            <text:p>37.45</text:p>
          </table:table-cell>
          <table:table-cell table:style-name="ce7" office:value-type="float" office:value="12.2" calcext:value-type="float">
            <text:p>12.20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80.78" calcext:value-type="float">
            <text:p>280.78</text:p>
          </table:table-cell>
          <table:table-cell table:style-name="ce7" table:formula="of:=[.R79]*[.S79]" office:value-type="float" office:value="64.5794" calcext:value-type="float">
            <text:p>64.58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0];&quot; x &quot;;TEXT([.B80];&quot;##.0&quot;))" office:value-type="string" office:string-value="RHS 50x70 x 2.5" calcext:value-type="string">
            <text:p>RHS 50x70 x 2.5</text:p>
          </table:table-cell>
          <table:table-cell table:style-name="ce5" office:value-type="float" office:value="4.387" calcext:value-type="float">
            <text:p>4.387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office:value-type="float" office:value="38.01" calcext:value-type="float">
            <text:p>38.01</text:p>
          </table:table-cell>
          <table:table-cell table:style-name="ce7" office:value-type="float" office:value="22.59" calcext:value-type="float">
            <text:p>22.59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10.86" calcext:value-type="float">
            <text:p>10.86</text:p>
          </table:table-cell>
          <table:table-cell table:style-name="ce7" office:value-type="float" office:value="9.04" calcext:value-type="float">
            <text:p>9.04</text:p>
          </table:table-cell>
          <table:table-cell table:style-name="ce7" office:value-type="float" office:value="13.16" calcext:value-type="float">
            <text:p>13.16</text:p>
          </table:table-cell>
          <table:table-cell table:style-name="ce7" office:value-type="float" office:value="10.45" calcext:value-type="float">
            <text:p>10.45</text:p>
          </table:table-cell>
          <table:table-cell table:style-name="ce7" office:value-type="float" office:value="45.75" calcext:value-type="float">
            <text:p>45.75</text:p>
          </table:table-cell>
          <table:table-cell table:style-name="ce7" office:value-type="float" office:value="14.72" calcext:value-type="float">
            <text:p>14.72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27.93" calcext:value-type="float">
            <text:p>227.93</text:p>
          </table:table-cell>
          <table:table-cell table:style-name="ce7" table:formula="of:=[.R80]*[.S80]" office:value-type="float" office:value="52.4239" calcext:value-type="float">
            <text:p>52.4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1];&quot; x &quot;;TEXT([.B81];&quot;##.0&quot;))" office:value-type="string" office:string-value="RHS 50x70 x 3.0" calcext:value-type="string">
            <text:p>RHS 50x70 x 3.0</text:p>
          </table:table-cell>
          <table:table-cell table:style-name="ce5" office:value-type="float" office:value="5.187" calcext:value-type="float">
            <text:p>5.187</text:p>
          </table:table-cell>
          <table:table-cell table:style-name="ce7" office:value-type="float" office:value="6.61" calcext:value-type="float">
            <text:p>6.61</text:p>
          </table:table-cell>
          <table:table-cell table:style-name="ce7" office:value-type="float" office:value="44.05" calcext:value-type="float">
            <text:p>44.05</text:p>
          </table:table-cell>
          <table:table-cell table:style-name="ce7" office:value-type="float" office:value="26.1" calcext:value-type="float">
            <text:p>26.10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2.59" calcext:value-type="float">
            <text:p>12.59</text:p>
          </table:table-cell>
          <table:table-cell table:style-name="ce7" office:value-type="float" office:value="10.44" calcext:value-type="float">
            <text:p>10.44</text:p>
          </table:table-cell>
          <table:table-cell table:style-name="ce7" office:value-type="float" office:value="15.4" calcext:value-type="float">
            <text:p>15.40</text:p>
          </table:table-cell>
          <table:table-cell table:style-name="ce7" office:value-type="float" office:value="12.21" calcext:value-type="float">
            <text:p>12.21</text:p>
          </table:table-cell>
          <table:table-cell table:style-name="ce7" office:value-type="float" office:value="53.62" calcext:value-type="float">
            <text:p>53.62</text:p>
          </table:table-cell>
          <table:table-cell table:style-name="ce7" office:value-type="float" office:value="17.06" calcext:value-type="float">
            <text:p>17.06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92.77" calcext:value-type="float">
            <text:p>192.77</text:p>
          </table:table-cell>
          <table:table-cell table:style-name="ce7" table:formula="of:=[.R81]*[.S81]" office:value-type="float" office:value="44.3371" calcext:value-type="float">
            <text:p>44.3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2];&quot; x &quot;;TEXT([.B82];&quot;##.0&quot;))" office:value-type="string" office:string-value="RHS 50x70 x 4.0" calcext:value-type="string">
            <text:p>RHS 50x70 x 4.0</text:p>
          </table:table-cell>
          <table:table-cell table:style-name="ce5" office:value-type="float" office:value="6.71" calcext:value-type="float">
            <text:p>6.710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2.22" calcext:value-type="float">
            <text:p>32.22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5.62" calcext:value-type="float">
            <text:p>15.62</text:p>
          </table:table-cell>
          <table:table-cell table:style-name="ce7" office:value-type="float" office:value="12.89" calcext:value-type="float">
            <text:p>12.89</text:p>
          </table:table-cell>
          <table:table-cell table:style-name="ce7" office:value-type="float" office:value="19.48" calcext:value-type="float">
            <text:p>19.48</text:p>
          </table:table-cell>
          <table:table-cell table:style-name="ce7" office:value-type="float" office:value="15.41" calcext:value-type="float">
            <text:p>15.41</text:p>
          </table:table-cell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1.19" calcext:value-type="float">
            <text:p>21.19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49.03" calcext:value-type="float">
            <text:p>149.03</text:p>
          </table:table-cell>
          <table:table-cell table:style-name="ce7" table:formula="of:=[.R82]*[.S82]" office:value-type="float" office:value="34.2769" calcext:value-type="float">
            <text:p>34.28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3];&quot; x &quot;;TEXT([.B83];&quot;##.0&quot;))" office:value-type="string" office:string-value="RHS 50x70 x 5.0" calcext:value-type="string">
            <text:p>RHS 50x70 x 5.0</text:p>
          </table:table-cell>
          <table:table-cell table:style-name="ce5" office:value-type="float" office:value="8.13" calcext:value-type="float">
            <text:p>8.130</text:p>
          </table:table-cell>
          <table:table-cell table:style-name="ce7" office:value-type="float" office:value="10.36" calcext:value-type="float">
            <text:p>10.36</text:p>
          </table:table-cell>
          <table:table-cell table:style-name="ce7" office:value-type="float" office:value="63.46" calcext:value-type="float">
            <text:p>63.46</text:p>
          </table:table-cell>
          <table:table-cell table:style-name="ce7" office:value-type="float" office:value="37.2" calcext:value-type="float">
            <text:p>37.20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8.13" calcext:value-type="float">
            <text:p>18.13</text:p>
          </table:table-cell>
          <table:table-cell table:style-name="ce7" office:value-type="float" office:value="14.88" calcext:value-type="float">
            <text:p>14.88</text:p>
          </table:table-cell>
          <table:table-cell table:style-name="ce7" office:value-type="float" office:value="23.06" calcext:value-type="float">
            <text:p>23.06</text:p>
          </table:table-cell>
          <table:table-cell table:style-name="ce7" office:value-type="float" office:value="18.2" calcext:value-type="float">
            <text:p>18.20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24.64" calcext:value-type="float">
            <text:p>24.64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123.01" calcext:value-type="float">
            <text:p>123.01</text:p>
          </table:table-cell>
          <table:table-cell table:style-name="ce7" table:formula="of:=[.R83]*[.S83]" office:value-type="float" office:value="27.0622" calcext:value-type="float">
            <text:p>27.06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9" calcext:value-type="float">
            <text:p>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4];&quot; x &quot;;TEXT([.B84];&quot;##.0&quot;))" office:value-type="string" office:string-value="RHS 50x75 x 1.6" calcext:value-type="string">
            <text:p>RHS 50x75 x 1.6</text:p>
          </table:table-cell>
          <table:table-cell table:style-name="ce5" office:value-type="float" office:value="3.008" calcext:value-type="float">
            <text:p>3.008</text:p>
          </table:table-cell>
          <table:table-cell table:style-name="ce7" office:value-type="float" office:value="3.83" calcext:value-type="float">
            <text:p>3.83</text:p>
          </table:table-cell>
          <table:table-cell table:style-name="ce7" office:value-type="float" office:value="30.51" calcext:value-type="float">
            <text:p>30.51</text:p>
          </table:table-cell>
          <table:table-cell table:style-name="ce7" office:value-type="float" office:value="16.39" calcext:value-type="float">
            <text:p>16.39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9.75" calcext:value-type="float">
            <text:p>9.75</text:p>
          </table:table-cell>
          <table:table-cell table:style-name="ce7" office:value-type="float" office:value="7.4" calcext:value-type="float">
            <text:p>7.40</text:p>
          </table:table-cell>
          <table:table-cell table:style-name="ce7" office:value-type="float" office:value="33.67" calcext:value-type="float">
            <text:p>33.67</text:p>
          </table:table-cell>
          <table:table-cell table:style-name="ce7" office:value-type="float" office:value="10.78" calcext:value-type="float">
            <text:p>10.7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332.46" calcext:value-type="float">
            <text:p>332.46</text:p>
          </table:table-cell>
          <table:table-cell table:style-name="ce7" table:formula="of:=[.R84]*[.S84]" office:value-type="float" office:value="79.7904" calcext:value-type="float">
            <text:p>79.79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5];&quot; x &quot;;TEXT([.B85];&quot;##.0&quot;))" office:value-type="string" office:string-value="RHS 50x75 x 1.9" calcext:value-type="string">
            <text:p>RHS 50x75 x 1.9</text:p>
          </table:table-cell>
          <table:table-cell table:style-name="ce5" office:value-type="float" office:value="3.542" calcext:value-type="float">
            <text:p>3.542</text:p>
          </table:table-cell>
          <table:table-cell table:style-name="ce7" office:value-type="float" office:value="4.51" calcext:value-type="float">
            <text:p>4.51</text:p>
          </table:table-cell>
          <table:table-cell table:style-name="ce7" office:value-type="float" office:value="35.54" calcext:value-type="float">
            <text:p>35.54</text:p>
          </table:table-cell>
          <table:table-cell table:style-name="ce7" office:value-type="float" office:value="19.05" calcext:value-type="float">
            <text:p>19.05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11.42" calcext:value-type="float">
            <text:p>11.42</text:p>
          </table:table-cell>
          <table:table-cell table:style-name="ce7" office:value-type="float" office:value="8.65" calcext:value-type="float">
            <text:p>8.65</text:p>
          </table:table-cell>
          <table:table-cell table:style-name="ce7" office:value-type="float" office:value="39.46" calcext:value-type="float">
            <text:p>39.46</text:p>
          </table:table-cell>
          <table:table-cell table:style-name="ce7" office:value-type="float" office:value="12.55" calcext:value-type="float">
            <text:p>12.5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82.29" calcext:value-type="float">
            <text:p>282.29</text:p>
          </table:table-cell>
          <table:table-cell table:style-name="ce7" table:formula="of:=[.R85]*[.S85]" office:value-type="float" office:value="67.7496" calcext:value-type="float">
            <text:p>67.75</text:p>
          </table:table-cell>
          <table:table-cell table:style-name="ce7" office:value-type="float" office:value="21.32" calcext:value-type="float">
            <text:p>21.32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6];&quot; x &quot;;TEXT([.B86];&quot;##.0&quot;))" office:value-type="string" office:string-value="RHS 50x75 x 2.0" calcext:value-type="string">
            <text:p>RHS 50x75 x 2.0</text:p>
          </table:table-cell>
          <table:table-cell table:style-name="ce5" office:value-type="float" office:value="3.719" calcext:value-type="float">
            <text:p>3.719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37.16" calcext:value-type="float">
            <text:p>37.16</text:p>
          </table:table-cell>
          <table:table-cell table:style-name="ce7" office:value-type="float" office:value="19.91" calcext:value-type="float">
            <text:p>19.91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11.96" calcext:value-type="float">
            <text:p>11.96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41.35" calcext:value-type="float">
            <text:p>41.35</text:p>
          </table:table-cell>
          <table:table-cell table:style-name="ce7" office:value-type="float" office:value="13.12" calcext:value-type="float">
            <text:p>13.12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68.92" calcext:value-type="float">
            <text:p>268.92</text:p>
          </table:table-cell>
          <table:table-cell table:style-name="ce7" table:formula="of:=[.R86]*[.S86]" office:value-type="float" office:value="64.5408" calcext:value-type="float">
            <text:p>64.54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7];&quot; x &quot;;TEXT([.B87];&quot;##.0&quot;))" office:value-type="string" office:string-value="RHS 50x75 x 2.3" calcext:value-type="string">
            <text:p>RHS 50x75 x 2.3</text:p>
          </table:table-cell>
          <table:table-cell table:style-name="ce5" office:value-type="float" office:value="4.241" calcext:value-type="float">
            <text:p>4.241</text:p>
          </table:table-cell>
          <table:table-cell table:style-name="ce7" office:value-type="float" office:value="5.4" calcext:value-type="float">
            <text:p>5.40</text:p>
          </table:table-cell>
          <table:table-cell table:style-name="ce7" office:value-type="float" office:value="41.9" calcext:value-type="float">
            <text:p>41.90</text:p>
          </table:table-cell>
          <table:table-cell table:style-name="ce7" office:value-type="float" office:value="22.41" calcext:value-type="float">
            <text:p>22.41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8.96" calcext:value-type="float">
            <text:p>8.96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0.26" calcext:value-type="float">
            <text:p>10.26</text:p>
          </table:table-cell>
          <table:table-cell table:style-name="ce7" office:value-type="float" office:value="46.92" calcext:value-type="float">
            <text:p>46.92</text:p>
          </table:table-cell>
          <table:table-cell table:style-name="ce7" office:value-type="float" office:value="14.78" calcext:value-type="float">
            <text:p>14.7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35.81" calcext:value-type="float">
            <text:p>235.81</text:p>
          </table:table-cell>
          <table:table-cell table:style-name="ce7" table:formula="of:=[.R87]*[.S87]" office:value-type="float" office:value="56.5944" calcext:value-type="float">
            <text:p>56.59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8];&quot; x &quot;;TEXT([.B88];&quot;##.0&quot;))" office:value-type="string" office:string-value="RHS 50x75 x 2.5" calcext:value-type="string">
            <text:p>RHS 50x75 x 2.5</text:p>
          </table:table-cell>
          <table:table-cell table:style-name="ce5" office:value-type="float" office:value="4.584" calcext:value-type="float">
            <text:p>4.584</text:p>
          </table:table-cell>
          <table:table-cell table:style-name="ce7" office:value-type="float" office:value="5.84" calcext:value-type="float">
            <text:p>5.84</text:p>
          </table:table-cell>
          <table:table-cell table:style-name="ce7" office:value-type="float" office:value="44.95" calcext:value-type="float">
            <text:p>44.95</text:p>
          </table:table-cell>
          <table:table-cell table:style-name="ce7" office:value-type="float" office:value="24" calcext:value-type="float">
            <text:p>24.0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9.6" calcext:value-type="float">
            <text:p>9.60</text:p>
          </table:table-cell>
          <table:table-cell table:style-name="ce7" office:value-type="float" office:value="14.59" calcext:value-type="float">
            <text:p>14.59</text:p>
          </table:table-cell>
          <table:table-cell table:style-name="ce7" office:value-type="float" office:value="11.04" calcext:value-type="float">
            <text:p>11.04</text:p>
          </table:table-cell>
          <table:table-cell table:style-name="ce7" office:value-type="float" office:value="50.54" calcext:value-type="float">
            <text:p>50.54</text:p>
          </table:table-cell>
          <table:table-cell table:style-name="ce7" office:value-type="float" office:value="15.85" calcext:value-type="float">
            <text:p>15.8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18.17" calcext:value-type="float">
            <text:p>218.17</text:p>
          </table:table-cell>
          <table:table-cell table:style-name="ce7" table:formula="of:=[.R88]*[.S88]" office:value-type="float" office:value="52.3608" calcext:value-type="float">
            <text:p>52.36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9];&quot; x &quot;;TEXT([.B89];&quot;##.0&quot;))" office:value-type="string" office:string-value="RHS 50x75 x 3.0" calcext:value-type="string">
            <text:p>RHS 50x75 x 3.0</text:p>
          </table:table-cell>
          <table:table-cell table:style-name="ce5" office:value-type="float" office:value="5.423" calcext:value-type="float">
            <text:p>5.423</text:p>
          </table:table-cell>
          <table:table-cell table:style-name="ce7" office:value-type="float" office:value="6.91" calcext:value-type="float">
            <text:p>6.91</text:p>
          </table:table-cell>
          <table:table-cell table:style-name="ce7" office:value-type="float" office:value="52.17" calcext:value-type="float">
            <text:p>52.17</text:p>
          </table:table-cell>
          <table:table-cell table:style-name="ce7" office:value-type="float" office:value="27.76" calcext:value-type="float">
            <text:p>27.76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3.91" calcext:value-type="float">
            <text:p>13.91</text:p>
          </table:table-cell>
          <table:table-cell table:style-name="ce7" office:value-type="float" office:value="11.1" calcext:value-type="float">
            <text:p>11.10</text:p>
          </table:table-cell>
          <table:table-cell table:style-name="ce7" office:value-type="float" office:value="17.09" calcext:value-type="float">
            <text:p>17.09</text:p>
          </table:table-cell>
          <table:table-cell table:style-name="ce7" office:value-type="float" office:value="12.91" calcext:value-type="float">
            <text:p>12.91</text:p>
          </table:table-cell>
          <table:table-cell table:style-name="ce7" office:value-type="float" office:value="59.27" calcext:value-type="float">
            <text:p>59.27</text:p>
          </table:table-cell>
          <table:table-cell table:style-name="ce7" office:value-type="float" office:value="18.38" calcext:value-type="float">
            <text:p>18.3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184.4" calcext:value-type="float">
            <text:p>184.40</text:p>
          </table:table-cell>
          <table:table-cell table:style-name="ce7" table:formula="of:=[.R89]*[.S89]" office:value-type="float" office:value="44.256" calcext:value-type="float">
            <text:p>44.2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0];&quot; x &quot;;TEXT([.B90];&quot;##.0&quot;))" office:value-type="string" office:string-value="RHS 50x75 x 4.0" calcext:value-type="string">
            <text:p>RHS 50x75 x 4.0</text:p>
          </table:table-cell>
          <table:table-cell table:style-name="ce5" office:value-type="float" office:value="7.024" calcext:value-type="float">
            <text:p>7.024</text:p>
          </table:table-cell>
          <table:table-cell table:style-name="ce7" office:value-type="float" office:value="8.95" calcext:value-type="float">
            <text:p>8.95</text:p>
          </table:table-cell>
          <table:table-cell table:style-name="ce7" office:value-type="float" office:value="64.96" calcext:value-type="float">
            <text:p>64.96</text:p>
          </table:table-cell>
          <table:table-cell table:style-name="ce7" office:value-type="float" office:value="34.34" calcext:value-type="float">
            <text:p>34.34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17.32" calcext:value-type="float">
            <text:p>17.32</text:p>
          </table:table-cell>
          <table:table-cell table:style-name="ce7" office:value-type="float" office:value="13.74" calcext:value-type="float">
            <text:p>13.74</text:p>
          </table:table-cell>
          <table:table-cell table:style-name="ce7" office:value-type="float" office:value="21.66" calcext:value-type="float">
            <text:p>21.66</text:p>
          </table:table-cell>
          <table:table-cell table:style-name="ce7" office:value-type="float" office:value="16.33" calcext:value-type="float">
            <text:p>16.33</text:p>
          </table:table-cell>
          <table:table-cell table:style-name="ce7" office:value-type="float" office:value="75.33" calcext:value-type="float">
            <text:p>75.33</text:p>
          </table:table-cell>
          <table:table-cell table:style-name="ce7" office:value-type="float" office:value="22.88" calcext:value-type="float">
            <text:p>22.8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142.37" calcext:value-type="float">
            <text:p>142.37</text:p>
          </table:table-cell>
          <table:table-cell table:style-name="ce7" table:formula="of:=[.R90]*[.S90]" office:value-type="float" office:value="34.1688" calcext:value-type="float">
            <text:p>34.17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1];&quot; x &quot;;TEXT([.B91];&quot;##.0&quot;))" office:value-type="string" office:string-value="RHS 50x75 x 4.5" calcext:value-type="string">
            <text:p>RHS 50x75 x 4.5</text:p>
          </table:table-cell>
          <table:table-cell table:style-name="ce5" office:value-type="float" office:value="7.786" calcext:value-type="float">
            <text:p>7.786</text:p>
          </table:table-cell>
          <table:table-cell table:style-name="ce7" office:value-type="float" office:value="9.92" calcext:value-type="float">
            <text:p>9.92</text:p>
          </table:table-cell>
          <table:table-cell table:style-name="ce7" office:value-type="float" office:value="70.56" calcext:value-type="float">
            <text:p>70.56</text:p>
          </table:table-cell>
          <table:table-cell table:style-name="ce7" office:value-type="float" office:value="37.19" calcext:value-type="float">
            <text:p>37.19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8.82" calcext:value-type="float">
            <text:p>18.82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23.75" calcext:value-type="float">
            <text:p>23.75</text:p>
          </table:table-cell>
          <table:table-cell table:style-name="ce7" office:value-type="float" office:value="17.88" calcext:value-type="float">
            <text:p>17.88</text:p>
          </table:table-cell>
          <table:table-cell table:style-name="ce7" office:value-type="float" office:value="82.66" calcext:value-type="float">
            <text:p>82.66</text:p>
          </table:table-cell>
          <table:table-cell table:style-name="ce7" office:value-type="float" office:value="24.86" calcext:value-type="float">
            <text:p>24.86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28.44" calcext:value-type="float">
            <text:p>128.44</text:p>
          </table:table-cell>
          <table:table-cell table:style-name="ce7" table:formula="of:=[.R91]*[.S91]" office:value-type="float" office:value="29.5412" calcext:value-type="float">
            <text:p>29.54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2];&quot; x &quot;;TEXT([.B92];&quot;##.0&quot;))" office:value-type="string" office:string-value="RHS 50x75 x 5.0" calcext:value-type="string">
            <text:p>RHS 50x75 x 5.0</text:p>
          </table:table-cell>
          <table:table-cell table:style-name="ce5" office:value-type="float" office:value="8.522" calcext:value-type="float">
            <text:p>8.522</text:p>
          </table:table-cell>
          <table:table-cell table:style-name="ce7" office:value-type="float" office:value="10.86" calcext:value-type="float">
            <text:p>10.86</text:p>
          </table:table-cell>
          <table:table-cell table:style-name="ce7" office:value-type="float" office:value="75.65" calcext:value-type="float">
            <text:p>75.65</text:p>
          </table:table-cell>
          <table:table-cell table:style-name="ce7" office:value-type="float" office:value="39.75" calcext:value-type="float">
            <text:p>39.75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20.17" calcext:value-type="float">
            <text:p>20.17</text:p>
          </table:table-cell>
          <table:table-cell table:style-name="ce7" office:value-type="float" office:value="15.9" calcext:value-type="float">
            <text:p>15.90</text:p>
          </table:table-cell>
          <table:table-cell table:style-name="ce7" office:value-type="float" office:value="25.71" calcext:value-type="float">
            <text:p>25.71</text:p>
          </table:table-cell>
          <table:table-cell table:style-name="ce7" office:value-type="float" office:value="19.33" calcext:value-type="float">
            <text:p>19.33</text:p>
          </table:table-cell>
          <table:table-cell table:style-name="ce7" office:value-type="float" office:value="89.52" calcext:value-type="float">
            <text:p>89.52</text:p>
          </table:table-cell>
          <table:table-cell table:style-name="ce7" office:value-type="float" office:value="26.67" calcext:value-type="float">
            <text:p>26.67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17.34" calcext:value-type="float">
            <text:p>117.34</text:p>
          </table:table-cell>
          <table:table-cell table:style-name="ce7" table:formula="of:=[.R92]*[.S92]" office:value-type="float" office:value="26.9882" calcext:value-type="float">
            <text:p>26.9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3];&quot; x &quot;;TEXT([.B93];&quot;##.0&quot;))" office:value-type="string" office:string-value="RHS 50x75 x 6.0" calcext:value-type="string">
            <text:p>RHS 50x75 x 6.0</text:p>
          </table:table-cell>
          <table:table-cell table:style-name="ce5" office:value-type="float" office:value="9.917" calcext:value-type="float">
            <text:p>9.917</text:p>
          </table:table-cell>
          <table:table-cell table:style-name="ce7" office:value-type="float" office:value="12.63" calcext:value-type="float">
            <text:p>12.63</text:p>
          </table:table-cell>
          <table:table-cell table:style-name="ce7" office:value-type="float" office:value="84.37" calcext:value-type="float">
            <text:p>84.37</text:p>
          </table:table-cell>
          <table:table-cell table:style-name="ce7" office:value-type="float" office:value="44.06" calcext:value-type="float">
            <text:p>44.06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22.5" calcext:value-type="float">
            <text:p>22.50</text:p>
          </table:table-cell>
          <table:table-cell table:style-name="ce7" office:value-type="float" office:value="17.63" calcext:value-type="float">
            <text:p>17.63</text:p>
          </table:table-cell>
          <table:table-cell table:style-name="ce7" office:value-type="float" office:value="29.23" calcext:value-type="float">
            <text:p>29.23</text:p>
          </table:table-cell>
          <table:table-cell table:style-name="ce7" office:value-type="float" office:value="21.92" calcext:value-type="float">
            <text:p>21.92</text:p>
          </table:table-cell>
          <table:table-cell table:style-name="ce7" office:value-type="float" office:value="101.82" calcext:value-type="float">
            <text:p>101.82</text:p>
          </table:table-cell>
          <table:table-cell table:style-name="ce7" office:value-type="float" office:value="29.79" calcext:value-type="float">
            <text:p>29.79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00.84" calcext:value-type="float">
            <text:p>100.84</text:p>
          </table:table-cell>
          <table:table-cell table:style-name="ce7" table:formula="of:=[.R93]*[.S93]" office:value-type="float" office:value="23.1932" calcext:value-type="float">
            <text:p>23.19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7.5" calcext:value-type="float">
            <text:p>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4];&quot; x &quot;;TEXT([.B94];&quot;##.0&quot;))" office:value-type="string" office:string-value="RHS 50x90 x 2.0" calcext:value-type="string">
            <text:p>RHS 50x9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57.88" calcext:value-type="float">
            <text:p>57.88</text:p>
          </table:table-cell>
          <table:table-cell table:style-name="ce7" office:value-type="float" office:value="23.37" calcext:value-type="float">
            <text:p>23.37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2.86" calcext:value-type="float">
            <text:p>12.86</text:p>
          </table:table-cell>
          <table:table-cell table:style-name="ce7" office:value-type="float" office:value="9.35" calcext:value-type="float">
            <text:p>9.35</text:p>
          </table:table-cell>
          <table:table-cell table:style-name="ce7" office:value-type="float" office:value="15.74" calcext:value-type="float">
            <text:p>15.74</text:p>
          </table:table-cell>
          <table:table-cell table:style-name="ce7" office:value-type="float" office:value="10.5" calcext:value-type="float">
            <text:p>10.50</text:p>
          </table:table-cell>
          <table:table-cell table:style-name="ce7" office:value-type="float" office:value="53.37" calcext:value-type="float">
            <text:p>53.37</text:p>
          </table:table-cell>
          <table:table-cell table:style-name="ce7" office:value-type="float" office:value="15.88" calcext:value-type="float">
            <text:p>15.88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94]*[.S94]" office:value-type="float" office:value="64.4463" calcext:value-type="float">
            <text:p>64.4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0" calcext:value-type="float">
            <text:p>4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5];&quot; x &quot;;TEXT([.B95];&quot;##.0&quot;))" office:value-type="string" office:string-value="RHS 50x90 x 2.5" calcext:value-type="string">
            <text:p>RHS 50x9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70.26" calcext:value-type="float">
            <text:p>70.26</text:p>
          </table:table-cell>
          <table:table-cell table:style-name="ce7" office:value-type="float" office:value="28.24" calcext:value-type="float">
            <text:p>28.24</text:p>
          </table:table-cell>
          <table:table-cell table:style-name="ce7" office:value-type="float" office:value="3.27" calcext:value-type="float">
            <text:p>3.27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15.61" calcext:value-type="float">
            <text:p>15.61</text:p>
          </table:table-cell>
          <table:table-cell table:style-name="ce7" office:value-type="float" office:value="11.29" calcext:value-type="float">
            <text:p>11.29</text:p>
          </table:table-cell>
          <table:table-cell table:style-name="ce7" office:value-type="float" office:value="19.25" calcext:value-type="float">
            <text:p>19.25</text:p>
          </table:table-cell>
          <table:table-cell table:style-name="ce7" office:value-type="float" office:value="12.82" calcext:value-type="float">
            <text:p>12.82</text:p>
          </table:table-cell>
          <table:table-cell table:style-name="ce7" office:value-type="float" office:value="65.3" calcext:value-type="float">
            <text:p>65.30</text:p>
          </table:table-cell>
          <table:table-cell table:style-name="ce7" office:value-type="float" office:value="19.24" calcext:value-type="float">
            <text:p>19.2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95]*[.S95]" office:value-type="float" office:value="52.1991" calcext:value-type="float">
            <text:p>52.2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1" calcext:value-type="float">
            <text:p>3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6];&quot; x &quot;;TEXT([.B96];&quot;##.0&quot;))" office:value-type="string" office:string-value="RHS 50x90 x 3.0" calcext:value-type="string">
            <text:p>RHS 50x9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81.85" calcext:value-type="float">
            <text:p>81.85</text:p>
          </table:table-cell>
          <table:table-cell table:style-name="ce7" office:value-type="float" office:value="32.74" calcext:value-type="float">
            <text:p>32.7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8.19" calcext:value-type="float">
            <text:p>18.19</text:p>
          </table:table-cell>
          <table:table-cell table:style-name="ce7" office:value-type="float" office:value="13.1" calcext:value-type="float">
            <text:p>13.10</text:p>
          </table:table-cell>
          <table:table-cell table:style-name="ce7" office:value-type="float" office:value="22.6" calcext:value-type="float">
            <text:p>22.60</text:p>
          </table:table-cell>
          <table:table-cell table:style-name="ce7" office:value-type="float" office:value="15.03" calcext:value-type="float">
            <text:p>15.03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96]*[.S96]" office:value-type="float" office:value="44.0505" calcext:value-type="float">
            <text:p>44.0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7];&quot; x &quot;;TEXT([.B97];&quot;##.0&quot;))" office:value-type="string" office:string-value="RHS 50x90 x 4.0" calcext:value-type="string">
            <text:p>RHS 50x9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02.71" calcext:value-type="float">
            <text:p>102.71</text:p>
          </table:table-cell>
          <table:table-cell table:style-name="ce7" office:value-type="float" office:value="40.71" calcext:value-type="float">
            <text:p>40.71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2.82" calcext:value-type="float">
            <text:p>22.82</text:p>
          </table:table-cell>
          <table:table-cell table:style-name="ce7" office:value-type="float" office:value="16.28" calcext:value-type="float">
            <text:p>16.28</text:p>
          </table:table-cell>
          <table:table-cell table:style-name="ce7" office:value-type="float" office:value="28.82" calcext:value-type="float">
            <text:p>28.82</text:p>
          </table:table-cell>
          <table:table-cell table:style-name="ce7" office:value-type="float" office:value="19.09" calcext:value-type="float">
            <text:p>19.09</text:p>
          </table:table-cell>
          <table:table-cell table:style-name="ce7" office:value-type="float" office:value="97.7" calcext:value-type="float">
            <text:p>97.70</text:p>
          </table:table-cell>
          <table:table-cell table:style-name="ce7" office:value-type="float" office:value="27.96" calcext:value-type="float">
            <text:p>27.9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97]*[.S97]" office:value-type="float" office:value="33.8931" calcext:value-type="float">
            <text:p>33.8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8];&quot; x &quot;;TEXT([.B98];&quot;##.0&quot;))" office:value-type="string" office:string-value="RHS 50x90 x 5.0" calcext:value-type="string">
            <text:p>RHS 50x9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20.6" calcext:value-type="float">
            <text:p>120.60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26.8" calcext:value-type="float">
            <text:p>26.80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34.41" calcext:value-type="float">
            <text:p>34.41</text:p>
          </table:table-cell>
          <table:table-cell table:style-name="ce7" office:value-type="float" office:value="22.7" calcext:value-type="float">
            <text:p>22.70</text:p>
          </table:table-cell>
          <table:table-cell table:style-name="ce7" office:value-type="float" office:value="116.47" calcext:value-type="float">
            <text:p>116.47</text:p>
          </table:table-cell>
          <table:table-cell table:style-name="ce7" office:value-type="float" office:value="32.75" calcext:value-type="float">
            <text:p>32.75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98]*[.S98]" office:value-type="float" office:value="26.806" calcext:value-type="float">
            <text:p>26.8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3" calcext:value-type="float">
            <text:p>1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99];&quot; x &quot;;TEXT([.B99];&quot;##.0&quot;))" office:value-type="string" office:string-value="RHS 50x100 x 1.6" calcext:value-type="string">
            <text:p>RHS 50x100 x 1.6</text:p>
          </table:table-cell>
          <table:table-cell table:style-name="ce5" office:value-type="float" office:value="3.636" calcext:value-type="float">
            <text:p>3.636</text:p>
          </table:table-cell>
          <table:table-cell table:style-name="ce7" office:value-type="float" office:value="4.63" calcext:value-type="float">
            <text:p>4.63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1.08" calcext:value-type="float">
            <text:p>21.08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2.13" calcext:value-type="float">
            <text:p>2.13</text:p>
          </table:table-cell>
          <table:table-cell table:style-name="ce7" office:value-type="float" office:value="12.26" calcext:value-type="float">
            <text:p>12.26</text:p>
          </table:table-cell>
          <table:table-cell table:style-name="ce7" office:value-type="float" office:value="8.43" calcext:value-type="float">
            <text:p>8.43</text:p>
          </table:table-cell>
          <table:table-cell table:style-name="ce7" office:value-type="float" office:value="15.04" calcext:value-type="float">
            <text:p>15.04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office:value-type="float" office:value="50.08" calcext:value-type="float">
            <text:p>50.08</text:p>
          </table:table-cell>
          <table:table-cell table:style-name="ce7" office:value-type="float" office:value="14.53" calcext:value-type="float">
            <text:p>14.53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75.04" calcext:value-type="float">
            <text:p>275.04</text:p>
          </table:table-cell>
          <table:table-cell table:style-name="ce7" table:formula="of:=[.R99]*[.S99]" office:value-type="float" office:value="79.7616" calcext:value-type="float">
            <text:p>79.76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57.5" calcext:value-type="float">
            <text:p>5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0];&quot; x &quot;;TEXT([.B100];&quot;##.0&quot;))" office:value-type="string" office:string-value="RHS 50x100 x 1.9" calcext:value-type="string">
            <text:p>RHS 50x100 x 1.9</text:p>
          </table:table-cell>
          <table:table-cell table:style-name="ce5" office:value-type="float" office:value="4.288" calcext:value-type="float">
            <text:p>4.288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71.62" calcext:value-type="float">
            <text:p>71.62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14.32" calcext:value-type="float">
            <text:p>14.32</text:p>
          </table:table-cell>
          <table:table-cell table:style-name="ce7" office:value-type="float" office:value="9.82" calcext:value-type="float">
            <text:p>9.82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.94" calcext:value-type="float">
            <text:p>10.94</text:p>
          </table:table-cell>
          <table:table-cell table:style-name="ce7" office:value-type="float" office:value="58.75" calcext:value-type="float">
            <text:p>58.75</text:p>
          </table:table-cell>
          <table:table-cell table:style-name="ce7" office:value-type="float" office:value="16.94" calcext:value-type="float">
            <text:p>16.94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33.2" calcext:value-type="float">
            <text:p>233.20</text:p>
          </table:table-cell>
          <table:table-cell table:style-name="ce7" table:formula="of:=[.R100]*[.S100]" office:value-type="float" office:value="67.628" calcext:value-type="float">
            <text:p>67.63</text:p>
          </table:table-cell>
          <table:table-cell table:style-name="ce7" office:value-type="float" office:value="21.32" calcext:value-type="float">
            <text:p>21.32</text:p>
          </table:table-cell>
          <table:table-cell table:style-name="ce7" office:value-type="float" office:value="47.63" calcext:value-type="float">
            <text:p>47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1];&quot; x &quot;;TEXT([.B101];&quot;##.0&quot;))" office:value-type="string" office:string-value="RHS 50x100 x 2.0" calcext:value-type="string">
            <text:p>RHS 50x100 x 2.0</text:p>
          </table:table-cell>
          <table:table-cell table:style-name="ce5" office:value-type="float" office:value="4.504" calcext:value-type="float">
            <text:p>4.504</text:p>
          </table:table-cell>
          <table:table-cell table:style-name="ce7" office:value-type="float" office:value="5.74" calcext:value-type="float">
            <text:p>5.74</text:p>
          </table:table-cell>
          <table:table-cell table:style-name="ce7" office:value-type="float" office:value="74.98" calcext:value-type="float">
            <text:p>74.98</text:p>
          </table:table-cell>
          <table:table-cell table:style-name="ce7" office:value-type="float" office:value="25.67" calcext:value-type="float">
            <text:p>25.67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10.27" calcext:value-type="float">
            <text:p>10.27</text:p>
          </table:table-cell>
          <table:table-cell table:style-name="ce7" office:value-type="float" office:value="18.5" calcext:value-type="float">
            <text:p>18.50</text:p>
          </table:table-cell>
          <table:table-cell table:style-name="ce7" office:value-type="float" office:value="11.46" calcext:value-type="float">
            <text:p>11.46</text:p>
          </table:table-cell>
          <table:table-cell table:style-name="ce7" office:value-type="float" office:value="61.59" calcext:value-type="float">
            <text:p>61.59</text:p>
          </table:table-cell>
          <table:table-cell table:style-name="ce7" office:value-type="float" office:value="17.73" calcext:value-type="float">
            <text:p>17.73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22.05" calcext:value-type="float">
            <text:p>222.05</text:p>
          </table:table-cell>
          <table:table-cell table:style-name="ce7" table:formula="of:=[.R101]*[.S101]" office:value-type="float" office:value="64.3945" calcext:value-type="float">
            <text:p>64.39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2];&quot; x &quot;;TEXT([.B102];&quot;##.0&quot;))" office:value-type="string" office:string-value="RHS 50x100 x 2.3" calcext:value-type="string">
            <text:p>RHS 50x100 x 2.3</text:p>
          </table:table-cell>
          <table:table-cell table:style-name="ce5" office:value-type="float" office:value="5.143" calcext:value-type="float">
            <text:p>5.143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84.83" calcext:value-type="float">
            <text:p>84.83</text:p>
          </table:table-cell>
          <table:table-cell table:style-name="ce7" office:value-type="float" office:value="28.95" calcext:value-type="float">
            <text:p>28.95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16.97" calcext:value-type="float">
            <text:p>16.97</text:p>
          </table:table-cell>
          <table:table-cell table:style-name="ce7" office:value-type="float" office:value="11.58" calcext:value-type="float">
            <text:p>11.58</text:p>
          </table:table-cell>
          <table:table-cell table:style-name="ce7" office:value-type="float" office:value="21.03" calcext:value-type="float">
            <text:p>21.03</text:p>
          </table:table-cell>
          <table:table-cell table:style-name="ce7" office:value-type="float" office:value="13.01" calcext:value-type="float">
            <text:p>13.01</text:p>
          </table:table-cell>
          <table:table-cell table:style-name="ce7" office:value-type="float" office:value="69.95" calcext:value-type="float">
            <text:p>69.95</text:p>
          </table:table-cell>
          <table:table-cell table:style-name="ce7" office:value-type="float" office:value="20.02" calcext:value-type="float">
            <text:p>20.02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94.42" calcext:value-type="float">
            <text:p>194.42</text:p>
          </table:table-cell>
          <table:table-cell table:style-name="ce7" table:formula="of:=[.R102]*[.S102]" office:value-type="float" office:value="56.3818" calcext:value-type="float">
            <text:p>56.38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38.48" calcext:value-type="float">
            <text:p>38.4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3];&quot; x &quot;;TEXT([.B103];&quot;##.0&quot;))" office:value-type="string" office:string-value="RHS 50x100 x 2.5" calcext:value-type="string">
            <text:p>RHS 50x100 x 2.5</text:p>
          </table:table-cell>
          <table:table-cell table:style-name="ce5" office:value-type="float" office:value="5.565" calcext:value-type="float">
            <text:p>5.565</text:p>
          </table:table-cell>
          <table:table-cell table:style-name="ce7" office:value-type="float" office:value="7.09" calcext:value-type="float">
            <text:p>7.09</text:p>
          </table:table-cell>
          <table:table-cell table:style-name="ce7" office:value-type="float" office:value="91.2" calcext:value-type="float">
            <text:p>91.20</text:p>
          </table:table-cell>
          <table:table-cell table:style-name="ce7" office:value-type="float" office:value="31.06" calcext:value-type="float">
            <text:p>31.06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8.24" calcext:value-type="float">
            <text:p>18.24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22.67" calcext:value-type="float">
            <text:p>22.67</text:p>
          </table:table-cell>
          <table:table-cell table:style-name="ce7" office:value-type="float" office:value="14.01" calcext:value-type="float">
            <text:p>14.01</text:p>
          </table:table-cell>
          <table:table-cell table:style-name="ce7" office:value-type="float" office:value="75.39" calcext:value-type="float">
            <text:p>75.39</text:p>
          </table:table-cell>
          <table:table-cell table:style-name="ce7" office:value-type="float" office:value="21.49" calcext:value-type="float">
            <text:p>21.49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79.7" calcext:value-type="float">
            <text:p>179.70</text:p>
          </table:table-cell>
          <table:table-cell table:style-name="ce7" table:formula="of:=[.R103]*[.S103]" office:value-type="float" office:value="52.113" calcext:value-type="float">
            <text:p>52.11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4];&quot; x &quot;;TEXT([.B104];&quot;##.0&quot;))" office:value-type="string" office:string-value="RHS 50x100 x 3.0" calcext:value-type="string">
            <text:p>RHS 50x100 x 3.0</text:p>
          </table:table-cell>
          <table:table-cell table:style-name="ce5" office:value-type="float" office:value="6.6" calcext:value-type="float">
            <text:p>6.600</text:p>
          </table:table-cell>
          <table:table-cell table:style-name="ce7" office:value-type="float" office:value="8.41" calcext:value-type="float">
            <text:p>8.41</text:p>
          </table:table-cell>
          <table:table-cell table:style-name="ce7" office:value-type="float" office:value="106.46" calcext:value-type="float">
            <text:p>106.46</text:p>
          </table:table-cell>
          <table:table-cell table:style-name="ce7" office:value-type="float" office:value="36.06" calcext:value-type="float">
            <text:p>36.06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21.29" calcext:value-type="float">
            <text:p>21.2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26.66" calcext:value-type="float">
            <text:p>26.66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88.56" calcext:value-type="float">
            <text:p>88.56</text:p>
          </table:table-cell>
          <table:table-cell table:style-name="ce7" office:value-type="float" office:value="25.01" calcext:value-type="float">
            <text:p>25.01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51.5" calcext:value-type="float">
            <text:p>151.50</text:p>
          </table:table-cell>
          <table:table-cell table:style-name="ce7" table:formula="of:=[.R104]*[.S104]" office:value-type="float" office:value="43.935" calcext:value-type="float">
            <text:p>43.9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5];&quot; x &quot;;TEXT([.B105];&quot;##.0&quot;))" office:value-type="string" office:string-value="RHS 50x100 x 4.0" calcext:value-type="string">
            <text:p>RHS 50x100 x 4.0</text:p>
          </table:table-cell>
          <table:table-cell table:style-name="ce5" office:value-type="float" office:value="8.594" calcext:value-type="float">
            <text:p>8.594</text:p>
          </table:table-cell>
          <table:table-cell table:style-name="ce7" office:value-type="float" office:value="10.95" calcext:value-type="float">
            <text:p>10.95</text:p>
          </table:table-cell>
          <table:table-cell table:style-name="ce7" office:value-type="float" office:value="134.14" calcext:value-type="float">
            <text:p>134.14</text:p>
          </table:table-cell>
          <table:table-cell table:style-name="ce7" office:value-type="float" office:value="44.95" calcext:value-type="float">
            <text:p>44.9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6.83" calcext:value-type="float">
            <text:p>26.83</text:p>
          </table:table-cell>
          <table:table-cell table:style-name="ce7" office:value-type="float" office:value="17.98" calcext:value-type="float">
            <text:p>17.98</text:p>
          </table:table-cell>
          <table:table-cell table:style-name="ce7" office:value-type="float" office:value="34.1" calcext:value-type="float">
            <text:p>34.10</text:p>
          </table:table-cell>
          <table:table-cell table:style-name="ce7" office:value-type="float" office:value="20.93" calcext:value-type="float">
            <text:p>20.93</text:p>
          </table:table-cell>
          <table:table-cell table:style-name="ce7" office:value-type="float" office:value="112.99" calcext:value-type="float">
            <text:p>112.99</text:p>
          </table:table-cell>
          <table:table-cell table:style-name="ce7" office:value-type="float" office:value="31.35" calcext:value-type="float">
            <text:p>31.35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16.36" calcext:value-type="float">
            <text:p>116.36</text:p>
          </table:table-cell>
          <table:table-cell table:style-name="ce7" table:formula="of:=[.R105]*[.S105]" office:value-type="float" office:value="33.7444" calcext:value-type="float">
            <text:p>33.7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6];&quot; x &quot;;TEXT([.B106];&quot;##.0&quot;))" office:value-type="string" office:string-value="RHS 50x100 x 4.5" calcext:value-type="string">
            <text:p>RHS 50x100 x 4.5</text:p>
          </table:table-cell>
          <table:table-cell table:style-name="ce5" office:value-type="float" office:value="9.552" calcext:value-type="float">
            <text:p>9.552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146.61" calcext:value-type="float">
            <text:p>146.61</text:p>
          </table:table-cell>
          <table:table-cell table:style-name="ce7" office:value-type="float" office:value="48.87" calcext:value-type="float">
            <text:p>48.87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9.32" calcext:value-type="float">
            <text:p>29.32</text:p>
          </table:table-cell>
          <table:table-cell table:style-name="ce7" office:value-type="float" office:value="19.55" calcext:value-type="float">
            <text:p>19.55</text:p>
          </table:table-cell>
          <table:table-cell table:style-name="ce7" office:value-type="float" office:value="37.56" calcext:value-type="float">
            <text:p>37.56</text:p>
          </table:table-cell>
          <table:table-cell table:style-name="ce7" office:value-type="float" office:value="23" calcext:value-type="float">
            <text:p>23.00</text:p>
          </table:table-cell>
          <table:table-cell table:style-name="ce7" office:value-type="float" office:value="124.25" calcext:value-type="float">
            <text:p>124.25</text:p>
          </table:table-cell>
          <table:table-cell table:style-name="ce7" office:value-type="float" office:value="34.18" calcext:value-type="float">
            <text:p>34.18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104.69" calcext:value-type="float">
            <text:p>104.69</text:p>
          </table:table-cell>
          <table:table-cell table:style-name="ce7" table:formula="of:=[.R106]*[.S106]" office:value-type="float" office:value="29.3132" calcext:value-type="float">
            <text:p>29.31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7];&quot; x &quot;;TEXT([.B107];&quot;##.0&quot;))" office:value-type="string" office:string-value="RHS 50x100 x 5.0" calcext:value-type="string">
            <text:p>RHS 50x100 x 5.0</text:p>
          </table:table-cell>
          <table:table-cell table:style-name="ce5" office:value-type="float" office:value="10.485" calcext:value-type="float">
            <text:p>10.485</text:p>
          </table:table-cell>
          <table:table-cell table:style-name="ce7" office:value-type="float" office:value="13.36" calcext:value-type="float">
            <text:p>13.36</text:p>
          </table:table-cell>
          <table:table-cell table:style-name="ce7" office:value-type="float" office:value="158.19" calcext:value-type="float">
            <text:p>158.19</text:p>
          </table:table-cell>
          <table:table-cell table:style-name="ce7" office:value-type="float" office:value="52.45" calcext:value-type="float">
            <text:p>52.45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31.64" calcext:value-type="float">
            <text:p>31.64</text:p>
          </table:table-cell>
          <table:table-cell table:style-name="ce7" office:value-type="float" office:value="20.98" calcext:value-type="float">
            <text:p>20.98</text:p>
          </table:table-cell>
          <table:table-cell table:style-name="ce7" office:value-type="float" office:value="40.84" calcext:value-type="float">
            <text:p>40.84</text:p>
          </table:table-cell>
          <table:table-cell table:style-name="ce7" office:value-type="float" office:value="24.95" calcext:value-type="float">
            <text:p>24.95</text:p>
          </table:table-cell>
          <table:table-cell table:style-name="ce7" office:value-type="float" office:value="134.87" calcext:value-type="float">
            <text:p>134.87</text:p>
          </table:table-cell>
          <table:table-cell table:style-name="ce7" office:value-type="float" office:value="36.8" calcext:value-type="float">
            <text:p>36.80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95.38" calcext:value-type="float">
            <text:p>95.38</text:p>
          </table:table-cell>
          <table:table-cell table:style-name="ce7" table:formula="of:=[.R107]*[.S107]" office:value-type="float" office:value="26.7064" calcext:value-type="float">
            <text:p>26.7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8];&quot; x &quot;;TEXT([.B108];&quot;##.0&quot;))" office:value-type="string" office:string-value="RHS 50x100 x 6.0" calcext:value-type="string">
            <text:p>RHS 50x100 x 6.0</text:p>
          </table:table-cell>
          <table:table-cell table:style-name="ce5" office:value-type="float" office:value="12.272" calcext:value-type="float">
            <text:p>12.272</text:p>
          </table:table-cell>
          <table:table-cell table:style-name="ce7" office:value-type="float" office:value="15.63" calcext:value-type="float">
            <text:p>15.63</text:p>
          </table:table-cell>
          <table:table-cell table:style-name="ce7" office:value-type="float" office:value="178.75" calcext:value-type="float">
            <text:p>178.75</text:p>
          </table:table-cell>
          <table:table-cell table:style-name="ce7" office:value-type="float" office:value="58.67" calcext:value-type="float">
            <text:p>58.67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35.75" calcext:value-type="float">
            <text:p>35.75</text:p>
          </table:table-cell>
          <table:table-cell table:style-name="ce7" office:value-type="float" office:value="23.47" calcext:value-type="float">
            <text:p>23.47</text:p>
          </table:table-cell>
          <table:table-cell table:style-name="ce7" office:value-type="float" office:value="46.9" calcext:value-type="float">
            <text:p>46.90</text:p>
          </table:table-cell>
          <table:table-cell table:style-name="ce7" office:value-type="float" office:value="28.52" calcext:value-type="float">
            <text:p>28.52</text:p>
          </table:table-cell>
          <table:table-cell table:style-name="ce7" office:value-type="float" office:value="154.2" calcext:value-type="float">
            <text:p>154.20</text:p>
          </table:table-cell>
          <table:table-cell table:style-name="ce7" office:value-type="float" office:value="41.43" calcext:value-type="float">
            <text:p>41.43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81.49" calcext:value-type="float">
            <text:p>81.49</text:p>
          </table:table-cell>
          <table:table-cell table:style-name="ce7" table:formula="of:=[.R108]*[.S108]" office:value-type="float" office:value="22.8172" calcext:value-type="float">
            <text:p>22.82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9];&quot; x &quot;;TEXT([.B109];&quot;##.0&quot;))" office:value-type="string" office:string-value="RHS 50x100 x 6.3" calcext:value-type="string">
            <text:p>RHS 50x100 x 6.3</text:p>
          </table:table-cell>
          <table:table-cell table:style-name="ce5" office:value-type="float" office:value="12.52" calcext:value-type="float">
            <text:p>12.520</text:p>
          </table:table-cell>
          <table:table-cell table:style-name="ce7" office:value-type="float" office:value="15.95" calcext:value-type="float">
            <text:p>15.95</text:p>
          </table:table-cell>
          <table:table-cell table:style-name="ce7" office:value-type="float" office:value="175.68" calcext:value-type="float">
            <text:p>175.68</text:p>
          </table:table-cell>
          <table:table-cell table:style-name="ce7" office:value-type="float" office:value="58.19" calcext:value-type="float">
            <text:p>58.19</text:p>
          </table:table-cell>
          <table:table-cell table:style-name="ce7" office:value-type="float" office:value="3.32" calcext:value-type="float">
            <text:p>3.32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35.14" calcext:value-type="float">
            <text:p>35.14</text:p>
          </table:table-cell>
          <table:table-cell table:style-name="ce7" office:value-type="float" office:value="23.27" calcext:value-type="float">
            <text:p>23.27</text:p>
          </table:table-cell>
          <table:table-cell table:style-name="ce7" office:value-type="float" office:value="46.87" calcext:value-type="float">
            <text:p>46.87</text:p>
          </table:table-cell>
          <table:table-cell table:style-name="ce7" office:value-type="float" office:value="28.63" calcext:value-type="float">
            <text:p>28.63</text:p>
          </table:table-cell>
          <table:table-cell table:style-name="ce7" office:value-type="float" office:value="158.08" calcext:value-type="float">
            <text:p>158.08</text:p>
          </table:table-cell>
          <table:table-cell table:style-name="ce7" office:value-type="float" office:value="42.07" calcext:value-type="float">
            <text:p>42.07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79.87" calcext:value-type="float">
            <text:p>79.87</text:p>
          </table:table-cell>
          <table:table-cell table:style-name="ce7" table:formula="of:=[.R109]*[.S109]" office:value-type="float" office:value="21.5649" calcext:value-type="float">
            <text:p>21.56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0];&quot; x &quot;;TEXT([.B110];&quot;##.0&quot;))" office:value-type="string" office:string-value="RHS 50x125 x 2.3" calcext:value-type="string">
            <text:p>RHS 50x125 x 2.3</text:p>
          </table:table-cell>
          <table:table-cell table:style-name="ce5" office:value-type="float" office:value="6.046" calcext:value-type="float">
            <text:p>6.046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48.24" calcext:value-type="float">
            <text:p>148.24</text:p>
          </table:table-cell>
          <table:table-cell table:style-name="ce7" office:value-type="float" office:value="35.5" calcext:value-type="float">
            <text:p>35.50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3.72" calcext:value-type="float">
            <text:p>23.72</text:p>
          </table:table-cell>
          <table:table-cell table:style-name="ce7" office:value-type="float" office:value="14.2" calcext:value-type="float">
            <text:p>14.20</text:p>
          </table:table-cell>
          <table:table-cell table:style-name="ce7" office:value-type="float" office:value="29.94" calcext:value-type="float">
            <text:p>29.94</text:p>
          </table:table-cell>
          <table:table-cell table:style-name="ce7" office:value-type="float" office:value="15.75" calcext:value-type="float">
            <text:p>15.75</text:p>
          </table:table-cell>
          <table:table-cell table:style-name="ce7" office:value-type="float" office:value="93.92" calcext:value-type="float">
            <text:p>93.92</text:p>
          </table:table-cell>
          <table:table-cell table:style-name="ce7" office:value-type="float" office:value="25.25" calcext:value-type="float">
            <text:p>25.25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65.39" calcext:value-type="float">
            <text:p>165.39</text:p>
          </table:table-cell>
          <table:table-cell table:style-name="ce7" table:formula="of:=[.R110]*[.S110]" office:value-type="float" office:value="56.2326" calcext:value-type="float">
            <text:p>56.23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49.35" calcext:value-type="float">
            <text:p>49.3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1];&quot; x &quot;;TEXT([.B111];&quot;##.0&quot;))" office:value-type="string" office:string-value="RHS 50x125 x 2.5" calcext:value-type="string">
            <text:p>RHS 50x125 x 2.5</text:p>
          </table:table-cell>
          <table:table-cell table:style-name="ce5" office:value-type="float" office:value="6.546" calcext:value-type="float">
            <text:p>6.54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159.61" calcext:value-type="float">
            <text:p>159.61</text:p>
          </table:table-cell>
          <table:table-cell table:style-name="ce7" office:value-type="float" office:value="38.12" calcext:value-type="float">
            <text:p>38.12</text:p>
          </table:table-cell>
          <table:table-cell table:style-name="ce7" office:value-type="float" office:value="4.37" calcext:value-type="float">
            <text:p>4.37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25.54" calcext:value-type="float">
            <text:p>25.54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32.31" calcext:value-type="float">
            <text:p>32.31</text:p>
          </table:table-cell>
          <table:table-cell table:style-name="ce7" office:value-type="float" office:value="16.98" calcext:value-type="float">
            <text:p>16.98</text:p>
          </table:table-cell>
          <table:table-cell table:style-name="ce7" office:value-type="float" office:value="101.26" calcext:value-type="float">
            <text:p>101.26</text:p>
          </table:table-cell>
          <table:table-cell table:style-name="ce7" office:value-type="float" office:value="27.13" calcext:value-type="float">
            <text:p>27.13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52.76" calcext:value-type="float">
            <text:p>152.76</text:p>
          </table:table-cell>
          <table:table-cell table:style-name="ce7" table:formula="of:=[.R111]*[.S111]" office:value-type="float" office:value="51.9384" calcext:value-type="float">
            <text:p>51.9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2];&quot; x &quot;;TEXT([.B112];&quot;##.0&quot;))" office:value-type="string" office:string-value="RHS 50x125 x 3.0" calcext:value-type="string">
            <text:p>RHS 50x125 x 3.0</text:p>
          </table:table-cell>
          <table:table-cell table:style-name="ce5" office:value-type="float" office:value="7.778" calcext:value-type="float">
            <text:p>7.778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187.02" calcext:value-type="float">
            <text:p>187.02</text:p>
          </table:table-cell>
          <table:table-cell table:style-name="ce7" office:value-type="float" office:value="44.35" calcext:value-type="float">
            <text:p>44.35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29.92" calcext:value-type="float">
            <text:p>29.92</text:p>
          </table:table-cell>
          <table:table-cell table:style-name="ce7" office:value-type="float" office:value="17.74" calcext:value-type="float">
            <text:p>17.74</text:p>
          </table:table-cell>
          <table:table-cell table:style-name="ce7" office:value-type="float" office:value="38.11" calcext:value-type="float">
            <text:p>38.11</text:p>
          </table:table-cell>
          <table:table-cell table:style-name="ce7" office:value-type="float" office:value="19.96" calcext:value-type="float">
            <text:p>19.96</text:p>
          </table:table-cell>
          <table:table-cell table:style-name="ce7" office:value-type="float" office:value="119.03" calcext:value-type="float">
            <text:p>119.03</text:p>
          </table:table-cell>
          <table:table-cell table:style-name="ce7" office:value-type="float" office:value="31.64" calcext:value-type="float">
            <text:p>31.64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8.57" calcext:value-type="float">
            <text:p>128.57</text:p>
          </table:table-cell>
          <table:table-cell table:style-name="ce7" table:formula="of:=[.R112]*[.S112]" office:value-type="float" office:value="43.7138" calcext:value-type="float">
            <text:p>43.7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3];&quot; x &quot;;TEXT([.B113];&quot;##.0&quot;))" office:value-type="string" office:string-value="RHS 50x125 x 4.0" calcext:value-type="string">
            <text:p>RHS 50x125 x 4.0</text:p>
          </table:table-cell>
          <table:table-cell table:style-name="ce5" office:value-type="float" office:value="10.164" calcext:value-type="float">
            <text:p>10.164</text:p>
          </table:table-cell>
          <table:table-cell table:style-name="ce7" office:value-type="float" office:value="12.95" calcext:value-type="float">
            <text:p>12.95</text:p>
          </table:table-cell>
          <table:table-cell table:style-name="ce7" office:value-type="float" office:value="237.53" calcext:value-type="float">
            <text:p>237.53</text:p>
          </table:table-cell>
          <table:table-cell table:style-name="ce7" office:value-type="float" office:value="55.56" calcext:value-type="float">
            <text:p>55.56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38.01" calcext:value-type="float">
            <text:p>38.01</text:p>
          </table:table-cell>
          <table:table-cell table:style-name="ce7" office:value-type="float" office:value="22.22" calcext:value-type="float">
            <text:p>22.22</text:p>
          </table:table-cell>
          <table:table-cell table:style-name="ce7" office:value-type="float" office:value="49.03" calcext:value-type="float">
            <text:p>49.03</text:p>
          </table:table-cell>
          <table:table-cell table:style-name="ce7" office:value-type="float" office:value="25.53" calcext:value-type="float">
            <text:p>25.53</text:p>
          </table:table-cell>
          <table:table-cell table:style-name="ce7" office:value-type="float" office:value="152.13" calcext:value-type="float">
            <text:p>152.13</text:p>
          </table:table-cell>
          <table:table-cell table:style-name="ce7" office:value-type="float" office:value="39.82" calcext:value-type="float">
            <text:p>39.82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98.38" calcext:value-type="float">
            <text:p>98.38</text:p>
          </table:table-cell>
          <table:table-cell table:style-name="ce7" table:formula="of:=[.R113]*[.S113]" office:value-type="float" office:value="33.4492" calcext:value-type="float">
            <text:p>33.45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4];&quot; x &quot;;TEXT([.B114];&quot;##.0&quot;))" office:value-type="string" office:string-value="RHS 50x125 x 4.5" calcext:value-type="string">
            <text:p>RHS 50x125 x 4.5</text:p>
          </table:table-cell>
          <table:table-cell table:style-name="ce5" office:value-type="float" office:value="11.319" calcext:value-type="float">
            <text:p>11.31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260.68" calcext:value-type="float">
            <text:p>260.68</text:p>
          </table:table-cell>
          <table:table-cell table:style-name="ce7" office:value-type="float" office:value="60.55" calcext:value-type="float">
            <text:p>60.5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41.71" calcext:value-type="float">
            <text:p>41.71</text:p>
          </table:table-cell>
          <table:table-cell table:style-name="ce7" office:value-type="float" office:value="24.22" calcext:value-type="float">
            <text:p>24.22</text:p>
          </table:table-cell>
          <table:table-cell table:style-name="ce7" office:value-type="float" office:value="54.17" calcext:value-type="float">
            <text:p>54.17</text:p>
          </table:table-cell>
          <table:table-cell table:style-name="ce7" office:value-type="float" office:value="28.12" calcext:value-type="float">
            <text:p>28.12</text:p>
          </table:table-cell>
          <table:table-cell table:style-name="ce7" office:value-type="float" office:value="167.45" calcext:value-type="float">
            <text:p>167.45</text:p>
          </table:table-cell>
          <table:table-cell table:style-name="ce7" office:value-type="float" office:value="43.52" calcext:value-type="float">
            <text:p>43.52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table:formula="of:=[.R114]*[.S114]" office:value-type="float" office:value="29.1555" calcext:value-type="float">
            <text:p>29.16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5];&quot; x &quot;;TEXT([.B115];&quot;##.0&quot;))" office:value-type="string" office:string-value="RHS 50x125 x 5.0" calcext:value-type="string">
            <text:p>RHS 50x125 x 5.0</text:p>
          </table:table-cell>
          <table:table-cell table:style-name="ce5" office:value-type="float" office:value="12.447" calcext:value-type="float">
            <text:p>12.447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282.46" calcext:value-type="float">
            <text:p>282.46</text:p>
          </table:table-cell>
          <table:table-cell table:style-name="ce7" office:value-type="float" office:value="65.16" calcext:value-type="float">
            <text:p>65.16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45.19" calcext:value-type="float">
            <text:p>45.19</text:p>
          </table:table-cell>
          <table:table-cell table:style-name="ce7" office:value-type="float" office:value="26.07" calcext:value-type="float">
            <text:p>26.07</text:p>
          </table:table-cell>
          <table:table-cell table:style-name="ce7" office:value-type="float" office:value="59.1" calcext:value-type="float">
            <text:p>59.10</text:p>
          </table:table-cell>
          <table:table-cell table:style-name="ce7" office:value-type="float" office:value="30.58" calcext:value-type="float">
            <text:p>30.58</text:p>
          </table:table-cell>
          <table:table-cell table:style-name="ce7" office:value-type="float" office:value="181.95" calcext:value-type="float">
            <text:p>181.95</text:p>
          </table:table-cell>
          <table:table-cell table:style-name="ce7" office:value-type="float" office:value="46.95" calcext:value-type="float">
            <text:p>46.95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0.34" calcext:value-type="float">
            <text:p>80.34</text:p>
          </table:table-cell>
          <table:table-cell table:style-name="ce7" table:formula="of:=[.R115]*[.S115]" office:value-type="float" office:value="26.5122" calcext:value-type="float">
            <text:p>26.5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6];&quot; x &quot;;TEXT([.B116];&quot;##.0&quot;))" office:value-type="string" office:string-value="RHS 50x125 x 6.0" calcext:value-type="string">
            <text:p>RHS 50x125 x 6.0</text:p>
          </table:table-cell>
          <table:table-cell table:style-name="ce5" office:value-type="float" office:value="14.627" calcext:value-type="float">
            <text:p>14.627</text:p>
          </table:table-cell>
          <table:table-cell table:style-name="ce7" office:value-type="float" office:value="18.63" calcext:value-type="float">
            <text:p>18.63</text:p>
          </table:table-cell>
          <table:table-cell table:style-name="ce7" office:value-type="float" office:value="322" calcext:value-type="float">
            <text:p>322.00</text:p>
          </table:table-cell>
          <table:table-cell table:style-name="ce7" office:value-type="float" office:value="73.28" calcext:value-type="float">
            <text:p>73.28</text:p>
          </table:table-cell>
          <table:table-cell table:style-name="ce7" office:value-type="float" office:value="4.16" calcext:value-type="float">
            <text:p>4.16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51.52" calcext:value-type="float">
            <text:p>51.52</text:p>
          </table:table-cell>
          <table:table-cell table:style-name="ce7" office:value-type="float" office:value="29.31" calcext:value-type="float">
            <text:p>29.31</text:p>
          </table:table-cell>
          <table:table-cell table:style-name="ce7" office:value-type="float" office:value="68.32" calcext:value-type="float">
            <text:p>68.32</text:p>
          </table:table-cell>
          <table:table-cell table:style-name="ce7" office:value-type="float" office:value="35.12" calcext:value-type="float">
            <text:p>35.12</text:p>
          </table:table-cell>
          <table:table-cell table:style-name="ce7" office:value-type="float" office:value="208.52" calcext:value-type="float">
            <text:p>208.52</text:p>
          </table:table-cell>
          <table:table-cell table:style-name="ce7" office:value-type="float" office:value="53.1" calcext:value-type="float">
            <text:p>53.10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8.37" calcext:value-type="float">
            <text:p>68.37</text:p>
          </table:table-cell>
          <table:table-cell table:style-name="ce7" table:formula="of:=[.R116]*[.S116]" office:value-type="float" office:value="22.5621" calcext:value-type="float">
            <text:p>22.56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7];&quot; x &quot;;TEXT([.B117];&quot;##.0&quot;))" office:value-type="string" office:string-value="RHS 50x125 x 6.3" calcext:value-type="string">
            <text:p>RHS 50x125 x 6.3</text:p>
          </table:table-cell>
          <table:table-cell table:style-name="ce5" office:value-type="float" office:value="14.993" calcext:value-type="float">
            <text:p>14.993</text:p>
          </table:table-cell>
          <table:table-cell table:style-name="ce7" office:value-type="float" office:value="19.1" calcext:value-type="float">
            <text:p>19.10</text:p>
          </table:table-cell>
          <table:table-cell table:style-name="ce7" office:value-type="float" office:value="319.41" calcext:value-type="float">
            <text:p>319.41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4.09" calcext:value-type="float">
            <text:p>4.09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51.11" calcext:value-type="float">
            <text:p>51.11</text:p>
          </table:table-cell>
          <table:table-cell table:style-name="ce7" office:value-type="float" office:value="29.33" calcext:value-type="float">
            <text:p>29.33</text:p>
          </table:table-cell>
          <table:table-cell table:style-name="ce7" office:value-type="float" office:value="68.77" calcext:value-type="float">
            <text:p>68.77</text:p>
          </table:table-cell>
          <table:table-cell table:style-name="ce7" office:value-type="float" office:value="35.52" calcext:value-type="float">
            <text:p>35.52</text:p>
          </table:table-cell>
          <table:table-cell table:style-name="ce7" office:value-type="float" office:value="214.59" calcext:value-type="float">
            <text:p>214.59</text:p>
          </table:table-cell>
          <table:table-cell table:style-name="ce7" office:value-type="float" office:value="54.16" calcext:value-type="float">
            <text:p>54.16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66.7" calcext:value-type="float">
            <text:p>66.70</text:p>
          </table:table-cell>
          <table:table-cell table:style-name="ce7" table:formula="of:=[.R117]*[.S117]" office:value-type="float" office:value="21.344" calcext:value-type="float">
            <text:p>21.34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4.84" calcext:value-type="float">
            <text:p>14.8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18];&quot; x &quot;;TEXT([.B118];&quot;##.0&quot;))" office:value-type="string" office:string-value="RHS 50x150 x 2.3" calcext:value-type="string">
            <text:p>RHS 50x150 x 2.3</text:p>
          </table:table-cell>
          <table:table-cell table:style-name="ce5" office:value-type="float" office:value="6.949" calcext:value-type="float">
            <text:p>6.949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235.71" calcext:value-type="float">
            <text:p>235.71</text:p>
          </table:table-cell>
          <table:table-cell table:style-name="ce7" office:value-type="float" office:value="42.04" calcext:value-type="float">
            <text:p>42.04</text:p>
          </table:table-cell>
          <table:table-cell table:style-name="ce7" office:value-type="float" office:value="5.16" calcext:value-type="float">
            <text:p>5.16</text:p>
          </table:table-cell>
          <table:table-cell table:style-name="ce7" office:value-type="float" office:value="2.18" calcext:value-type="float">
            <text:p>2.18</text:p>
          </table:table-cell>
          <table:table-cell table:style-name="ce7" office:value-type="float" office:value="31.43" calcext:value-type="float">
            <text:p>31.43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40.28" calcext:value-type="float">
            <text:p>40.28</text:p>
          </table:table-cell>
          <table:table-cell table:style-name="ce7" office:value-type="float" office:value="18.49" calcext:value-type="float">
            <text:p>18.49</text:p>
          </table:table-cell>
          <table:table-cell table:style-name="ce7" office:value-type="float" office:value="118.46" calcext:value-type="float">
            <text:p>118.46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43.91" calcext:value-type="float">
            <text:p>143.91</text:p>
          </table:table-cell>
          <table:table-cell table:style-name="ce7" table:formula="of:=[.R118]*[.S118]" office:value-type="float" office:value="56.1249" calcext:value-type="float">
            <text:p>56.12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60.22" calcext:value-type="float">
            <text:p>60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19];&quot; x &quot;;TEXT([.B119];&quot;##.0&quot;))" office:value-type="string" office:string-value="RHS 50x150 x 3.0" calcext:value-type="string">
            <text:p>RHS 50x150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98.55" calcext:value-type="float">
            <text:p>298.55</text:p>
          </table:table-cell>
          <table:table-cell table:style-name="ce7" office:value-type="float" office:value="52.65" calcext:value-type="float">
            <text:p>52.65</text:p>
          </table:table-cell>
          <table:table-cell table:style-name="ce7" office:value-type="float" office:value="5.12" calcext:value-type="float">
            <text:p>5.12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39.81" calcext:value-type="float">
            <text:p>39.81</text:p>
          </table:table-cell>
          <table:table-cell table:style-name="ce7" office:value-type="float" office:value="21.06" calcext:value-type="float">
            <text:p>21.06</text:p>
          </table:table-cell>
          <table:table-cell table:style-name="ce7" office:value-type="float" office:value="51.43" calcext:value-type="float">
            <text:p>51.43</text:p>
          </table:table-cell>
          <table:table-cell table:style-name="ce7" office:value-type="float" office:value="23.49" calcext:value-type="float">
            <text:p>23.49</text:p>
          </table:table-cell>
          <table:table-cell table:style-name="ce7" office:value-type="float" office:value="150.22" calcext:value-type="float">
            <text:p>150.22</text:p>
          </table:table-cell>
          <table:table-cell table:style-name="ce7" office:value-type="float" office:value="38.28" calcext:value-type="float">
            <text:p>38.28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19]*[.S119]" office:value-type="float" office:value="43.5474" calcext:value-type="float">
            <text:p>43.5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0];&quot; x &quot;;TEXT([.B120];&quot;##.0&quot;))" office:value-type="string" office:string-value="RHS 50x150 x 4.0" calcext:value-type="string">
            <text:p>RHS 50x150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381.39" calcext:value-type="float">
            <text:p>381.39</text:p>
          </table:table-cell>
          <table:table-cell table:style-name="ce7" office:value-type="float" office:value="66.16" calcext:value-type="float">
            <text:p>66.16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50.85" calcext:value-type="float">
            <text:p>50.85</text:p>
          </table:table-cell>
          <table:table-cell table:style-name="ce7" office:value-type="float" office:value="26.47" calcext:value-type="float">
            <text:p>26.47</text:p>
          </table:table-cell>
          <table:table-cell table:style-name="ce7" office:value-type="float" office:value="66.47" calcext:value-type="float">
            <text:p>66.47</text:p>
          </table:table-cell>
          <table:table-cell table:style-name="ce7" office:value-type="float" office:value="30.13" calcext:value-type="float">
            <text:p>30.13</text:p>
          </table:table-cell>
          <table:table-cell table:style-name="ce7" office:value-type="float" office:value="192.14" calcext:value-type="float">
            <text:p>192.14</text:p>
          </table:table-cell>
          <table:table-cell table:style-name="ce7" office:value-type="float" office:value="48.3" calcext:value-type="float">
            <text:p>48.3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20]*[.S120]" office:value-type="float" office:value="33.2358" calcext:value-type="float">
            <text:p>33.2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1];&quot; x &quot;;TEXT([.B121];&quot;##.0&quot;))" office:value-type="string" office:string-value="RHS 50x150 x 4.5" calcext:value-type="string">
            <text:p>RHS 50x150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419.82" calcext:value-type="float">
            <text:p>419.82</text:p>
          </table:table-cell>
          <table:table-cell table:style-name="ce7" office:value-type="float" office:value="72.23" calcext:value-type="float">
            <text:p>72.23</text:p>
          </table:table-cell>
          <table:table-cell table:style-name="ce7" office:value-type="float" office:value="5.02" calcext:value-type="float">
            <text:p>5.02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55.98" calcext:value-type="float">
            <text:p>55.98</text:p>
          </table:table-cell>
          <table:table-cell table:style-name="ce7" office:value-type="float" office:value="28.89" calcext:value-type="float">
            <text:p>28.89</text:p>
          </table:table-cell>
          <table:table-cell table:style-name="ce7" office:value-type="float" office:value="73.6" calcext:value-type="float">
            <text:p>73.60</text:p>
          </table:table-cell>
          <table:table-cell table:style-name="ce7" office:value-type="float" office:value="33.24" calcext:value-type="float">
            <text:p>33.24</text:p>
          </table:table-cell>
          <table:table-cell table:style-name="ce7" office:value-type="float" office:value="211.6" calcext:value-type="float">
            <text:p>211.60</text:p>
          </table:table-cell>
          <table:table-cell table:style-name="ce7" office:value-type="float" office:value="52.85" calcext:value-type="float">
            <text:p>52.8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21]*[.S121]" office:value-type="float" office:value="29.0396" calcext:value-type="float">
            <text:p>29.04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2];&quot; x &quot;;TEXT([.B122];&quot;##.0&quot;))" office:value-type="string" office:string-value="RHS 50x150 x 5.0" calcext:value-type="string">
            <text:p>RHS 50x150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456.29" calcext:value-type="float">
            <text:p>456.29</text:p>
          </table:table-cell>
          <table:table-cell table:style-name="ce7" office:value-type="float" office:value="77.87" calcext:value-type="float">
            <text:p>77.87</text:p>
          </table:table-cell>
          <table:table-cell table:style-name="ce7" office:value-type="float" office:value="4.99" calcext:value-type="float">
            <text:p>4.99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60.84" calcext:value-type="float">
            <text:p>60.84</text:p>
          </table:table-cell>
          <table:table-cell table:style-name="ce7" office:value-type="float" office:value="31.15" calcext:value-type="float">
            <text:p>31.15</text:p>
          </table:table-cell>
          <table:table-cell table:style-name="ce7" office:value-type="float" office:value="80.48" calcext:value-type="float">
            <text:p>80.48</text:p>
          </table:table-cell>
          <table:table-cell table:style-name="ce7" office:value-type="float" office:value="36.2" calcext:value-type="float">
            <text:p>36.20</text:p>
          </table:table-cell>
          <table:table-cell table:style-name="ce7" office:value-type="float" office:value="230.05" calcext:value-type="float">
            <text:p>230.05</text:p>
          </table:table-cell>
          <table:table-cell table:style-name="ce7" office:value-type="float" office:value="57.11" calcext:value-type="float">
            <text:p>57.11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22]*[.S122]" office:value-type="float" office:value="26.372" calcext:value-type="float">
            <text:p>26.3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3];&quot; x &quot;;TEXT([.B123];&quot;##.0&quot;))" office:value-type="string" office:string-value="RHS 50x150 x 6.0" calcext:value-type="string">
            <text:p>RHS 50x150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523.47" calcext:value-type="float">
            <text:p>523.47</text:p>
          </table:table-cell>
          <table:table-cell table:style-name="ce7" office:value-type="float" office:value="87.89" calcext:value-type="float">
            <text:p>87.89</text:p>
          </table:table-cell>
          <table:table-cell table:style-name="ce7" office:value-type="float" office:value="4.92" calcext:value-type="float">
            <text:p>4.92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69.8" calcext:value-type="float">
            <text:p>69.80</text:p>
          </table:table-cell>
          <table:table-cell table:style-name="ce7" office:value-type="float" office:value="35.16" calcext:value-type="float">
            <text:p>35.16</text:p>
          </table:table-cell>
          <table:table-cell table:style-name="ce7" office:value-type="float" office:value="93.48" calcext:value-type="float">
            <text:p>93.48</text:p>
          </table:table-cell>
          <table:table-cell table:style-name="ce7" office:value-type="float" office:value="41.72" calcext:value-type="float">
            <text:p>41.72</text:p>
          </table:table-cell>
          <table:table-cell table:style-name="ce7" office:value-type="float" office:value="263.99" calcext:value-type="float">
            <text:p>263.99</text:p>
          </table:table-cell>
          <table:table-cell table:style-name="ce7" office:value-type="float" office:value="64.77" calcext:value-type="float">
            <text:p>64.77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23]*[.S123]" office:value-type="float" office:value="22.3782" calcext:value-type="float">
            <text:p>22.38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4];&quot; x &quot;;TEXT([.B124];&quot;##.0&quot;))" office:value-type="string" office:string-value="RHS 50x150 x 6.3" calcext:value-type="string">
            <text:p>RHS 50x150 x 6.3</text:p>
          </table:table-cell>
          <table:table-cell table:style-name="ce5" office:value-type="float" office:value="17.466" calcext:value-type="float">
            <text:p>17.466</text:p>
          </table:table-cell>
          <table:table-cell table:style-name="ce7" office:value-type="float" office:value="22.25" calcext:value-type="float">
            <text:p>22.25</text:p>
          </table:table-cell>
          <table:table-cell table:style-name="ce7" office:value-type="float" office:value="522.83" calcext:value-type="float">
            <text:p>522.83</text:p>
          </table:table-cell>
          <table:table-cell table:style-name="ce7" office:value-type="float" office:value="88.47" calcext:value-type="float">
            <text:p>88.47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69.71" calcext:value-type="float">
            <text:p>69.71</text:p>
          </table:table-cell>
          <table:table-cell table:style-name="ce7" office:value-type="float" office:value="35.39" calcext:value-type="float">
            <text:p>35.39</text:p>
          </table:table-cell>
          <table:table-cell table:style-name="ce7" office:value-type="float" office:value="94.62" calcext:value-type="float">
            <text:p>94.62</text:p>
          </table:table-cell>
          <table:table-cell table:style-name="ce7" office:value-type="float" office:value="42.4" calcext:value-type="float">
            <text:p>42.40</text:p>
          </table:table-cell>
          <table:table-cell table:style-name="ce7" office:value-type="float" office:value="272.24" calcext:value-type="float">
            <text:p>272.24</text:p>
          </table:table-cell>
          <table:table-cell table:style-name="ce7" office:value-type="float" office:value="66.26" calcext:value-type="float">
            <text:p>66.26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57.25" calcext:value-type="float">
            <text:p>57.25</text:p>
          </table:table-cell>
          <table:table-cell table:style-name="ce7" table:formula="of:=[.R124]*[.S124]" office:value-type="float" office:value="21.1825" calcext:value-type="float">
            <text:p>21.18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5];&quot; x &quot;;TEXT([.B125];&quot;##.0&quot;))" office:value-type="string" office:string-value="RHS 60x80 x 2.0" calcext:value-type="string">
            <text:p>RHS 60x8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49.53" calcext:value-type="float">
            <text:p>49.53</text:p>
          </table:table-cell>
          <table:table-cell table:style-name="ce7" office:value-type="float" office:value="31.87" calcext:value-type="float">
            <text:p>31.87</text:p>
          </table:table-cell>
          <table:table-cell table:style-name="ce7" office:value-type="float" office:value="3.05" calcext:value-type="float">
            <text:p>3.05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0.62" calcext:value-type="float">
            <text:p>10.62</text:p>
          </table:table-cell>
          <table:table-cell table:style-name="ce7" office:value-type="float" office:value="14.73" calcext:value-type="float">
            <text:p>14.73</text:p>
          </table:table-cell>
          <table:table-cell table:style-name="ce7" office:value-type="float" office:value="12.11" calcext:value-type="float">
            <text:p>12.11</text:p>
          </table:table-cell>
          <table:table-cell table:style-name="ce7" office:value-type="float" office:value="61.22" calcext:value-type="float">
            <text:p>61.22</text:p>
          </table:table-cell>
          <table:table-cell table:style-name="ce7" office:value-type="float" office:value="17.08" calcext:value-type="float">
            <text:p>17.08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125]*[.S125]" office:value-type="float" office:value="64.4463" calcext:value-type="float">
            <text:p>64.45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6];&quot; x &quot;;TEXT([.B126];&quot;##.0&quot;))" office:value-type="string" office:string-value="RHS 60x80 x 2.5" calcext:value-type="string">
            <text:p>RHS 60x8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60.13" calcext:value-type="float">
            <text:p>60.13</text:p>
          </table:table-cell>
          <table:table-cell table:style-name="ce7" office:value-type="float" office:value="38.61" calcext:value-type="float">
            <text:p>38.61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15.03" calcext:value-type="float">
            <text:p>15.03</text:p>
          </table:table-cell>
          <table:table-cell table:style-name="ce7" office:value-type="float" office:value="12.87" calcext:value-type="float">
            <text:p>12.87</text:p>
          </table:table-cell>
          <table:table-cell table:style-name="ce7" office:value-type="float" office:value="18.02" calcext:value-type="float">
            <text:p>18.02</text:p>
          </table:table-cell>
          <table:table-cell table:style-name="ce7" office:value-type="float" office:value="14.81" calcext:value-type="float">
            <text:p>14.81</text:p>
          </table:table-cell>
          <table:table-cell table:style-name="ce7" office:value-type="float" office:value="75.07" calcext:value-type="float">
            <text:p>75.07</text:p>
          </table:table-cell>
          <table:table-cell table:style-name="ce7" office:value-type="float" office:value="20.73" calcext:value-type="float">
            <text:p>20.73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126]*[.S126]" office:value-type="float" office:value="52.1991" calcext:value-type="float">
            <text:p>52.20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7];&quot; x &quot;;TEXT([.B127];&quot;##.0&quot;))" office:value-type="string" office:string-value="RHS 60x80 x 3.0" calcext:value-type="string">
            <text:p>RHS 60x8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70.05" calcext:value-type="float">
            <text:p>70.05</text:p>
          </table:table-cell>
          <table:table-cell table:style-name="ce7" office:value-type="float" office:value="44.89" calcext:value-type="float">
            <text:p>44.89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2.4" calcext:value-type="float">
            <text:p>2.40</text:p>
          </table:table-cell>
          <table:table-cell table:style-name="ce7" office:value-type="float" office:value="17.51" calcext:value-type="float">
            <text:p>17.51</text:p>
          </table:table-cell>
          <table:table-cell table:style-name="ce7" office:value-type="float" office:value="14.96" calcext:value-type="float">
            <text:p>14.96</text:p>
          </table:table-cell>
          <table:table-cell table:style-name="ce7" office:value-type="float" office:value="21.16" calcext:value-type="float">
            <text:p>21.16</text:p>
          </table:table-cell>
          <table:table-cell table:style-name="ce7" office:value-type="float" office:value="17.37" calcext:value-type="float">
            <text:p>17.37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office:value-type="float" office:value="24.14" calcext:value-type="float">
            <text:p>24.1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127]*[.S127]" office:value-type="float" office:value="44.0505" calcext:value-type="float">
            <text:p>44.05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8];&quot; x &quot;;TEXT([.B128];&quot;##.0&quot;))" office:value-type="string" office:string-value="RHS 60x80 x 4.0" calcext:value-type="string">
            <text:p>RHS 60x8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87.92" calcext:value-type="float">
            <text:p>87.92</text:p>
          </table:table-cell>
          <table:table-cell table:style-name="ce7" office:value-type="float" office:value="56.12" calcext:value-type="float">
            <text:p>56.12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1.98" calcext:value-type="float">
            <text:p>21.98</text:p>
          </table:table-cell>
          <table:table-cell table:style-name="ce7" office:value-type="float" office:value="18.71" calcext:value-type="float">
            <text:p>18.71</text:p>
          </table:table-cell>
          <table:table-cell table:style-name="ce7" office:value-type="float" office:value="26.99" calcext:value-type="float">
            <text:p>26.99</text:p>
          </table:table-cell>
          <table:table-cell table:style-name="ce7" office:value-type="float" office:value="22.12" calcext:value-type="float">
            <text:p>22.12</text:p>
          </table:table-cell>
          <table:table-cell table:style-name="ce7" office:value-type="float" office:value="113.12" calcext:value-type="float">
            <text:p>113.12</text:p>
          </table:table-cell>
          <table:table-cell table:style-name="ce7" office:value-type="float" office:value="30.32" calcext:value-type="float">
            <text:p>30.32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128]*[.S128]" office:value-type="float" office:value="33.8931" calcext:value-type="float">
            <text:p>33.89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9];&quot; x &quot;;TEXT([.B129];&quot;##.0&quot;))" office:value-type="string" office:string-value="RHS 60x80 x 5.0" calcext:value-type="string">
            <text:p>RHS 60x8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03.28" calcext:value-type="float">
            <text:p>103.28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5.82" calcext:value-type="float">
            <text:p>25.82</text:p>
          </table:table-cell>
          <table:table-cell table:style-name="ce7" office:value-type="float" office:value="21.89" calcext:value-type="float">
            <text:p>21.89</text:p>
          </table:table-cell>
          <table:table-cell table:style-name="ce7" office:value-type="float" office:value="32.24" calcext:value-type="float">
            <text:p>32.24</text:p>
          </table:table-cell>
          <table:table-cell table:style-name="ce7" office:value-type="float" office:value="26.38" calcext:value-type="float">
            <text:p>26.38</text:p>
          </table:table-cell>
          <table:table-cell table:style-name="ce7" office:value-type="float" office:value="135.53" calcext:value-type="float">
            <text:p>135.53</text:p>
          </table:table-cell>
          <table:table-cell table:style-name="ce7" office:value-type="float" office:value="35.67" calcext:value-type="float">
            <text:p>35.67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129]*[.S129]" office:value-type="float" office:value="26.806" calcext:value-type="float">
            <text:p>26.81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0];&quot; x &quot;;TEXT([.B130];&quot;##.0&quot;))" office:value-type="string" office:string-value="RHS 60x100 x 2.5" calcext:value-type="string">
            <text:p>RHS 60x100 x 2.5</text:p>
          </table:table-cell>
          <table:table-cell table:style-name="ce5" office:value-type="float" office:value="5.957" calcext:value-type="float">
            <text:p>5.957</text:p>
          </table:table-cell>
          <table:table-cell table:style-name="ce7" office:value-type="float" office:value="7.59" calcext:value-type="float">
            <text:p>7.59</text:p>
          </table:table-cell>
          <table:table-cell table:style-name="ce7" office:value-type="float" office:value="103.09" calcext:value-type="float">
            <text:p>103.09</text:p>
          </table:table-cell>
          <table:table-cell table:style-name="ce7" office:value-type="float" office:value="46.88" calcext:value-type="float">
            <text:p>46.88</text:p>
          </table:table-cell>
          <table:table-cell table:style-name="ce7" office:value-type="float" office:value="3.69" calcext:value-type="float">
            <text:p>3.69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0.62" calcext:value-type="float">
            <text:p>20.62</text:p>
          </table:table-cell>
          <table:table-cell table:style-name="ce7" office:value-type="float" office:value="15.63" calcext:value-type="float">
            <text:p>15.63</text:p>
          </table:table-cell>
          <table:table-cell table:style-name="ce7" office:value-type="float" office:value="25.11" calcext:value-type="float">
            <text:p>25.11</text:p>
          </table:table-cell>
          <table:table-cell table:style-name="ce7" office:value-type="float" office:value="17.68" calcext:value-type="float">
            <text:p>17.68</text:p>
          </table:table-cell>
          <table:table-cell table:style-name="ce7" office:value-type="float" office:value="103.25" calcext:value-type="float">
            <text:p>103.25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67.86" calcext:value-type="float">
            <text:p>167.86</text:p>
          </table:table-cell>
          <table:table-cell table:style-name="ce7" table:formula="of:=[.R130]*[.S130]" office:value-type="float" office:value="52.0366" calcext:value-type="float">
            <text:p>52.04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1];&quot; x &quot;;TEXT([.B131];&quot;##.0&quot;))" office:value-type="string" office:string-value="RHS 60x100 x 3.0" calcext:value-type="string">
            <text:p>RHS 60x100 x 3.0</text:p>
          </table:table-cell>
          <table:table-cell table:style-name="ce5" office:value-type="float" office:value="7.071" calcext:value-type="float">
            <text:p>7.071</text:p>
          </table:table-cell>
          <table:table-cell table:style-name="ce7" office:value-type="float" office:value="9.01" calcext:value-type="float">
            <text:p>9.01</text:p>
          </table:table-cell>
          <table:table-cell table:style-name="ce7" office:value-type="float" office:value="120.57" calcext:value-type="float">
            <text:p>120.57</text:p>
          </table:table-cell>
          <table:table-cell table:style-name="ce7" office:value-type="float" office:value="54.65" calcext:value-type="float">
            <text:p>54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4.11" calcext:value-type="float">
            <text:p>24.11</text:p>
          </table:table-cell>
          <table:table-cell table:style-name="ce7" office:value-type="float" office:value="18.22" calcext:value-type="float">
            <text:p>18.22</text:p>
          </table:table-cell>
          <table:table-cell table:style-name="ce7" office:value-type="float" office:value="29.57" calcext:value-type="float">
            <text:p>29.57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121.67" calcext:value-type="float">
            <text:p>121.67</text:p>
          </table:table-cell>
          <table:table-cell table:style-name="ce7" office:value-type="float" office:value="30.64" calcext:value-type="float">
            <text:p>30.64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41.41" calcext:value-type="float">
            <text:p>141.41</text:p>
          </table:table-cell>
          <table:table-cell table:style-name="ce7" table:formula="of:=[.R131]*[.S131]" office:value-type="float" office:value="43.8371" calcext:value-type="float">
            <text:p>43.8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2];&quot; x &quot;;TEXT([.B132];&quot;##.0&quot;))" office:value-type="string" office:string-value="RHS 60x100 x 4.0" calcext:value-type="string">
            <text:p>RHS 60x100 x 4.0</text:p>
          </table:table-cell>
          <table:table-cell table:style-name="ce5" office:value-type="float" office:value="9.222" calcext:value-type="float">
            <text:p>9.222</text:p>
          </table:table-cell>
          <table:table-cell table:style-name="ce7" office:value-type="float" office:value="11.75" calcext:value-type="float">
            <text:p>11.75</text:p>
          </table:table-cell>
          <table:table-cell table:style-name="ce7" office:value-type="float" office:value="152.58" calcext:value-type="float">
            <text:p>152.58</text:p>
          </table:table-cell>
          <table:table-cell table:style-name="ce7" office:value-type="float" office:value="68.68" calcext:value-type="float">
            <text:p>68.68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30.52" calcext:value-type="float">
            <text:p>30.52</text:p>
          </table:table-cell>
          <table:table-cell table:style-name="ce7" office:value-type="float" office:value="22.89" calcext:value-type="float">
            <text:p>22.89</text:p>
          </table:table-cell>
          <table:table-cell table:style-name="ce7" office:value-type="float" office:value="37.94" calcext:value-type="float">
            <text:p>37.94</text:p>
          </table:table-cell>
          <table:table-cell table:style-name="ce7" office:value-type="float" office:value="26.6" calcext:value-type="float">
            <text:p>26.60</text:p>
          </table:table-cell>
          <table:table-cell table:style-name="ce7" office:value-type="float" office:value="156.27" calcext:value-type="float">
            <text:p>156.27</text:p>
          </table:table-cell>
          <table:table-cell table:style-name="ce7" office:value-type="float" office:value="38.68" calcext:value-type="float">
            <text:p>38.68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08.43" calcext:value-type="float">
            <text:p>108.43</text:p>
          </table:table-cell>
          <table:table-cell table:style-name="ce7" table:formula="of:=[.R132]*[.S132]" office:value-type="float" office:value="33.6133" calcext:value-type="float">
            <text:p>33.6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3];&quot; x &quot;;TEXT([.B133];&quot;##.0&quot;))" office:value-type="string" office:string-value="RHS 60x100 x 5.0" calcext:value-type="string">
            <text:p>RHS 60x100 x 5.0</text:p>
          </table:table-cell>
          <table:table-cell table:style-name="ce5" office:value-type="float" office:value="11.27" calcext:value-type="float">
            <text:p>11.270</text:p>
          </table:table-cell>
          <table:table-cell table:style-name="ce7" office:value-type="float" office:value="14.36" calcext:value-type="float">
            <text:p>14.36</text:p>
          </table:table-cell>
          <table:table-cell table:style-name="ce7" office:value-type="float" office:value="180.77" calcext:value-type="float">
            <text:p>180.77</text:p>
          </table:table-cell>
          <table:table-cell table:style-name="ce7" office:value-type="float" office:value="80.83" calcext:value-type="float">
            <text:p>80.8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36.15" calcext:value-type="float">
            <text:p>36.15</text:p>
          </table:table-cell>
          <table:table-cell table:style-name="ce7" office:value-type="float" office:value="26.94" calcext:value-type="float">
            <text:p>26.94</text:p>
          </table:table-cell>
          <table:table-cell table:style-name="ce7" office:value-type="float" office:value="45.59" calcext:value-type="float">
            <text:p>45.59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187.86" calcext:value-type="float">
            <text:p>187.86</text:p>
          </table:table-cell>
          <table:table-cell table:style-name="ce7" office:value-type="float" office:value="45.75" calcext:value-type="float">
            <text:p>45.75</text:p>
          </table:table-cell>
          <table:table-cell table:style-name="ce7" office:value-type="float" office:value="0.3" calcext:value-type="float">
            <text:p>0.30</text:p>
          </table:table-cell>
          <table:table-cell table:style-name="ce7" office:value-type="float" office:value="88.73" calcext:value-type="float">
            <text:p>88.73</text:p>
          </table:table-cell>
          <table:table-cell table:style-name="ce7" table:formula="of:=[.R133]*[.S133]" office:value-type="float" office:value="26.619" calcext:value-type="float">
            <text:p>26.62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4];&quot; x &quot;;TEXT([.B134];&quot;##.0&quot;))" office:value-type="string" office:string-value="RHS 60x100 x 6.0" calcext:value-type="string">
            <text:p>RHS 60x100 x 6.0</text:p>
          </table:table-cell>
          <table:table-cell table:style-name="ce5" office:value-type="float" office:value="13.214" calcext:value-type="float">
            <text:p>13.214</text:p>
          </table:table-cell>
          <table:table-cell table:style-name="ce7" office:value-type="float" office:value="16.83" calcext:value-type="float">
            <text:p>16.83</text:p>
          </table:table-cell>
          <table:table-cell table:style-name="ce7" office:value-type="float" office:value="205.3" calcext:value-type="float">
            <text:p>205.30</text:p>
          </table:table-cell>
          <table:table-cell table:style-name="ce7" office:value-type="float" office:value="91.2" calcext:value-type="float">
            <text:p>91.20</text:p>
          </table:table-cell>
          <table:table-cell table:style-name="ce7" office:value-type="float" office:value="3.49" calcext:value-type="float">
            <text:p>3.49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41.06" calcext:value-type="float">
            <text:p>41.06</text:p>
          </table:table-cell>
          <table:table-cell table:style-name="ce7" office:value-type="float" office:value="30.4" calcext:value-type="float">
            <text:p>30.40</text:p>
          </table:table-cell>
          <table:table-cell table:style-name="ce7" office:value-type="float" office:value="52.54" calcext:value-type="float">
            <text:p>52.54</text:p>
          </table:table-cell>
          <table:table-cell table:style-name="ce7" office:value-type="float" office:value="36.64" calcext:value-type="float">
            <text:p>36.64</text:p>
          </table:table-cell>
          <table:table-cell table:style-name="ce7" office:value-type="float" office:value="216.44" calcext:value-type="float">
            <text:p>216.44</text:p>
          </table:table-cell>
          <table:table-cell table:style-name="ce7" office:value-type="float" office:value="51.92" calcext:value-type="float">
            <text:p>51.92</text:p>
          </table:table-cell>
          <table:table-cell table:style-name="ce7" office:value-type="float" office:value="0.3" calcext:value-type="float">
            <text:p>0.30</text:p>
          </table:table-cell>
          <table:table-cell table:style-name="ce7" office:value-type="float" office:value="75.68" calcext:value-type="float">
            <text:p>75.68</text:p>
          </table:table-cell>
          <table:table-cell table:style-name="ce7" table:formula="of:=[.R134]*[.S134]" office:value-type="float" office:value="22.704" calcext:value-type="float">
            <text:p>22.70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5];&quot; x &quot;;TEXT([.B135];&quot;##.0&quot;))" office:value-type="string" office:string-value="RHS 60x100 x 6.3" calcext:value-type="string">
            <text:p>RHS 60x100 x 6.3</text:p>
          </table:table-cell>
          <table:table-cell table:style-name="ce5" office:value-type="float" office:value="13.51" calcext:value-type="float">
            <text:p>13.510</text:p>
          </table:table-cell>
          <table:table-cell table:style-name="ce7" office:value-type="float" office:value="17.21" calcext:value-type="float">
            <text:p>17.21</text:p>
          </table:table-cell>
          <table:table-cell table:style-name="ce7" office:value-type="float" office:value="203.38" calcext:value-type="float">
            <text:p>203.38</text:p>
          </table:table-cell>
          <table:table-cell table:style-name="ce7" office:value-type="float" office:value="90.91" calcext:value-type="float">
            <text:p>90.91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40.68" calcext:value-type="float">
            <text:p>40.68</text:p>
          </table:table-cell>
          <table:table-cell table:style-name="ce7" office:value-type="float" office:value="30.3" calcext:value-type="float">
            <text:p>30.30</text:p>
          </table:table-cell>
          <table:table-cell table:style-name="ce7" office:value-type="float" office:value="52.77" calcext:value-type="float">
            <text:p>52.77</text:p>
          </table:table-cell>
          <table:table-cell table:style-name="ce7" office:value-type="float" office:value="36.92" calcext:value-type="float">
            <text:p>36.92</text:p>
          </table:table-cell>
          <table:table-cell table:style-name="ce7" office:value-type="float" office:value="223.36" calcext:value-type="float">
            <text:p>223.36</text:p>
          </table:table-cell>
          <table:table-cell table:style-name="ce7" office:value-type="float" office:value="53" calcext:value-type="float">
            <text:p>53.00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74.02" calcext:value-type="float">
            <text:p>74.02</text:p>
          </table:table-cell>
          <table:table-cell table:style-name="ce7" table:formula="of:=[.R135]*[.S135]" office:value-type="float" office:value="21.4658" calcext:value-type="float">
            <text:p>21.47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6];&quot; x &quot;;TEXT([.B136];&quot;##.0&quot;))" office:value-type="string" office:string-value="RHS 60x120 x 2.5" calcext:value-type="string">
            <text:p>RHS 60x120 x 2.5</text:p>
          </table:table-cell>
          <table:table-cell table:style-name="ce5" office:value-type="float" office:value="6.742" calcext:value-type="float">
            <text:p>6.742</text:p>
          </table:table-cell>
          <table:table-cell table:style-name="ce7" office:value-type="float" office:value="8.59" calcext:value-type="float">
            <text:p>8.59</text:p>
          </table:table-cell>
          <table:table-cell table:style-name="ce7" office:value-type="float" office:value="161.23" calcext:value-type="float">
            <text:p>161.23</text:p>
          </table:table-cell>
          <table:table-cell table:style-name="ce7" office:value-type="float" office:value="55.15" calcext:value-type="float">
            <text:p>55.15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6.87" calcext:value-type="float">
            <text:p>26.87</text:p>
          </table:table-cell>
          <table:table-cell table:style-name="ce7" office:value-type="float" office:value="18.38" calcext:value-type="float">
            <text:p>18.38</text:p>
          </table:table-cell>
          <table:table-cell table:style-name="ce7" office:value-type="float" office:value="33.2" calcext:value-type="float">
            <text:p>33.20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32.57" calcext:value-type="float">
            <text:p>132.57</text:p>
          </table:table-cell>
          <table:table-cell table:style-name="ce7" office:value-type="float" office:value="31.75" calcext:value-type="float">
            <text:p>31.75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48.32" calcext:value-type="float">
            <text:p>148.32</text:p>
          </table:table-cell>
          <table:table-cell table:style-name="ce7" table:formula="of:=[.R136]*[.S136]" office:value-type="float" office:value="51.912" calcext:value-type="float">
            <text:p>51.91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7];&quot; x &quot;;TEXT([.B137];&quot;##.0&quot;))" office:value-type="string" office:string-value="RHS 60x120 x 3.0" calcext:value-type="string">
            <text:p>RHS 60x120 x 3.0</text:p>
          </table:table-cell>
          <table:table-cell table:style-name="ce5" office:value-type="float" office:value="8.013" calcext:value-type="float">
            <text:p>8.013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189.12" calcext:value-type="float">
            <text:p>189.12</text:p>
          </table:table-cell>
          <table:table-cell table:style-name="ce7" office:value-type="float" office:value="64.4" calcext:value-type="float">
            <text:p>64.40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31.52" calcext:value-type="float">
            <text:p>31.52</text:p>
          </table:table-cell>
          <table:table-cell table:style-name="ce7" office:value-type="float" office:value="21.47" calcext:value-type="float">
            <text:p>21.47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 office:value-type="float" office:value="24.21" calcext:value-type="float">
            <text:p>24.21</text:p>
          </table:table-cell>
          <table:table-cell table:style-name="ce7" office:value-type="float" office:value="156.34" calcext:value-type="float">
            <text:p>156.34</text:p>
          </table:table-cell>
          <table:table-cell table:style-name="ce7" office:value-type="float" office:value="37.14" calcext:value-type="float">
            <text:p>37.14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24.79" calcext:value-type="float">
            <text:p>124.79</text:p>
          </table:table-cell>
          <table:table-cell table:style-name="ce7" table:formula="of:=[.R137]*[.S137]" office:value-type="float" office:value="43.6765" calcext:value-type="float">
            <text:p>43.68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8];&quot; x &quot;;TEXT([.B138];&quot;##.0&quot;))" office:value-type="string" office:string-value="RHS 60x120 x 4.0" calcext:value-type="string">
            <text:p>RHS 60x120 x 4.0</text:p>
          </table:table-cell>
          <table:table-cell table:style-name="ce5" office:value-type="float" office:value="10.478" calcext:value-type="float">
            <text:p>10.478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240.74" calcext:value-type="float">
            <text:p>240.74</text:p>
          </table:table-cell>
          <table:table-cell table:style-name="ce7" office:value-type="float" office:value="81.25" calcext:value-type="float">
            <text:p>81.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40.12" calcext:value-type="float">
            <text:p>40.12</text:p>
          </table:table-cell>
          <table:table-cell table:style-name="ce7" office:value-type="float" office:value="27.08" calcext:value-type="float">
            <text:p>27.08</text:p>
          </table:table-cell>
          <table:table-cell table:style-name="ce7" office:value-type="float" office:value="50.49" calcext:value-type="float">
            <text:p>50.49</text:p>
          </table:table-cell>
          <table:table-cell table:style-name="ce7" office:value-type="float" office:value="31.08" calcext:value-type="float">
            <text:p>31.08</text:p>
          </table:table-cell>
          <table:table-cell table:style-name="ce7" office:value-type="float" office:value="201.12" calcext:value-type="float">
            <text:p>201.12</text:p>
          </table:table-cell>
          <table:table-cell table:style-name="ce7" office:value-type="float" office:value="47.05" calcext:value-type="float">
            <text:p>47.05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95.44" calcext:value-type="float">
            <text:p>95.44</text:p>
          </table:table-cell>
          <table:table-cell table:style-name="ce7" table:formula="of:=[.R138]*[.S138]" office:value-type="float" office:value="33.404" calcext:value-type="float">
            <text:p>33.40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9];&quot; x &quot;;TEXT([.B139];&quot;##.0&quot;))" office:value-type="string" office:string-value="RHS 60x120 x 4.5" calcext:value-type="string">
            <text:p>RHS 60x120 x 4.5</text:p>
          </table:table-cell>
          <table:table-cell table:style-name="ce5" office:value-type="float" office:value="11.672" calcext:value-type="float">
            <text:p>11.672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264.52" calcext:value-type="float">
            <text:p>264.52</text:p>
          </table:table-cell>
          <table:table-cell table:style-name="ce7" office:value-type="float" office:value="88.88" calcext:value-type="float">
            <text:p>88.88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4.09" calcext:value-type="float">
            <text:p>44.09</text:p>
          </table:table-cell>
          <table:table-cell table:style-name="ce7" office:value-type="float" office:value="29.63" calcext:value-type="float">
            <text:p>29.63</text:p>
          </table:table-cell>
          <table:table-cell table:style-name="ce7" office:value-type="float" office:value="55.82" calcext:value-type="float">
            <text:p>55.82</text:p>
          </table:table-cell>
          <table:table-cell table:style-name="ce7" office:value-type="float" office:value="34.3" calcext:value-type="float">
            <text:p>34.30</text:p>
          </table:table-cell>
          <table:table-cell table:style-name="ce7" office:value-type="float" office:value="222.14" calcext:value-type="float">
            <text:p>222.14</text:p>
          </table:table-cell>
          <table:table-cell table:style-name="ce7" office:value-type="float" office:value="51.58" calcext:value-type="float">
            <text:p>51.5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85.68" calcext:value-type="float">
            <text:p>85.68</text:p>
          </table:table-cell>
          <table:table-cell table:style-name="ce7" table:formula="of:=[.R139]*[.S139]" office:value-type="float" office:value="29.1312" calcext:value-type="float">
            <text:p>29.13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0];&quot; x &quot;;TEXT([.B140];&quot;##.0&quot;))" office:value-type="string" office:string-value="RHS 60x120 x 5.0" calcext:value-type="string">
            <text:p>RHS 60x120 x 5.0</text:p>
          </table:table-cell>
          <table:table-cell table:style-name="ce5" office:value-type="float" office:value="12.84" calcext:value-type="float">
            <text:p>12.840</text:p>
          </table:table-cell>
          <table:table-cell table:style-name="ce7" office:value-type="float" office:value="16.36" calcext:value-type="float">
            <text:p>16.36</text:p>
          </table:table-cell>
          <table:table-cell table:style-name="ce7" office:value-type="float" office:value="286.97" calcext:value-type="float">
            <text:p>286.97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47.83" calcext:value-type="float">
            <text:p>47.83</text:p>
          </table:table-cell>
          <table:table-cell table:style-name="ce7" office:value-type="float" office:value="32" calcext:value-type="float">
            <text:p>32.00</text:p>
          </table:table-cell>
          <table:table-cell table:style-name="ce7" office:value-type="float" office:value="60.95" calcext:value-type="float">
            <text:p>60.95</text:p>
          </table:table-cell>
          <table:table-cell table:style-name="ce7" office:value-type="float" office:value="37.38" calcext:value-type="float">
            <text:p>37.38</text:p>
          </table:table-cell>
          <table:table-cell table:style-name="ce7" office:value-type="float" office:value="242.23" calcext:value-type="float">
            <text:p>242.23</text:p>
          </table:table-cell>
          <table:table-cell table:style-name="ce7" office:value-type="float" office:value="55.85" calcext:value-type="float">
            <text:p>55.85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77.88" calcext:value-type="float">
            <text:p>77.88</text:p>
          </table:table-cell>
          <table:table-cell table:style-name="ce7" table:formula="of:=[.R140]*[.S140]" office:value-type="float" office:value="26.4792" calcext:value-type="float">
            <text:p>26.48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1];&quot; x &quot;;TEXT([.B141];&quot;##.0&quot;))" office:value-type="string" office:string-value="RHS 60x120 x 6.0" calcext:value-type="string">
            <text:p>RHS 60x120 x 6.0</text:p>
          </table:table-cell>
          <table:table-cell table:style-name="ce5" office:value-type="float" office:value="15.098" calcext:value-type="float">
            <text:p>15.098</text:p>
          </table:table-cell>
          <table:table-cell table:style-name="ce7" office:value-type="float" office:value="19.23" calcext:value-type="float">
            <text:p>19.23</text:p>
          </table:table-cell>
          <table:table-cell table:style-name="ce7" office:value-type="float" office:value="328.01" calcext:value-type="float">
            <text:p>328.01</text:p>
          </table:table-cell>
          <table:table-cell table:style-name="ce7" office:value-type="float" office:value="108.77" calcext:value-type="float">
            <text:p>108.77</text:p>
          </table:table-cell>
          <table:table-cell table:style-name="ce7" office:value-type="float" office:value="4.13" calcext:value-type="float">
            <text:p>4.13</text:p>
          </table:table-cell>
          <table:table-cell table:style-name="ce7" office:value-type="float" office:value="2.38" calcext:value-type="float">
            <text:p>2.38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6.26" calcext:value-type="float">
            <text:p>36.26</text:p>
          </table:table-cell>
          <table:table-cell table:style-name="ce7" office:value-type="float" office:value="70.57" calcext:value-type="float">
            <text:p>70.57</text:p>
          </table:table-cell>
          <table:table-cell table:style-name="ce7" office:value-type="float" office:value="43.12" calcext:value-type="float">
            <text:p>43.12</text:p>
          </table:table-cell>
          <table:table-cell table:style-name="ce7" office:value-type="float" office:value="279.67" calcext:value-type="float">
            <text:p>279.67</text:p>
          </table:table-cell>
          <table:table-cell table:style-name="ce7" office:value-type="float" office:value="63.6" calcext:value-type="float">
            <text:p>63.6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66.23" calcext:value-type="float">
            <text:p>66.23</text:p>
          </table:table-cell>
          <table:table-cell table:style-name="ce7" table:formula="of:=[.R141]*[.S141]" office:value-type="float" office:value="22.5182" calcext:value-type="float">
            <text:p>22.52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2];&quot; x &quot;;TEXT([.B142];&quot;##.0&quot;))" office:value-type="string" office:string-value="RHS 60x120 x 6.3" calcext:value-type="string">
            <text:p>RHS 60x120 x 6.3</text:p>
          </table:table-cell>
          <table:table-cell table:style-name="ce5" office:value-type="float" office:value="15.488" calcext:value-type="float">
            <text:p>15.488</text:p>
          </table:table-cell>
          <table:table-cell table:style-name="ce7" office:value-type="float" office:value="19.73" calcext:value-type="float">
            <text:p>19.73</text:p>
          </table:table-cell>
          <table:table-cell table:style-name="ce7" office:value-type="float" office:value="326.97" calcext:value-type="float">
            <text:p>326.97</text:p>
          </table:table-cell>
          <table:table-cell table:style-name="ce7" office:value-type="float" office:value="109.16" calcext:value-type="float">
            <text:p>109.16</text:p>
          </table:table-cell>
          <table:table-cell table:style-name="ce7" office:value-type="float" office:value="4.07" calcext:value-type="float">
            <text:p>4.07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54.49" calcext:value-type="float">
            <text:p>54.49</text:p>
          </table:table-cell>
          <table:table-cell table:style-name="ce7" office:value-type="float" office:value="36.39" calcext:value-type="float">
            <text:p>36.39</text:p>
          </table:table-cell>
          <table:table-cell table:style-name="ce7" office:value-type="float" office:value="71.24" calcext:value-type="float">
            <text:p>71.24</text:p>
          </table:table-cell>
          <table:table-cell table:style-name="ce7" office:value-type="float" office:value="43.69" calcext:value-type="float">
            <text:p>43.69</text:p>
          </table:table-cell>
          <table:table-cell table:style-name="ce7" office:value-type="float" office:value="289.35" calcext:value-type="float">
            <text:p>289.35</text:p>
          </table:table-cell>
          <table:table-cell table:style-name="ce7" office:value-type="float" office:value="65.14" calcext:value-type="float">
            <text:p>65.14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4.57" calcext:value-type="float">
            <text:p>64.57</text:p>
          </table:table-cell>
          <table:table-cell table:style-name="ce7" table:formula="of:=[.R142]*[.S142]" office:value-type="float" office:value="21.3081" calcext:value-type="float">
            <text:p>21.31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3];&quot; x &quot;;TEXT([.B143];&quot;##.0&quot;))" office:value-type="string" office:string-value="RHS 75x100 x 2.3" calcext:value-type="string">
            <text:p>RHS 75x100 x 2.3</text:p>
          </table:table-cell>
          <table:table-cell table:style-name="ce5" office:value-type="float" office:value="6.046" calcext:value-type="float">
            <text:p>6.046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72.3" calcext:value-type="float">
            <text:p>72.30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3.06" calcext:value-type="float">
            <text:p>3.06</text:p>
          </table:table-cell>
          <table:table-cell table:style-name="ce7" office:value-type="float" office:value="22.46" calcext:value-type="float">
            <text:p>22.46</text:p>
          </table:table-cell>
          <table:table-cell table:style-name="ce7" office:value-type="float" office:value="19.28" calcext:value-type="float">
            <text:p>19.28</text:p>
          </table:table-cell>
          <table:table-cell table:style-name="ce7" office:value-type="float" office:value="26.64" calcext:value-type="float">
            <text:p>26.64</text:p>
          </table:table-cell>
          <table:table-cell table:style-name="ce7" office:value-type="float" office:value="21.92" calcext:value-type="float">
            <text:p>21.92</text:p>
          </table:table-cell>
          <table:table-cell table:style-name="ce7" office:value-type="float" office:value="138.34" calcext:value-type="float">
            <text:p>138.34</text:p>
          </table:table-cell>
          <table:table-cell table:style-name="ce7" office:value-type="float" office:value="30.98" calcext:value-type="float">
            <text:p>30.9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65.39" calcext:value-type="float">
            <text:p>165.39</text:p>
          </table:table-cell>
          <table:table-cell table:style-name="ce7" table:formula="of:=[.R143]*[.S143]" office:value-type="float" office:value="56.2326" calcext:value-type="float">
            <text:p>56.23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38.48" calcext:value-type="float">
            <text:p>38.4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4];&quot; x &quot;;TEXT([.B144];&quot;##.0&quot;))" office:value-type="string" office:string-value="RHS 75x100 x 3.0" calcext:value-type="string">
            <text:p>RHS 75x100 x 3.0</text:p>
          </table:table-cell>
          <table:table-cell table:style-name="ce5" office:value-type="float" office:value="7.778" calcext:value-type="float">
            <text:p>7.778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141.75" calcext:value-type="float">
            <text:p>141.75</text:p>
          </table:table-cell>
          <table:table-cell table:style-name="ce7" office:value-type="float" office:value="91.07" calcext:value-type="float">
            <text:p>91.07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28.35" calcext:value-type="float">
            <text:p>28.35</text:p>
          </table:table-cell>
          <table:table-cell table:style-name="ce7" office:value-type="float" office:value="24.29" calcext:value-type="float">
            <text:p>24.29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27.89" calcext:value-type="float">
            <text:p>27.89</text:p>
          </table:table-cell>
          <table:table-cell table:style-name="ce7" office:value-type="float" office:value="176.64" calcext:value-type="float">
            <text:p>176.64</text:p>
          </table:table-cell>
          <table:table-cell table:style-name="ce7" office:value-type="float" office:value="39.09" calcext:value-type="float">
            <text:p>39.09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8.57" calcext:value-type="float">
            <text:p>128.57</text:p>
          </table:table-cell>
          <table:table-cell table:style-name="ce7" table:formula="of:=[.R144]*[.S144]" office:value-type="float" office:value="43.7138" calcext:value-type="float">
            <text:p>43.71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5];&quot; x &quot;;TEXT([.B145];&quot;##.0&quot;))" office:value-type="string" office:string-value="RHS 75x100 x 3.2" calcext:value-type="string">
            <text:p>RHS 75x100 x 3.2</text:p>
          </table:table-cell>
          <table:table-cell table:style-name="ce5" office:value-type="float" office:value="8.263" calcext:value-type="float">
            <text:p>8.263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149.79" calcext:value-type="float">
            <text:p>149.79</text:p>
          </table:table-cell>
          <table:table-cell table:style-name="ce7" office:value-type="float" office:value="96.17" calcext:value-type="float">
            <text:p>96.17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29.96" calcext:value-type="float">
            <text:p>29.96</text:p>
          </table:table-cell>
          <table:table-cell table:style-name="ce7" office:value-type="float" office:value="25.64" calcext:value-type="float">
            <text:p>25.64</text:p>
          </table:table-cell>
          <table:table-cell table:style-name="ce7" office:value-type="float" office:value="35.95" calcext:value-type="float">
            <text:p>35.95</text:p>
          </table:table-cell>
          <table:table-cell table:style-name="ce7" office:value-type="float" office:value="29.53" calcext:value-type="float">
            <text:p>29.53</text:p>
          </table:table-cell>
          <table:table-cell table:style-name="ce7" office:value-type="float" office:value="187.25" calcext:value-type="float">
            <text:p>187.25</text:p>
          </table:table-cell>
          <table:table-cell table:style-name="ce7" office:value-type="float" office:value="41.3" calcext:value-type="float">
            <text:p>41.3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1.01" calcext:value-type="float">
            <text:p>121.01</text:p>
          </table:table-cell>
          <table:table-cell table:style-name="ce7" table:formula="of:=[.R145]*[.S145]" office:value-type="float" office:value="41.1434" calcext:value-type="float">
            <text:p>41.14</text:p>
          </table:table-cell>
          <table:table-cell table:style-name="ce7" office:value-type="float" office:value="18.44" calcext:value-type="float">
            <text:p>18.44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6];&quot; x &quot;;TEXT([.B146];&quot;##.0&quot;))" office:value-type="string" office:string-value="RHS 75x100 x 4.0" calcext:value-type="string">
            <text:p>RHS 75x100 x 4.0</text:p>
          </table:table-cell>
          <table:table-cell table:style-name="ce5" office:value-type="float" office:value="10.164" calcext:value-type="float">
            <text:p>10.164</text:p>
          </table:table-cell>
          <table:table-cell table:style-name="ce7" office:value-type="float" office:value="12.95" calcext:value-type="float">
            <text:p>12.95</text:p>
          </table:table-cell>
          <table:table-cell table:style-name="ce7" office:value-type="float" office:value="180.25" calcext:value-type="float">
            <text:p>180.25</text:p>
          </table:table-cell>
          <table:table-cell table:style-name="ce7" office:value-type="float" office:value="115.42" calcext:value-type="float">
            <text:p>115.42</text:p>
          </table:table-cell>
          <table:table-cell table:style-name="ce7" office:value-type="float" office:value="3.73" calcext:value-type="float">
            <text:p>3.73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36.05" calcext:value-type="float">
            <text:p>36.05</text:p>
          </table:table-cell>
          <table:table-cell table:style-name="ce7" office:value-type="float" office:value="30.78" calcext:value-type="float">
            <text:p>30.78</text:p>
          </table:table-cell>
          <table:table-cell table:style-name="ce7" office:value-type="float" office:value="43.7" calcext:value-type="float">
            <text:p>43.70</text:p>
          </table:table-cell>
          <table:table-cell table:style-name="ce7" office:value-type="float" office:value="35.86" calcext:value-type="float">
            <text:p>35.86</text:p>
          </table:table-cell>
          <table:table-cell table:style-name="ce7" office:value-type="float" office:value="228.25" calcext:value-type="float">
            <text:p>228.25</text:p>
          </table:table-cell>
          <table:table-cell table:style-name="ce7" office:value-type="float" office:value="49.7" calcext:value-type="float">
            <text:p>49.7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98.38" calcext:value-type="float">
            <text:p>98.38</text:p>
          </table:table-cell>
          <table:table-cell table:style-name="ce7" table:formula="of:=[.R146]*[.S146]" office:value-type="float" office:value="33.4492" calcext:value-type="float">
            <text:p>33.4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7];&quot; x &quot;;TEXT([.B147];&quot;##.0&quot;))" office:value-type="string" office:string-value="RHS 75x100 x 4.5" calcext:value-type="string">
            <text:p>RHS 75x100 x 4.5</text:p>
          </table:table-cell>
          <table:table-cell table:style-name="ce5" office:value-type="float" office:value="11.319" calcext:value-type="float">
            <text:p>11.31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197.95" calcext:value-type="float">
            <text:p>197.95</text:p>
          </table:table-cell>
          <table:table-cell table:style-name="ce7" office:value-type="float" office:value="126.55" calcext:value-type="float">
            <text:p>126.55</text:p>
          </table:table-cell>
          <table:table-cell table:style-name="ce7" office:value-type="float" office:value="3.71" calcext:value-type="float">
            <text:p>3.71</text:p>
          </table:table-cell>
          <table:table-cell table:style-name="ce7" office:value-type="float" office:value="2.96" calcext:value-type="float">
            <text:p>2.96</text:p>
          </table:table-cell>
          <table:table-cell table:style-name="ce7" office:value-type="float" office:value="39.59" calcext:value-type="float">
            <text:p>39.59</text:p>
          </table:table-cell>
          <table:table-cell table:style-name="ce7" office:value-type="float" office:value="33.75" calcext:value-type="float">
            <text:p>33.75</text:p>
          </table:table-cell>
          <table:table-cell table:style-name="ce7" office:value-type="float" office:value="48.3" calcext:value-type="float">
            <text:p>48.30</text:p>
          </table:table-cell>
          <table:table-cell table:style-name="ce7" office:value-type="float" office:value="39.61" calcext:value-type="float">
            <text:p>39.61</text:p>
          </table:table-cell>
          <table:table-cell table:style-name="ce7" office:value-type="float" office:value="252.68" calcext:value-type="float">
            <text:p>252.68</text:p>
          </table:table-cell>
          <table:table-cell table:style-name="ce7" office:value-type="float" office:value="54.6" calcext:value-type="float">
            <text:p>54.60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table:formula="of:=[.R147]*[.S147]" office:value-type="float" office:value="29.1555" calcext:value-type="float">
            <text:p>29.1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8];&quot; x &quot;;TEXT([.B148];&quot;##.0&quot;))" office:value-type="string" office:string-value="RHS 75x100 x 5.0" calcext:value-type="string">
            <text:p>RHS 75x100 x 5.0</text:p>
          </table:table-cell>
          <table:table-cell table:style-name="ce5" office:value-type="float" office:value="12.447" calcext:value-type="float">
            <text:p>12.447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214.64" calcext:value-type="float">
            <text:p>214.64</text:p>
          </table:table-cell>
          <table:table-cell table:style-name="ce7" office:value-type="float" office:value="137" calcext:value-type="float">
            <text:p>137.00</text:p>
          </table:table-cell>
          <table:table-cell table:style-name="ce7" office:value-type="float" office:value="3.68" calcext:value-type="float">
            <text:p>3.68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42.93" calcext:value-type="float">
            <text:p>42.93</text:p>
          </table:table-cell>
          <table:table-cell table:style-name="ce7" office:value-type="float" office:value="36.53" calcext:value-type="float">
            <text:p>36.53</text:p>
          </table:table-cell>
          <table:table-cell table:style-name="ce7" office:value-type="float" office:value="52.72" calcext:value-type="float">
            <text:p>52.72</text:p>
          </table:table-cell>
          <table:table-cell table:style-name="ce7" office:value-type="float" office:value="43.21" calcext:value-type="float">
            <text:p>43.21</text:p>
          </table:table-cell>
          <table:table-cell table:style-name="ce7" office:value-type="float" office:value="276.18" calcext:value-type="float">
            <text:p>276.18</text:p>
          </table:table-cell>
          <table:table-cell table:style-name="ce7" office:value-type="float" office:value="59.22" calcext:value-type="float">
            <text:p>59.22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0.34" calcext:value-type="float">
            <text:p>80.34</text:p>
          </table:table-cell>
          <table:table-cell table:style-name="ce7" table:formula="of:=[.R148]*[.S148]" office:value-type="float" office:value="26.5122" calcext:value-type="float">
            <text:p>26.5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9];&quot; x &quot;;TEXT([.B149];&quot;##.0&quot;))" office:value-type="string" office:string-value="RHS 75x100 x 6.0" calcext:value-type="string">
            <text:p>RHS 75x100 x 6.0</text:p>
          </table:table-cell>
          <table:table-cell table:style-name="ce5" office:value-type="float" office:value="14.627" calcext:value-type="float">
            <text:p>14.627</text:p>
          </table:table-cell>
          <table:table-cell table:style-name="ce7" office:value-type="float" office:value="18.63" calcext:value-type="float">
            <text:p>18.63</text:p>
          </table:table-cell>
          <table:table-cell table:style-name="ce7" office:value-type="float" office:value="245.11" calcext:value-type="float">
            <text:p>245.11</text:p>
          </table:table-cell>
          <table:table-cell table:style-name="ce7" office:value-type="float" office:value="155.96" calcext:value-type="float">
            <text:p>155.96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49.02" calcext:value-type="float">
            <text:p>49.02</text:p>
          </table:table-cell>
          <table:table-cell table:style-name="ce7" office:value-type="float" office:value="41.59" calcext:value-type="float">
            <text:p>41.59</text:p>
          </table:table-cell>
          <table:table-cell table:style-name="ce7" office:value-type="float" office:value="61" calcext:value-type="float">
            <text:p>61.00</text:p>
          </table:table-cell>
          <table:table-cell table:style-name="ce7" office:value-type="float" office:value="49.93" calcext:value-type="float">
            <text:p>49.93</text:p>
          </table:table-cell>
          <table:table-cell table:style-name="ce7" office:value-type="float" office:value="320.42" calcext:value-type="float">
            <text:p>320.42</text:p>
          </table:table-cell>
          <table:table-cell table:style-name="ce7" office:value-type="float" office:value="67.71" calcext:value-type="float">
            <text:p>67.71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8.37" calcext:value-type="float">
            <text:p>68.37</text:p>
          </table:table-cell>
          <table:table-cell table:style-name="ce7" table:formula="of:=[.R149]*[.S149]" office:value-type="float" office:value="22.5621" calcext:value-type="float">
            <text:p>22.5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50];&quot; x &quot;;TEXT([.B150];&quot;##.0&quot;))" office:value-type="string" office:string-value="RHS 75x100 x 6.3" calcext:value-type="string">
            <text:p>RHS 75x100 x 6.3</text:p>
          </table:table-cell>
          <table:table-cell table:style-name="ce5" office:value-type="float" office:value="14.993" calcext:value-type="float">
            <text:p>14.993</text:p>
          </table:table-cell>
          <table:table-cell table:style-name="ce7" office:value-type="float" office:value="19.1" calcext:value-type="float">
            <text:p>19.10</text:p>
          </table:table-cell>
          <table:table-cell table:style-name="ce7" office:value-type="float" office:value="244.92" calcext:value-type="float">
            <text:p>244.92</text:p>
          </table:table-cell>
          <table:table-cell table:style-name="ce7" office:value-type="float" office:value="156.33" calcext:value-type="float">
            <text:p>156.33</text:p>
          </table:table-cell>
          <table:table-cell table:style-name="ce7" office:value-type="float" office:value="3.58" calcext:value-type="float">
            <text:p>3.58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48.98" calcext:value-type="float">
            <text:p>48.98</text:p>
          </table:table-cell>
          <table:table-cell table:style-name="ce7" office:value-type="float" office:value="41.69" calcext:value-type="float">
            <text:p>41.69</text:p>
          </table:table-cell>
          <table:table-cell table:style-name="ce7" office:value-type="float" office:value="61.63" calcext:value-type="float">
            <text:p>61.63</text:p>
          </table:table-cell>
          <table:table-cell table:style-name="ce7" office:value-type="float" office:value="50.54" calcext:value-type="float">
            <text:p>50.54</text:p>
          </table:table-cell>
          <table:table-cell table:style-name="ce7" office:value-type="float" office:value="332.53" calcext:value-type="float">
            <text:p>332.53</text:p>
          </table:table-cell>
          <table:table-cell table:style-name="ce7" office:value-type="float" office:value="69.47" calcext:value-type="float">
            <text:p>69.47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66.7" calcext:value-type="float">
            <text:p>66.70</text:p>
          </table:table-cell>
          <table:table-cell table:style-name="ce7" table:formula="of:=[.R150]*[.S150]" office:value-type="float" office:value="21.344" calcext:value-type="float">
            <text:p>21.34</text:p>
          </table:table-cell>
          <table:table-cell table:style-name="ce7" office:value-type="float" office:value="6.9" calcext:value-type="float">
            <text:p>6.90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1];&quot; x &quot;;TEXT([.B151];&quot;##.0&quot;))" office:value-type="string" office:string-value="RHS 75x125 x 2.3" calcext:value-type="string">
            <text:p>RHS 75x125 x 2.3</text:p>
          </table:table-cell>
          <table:table-cell table:style-name="ce5" office:value-type="float" office:value="6.949" calcext:value-type="float">
            <text:p>6.949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191.52" calcext:value-type="float">
            <text:p>191.52</text:p>
          </table:table-cell>
          <table:table-cell table:style-name="ce7" office:value-type="float" office:value="87.51" calcext:value-type="float">
            <text:p>87.51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float" office:value="3.14" calcext:value-type="float">
            <text:p>3.14</text:p>
          </table:table-cell>
          <table:table-cell table:style-name="ce7" office:value-type="float" office:value="30.64" calcext:value-type="float">
            <text:p>30.64</text:p>
          </table:table-cell>
          <table:table-cell table:style-name="ce7" office:value-type="float" office:value="23.33" calcext:value-type="float">
            <text:p>23.33</text:p>
          </table:table-cell>
          <table:table-cell table:style-name="ce7" office:value-type="float" office:value="36.99" calcext:value-type="float">
            <text:p>36.99</text:p>
          </table:table-cell>
          <table:table-cell table:style-name="ce7" office:value-type="float" office:value="26.1" calcext:value-type="float">
            <text:p>26.10</text:p>
          </table:table-cell>
          <table:table-cell table:style-name="ce7" office:value-type="float" office:value="189.93" calcext:value-type="float">
            <text:p>189.93</text:p>
          </table:table-cell>
          <table:table-cell table:style-name="ce7" office:value-type="float" office:value="39.08" calcext:value-type="float">
            <text:p>39.08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43.91" calcext:value-type="float">
            <text:p>143.91</text:p>
          </table:table-cell>
          <table:table-cell table:style-name="ce7" table:formula="of:=[.R151]*[.S151]" office:value-type="float" office:value="56.1249" calcext:value-type="float">
            <text:p>56.12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49.35" calcext:value-type="float">
            <text:p>49.3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2];&quot; x &quot;;TEXT([.B152];&quot;##.0&quot;))" office:value-type="string" office:string-value="RHS 75x125 x 3.0" calcext:value-type="string">
            <text:p>RHS 75x125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42.85" calcext:value-type="float">
            <text:p>242.85</text:p>
          </table:table-cell>
          <table:table-cell table:style-name="ce7" office:value-type="float" office:value="110.52" calcext:value-type="float">
            <text:p>110.52</text:p>
          </table:table-cell>
          <table:table-cell table:style-name="ce7" office:value-type="float" office:value="4.61" calcext:value-type="float">
            <text:p>4.61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38.86" calcext:value-type="float">
            <text:p>38.86</text:p>
          </table:table-cell>
          <table:table-cell table:style-name="ce7" office:value-type="float" office:value="29.47" calcext:value-type="float">
            <text:p>29.47</text:p>
          </table:table-cell>
          <table:table-cell table:style-name="ce7" office:value-type="float" office:value="47.26" calcext:value-type="float">
            <text:p>47.26</text:p>
          </table:table-cell>
          <table:table-cell table:style-name="ce7" office:value-type="float" office:value="33.29" calcext:value-type="float">
            <text:p>33.29</text:p>
          </table:table-cell>
          <table:table-cell table:style-name="ce7" office:value-type="float" office:value="242.86" calcext:value-type="float">
            <text:p>242.86</text:p>
          </table:table-cell>
          <table:table-cell table:style-name="ce7" office:value-type="float" office:value="49.46" calcext:value-type="float">
            <text:p>49.46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52]*[.S152]" office:value-type="float" office:value="43.5474" calcext:value-type="float">
            <text:p>43.5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3];&quot; x &quot;;TEXT([.B153];&quot;##.0&quot;))" office:value-type="string" office:string-value="RHS 75x125 x 4.0" calcext:value-type="string">
            <text:p>RHS 75x125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310.76" calcext:value-type="float">
            <text:p>310.76</text:p>
          </table:table-cell>
          <table:table-cell table:style-name="ce7" office:value-type="float" office:value="140.65" calcext:value-type="float">
            <text:p>140.65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float" office:value="3.07" calcext:value-type="float">
            <text:p>3.07</text:p>
          </table:table-cell>
          <table:table-cell table:style-name="ce7" office:value-type="float" office:value="49.72" calcext:value-type="float">
            <text:p>49.72</text:p>
          </table:table-cell>
          <table:table-cell table:style-name="ce7" office:value-type="float" office:value="37.51" calcext:value-type="float">
            <text:p>37.51</text:p>
          </table:table-cell>
          <table:table-cell table:style-name="ce7" office:value-type="float" office:value="61.13" calcext:value-type="float">
            <text:p>61.13</text:p>
          </table:table-cell>
          <table:table-cell table:style-name="ce7" office:value-type="float" office:value="42.96" calcext:value-type="float">
            <text:p>42.96</text:p>
          </table:table-cell>
          <table:table-cell table:style-name="ce7" office:value-type="float" office:value="314.53" calcext:value-type="float">
            <text:p>314.53</text:p>
          </table:table-cell>
          <table:table-cell table:style-name="ce7" office:value-type="float" office:value="63.14" calcext:value-type="float">
            <text:p>63.14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53]*[.S153]" office:value-type="float" office:value="33.2358" calcext:value-type="float">
            <text:p>33.24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4];&quot; x &quot;;TEXT([.B154];&quot;##.0&quot;))" office:value-type="string" office:string-value="RHS 75x125 x 4.5" calcext:value-type="string">
            <text:p>RHS 75x125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342.4" calcext:value-type="float">
            <text:p>342.40</text:p>
          </table:table-cell>
          <table:table-cell table:style-name="ce7" office:value-type="float" office:value="154.54" calcext:value-type="float">
            <text:p>154.54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54.78" calcext:value-type="float">
            <text:p>54.78</text:p>
          </table:table-cell>
          <table:table-cell table:style-name="ce7" office:value-type="float" office:value="41.21" calcext:value-type="float">
            <text:p>41.21</text:p>
          </table:table-cell>
          <table:table-cell table:style-name="ce7" office:value-type="float" office:value="67.73" calcext:value-type="float">
            <text:p>67.73</text:p>
          </table:table-cell>
          <table:table-cell table:style-name="ce7" office:value-type="float" office:value="47.55" calcext:value-type="float">
            <text:p>47.55</text:p>
          </table:table-cell>
          <table:table-cell table:style-name="ce7" office:value-type="float" office:value="348.61" calcext:value-type="float">
            <text:p>348.61</text:p>
          </table:table-cell>
          <table:table-cell table:style-name="ce7" office:value-type="float" office:value="69.5" calcext:value-type="float">
            <text:p>69.50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54]*[.S154]" office:value-type="float" office:value="29.0396" calcext:value-type="float">
            <text:p>29.0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5];&quot; x &quot;;TEXT([.B155];&quot;##.0&quot;))" office:value-type="string" office:string-value="RHS 75x125 x 5.0" calcext:value-type="string">
            <text:p>RHS 75x125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372.51" calcext:value-type="float">
            <text:p>372.51</text:p>
          </table:table-cell>
          <table:table-cell table:style-name="ce7" office:value-type="float" office:value="167.68" calcext:value-type="float">
            <text:p>167.68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59.6" calcext:value-type="float">
            <text:p>59.60</text:p>
          </table:table-cell>
          <table:table-cell table:style-name="ce7" office:value-type="float" office:value="44.71" calcext:value-type="float">
            <text:p>44.71</text:p>
          </table:table-cell>
          <table:table-cell table:style-name="ce7" office:value-type="float" office:value="74.1" calcext:value-type="float">
            <text:p>74.10</text:p>
          </table:table-cell>
          <table:table-cell table:style-name="ce7" office:value-type="float" office:value="51.96" calcext:value-type="float">
            <text:p>51.96</text:p>
          </table:table-cell>
          <table:table-cell table:style-name="ce7" office:value-type="float" office:value="381.52" calcext:value-type="float">
            <text:p>381.52</text:p>
          </table:table-cell>
          <table:table-cell table:style-name="ce7" office:value-type="float" office:value="75.55" calcext:value-type="float">
            <text:p>75.5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55]*[.S155]" office:value-type="float" office:value="26.372" calcext:value-type="float">
            <text:p>26.37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6];&quot; x &quot;;TEXT([.B156];&quot;##.0&quot;))" office:value-type="string" office:string-value="RHS 75x125 x 6.0" calcext:value-type="string">
            <text:p>RHS 75x125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428.29" calcext:value-type="float">
            <text:p>428.29</text:p>
          </table:table-cell>
          <table:table-cell table:style-name="ce7" office:value-type="float" office:value="191.76" calcext:value-type="float">
            <text:p>191.76</text:p>
          </table:table-cell>
          <table:table-cell table:style-name="ce7" office:value-type="float" office:value="4.45" calcext:value-type="float">
            <text:p>4.45</text:p>
          </table:table-cell>
          <table:table-cell table:style-name="ce7" office:value-type="float" office:value="2.98" calcext:value-type="float">
            <text:p>2.98</text:p>
          </table:table-cell>
          <table:table-cell table:style-name="ce7" office:value-type="float" office:value="68.53" calcext:value-type="float">
            <text:p>68.53</text:p>
          </table:table-cell>
          <table:table-cell table:style-name="ce7" office:value-type="float" office:value="51.14" calcext:value-type="float">
            <text:p>51.14</text:p>
          </table:table-cell>
          <table:table-cell table:style-name="ce7" office:value-type="float" office:value="86.17" calcext:value-type="float">
            <text:p>86.17</text:p>
          </table:table-cell>
          <table:table-cell table:style-name="ce7" office:value-type="float" office:value="60.28" calcext:value-type="float">
            <text:p>60.28</text:p>
          </table:table-cell>
          <table:table-cell table:style-name="ce7" office:value-type="float" office:value="443.81" calcext:value-type="float">
            <text:p>443.81</text:p>
          </table:table-cell>
          <table:table-cell table:style-name="ce7" office:value-type="float" office:value="86.75" calcext:value-type="float">
            <text:p>86.7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56]*[.S156]" office:value-type="float" office:value="22.3782" calcext:value-type="float">
            <text:p>22.38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7];&quot; x &quot;;TEXT([.B157];&quot;##.0&quot;))" office:value-type="string" office:string-value="RHS 75x125 x 9.0" calcext:value-type="string">
            <text:p>RHS 75x125 x 9.0</text:p>
          </table:table-cell>
          <table:table-cell table:style-name="ce5" office:value-type="float" office:value="23.533" calcext:value-type="float">
            <text:p>23.533</text:p>
          </table:table-cell>
          <table:table-cell table:style-name="ce7" office:value-type="float" office:value="29.98" calcext:value-type="float">
            <text:p>29.98</text:p>
          </table:table-cell>
          <table:table-cell table:style-name="ce7" office:value-type="float" office:value="534.46" calcext:value-type="float">
            <text:p>534.46</text:p>
          </table:table-cell>
          <table:table-cell table:style-name="ce7" office:value-type="float" office:value="237.98" calcext:value-type="float">
            <text:p>237.98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85.51" calcext:value-type="float">
            <text:p>85.51</text:p>
          </table:table-cell>
          <table:table-cell table:style-name="ce7" office:value-type="float" office:value="63.46" calcext:value-type="float">
            <text:p>63.46</text:p>
          </table:table-cell>
          <table:table-cell table:style-name="ce7" office:value-type="float" office:value="112.74" calcext:value-type="float">
            <text:p>112.74</text:p>
          </table:table-cell>
          <table:table-cell table:style-name="ce7" office:value-type="float" office:value="78.75" calcext:value-type="float">
            <text:p>78.75</text:p>
          </table:table-cell>
          <table:table-cell table:style-name="ce7" office:value-type="float" office:value="596.39" calcext:value-type="float">
            <text:p>596.39</text:p>
          </table:table-cell>
          <table:table-cell table:style-name="ce7" office:value-type="float" office:value="111.9" calcext:value-type="float">
            <text:p>111.9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42.49" calcext:value-type="float">
            <text:p>42.49</text:p>
          </table:table-cell>
          <table:table-cell table:style-name="ce7" table:formula="of:=[.R157]*[.S157]" office:value-type="float" office:value="15.2964" calcext:value-type="float">
            <text:p>15.30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8.89" calcext:value-type="float">
            <text:p>8.8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58];&quot; x &quot;;TEXT([.B158];&quot;##.0&quot;))" office:value-type="string" office:string-value="RHS 75x150 x 2.3" calcext:value-type="string">
            <text:p>RHS 75x150 x 2.3</text:p>
          </table:table-cell>
          <table:table-cell table:style-name="ce5" office:value-type="float" office:value="7.852" calcext:value-type="float">
            <text:p>7.852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98.43" calcext:value-type="float">
            <text:p>298.43</text:p>
          </table:table-cell>
          <table:table-cell table:style-name="ce7" office:value-type="float" office:value="102.71" calcext:value-type="float">
            <text:p>102.71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39.79" calcext:value-type="float">
            <text:p>39.79</text:p>
          </table:table-cell>
          <table:table-cell table:style-name="ce7" office:value-type="float" office:value="27.39" calcext:value-type="float">
            <text:p>27.39</text:p>
          </table:table-cell>
          <table:table-cell table:style-name="ce7" office:value-type="float" office:value="48.77" calcext:value-type="float">
            <text:p>48.77</text:p>
          </table:table-cell>
          <table:table-cell table:style-name="ce7" office:value-type="float" office:value="30.28" calcext:value-type="float">
            <text:p>30.28</text:p>
          </table:table-cell>
          <table:table-cell table:style-name="ce7" office:value-type="float" office:value="243.63" calcext:value-type="float">
            <text:p>243.63</text:p>
          </table:table-cell>
          <table:table-cell table:style-name="ce7" office:value-type="float" office:value="47.18" calcext:value-type="float">
            <text:p>47.18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127.36" calcext:value-type="float">
            <text:p>127.36</text:p>
          </table:table-cell>
          <table:table-cell table:style-name="ce7" table:formula="of:=[.R158]*[.S158]" office:value-type="float" office:value="56.0384" calcext:value-type="float">
            <text:p>56.04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60.22" calcext:value-type="float">
            <text:p>60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59];&quot; x &quot;;TEXT([.B159];&quot;##.0&quot;))" office:value-type="string" office:string-value="RHS 75x150 x 3.0" calcext:value-type="string">
            <text:p>RHS 75x150 x 3.0</text:p>
          </table:table-cell>
          <table:table-cell table:style-name="ce5" office:value-type="float" office:value="10.133" calcext:value-type="float">
            <text:p>10.133</text:p>
          </table:table-cell>
          <table:table-cell table:style-name="ce7" office:value-type="float" office:value="12.91" calcext:value-type="float">
            <text:p>12.91</text:p>
          </table:table-cell>
          <table:table-cell table:style-name="ce7" office:value-type="float" office:value="379.59" calcext:value-type="float">
            <text:p>379.59</text:p>
          </table:table-cell>
          <table:table-cell table:style-name="ce7" office:value-type="float" office:value="129.97" calcext:value-type="float">
            <text:p>129.97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float" office:value="3.17" calcext:value-type="float">
            <text:p>3.17</text:p>
          </table:table-cell>
          <table:table-cell table:style-name="ce7" office:value-type="float" office:value="50.61" calcext:value-type="float">
            <text:p>50.61</text:p>
          </table:table-cell>
          <table:table-cell table:style-name="ce7" office:value-type="float" office:value="34.66" calcext:value-type="float">
            <text:p>34.66</text:p>
          </table:table-cell>
          <table:table-cell table:style-name="ce7" office:value-type="float" office:value="62.45" calcext:value-type="float">
            <text:p>62.45</text:p>
          </table:table-cell>
          <table:table-cell table:style-name="ce7" office:value-type="float" office:value="38.69" calcext:value-type="float">
            <text:p>38.69</text:p>
          </table:table-cell>
          <table:table-cell table:style-name="ce7" office:value-type="float" office:value="311.78" calcext:value-type="float">
            <text:p>311.78</text:p>
          </table:table-cell>
          <table:table-cell table:style-name="ce7" office:value-type="float" office:value="59.82" calcext:value-type="float">
            <text:p>59.82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98.69" calcext:value-type="float">
            <text:p>98.69</text:p>
          </table:table-cell>
          <table:table-cell table:style-name="ce7" table:formula="of:=[.R159]*[.S159]" office:value-type="float" office:value="43.4236" calcext:value-type="float">
            <text:p>43.4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0];&quot; x &quot;;TEXT([.B160];&quot;##.0&quot;))" office:value-type="string" office:string-value="RHS 75x150 x 4.0" calcext:value-type="string">
            <text:p>RHS 75x150 x 4.0</text:p>
          </table:table-cell>
          <table:table-cell table:style-name="ce5" office:value-type="float" office:value="13.304" calcext:value-type="float">
            <text:p>13.304</text:p>
          </table:table-cell>
          <table:table-cell table:style-name="ce7" office:value-type="float" office:value="16.95" calcext:value-type="float">
            <text:p>16.95</text:p>
          </table:table-cell>
          <table:table-cell table:style-name="ce7" office:value-type="float" office:value="488" calcext:value-type="float">
            <text:p>488.00</text:p>
          </table:table-cell>
          <table:table-cell table:style-name="ce7" office:value-type="float" office:value="165.88" calcext:value-type="float">
            <text:p>165.88</text:p>
          </table:table-cell>
          <table:table-cell table:style-name="ce7" office:value-type="float" office:value="5.37" calcext:value-type="float">
            <text:p>5.37</text:p>
          </table:table-cell>
          <table:table-cell table:style-name="ce7" office:value-type="float" office:value="3.13" calcext:value-type="float">
            <text:p>3.13</text:p>
          </table:table-cell>
          <table:table-cell table:style-name="ce7" office:value-type="float" office:value="65.07" calcext:value-type="float">
            <text:p>65.07</text:p>
          </table:table-cell>
          <table:table-cell table:style-name="ce7" office:value-type="float" office:value="44.24" calcext:value-type="float">
            <text:p>44.24</text:p>
          </table:table-cell>
          <table:table-cell table:style-name="ce7" office:value-type="float" office:value="81.07" calcext:value-type="float">
            <text:p>81.07</text:p>
          </table:table-cell>
          <table:table-cell table:style-name="ce7" office:value-type="float" office:value="50.06" calcext:value-type="float">
            <text:p>50.06</text:p>
          </table:table-cell>
          <table:table-cell table:style-name="ce7" office:value-type="float" office:value="404.26" calcext:value-type="float">
            <text:p>404.26</text:p>
          </table:table-cell>
          <table:table-cell table:style-name="ce7" office:value-type="float" office:value="76.59" calcext:value-type="float">
            <text:p>76.59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75.16" calcext:value-type="float">
            <text:p>75.16</text:p>
          </table:table-cell>
          <table:table-cell table:style-name="ce7" table:formula="of:=[.R160]*[.S160]" office:value-type="float" office:value="33.0704" calcext:value-type="float">
            <text:p>33.07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1];&quot; x &quot;;TEXT([.B161];&quot;##.0&quot;))" office:value-type="string" office:string-value="RHS 75x150 x 4.5" calcext:value-type="string">
            <text:p>RHS 75x150 x 4.5</text:p>
          </table:table-cell>
          <table:table-cell table:style-name="ce5" office:value-type="float" office:value="14.851" calcext:value-type="float">
            <text:p>14.851</text:p>
          </table:table-cell>
          <table:table-cell table:style-name="ce7" office:value-type="float" office:value="18.92" calcext:value-type="float">
            <text:p>18.92</text:p>
          </table:table-cell>
          <table:table-cell table:style-name="ce7" office:value-type="float" office:value="538.94" calcext:value-type="float">
            <text:p>538.94</text:p>
          </table:table-cell>
          <table:table-cell table:style-name="ce7" office:value-type="float" office:value="182.54" calcext:value-type="float">
            <text:p>182.54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71.86" calcext:value-type="float">
            <text:p>71.86</text:p>
          </table:table-cell>
          <table:table-cell table:style-name="ce7" office:value-type="float" office:value="48.68" calcext:value-type="float">
            <text:p>48.68</text:p>
          </table:table-cell>
          <table:table-cell table:style-name="ce7" office:value-type="float" office:value="89.97" calcext:value-type="float">
            <text:p>89.97</text:p>
          </table:table-cell>
          <table:table-cell table:style-name="ce7" office:value-type="float" office:value="55.48" calcext:value-type="float">
            <text:p>55.48</text:p>
          </table:table-cell>
          <table:table-cell table:style-name="ce7" office:value-type="float" office:value="448.36" calcext:value-type="float">
            <text:p>448.36</text:p>
          </table:table-cell>
          <table:table-cell table:style-name="ce7" office:value-type="float" office:value="84.42" calcext:value-type="float">
            <text:p>84.42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67.34" calcext:value-type="float">
            <text:p>67.34</text:p>
          </table:table-cell>
          <table:table-cell table:style-name="ce7" table:formula="of:=[.R161]*[.S161]" office:value-type="float" office:value="28.9562" calcext:value-type="float">
            <text:p>28.9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2];&quot; x &quot;;TEXT([.B162];&quot;##.0&quot;))" office:value-type="string" office:string-value="RHS 75x150 x 5.0" calcext:value-type="string">
            <text:p>RHS 75x150 x 5.0</text:p>
          </table:table-cell>
          <table:table-cell table:style-name="ce5" office:value-type="float" office:value="16.372" calcext:value-type="float">
            <text:p>16.372</text:p>
          </table:table-cell>
          <table:table-cell table:style-name="ce7" office:value-type="float" office:value="20.86" calcext:value-type="float">
            <text:p>20.86</text:p>
          </table:table-cell>
          <table:table-cell table:style-name="ce7" office:value-type="float" office:value="587.74" calcext:value-type="float">
            <text:p>587.74</text:p>
          </table:table-cell>
          <table:table-cell table:style-name="ce7" office:value-type="float" office:value="198.36" calcext:value-type="float">
            <text:p>198.36</text:p>
          </table:table-cell>
          <table:table-cell table:style-name="ce7" office:value-type="float" office:value="5.31" calcext:value-type="float">
            <text:p>5.31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78.37" calcext:value-type="float">
            <text:p>78.37</text:p>
          </table:table-cell>
          <table:table-cell table:style-name="ce7" office:value-type="float" office:value="52.9" calcext:value-type="float">
            <text:p>52.90</text:p>
          </table:table-cell>
          <table:table-cell table:style-name="ce7" office:value-type="float" office:value="98.61" calcext:value-type="float">
            <text:p>98.6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491.02" calcext:value-type="float">
            <text:p>491.02</text:p>
          </table:table-cell>
          <table:table-cell table:style-name="ce7" office:value-type="float" office:value="91.89" calcext:value-type="float">
            <text:p>91.89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61.08" calcext:value-type="float">
            <text:p>61.08</text:p>
          </table:table-cell>
          <table:table-cell table:style-name="ce7" table:formula="of:=[.R162]*[.S162]" office:value-type="float" office:value="26.2644" calcext:value-type="float">
            <text:p>26.2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3];&quot; x &quot;;TEXT([.B163];&quot;##.0&quot;))" office:value-type="string" office:string-value="RHS 75x150 x 6.0" calcext:value-type="string">
            <text:p>RHS 75x150 x 6.0</text:p>
          </table:table-cell>
          <table:table-cell table:style-name="ce5" office:value-type="float" office:value="19.337" calcext:value-type="float">
            <text:p>19.337</text:p>
          </table:table-cell>
          <table:table-cell table:style-name="ce7" office:value-type="float" office:value="24.63" calcext:value-type="float">
            <text:p>24.63</text:p>
          </table:table-cell>
          <table:table-cell table:style-name="ce7" office:value-type="float" office:value="679.08" calcext:value-type="float">
            <text:p>679.08</text:p>
          </table:table-cell>
          <table:table-cell table:style-name="ce7" office:value-type="float" office:value="227.56" calcext:value-type="float">
            <text:p>227.56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90.54" calcext:value-type="float">
            <text:p>90.54</text:p>
          </table:table-cell>
          <table:table-cell table:style-name="ce7" office:value-type="float" office:value="60.68" calcext:value-type="float">
            <text:p>60.68</text:p>
          </table:table-cell>
          <table:table-cell table:style-name="ce7" office:value-type="float" office:value="115.08" calcext:value-type="float">
            <text:p>115.08</text:p>
          </table:table-cell>
          <table:table-cell table:style-name="ce7" office:value-type="float" office:value="70.63" calcext:value-type="float">
            <text:p>70.63</text:p>
          </table:table-cell>
          <table:table-cell table:style-name="ce7" office:value-type="float" office:value="572.03" calcext:value-type="float">
            <text:p>572.03</text:p>
          </table:table-cell>
          <table:table-cell table:style-name="ce7" office:value-type="float" office:value="105.8" calcext:value-type="float">
            <text:p>105.80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51.71" calcext:value-type="float">
            <text:p>51.71</text:p>
          </table:table-cell>
          <table:table-cell table:style-name="ce7" table:formula="of:=[.R163]*[.S163]" office:value-type="float" office:value="22.2353" calcext:value-type="float">
            <text:p>22.2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4];&quot; x &quot;;TEXT([.B164];&quot;##.0&quot;))" office:value-type="string" office:string-value="RHS 75x150 x 6.3" calcext:value-type="string">
            <text:p>RHS 75x150 x 6.3</text:p>
          </table:table-cell>
          <table:table-cell table:style-name="ce5" office:value-type="float" office:value="19.939" calcext:value-type="float">
            <text:p>19.939</text:p>
          </table:table-cell>
          <table:table-cell table:style-name="ce7" office:value-type="float" office:value="25.4" calcext:value-type="float">
            <text:p>25.40</text:p>
          </table:table-cell>
          <table:table-cell table:style-name="ce7" office:value-type="float" office:value="685.55" calcext:value-type="float">
            <text:p>685.55</text:p>
          </table:table-cell>
          <table:table-cell table:style-name="ce7" office:value-type="float" office:value="230.88" calcext:value-type="float">
            <text:p>230.88</text:p>
          </table:table-cell>
          <table:table-cell table:style-name="ce7" office:value-type="float" office:value="5.2" calcext:value-type="float">
            <text:p>5.20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91.41" calcext:value-type="float">
            <text:p>91.41</text:p>
          </table:table-cell>
          <table:table-cell table:style-name="ce7" office:value-type="float" office:value="61.57" calcext:value-type="float">
            <text:p>61.57</text:p>
          </table:table-cell>
          <table:table-cell table:style-name="ce7" office:value-type="float" office:value="117.25" calcext:value-type="float">
            <text:p>117.25</text:p>
          </table:table-cell>
          <table:table-cell table:style-name="ce7" office:value-type="float" office:value="72.18" calcext:value-type="float">
            <text:p>72.18</text:p>
          </table:table-cell>
          <table:table-cell table:style-name="ce7" office:value-type="float" office:value="595.83" calcext:value-type="float">
            <text:p>595.83</text:p>
          </table:table-cell>
          <table:table-cell table:style-name="ce7" office:value-type="float" office:value="109.13" calcext:value-type="float">
            <text:p>109.1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50.15" calcext:value-type="float">
            <text:p>50.15</text:p>
          </table:table-cell>
          <table:table-cell table:style-name="ce7" table:formula="of:=[.R164]*[.S164]" office:value-type="float" office:value="21.063" calcext:value-type="float">
            <text:p>21.06</text:p>
          </table:table-cell>
          <table:table-cell table:style-name="ce7" office:value-type="float" office:value="6.9" calcext:value-type="float">
            <text:p>6.90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5];&quot; x &quot;;TEXT([.B165];&quot;##.0&quot;))" office:value-type="string" office:string-value="RHS 75x150 x 8.0" calcext:value-type="string">
            <text:p>RHS 75x150 x 8.0</text:p>
          </table:table-cell>
          <table:table-cell table:style-name="ce5" office:value-type="float" office:value="24.525" calcext:value-type="float">
            <text:p>24.525</text:p>
          </table:table-cell>
          <table:table-cell table:style-name="ce7" office:value-type="float" office:value="31.24" calcext:value-type="float">
            <text:p>31.24</text:p>
          </table:table-cell>
          <table:table-cell table:style-name="ce7" office:value-type="float" office:value="806.27" calcext:value-type="float">
            <text:p>806.27</text:p>
          </table:table-cell>
          <table:table-cell table:style-name="ce7" office:value-type="float" office:value="269.01" calcext:value-type="float">
            <text:p>269.01</text:p>
          </table:table-cell>
          <table:table-cell table:style-name="ce7" office:value-type="float" office:value="5.08" calcext:value-type="float">
            <text:p>5.08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107.5" calcext:value-type="float">
            <text:p>107.50</text:p>
          </table:table-cell>
          <table:table-cell table:style-name="ce7" office:value-type="float" office:value="71.74" calcext:value-type="float">
            <text:p>71.74</text:p>
          </table:table-cell>
          <table:table-cell table:style-name="ce7" office:value-type="float" office:value="140.76" calcext:value-type="float">
            <text:p>140.76</text:p>
          </table:table-cell>
          <table:table-cell table:style-name="ce7" office:value-type="float" office:value="86.3" calcext:value-type="float">
            <text:p>86.30</text:p>
          </table:table-cell>
          <table:table-cell table:style-name="ce7" office:value-type="float" office:value="714.49" calcext:value-type="float">
            <text:p>714.49</text:p>
          </table:table-cell>
          <table:table-cell table:style-name="ce7" office:value-type="float" office:value="128.51" calcext:value-type="float">
            <text:p>128.51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40.77" calcext:value-type="float">
            <text:p>40.77</text:p>
          </table:table-cell>
          <table:table-cell table:style-name="ce7" table:formula="of:=[.R165]*[.S165]" office:value-type="float" office:value="17.1234" calcext:value-type="float">
            <text:p>17.12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6];&quot; x &quot;;TEXT([.B166];&quot;##.0&quot;))" office:value-type="string" office:string-value="RHS 75x150 x 9.0" calcext:value-type="string">
            <text:p>RHS 75x150 x 9.0</text:p>
          </table:table-cell>
          <table:table-cell table:style-name="ce5" office:value-type="float" office:value="27.066" calcext:value-type="float">
            <text:p>27.066</text:p>
          </table:table-cell>
          <table:table-cell table:style-name="ce7" office:value-type="float" office:value="34.48" calcext:value-type="float">
            <text:p>34.48</text:p>
          </table:table-cell>
          <table:table-cell table:style-name="ce7" office:value-type="float" office:value="865.5" calcext:value-type="float">
            <text:p>865.50</text:p>
          </table:table-cell>
          <table:table-cell table:style-name="ce7" office:value-type="float" office:value="287.29" calcext:value-type="float">
            <text:p>287.29</text:p>
          </table:table-cell>
          <table:table-cell table:style-name="ce7" office:value-type="float" office:value="5.01" calcext:value-type="float">
            <text:p>5.01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115.4" calcext:value-type="float">
            <text:p>115.40</text:p>
          </table:table-cell>
          <table:table-cell table:style-name="ce7" office:value-type="float" office:value="76.61" calcext:value-type="float">
            <text:p>76.61</text:p>
          </table:table-cell>
          <table:table-cell table:style-name="ce7" office:value-type="float" office:value="153.03" calcext:value-type="float">
            <text:p>153.03</text:p>
          </table:table-cell>
          <table:table-cell table:style-name="ce7" office:value-type="float" office:value="93.6" calcext:value-type="float">
            <text:p>93.60</text:p>
          </table:table-cell>
          <table:table-cell table:style-name="ce7" office:value-type="float" office:value="775.2" calcext:value-type="float">
            <text:p>775.20</text:p>
          </table:table-cell>
          <table:table-cell table:style-name="ce7" office:value-type="float" office:value="138.1" calcext:value-type="float">
            <text:p>138.10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36.95" calcext:value-type="float">
            <text:p>36.95</text:p>
          </table:table-cell>
          <table:table-cell table:style-name="ce7" table:formula="of:=[.R166]*[.S166]" office:value-type="float" office:value="15.1495" calcext:value-type="float">
            <text:p>15.1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7];&quot; x &quot;;TEXT([.B167];&quot;##.0&quot;))" office:value-type="string" office:string-value="RHS 80x100 x 2.5" calcext:value-type="string">
            <text:p>RHS 80x100 x 2.5</text:p>
          </table:table-cell>
          <table:table-cell table:style-name="ce5" office:value-type="float" office:value="6.742" calcext:value-type="float">
            <text:p>6.742</text:p>
          </table:table-cell>
          <table:table-cell table:style-name="ce7" office:value-type="float" office:value="8.59" calcext:value-type="float">
            <text:p>8.59</text:p>
          </table:table-cell>
          <table:table-cell table:style-name="ce7" office:value-type="float" office:value="126.86" calcext:value-type="float">
            <text:p>126.86</text:p>
          </table:table-cell>
          <table:table-cell table:style-name="ce7" office:value-type="float" office:value="90.17" calcext:value-type="float">
            <text:p>90.17</text:p>
          </table:table-cell>
          <table:table-cell table:style-name="ce7" office:value-type="float" office:value="3.84" calcext:value-type="float">
            <text:p>3.8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25.37" calcext:value-type="float">
            <text:p>25.37</text:p>
          </table:table-cell>
          <table:table-cell table:style-name="ce7" office:value-type="float" office:value="22.54" calcext:value-type="float">
            <text:p>22.54</text:p>
          </table:table-cell>
          <table:table-cell table:style-name="ce7" office:value-type="float" office:value="29.98" calcext:value-type="float">
            <text:p>29.98</text:p>
          </table:table-cell>
          <table:table-cell table:style-name="ce7" office:value-type="float" office:value="25.77" calcext:value-type="float">
            <text:p>25.77</text:p>
          </table:table-cell>
          <table:table-cell table:style-name="ce7" office:value-type="float" office:value="165.84" calcext:value-type="float">
            <text:p>165.84</text:p>
          </table:table-cell>
          <table:table-cell table:style-name="ce7" office:value-type="float" office:value="35.73" calcext:value-type="float">
            <text:p>35.73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48.32" calcext:value-type="float">
            <text:p>148.32</text:p>
          </table:table-cell>
          <table:table-cell table:style-name="ce7" table:formula="of:=[.R167]*[.S167]" office:value-type="float" office:value="51.912" calcext:value-type="float">
            <text:p>51.91</text:p>
          </table:table-cell>
          <table:table-cell table:style-name="ce7" office:value-type="float" office:value="27" calcext:value-type="float">
            <text:p>27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8];&quot; x &quot;;TEXT([.B168];&quot;##.0&quot;))" office:value-type="string" office:string-value="RHS 80x100 x 3.0" calcext:value-type="string">
            <text:p>RHS 80x100 x 3.0</text:p>
          </table:table-cell>
          <table:table-cell table:style-name="ce5" office:value-type="float" office:value="8.013" calcext:value-type="float">
            <text:p>8.013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148.81" calcext:value-type="float">
            <text:p>148.81</text:p>
          </table:table-cell>
          <table:table-cell table:style-name="ce7" office:value-type="float" office:value="105.64" calcext:value-type="float">
            <text:p>105.64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3.22" calcext:value-type="float">
            <text:p>3.22</text:p>
          </table:table-cell>
          <table:table-cell table:style-name="ce7" office:value-type="float" office:value="29.76" calcext:value-type="float">
            <text:p>29.76</text:p>
          </table:table-cell>
          <table:table-cell table:style-name="ce7" office:value-type="float" office:value="26.41" calcext:value-type="float">
            <text:p>26.41</text:p>
          </table:table-cell>
          <table:table-cell table:style-name="ce7" office:value-type="float" office:value="35.39" calcext:value-type="float">
            <text:p>35.39</text:p>
          </table:table-cell>
          <table:table-cell table:style-name="ce7" office:value-type="float" office:value="30.4" calcext:value-type="float">
            <text:p>30.40</text:p>
          </table:table-cell>
          <table:table-cell table:style-name="ce7" office:value-type="float" office:value="196.12" calcext:value-type="float">
            <text:p>196.12</text:p>
          </table:table-cell>
          <table:table-cell table:style-name="ce7" office:value-type="float" office:value="41.91" calcext:value-type="float">
            <text:p>41.91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24.79" calcext:value-type="float">
            <text:p>124.79</text:p>
          </table:table-cell>
          <table:table-cell table:style-name="ce7" table:formula="of:=[.R168]*[.S168]" office:value-type="float" office:value="43.6765" calcext:value-type="float">
            <text:p>43.68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9];&quot; x &quot;;TEXT([.B169];&quot;##.0&quot;))" office:value-type="string" office:string-value="RHS 80x100 x 4.0" calcext:value-type="string">
            <text:p>RHS 80x100 x 4.0</text:p>
          </table:table-cell>
          <table:table-cell table:style-name="ce5" office:value-type="float" office:value="10.478" calcext:value-type="float">
            <text:p>10.478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189.47" calcext:value-type="float">
            <text:p>189.47</text:p>
          </table:table-cell>
          <table:table-cell table:style-name="ce7" office:value-type="float" office:value="134.17" calcext:value-type="float">
            <text:p>134.17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3.17" calcext:value-type="float">
            <text:p>3.17</text:p>
          </table:table-cell>
          <table:table-cell table:style-name="ce7" office:value-type="float" office:value="37.89" calcext:value-type="float">
            <text:p>37.89</text:p>
          </table:table-cell>
          <table:table-cell table:style-name="ce7" office:value-type="float" office:value="33.54" calcext:value-type="float">
            <text:p>33.54</text:p>
          </table:table-cell>
          <table:table-cell table:style-name="ce7" office:value-type="float" office:value="45.62" calcext:value-type="float">
            <text:p>45.62</text:p>
          </table:table-cell>
          <table:table-cell table:style-name="ce7" office:value-type="float" office:value="39.15" calcext:value-type="float">
            <text:p>39.15</text:p>
          </table:table-cell>
          <table:table-cell table:style-name="ce7" office:value-type="float" office:value="253.79" calcext:value-type="float">
            <text:p>253.79</text:p>
          </table:table-cell>
          <table:table-cell table:style-name="ce7" office:value-type="float" office:value="53.38" calcext:value-type="float">
            <text:p>53.38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95.44" calcext:value-type="float">
            <text:p>95.44</text:p>
          </table:table-cell>
          <table:table-cell table:style-name="ce7" table:formula="of:=[.R169]*[.S169]" office:value-type="float" office:value="33.404" calcext:value-type="float">
            <text:p>33.4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0];&quot; x &quot;;TEXT([.B170];&quot;##.0&quot;))" office:value-type="string" office:string-value="RHS 80x100 x 5.0" calcext:value-type="string">
            <text:p>RHS 80x100 x 5.0</text:p>
          </table:table-cell>
          <table:table-cell table:style-name="ce5" office:value-type="float" office:value="12.84" calcext:value-type="float">
            <text:p>12.840</text:p>
          </table:table-cell>
          <table:table-cell table:style-name="ce7" office:value-type="float" office:value="16.36" calcext:value-type="float">
            <text:p>16.36</text:p>
          </table:table-cell>
          <table:table-cell table:style-name="ce7" office:value-type="float" office:value="225.94" calcext:value-type="float">
            <text:p>225.94</text:p>
          </table:table-cell>
          <table:table-cell table:style-name="ce7" office:value-type="float" office:value="159.61" calcext:value-type="float">
            <text:p>159.61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45.19" calcext:value-type="float">
            <text:p>45.19</text:p>
          </table:table-cell>
          <table:table-cell table:style-name="ce7" office:value-type="float" office:value="39.9" calcext:value-type="float">
            <text:p>39.90</text:p>
          </table:table-cell>
          <table:table-cell table:style-name="ce7" office:value-type="float" office:value="55.09" calcext:value-type="float">
            <text:p>55.09</text:p>
          </table:table-cell>
          <table:table-cell table:style-name="ce7" office:value-type="float" office:value="47.24" calcext:value-type="float">
            <text:p>47.24</text:p>
          </table:table-cell>
          <table:table-cell table:style-name="ce7" office:value-type="float" office:value="307.55" calcext:value-type="float">
            <text:p>307.55</text:p>
          </table:table-cell>
          <table:table-cell table:style-name="ce7" office:value-type="float" office:value="63.72" calcext:value-type="float">
            <text:p>63.72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77.88" calcext:value-type="float">
            <text:p>77.88</text:p>
          </table:table-cell>
          <table:table-cell table:style-name="ce7" table:formula="of:=[.R170]*[.S170]" office:value-type="float" office:value="26.4792" calcext:value-type="float">
            <text:p>26.48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1];&quot; x &quot;;TEXT([.B171];&quot;##.0&quot;))" office:value-type="string" office:string-value="RHS 80x100 x 6.0" calcext:value-type="string">
            <text:p>RHS 80x100 x 6.0</text:p>
          </table:table-cell>
          <table:table-cell table:style-name="ce5" office:value-type="float" office:value="15.098" calcext:value-type="float">
            <text:p>15.098</text:p>
          </table:table-cell>
          <table:table-cell table:style-name="ce7" office:value-type="float" office:value="19.23" calcext:value-type="float">
            <text:p>19.23</text:p>
          </table:table-cell>
          <table:table-cell table:style-name="ce7" office:value-type="float" office:value="258.39" calcext:value-type="float">
            <text:p>258.39</text:p>
          </table:table-cell>
          <table:table-cell table:style-name="ce7" office:value-type="float" office:value="182.1" calcext:value-type="float">
            <text:p>182.10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51.68" calcext:value-type="float">
            <text:p>51.68</text:p>
          </table:table-cell>
          <table:table-cell table:style-name="ce7" office:value-type="float" office:value="45.53" calcext:value-type="float">
            <text:p>45.53</text:p>
          </table:table-cell>
          <table:table-cell table:style-name="ce7" office:value-type="float" office:value="63.82" calcext:value-type="float">
            <text:p>63.82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57.38" calcext:value-type="float">
            <text:p>357.38</text:p>
          </table:table-cell>
          <table:table-cell table:style-name="ce7" office:value-type="float" office:value="72.98" calcext:value-type="float">
            <text:p>72.9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66.23" calcext:value-type="float">
            <text:p>66.23</text:p>
          </table:table-cell>
          <table:table-cell table:style-name="ce7" table:formula="of:=[.R171]*[.S171]" office:value-type="float" office:value="22.5182" calcext:value-type="float">
            <text:p>22.52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2];&quot; x &quot;;TEXT([.B172];&quot;##.0&quot;))" office:value-type="string" office:string-value="RHS 80x100 x 6.3" calcext:value-type="string">
            <text:p>RHS 80x100 x 6.3</text:p>
          </table:table-cell>
          <table:table-cell table:style-name="ce5" office:value-type="float" office:value="15.488" calcext:value-type="float">
            <text:p>15.488</text:p>
          </table:table-cell>
          <table:table-cell table:style-name="ce7" office:value-type="float" office:value="19.73" calcext:value-type="float">
            <text:p>19.73</text:p>
          </table:table-cell>
          <table:table-cell table:style-name="ce7" office:value-type="float" office:value="258.77" calcext:value-type="float">
            <text:p>258.77</text:p>
          </table:table-cell>
          <table:table-cell table:style-name="ce7" office:value-type="float" office:value="182.81" calcext:value-type="float">
            <text:p>182.81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51.75" calcext:value-type="float">
            <text:p>51.75</text:p>
          </table:table-cell>
          <table:table-cell table:style-name="ce7" office:value-type="float" office:value="45.7" calcext:value-type="float">
            <text:p>45.70</text:p>
          </table:table-cell>
          <table:table-cell table:style-name="ce7" office:value-type="float" office:value="64.58" calcext:value-type="float">
            <text:p>64.58</text:p>
          </table:table-cell>
          <table:table-cell table:style-name="ce7" office:value-type="float" office:value="55.39" calcext:value-type="float">
            <text:p>55.39</text:p>
          </table:table-cell>
          <table:table-cell table:style-name="ce7" office:value-type="float" office:value="371.35" calcext:value-type="float">
            <text:p>371.35</text:p>
          </table:table-cell>
          <table:table-cell table:style-name="ce7" office:value-type="float" office:value="74.97" calcext:value-type="float">
            <text:p>74.97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4.57" calcext:value-type="float">
            <text:p>64.57</text:p>
          </table:table-cell>
          <table:table-cell table:style-name="ce7" table:formula="of:=[.R172]*[.S172]" office:value-type="float" office:value="21.3081" calcext:value-type="float">
            <text:p>21.31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3];&quot; x &quot;;TEXT([.B173];&quot;##.0&quot;))" office:value-type="string" office:string-value="RHS 80x120 x 2.5" calcext:value-type="string">
            <text:p>RHS 80x120 x 2.5</text:p>
          </table:table-cell>
          <table:table-cell table:style-name="ce5" office:value-type="float" office:value="7.527" calcext:value-type="float">
            <text:p>7.527</text:p>
          </table:table-cell>
          <table:table-cell table:style-name="ce7" office:value-type="float" office:value="9.59" calcext:value-type="float">
            <text:p>9.59</text:p>
          </table:table-cell>
          <table:table-cell table:style-name="ce7" office:value-type="float" office:value="195.75" calcext:value-type="float">
            <text:p>195.75</text:p>
          </table:table-cell>
          <table:table-cell table:style-name="ce7" office:value-type="float" office:value="105.19" calcext:value-type="float">
            <text:p>105.19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32.63" calcext:value-type="float">
            <text:p>32.63</text:p>
          </table:table-cell>
          <table:table-cell table:style-name="ce7" office:value-type="float" office:value="26.3" calcext:value-type="float">
            <text:p>26.30</text:p>
          </table:table-cell>
          <table:table-cell table:style-name="ce7" office:value-type="float" office:value="39.07" calcext:value-type="float">
            <text:p>39.07</text:p>
          </table:table-cell>
          <table:table-cell table:style-name="ce7" office:value-type="float" office:value="29.65" calcext:value-type="float">
            <text:p>29.65</text:p>
          </table:table-cell>
          <table:table-cell table:style-name="ce7" office:value-type="float" office:value="215.82" calcext:value-type="float">
            <text:p>215.82</text:p>
          </table:table-cell>
          <table:table-cell table:style-name="ce7" office:value-type="float" office:value="43.23" calcext:value-type="float">
            <text:p>43.23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32.85" calcext:value-type="float">
            <text:p>132.85</text:p>
          </table:table-cell>
          <table:table-cell table:style-name="ce7" table:formula="of:=[.R173]*[.S173]" office:value-type="float" office:value="51.8115" calcext:value-type="float">
            <text:p>51.81</text:p>
          </table:table-cell>
          <table:table-cell table:style-name="ce7" office:value-type="float" office:value="27" calcext:value-type="float">
            <text:p>2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4];&quot; x &quot;;TEXT([.B174];&quot;##.0&quot;))" office:value-type="string" office:string-value="RHS 80x120 x 3.0" calcext:value-type="string">
            <text:p>RHS 80x120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30.2" calcext:value-type="float">
            <text:p>230.20</text:p>
          </table:table-cell>
          <table:table-cell table:style-name="ce7" office:value-type="float" office:value="123.43" calcext:value-type="float">
            <text:p>123.43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38.37" calcext:value-type="float">
            <text:p>38.37</text:p>
          </table:table-cell>
          <table:table-cell table:style-name="ce7" office:value-type="float" office:value="30.86" calcext:value-type="float">
            <text:p>30.86</text:p>
          </table:table-cell>
          <table:table-cell table:style-name="ce7" office:value-type="float" office:value="46.2" calcext:value-type="float">
            <text:p>46.20</text:p>
          </table:table-cell>
          <table:table-cell table:style-name="ce7" office:value-type="float" office:value="35.02" calcext:value-type="float">
            <text:p>35.02</text:p>
          </table:table-cell>
          <table:table-cell table:style-name="ce7" office:value-type="float" office:value="255.47" calcext:value-type="float">
            <text:p>255.47</text:p>
          </table:table-cell>
          <table:table-cell table:style-name="ce7" office:value-type="float" office:value="50.8" calcext:value-type="float">
            <text:p>50.8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74]*[.S174]" office:value-type="float" office:value="43.5474" calcext:value-type="float">
            <text:p>43.55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5];&quot; x &quot;;TEXT([.B175];&quot;##.0&quot;))" office:value-type="string" office:string-value="RHS 80x120 x 4.0" calcext:value-type="string">
            <text:p>RHS 80x120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294.59" calcext:value-type="float">
            <text:p>294.59</text:p>
          </table:table-cell>
          <table:table-cell table:style-name="ce7" office:value-type="float" office:value="157.29" calcext:value-type="float">
            <text:p>157.29</text:p>
          </table:table-cell>
          <table:table-cell table:style-name="ce7" office:value-type="float" office:value="4.44" calcext:value-type="float">
            <text:p>4.4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49.1" calcext:value-type="float">
            <text:p>49.10</text:p>
          </table:table-cell>
          <table:table-cell table:style-name="ce7" office:value-type="float" office:value="39.32" calcext:value-type="float">
            <text:p>39.32</text:p>
          </table:table-cell>
          <table:table-cell table:style-name="ce7" office:value-type="float" office:value="59.77" calcext:value-type="float">
            <text:p>59.77</text:p>
          </table:table-cell>
          <table:table-cell table:style-name="ce7" office:value-type="float" office:value="45.23" calcext:value-type="float">
            <text:p>45.23</text:p>
          </table:table-cell>
          <table:table-cell table:style-name="ce7" office:value-type="float" office:value="331.24" calcext:value-type="float">
            <text:p>331.24</text:p>
          </table:table-cell>
          <table:table-cell table:style-name="ce7" office:value-type="float" office:value="64.93" calcext:value-type="float">
            <text:p>64.93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75]*[.S175]" office:value-type="float" office:value="33.2358" calcext:value-type="float">
            <text:p>33.2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6];&quot; x &quot;;TEXT([.B176];&quot;##.0&quot;))" office:value-type="string" office:string-value="RHS 80x120 x 4.5" calcext:value-type="string">
            <text:p>RHS 80x120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324.58" calcext:value-type="float">
            <text:p>324.58</text:p>
          </table:table-cell>
          <table:table-cell table:style-name="ce7" office:value-type="float" office:value="172.95" calcext:value-type="float">
            <text:p>172.95</text:p>
          </table:table-cell>
          <table:table-cell table:style-name="ce7" office:value-type="float" office:value="4.41" calcext:value-type="float">
            <text:p>4.41</text:p>
          </table:table-cell>
          <table:table-cell table:style-name="ce7" office:value-type="float" office:value="3.22" calcext:value-type="float">
            <text:p>3.22</text:p>
          </table:table-cell>
          <table:table-cell table:style-name="ce7" office:value-type="float" office:value="54.1" calcext:value-type="float">
            <text:p>54.10</text:p>
          </table:table-cell>
          <table:table-cell table:style-name="ce7" office:value-type="float" office:value="43.24" calcext:value-type="float">
            <text:p>43.24</text:p>
          </table:table-cell>
          <table:table-cell table:style-name="ce7" office:value-type="float" office:value="66.22" calcext:value-type="float">
            <text:p>66.22</text:p>
          </table:table-cell>
          <table:table-cell table:style-name="ce7" office:value-type="float" office:value="50.07" calcext:value-type="float">
            <text:p>50.07</text:p>
          </table:table-cell>
          <table:table-cell table:style-name="ce7" office:value-type="float" office:value="367.34" calcext:value-type="float">
            <text:p>367.34</text:p>
          </table:table-cell>
          <table:table-cell table:style-name="ce7" office:value-type="float" office:value="71.51" calcext:value-type="float">
            <text:p>71.51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76]*[.S176]" office:value-type="float" office:value="29.0396" calcext:value-type="float">
            <text:p>29.04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7];&quot; x &quot;;TEXT([.B177];&quot;##.0&quot;))" office:value-type="string" office:string-value="RHS 80x120 x 5.0" calcext:value-type="string">
            <text:p>RHS 80x120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353.14" calcext:value-type="float">
            <text:p>353.14</text:p>
          </table:table-cell>
          <table:table-cell table:style-name="ce7" office:value-type="float" office:value="187.78" calcext:value-type="float">
            <text:p>187.78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58.86" calcext:value-type="float">
            <text:p>58.86</text:p>
          </table:table-cell>
          <table:table-cell table:style-name="ce7" office:value-type="float" office:value="46.94" calcext:value-type="float">
            <text:p>46.94</text:p>
          </table:table-cell>
          <table:table-cell table:style-name="ce7" office:value-type="float" office:value="72.45" calcext:value-type="float">
            <text:p>72.45</text:p>
          </table:table-cell>
          <table:table-cell table:style-name="ce7" office:value-type="float" office:value="54.74" calcext:value-type="float">
            <text:p>54.74</text:p>
          </table:table-cell>
          <table:table-cell table:style-name="ce7" office:value-type="float" office:value="402.27" calcext:value-type="float">
            <text:p>402.27</text:p>
          </table:table-cell>
          <table:table-cell table:style-name="ce7" office:value-type="float" office:value="77.77" calcext:value-type="float">
            <text:p>77.77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77]*[.S177]" office:value-type="float" office:value="26.372" calcext:value-type="float">
            <text:p>26.37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8];&quot; x &quot;;TEXT([.B178];&quot;##.0&quot;))" office:value-type="string" office:string-value="RHS 80x120 x 6.0" calcext:value-type="string">
            <text:p>RHS 80x120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406.06" calcext:value-type="float">
            <text:p>406.06</text:p>
          </table:table-cell>
          <table:table-cell table:style-name="ce7" office:value-type="float" office:value="215.03" calcext:value-type="float">
            <text:p>215.03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67.68" calcext:value-type="float">
            <text:p>67.68</text:p>
          </table:table-cell>
          <table:table-cell table:style-name="ce7" office:value-type="float" office:value="53.76" calcext:value-type="float">
            <text:p>53.76</text:p>
          </table:table-cell>
          <table:table-cell table:style-name="ce7" office:value-type="float" office:value="84.25" calcext:value-type="float">
            <text:p>84.25</text:p>
          </table:table-cell>
          <table:table-cell table:style-name="ce7" office:value-type="float" office:value="63.55" calcext:value-type="float">
            <text:p>63.55</text:p>
          </table:table-cell>
          <table:table-cell table:style-name="ce7" office:value-type="float" office:value="468.54" calcext:value-type="float">
            <text:p>468.54</text:p>
          </table:table-cell>
          <table:table-cell table:style-name="ce7" office:value-type="float" office:value="89.4" calcext:value-type="float">
            <text:p>89.40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78]*[.S178]" office:value-type="float" office:value="22.3782" calcext:value-type="float">
            <text:p>22.38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9];&quot; x &quot;;TEXT([.B179];&quot;##.0&quot;))" office:value-type="string" office:string-value="RHS 80x120 x 6.3" calcext:value-type="string">
            <text:p>RHS 80x120 x 6.3</text:p>
          </table:table-cell>
          <table:table-cell table:style-name="ce5" office:value-type="float" office:value="17.466" calcext:value-type="float">
            <text:p>17.466</text:p>
          </table:table-cell>
          <table:table-cell table:style-name="ce7" office:value-type="float" office:value="22.25" calcext:value-type="float">
            <text:p>22.25</text:p>
          </table:table-cell>
          <table:table-cell table:style-name="ce7" office:value-type="float" office:value="408.5" calcext:value-type="float">
            <text:p>408.50</text:p>
          </table:table-cell>
          <table:table-cell table:style-name="ce7" office:value-type="float" office:value="217.11" calcext:value-type="float">
            <text:p>217.11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54.28" calcext:value-type="float">
            <text:p>54.28</text:p>
          </table:table-cell>
          <table:table-cell table:style-name="ce7" office:value-type="float" office:value="85.57" calcext:value-type="float">
            <text:p>85.57</text:p>
          </table:table-cell>
          <table:table-cell table:style-name="ce7" office:value-type="float" office:value="64.68" calcext:value-type="float">
            <text:p>64.68</text:p>
          </table:table-cell>
          <table:table-cell table:style-name="ce7" office:value-type="float" office:value="487.82" calcext:value-type="float">
            <text:p>487.82</text:p>
          </table:table-cell>
          <table:table-cell table:style-name="ce7" office:value-type="float" office:value="92.07" calcext:value-type="float">
            <text:p>92.07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57.25" calcext:value-type="float">
            <text:p>57.25</text:p>
          </table:table-cell>
          <table:table-cell table:style-name="ce7" table:formula="of:=[.R179]*[.S179]" office:value-type="float" office:value="21.1825" calcext:value-type="float">
            <text:p>21.18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0];&quot; x &quot;;TEXT([.B180];&quot;##.0&quot;))" office:value-type="string" office:string-value="RHS 80x140 x 4.0" calcext:value-type="string">
            <text:p>RHS 80x140 x 4.0</text:p>
          </table:table-cell>
          <table:table-cell table:style-name="ce5" office:value-type="float" office:value="12.99" calcext:value-type="float">
            <text:p>12.990</text:p>
          </table:table-cell>
          <table:table-cell table:style-name="ce7" office:value-type="float" office:value="16.55" calcext:value-type="float">
            <text:p>16.55</text:p>
          </table:table-cell>
          <table:table-cell table:style-name="ce7" office:value-type="float" office:value="429.6" calcext:value-type="float">
            <text:p>429.60</text:p>
          </table:table-cell>
          <table:table-cell table:style-name="ce7" office:value-type="float" office:value="180.42" calcext:value-type="float">
            <text:p>180.42</text:p>
          </table:table-cell>
          <table:table-cell table:style-name="ce7" office:value-type="float" office:value="5.1" calcext:value-type="float">
            <text:p>5.10</text:p>
          </table:table-cell>
          <table:table-cell table:style-name="ce7" office:value-type="float" office:value="3.3" calcext:value-type="float">
            <text:p>3.30</text:p>
          </table:table-cell>
          <table:table-cell table:style-name="ce7" office:value-type="float" office:value="61.37" calcext:value-type="float">
            <text:p>61.37</text:p>
          </table:table-cell>
          <table:table-cell table:style-name="ce7" office:value-type="float" office:value="45.1" calcext:value-type="float">
            <text:p>45.10</text:p>
          </table:table-cell>
          <table:table-cell table:style-name="ce7" office:value-type="float" office:value="75.51" calcext:value-type="float">
            <text:p>75.51</text:p>
          </table:table-cell>
          <table:table-cell table:style-name="ce7" office:value-type="float" office:value="51.31" calcext:value-type="float">
            <text:p>51.31</text:p>
          </table:table-cell>
          <table:table-cell table:style-name="ce7" office:value-type="float" office:value="411.6" calcext:value-type="float">
            <text:p>411.60</text:p>
          </table:table-cell>
          <table:table-cell table:style-name="ce7" office:value-type="float" office:value="76.48" calcext:value-type="float">
            <text:p>76.48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76.98" calcext:value-type="float">
            <text:p>76.98</text:p>
          </table:table-cell>
          <table:table-cell table:style-name="ce7" table:formula="of:=[.R180]*[.S180]" office:value-type="float" office:value="33.1014" calcext:value-type="float">
            <text:p>33.1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1];&quot; x &quot;;TEXT([.B181];&quot;##.0&quot;))" office:value-type="string" office:string-value="RHS 80x140 x 5.0" calcext:value-type="string">
            <text:p>RHS 80x140 x 5.0</text:p>
          </table:table-cell>
          <table:table-cell table:style-name="ce5" office:value-type="float" office:value="15.98" calcext:value-type="float">
            <text:p>15.980</text:p>
          </table:table-cell>
          <table:table-cell table:style-name="ce7" office:value-type="float" office:value="20.36" calcext:value-type="float">
            <text:p>20.36</text:p>
          </table:table-cell>
          <table:table-cell table:style-name="ce7" office:value-type="float" office:value="517.06" calcext:value-type="float">
            <text:p>517.06</text:p>
          </table:table-cell>
          <table:table-cell table:style-name="ce7" office:value-type="float" office:value="215.94" calcext:value-type="float">
            <text:p>215.94</text:p>
          </table:table-cell>
          <table:table-cell table:style-name="ce7" office:value-type="float" office:value="5.04" calcext:value-type="float">
            <text:p>5.04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office:value-type="float" office:value="73.87" calcext:value-type="float">
            <text:p>73.87</text:p>
          </table:table-cell>
          <table:table-cell table:style-name="ce7" office:value-type="float" office:value="53.99" calcext:value-type="float">
            <text:p>53.99</text:p>
          </table:table-cell>
          <table:table-cell table:style-name="ce7" office:value-type="float" office:value="91.8" calcext:value-type="float">
            <text:p>91.80</text:p>
          </table:table-cell>
          <table:table-cell table:style-name="ce7" office:value-type="float" office:value="62.24" calcext:value-type="float">
            <text:p>62.24</text:p>
          </table:table-cell>
          <table:table-cell table:style-name="ce7" office:value-type="float" office:value="500.51" calcext:value-type="float">
            <text:p>500.51</text:p>
          </table:table-cell>
          <table:table-cell table:style-name="ce7" office:value-type="float" office:value="91.83" calcext:value-type="float">
            <text:p>91.8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62.58" calcext:value-type="float">
            <text:p>62.58</text:p>
          </table:table-cell>
          <table:table-cell table:style-name="ce7" table:formula="of:=[.R181]*[.S181]" office:value-type="float" office:value="26.2836" calcext:value-type="float">
            <text:p>26.28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2];&quot; x &quot;;TEXT([.B182];&quot;##.0&quot;))" office:value-type="string" office:string-value="RHS 80x140 x 6.0" calcext:value-type="string">
            <text:p>RHS 80x140 x 6.0</text:p>
          </table:table-cell>
          <table:table-cell table:style-name="ce5" office:value-type="float" office:value="18.866" calcext:value-type="float">
            <text:p>18.866</text:p>
          </table:table-cell>
          <table:table-cell table:style-name="ce7" office:value-type="float" office:value="24.03" calcext:value-type="float">
            <text:p>24.03</text:p>
          </table:table-cell>
          <table:table-cell table:style-name="ce7" office:value-type="float" office:value="597" calcext:value-type="float">
            <text:p>597.00</text:p>
          </table:table-cell>
          <table:table-cell table:style-name="ce7" office:value-type="float" office:value="247.96" calcext:value-type="float">
            <text:p>247.96</text:p>
          </table:table-cell>
          <table:table-cell table:style-name="ce7" office:value-type="float" office:value="4.98" calcext:value-type="float">
            <text:p>4.98</text:p>
          </table:table-cell>
          <table:table-cell table:style-name="ce7" office:value-type="float" office:value="3.21" calcext:value-type="float">
            <text:p>3.21</text:p>
          </table:table-cell>
          <table:table-cell table:style-name="ce7" office:value-type="float" office:value="85.29" calcext:value-type="float">
            <text:p>85.29</text:p>
          </table:table-cell>
          <table:table-cell table:style-name="ce7" office:value-type="float" office:value="61.99" calcext:value-type="float">
            <text:p>61.99</text:p>
          </table:table-cell>
          <table:table-cell table:style-name="ce7" office:value-type="float" office:value="107.09" calcext:value-type="float">
            <text:p>107.09</text:p>
          </table:table-cell>
          <table:table-cell table:style-name="ce7" office:value-type="float" office:value="72.43" calcext:value-type="float">
            <text:p>72.43</text:p>
          </table:table-cell>
          <table:table-cell table:style-name="ce7" office:value-type="float" office:value="583.8" calcext:value-type="float">
            <text:p>583.80</text:p>
          </table:table-cell>
          <table:table-cell table:style-name="ce7" office:value-type="float" office:value="105.83" calcext:value-type="float">
            <text:p>105.8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53.01" calcext:value-type="float">
            <text:p>53.01</text:p>
          </table:table-cell>
          <table:table-cell table:style-name="ce7" table:formula="of:=[.R182]*[.S182]" office:value-type="float" office:value="22.2642" calcext:value-type="float">
            <text:p>22.26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3];&quot; x &quot;;TEXT([.B183];&quot;##.0&quot;))" office:value-type="string" office:string-value="RHS 80x140 x 6.3" calcext:value-type="string">
            <text:p>RHS 80x140 x 6.3</text:p>
          </table:table-cell>
          <table:table-cell table:style-name="ce5" office:value-type="float" office:value="19.444" calcext:value-type="float">
            <text:p>19.444</text:p>
          </table:table-cell>
          <table:table-cell table:style-name="ce7" office:value-type="float" office:value="24.77" calcext:value-type="float">
            <text:p>24.77</text:p>
          </table:table-cell>
          <table:table-cell table:style-name="ce7" office:value-type="float" office:value="602.72" calcext:value-type="float">
            <text:p>602.72</text:p>
          </table:table-cell>
          <table:table-cell table:style-name="ce7" office:value-type="float" office:value="251.42" calcext:value-type="float">
            <text:p>251.42</text:p>
          </table:table-cell>
          <table:table-cell table:style-name="ce7" office:value-type="float" office:value="4.93" calcext:value-type="float">
            <text:p>4.93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86.1" calcext:value-type="float">
            <text:p>86.10</text:p>
          </table:table-cell>
          <table:table-cell table:style-name="ce7" office:value-type="float" office:value="62.85" calcext:value-type="float">
            <text:p>62.85</text:p>
          </table:table-cell>
          <table:table-cell table:style-name="ce7" office:value-type="float" office:value="109.08" calcext:value-type="float">
            <text:p>109.08</text:p>
          </table:table-cell>
          <table:table-cell table:style-name="ce7" office:value-type="float" office:value="73.97" calcext:value-type="float">
            <text:p>73.97</text:p>
          </table:table-cell>
          <table:table-cell table:style-name="ce7" office:value-type="float" office:value="608.51" calcext:value-type="float">
            <text:p>608.51</text:p>
          </table:table-cell>
          <table:table-cell table:style-name="ce7" office:value-type="float" office:value="109.19" calcext:value-type="float">
            <text:p>109.19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51.43" calcext:value-type="float">
            <text:p>51.43</text:p>
          </table:table-cell>
          <table:table-cell table:style-name="ce7" table:formula="of:=[.R183]*[.S183]" office:value-type="float" office:value="21.0863" calcext:value-type="float">
            <text:p>21.09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4];&quot; x &quot;;TEXT([.B184];&quot;##.0&quot;))" office:value-type="string" office:string-value="RHS 80x140 x 8.0" calcext:value-type="string">
            <text:p>RHS 80x140 x 8.0</text:p>
          </table:table-cell>
          <table:table-cell table:style-name="ce5" office:value-type="float" office:value="23.897" calcext:value-type="float">
            <text:p>23.897</text:p>
          </table:table-cell>
          <table:table-cell table:style-name="ce7" office:value-type="float" office:value="30.44" calcext:value-type="float">
            <text:p>30.44</text:p>
          </table:table-cell>
          <table:table-cell table:style-name="ce7" office:value-type="float" office:value="708.09" calcext:value-type="float">
            <text:p>708.09</text:p>
          </table:table-cell>
          <table:table-cell table:style-name="ce7" office:value-type="float" office:value="293.31" calcext:value-type="float">
            <text:p>293.31</text:p>
          </table:table-cell>
          <table:table-cell table:style-name="ce7" office:value-type="float" office:value="4.82" calcext:value-type="float">
            <text:p>4.82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101.16" calcext:value-type="float">
            <text:p>101.16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130.82" calcext:value-type="float">
            <text:p>130.82</text:p>
          </table:table-cell>
          <table:table-cell table:style-name="ce7" office:value-type="float" office:value="88.45" calcext:value-type="float">
            <text:p>88.45</text:p>
          </table:table-cell>
          <table:table-cell table:style-name="ce7" office:value-type="float" office:value="731.35" calcext:value-type="float">
            <text:p>731.35</text:p>
          </table:table-cell>
          <table:table-cell table:style-name="ce7" office:value-type="float" office:value="128.77" calcext:value-type="float">
            <text:p>128.77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41.85" calcext:value-type="float">
            <text:p>41.85</text:p>
          </table:table-cell>
          <table:table-cell table:style-name="ce7" table:formula="of:=[.R184]*[.S184]" office:value-type="float" office:value="17.1585" calcext:value-type="float">
            <text:p>17.16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5];&quot; x &quot;;TEXT([.B185];&quot;##.0&quot;))" office:value-type="string" office:string-value="RHS 80x160 x 3.0" calcext:value-type="string">
            <text:p>RHS 80x160 x 3.0</text:p>
          </table:table-cell>
          <table:table-cell table:style-name="ce5" office:value-type="float" office:value="10.839" calcext:value-type="float">
            <text:p>10.839</text:p>
          </table:table-cell>
          <table:table-cell table:style-name="ce7" office:value-type="float" office:value="13.81" calcext:value-type="float">
            <text:p>13.81</text:p>
          </table:table-cell>
          <table:table-cell table:style-name="ce7" office:value-type="float" office:value="463.81" calcext:value-type="float">
            <text:p>463.81</text:p>
          </table:table-cell>
          <table:table-cell table:style-name="ce7" office:value-type="float" office:value="159.03" calcext:value-type="float">
            <text:p>159.03</text:p>
          </table:table-cell>
          <table:table-cell table:style-name="ce7" office:value-type="float" office:value="5.8" calcext:value-type="float">
            <text:p>5.80</text:p>
          </table:table-cell>
          <table:table-cell table:style-name="ce7" office:value-type="float" office:value="3.39" calcext:value-type="float">
            <text:p>3.39</text:p>
          </table:table-cell>
          <table:table-cell table:style-name="ce7" office:value-type="float" office:value="57.98" calcext:value-type="float">
            <text:p>57.98</text:p>
          </table:table-cell>
          <table:table-cell table:style-name="ce7" office:value-type="float" office:value="39.76" calcext:value-type="float">
            <text:p>39.76</text:p>
          </table:table-cell>
          <table:table-cell table:style-name="ce7" office:value-type="float" office:value="71.41" calcext:value-type="float">
            <text:p>71.41</text:p>
          </table:table-cell>
          <table:table-cell table:style-name="ce7" office:value-type="float" office:value="44.26" calcext:value-type="float">
            <text:p>44.26</text:p>
          </table:table-cell>
          <table:table-cell table:style-name="ce7" office:value-type="float" office:value="380.34" calcext:value-type="float">
            <text:p>380.34</text:p>
          </table:table-cell>
          <table:table-cell table:style-name="ce7" office:value-type="float" office:value="68.59" calcext:value-type="float">
            <text:p>68.59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92.26" calcext:value-type="float">
            <text:p>92.26</text:p>
          </table:table-cell>
          <table:table-cell table:style-name="ce7" table:formula="of:=[.R185]*[.S185]" office:value-type="float" office:value="43.3622" calcext:value-type="float">
            <text:p>43.36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6];&quot; x &quot;;TEXT([.B186];&quot;##.0&quot;))" office:value-type="string" office:string-value="RHS 80x160 x 3.2" calcext:value-type="string">
            <text:p>RHS 80x160 x 3.2</text:p>
          </table:table-cell>
          <table:table-cell table:style-name="ce5" office:value-type="float" office:value="11.529" calcext:value-type="float">
            <text:p>11.529</text:p>
          </table:table-cell>
          <table:table-cell table:style-name="ce7" office:value-type="float" office:value="14.69" calcext:value-type="float">
            <text:p>14.69</text:p>
          </table:table-cell>
          <table:table-cell table:style-name="ce7" office:value-type="float" office:value="491.4" calcext:value-type="float">
            <text:p>491.40</text:p>
          </table:table-cell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5.78" calcext:value-type="float">
            <text:p>5.78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61.42" calcext:value-type="float">
            <text:p>61.42</text:p>
          </table:table-cell>
          <table:table-cell table:style-name="ce7" office:value-type="float" office:value="42.06" calcext:value-type="float">
            <text:p>42.06</text:p>
          </table:table-cell>
          <table:table-cell table:style-name="ce7" office:value-type="float" office:value="75.8" calcext:value-type="float">
            <text:p>75.80</text:p>
          </table:table-cell>
          <table:table-cell table:style-name="ce7" office:value-type="float" office:value="46.95" calcext:value-type="float">
            <text:p>46.95</text:p>
          </table:table-cell>
          <table:table-cell table:style-name="ce7" office:value-type="float" office:value="403.61" calcext:value-type="float">
            <text:p>403.61</text:p>
          </table:table-cell>
          <table:table-cell table:style-name="ce7" office:value-type="float" office:value="72.6" calcext:value-type="float">
            <text:p>72.60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86.74" calcext:value-type="float">
            <text:p>86.74</text:p>
          </table:table-cell>
          <table:table-cell table:style-name="ce7" table:formula="of:=[.R186]*[.S186]" office:value-type="float" office:value="40.7678" calcext:value-type="float">
            <text:p>40.77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7];&quot; x &quot;;TEXT([.B187];&quot;##.0&quot;))" office:value-type="string" office:string-value="RHS 80x160 x 4.0" calcext:value-type="string">
            <text:p>RHS 80x160 x 4.0</text:p>
          </table:table-cell>
          <table:table-cell table:style-name="ce5" office:value-type="float" office:value="14.246" calcext:value-type="float">
            <text:p>14.246</text:p>
          </table:table-cell>
          <table:table-cell table:style-name="ce7" office:value-type="float" office:value="18.15" calcext:value-type="float">
            <text:p>18.15</text:p>
          </table:table-cell>
          <table:table-cell table:style-name="ce7" office:value-type="float" office:value="597.71" calcext:value-type="float">
            <text:p>597.71</text:p>
          </table:table-cell>
          <table:table-cell table:style-name="ce7" office:value-type="float" office:value="203.54" calcext:value-type="float">
            <text:p>203.54</text:p>
          </table:table-cell>
          <table:table-cell table:style-name="ce7" office:value-type="float" office:value="5.74" calcext:value-type="float">
            <text:p>5.74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74.71" calcext:value-type="float">
            <text:p>74.71</text:p>
          </table:table-cell>
          <table:table-cell table:style-name="ce7" office:value-type="float" office:value="50.89" calcext:value-type="float">
            <text:p>50.89</text:p>
          </table:table-cell>
          <table:table-cell table:style-name="ce7" office:value-type="float" office:value="92.86" calcext:value-type="float">
            <text:p>92.86</text:p>
          </table:table-cell>
          <table:table-cell table:style-name="ce7" office:value-type="float" office:value="57.39" calcext:value-type="float">
            <text:p>57.39</text:p>
          </table:table-cell>
          <table:table-cell table:style-name="ce7" office:value-type="float" office:value="494.1" calcext:value-type="float">
            <text:p>494.10</text:p>
          </table:table-cell>
          <table:table-cell table:style-name="ce7" office:value-type="float" office:value="88.03" calcext:value-type="float">
            <text:p>88.03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70.19" calcext:value-type="float">
            <text:p>70.19</text:p>
          </table:table-cell>
          <table:table-cell table:style-name="ce7" table:formula="of:=[.R187]*[.S187]" office:value-type="float" office:value="32.9893" calcext:value-type="float">
            <text:p>32.9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8];&quot; x &quot;;TEXT([.B188];&quot;##.0&quot;))" office:value-type="string" office:string-value="RHS 80x160 x 4.5" calcext:value-type="string">
            <text:p>RHS 80x160 x 4.5</text:p>
          </table:table-cell>
          <table:table-cell table:style-name="ce5" office:value-type="float" office:value="15.911" calcext:value-type="float">
            <text:p>15.911</text:p>
          </table:table-cell>
          <table:table-cell table:style-name="ce7" office:value-type="float" office:value="20.27" calcext:value-type="float">
            <text:p>20.27</text:p>
          </table:table-cell>
          <table:table-cell table:style-name="ce7" office:value-type="float" office:value="660.92" calcext:value-type="float">
            <text:p>660.92</text:p>
          </table:table-cell>
          <table:table-cell table:style-name="ce7" office:value-type="float" office:value="224.31" calcext:value-type="float">
            <text:p>224.31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82.62" calcext:value-type="float">
            <text:p>82.62</text:p>
          </table:table-cell>
          <table:table-cell table:style-name="ce7" office:value-type="float" office:value="56.08" calcext:value-type="float">
            <text:p>56.08</text:p>
          </table:table-cell>
          <table:table-cell table:style-name="ce7" office:value-type="float" office:value="103.15" calcext:value-type="float">
            <text:p>103.15</text:p>
          </table:table-cell>
          <table:table-cell table:style-name="ce7" office:value-type="float" office:value="63.66" calcext:value-type="float">
            <text:p>63.66</text:p>
          </table:table-cell>
          <table:table-cell table:style-name="ce7" office:value-type="float" office:value="548.53" calcext:value-type="float">
            <text:p>548.53</text:p>
          </table:table-cell>
          <table:table-cell table:style-name="ce7" office:value-type="float" office:value="97.16" calcext:value-type="float">
            <text:p>97.16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62.85" calcext:value-type="float">
            <text:p>62.85</text:p>
          </table:table-cell>
          <table:table-cell table:style-name="ce7" table:formula="of:=[.R188]*[.S188]" office:value-type="float" office:value="28.911" calcext:value-type="float">
            <text:p>28.91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30.56" calcext:value-type="float">
            <text:p>3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9];&quot; x &quot;;TEXT([.B189];&quot;##.0&quot;))" office:value-type="string" office:string-value="RHS 80x160 x 5.0" calcext:value-type="string">
            <text:p>RHS 80x160 x 5.0</text:p>
          </table:table-cell>
          <table:table-cell table:style-name="ce5" office:value-type="float" office:value="17.55" calcext:value-type="float">
            <text:p>17.550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office:value-type="float" office:value="721.69" calcext:value-type="float">
            <text:p>721.69</text:p>
          </table:table-cell>
          <table:table-cell table:style-name="ce7" office:value-type="float" office:value="244.11" calcext:value-type="float">
            <text:p>244.11</text:p>
          </table:table-cell>
          <table:table-cell table:style-name="ce7" office:value-type="float" office:value="5.68" calcext:value-type="float">
            <text:p>5.68</text:p>
          </table:table-cell>
          <table:table-cell table:style-name="ce7" office:value-type="float" office:value="3.3" calcext:value-type="float">
            <text:p>3.30</text:p>
          </table:table-cell>
          <table:table-cell table:style-name="ce7" office:value-type="float" office:value="90.21" calcext:value-type="float">
            <text:p>90.21</text:p>
          </table:table-cell>
          <table:table-cell table:style-name="ce7" office:value-type="float" office:value="61.03" calcext:value-type="float">
            <text:p>61.03</text:p>
          </table:table-cell>
          <table:table-cell table:style-name="ce7" office:value-type="float" office:value="113.16" calcext:value-type="float">
            <text:p>113.16</text:p>
          </table:table-cell>
          <table:table-cell table:style-name="ce7" office:value-type="float" office:value="69.74" calcext:value-type="float">
            <text:p>69.74</text:p>
          </table:table-cell>
          <table:table-cell table:style-name="ce7" office:value-type="float" office:value="601.34" calcext:value-type="float">
            <text:p>601.34</text:p>
          </table:table-cell>
          <table:table-cell table:style-name="ce7" office:value-type="float" office:value="105.9" calcext:value-type="float">
            <text:p>105.90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table:formula="of:=[.R189]*[.S189]" office:value-type="float" office:value="26.2108" calcext:value-type="float">
            <text:p>26.21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0];&quot; x &quot;;TEXT([.B190];&quot;##.0&quot;))" office:value-type="string" office:string-value="RHS 80x160 x 6.0" calcext:value-type="string">
            <text:p>RHS 80x160 x 6.0</text:p>
          </table:table-cell>
          <table:table-cell table:style-name="ce5" office:value-type="float" office:value="20.75" calcext:value-type="float">
            <text:p>20.750</text:p>
          </table:table-cell>
          <table:table-cell table:style-name="ce7" office:value-type="float" office:value="26.43" calcext:value-type="float">
            <text:p>26.43</text:p>
          </table:table-cell>
          <table:table-cell table:style-name="ce7" office:value-type="float" office:value="836.01" calcext:value-type="float">
            <text:p>836.01</text:p>
          </table:table-cell>
          <table:table-cell table:style-name="ce7" office:value-type="float" office:value="280.89" calcext:value-type="float">
            <text:p>280.89</text:p>
          </table:table-cell>
          <table:table-cell table:style-name="ce7" office:value-type="float" office:value="5.62" calcext:value-type="float">
            <text:p>5.62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office:value-type="float" office:value="104.5" calcext:value-type="float">
            <text:p>104.50</text:p>
          </table:table-cell>
          <table:table-cell table:style-name="ce7" office:value-type="float" office:value="70.22" calcext:value-type="float">
            <text:p>70.22</text:p>
          </table:table-cell>
          <table:table-cell table:style-name="ce7" office:value-type="float" office:value="132.32" calcext:value-type="float">
            <text:p>132.32</text:p>
          </table:table-cell>
          <table:table-cell table:style-name="ce7" office:value-type="float" office:value="81.31" calcext:value-type="float">
            <text:p>81.31</text:p>
          </table:table-cell>
          <table:table-cell table:style-name="ce7" office:value-type="float" office:value="702.06" calcext:value-type="float">
            <text:p>702.06</text:p>
          </table:table-cell>
          <table:table-cell table:style-name="ce7" office:value-type="float" office:value="122.27" calcext:value-type="float">
            <text:p>122.27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48.19" calcext:value-type="float">
            <text:p>48.19</text:p>
          </table:table-cell>
          <table:table-cell table:style-name="ce7" table:formula="of:=[.R190]*[.S190]" office:value-type="float" office:value="22.1674" calcext:value-type="float">
            <text:p>22.17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1];&quot; x &quot;;TEXT([.B191];&quot;##.0&quot;))" office:value-type="string" office:string-value="RHS 80x160 x 6.3" calcext:value-type="string">
            <text:p>RHS 80x160 x 6.3</text:p>
          </table:table-cell>
          <table:table-cell table:style-name="ce5" office:value-type="float" office:value="21.422" calcext:value-type="float">
            <text:p>21.422</text:p>
          </table:table-cell>
          <table:table-cell table:style-name="ce7" office:value-type="float" office:value="27.29" calcext:value-type="float">
            <text:p>27.29</text:p>
          </table:table-cell>
          <table:table-cell table:style-name="ce7" office:value-type="float" office:value="846.48" calcext:value-type="float">
            <text:p>846.48</text:p>
          </table:table-cell>
          <table:table-cell table:style-name="ce7" office:value-type="float" office:value="285.72" calcext:value-type="float">
            <text:p>285.72</text:p>
          </table:table-cell>
          <table:table-cell table:style-name="ce7" office:value-type="float" office:value="5.57" calcext:value-type="float">
            <text:p>5.57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105.81" calcext:value-type="float">
            <text:p>105.8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135.11" calcext:value-type="float">
            <text:p>135.11</text:p>
          </table:table-cell>
          <table:table-cell table:style-name="ce7" office:value-type="float" office:value="83.25" calcext:value-type="float">
            <text:p>83.25</text:p>
          </table:table-cell>
          <table:table-cell table:style-name="ce7" office:value-type="float" office:value="732.25" calcext:value-type="float">
            <text:p>732.25</text:p>
          </table:table-cell>
          <table:table-cell table:style-name="ce7" office:value-type="float" office:value="126.31" calcext:value-type="float">
            <text:p>126.31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46.68" calcext:value-type="float">
            <text:p>46.68</text:p>
          </table:table-cell>
          <table:table-cell table:style-name="ce7" table:formula="of:=[.R191]*[.S191]" office:value-type="float" office:value="21.006" calcext:value-type="float">
            <text:p>21.01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20.4" calcext:value-type="float">
            <text:p>20.4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2];&quot; x &quot;;TEXT([.B192];&quot;##.0&quot;))" office:value-type="string" office:string-value="RHS 80x160 x 8.0" calcext:value-type="string">
            <text:p>RHS 80x160 x 8.0</text:p>
          </table:table-cell>
          <table:table-cell table:style-name="ce5" office:value-type="float" office:value="26.409" calcext:value-type="float">
            <text:p>26.409</text:p>
          </table:table-cell>
          <table:table-cell table:style-name="ce7" office:value-type="float" office:value="33.64" calcext:value-type="float">
            <text:p>33.64</text:p>
          </table:table-cell>
          <table:table-cell table:style-name="ce7" office:value-type="float" office:value="1001.22" calcext:value-type="float">
            <text:p>1,001.22</text:p>
          </table:table-cell>
          <table:table-cell table:style-name="ce7" office:value-type="float" office:value="334.95" calcext:value-type="float">
            <text:p>334.95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float" office:value="125.15" calcext:value-type="float">
            <text:p>125.15</text:p>
          </table:table-cell>
          <table:table-cell table:style-name="ce7" office:value-type="float" office:value="83.74" calcext:value-type="float">
            <text:p>83.74</text:p>
          </table:table-cell>
          <table:table-cell table:style-name="ce7" office:value-type="float" office:value="162.86" calcext:value-type="float">
            <text:p>162.86</text:p>
          </table:table-cell>
          <table:table-cell table:style-name="ce7" office:value-type="float" office:value="99.97" calcext:value-type="float">
            <text:p>99.97</text:p>
          </table:table-cell>
          <table:table-cell table:style-name="ce7" office:value-type="float" office:value="882.33" calcext:value-type="float">
            <text:p>882.33</text:p>
          </table:table-cell>
          <table:table-cell table:style-name="ce7" office:value-type="float" office:value="149.54" calcext:value-type="float">
            <text:p>149.54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37.87" calcext:value-type="float">
            <text:p>37.87</text:p>
          </table:table-cell>
          <table:table-cell table:style-name="ce7" table:formula="of:=[.R192]*[.S192]" office:value-type="float" office:value="17.0415" calcext:value-type="float">
            <text:p>17.0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3];&quot; x &quot;;TEXT([.B193];&quot;##.0&quot;))" office:value-type="string" office:string-value="RHS 80x160 x 9.0" calcext:value-type="string">
            <text:p>RHS 80x160 x 9.0</text:p>
          </table:table-cell>
          <table:table-cell table:style-name="ce5" office:value-type="float" office:value="29.185" calcext:value-type="float">
            <text:p>29.185</text:p>
          </table:table-cell>
          <table:table-cell table:style-name="ce7" office:value-type="float" office:value="37.18" calcext:value-type="float">
            <text:p>37.18</text:p>
          </table:table-cell>
          <table:table-cell table:style-name="ce7" office:value-type="float" office:value="1078.66" calcext:value-type="float">
            <text:p>1,078.66</text:p>
          </table:table-cell>
          <table:table-cell table:style-name="ce7" office:value-type="float" office:value="359.07" calcext:value-type="float">
            <text:p>359.07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134.83" calcext:value-type="float">
            <text:p>134.83</text:p>
          </table:table-cell>
          <table:table-cell table:style-name="ce7" office:value-type="float" office:value="89.77" calcext:value-type="float">
            <text:p>89.77</text:p>
          </table:table-cell>
          <table:table-cell table:style-name="ce7" office:value-type="float" office:value="177.51" calcext:value-type="float">
            <text:p>177.51</text:p>
          </table:table-cell>
          <table:table-cell table:style-name="ce7" office:value-type="float" office:value="108.72" calcext:value-type="float">
            <text:p>108.72</text:p>
          </table:table-cell>
          <table:table-cell table:style-name="ce7" office:value-type="float" office:value="960.4" calcext:value-type="float">
            <text:p>960.40</text:p>
          </table:table-cell>
          <table:table-cell table:style-name="ce7" office:value-type="float" office:value="161.25" calcext:value-type="float">
            <text:p>161.25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34.26" calcext:value-type="float">
            <text:p>34.26</text:p>
          </table:table-cell>
          <table:table-cell table:style-name="ce7" table:formula="of:=[.R193]*[.S193]" office:value-type="float" office:value="15.0744" calcext:value-type="float">
            <text:p>15.07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4];&quot; x &quot;;TEXT([.B194];&quot;##.0&quot;))" office:value-type="string" office:string-value="RHS 100x150 x 3.0" calcext:value-type="string">
            <text:p>RHS 100x150 x 3.0</text:p>
          </table:table-cell>
          <table:table-cell table:style-name="ce5" office:value-type="float" office:value="11.31" calcext:value-type="float">
            <text:p>11.310</text:p>
          </table:table-cell>
          <table:table-cell table:style-name="ce7" office:value-type="float" office:value="14.41" calcext:value-type="float">
            <text:p>14.41</text:p>
          </table:table-cell>
          <table:table-cell table:style-name="ce7" office:value-type="float" office:value="460.64" calcext:value-type="float">
            <text:p>460.64</text:p>
          </table:table-cell>
          <table:table-cell table:style-name="ce7" office:value-type="float" office:value="247.64" calcext:value-type="float">
            <text:p>247.64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4.15" calcext:value-type="float">
            <text:p>4.15</text:p>
          </table:table-cell>
          <table:table-cell table:style-name="ce7" office:value-type="float" office:value="61.42" calcext:value-type="float">
            <text:p>61.42</text:p>
          </table:table-cell>
          <table:table-cell table:style-name="ce7" office:value-type="float" office:value="49.53" calcext:value-type="float">
            <text:p>49.53</text:p>
          </table:table-cell>
          <table:table-cell table:style-name="ce7" office:value-type="float" office:value="73.48" calcext:value-type="float">
            <text:p>73.48</text:p>
          </table:table-cell>
          <table:table-cell table:style-name="ce7" office:value-type="float" office:value="55.76" calcext:value-type="float">
            <text:p>55.76</text:p>
          </table:table-cell>
          <table:table-cell table:style-name="ce7" office:value-type="float" office:value="507.2" calcext:value-type="float">
            <text:p>507.20</text:p>
          </table:table-cell>
          <table:table-cell table:style-name="ce7" office:value-type="float" office:value="81.4" calcext:value-type="float">
            <text:p>81.40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88.41" calcext:value-type="float">
            <text:p>88.41</text:p>
          </table:table-cell>
          <table:table-cell table:style-name="ce7" table:formula="of:=[.R194]*[.S194]" office:value-type="float" office:value="43.3209" calcext:value-type="float">
            <text:p>43.3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5];&quot; x &quot;;TEXT([.B195];&quot;##.0&quot;))" office:value-type="string" office:string-value="RHS 100x150 x 4.0" calcext:value-type="string">
            <text:p>RHS 100x150 x 4.0</text:p>
          </table:table-cell>
          <table:table-cell table:style-name="ce5" office:value-type="float" office:value="14.874" calcext:value-type="float">
            <text:p>14.874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594.6" calcext:value-type="float">
            <text:p>594.60</text:p>
          </table:table-cell>
          <table:table-cell table:style-name="ce7" office:value-type="float" office:value="318.57" calcext:value-type="float">
            <text:p>318.57</text:p>
          </table:table-cell>
          <table:table-cell table:style-name="ce7" office:value-type="float" office:value="5.6" calcext:value-type="float">
            <text:p>5.60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79.28" calcext:value-type="float">
            <text:p>79.28</text:p>
          </table:table-cell>
          <table:table-cell table:style-name="ce7" office:value-type="float" office:value="63.71" calcext:value-type="float">
            <text:p>63.71</text:p>
          </table:table-cell>
          <table:table-cell table:style-name="ce7" office:value-type="float" office:value="95.67" calcext:value-type="float">
            <text:p>95.67</text:p>
          </table:table-cell>
          <table:table-cell table:style-name="ce7" office:value-type="float" office:value="72.5" calcext:value-type="float">
            <text:p>72.50</text:p>
          </table:table-cell>
          <table:table-cell table:style-name="ce7" office:value-type="float" office:value="661.63" calcext:value-type="float">
            <text:p>661.63</text:p>
          </table:table-cell>
          <table:table-cell table:style-name="ce7" office:value-type="float" office:value="104.94" calcext:value-type="float">
            <text:p>104.94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table:formula="of:=[.R195]*[.S195]" office:value-type="float" office:value="32.9427" calcext:value-type="float">
            <text:p>32.94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6];&quot; x &quot;;TEXT([.B196];&quot;##.0&quot;))" office:value-type="string" office:string-value="RHS 100x150 x 4.5" calcext:value-type="string">
            <text:p>RHS 100x150 x 4.5</text:p>
          </table:table-cell>
          <table:table-cell table:style-name="ce5" office:value-type="float" office:value="16.617" calcext:value-type="float">
            <text:p>16.617</text:p>
          </table:table-cell>
          <table:table-cell table:style-name="ce7" office:value-type="float" office:value="21.17" calcext:value-type="float">
            <text:p>21.17</text:p>
          </table:table-cell>
          <table:table-cell table:style-name="ce7" office:value-type="float" office:value="658.06" calcext:value-type="float">
            <text:p>658.06</text:p>
          </table:table-cell>
          <table:table-cell table:style-name="ce7" office:value-type="float" office:value="351.96" calcext:value-type="float">
            <text:p>351.96</text:p>
          </table:table-cell>
          <table:table-cell table:style-name="ce7" office:value-type="float" office:value="5.58" calcext:value-type="float">
            <text:p>5.58</text:p>
          </table:table-cell>
          <table:table-cell table:style-name="ce7" office:value-type="float" office:value="4.08" calcext:value-type="float">
            <text:p>4.08</text:p>
          </table:table-cell>
          <table:table-cell table:style-name="ce7" office:value-type="float" office:value="87.74" calcext:value-type="float">
            <text:p>87.74</text:p>
          </table:table-cell>
          <table:table-cell table:style-name="ce7" office:value-type="float" office:value="70.39" calcext:value-type="float">
            <text:p>70.39</text:p>
          </table:table-cell>
          <table:table-cell table:style-name="ce7" office:value-type="float" office:value="106.34" calcext:value-type="float">
            <text:p>106.34</text:p>
          </table:table-cell>
          <table:table-cell table:style-name="ce7" office:value-type="float" office:value="80.53" calcext:value-type="float">
            <text:p>80.53</text:p>
          </table:table-cell>
          <table:table-cell table:style-name="ce7" office:value-type="float" office:value="736.08" calcext:value-type="float">
            <text:p>736.08</text:p>
          </table:table-cell>
          <table:table-cell table:style-name="ce7" office:value-type="float" office:value="116.08" calcext:value-type="float">
            <text:p>116.08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60.18" calcext:value-type="float">
            <text:p>60.18</text:p>
          </table:table-cell>
          <table:table-cell table:style-name="ce7" table:formula="of:=[.R196]*[.S196]" office:value-type="float" office:value="28.8864" calcext:value-type="float">
            <text:p>28.8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7];&quot; x &quot;;TEXT([.B197];&quot;##.0&quot;))" office:value-type="string" office:string-value="RHS 100x150 x 5.0" calcext:value-type="string">
            <text:p>RHS 100x150 x 5.0</text:p>
          </table:table-cell>
          <table:table-cell table:style-name="ce5" office:value-type="float" office:value="18.335" calcext:value-type="float">
            <text:p>18.335</text:p>
          </table:table-cell>
          <table:table-cell table:style-name="ce7" office:value-type="float" office:value="23.36" calcext:value-type="float">
            <text:p>23.36</text:p>
          </table:table-cell>
          <table:table-cell table:style-name="ce7" office:value-type="float" office:value="719.2" calcext:value-type="float">
            <text:p>719.20</text:p>
          </table:table-cell>
          <table:table-cell table:style-name="ce7" office:value-type="float" office:value="384.02" calcext:value-type="float">
            <text:p>384.02</text:p>
          </table:table-cell>
          <table:table-cell table:style-name="ce7" office:value-type="float" office:value="5.55" calcext:value-type="float">
            <text:p>5.55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95.89" calcext:value-type="float">
            <text:p>95.89</text:p>
          </table:table-cell>
          <table:table-cell table:style-name="ce7" office:value-type="float" office:value="76.8" calcext:value-type="float">
            <text:p>76.80</text:p>
          </table:table-cell>
          <table:table-cell table:style-name="ce7" office:value-type="float" office:value="116.73" calcext:value-type="float">
            <text:p>116.73</text:p>
          </table:table-cell>
          <table:table-cell table:style-name="ce7" office:value-type="float" office:value="88.34" calcext:value-type="float">
            <text:p>88.34</text:p>
          </table:table-cell>
          <table:table-cell table:style-name="ce7" office:value-type="float" office:value="808.68" calcext:value-type="float">
            <text:p>808.68</text:p>
          </table:table-cell>
          <table:table-cell table:style-name="ce7" office:value-type="float" office:value="126.81" calcext:value-type="float">
            <text:p>126.81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54.54" calcext:value-type="float">
            <text:p>54.54</text:p>
          </table:table-cell>
          <table:table-cell table:style-name="ce7" table:formula="of:=[.R197]*[.S197]" office:value-type="float" office:value="26.1792" calcext:value-type="float">
            <text:p>26.18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8];&quot; x &quot;;TEXT([.B198];&quot;##.0&quot;))" office:value-type="string" office:string-value="RHS 100x150 x 6.0" calcext:value-type="string">
            <text:p>RHS 100x150 x 6.0</text:p>
          </table:table-cell>
          <table:table-cell table:style-name="ce5" office:value-type="float" office:value="21.692" calcext:value-type="float">
            <text:p>21.692</text:p>
          </table:table-cell>
          <table:table-cell table:style-name="ce7" office:value-type="float" office:value="27.63" calcext:value-type="float">
            <text:p>27.63</text:p>
          </table:table-cell>
          <table:table-cell table:style-name="ce7" office:value-type="float" office:value="834.69" calcext:value-type="float">
            <text:p>834.69</text:p>
          </table:table-cell>
          <table:table-cell table:style-name="ce7" office:value-type="float" office:value="444.19" calcext:value-type="float">
            <text:p>444.19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01" calcext:value-type="float">
            <text:p>4.01</text:p>
          </table:table-cell>
          <table:table-cell table:style-name="ce7" office:value-type="float" office:value="111.29" calcext:value-type="float">
            <text:p>111.29</text:p>
          </table:table-cell>
          <table:table-cell table:style-name="ce7" office:value-type="float" office:value="88.84" calcext:value-type="float">
            <text:p>88.84</text:p>
          </table:table-cell>
          <table:table-cell table:style-name="ce7" office:value-type="float" office:value="136.68" calcext:value-type="float">
            <text:p>136.68</text:p>
          </table:table-cell>
          <table:table-cell table:style-name="ce7" office:value-type="float" office:value="103.3" calcext:value-type="float">
            <text:p>103.30</text:p>
          </table:table-cell>
          <table:table-cell table:style-name="ce7" office:value-type="float" office:value="948.34" calcext:value-type="float">
            <text:p>948.34</text:p>
          </table:table-cell>
          <table:table-cell table:style-name="ce7" office:value-type="float" office:value="147.07" calcext:value-type="float">
            <text:p>147.07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46.1" calcext:value-type="float">
            <text:p>46.10</text:p>
          </table:table-cell>
          <table:table-cell table:style-name="ce7" table:formula="of:=[.R198]*[.S198]" office:value-type="float" office:value="22.128" calcext:value-type="float">
            <text:p>22.1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9];&quot; x &quot;;TEXT([.B199];&quot;##.0&quot;))" office:value-type="string" office:string-value="RHS 100x150 x 6.3" calcext:value-type="string">
            <text:p>RHS 100x150 x 6.3</text:p>
          </table:table-cell>
          <table:table-cell table:style-name="ce5" office:value-type="float" office:value="22.411" calcext:value-type="float">
            <text:p>22.411</text:p>
          </table:table-cell>
          <table:table-cell table:style-name="ce7" office:value-type="float" office:value="26.55" calcext:value-type="float">
            <text:p>26.55</text:p>
          </table:table-cell>
          <table:table-cell table:style-name="ce7" office:value-type="float" office:value="848.27" calcext:value-type="float">
            <text:p>848.27</text:p>
          </table:table-cell>
          <table:table-cell table:style-name="ce7" office:value-type="float" office:value="452.66" calcext:value-type="float">
            <text:p>452.66</text:p>
          </table:table-cell>
          <table:table-cell table:style-name="ce7" office:value-type="float" office:value="5.45" calcext:value-type="float">
            <text:p>5.45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7" office:value-type="float" office:value="90.53" calcext:value-type="float">
            <text:p>90.53</text:p>
          </table:table-cell>
          <table:table-cell table:style-name="ce7" office:value-type="float" office:value="139.88" calcext:value-type="float">
            <text:p>139.88</text:p>
          </table:table-cell>
          <table:table-cell table:style-name="ce7" office:value-type="float" office:value="105.9" calcext:value-type="float">
            <text:p>105.90</text:p>
          </table:table-cell>
          <table:table-cell table:style-name="ce7" office:value-type="float" office:value="991.64" calcext:value-type="float">
            <text:p>991.64</text:p>
          </table:table-cell>
          <table:table-cell table:style-name="ce7" office:value-type="float" office:value="152.27" calcext:value-type="float">
            <text:p>152.27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44.62" calcext:value-type="float">
            <text:p>44.62</text:p>
          </table:table-cell>
          <table:table-cell table:style-name="ce7" table:formula="of:=[.R199]*[.S199]" office:value-type="float" office:value="20.9714" calcext:value-type="float">
            <text:p>20.97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200];&quot; x &quot;;TEXT([.B200];&quot;##.0&quot;))" office:value-type="string" office:string-value="RHS 100x150 x 8.0" calcext:value-type="string">
            <text:p>RHS 100x150 x 8.0</text:p>
          </table:table-cell>
          <table:table-cell table:style-name="ce5" office:value-type="float" office:value="27.665" calcext:value-type="float">
            <text:p>27.665</text:p>
          </table:table-cell>
          <table:table-cell table:style-name="ce7" office:value-type="float" office:value="35.24" calcext:value-type="float">
            <text:p>35.24</text:p>
          </table:table-cell>
          <table:table-cell table:style-name="ce7" office:value-type="float" office:value="1008.13" calcext:value-type="float">
            <text:p>1,008.13</text:p>
          </table:table-cell>
          <table:table-cell table:style-name="ce7" office:value-type="float" office:value="535.65" calcext:value-type="float">
            <text:p>535.65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3.9" calcext:value-type="float">
            <text:p>3.90</text:p>
          </table:table-cell>
          <table:table-cell table:style-name="ce7" office:value-type="float" office:value="134.42" calcext:value-type="float">
            <text:p>134.42</text:p>
          </table:table-cell>
          <table:table-cell table:style-name="ce7" office:value-type="float" office:value="107.13" calcext:value-type="float">
            <text:p>107.13</text:p>
          </table:table-cell>
          <table:table-cell table:style-name="ce7" office:value-type="float" office:value="169.16" calcext:value-type="float">
            <text:p>169.16</text:p>
          </table:table-cell>
          <table:table-cell table:style-name="ce7" office:value-type="float" office:value="127.85" calcext:value-type="float">
            <text:p>127.85</text:p>
          </table:table-cell>
          <table:table-cell table:style-name="ce7" office:value-type="float" office:value="1205.89" calcext:value-type="float">
            <text:p>1,205.89</text:p>
          </table:table-cell>
          <table:table-cell table:style-name="ce7" office:value-type="float" office:value="181.85" calcext:value-type="float">
            <text:p>181.85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36.15" calcext:value-type="float">
            <text:p>36.15</text:p>
          </table:table-cell>
          <table:table-cell table:style-name="ce7" table:formula="of:=[.R200]*[.S200]" office:value-type="float" office:value="16.9905" calcext:value-type="float">
            <text:p>16.9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201];&quot; x &quot;;TEXT([.B201];&quot;##.0&quot;))" office:value-type="string" office:string-value="RHS 100x150 x 9.0" calcext:value-type="string">
            <text:p>RHS 100x150 x 9.0</text:p>
          </table:table-cell>
          <table:table-cell table:style-name="ce5" office:value-type="float" office:value="30.598" calcext:value-type="float">
            <text:p>30.598</text:p>
          </table:table-cell>
          <table:table-cell table:style-name="ce7" office:value-type="float" office:value="38.98" calcext:value-type="float">
            <text:p>38.98</text:p>
          </table:table-cell>
          <table:table-cell table:style-name="ce7" office:value-type="float" office:value="1089.46" calcext:value-type="float">
            <text:p>1,089.46</text:p>
          </table:table-cell>
          <table:table-cell table:style-name="ce7" office:value-type="float" office:value="577.49" calcext:value-type="float">
            <text:p>577.49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45.26" calcext:value-type="float">
            <text:p>145.26</text:p>
          </table:table-cell>
          <table:table-cell table:style-name="ce7" office:value-type="float" office:value="115.5" calcext:value-type="float">
            <text:p>115.50</text:p>
          </table:table-cell>
          <table:table-cell table:style-name="ce7" office:value-type="float" office:value="184.75" calcext:value-type="float">
            <text:p>184.75</text:p>
          </table:table-cell>
          <table:table-cell table:style-name="ce7" office:value-type="float" office:value="139.51" calcext:value-type="float">
            <text:p>139.51</text:p>
          </table:table-cell>
          <table:table-cell table:style-name="ce7" office:value-type="float" office:value="1320.32" calcext:value-type="float">
            <text:p>1,320.32</text:p>
          </table:table-cell>
          <table:table-cell table:style-name="ce7" office:value-type="float" office:value="197.16" calcext:value-type="float">
            <text:p>197.16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32.68" calcext:value-type="float">
            <text:p>32.68</text:p>
          </table:table-cell>
          <table:table-cell table:style-name="ce7" table:formula="of:=[.R201]*[.S201]" office:value-type="float" office:value="15.0328" calcext:value-type="float">
            <text:p>15.03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2];&quot; x &quot;;TEXT([.B202];&quot;##.0&quot;))" office:value-type="string" office:string-value="RHS 100x180 x 4.0" calcext:value-type="string">
            <text:p>RHS 100x180 x 4.0</text:p>
          </table:table-cell>
          <table:table-cell table:style-name="ce5" office:value-type="float" office:value="16.758" calcext:value-type="float">
            <text:p>16.758</text:p>
          </table:table-cell>
          <table:table-cell table:style-name="ce7" office:value-type="float" office:value="21.35" calcext:value-type="float">
            <text:p>21.35</text:p>
          </table:table-cell>
          <table:table-cell table:style-name="ce7" office:value-type="float" office:value="926.04" calcext:value-type="float">
            <text:p>926.04</text:p>
          </table:table-cell>
          <table:table-cell table:style-name="ce7" office:value-type="float" office:value="373.89" calcext:value-type="float">
            <text:p>373.89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102.89" calcext:value-type="float">
            <text:p>102.89</text:p>
          </table:table-cell>
          <table:table-cell table:style-name="ce7" office:value-type="float" office:value="74.78" calcext:value-type="float">
            <text:p>74.78</text:p>
          </table:table-cell>
          <table:table-cell table:style-name="ce7" office:value-type="float" office:value="125.89" calcext:value-type="float">
            <text:p>125.89</text:p>
          </table:table-cell>
          <table:table-cell table:style-name="ce7" office:value-type="float" office:value="84.02" calcext:value-type="float">
            <text:p>84.02</text:p>
          </table:table-cell>
          <table:table-cell table:style-name="ce7" office:value-type="float" office:value="853.85" calcext:value-type="float">
            <text:p>853.85</text:p>
          </table:table-cell>
          <table:table-cell table:style-name="ce7" office:value-type="float" office:value="127.06" calcext:value-type="float">
            <text:p>127.06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59.67" calcext:value-type="float">
            <text:p>59.67</text:p>
          </table:table-cell>
          <table:table-cell table:style-name="ce7" table:formula="of:=[.R202]*[.S202]" office:value-type="float" office:value="32.8185" calcext:value-type="float">
            <text:p>32.8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0" calcext:value-type="float">
            <text:p>4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3];&quot; x &quot;;TEXT([.B203];&quot;##.0&quot;))" office:value-type="string" office:string-value="RHS 100x180 x 5.0" calcext:value-type="string">
            <text:p>RHS 100x180 x 5.0</text:p>
          </table:table-cell>
          <table:table-cell table:style-name="ce5" office:value-type="float" office:value="20.69" calcext:value-type="float">
            <text:p>20.690</text:p>
          </table:table-cell>
          <table:table-cell table:style-name="ce7" office:value-type="float" office:value="26.36" calcext:value-type="float">
            <text:p>26.36</text:p>
          </table:table-cell>
          <table:table-cell table:style-name="ce7" office:value-type="float" office:value="1124.2" calcext:value-type="float">
            <text:p>1,124.20</text:p>
          </table:table-cell>
          <table:table-cell table:style-name="ce7" office:value-type="float" office:value="451.77" calcext:value-type="float">
            <text:p>451.77</text:p>
          </table:table-cell>
          <table:table-cell table:style-name="ce7" office:value-type="float" office:value="6.53" calcext:value-type="float">
            <text:p>6.53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124.91" calcext:value-type="float">
            <text:p>124.91</text:p>
          </table:table-cell>
          <table:table-cell table:style-name="ce7" office:value-type="float" office:value="90.35" calcext:value-type="float">
            <text:p>90.35</text:p>
          </table:table-cell>
          <table:table-cell table:style-name="ce7" office:value-type="float" office:value="154.02" calcext:value-type="float">
            <text:p>154.02</text:p>
          </table:table-cell>
          <table:table-cell table:style-name="ce7" office:value-type="float" office:value="102.59" calcext:value-type="float">
            <text:p>102.59</text:p>
          </table:table-cell>
          <table:table-cell table:style-name="ce7" office:value-type="float" office:value="1044.79" calcext:value-type="float">
            <text:p>1,044.79</text:p>
          </table:table-cell>
          <table:table-cell table:style-name="ce7" office:value-type="float" office:value="153.88" calcext:value-type="float">
            <text:p>153.8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 table:formula="of:=[.R203]*[.S203]" office:value-type="float" office:value="26.0982" calcext:value-type="float">
            <text:p>26.1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1" calcext:value-type="float">
            <text:p>3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4];&quot; x &quot;;TEXT([.B204];&quot;##.0&quot;))" office:value-type="string" office:string-value="RHS 100x180 x 6.0" calcext:value-type="string">
            <text:p>RHS 100x180 x 6.0</text:p>
          </table:table-cell>
          <table:table-cell table:style-name="ce5" office:value-type="float" office:value="24.518" calcext:value-type="float">
            <text:p>24.518</text:p>
          </table:table-cell>
          <table:table-cell table:style-name="ce7" office:value-type="float" office:value="31.23" calcext:value-type="float">
            <text:p>31.23</text:p>
          </table:table-cell>
          <table:table-cell table:style-name="ce7" office:value-type="float" office:value="1309.61" calcext:value-type="float">
            <text:p>1,309.61</text:p>
          </table:table-cell>
          <table:table-cell table:style-name="ce7" office:value-type="float" office:value="523.83" calcext:value-type="float">
            <text:p>523.83</text:p>
          </table:table-cell>
          <table:table-cell table:style-name="ce7" office:value-type="float" office:value="6.48" calcext:value-type="float">
            <text:p>6.48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145.51" calcext:value-type="float">
            <text:p>145.51</text:p>
          </table:table-cell>
          <table:table-cell table:style-name="ce7" office:value-type="float" office:value="104.77" calcext:value-type="float">
            <text:p>104.77</text:p>
          </table:table-cell>
          <table:table-cell table:style-name="ce7" office:value-type="float" office:value="180.83" calcext:value-type="float">
            <text:p>180.83</text:p>
          </table:table-cell>
          <table:table-cell table:style-name="ce7" office:value-type="float" office:value="120.22" calcext:value-type="float">
            <text:p>120.22</text:p>
          </table:table-cell>
          <table:table-cell table:style-name="ce7" office:value-type="float" office:value="1226.68" calcext:value-type="float">
            <text:p>1,226.68</text:p>
          </table:table-cell>
          <table:table-cell table:style-name="ce7" office:value-type="float" office:value="178.88" calcext:value-type="float">
            <text:p>178.8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40.79" calcext:value-type="float">
            <text:p>40.79</text:p>
          </table:table-cell>
          <table:table-cell table:style-name="ce7" table:formula="of:=[.R204]*[.S204]" office:value-type="float" office:value="22.0266" calcext:value-type="float">
            <text:p>22.0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5];&quot; x &quot;;TEXT([.B205];&quot;##.0&quot;))" office:value-type="string" office:string-value="RHS 100x180 x 6.3" calcext:value-type="string">
            <text:p>RHS 100x180 x 6.3</text:p>
          </table:table-cell>
          <table:table-cell table:style-name="ce5" office:value-type="float" office:value="25.379" calcext:value-type="float">
            <text:p>25.379</text:p>
          </table:table-cell>
          <table:table-cell table:style-name="ce7" office:value-type="float" office:value="32.33" calcext:value-type="float">
            <text:p>32.33</text:p>
          </table:table-cell>
          <table:table-cell table:style-name="ce7" office:value-type="float" office:value="1334.99" calcext:value-type="float">
            <text:p>1,334.99</text:p>
          </table:table-cell>
          <table:table-cell table:style-name="ce7" office:value-type="float" office:value="535.75" calcext:value-type="float">
            <text:p>535.75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4.07" calcext:value-type="float">
            <text:p>4.07</text:p>
          </table:table-cell>
          <table:table-cell table:style-name="ce7" office:value-type="float" office:value="148.33" calcext:value-type="float">
            <text:p>148.33</text:p>
          </table:table-cell>
          <table:table-cell table:style-name="ce7" office:value-type="float" office:value="107.15" calcext:value-type="float">
            <text:p>107.15</text:p>
          </table:table-cell>
          <table:table-cell table:style-name="ce7" office:value-type="float" office:value="185.54" calcext:value-type="float">
            <text:p>185.54</text:p>
          </table:table-cell>
          <table:table-cell table:style-name="ce7" office:value-type="float" office:value="123.61" calcext:value-type="float">
            <text:p>123.61</text:p>
          </table:table-cell>
          <table:table-cell table:style-name="ce7" office:value-type="float" office:value="1283.41" calcext:value-type="float">
            <text:p>1,283.41</text:p>
          </table:table-cell>
          <table:table-cell table:style-name="ce7" office:value-type="float" office:value="185.46" calcext:value-type="float">
            <text:p>185.46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39.4" calcext:value-type="float">
            <text:p>39.40</text:p>
          </table:table-cell>
          <table:table-cell table:style-name="ce7" table:formula="of:=[.R205]*[.S205]" office:value-type="float" office:value="20.882" calcext:value-type="float">
            <text:p>20.88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23.57" calcext:value-type="float">
            <text:p>23.5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6];&quot; x &quot;;TEXT([.B206];&quot;##.0&quot;))" office:value-type="string" office:string-value="RHS 100x180 x 8.0" calcext:value-type="string">
            <text:p>RHS 100x180 x 8.0</text:p>
          </table:table-cell>
          <table:table-cell table:style-name="ce5" office:value-type="float" office:value="31.433" calcext:value-type="float">
            <text:p>31.433</text:p>
          </table:table-cell>
          <table:table-cell table:style-name="ce7" office:value-type="float" office:value="40.04" calcext:value-type="float">
            <text:p>40.04</text:p>
          </table:table-cell>
          <table:table-cell table:style-name="ce7" office:value-type="float" office:value="1598.49" calcext:value-type="float">
            <text:p>1,598.49</text:p>
          </table:table-cell>
          <table:table-cell table:style-name="ce7" office:value-type="float" office:value="637.47" calcext:value-type="float">
            <text:p>637.47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77.61" calcext:value-type="float">
            <text:p>177.61</text:p>
          </table:table-cell>
          <table:table-cell table:style-name="ce7" office:value-type="float" office:value="127.49" calcext:value-type="float">
            <text:p>127.49</text:p>
          </table:table-cell>
          <table:table-cell table:style-name="ce7" office:value-type="float" office:value="225.62" calcext:value-type="float">
            <text:p>225.62</text:p>
          </table:table-cell>
          <table:table-cell table:style-name="ce7" office:value-type="float" office:value="149.93" calcext:value-type="float">
            <text:p>149.93</text:p>
          </table:table-cell>
          <table:table-cell table:style-name="ce7" office:value-type="float" office:value="1565.24" calcext:value-type="float">
            <text:p>1,565.24</text:p>
          </table:table-cell>
          <table:table-cell table:style-name="ce7" office:value-type="float" office:value="222.49" calcext:value-type="float">
            <text:p>222.49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31.81" calcext:value-type="float">
            <text:p>31.81</text:p>
          </table:table-cell>
          <table:table-cell table:style-name="ce7" table:formula="of:=[.R206]*[.S206]" office:value-type="float" office:value="16.8593" calcext:value-type="float">
            <text:p>16.8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7];&quot; x &quot;;TEXT([.B207];&quot;##.0&quot;))" office:value-type="string" office:string-value="RHS 100x180 x 10.0" calcext:value-type="string">
            <text:p>RHS 100x180 x 10.0</text:p>
          </table:table-cell>
          <table:table-cell table:style-name="ce5" office:value-type="float" office:value="38.125" calcext:value-type="float">
            <text:p>38.125</text:p>
          </table:table-cell>
          <table:table-cell table:style-name="ce7" office:value-type="float" office:value="48.57" calcext:value-type="float">
            <text:p>48.57</text:p>
          </table:table-cell>
          <table:table-cell table:style-name="ce7" office:value-type="float" office:value="1859.47" calcext:value-type="float">
            <text:p>1,859.47</text:p>
          </table:table-cell>
          <table:table-cell table:style-name="ce7" office:value-type="float" office:value="736.41" calcext:value-type="float">
            <text:p>736.41</text:p>
          </table:table-cell>
          <table:table-cell table:style-name="ce7" office:value-type="float" office:value="6.19" calcext:value-type="float">
            <text:p>6.19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206.61" calcext:value-type="float">
            <text:p>206.61</text:p>
          </table:table-cell>
          <table:table-cell table:style-name="ce7" office:value-type="float" office:value="147.28" calcext:value-type="float">
            <text:p>147.28</text:p>
          </table:table-cell>
          <table:table-cell table:style-name="ce7" office:value-type="float" office:value="267.51" calcext:value-type="float">
            <text:p>267.51</text:p>
          </table:table-cell>
          <table:table-cell table:style-name="ce7" office:value-type="float" office:value="177.25" calcext:value-type="float">
            <text:p>177.25</text:p>
          </table:table-cell>
          <table:table-cell table:style-name="ce7" office:value-type="float" office:value="1858.62" calcext:value-type="float">
            <text:p>1,858.62</text:p>
          </table:table-cell>
          <table:table-cell table:style-name="ce7" office:value-type="float" office:value="259.61" calcext:value-type="float">
            <text:p>259.61</text:p>
          </table:table-cell>
          <table:table-cell table:style-name="ce7" office:value-type="float" office:value="0.52" calcext:value-type="float">
            <text:p>0.52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table:formula="of:=[.R207]*[.S207]" office:value-type="float" office:value="13.6396" calcext:value-type="float">
            <text:p>13.6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3" calcext:value-type="float">
            <text:p>1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8];&quot; x &quot;;TEXT([.B208];&quot;##.0&quot;))" office:value-type="string" office:string-value="RHS 100x180 x 12.0" calcext:value-type="string">
            <text:p>RHS 100x180 x 12.0</text:p>
          </table:table-cell>
          <table:table-cell table:style-name="ce5" office:value-type="float" office:value="43.379" calcext:value-type="float">
            <text:p>43.379</text:p>
          </table:table-cell>
          <table:table-cell table:style-name="ce7" office:value-type="float" office:value="55.26" calcext:value-type="float">
            <text:p>55.26</text:p>
          </table:table-cell>
          <table:table-cell table:style-name="ce7" office:value-type="float" office:value="1965.14" calcext:value-type="float">
            <text:p>1,965.14</text:p>
          </table:table-cell>
          <table:table-cell table:style-name="ce7" office:value-type="float" office:value="782.08" calcext:value-type="float">
            <text:p>782.08</text:p>
          </table:table-cell>
          <table:table-cell table:style-name="ce7" office:value-type="float" office:value="5.96" calcext:value-type="float">
            <text:p>5.96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218.35" calcext:value-type="float">
            <text:p>218.35</text:p>
          </table:table-cell>
          <table:table-cell table:style-name="ce7" office:value-type="float" office:value="156.42" calcext:value-type="float">
            <text:p>156.42</text:p>
          </table:table-cell>
          <table:table-cell table:style-name="ce7" office:value-type="float" office:value="292.35" calcext:value-type="float">
            <text:p>292.35</text:p>
          </table:table-cell>
          <table:table-cell table:style-name="ce7" office:value-type="float" office:value="194.2" calcext:value-type="float">
            <text:p>194.20</text:p>
          </table:table-cell>
          <table:table-cell table:style-name="ce7" office:value-type="float" office:value="2072.88" calcext:value-type="float">
            <text:p>2,072.88</text:p>
          </table:table-cell>
          <table:table-cell table:style-name="ce7" office:value-type="float" office:value="284.53" calcext:value-type="float">
            <text:p>284.53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23.05" calcext:value-type="float">
            <text:p>23.05</text:p>
          </table:table-cell>
          <table:table-cell table:style-name="ce7" table:formula="of:=[.R208]*[.S208]" office:value-type="float" office:value="11.525" calcext:value-type="float">
            <text:p>11.53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9];&quot; x &quot;;TEXT([.B209];&quot;##.0&quot;))" office:value-type="string" office:string-value="RHS 100x180 x 12.5" calcext:value-type="string">
            <text:p>RHS 100x180 x 12.5</text:p>
          </table:table-cell>
          <table:table-cell table:style-name="ce5" office:value-type="float" office:value="44.779" calcext:value-type="float">
            <text:p>44.779</text:p>
          </table:table-cell>
          <table:table-cell table:style-name="ce7" office:value-type="float" office:value="57.04" calcext:value-type="float">
            <text:p>57.04</text:p>
          </table:table-cell>
          <table:table-cell table:style-name="ce7" office:value-type="float" office:value="2001.02" calcext:value-type="float">
            <text:p>2,001.02</text:p>
          </table:table-cell>
          <table:table-cell table:style-name="ce7" office:value-type="float" office:value="795.8" calcext:value-type="float">
            <text:p>795.80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22.34" calcext:value-type="float">
            <text:p>222.34</text:p>
          </table:table-cell>
          <table:table-cell table:style-name="ce7" office:value-type="float" office:value="159.16" calcext:value-type="float">
            <text:p>159.16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office:value-type="float" office:value="198.91" calcext:value-type="float">
            <text:p>198.91</text:p>
          </table:table-cell>
          <table:table-cell table:style-name="ce7" office:value-type="float" office:value="2121.7" calcext:value-type="float">
            <text:p>2,121.70</text:p>
          </table:table-cell>
          <table:table-cell table:style-name="ce7" office:value-type="float" office:value="290.41" calcext:value-type="float">
            <text:p>290.41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22.33" calcext:value-type="float">
            <text:p>22.33</text:p>
          </table:table-cell>
          <table:table-cell table:style-name="ce7" table:formula="of:=[.R209]*[.S209]" office:value-type="float" office:value="11.165" calcext:value-type="float">
            <text:p>11.17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9.4" calcext:value-type="float">
            <text:p>9.4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0];&quot; x &quot;;TEXT([.B210];&quot;##.0&quot;))" office:value-type="string" office:string-value="RHS 100x200 x 4.0" calcext:value-type="string">
            <text:p>RHS 100x200 x 4.0</text:p>
          </table:table-cell>
          <table:table-cell table:style-name="ce5" office:value-type="float" office:value="18.014" calcext:value-type="float">
            <text:p>18.014</text:p>
          </table:table-cell>
          <table:table-cell table:style-name="ce7" office:value-type="float" office:value="22.95" calcext:value-type="float">
            <text:p>22.95</text:p>
          </table:table-cell>
          <table:table-cell table:style-name="ce7" office:value-type="float" office:value="1199.71" calcext:value-type="float">
            <text:p>1,199.71</text:p>
          </table:table-cell>
          <table:table-cell table:style-name="ce7" office:value-type="float" office:value="410.78" calcext:value-type="float">
            <text:p>410.78</text:p>
          </table:table-cell>
          <table:table-cell table:style-name="ce7" office:value-type="float" office:value="7.23" calcext:value-type="float">
            <text:p>7.23</text:p>
          </table:table-cell>
          <table:table-cell table:style-name="ce7" office:value-type="float" office:value="4.23" calcext:value-type="float">
            <text:p>4.23</text:p>
          </table:table-cell>
          <table:table-cell table:style-name="ce7" office:value-type="float" office:value="119.97" calcext:value-type="float">
            <text:p>119.97</text:p>
          </table:table-cell>
          <table:table-cell table:style-name="ce7" office:value-type="float" office:value="82.16" calcext:value-type="float">
            <text:p>82.16</text:p>
          </table:table-cell>
          <table:table-cell table:style-name="ce7" office:value-type="float" office:value="148.04" calcext:value-type="float">
            <text:p>148.04</text:p>
          </table:table-cell>
          <table:table-cell table:style-name="ce7" office:value-type="float" office:value="91.7" calcext:value-type="float">
            <text:p>91.70</text:p>
          </table:table-cell>
          <table:table-cell table:style-name="ce7" office:value-type="float" office:value="985.38" calcext:value-type="float">
            <text:p>985.38</text:p>
          </table:table-cell>
          <table:table-cell table:style-name="ce7" office:value-type="float" office:value="141.81" calcext:value-type="float">
            <text:p>141.81</text:p>
          </table:table-cell>
          <table:table-cell table:style-name="ce7" office:value-type="float" office:value="0.59" calcext:value-type="float">
            <text:p>0.59</text:p>
          </table:table-cell>
          <table:table-cell table:style-name="ce7" office:value-type="float" office:value="55.51" calcext:value-type="float">
            <text:p>55.51</text:p>
          </table:table-cell>
          <table:table-cell table:style-name="ce7" table:formula="of:=[.R210]*[.S210]" office:value-type="float" office:value="32.7509" calcext:value-type="float">
            <text:p>32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1];&quot; x &quot;;TEXT([.B211];&quot;##.0&quot;))" office:value-type="string" office:string-value="RHS 100x200 x 4.5" calcext:value-type="string">
            <text:p>RHS 100x200 x 4.5</text:p>
          </table:table-cell>
          <table:table-cell table:style-name="ce5" office:value-type="float" office:value="20.15" calcext:value-type="float">
            <text:p>20.150</text:p>
          </table:table-cell>
          <table:table-cell table:style-name="ce7" office:value-type="float" office:value="25.67" calcext:value-type="float">
            <text:p>25.67</text:p>
          </table:table-cell>
          <table:table-cell table:style-name="ce7" office:value-type="float" office:value="1331.44" calcext:value-type="float">
            <text:p>1,331.44</text:p>
          </table:table-cell>
          <table:table-cell table:style-name="ce7" office:value-type="float" office:value="454.64" calcext:value-type="float">
            <text:p>454.64</text:p>
          </table:table-cell>
          <table:table-cell table:style-name="ce7" office:value-type="float" office:value="7.2" calcext:value-type="float">
            <text:p>7.20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133.14" calcext:value-type="float">
            <text:p>133.14</text:p>
          </table:table-cell>
          <table:table-cell table:style-name="ce7" office:value-type="float" office:value="90.93" calcext:value-type="float">
            <text:p>90.93</text:p>
          </table:table-cell>
          <table:table-cell table:style-name="ce7" office:value-type="float" office:value="164.89" calcext:value-type="float">
            <text:p>164.89</text:p>
          </table:table-cell>
          <table:table-cell table:style-name="ce7" office:value-type="float" office:value="102.02" calcext:value-type="float">
            <text:p>102.02</text:p>
          </table:table-cell>
          <table:table-cell table:style-name="ce7" office:value-type="float" office:value="1097.11" calcext:value-type="float">
            <text:p>1,097.11</text:p>
          </table:table-cell>
          <table:table-cell table:style-name="ce7" office:value-type="float" office:value="157.12" calcext:value-type="float">
            <text:p>157.12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49.63" calcext:value-type="float">
            <text:p>49.63</text:p>
          </table:table-cell>
          <table:table-cell table:style-name="ce7" table:formula="of:=[.R211]*[.S211]" office:value-type="float" office:value="28.7854" calcext:value-type="float">
            <text:p>28.7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2];&quot; x &quot;;TEXT([.B212];&quot;##.0&quot;))" office:value-type="string" office:string-value="RHS 100x200 x 5.0" calcext:value-type="string">
            <text:p>RHS 100x200 x 5.0</text:p>
          </table:table-cell>
          <table:table-cell table:style-name="ce5" office:value-type="float" office:value="22.26" calcext:value-type="float">
            <text:p>22.260</text:p>
          </table:table-cell>
          <table:table-cell table:style-name="ce7" office:value-type="float" office:value="28.36" calcext:value-type="float">
            <text:p>28.36</text:p>
          </table:table-cell>
          <table:table-cell table:style-name="ce7" office:value-type="float" office:value="1459.25" calcext:value-type="float">
            <text:p>1,459.25</text:p>
          </table:table-cell>
          <table:table-cell table:style-name="ce7" office:value-type="float" office:value="496.94" calcext:value-type="float">
            <text:p>496.94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145.93" calcext:value-type="float">
            <text:p>145.93</text:p>
          </table:table-cell>
          <table:table-cell table:style-name="ce7" office:value-type="float" office:value="99.39" calcext:value-type="float">
            <text:p>99.39</text:p>
          </table:table-cell>
          <table:table-cell table:style-name="ce7" office:value-type="float" office:value="181.37" calcext:value-type="float">
            <text:p>181.37</text:p>
          </table:table-cell>
          <table:table-cell table:style-name="ce7" office:value-type="float" office:value="112.09" calcext:value-type="float">
            <text:p>112.09</text:p>
          </table:table-cell>
          <table:table-cell table:style-name="ce7" office:value-type="float" office:value="1206.29" calcext:value-type="float">
            <text:p>1,206.29</text:p>
          </table:table-cell>
          <table:table-cell table:style-name="ce7" office:value-type="float" office:value="171.94" calcext:value-type="float">
            <text:p>171.94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44.92" calcext:value-type="float">
            <text:p>44.92</text:p>
          </table:table-cell>
          <table:table-cell table:style-name="ce7" table:formula="of:=[.R212]*[.S212]" office:value-type="float" office:value="26.0536" calcext:value-type="float">
            <text:p>26.05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3];&quot; x &quot;;TEXT([.B213];&quot;##.0&quot;))" office:value-type="string" office:string-value="RHS 100x200 x 6.0" calcext:value-type="string">
            <text:p>RHS 100x200 x 6.0</text:p>
          </table:table-cell>
          <table:table-cell table:style-name="ce5" office:value-type="float" office:value="26.402" calcext:value-type="float">
            <text:p>26.402</text:p>
          </table:table-cell>
          <table:table-cell table:style-name="ce7" office:value-type="float" office:value="33.63" calcext:value-type="float">
            <text:p>33.63</text:p>
          </table:table-cell>
          <table:table-cell table:style-name="ce7" office:value-type="float" office:value="1703.31" calcext:value-type="float">
            <text:p>1,703.31</text:p>
          </table:table-cell>
          <table:table-cell table:style-name="ce7" office:value-type="float" office:value="576.91" calcext:value-type="float">
            <text:p>576.91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170.33" calcext:value-type="float">
            <text:p>170.33</text:p>
          </table:table-cell>
          <table:table-cell table:style-name="ce7" office:value-type="float" office:value="115.38" calcext:value-type="float">
            <text:p>115.38</text:p>
          </table:table-cell>
          <table:table-cell table:style-name="ce7" office:value-type="float" office:value="213.27" calcext:value-type="float">
            <text:p>213.27</text:p>
          </table:table-cell>
          <table:table-cell table:style-name="ce7" office:value-type="float" office:value="131.5" calcext:value-type="float">
            <text:p>131.50</text:p>
          </table:table-cell>
          <table:table-cell table:style-name="ce7" office:value-type="float" office:value="1417.03" calcext:value-type="float">
            <text:p>1,417.03</text:p>
          </table:table-cell>
          <table:table-cell table:style-name="ce7" office:value-type="float" office:value="200.1" calcext:value-type="float">
            <text:p>200.10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37.88" calcext:value-type="float">
            <text:p>37.88</text:p>
          </table:table-cell>
          <table:table-cell table:style-name="ce7" table:formula="of:=[.R213]*[.S213]" office:value-type="float" office:value="21.9704" calcext:value-type="float">
            <text:p>21.97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4];&quot; x &quot;;TEXT([.B214];&quot;##.0&quot;))" office:value-type="string" office:string-value="RHS 100x200 x 6.3" calcext:value-type="string">
            <text:p>RHS 100x200 x 6.3</text:p>
          </table:table-cell>
          <table:table-cell table:style-name="ce5" office:value-type="float" office:value="27.357" calcext:value-type="float">
            <text:p>27.357</text:p>
          </table:table-cell>
          <table:table-cell table:style-name="ce7" office:value-type="float" office:value="34.85" calcext:value-type="float">
            <text:p>34.85</text:p>
          </table:table-cell>
          <table:table-cell table:style-name="ce7" office:value-type="float" office:value="1739.24" calcext:value-type="float">
            <text:p>1,739.24</text:p>
          </table:table-cell>
          <table:table-cell table:style-name="ce7" office:value-type="float" office:value="591.15" calcext:value-type="float">
            <text:p>591.15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float" office:value="173.92" calcext:value-type="float">
            <text:p>173.92</text:p>
          </table:table-cell>
          <table:table-cell table:style-name="ce7" office:value-type="float" office:value="118.23" calcext:value-type="float">
            <text:p>118.23</text:p>
          </table:table-cell>
          <table:table-cell table:style-name="ce7" office:value-type="float" office:value="219.13" calcext:value-type="float">
            <text:p>219.13</text:p>
          </table:table-cell>
          <table:table-cell table:style-name="ce7" office:value-type="float" office:value="135.41" calcext:value-type="float">
            <text:p>135.41</text:p>
          </table:table-cell>
          <table:table-cell table:style-name="ce7" office:value-type="float" office:value="1482.82" calcext:value-type="float">
            <text:p>1,482.82</text:p>
          </table:table-cell>
          <table:table-cell table:style-name="ce7" office:value-type="float" office:value="207.6" calcext:value-type="float">
            <text:p>207.6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36.55" calcext:value-type="float">
            <text:p>36.55</text:p>
          </table:table-cell>
          <table:table-cell table:style-name="ce7" table:formula="of:=[.R214]*[.S214]" office:value-type="float" office:value="20.8335" calcext:value-type="float">
            <text:p>20.83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5];&quot; x &quot;;TEXT([.B215];&quot;##.0&quot;))" office:value-type="string" office:string-value="RHS 100x200 x 8.0" calcext:value-type="string">
            <text:p>RHS 100x200 x 8.0</text:p>
          </table:table-cell>
          <table:table-cell table:style-name="ce5" office:value-type="float" office:value="33.945" calcext:value-type="float">
            <text:p>33.945</text:p>
          </table:table-cell>
          <table:table-cell table:style-name="ce7" office:value-type="float" office:value="43.24" calcext:value-type="float">
            <text:p>43.24</text:p>
          </table:table-cell>
          <table:table-cell table:style-name="ce7" office:value-type="float" office:value="2090.84" calcext:value-type="float">
            <text:p>2,090.84</text:p>
          </table:table-cell>
          <table:table-cell table:style-name="ce7" office:value-type="float" office:value="705.36" calcext:value-type="float">
            <text:p>705.36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4.04" calcext:value-type="float">
            <text:p>4.04</text:p>
          </table:table-cell>
          <table:table-cell table:style-name="ce7" office:value-type="float" office:value="209.08" calcext:value-type="float">
            <text:p>209.08</text:p>
          </table:table-cell>
          <table:table-cell table:style-name="ce7" office:value-type="float" office:value="141.07" calcext:value-type="float">
            <text:p>141.07</text:p>
          </table:table-cell>
          <table:table-cell table:style-name="ce7" office:value-type="float" office:value="267.26" calcext:value-type="float">
            <text:p>267.26</text:p>
          </table:table-cell>
          <table:table-cell table:style-name="ce7" office:value-type="float" office:value="164.65" calcext:value-type="float">
            <text:p>164.65</text:p>
          </table:table-cell>
          <table:table-cell table:style-name="ce7" office:value-type="float" office:value="1810.72" calcext:value-type="float">
            <text:p>1,810.72</text:p>
          </table:table-cell>
          <table:table-cell table:style-name="ce7" office:value-type="float" office:value="249.6" calcext:value-type="float">
            <text:p>249.6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29.46" calcext:value-type="float">
            <text:p>29.46</text:p>
          </table:table-cell>
          <table:table-cell table:style-name="ce7" table:formula="of:=[.R215]*[.S215]" office:value-type="float" office:value="16.7922" calcext:value-type="float">
            <text:p>16.7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6];&quot; x &quot;;TEXT([.B216];&quot;##.0&quot;))" office:value-type="string" office:string-value="RHS 100x200 x 9.0" calcext:value-type="string">
            <text:p>RHS 100x200 x 9.0</text:p>
          </table:table-cell>
          <table:table-cell table:style-name="ce5" office:value-type="float" office:value="37.663" calcext:value-type="float">
            <text:p>37.663</text:p>
          </table:table-cell>
          <table:table-cell table:style-name="ce7" office:value-type="float" office:value="47.98" calcext:value-type="float">
            <text:p>47.98</text:p>
          </table:table-cell>
          <table:table-cell table:style-name="ce7" office:value-type="float" office:value="2275.59" calcext:value-type="float">
            <text:p>2,275.59</text:p>
          </table:table-cell>
          <table:table-cell table:style-name="ce7" office:value-type="float" office:value="764.42" calcext:value-type="float">
            <text:p>764.42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27.56" calcext:value-type="float">
            <text:p>227.56</text:p>
          </table:table-cell>
          <table:table-cell table:style-name="ce7" office:value-type="float" office:value="152.88" calcext:value-type="float">
            <text:p>152.88</text:p>
          </table:table-cell>
          <table:table-cell table:style-name="ce7" office:value-type="float" office:value="293.45" calcext:value-type="float">
            <text:p>293.45</text:p>
          </table:table-cell>
          <table:table-cell table:style-name="ce7" office:value-type="float" office:value="180.46" calcext:value-type="float">
            <text:p>180.46</text:p>
          </table:table-cell>
          <table:table-cell table:style-name="ce7" office:value-type="float" office:value="1988.26" calcext:value-type="float">
            <text:p>1,988.26</text:p>
          </table:table-cell>
          <table:table-cell table:style-name="ce7" office:value-type="float" office:value="271.75" calcext:value-type="float">
            <text:p>271.7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6.55" calcext:value-type="float">
            <text:p>26.55</text:p>
          </table:table-cell>
          <table:table-cell table:style-name="ce7" table:formula="of:=[.R216]*[.S216]" office:value-type="float" office:value="14.868" calcext:value-type="float">
            <text:p>14.87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7];&quot; x &quot;;TEXT([.B217];&quot;##.0&quot;))" office:value-type="string" office:string-value="RHS 100x200 x 10.0" calcext:value-type="string">
            <text:p>RHS 100x200 x 10.0</text:p>
          </table:table-cell>
          <table:table-cell table:style-name="ce5" office:value-type="float" office:value="41.265" calcext:value-type="float">
            <text:p>41.265</text:p>
          </table:table-cell>
          <table:table-cell table:style-name="ce7" office:value-type="float" office:value="52.57" calcext:value-type="float">
            <text:p>52.57</text:p>
          </table:table-cell>
          <table:table-cell table:style-name="ce7" office:value-type="float" office:value="2444.4" calcext:value-type="float">
            <text:p>2,444.40</text:p>
          </table:table-cell>
          <table:table-cell table:style-name="ce7" office:value-type="float" office:value="817.74" calcext:value-type="float">
            <text:p>817.74</text:p>
          </table:table-cell>
          <table:table-cell table:style-name="ce7" office:value-type="float" office:value="6.82" calcext:value-type="float">
            <text:p>6.82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244.44" calcext:value-type="float">
            <text:p>244.44</text:p>
          </table:table-cell>
          <table:table-cell table:style-name="ce7" office:value-type="float" office:value="163.55" calcext:value-type="float">
            <text:p>163.55</text:p>
          </table:table-cell>
          <table:table-cell table:style-name="ce7" office:value-type="float" office:value="318.08" calcext:value-type="float">
            <text:p>318.08</text:p>
          </table:table-cell>
          <table:table-cell table:style-name="ce7" office:value-type="float" office:value="195.25" calcext:value-type="float">
            <text:p>195.25</text:p>
          </table:table-cell>
          <table:table-cell table:style-name="ce7" office:value-type="float" office:value="2154.13" calcext:value-type="float">
            <text:p>2,154.13</text:p>
          </table:table-cell>
          <table:table-cell table:style-name="ce7" office:value-type="float" office:value="292.07" calcext:value-type="float">
            <text:p>292.07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4.23" calcext:value-type="float">
            <text:p>24.23</text:p>
          </table:table-cell>
          <table:table-cell table:style-name="ce7" table:formula="of:=[.R217]*[.S217]" office:value-type="float" office:value="13.5688" calcext:value-type="float">
            <text:p>13.5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8];&quot; x &quot;;TEXT([.B218];&quot;##.0&quot;))" office:value-type="string" office:string-value="RHS 100x200 x 12.0" calcext:value-type="string">
            <text:p>RHS 100x200 x 12.0</text:p>
          </table:table-cell>
          <table:table-cell table:style-name="ce5" office:value-type="float" office:value="47.147" calcext:value-type="float">
            <text:p>47.147</text:p>
          </table:table-cell>
          <table:table-cell table:style-name="ce7" office:value-type="float" office:value="60.06" calcext:value-type="float">
            <text:p>60.06</text:p>
          </table:table-cell>
          <table:table-cell table:style-name="ce7" office:value-type="float" office:value="2606.7" calcext:value-type="float">
            <text:p>2,606.70</text:p>
          </table:table-cell>
          <table:table-cell table:style-name="ce7" office:value-type="float" office:value="875.58" calcext:value-type="float">
            <text:p>875.58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260.67" calcext:value-type="float">
            <text:p>260.67</text:p>
          </table:table-cell>
          <table:table-cell table:style-name="ce7" office:value-type="float" office:value="175.12" calcext:value-type="float">
            <text:p>175.12</text:p>
          </table:table-cell>
          <table:table-cell table:style-name="ce7" office:value-type="float" office:value="350.01" calcext:value-type="float">
            <text:p>350.01</text:p>
          </table:table-cell>
          <table:table-cell table:style-name="ce7" office:value-type="float" office:value="215.32" calcext:value-type="float">
            <text:p>215.32</text:p>
          </table:table-cell>
          <table:table-cell table:style-name="ce7" office:value-type="float" office:value="2414.35" calcext:value-type="float">
            <text:p>2,414.35</text:p>
          </table:table-cell>
          <table:table-cell table:style-name="ce7" office:value-type="float" office:value="321.81" calcext:value-type="float">
            <text:p>321.81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21.21" calcext:value-type="float">
            <text:p>21.21</text:p>
          </table:table-cell>
          <table:table-cell table:style-name="ce7" table:formula="of:=[.R218]*[.S218]" office:value-type="float" office:value="11.4534" calcext:value-type="float">
            <text:p>11.4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9];&quot; x &quot;;TEXT([.B219];&quot;##.0&quot;))" office:value-type="string" office:string-value="RHS 100x200 x 12.5" calcext:value-type="string">
            <text:p>RHS 100x200 x 12.5</text:p>
          </table:table-cell>
          <table:table-cell table:style-name="ce5" office:value-type="float" office:value="48.704" calcext:value-type="float">
            <text:p>48.704</text:p>
          </table:table-cell>
          <table:table-cell table:style-name="ce7" office:value-type="float" office:value="62.04" calcext:value-type="float">
            <text:p>62.04</text:p>
          </table:table-cell>
          <table:table-cell table:style-name="ce7" office:value-type="float" office:value="2658.89" calcext:value-type="float">
            <text:p>2,658.89</text:p>
          </table:table-cell>
          <table:table-cell table:style-name="ce7" office:value-type="float" office:value="892.15" calcext:value-type="float">
            <text:p>892.15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265.89" calcext:value-type="float">
            <text:p>265.89</text:p>
          </table:table-cell>
          <table:table-cell table:style-name="ce7" office:value-type="float" office:value="178.43" calcext:value-type="float">
            <text:p>178.43</text:p>
          </table:table-cell>
          <table:table-cell table:style-name="ce7" office:value-type="float" office:value="359.13" calcext:value-type="float">
            <text:p>359.13</text:p>
          </table:table-cell>
          <table:table-cell table:style-name="ce7" office:value-type="float" office:value="220.78" calcext:value-type="float">
            <text:p>220.78</text:p>
          </table:table-cell>
          <table:table-cell table:style-name="ce7" office:value-type="float" office:value="2473.75" calcext:value-type="float">
            <text:p>2,473.75</text:p>
          </table:table-cell>
          <table:table-cell table:style-name="ce7" office:value-type="float" office:value="328.83" calcext:value-type="float">
            <text:p>328.83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20.53" calcext:value-type="float">
            <text:p>20.53</text:p>
          </table:table-cell>
          <table:table-cell table:style-name="ce7" table:formula="of:=[.R219]*[.S219]" office:value-type="float" office:value="11.0862" calcext:value-type="float">
            <text:p>11.09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0];&quot; x &quot;;TEXT([.B220];&quot;##.0&quot;))" office:value-type="string" office:string-value="RHS 100x300 x 6.0" calcext:value-type="string">
            <text:p>RHS 100x300 x 6.0</text:p>
          </table:table-cell>
          <table:table-cell table:style-name="ce5" office:value-type="float" office:value="35.822" calcext:value-type="float">
            <text:p>35.822</text:p>
          </table:table-cell>
          <table:table-cell table:style-name="ce7" office:value-type="float" office:value="45.63" calcext:value-type="float">
            <text:p>45.63</text:p>
          </table:table-cell>
          <table:table-cell table:style-name="ce7" office:value-type="float" office:value="4776.79" calcext:value-type="float">
            <text:p>4,776.79</text:p>
          </table:table-cell>
          <table:table-cell table:style-name="ce7" office:value-type="float" office:value="842.35" calcext:value-type="float">
            <text:p>842.35</text:p>
          </table:table-cell>
          <table:table-cell table:style-name="ce7" office:value-type="float" office:value="10.23" calcext:value-type="float">
            <text:p>10.23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318.45" calcext:value-type="float">
            <text:p>318.45</text:p>
          </table:table-cell>
          <table:table-cell table:style-name="ce7" office:value-type="float" office:value="168.47" calcext:value-type="float">
            <text:p>168.47</text:p>
          </table:table-cell>
          <table:table-cell table:style-name="ce7" office:value-type="float" office:value="411.43" calcext:value-type="float">
            <text:p>411.43</text:p>
          </table:table-cell>
          <table:table-cell table:style-name="ce7" office:value-type="float" office:value="187.9" calcext:value-type="float">
            <text:p>187.90</text:p>
          </table:table-cell>
          <table:table-cell table:style-name="ce7" office:value-type="float" office:value="2403.46" calcext:value-type="float">
            <text:p>2,403.46</text:p>
          </table:table-cell>
          <table:table-cell table:style-name="ce7" office:value-type="float" office:value="306.21" calcext:value-type="float">
            <text:p>306.21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27.92" calcext:value-type="float">
            <text:p>27.92</text:p>
          </table:table-cell>
          <table:table-cell table:style-name="ce7" table:formula="of:=[.R220]*[.S220]" office:value-type="float" office:value="21.7776" calcext:value-type="float">
            <text:p>21.7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1];&quot; x &quot;;TEXT([.B221];&quot;##.0&quot;))" office:value-type="string" office:string-value="RHS 100x300 x 6.3" calcext:value-type="string">
            <text:p>RHS 100x300 x 6.3</text:p>
          </table:table-cell>
          <table:table-cell table:style-name="ce5" office:value-type="float" office:value="37.248" calcext:value-type="float">
            <text:p>37.248</text:p>
          </table:table-cell>
          <table:table-cell table:style-name="ce7" office:value-type="float" office:value="47.45" calcext:value-type="float">
            <text:p>47.45</text:p>
          </table:table-cell>
          <table:table-cell table:style-name="ce7" office:value-type="float" office:value="4906.8" calcext:value-type="float">
            <text:p>4,906.80</text:p>
          </table:table-cell>
          <table:table-cell table:style-name="ce7" office:value-type="float" office:value="868.12" calcext:value-type="float">
            <text:p>868.12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327.12" calcext:value-type="float">
            <text:p>327.12</text:p>
          </table:table-cell>
          <table:table-cell table:style-name="ce7" office:value-type="float" office:value="173.62" calcext:value-type="float">
            <text:p>173.62</text:p>
          </table:table-cell>
          <table:table-cell table:style-name="ce7" office:value-type="float" office:value="424.88" calcext:value-type="float">
            <text:p>424.88</text:p>
          </table:table-cell>
          <table:table-cell table:style-name="ce7" office:value-type="float" office:value="194.45" calcext:value-type="float">
            <text:p>194.45</text:p>
          </table:table-cell>
          <table:table-cell table:style-name="ce7" office:value-type="float" office:value="2515.18" calcext:value-type="float">
            <text:p>2,515.18</text:p>
          </table:table-cell>
          <table:table-cell table:style-name="ce7" office:value-type="float" office:value="318.32" calcext:value-type="float">
            <text:p>318.32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6.85" calcext:value-type="float">
            <text:p>26.85</text:p>
          </table:table-cell>
          <table:table-cell table:style-name="ce7" table:formula="of:=[.R221]*[.S221]" office:value-type="float" office:value="20.6745" calcext:value-type="float">
            <text:p>20.67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2];&quot; x &quot;;TEXT([.B222];&quot;##.0&quot;))" office:value-type="string" office:string-value="RHS 100x300 x 8.0" calcext:value-type="string">
            <text:p>RHS 100x300 x 8.0</text:p>
          </table:table-cell>
          <table:table-cell table:style-name="ce5" office:value-type="float" office:value="46.505" calcext:value-type="float">
            <text:p>46.505</text:p>
          </table:table-cell>
          <table:table-cell table:style-name="ce7" office:value-type="float" office:value="59.24" calcext:value-type="float">
            <text:p>59.24</text:p>
          </table:table-cell>
          <table:table-cell table:style-name="ce7" office:value-type="float" office:value="5977.86" calcext:value-type="float">
            <text:p>5,977.86</text:p>
          </table:table-cell>
          <table:table-cell table:style-name="ce7" office:value-type="float" office:value="1044.77" calcext:value-type="float">
            <text:p>1,044.77</text:p>
          </table:table-cell>
          <table:table-cell table:style-name="ce7" office:value-type="float" office:value="10.05" calcext:value-type="float">
            <text:p>10.05</text:p>
          </table:table-cell>
          <table:table-cell table:style-name="ce7" office:value-type="float" office:value="4.2" calcext:value-type="float">
            <text:p>4.20</text:p>
          </table:table-cell>
          <table:table-cell table:style-name="ce7" office:value-type="float" office:value="398.52" calcext:value-type="float">
            <text:p>398.52</text:p>
          </table:table-cell>
          <table:table-cell table:style-name="ce7" office:value-type="float" office:value="208.95" calcext:value-type="float">
            <text:p>208.95</text:p>
          </table:table-cell>
          <table:table-cell table:style-name="ce7" office:value-type="float" office:value="523.47" calcext:value-type="float">
            <text:p>523.47</text:p>
          </table:table-cell>
          <table:table-cell table:style-name="ce7" office:value-type="float" office:value="238.25" calcext:value-type="float">
            <text:p>238.25</text:p>
          </table:table-cell>
          <table:table-cell table:style-name="ce7" office:value-type="float" office:value="3080.34" calcext:value-type="float">
            <text:p>3,080.34</text:p>
          </table:table-cell>
          <table:table-cell table:style-name="ce7" office:value-type="float" office:value="385.24" calcext:value-type="float">
            <text:p>385.24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1.5" calcext:value-type="float">
            <text:p>21.50</text:p>
          </table:table-cell>
          <table:table-cell table:style-name="ce7" table:formula="of:=[.R222]*[.S222]" office:value-type="float" office:value="16.555" calcext:value-type="float">
            <text:p>16.5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3];&quot; x &quot;;TEXT([.B223];&quot;##.0&quot;))" office:value-type="string" office:string-value="RHS 100x300 x 10.0" calcext:value-type="string">
            <text:p>RHS 100x300 x 10.0</text:p>
          </table:table-cell>
          <table:table-cell table:style-name="ce5" office:value-type="float" office:value="56.965" calcext:value-type="float">
            <text:p>56.965</text:p>
          </table:table-cell>
          <table:table-cell table:style-name="ce7" office:value-type="float" office:value="72.57" calcext:value-type="float">
            <text:p>72.57</text:p>
          </table:table-cell>
          <table:table-cell table:style-name="ce7" office:value-type="float" office:value="7106.03" calcext:value-type="float">
            <text:p>7,106.03</text:p>
          </table:table-cell>
          <table:table-cell table:style-name="ce7" office:value-type="float" office:value="1224.41" calcext:value-type="float">
            <text:p>1,224.41</text:p>
          </table:table-cell>
          <table:table-cell table:style-name="ce7" office:value-type="float" office:value="9.9" calcext:value-type="float">
            <text:p>9.90</text:p>
          </table:table-cell>
          <table:table-cell table:style-name="ce7" office:value-type="float" office:value="4.11" calcext:value-type="float">
            <text:p>4.11</text:p>
          </table:table-cell>
          <table:table-cell table:style-name="ce7" office:value-type="float" office:value="473.74" calcext:value-type="float">
            <text:p>473.74</text:p>
          </table:table-cell>
          <table:table-cell table:style-name="ce7" office:value-type="float" office:value="244.88" calcext:value-type="float">
            <text:p>244.88</text:p>
          </table:table-cell>
          <table:table-cell table:style-name="ce7" office:value-type="float" office:value="630.91" calcext:value-type="float">
            <text:p>630.91</text:p>
          </table:table-cell>
          <table:table-cell table:style-name="ce7" office:value-type="float" office:value="285.25" calcext:value-type="float">
            <text:p>285.25</text:p>
          </table:table-cell>
          <table:table-cell table:style-name="ce7" office:value-type="float" office:value="3681" calcext:value-type="float">
            <text:p>3,681.00</text:p>
          </table:table-cell>
          <table:table-cell table:style-name="ce7" office:value-type="float" office:value="454.51" calcext:value-type="float">
            <text:p>454.51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table:formula="of:=[.R223]*[.S223]" office:value-type="float" office:value="13.338" calcext:value-type="float">
            <text:p>13.3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4];&quot; x &quot;;TEXT([.B224];&quot;##.0&quot;))" office:value-type="string" office:string-value="RHS 100x300 x 12.0" calcext:value-type="string">
            <text:p>RHS 100x300 x 12.0</text:p>
          </table:table-cell>
          <table:table-cell table:style-name="ce5" office:value-type="float" office:value="65.987" calcext:value-type="float">
            <text:p>65.987</text:p>
          </table:table-cell>
          <table:table-cell table:style-name="ce7" office:value-type="float" office:value="84.06" calcext:value-type="float">
            <text:p>84.06</text:p>
          </table:table-cell>
          <table:table-cell table:style-name="ce7" office:value-type="float" office:value="7808.31" calcext:value-type="float">
            <text:p>7,808.31</text:p>
          </table:table-cell>
          <table:table-cell table:style-name="ce7" office:value-type="float" office:value="1343.1" calcext:value-type="float">
            <text:p>1,343.10</text:p>
          </table:table-cell>
          <table:table-cell table:style-name="ce7" office:value-type="float" office:value="9.64" calcext:value-type="float">
            <text:p>9.64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20.55" calcext:value-type="float">
            <text:p>520.55</text:p>
          </table:table-cell>
          <table:table-cell table:style-name="ce7" office:value-type="float" office:value="268.62" calcext:value-type="float">
            <text:p>268.62</text:p>
          </table:table-cell>
          <table:table-cell table:style-name="ce7" office:value-type="float" office:value="710.31" calcext:value-type="float">
            <text:p>710.31</text:p>
          </table:table-cell>
          <table:table-cell table:style-name="ce7" office:value-type="float" office:value="320.92" calcext:value-type="float">
            <text:p>320.92</text:p>
          </table:table-cell>
          <table:table-cell table:style-name="ce7" office:value-type="float" office:value="4177.46" calcext:value-type="float">
            <text:p>4,177.46</text:p>
          </table:table-cell>
          <table:table-cell table:style-name="ce7" office:value-type="float" office:value="508.49" calcext:value-type="float">
            <text:p>508.49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5.15" calcext:value-type="float">
            <text:p>15.15</text:p>
          </table:table-cell>
          <table:table-cell table:style-name="ce7" table:formula="of:=[.R224]*[.S224]" office:value-type="float" office:value="11.211" calcext:value-type="float">
            <text:p>11.21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5];&quot; x &quot;;TEXT([.B225];&quot;##.0&quot;))" office:value-type="string" office:string-value="RHS 100x300 x 12.5" calcext:value-type="string">
            <text:p>RHS 100x300 x 12.5</text:p>
          </table:table-cell>
          <table:table-cell table:style-name="ce5" office:value-type="float" office:value="68.329" calcext:value-type="float">
            <text:p>68.329</text:p>
          </table:table-cell>
          <table:table-cell table:style-name="ce7" office:value-type="float" office:value="87.04" calcext:value-type="float">
            <text:p>87.04</text:p>
          </table:table-cell>
          <table:table-cell table:style-name="ce7" office:value-type="float" office:value="8009.59" calcext:value-type="float">
            <text:p>8,009.59</text:p>
          </table:table-cell>
          <table:table-cell table:style-name="ce7" office:value-type="float" office:value="1373.92" calcext:value-type="float">
            <text:p>1,373.92</text:p>
          </table:table-cell>
          <table:table-cell table:style-name="ce7" office:value-type="float" office:value="9.59" calcext:value-type="float">
            <text:p>9.59</text:p>
          </table:table-cell>
          <table:table-cell table:style-name="ce7" office:value-type="float" office:value="3.97" calcext:value-type="float">
            <text:p>3.97</text:p>
          </table:table-cell>
          <table:table-cell table:style-name="ce7" office:value-type="float" office:value="533.97" calcext:value-type="float">
            <text:p>533.97</text:p>
          </table:table-cell>
          <table:table-cell table:style-name="ce7" office:value-type="float" office:value="274.78" calcext:value-type="float">
            <text:p>274.78</text:p>
          </table:table-cell>
          <table:table-cell table:style-name="ce7" office:value-type="float" office:value="731.85" calcext:value-type="float">
            <text:p>731.85</text:p>
          </table:table-cell>
          <table:table-cell table:style-name="ce7" office:value-type="float" office:value="330.16" calcext:value-type="float">
            <text:p>330.16</text:p>
          </table:table-cell>
          <table:table-cell table:style-name="ce7" office:value-type="float" office:value="4291.5" calcext:value-type="float">
            <text:p>4,291.50</text:p>
          </table:table-cell>
          <table:table-cell table:style-name="ce7" office:value-type="float" office:value="521.17" calcext:value-type="float">
            <text:p>521.17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4.64" calcext:value-type="float">
            <text:p>14.64</text:p>
          </table:table-cell>
          <table:table-cell table:style-name="ce7" table:formula="of:=[.R225]*[.S225]" office:value-type="float" office:value="10.8336" calcext:value-type="float">
            <text:p>10.83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6];&quot; x &quot;;TEXT([.B226];&quot;##.0&quot;))" office:value-type="string" office:string-value="RHS 100x300 x 16.0" calcext:value-type="string">
            <text:p>RHS 100x300 x 16.0</text:p>
          </table:table-cell>
          <table:table-cell table:style-name="ce5" office:value-type="float" office:value="83.816" calcext:value-type="float">
            <text:p>83.816</text:p>
          </table:table-cell>
          <table:table-cell table:style-name="ce7" office:value-type="float" office:value="106.77" calcext:value-type="float">
            <text:p>106.77</text:p>
          </table:table-cell>
          <table:table-cell table:style-name="ce7" office:value-type="float" office:value="9157.36" calcext:value-type="float">
            <text:p>9,157.36</text:p>
          </table:table-cell>
          <table:table-cell table:style-name="ce7" office:value-type="float" office:value="1543.16" calcext:value-type="float">
            <text:p>1,543.16</text:p>
          </table:table-cell>
          <table:table-cell table:style-name="ce7" office:value-type="float" office:value="9.26" calcext:value-type="float">
            <text:p>9.26</text:p>
          </table:table-cell>
          <table:table-cell table:style-name="ce7" office:value-type="float" office:value="3.8" calcext:value-type="float">
            <text:p>3.80</text:p>
          </table:table-cell>
          <table:table-cell table:style-name="ce7" office:value-type="float" office:value="610.49" calcext:value-type="float">
            <text:p>610.49</text:p>
          </table:table-cell>
          <table:table-cell table:style-name="ce7" office:value-type="float" office:value="308.63" calcext:value-type="float">
            <text:p>308.63</text:p>
          </table:table-cell>
          <table:table-cell table:style-name="ce7" office:value-type="float" office:value="865.04" calcext:value-type="float">
            <text:p>865.04</text:p>
          </table:table-cell>
          <table:table-cell table:style-name="ce7" office:value-type="float" office:value="386.11" calcext:value-type="float">
            <text:p>386.11</text:p>
          </table:table-cell>
          <table:table-cell table:style-name="ce7" office:value-type="float" office:value="4938.77" calcext:value-type="float">
            <text:p>4,938.77</text:p>
          </table:table-cell>
          <table:table-cell table:style-name="ce7" office:value-type="float" office:value="592.31" calcext:value-type="float">
            <text:p>592.31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table:formula="of:=[.R226]*[.S226]" office:value-type="float" office:value="8.5896" calcext:value-type="float">
            <text:p>8.59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7];&quot; x &quot;;TEXT([.B227];&quot;##.0&quot;))" office:value-type="string" office:string-value="RHS 120x200 x 4.0" calcext:value-type="string">
            <text:p>RHS 120x200 x 4.0</text:p>
          </table:table-cell>
          <table:table-cell table:style-name="ce5" office:value-type="float" office:value="19.27" calcext:value-type="float">
            <text:p>19.270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1353.39" calcext:value-type="float">
            <text:p>1,353.39</text:p>
          </table:table-cell>
          <table:table-cell table:style-name="ce7" office:value-type="float" office:value="617.66" calcext:value-type="float">
            <text:p>617.66</text:p>
          </table:table-cell>
          <table:table-cell table:style-name="ce7" office:value-type="float" office:value="7.43" calcext:value-type="float">
            <text:p>7.43</text:p>
          </table:table-cell>
          <table:table-cell table:style-name="ce7" office:value-type="float" office:value="5.02" calcext:value-type="float">
            <text:p>5.02</text:p>
          </table:table-cell>
          <table:table-cell table:style-name="ce7" office:value-type="float" office:value="135.34" calcext:value-type="float">
            <text:p>135.34</text:p>
          </table:table-cell>
          <table:table-cell table:style-name="ce7" office:value-type="float" office:value="102.94" calcext:value-type="float">
            <text:p>102.94</text:p>
          </table:table-cell>
          <table:table-cell table:style-name="ce7" office:value-type="float" office:value="163.72" calcext:value-type="float">
            <text:p>163.72</text:p>
          </table:table-cell>
          <table:table-cell table:style-name="ce7" office:value-type="float" office:value="115.45" calcext:value-type="float">
            <text:p>115.45</text:p>
          </table:table-cell>
          <table:table-cell table:style-name="ce7" office:value-type="float" office:value="1345.35" calcext:value-type="float">
            <text:p>1,345.35</text:p>
          </table:table-cell>
          <table:table-cell table:style-name="ce7" office:value-type="float" office:value="172.49" calcext:value-type="float">
            <text:p>172.49</text:p>
          </table:table-cell>
          <table:table-cell table:style-name="ce7" office:value-type="float" office:value="0.63" calcext:value-type="float">
            <text:p>0.63</text:p>
          </table:table-cell>
          <table:table-cell table:style-name="ce7" office:value-type="float" office:value="51.89" calcext:value-type="float">
            <text:p>51.89</text:p>
          </table:table-cell>
          <table:table-cell table:style-name="ce7" table:formula="of:=[.R227]*[.S227]" office:value-type="float" office:value="32.6907" calcext:value-type="float">
            <text:p>32.69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8];&quot; x &quot;;TEXT([.B228];&quot;##.0&quot;))" office:value-type="string" office:string-value="RHS 120x200 x 5.0" calcext:value-type="string">
            <text:p>RHS 120x200 x 5.0</text:p>
          </table:table-cell>
          <table:table-cell table:style-name="ce5" office:value-type="float" office:value="23.83" calcext:value-type="float">
            <text:p>23.830</text:p>
          </table:table-cell>
          <table:table-cell table:style-name="ce7" office:value-type="float" office:value="30.36" calcext:value-type="float">
            <text:p>30.36</text:p>
          </table:table-cell>
          <table:table-cell table:style-name="ce7" office:value-type="float" office:value="1649.42" calcext:value-type="float">
            <text:p>1,649.42</text:p>
          </table:table-cell>
          <table:table-cell table:style-name="ce7" office:value-type="float" office:value="750.14" calcext:value-type="float">
            <text:p>750.14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4.97" calcext:value-type="float">
            <text:p>4.97</text:p>
          </table:table-cell>
          <table:table-cell table:style-name="ce7" office:value-type="float" office:value="164.94" calcext:value-type="float">
            <text:p>164.94</text:p>
          </table:table-cell>
          <table:table-cell table:style-name="ce7" office:value-type="float" office:value="125.02" calcext:value-type="float">
            <text:p>125.02</text:p>
          </table:table-cell>
          <table:table-cell table:style-name="ce7" office:value-type="float" office:value="200.87" calcext:value-type="float">
            <text:p>200.87</text:p>
          </table:table-cell>
          <table:table-cell table:style-name="ce7" office:value-type="float" office:value="141.45" calcext:value-type="float">
            <text:p>141.45</text:p>
          </table:table-cell>
          <table:table-cell table:style-name="ce7" office:value-type="float" office:value="1652" calcext:value-type="float">
            <text:p>1,652.00</text:p>
          </table:table-cell>
          <table:table-cell table:style-name="ce7" office:value-type="float" office:value="209.87" calcext:value-type="float">
            <text:p>209.87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41.96" calcext:value-type="float">
            <text:p>41.96</text:p>
          </table:table-cell>
          <table:table-cell table:style-name="ce7" table:formula="of:=[.R228]*[.S228]" office:value-type="float" office:value="26.0152" calcext:value-type="float">
            <text:p>26.02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9];&quot; x &quot;;TEXT([.B229];&quot;##.0&quot;))" office:value-type="string" office:string-value="RHS 120x200 x 6.0" calcext:value-type="string">
            <text:p>RHS 120x200 x 6.0</text:p>
          </table:table-cell>
          <table:table-cell table:style-name="ce5" office:value-type="float" office:value="28.286" calcext:value-type="float">
            <text:p>28.286</text:p>
          </table:table-cell>
          <table:table-cell table:style-name="ce7" office:value-type="float" office:value="36.03" calcext:value-type="float">
            <text:p>36.03</text:p>
          </table:table-cell>
          <table:table-cell table:style-name="ce7" office:value-type="float" office:value="1929.2" calcext:value-type="float">
            <text:p>1,929.20</text:p>
          </table:table-cell>
          <table:table-cell table:style-name="ce7" office:value-type="float" office:value="874.35" calcext:value-type="float">
            <text:p>874.35</text:p>
          </table:table-cell>
          <table:table-cell table:style-name="ce7" office:value-type="float" office:value="7.32" calcext:value-type="float">
            <text:p>7.32</text:p>
          </table:table-cell>
          <table:table-cell table:style-name="ce7" office:value-type="float" office:value="4.93" calcext:value-type="float">
            <text:p>4.93</text:p>
          </table:table-cell>
          <table:table-cell table:style-name="ce7" office:value-type="float" office:value="192.92" calcext:value-type="float">
            <text:p>192.92</text:p>
          </table:table-cell>
          <table:table-cell table:style-name="ce7" office:value-type="float" office:value="145.72" calcext:value-type="float">
            <text:p>145.72</text:p>
          </table:table-cell>
          <table:table-cell table:style-name="ce7" office:value-type="float" office:value="236.55" calcext:value-type="float">
            <text:p>236.55</text:p>
          </table:table-cell>
          <table:table-cell table:style-name="ce7" office:value-type="float" office:value="166.33" calcext:value-type="float">
            <text:p>166.33</text:p>
          </table:table-cell>
          <table:table-cell table:style-name="ce7" office:value-type="float" office:value="1946.73" calcext:value-type="float">
            <text:p>1,946.73</text:p>
          </table:table-cell>
          <table:table-cell table:style-name="ce7" office:value-type="float" office:value="245.12" calcext:value-type="float">
            <text:p>245.12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35.35" calcext:value-type="float">
            <text:p>35.35</text:p>
          </table:table-cell>
          <table:table-cell table:style-name="ce7" table:formula="of:=[.R229]*[.S229]" office:value-type="float" office:value="21.917" calcext:value-type="float">
            <text:p>21.9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0];&quot; x &quot;;TEXT([.B230];&quot;##.0&quot;))" office:value-type="string" office:string-value="RHS 120x200 x 6.3" calcext:value-type="string">
            <text:p>RHS 120x200 x 6.3</text:p>
          </table:table-cell>
          <table:table-cell table:style-name="ce5" office:value-type="float" office:value="29.335" calcext:value-type="float">
            <text:p>29.335</text:p>
          </table:table-cell>
          <table:table-cell table:style-name="ce7" office:value-type="float" office:value="37.37" calcext:value-type="float">
            <text:p>37.37</text:p>
          </table:table-cell>
          <table:table-cell table:style-name="ce7" office:value-type="float" office:value="1975.7" calcext:value-type="float">
            <text:p>1,975.70</text:p>
          </table:table-cell>
          <table:table-cell table:style-name="ce7" office:value-type="float" office:value="897.66" calcext:value-type="float">
            <text:p>897.66</text:p>
          </table:table-cell>
          <table:table-cell table:style-name="ce7" office:value-type="float" office:value="7.27" calcext:value-type="float">
            <text:p>7.27</text:p>
          </table:table-cell>
          <table:table-cell table:style-name="ce7" office:value-type="float" office:value="4.9" calcext:value-type="float">
            <text:p>4.90</text:p>
          </table:table-cell>
          <table:table-cell table:style-name="ce7" office:value-type="float" office:value="197.57" calcext:value-type="float">
            <text:p>197.57</text:p>
          </table:table-cell>
          <table:table-cell table:style-name="ce7" office:value-type="float" office:value="149.61" calcext:value-type="float">
            <text:p>149.61</text:p>
          </table:table-cell>
          <table:table-cell table:style-name="ce7" office:value-type="float" office:value="243.54" calcext:value-type="float">
            <text:p>243.54</text:p>
          </table:table-cell>
          <table:table-cell table:style-name="ce7" office:value-type="float" office:value="171.52" calcext:value-type="float">
            <text:p>171.52</text:p>
          </table:table-cell>
          <table:table-cell table:style-name="ce7" office:value-type="float" office:value="2040.16" calcext:value-type="float">
            <text:p>2,040.16</text:p>
          </table:table-cell>
          <table:table-cell table:style-name="ce7" office:value-type="float" office:value="254.71" calcext:value-type="float">
            <text:p>254.71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34.09" calcext:value-type="float">
            <text:p>34.09</text:p>
          </table:table-cell>
          <table:table-cell table:style-name="ce7" table:formula="of:=[.R230]*[.S230]" office:value-type="float" office:value="20.7949" calcext:value-type="float">
            <text:p>20.79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1];&quot; x &quot;;TEXT([.B231];&quot;##.0&quot;))" office:value-type="string" office:string-value="RHS 120x200 x 8.0" calcext:value-type="string">
            <text:p>RHS 120x200 x 8.0</text:p>
          </table:table-cell>
          <table:table-cell table:style-name="ce5" office:value-type="float" office:value="36.457" calcext:value-type="float">
            <text:p>36.457</text:p>
          </table:table-cell>
          <table:table-cell table:style-name="ce7" office:value-type="float" office:value="46.44" calcext:value-type="float">
            <text:p>46.44</text:p>
          </table:table-cell>
          <table:table-cell table:style-name="ce7" office:value-type="float" office:value="2385.92" calcext:value-type="float">
            <text:p>2,385.92</text:p>
          </table:table-cell>
          <table:table-cell table:style-name="ce7" office:value-type="float" office:value="1078.97" calcext:value-type="float">
            <text:p>1,078.97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4.82" calcext:value-type="float">
            <text:p>4.82</text:p>
          </table:table-cell>
          <table:table-cell table:style-name="ce7" office:value-type="float" office:value="238.59" calcext:value-type="float">
            <text:p>238.59</text:p>
          </table:table-cell>
          <table:table-cell table:style-name="ce7" office:value-type="float" office:value="179.83" calcext:value-type="float">
            <text:p>179.83</text:p>
          </table:table-cell>
          <table:table-cell table:style-name="ce7" office:value-type="float" office:value="297.98" calcext:value-type="float">
            <text:p>297.98</text:p>
          </table:table-cell>
          <table:table-cell table:style-name="ce7" office:value-type="float" office:value="209.49" calcext:value-type="float">
            <text:p>209.49</text:p>
          </table:table-cell>
          <table:table-cell table:style-name="ce7" office:value-type="float" office:value="2507.04" calcext:value-type="float">
            <text:p>2,507.04</text:p>
          </table:table-cell>
          <table:table-cell table:style-name="ce7" office:value-type="float" office:value="308.27" calcext:value-type="float">
            <text:p>308.27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27.43" calcext:value-type="float">
            <text:p>27.43</text:p>
          </table:table-cell>
          <table:table-cell table:style-name="ce7" table:formula="of:=[.R231]*[.S231]" office:value-type="float" office:value="16.7323" calcext:value-type="float">
            <text:p>16.73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2];&quot; x &quot;;TEXT([.B232];&quot;##.0&quot;))" office:value-type="string" office:string-value="RHS 120x200 x 10.0" calcext:value-type="string">
            <text:p>RHS 120x200 x 10.0</text:p>
          </table:table-cell>
          <table:table-cell table:style-name="ce5" office:value-type="float" office:value="44.405" calcext:value-type="float">
            <text:p>44.405</text:p>
          </table:table-cell>
          <table:table-cell table:style-name="ce7" office:value-type="float" office:value="56.57" calcext:value-type="float">
            <text:p>56.57</text:p>
          </table:table-cell>
          <table:table-cell table:style-name="ce7" office:value-type="float" office:value="2805.73" calcext:value-type="float">
            <text:p>2,805.73</text:p>
          </table:table-cell>
          <table:table-cell table:style-name="ce7" office:value-type="float" office:value="1262.14" calcext:value-type="float">
            <text:p>1,262.14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4.72" calcext:value-type="float">
            <text:p>4.72</text:p>
          </table:table-cell>
          <table:table-cell table:style-name="ce7" office:value-type="float" office:value="280.57" calcext:value-type="float">
            <text:p>280.57</text:p>
          </table:table-cell>
          <table:table-cell table:style-name="ce7" office:value-type="float" office:value="210.36" calcext:value-type="float">
            <text:p>210.36</text:p>
          </table:table-cell>
          <table:table-cell table:style-name="ce7" office:value-type="float" office:value="356.08" calcext:value-type="float">
            <text:p>356.08</text:p>
          </table:table-cell>
          <table:table-cell table:style-name="ce7" office:value-type="float" office:value="249.82" calcext:value-type="float">
            <text:p>249.82</text:p>
          </table:table-cell>
          <table:table-cell table:style-name="ce7" office:value-type="float" office:value="3007.03" calcext:value-type="float">
            <text:p>3,007.03</text:p>
          </table:table-cell>
          <table:table-cell table:style-name="ce7" office:value-type="float" office:value="363.69" calcext:value-type="float">
            <text:p>363.69</text:p>
          </table:table-cell>
          <table:table-cell table:style-name="ce7" office:value-type="float" office:value="0.6" calcext:value-type="float">
            <text:p>0.60</text:p>
          </table:table-cell>
          <table:table-cell table:style-name="ce7" office:value-type="float" office:value="22.52" calcext:value-type="float">
            <text:p>22.52</text:p>
          </table:table-cell>
          <table:table-cell table:style-name="ce7" table:formula="of:=[.R232]*[.S232]" office:value-type="float" office:value="13.512" calcext:value-type="float">
            <text:p>13.51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3];&quot; x &quot;;TEXT([.B233];&quot;##.0&quot;))" office:value-type="string" office:string-value="RHS 120x200 x 12.0" calcext:value-type="string">
            <text:p>RHS 120x200 x 12.0</text:p>
          </table:table-cell>
          <table:table-cell table:style-name="ce5" office:value-type="float" office:value="50.915" calcext:value-type="float">
            <text:p>50.915</text:p>
          </table:table-cell>
          <table:table-cell table:style-name="ce7" office:value-type="float" office:value="64.86" calcext:value-type="float">
            <text:p>64.86</text:p>
          </table:table-cell>
          <table:table-cell table:style-name="ce7" office:value-type="float" office:value="3031.41" calcext:value-type="float">
            <text:p>3,031.41</text:p>
          </table:table-cell>
          <table:table-cell table:style-name="ce7" office:value-type="float" office:value="1367.87" calcext:value-type="float">
            <text:p>1,367.87</text:p>
          </table:table-cell>
          <table:table-cell table:style-name="ce7" office:value-type="float" office:value="6.84" calcext:value-type="float">
            <text:p>6.84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303.14" calcext:value-type="float">
            <text:p>303.14</text:p>
          </table:table-cell>
          <table:table-cell table:style-name="ce7" office:value-type="float" office:value="227.98" calcext:value-type="float">
            <text:p>227.98</text:p>
          </table:table-cell>
          <table:table-cell table:style-name="ce7" office:value-type="float" office:value="395.13" calcext:value-type="float">
            <text:p>395.13</text:p>
          </table:table-cell>
          <table:table-cell table:style-name="ce7" office:value-type="float" office:value="277.77" calcext:value-type="float">
            <text:p>277.77</text:p>
          </table:table-cell>
          <table:table-cell table:style-name="ce7" office:value-type="float" office:value="3418.93" calcext:value-type="float">
            <text:p>3,418.93</text:p>
          </table:table-cell>
          <table:table-cell table:style-name="ce7" office:value-type="float" office:value="405.7" calcext:value-type="float">
            <text:p>405.70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9.64" calcext:value-type="float">
            <text:p>19.64</text:p>
          </table:table-cell>
          <table:table-cell table:style-name="ce7" table:formula="of:=[.R233]*[.S233]" office:value-type="float" office:value="11.3912" calcext:value-type="float">
            <text:p>11.3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4];&quot; x &quot;;TEXT([.B234];&quot;##.0&quot;))" office:value-type="string" office:string-value="RHS 120x200 x 12.5" calcext:value-type="string">
            <text:p>RHS 120x200 x 12.5</text:p>
          </table:table-cell>
          <table:table-cell table:style-name="ce5" office:value-type="float" office:value="52.629" calcext:value-type="float">
            <text:p>52.629</text:p>
          </table:table-cell>
          <table:table-cell table:style-name="ce7" office:value-type="float" office:value="67.04" calcext:value-type="float">
            <text:p>67.04</text:p>
          </table:table-cell>
          <table:table-cell table:style-name="ce7" office:value-type="float" office:value="3099" calcext:value-type="float">
            <text:p>3,099.00</text:p>
          </table:table-cell>
          <table:table-cell table:style-name="ce7" office:value-type="float" office:value="1397.43" calcext:value-type="float">
            <text:p>1,397.43</text:p>
          </table:table-cell>
          <table:table-cell table:style-name="ce7" office:value-type="float" office:value="6.8" calcext:value-type="float">
            <text:p>6.80</text:p>
          </table:table-cell>
          <table:table-cell table:style-name="ce7" office:value-type="float" office:value="4.57" calcext:value-type="float">
            <text:p>4.57</text:p>
          </table:table-cell>
          <table:table-cell table:style-name="ce7" office:value-type="float" office:value="309.9" calcext:value-type="float">
            <text:p>309.90</text:p>
          </table:table-cell>
          <table:table-cell table:style-name="ce7" office:value-type="float" office:value="232.91" calcext:value-type="float">
            <text:p>232.91</text:p>
          </table:table-cell>
          <table:table-cell table:style-name="ce7" office:value-type="float" office:value="406" calcext:value-type="float">
            <text:p>406.00</text:p>
          </table:table-cell>
          <table:table-cell table:style-name="ce7" office:value-type="float" office:value="285.33" calcext:value-type="float">
            <text:p>285.33</text:p>
          </table:table-cell>
          <table:table-cell table:style-name="ce7" office:value-type="float" office:value="3513.84" calcext:value-type="float">
            <text:p>3,513.84</text:p>
          </table:table-cell>
          <table:table-cell table:style-name="ce7" office:value-type="float" office:value="415.67" calcext:value-type="float">
            <text:p>415.67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9" calcext:value-type="float">
            <text:p>19.00</text:p>
          </table:table-cell>
          <table:table-cell table:style-name="ce7" table:formula="of:=[.R234]*[.S234]" office:value-type="float" office:value="11.02" calcext:value-type="float">
            <text:p>11.02</text:p>
          </table:table-cell>
          <table:table-cell table:style-name="ce7" office:value-type="float" office:value="4.6" calcext:value-type="float">
            <text:p>4.6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5];&quot; x &quot;;TEXT([.B235];&quot;##.0&quot;))" office:value-type="string" office:string-value="RHS 150x200 x 4.0" calcext:value-type="string">
            <text:p>RHS 150x200 x 4.0</text:p>
          </table:table-cell>
          <table:table-cell table:style-name="ce5" office:value-type="float" office:value="21.154" calcext:value-type="float">
            <text:p>21.154</text:p>
          </table:table-cell>
          <table:table-cell table:style-name="ce7" office:value-type="float" office:value="26.95" calcext:value-type="float">
            <text:p>26.95</text:p>
          </table:table-cell>
          <table:table-cell table:style-name="ce7" office:value-type="float" office:value="1583.92" calcext:value-type="float">
            <text:p>1,583.92</text:p>
          </table:table-cell>
          <table:table-cell table:style-name="ce7" office:value-type="float" office:value="1021.03" calcext:value-type="float">
            <text:p>1,021.03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6.16" calcext:value-type="float">
            <text:p>6.16</text:p>
          </table:table-cell>
          <table:table-cell table:style-name="ce7" office:value-type="float" office:value="158.39" calcext:value-type="float">
            <text:p>158.39</text:p>
          </table:table-cell>
          <table:table-cell table:style-name="ce7" office:value-type="float" office:value="136.14" calcext:value-type="float">
            <text:p>136.14</text:p>
          </table:table-cell>
          <table:table-cell table:style-name="ce7" office:value-type="float" office:value="187.24" calcext:value-type="float">
            <text:p>187.24</text:p>
          </table:table-cell>
          <table:table-cell table:style-name="ce7" office:value-type="float" office:value="154.07" calcext:value-type="float">
            <text:p>154.07</text:p>
          </table:table-cell>
          <table:table-cell table:style-name="ce7" office:value-type="float" office:value="1942.03" calcext:value-type="float">
            <text:p>1,942.03</text:p>
          </table:table-cell>
          <table:table-cell table:style-name="ce7" office:value-type="float" office:value="218.55" calcext:value-type="float">
            <text:p>218.55</text:p>
          </table:table-cell>
          <table:table-cell table:style-name="ce7" office:value-type="float" office:value="0.69" calcext:value-type="float">
            <text:p>0.69</text:p>
          </table:table-cell>
          <table:table-cell table:style-name="ce7" office:value-type="float" office:value="47.27" calcext:value-type="float">
            <text:p>47.27</text:p>
          </table:table-cell>
          <table:table-cell table:style-name="ce7" table:formula="of:=[.R235]*[.S235]" office:value-type="float" office:value="32.6163" calcext:value-type="float">
            <text:p>32.62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6];&quot; x &quot;;TEXT([.B236];&quot;##.0&quot;))" office:value-type="string" office:string-value="RHS 150x200 x 4.5" calcext:value-type="string">
            <text:p>RHS 150x200 x 4.5</text:p>
          </table:table-cell>
          <table:table-cell table:style-name="ce5" office:value-type="float" office:value="23.682" calcext:value-type="float">
            <text:p>23.682</text:p>
          </table:table-cell>
          <table:table-cell table:style-name="ce7" office:value-type="float" office:value="30.17" calcext:value-type="float">
            <text:p>30.17</text:p>
          </table:table-cell>
          <table:table-cell table:style-name="ce7" office:value-type="float" office:value="1761.49" calcext:value-type="float">
            <text:p>1,761.49</text:p>
          </table:table-cell>
          <table:table-cell table:style-name="ce7" office:value-type="float" office:value="1134.54" calcext:value-type="float">
            <text:p>1,134.54</text:p>
          </table:table-cell>
          <table:table-cell table:style-name="ce7" office:value-type="float" office:value="7.64" calcext:value-type="float">
            <text:p>7.64</text:p>
          </table:table-cell>
          <table:table-cell table:style-name="ce7" office:value-type="float" office:value="6.13" calcext:value-type="float">
            <text:p>6.13</text:p>
          </table:table-cell>
          <table:table-cell table:style-name="ce7" office:value-type="float" office:value="176.15" calcext:value-type="float">
            <text:p>176.15</text:p>
          </table:table-cell>
          <table:table-cell table:style-name="ce7" office:value-type="float" office:value="151.27" calcext:value-type="float">
            <text:p>151.27</text:p>
          </table:table-cell>
          <table:table-cell table:style-name="ce7" office:value-type="float" office:value="208.87" calcext:value-type="float">
            <text:p>208.87</text:p>
          </table:table-cell>
          <table:table-cell table:style-name="ce7" office:value-type="float" office:value="171.82" calcext:value-type="float">
            <text:p>171.82</text:p>
          </table:table-cell>
          <table:table-cell table:style-name="ce7" office:value-type="float" office:value="2168.52" calcext:value-type="float">
            <text:p>2,168.52</text:p>
          </table:table-cell>
          <table:table-cell table:style-name="ce7" office:value-type="float" office:value="242.99" calcext:value-type="float">
            <text:p>242.99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42.23" calcext:value-type="float">
            <text:p>42.23</text:p>
          </table:table-cell>
          <table:table-cell table:style-name="ce7" table:formula="of:=[.R236]*[.S236]" office:value-type="float" office:value="28.7164" calcext:value-type="float">
            <text:p>28.7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7];&quot; x &quot;;TEXT([.B237];&quot;##.0&quot;))" office:value-type="string" office:string-value="RHS 150x200 x 5.0" calcext:value-type="string">
            <text:p>RHS 150x200 x 5.0</text:p>
          </table:table-cell>
          <table:table-cell table:style-name="ce5" office:value-type="float" office:value="26.185" calcext:value-type="float">
            <text:p>26.185</text:p>
          </table:table-cell>
          <table:table-cell table:style-name="ce7" office:value-type="float" office:value="33.36" calcext:value-type="float">
            <text:p>33.36</text:p>
          </table:table-cell>
          <table:table-cell table:style-name="ce7" office:value-type="float" office:value="1934.67" calcext:value-type="float">
            <text:p>1,934.67</text:p>
          </table:table-cell>
          <table:table-cell table:style-name="ce7" office:value-type="float" office:value="1245.04" calcext:value-type="float">
            <text:p>1,245.04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93.47" calcext:value-type="float">
            <text:p>193.47</text:p>
          </table:table-cell>
          <table:table-cell table:style-name="ce7" office:value-type="float" office:value="166" calcext:value-type="float">
            <text:p>166.00</text:p>
          </table:table-cell>
          <table:table-cell table:style-name="ce7" office:value-type="float" office:value="230.12" calcext:value-type="float">
            <text:p>230.12</text:p>
          </table:table-cell>
          <table:table-cell table:style-name="ce7" office:value-type="float" office:value="189.23" calcext:value-type="float">
            <text:p>189.23</text:p>
          </table:table-cell>
          <table:table-cell table:style-name="ce7" office:value-type="float" office:value="2391.38" calcext:value-type="float">
            <text:p>2,391.38</text:p>
          </table:table-cell>
          <table:table-cell table:style-name="ce7" office:value-type="float" office:value="266.83" calcext:value-type="float">
            <text:p>266.83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38.19" calcext:value-type="float">
            <text:p>38.19</text:p>
          </table:table-cell>
          <table:table-cell table:style-name="ce7" table:formula="of:=[.R237]*[.S237]" office:value-type="float" office:value="25.9692" calcext:value-type="float">
            <text:p>25.97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8];&quot; x &quot;;TEXT([.B238];&quot;##.0&quot;))" office:value-type="string" office:string-value="RHS 150x200 x 6.0" calcext:value-type="string">
            <text:p>RHS 150x200 x 6.0</text:p>
          </table:table-cell>
          <table:table-cell table:style-name="ce5" office:value-type="float" office:value="31.112" calcext:value-type="float">
            <text:p>31.112</text:p>
          </table:table-cell>
          <table:table-cell table:style-name="ce7" office:value-type="float" office:value="39.63" calcext:value-type="float">
            <text:p>39.63</text:p>
          </table:table-cell>
          <table:table-cell table:style-name="ce7" office:value-type="float" office:value="2268.03" calcext:value-type="float">
            <text:p>2,268.03</text:p>
          </table:table-cell>
          <table:table-cell table:style-name="ce7" office:value-type="float" office:value="1457.13" calcext:value-type="float">
            <text:p>1,457.13</text:p>
          </table:table-cell>
          <table:table-cell table:style-name="ce7" office:value-type="float" office:value="7.56" calcext:value-type="float">
            <text:p>7.56</text:p>
          </table:table-cell>
          <table:table-cell table:style-name="ce7" office:value-type="float" office:value="6.06" calcext:value-type="float">
            <text:p>6.06</text:p>
          </table:table-cell>
          <table:table-cell table:style-name="ce7" office:value-type="float" office:value="226.8" calcext:value-type="float">
            <text:p>226.80</text:p>
          </table:table-cell>
          <table:table-cell table:style-name="ce7" office:value-type="float" office:value="194.28" calcext:value-type="float">
            <text:p>194.28</text:p>
          </table:table-cell>
          <table:table-cell table:style-name="ce7" office:value-type="float" office:value="271.47" calcext:value-type="float">
            <text:p>271.47</text:p>
          </table:table-cell>
          <table:table-cell table:style-name="ce7" office:value-type="float" office:value="223.08" calcext:value-type="float">
            <text:p>223.08</text:p>
          </table:table-cell>
          <table:table-cell table:style-name="ce7" office:value-type="float" office:value="2826.19" calcext:value-type="float">
            <text:p>2,826.19</text:p>
          </table:table-cell>
          <table:table-cell table:style-name="ce7" office:value-type="float" office:value="312.72" calcext:value-type="float">
            <text:p>312.72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32.14" calcext:value-type="float">
            <text:p>32.14</text:p>
          </table:table-cell>
          <table:table-cell table:style-name="ce7" table:formula="of:=[.R238]*[.S238]" office:value-type="float" office:value="21.8552" calcext:value-type="float">
            <text:p>21.86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9];&quot; x &quot;;TEXT([.B239];&quot;##.0&quot;))" office:value-type="string" office:string-value="RHS 150x200 x 6.3" calcext:value-type="string">
            <text:p>RHS 150x200 x 6.3</text:p>
          </table:table-cell>
          <table:table-cell table:style-name="ce5" office:value-type="float" office:value="32.302" calcext:value-type="float">
            <text:p>32.302</text:p>
          </table:table-cell>
          <table:table-cell table:style-name="ce7" office:value-type="float" office:value="41.15" calcext:value-type="float">
            <text:p>41.15</text:p>
          </table:table-cell>
          <table:table-cell table:style-name="ce7" office:value-type="float" office:value="2330.39" calcext:value-type="float">
            <text:p>2,330.39</text:p>
          </table:table-cell>
          <table:table-cell table:style-name="ce7" office:value-type="float" office:value="1499.15" calcext:value-type="float">
            <text:p>1,499.15</text:p>
          </table:table-cell>
          <table:table-cell table:style-name="ce7" office:value-type="float" office:value="7.53" calcext:value-type="float">
            <text:p>7.53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233.04" calcext:value-type="float">
            <text:p>233.04</text:p>
          </table:table-cell>
          <table:table-cell table:style-name="ce7" office:value-type="float" office:value="199.89" calcext:value-type="float">
            <text:p>199.89</text:p>
          </table:table-cell>
          <table:table-cell table:style-name="ce7" office:value-type="float" office:value="280.15" calcext:value-type="float">
            <text:p>280.15</text:p>
          </table:table-cell>
          <table:table-cell table:style-name="ce7" office:value-type="float" office:value="230.41" calcext:value-type="float">
            <text:p>230.41</text:p>
          </table:table-cell>
          <table:table-cell table:style-name="ce7" office:value-type="float" office:value="2965.4" calcext:value-type="float">
            <text:p>2,965.40</text:p>
          </table:table-cell>
          <table:table-cell table:style-name="ce7" office:value-type="float" office:value="325.47" calcext:value-type="float">
            <text:p>325.47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30.96" calcext:value-type="float">
            <text:p>30.96</text:p>
          </table:table-cell>
          <table:table-cell table:style-name="ce7" table:formula="of:=[.R239]*[.S239]" office:value-type="float" office:value="20.7432" calcext:value-type="float">
            <text:p>20.74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0];&quot; x &quot;;TEXT([.B240];&quot;##.0&quot;))" office:value-type="string" office:string-value="RHS 150x200 x 8.0" calcext:value-type="string">
            <text:p>RHS 150x200 x 8.0</text:p>
          </table:table-cell>
          <table:table-cell table:style-name="ce5" office:value-type="float" office:value="40.225" calcext:value-type="float">
            <text:p>40.225</text:p>
          </table:table-cell>
          <table:table-cell table:style-name="ce7" office:value-type="float" office:value="51.24" calcext:value-type="float">
            <text:p>51.24</text:p>
          </table:table-cell>
          <table:table-cell table:style-name="ce7" office:value-type="float" office:value="2828.55" calcext:value-type="float">
            <text:p>2,828.55</text:p>
          </table:table-cell>
          <table:table-cell table:style-name="ce7" office:value-type="float" office:value="1815.54" calcext:value-type="float">
            <text:p>1,815.54</text:p>
          </table:table-cell>
          <table:table-cell table:style-name="ce7" office:value-type="float" office:value="7.43" calcext:value-type="float">
            <text:p>7.43</text:p>
          </table:table-cell>
          <table:table-cell table:style-name="ce7" office:value-type="float" office:value="5.95" calcext:value-type="float">
            <text:p>5.95</text:p>
          </table:table-cell>
          <table:table-cell table:style-name="ce7" office:value-type="float" office:value="282.85" calcext:value-type="float">
            <text:p>282.85</text:p>
          </table:table-cell>
          <table:table-cell table:style-name="ce7" office:value-type="float" office:value="242.07" calcext:value-type="float">
            <text:p>242.07</text:p>
          </table:table-cell>
          <table:table-cell table:style-name="ce7" office:value-type="float" office:value="344.06" calcext:value-type="float">
            <text:p>344.06</text:p>
          </table:table-cell>
          <table:table-cell table:style-name="ce7" office:value-type="float" office:value="282.76" calcext:value-type="float">
            <text:p>282.76</text:p>
          </table:table-cell>
          <table:table-cell table:style-name="ce7" office:value-type="float" office:value="3664.86" calcext:value-type="float">
            <text:p>3,664.86</text:p>
          </table:table-cell>
          <table:table-cell table:style-name="ce7" office:value-type="float" office:value="396.44" calcext:value-type="float">
            <text:p>396.44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24.86" calcext:value-type="float">
            <text:p>24.86</text:p>
          </table:table-cell>
          <table:table-cell table:style-name="ce7" table:formula="of:=[.R240]*[.S240]" office:value-type="float" office:value="16.6562" calcext:value-type="float">
            <text:p>16.6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1];&quot; x &quot;;TEXT([.B241];&quot;##.0&quot;))" office:value-type="string" office:string-value="RHS 150x200 x 9.0" calcext:value-type="string">
            <text:p>RHS 150x200 x 9.0</text:p>
          </table:table-cell>
          <table:table-cell table:style-name="ce5" office:value-type="float" office:value="44.728" calcext:value-type="float">
            <text:p>44.728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3097.02" calcext:value-type="float">
            <text:p>3,097.02</text:p>
          </table:table-cell>
          <table:table-cell table:style-name="ce7" office:value-type="float" office:value="1985.32" calcext:value-type="float">
            <text:p>1,985.32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309.7" calcext:value-type="float">
            <text:p>309.70</text:p>
          </table:table-cell>
          <table:table-cell table:style-name="ce7" office:value-type="float" office:value="264.71" calcext:value-type="float">
            <text:p>264.71</text:p>
          </table:table-cell>
          <table:table-cell table:style-name="ce7" office:value-type="float" office:value="379.4" calcext:value-type="float">
            <text:p>379.40</text:p>
          </table:table-cell>
          <table:table-cell table:style-name="ce7" office:value-type="float" office:value="311.65" calcext:value-type="float">
            <text:p>311.65</text:p>
          </table:table-cell>
          <table:table-cell table:style-name="ce7" office:value-type="float" office:value="4054.82" calcext:value-type="float">
            <text:p>4,054.82</text:p>
          </table:table-cell>
          <table:table-cell table:style-name="ce7" office:value-type="float" office:value="435.07" calcext:value-type="float">
            <text:p>435.07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table:formula="of:=[.R241]*[.S241]" office:value-type="float" office:value="14.7576" calcext:value-type="float">
            <text:p>14.7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2];&quot; x &quot;;TEXT([.B242];&quot;##.0&quot;))" office:value-type="string" office:string-value="RHS 150x200 x 10.0" calcext:value-type="string">
            <text:p>RHS 150x200 x 10.0</text:p>
          </table:table-cell>
          <table:table-cell table:style-name="ce5" office:value-type="float" office:value="49.115" calcext:value-type="float">
            <text:p>49.115</text:p>
          </table:table-cell>
          <table:table-cell table:style-name="ce7" office:value-type="float" office:value="62.57" calcext:value-type="float">
            <text:p>62.57</text:p>
          </table:table-cell>
          <table:table-cell table:style-name="ce7" office:value-type="float" office:value="3347.73" calcext:value-type="float">
            <text:p>3,347.73</text:p>
          </table:table-cell>
          <table:table-cell table:style-name="ce7" office:value-type="float" office:value="2143.36" calcext:value-type="float">
            <text:p>2,143.36</text:p>
          </table:table-cell>
          <table:table-cell table:style-name="ce7" office:value-type="float" office:value="7.31" calcext:value-type="float">
            <text:p>7.31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334.77" calcext:value-type="float">
            <text:p>334.77</text:p>
          </table:table-cell>
          <table:table-cell table:style-name="ce7" office:value-type="float" office:value="285.78" calcext:value-type="float">
            <text:p>285.78</text:p>
          </table:table-cell>
          <table:table-cell table:style-name="ce7" office:value-type="float" office:value="413.08" calcext:value-type="float">
            <text:p>413.08</text:p>
          </table:table-cell>
          <table:table-cell table:style-name="ce7" office:value-type="float" office:value="339.17" calcext:value-type="float">
            <text:p>339.17</text:p>
          </table:table-cell>
          <table:table-cell table:style-name="ce7" office:value-type="float" office:value="4428.41" calcext:value-type="float">
            <text:p>4,428.41</text:p>
          </table:table-cell>
          <table:table-cell table:style-name="ce7" office:value-type="float" office:value="471.45" calcext:value-type="float">
            <text:p>471.45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20.36" calcext:value-type="float">
            <text:p>20.36</text:p>
          </table:table-cell>
          <table:table-cell table:style-name="ce7" table:formula="of:=[.R242]*[.S242]" office:value-type="float" office:value="13.4376" calcext:value-type="float">
            <text:p>13.44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3];&quot; x &quot;;TEXT([.B243];&quot;##.0&quot;))" office:value-type="string" office:string-value="RHS 150x200 x 12.0" calcext:value-type="string">
            <text:p>RHS 150x200 x 12.0</text:p>
          </table:table-cell>
          <table:table-cell table:style-name="ce5" office:value-type="float" office:value="56.567" calcext:value-type="float">
            <text:p>56.567</text:p>
          </table:table-cell>
          <table:table-cell table:style-name="ce7" office:value-type="float" office:value="72.06" calcext:value-type="float">
            <text:p>72.06</text:p>
          </table:table-cell>
          <table:table-cell table:style-name="ce7" office:value-type="float" office:value="3668.46" calcext:value-type="float">
            <text:p>3,668.46</text:p>
          </table:table-cell>
          <table:table-cell table:style-name="ce7" office:value-type="float" office:value="2352.53" calcext:value-type="float">
            <text:p>2,352.53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366.85" calcext:value-type="float">
            <text:p>366.85</text:p>
          </table:table-cell>
          <table:table-cell table:style-name="ce7" office:value-type="float" office:value="313.67" calcext:value-type="float">
            <text:p>313.67</text:p>
          </table:table-cell>
          <table:table-cell table:style-name="ce7" office:value-type="float" office:value="462.81" calcext:value-type="float">
            <text:p>462.81</text:p>
          </table:table-cell>
          <table:table-cell table:style-name="ce7" office:value-type="float" office:value="380.46" calcext:value-type="float">
            <text:p>380.46</text:p>
          </table:table-cell>
          <table:table-cell table:style-name="ce7" office:value-type="float" office:value="5099.21" calcext:value-type="float">
            <text:p>5,099.21</text:p>
          </table:table-cell>
          <table:table-cell table:style-name="ce7" office:value-type="float" office:value="532.08" calcext:value-type="float">
            <text:p>532.08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17.68" calcext:value-type="float">
            <text:p>17.68</text:p>
          </table:table-cell>
          <table:table-cell table:style-name="ce7" table:formula="of:=[.R243]*[.S243]" office:value-type="float" office:value="11.3152" calcext:value-type="float">
            <text:p>11.32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4];&quot; x &quot;;TEXT([.B244];&quot;##.0&quot;))" office:value-type="string" office:string-value="RHS 150x200 x 12.5" calcext:value-type="string">
            <text:p>RHS 150x200 x 12.5</text:p>
          </table:table-cell>
          <table:table-cell table:style-name="ce5" office:value-type="float" office:value="58.517" calcext:value-type="float">
            <text:p>58.517</text:p>
          </table:table-cell>
          <table:table-cell table:style-name="ce7" office:value-type="float" office:value="74.54" calcext:value-type="float">
            <text:p>74.54</text:p>
          </table:table-cell>
          <table:table-cell table:style-name="ce7" office:value-type="float" office:value="3759.16" calcext:value-type="float">
            <text:p>3,759.16</text:p>
          </table:table-cell>
          <table:table-cell table:style-name="ce7" office:value-type="float" office:value="2409.89" calcext:value-type="float">
            <text:p>2,409.89</text:p>
          </table:table-cell>
          <table:table-cell table:style-name="ce7" office:value-type="float" office:value="7.1" calcext:value-type="float">
            <text:p>7.10</text:p>
          </table:table-cell>
          <table:table-cell table:style-name="ce7" office:value-type="float" office:value="5.69" calcext:value-type="float">
            <text:p>5.69</text:p>
          </table:table-cell>
          <table:table-cell table:style-name="ce7" office:value-type="float" office:value="375.92" calcext:value-type="float">
            <text:p>375.92</text:p>
          </table:table-cell>
          <table:table-cell table:style-name="ce7" office:value-type="float" office:value="321.32" calcext:value-type="float">
            <text:p>321.32</text:p>
          </table:table-cell>
          <table:table-cell table:style-name="ce7" office:value-type="float" office:value="476.31" calcext:value-type="float">
            <text:p>476.31</text:p>
          </table:table-cell>
          <table:table-cell table:style-name="ce7" office:value-type="float" office:value="391.52" calcext:value-type="float">
            <text:p>391.52</text:p>
          </table:table-cell>
          <table:table-cell table:style-name="ce7" office:value-type="float" office:value="5255.16" calcext:value-type="float">
            <text:p>5,255.16</text:p>
          </table:table-cell>
          <table:table-cell table:style-name="ce7" office:value-type="float" office:value="546.55" calcext:value-type="float">
            <text:p>546.55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17.09" calcext:value-type="float">
            <text:p>17.09</text:p>
          </table:table-cell>
          <table:table-cell table:style-name="ce7" table:formula="of:=[.R244]*[.S244]" office:value-type="float" office:value="10.9376" calcext:value-type="float">
            <text:p>10.94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5];&quot; x &quot;;TEXT([.B245];&quot;##.0&quot;))" office:value-type="string" office:string-value="RHS 150x250 x 4.0" calcext:value-type="string">
            <text:p>RHS 150x250 x 4.0</text:p>
          </table:table-cell>
          <table:table-cell table:style-name="ce5" office:value-type="float" office:value="24.294" calcext:value-type="float">
            <text:p>24.294</text:p>
          </table:table-cell>
          <table:table-cell table:style-name="ce7" office:value-type="float" office:value="30.95" calcext:value-type="float">
            <text:p>30.95</text:p>
          </table:table-cell>
          <table:table-cell table:style-name="ce7" office:value-type="float" office:value="2696.87" calcext:value-type="float">
            <text:p>2,696.87</text:p>
          </table:table-cell>
          <table:table-cell table:style-name="ce7" office:value-type="float" office:value="1234.24" calcext:value-type="float">
            <text:p>1,234.24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215.75" calcext:value-type="float">
            <text:p>215.75</text:p>
          </table:table-cell>
          <table:table-cell table:style-name="ce7" office:value-type="float" office:value="164.57" calcext:value-type="float">
            <text:p>164.57</text:p>
          </table:table-cell>
          <table:table-cell table:style-name="ce7" office:value-type="float" office:value="259.61" calcext:value-type="float">
            <text:p>259.61</text:p>
          </table:table-cell>
          <table:table-cell table:style-name="ce7" office:value-type="float" office:value="183.27" calcext:value-type="float">
            <text:p>183.27</text:p>
          </table:table-cell>
          <table:table-cell table:style-name="ce7" office:value-type="float" office:value="2664.68" calcext:value-type="float">
            <text:p>2,664.68</text:p>
          </table:table-cell>
          <table:table-cell table:style-name="ce7" office:value-type="float" office:value="275.38" calcext:value-type="float">
            <text:p>275.38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41.16" calcext:value-type="float">
            <text:p>41.16</text:p>
          </table:table-cell>
          <table:table-cell table:style-name="ce7" table:formula="of:=[.R245]*[.S245]" office:value-type="float" office:value="32.5164" calcext:value-type="float">
            <text:p>32.52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57.5" calcext:value-type="float">
            <text:p>5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6];&quot; x &quot;;TEXT([.B246];&quot;##.0&quot;))" office:value-type="string" office:string-value="RHS 150x250 x 4.5" calcext:value-type="string">
            <text:p>RHS 150x250 x 4.5</text:p>
          </table:table-cell>
          <table:table-cell table:style-name="ce5" office:value-type="float" office:value="27.215" calcext:value-type="float">
            <text:p>27.215</text:p>
          </table:table-cell>
          <table:table-cell table:style-name="ce7" office:value-type="float" office:value="34.67" calcext:value-type="float">
            <text:p>34.67</text:p>
          </table:table-cell>
          <table:table-cell table:style-name="ce7" office:value-type="float" office:value="3003.79" calcext:value-type="float">
            <text:p>3,003.79</text:p>
          </table:table-cell>
          <table:table-cell table:style-name="ce7" office:value-type="float" office:value="1372.78" calcext:value-type="float">
            <text:p>1,372.78</text:p>
          </table:table-cell>
          <table:table-cell table:style-name="ce7" office:value-type="float" office:value="9.31" calcext:value-type="float">
            <text:p>9.31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240.3" calcext:value-type="float">
            <text:p>240.30</text:p>
          </table:table-cell>
          <table:table-cell table:style-name="ce7" office:value-type="float" office:value="183.04" calcext:value-type="float">
            <text:p>183.04</text:p>
          </table:table-cell>
          <table:table-cell table:style-name="ce7" office:value-type="float" office:value="289.92" calcext:value-type="float">
            <text:p>289.92</text:p>
          </table:table-cell>
          <table:table-cell table:style-name="ce7" office:value-type="float" office:value="204.55" calcext:value-type="float">
            <text:p>204.55</text:p>
          </table:table-cell>
          <table:table-cell table:style-name="ce7" office:value-type="float" office:value="2976.93" calcext:value-type="float">
            <text:p>2,976.93</text:p>
          </table:table-cell>
          <table:table-cell table:style-name="ce7" office:value-type="float" office:value="306.49" calcext:value-type="float">
            <text:p>306.49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36.74" calcext:value-type="float">
            <text:p>36.74</text:p>
          </table:table-cell>
          <table:table-cell table:style-name="ce7" table:formula="of:=[.R246]*[.S246]" office:value-type="float" office:value="28.6572" calcext:value-type="float">
            <text:p>28.66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50.56" calcext:value-type="float">
            <text:p>5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7];&quot; x &quot;;TEXT([.B247];&quot;##.0&quot;))" office:value-type="string" office:string-value="RHS 150x250 x 5.0" calcext:value-type="string">
            <text:p>RHS 150x250 x 5.0</text:p>
          </table:table-cell>
          <table:table-cell table:style-name="ce5" office:value-type="float" office:value="30.11" calcext:value-type="float">
            <text:p>30.110</text:p>
          </table:table-cell>
          <table:table-cell table:style-name="ce7" office:value-type="float" office:value="38.36" calcext:value-type="float">
            <text:p>38.36</text:p>
          </table:table-cell>
          <table:table-cell table:style-name="ce7" office:value-type="float" office:value="3304.18" calcext:value-type="float">
            <text:p>3,304.18</text:p>
          </table:table-cell>
          <table:table-cell table:style-name="ce7" office:value-type="float" office:value="1507.95" calcext:value-type="float">
            <text:p>1,507.95</text:p>
          </table:table-cell>
          <table:table-cell table:style-name="ce7" office:value-type="float" office:value="9.28" calcext:value-type="float">
            <text:p>9.28</text:p>
          </table:table-cell>
          <table:table-cell table:style-name="ce7" office:value-type="float" office:value="6.27" calcext:value-type="float">
            <text:p>6.27</text:p>
          </table:table-cell>
          <table:table-cell table:style-name="ce7" office:value-type="float" office:value="264.33" calcext:value-type="float">
            <text:p>264.33</text:p>
          </table:table-cell>
          <table:table-cell table:style-name="ce7" office:value-type="float" office:value="201.06" calcext:value-type="float">
            <text:p>201.06</text:p>
          </table:table-cell>
          <table:table-cell table:style-name="ce7" office:value-type="float" office:value="319.76" calcext:value-type="float">
            <text:p>319.76</text:p>
          </table:table-cell>
          <table:table-cell table:style-name="ce7" office:value-type="float" office:value="225.48" calcext:value-type="float">
            <text:p>225.48</text:p>
          </table:table-cell>
          <table:table-cell table:style-name="ce7" office:value-type="float" office:value="3284.54" calcext:value-type="float">
            <text:p>3,284.54</text:p>
          </table:table-cell>
          <table:table-cell table:style-name="ce7" office:value-type="float" office:value="336.9" calcext:value-type="float">
            <text:p>336.90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33.21" calcext:value-type="float">
            <text:p>33.21</text:p>
          </table:table-cell>
          <table:table-cell table:style-name="ce7" table:formula="of:=[.R247]*[.S247]" office:value-type="float" office:value="25.9038" calcext:value-type="float">
            <text:p>25.90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8];&quot; x &quot;;TEXT([.B248];&quot;##.0&quot;))" office:value-type="string" office:string-value="RHS 150x250 x 6.0" calcext:value-type="string">
            <text:p>RHS 150x250 x 6.0</text:p>
          </table:table-cell>
          <table:table-cell table:style-name="ce5" office:value-type="float" office:value="35.822" calcext:value-type="float">
            <text:p>35.822</text:p>
          </table:table-cell>
          <table:table-cell table:style-name="ce7" office:value-type="float" office:value="45.63" calcext:value-type="float">
            <text:p>45.63</text:p>
          </table:table-cell>
          <table:table-cell table:style-name="ce7" office:value-type="float" office:value="3885.56" calcext:value-type="float">
            <text:p>3,885.56</text:p>
          </table:table-cell>
          <table:table-cell table:style-name="ce7" office:value-type="float" office:value="1768.35" calcext:value-type="float">
            <text:p>1,768.35</text:p>
          </table:table-cell>
          <table:table-cell table:style-name="ce7" office:value-type="float" office:value="9.23" calcext:value-type="float">
            <text:p>9.23</text:p>
          </table:table-cell>
          <table:table-cell table:style-name="ce7" office:value-type="float" office:value="6.23" calcext:value-type="float">
            <text:p>6.23</text:p>
          </table:table-cell>
          <table:table-cell table:style-name="ce7" office:value-type="float" office:value="310.84" calcext:value-type="float">
            <text:p>310.84</text:p>
          </table:table-cell>
          <table:table-cell table:style-name="ce7" office:value-type="float" office:value="235.78" calcext:value-type="float">
            <text:p>235.78</text:p>
          </table:table-cell>
          <table:table-cell table:style-name="ce7" office:value-type="float" office:value="378.05" calcext:value-type="float">
            <text:p>378.05</text:p>
          </table:table-cell>
          <table:table-cell table:style-name="ce7" office:value-type="float" office:value="266.28" calcext:value-type="float">
            <text:p>266.28</text:p>
          </table:table-cell>
          <table:table-cell table:style-name="ce7" office:value-type="float" office:value="3885.8" calcext:value-type="float">
            <text:p>3,885.80</text:p>
          </table:table-cell>
          <table:table-cell table:style-name="ce7" office:value-type="float" office:value="395.65" calcext:value-type="float">
            <text:p>395.65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27.92" calcext:value-type="float">
            <text:p>27.92</text:p>
          </table:table-cell>
          <table:table-cell table:style-name="ce7" table:formula="of:=[.R248]*[.S248]" office:value-type="float" office:value="21.7776" calcext:value-type="float">
            <text:p>21.78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9];&quot; x &quot;;TEXT([.B249];&quot;##.0&quot;))" office:value-type="string" office:string-value="RHS 150x250 x 6.3" calcext:value-type="string">
            <text:p>RHS 150x250 x 6.3</text:p>
          </table:table-cell>
          <table:table-cell table:style-name="ce5" office:value-type="float" office:value="37.248" calcext:value-type="float">
            <text:p>37.248</text:p>
          </table:table-cell>
          <table:table-cell table:style-name="ce7" office:value-type="float" office:value="47.45" calcext:value-type="float">
            <text:p>47.45</text:p>
          </table:table-cell>
          <table:table-cell table:style-name="ce7" office:value-type="float" office:value="4001.43" calcext:value-type="float">
            <text:p>4,001.43</text:p>
          </table:table-cell>
          <table:table-cell table:style-name="ce7" office:value-type="float" office:value="1824.59" calcext:value-type="float">
            <text:p>1,824.59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320.11" calcext:value-type="float">
            <text:p>320.11</text:p>
          </table:table-cell>
          <table:table-cell table:style-name="ce7" office:value-type="float" office:value="243.28" calcext:value-type="float">
            <text:p>243.28</text:p>
          </table:table-cell>
          <table:table-cell table:style-name="ce7" office:value-type="float" office:value="390.9" calcext:value-type="float">
            <text:p>390.90</text:p>
          </table:table-cell>
          <table:table-cell table:style-name="ce7" office:value-type="float" office:value="275.68" calcext:value-type="float">
            <text:p>275.68</text:p>
          </table:table-cell>
          <table:table-cell table:style-name="ce7" office:value-type="float" office:value="4077.7" calcext:value-type="float">
            <text:p>4,077.70</text:p>
          </table:table-cell>
          <table:table-cell table:style-name="ce7" office:value-type="float" office:value="412.18" calcext:value-type="float">
            <text:p>412.1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6.85" calcext:value-type="float">
            <text:p>26.85</text:p>
          </table:table-cell>
          <table:table-cell table:style-name="ce7" table:formula="of:=[.R249]*[.S249]" office:value-type="float" office:value="20.6745" calcext:value-type="float">
            <text:p>20.67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0];&quot; x &quot;;TEXT([.B250];&quot;##.0&quot;))" office:value-type="string" office:string-value="RHS 150x250 x 8.0" calcext:value-type="string">
            <text:p>RHS 150x250 x 8.0</text:p>
          </table:table-cell>
          <table:table-cell table:style-name="ce5" office:value-type="float" office:value="46.505" calcext:value-type="float">
            <text:p>46.505</text:p>
          </table:table-cell>
          <table:table-cell table:style-name="ce7" office:value-type="float" office:value="59.24" calcext:value-type="float">
            <text:p>59.24</text:p>
          </table:table-cell>
          <table:table-cell table:style-name="ce7" office:value-type="float" office:value="4885.79" calcext:value-type="float">
            <text:p>4,885.79</text:p>
          </table:table-cell>
          <table:table-cell table:style-name="ce7" office:value-type="float" office:value="2219.25" calcext:value-type="float">
            <text:p>2,219.25</text:p>
          </table:table-cell>
          <table:table-cell table:style-name="ce7" office:value-type="float" office:value="9.08" calcext:value-type="float">
            <text:p>9.08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390.86" calcext:value-type="float">
            <text:p>390.86</text:p>
          </table:table-cell>
          <table:table-cell table:style-name="ce7" office:value-type="float" office:value="295.9" calcext:value-type="float">
            <text:p>295.90</text:p>
          </table:table-cell>
          <table:table-cell table:style-name="ce7" office:value-type="float" office:value="482.17" calcext:value-type="float">
            <text:p>482.17</text:p>
          </table:table-cell>
          <table:table-cell table:style-name="ce7" office:value-type="float" office:value="339.56" calcext:value-type="float">
            <text:p>339.56</text:p>
          </table:table-cell>
          <table:table-cell table:style-name="ce7" office:value-type="float" office:value="5050.45" calcext:value-type="float">
            <text:p>5,050.45</text:p>
          </table:table-cell>
          <table:table-cell table:style-name="ce7" office:value-type="float" office:value="503.96" calcext:value-type="float">
            <text:p>503.96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1.5" calcext:value-type="float">
            <text:p>21.50</text:p>
          </table:table-cell>
          <table:table-cell table:style-name="ce7" table:formula="of:=[.R250]*[.S250]" office:value-type="float" office:value="16.555" calcext:value-type="float">
            <text:p>16.5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1];&quot; x &quot;;TEXT([.B251];&quot;##.0&quot;))" office:value-type="string" office:string-value="RHS 150x250 x 9.0" calcext:value-type="string">
            <text:p>RHS 150x250 x 9.0</text:p>
          </table:table-cell>
          <table:table-cell table:style-name="ce5" office:value-type="float" office:value="51.793" calcext:value-type="float">
            <text:p>51.793</text:p>
          </table:table-cell>
          <table:table-cell table:style-name="ce7" office:value-type="float" office:value="65.98" calcext:value-type="float">
            <text:p>65.98</text:p>
          </table:table-cell>
          <table:table-cell table:style-name="ce7" office:value-type="float" office:value="5368.89" calcext:value-type="float">
            <text:p>5,368.89</text:p>
          </table:table-cell>
          <table:table-cell table:style-name="ce7" office:value-type="float" office:value="2433.25" calcext:value-type="float">
            <text:p>2,433.25</text:p>
          </table:table-cell>
          <table:table-cell table:style-name="ce7" office:value-type="float" office:value="9.02" calcext:value-type="float">
            <text:p>9.02</text:p>
          </table:table-cell>
          <table:table-cell table:style-name="ce7" office:value-type="float" office:value="6.07" calcext:value-type="float">
            <text:p>6.07</text:p>
          </table:table-cell>
          <table:table-cell table:style-name="ce7" office:value-type="float" office:value="429.51" calcext:value-type="float">
            <text:p>429.51</text:p>
          </table:table-cell>
          <table:table-cell table:style-name="ce7" office:value-type="float" office:value="324.43" calcext:value-type="float">
            <text:p>324.43</text:p>
          </table:table-cell>
          <table:table-cell table:style-name="ce7" office:value-type="float" office:value="533.1" calcext:value-type="float">
            <text:p>533.10</text:p>
          </table:table-cell>
          <table:table-cell table:style-name="ce7" office:value-type="float" office:value="375.1" calcext:value-type="float">
            <text:p>375.10</text:p>
          </table:table-cell>
          <table:table-cell table:style-name="ce7" office:value-type="float" office:value="5595.77" calcext:value-type="float">
            <text:p>5,595.77</text:p>
          </table:table-cell>
          <table:table-cell table:style-name="ce7" office:value-type="float" office:value="554.33" calcext:value-type="float">
            <text:p>554.33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9.31" calcext:value-type="float">
            <text:p>19.31</text:p>
          </table:table-cell>
          <table:table-cell table:style-name="ce7" table:formula="of:=[.R251]*[.S251]" office:value-type="float" office:value="14.6756" calcext:value-type="float">
            <text:p>14.6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2];&quot; x &quot;;TEXT([.B252];&quot;##.0&quot;))" office:value-type="string" office:string-value="RHS 150x250 x 10.0" calcext:value-type="string">
            <text:p>RHS 150x250 x 10.0</text:p>
          </table:table-cell>
          <table:table-cell table:style-name="ce5" office:value-type="float" office:value="56.965" calcext:value-type="float">
            <text:p>56.965</text:p>
          </table:table-cell>
          <table:table-cell table:style-name="ce7" office:value-type="float" office:value="72.57" calcext:value-type="float">
            <text:p>72.57</text:p>
          </table:table-cell>
          <table:table-cell table:style-name="ce7" office:value-type="float" office:value="5825.01" calcext:value-type="float">
            <text:p>5,825.01</text:p>
          </table:table-cell>
          <table:table-cell table:style-name="ce7" office:value-type="float" office:value="2634.2" calcext:value-type="float">
            <text:p>2,634.20</text:p>
          </table:table-cell>
          <table:table-cell table:style-name="ce7" office:value-type="float" office:value="8.96" calcext:value-type="float">
            <text:p>8.96</text:p>
          </table:table-cell>
          <table:table-cell table:style-name="ce7" office:value-type="float" office:value="6.02" calcext:value-type="float">
            <text:p>6.02</text:p>
          </table:table-cell>
          <table:table-cell table:style-name="ce7" office:value-type="float" office:value="466" calcext:value-type="float">
            <text:p>466.00</text:p>
          </table:table-cell>
          <table:table-cell table:style-name="ce7" office:value-type="float" office:value="351.23" calcext:value-type="float">
            <text:p>351.23</text:p>
          </table:table-cell>
          <table:table-cell table:style-name="ce7" office:value-type="float" office:value="582" calcext:value-type="float">
            <text:p>582.00</text:p>
          </table:table-cell>
          <table:table-cell table:style-name="ce7" office:value-type="float" office:value="409.17" calcext:value-type="float">
            <text:p>409.17</text:p>
          </table:table-cell>
          <table:table-cell table:style-name="ce7" office:value-type="float" office:value="6120.7" calcext:value-type="float">
            <text:p>6,120.70</text:p>
          </table:table-cell>
          <table:table-cell table:style-name="ce7" office:value-type="float" office:value="602.08" calcext:value-type="float">
            <text:p>602.08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table:formula="of:=[.R252]*[.S252]" office:value-type="float" office:value="13.338" calcext:value-type="float">
            <text:p>13.34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3];&quot; x &quot;;TEXT([.B253];&quot;##.0&quot;))" office:value-type="string" office:string-value="RHS 150x250 x 12.0" calcext:value-type="string">
            <text:p>RHS 150x250 x 12.0</text:p>
          </table:table-cell>
          <table:table-cell table:style-name="ce5" office:value-type="float" office:value="65.987" calcext:value-type="float">
            <text:p>65.987</text:p>
          </table:table-cell>
          <table:table-cell table:style-name="ce7" office:value-type="float" office:value="84.06" calcext:value-type="float">
            <text:p>84.06</text:p>
          </table:table-cell>
          <table:table-cell table:style-name="ce7" office:value-type="float" office:value="6457.9" calcext:value-type="float">
            <text:p>6,457.90</text:p>
          </table:table-cell>
          <table:table-cell table:style-name="ce7" office:value-type="float" office:value="2925.29" calcext:value-type="float">
            <text:p>2,925.29</text:p>
          </table:table-cell>
          <table:table-cell table:style-name="ce7" office:value-type="float" office:value="8.77" calcext:value-type="float">
            <text:p>8.7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516.63" calcext:value-type="float">
            <text:p>516.63</text:p>
          </table:table-cell>
          <table:table-cell table:style-name="ce7" office:value-type="float" office:value="390.04" calcext:value-type="float">
            <text:p>390.04</text:p>
          </table:table-cell>
          <table:table-cell table:style-name="ce7" office:value-type="float" office:value="657.96" calcext:value-type="float">
            <text:p>657.96</text:p>
          </table:table-cell>
          <table:table-cell table:style-name="ce7" office:value-type="float" office:value="463.26" calcext:value-type="float">
            <text:p>463.26</text:p>
          </table:table-cell>
          <table:table-cell table:style-name="ce7" office:value-type="float" office:value="7088.46" calcext:value-type="float">
            <text:p>7,088.46</text:p>
          </table:table-cell>
          <table:table-cell table:style-name="ce7" office:value-type="float" office:value="684.43" calcext:value-type="float">
            <text:p>684.43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5.15" calcext:value-type="float">
            <text:p>15.15</text:p>
          </table:table-cell>
          <table:table-cell table:style-name="ce7" table:formula="of:=[.R253]*[.S253]" office:value-type="float" office:value="11.211" calcext:value-type="float">
            <text:p>11.21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4];&quot; x &quot;;TEXT([.B254];&quot;##.0&quot;))" office:value-type="string" office:string-value="RHS 150x250 x 12.5" calcext:value-type="string">
            <text:p>RHS 150x250 x 12.5</text:p>
          </table:table-cell>
          <table:table-cell table:style-name="ce5" office:value-type="float" office:value="68.329" calcext:value-type="float">
            <text:p>68.329</text:p>
          </table:table-cell>
          <table:table-cell table:style-name="ce7" office:value-type="float" office:value="87.04" calcext:value-type="float">
            <text:p>87.04</text:p>
          </table:table-cell>
          <table:table-cell table:style-name="ce7" office:value-type="float" office:value="6632.67" calcext:value-type="float">
            <text:p>6,632.67</text:p>
          </table:table-cell>
          <table:table-cell table:style-name="ce7" office:value-type="float" office:value="3002.33" calcext:value-type="float">
            <text:p>3,002.33</text:p>
          </table:table-cell>
          <table:table-cell table:style-name="ce7" office:value-type="float" office:value="8.73" calcext:value-type="float">
            <text:p>8.73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530.61" calcext:value-type="float">
            <text:p>530.61</text:p>
          </table:table-cell>
          <table:table-cell table:style-name="ce7" office:value-type="float" office:value="400.31" calcext:value-type="float">
            <text:p>400.31</text:p>
          </table:table-cell>
          <table:table-cell table:style-name="ce7" office:value-type="float" office:value="678.3" calcext:value-type="float">
            <text:p>678.30</text:p>
          </table:table-cell>
          <table:table-cell table:style-name="ce7" office:value-type="float" office:value="477.46" calcext:value-type="float">
            <text:p>477.46</text:p>
          </table:table-cell>
          <table:table-cell table:style-name="ce7" office:value-type="float" office:value="7314.55" calcext:value-type="float">
            <text:p>7,314.55</text:p>
          </table:table-cell>
          <table:table-cell table:style-name="ce7" office:value-type="float" office:value="704.1" calcext:value-type="float">
            <text:p>704.10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4.64" calcext:value-type="float">
            <text:p>14.64</text:p>
          </table:table-cell>
          <table:table-cell table:style-name="ce7" table:formula="of:=[.R254]*[.S254]" office:value-type="float" office:value="10.8336" calcext:value-type="float">
            <text:p>10.83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5];&quot; x &quot;;TEXT([.B255];&quot;##.0&quot;))" office:value-type="string" office:string-value="RHS 150x250 x 16.0" calcext:value-type="string">
            <text:p>RHS 150x250 x 16.0</text:p>
          </table:table-cell>
          <table:table-cell table:style-name="ce5" office:value-type="float" office:value="83.816" calcext:value-type="float">
            <text:p>83.816</text:p>
          </table:table-cell>
          <table:table-cell table:style-name="ce7" office:value-type="float" office:value="106.77" calcext:value-type="float">
            <text:p>106.77</text:p>
          </table:table-cell>
          <table:table-cell table:style-name="ce7" office:value-type="float" office:value="7659.83" calcext:value-type="float">
            <text:p>7,659.83</text:p>
          </table:table-cell>
          <table:table-cell table:style-name="ce7" office:value-type="float" office:value="3452.73" calcext:value-type="float">
            <text:p>3,452.73</text:p>
          </table:table-cell>
          <table:table-cell table:style-name="ce7" office:value-type="float" office:value="8.47" calcext:value-type="float">
            <text:p>8.47</text:p>
          </table:table-cell>
          <table:table-cell table:style-name="ce7" office:value-type="float" office:value="5.69" calcext:value-type="float">
            <text:p>5.69</text:p>
          </table:table-cell>
          <table:table-cell table:style-name="ce7" office:value-type="float" office:value="612.79" calcext:value-type="float">
            <text:p>612.79</text:p>
          </table:table-cell>
          <table:table-cell table:style-name="ce7" office:value-type="float" office:value="460.36" calcext:value-type="float">
            <text:p>460.36</text:p>
          </table:table-cell>
          <table:table-cell table:style-name="ce7" office:value-type="float" office:value="805.3" calcext:value-type="float">
            <text:p>805.30</text:p>
          </table:table-cell>
          <table:table-cell table:style-name="ce7" office:value-type="float" office:value="565.84" calcext:value-type="float">
            <text:p>565.84</text:p>
          </table:table-cell>
          <table:table-cell table:style-name="ce7" office:value-type="float" office:value="8712.52" calcext:value-type="float">
            <text:p>8,712.52</text:p>
          </table:table-cell>
          <table:table-cell table:style-name="ce7" office:value-type="float" office:value="823.03" calcext:value-type="float">
            <text:p>823.03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table:formula="of:=[.R255]*[.S255]" office:value-type="float" office:value="8.5896" calcext:value-type="float">
            <text:p>8.59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6];&quot; x &quot;;TEXT([.B256];&quot;##.0&quot;))" office:value-type="string" office:string-value="RHS 150x300 x 6.0" calcext:value-type="string">
            <text:p>RHS 150x300 x 6.0</text:p>
          </table:table-cell>
          <table:table-cell table:style-name="ce5" office:value-type="float" office:value="40.532" calcext:value-type="float">
            <text:p>40.532</text:p>
          </table:table-cell>
          <table:table-cell table:style-name="ce7" office:value-type="float" office:value="51.63" calcext:value-type="float">
            <text:p>51.63</text:p>
          </table:table-cell>
          <table:table-cell table:style-name="ce7" office:value-type="float" office:value="6073.51" calcext:value-type="float">
            <text:p>6,073.51</text:p>
          </table:table-cell>
          <table:table-cell table:style-name="ce7" office:value-type="float" office:value="2079.57" calcext:value-type="float">
            <text:p>2,079.57</text:p>
          </table:table-cell>
          <table:table-cell table:style-name="ce7" office:value-type="float" office:value="10.85" calcext:value-type="float">
            <text:p>10.85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404.9" calcext:value-type="float">
            <text:p>404.90</text:p>
          </table:table-cell>
          <table:table-cell table:style-name="ce7" office:value-type="float" office:value="277.28" calcext:value-type="float">
            <text:p>277.28</text:p>
          </table:table-cell>
          <table:table-cell table:style-name="ce7" office:value-type="float" office:value="499.63" calcext:value-type="float">
            <text:p>499.63</text:p>
          </table:table-cell>
          <table:table-cell table:style-name="ce7" office:value-type="float" office:value="309.48" calcext:value-type="float">
            <text:p>309.48</text:p>
          </table:table-cell>
          <table:table-cell table:style-name="ce7" office:value-type="float" office:value="4988.47" calcext:value-type="float">
            <text:p>4,988.47</text:p>
          </table:table-cell>
          <table:table-cell table:style-name="ce7" office:value-type="float" office:value="478.6" calcext:value-type="float">
            <text:p>478.6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24.67" calcext:value-type="float">
            <text:p>24.67</text:p>
          </table:table-cell>
          <table:table-cell table:style-name="ce7" table:formula="of:=[.R256]*[.S256]" office:value-type="float" office:value="21.7096" calcext:value-type="float">
            <text:p>21.71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7];&quot; x &quot;;TEXT([.B257];&quot;##.0&quot;))" office:value-type="string" office:string-value="RHS 150x300 x 6.3" calcext:value-type="string">
            <text:p>RHS 150x300 x 6.3</text:p>
          </table:table-cell>
          <table:table-cell table:style-name="ce5" office:value-type="float" office:value="42.193" calcext:value-type="float">
            <text:p>42.193</text:p>
          </table:table-cell>
          <table:table-cell table:style-name="ce7" office:value-type="float" office:value="53.75" calcext:value-type="float">
            <text:p>53.75</text:p>
          </table:table-cell>
          <table:table-cell table:style-name="ce7" office:value-type="float" office:value="6265.59" calcext:value-type="float">
            <text:p>6,265.59</text:p>
          </table:table-cell>
          <table:table-cell table:style-name="ce7" office:value-type="float" office:value="2150.03" calcext:value-type="float">
            <text:p>2,150.03</text:p>
          </table:table-cell>
          <table:table-cell table:style-name="ce7" office:value-type="float" office:value="10.8" calcext:value-type="float">
            <text:p>10.80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417.71" calcext:value-type="float">
            <text:p>417.71</text:p>
          </table:table-cell>
          <table:table-cell table:style-name="ce7" office:value-type="float" office:value="286.67" calcext:value-type="float">
            <text:p>286.67</text:p>
          </table:table-cell>
          <table:table-cell table:style-name="ce7" office:value-type="float" office:value="517.39" calcext:value-type="float">
            <text:p>517.39</text:p>
          </table:table-cell>
          <table:table-cell table:style-name="ce7" office:value-type="float" office:value="320.94" calcext:value-type="float">
            <text:p>320.94</text:p>
          </table:table-cell>
          <table:table-cell table:style-name="ce7" office:value-type="float" office:value="5234.42" calcext:value-type="float">
            <text:p>5,234.42</text:p>
          </table:table-cell>
          <table:table-cell table:style-name="ce7" office:value-type="float" office:value="498.91" calcext:value-type="float">
            <text:p>498.91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23.7" calcext:value-type="float">
            <text:p>23.70</text:p>
          </table:table-cell>
          <table:table-cell table:style-name="ce7" table:formula="of:=[.R257]*[.S257]" office:value-type="float" office:value="20.619" calcext:value-type="float">
            <text:p>20.62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8];&quot; x &quot;;TEXT([.B258];&quot;##.0&quot;))" office:value-type="string" office:string-value="RHS 150x300 x 8.0" calcext:value-type="string">
            <text:p>RHS 150x300 x 8.0</text:p>
          </table:table-cell>
          <table:table-cell table:style-name="ce5" office:value-type="float" office:value="52.785" calcext:value-type="float">
            <text:p>52.785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7683.57" calcext:value-type="float">
            <text:p>7,683.57</text:p>
          </table:table-cell>
          <table:table-cell table:style-name="ce7" office:value-type="float" office:value="2622.95" calcext:value-type="float">
            <text:p>2,622.95</text:p>
          </table:table-cell>
          <table:table-cell table:style-name="ce7" office:value-type="float" office:value="10.69" calcext:value-type="float">
            <text:p>10.69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512.24" calcext:value-type="float">
            <text:p>512.24</text:p>
          </table:table-cell>
          <table:table-cell table:style-name="ce7" office:value-type="float" office:value="349.73" calcext:value-type="float">
            <text:p>349.73</text:p>
          </table:table-cell>
          <table:table-cell table:style-name="ce7" office:value-type="float" office:value="640.27" calcext:value-type="float">
            <text:p>640.27</text:p>
          </table:table-cell>
          <table:table-cell table:style-name="ce7" office:value-type="float" office:value="396.36" calcext:value-type="float">
            <text:p>396.36</text:p>
          </table:table-cell>
          <table:table-cell table:style-name="ce7" office:value-type="float" office:value="6490.59" calcext:value-type="float">
            <text:p>6,490.59</text:p>
          </table:table-cell>
          <table:table-cell table:style-name="ce7" office:value-type="float" office:value="611.52" calcext:value-type="float">
            <text:p>611.52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8.94" calcext:value-type="float">
            <text:p>18.94</text:p>
          </table:table-cell>
          <table:table-cell table:style-name="ce7" table:formula="of:=[.R258]*[.S258]" office:value-type="float" office:value="16.4778" calcext:value-type="float">
            <text:p>16.4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9];&quot; x &quot;;TEXT([.B259];&quot;##.0&quot;))" office:value-type="string" office:string-value="RHS 150x300 x 10.0" calcext:value-type="string">
            <text:p>RHS 150x300 x 10.0</text:p>
          </table:table-cell>
          <table:table-cell table:style-name="ce5" office:value-type="float" office:value="64.815" calcext:value-type="float">
            <text:p>64.815</text:p>
          </table:table-cell>
          <table:table-cell table:style-name="ce7" office:value-type="float" office:value="82.57" calcext:value-type="float">
            <text:p>82.57</text:p>
          </table:table-cell>
          <table:table-cell table:style-name="ce7" office:value-type="float" office:value="9209.37" calcext:value-type="float">
            <text:p>9,209.37</text:p>
          </table:table-cell>
          <table:table-cell table:style-name="ce7" office:value-type="float" office:value="3125.03" calcext:value-type="float">
            <text:p>3,125.03</text:p>
          </table:table-cell>
          <table:table-cell table:style-name="ce7" office:value-type="float" office:value="10.56" calcext:value-type="float">
            <text:p>10.56</text:p>
          </table:table-cell>
          <table:table-cell table:style-name="ce7" office:value-type="float" office:value="6.15" calcext:value-type="float">
            <text:p>6.15</text:p>
          </table:table-cell>
          <table:table-cell table:style-name="ce7" office:value-type="float" office:value="613.96" calcext:value-type="float">
            <text:p>613.96</text:p>
          </table:table-cell>
          <table:table-cell table:style-name="ce7" office:value-type="float" office:value="416.67" calcext:value-type="float">
            <text:p>416.67</text:p>
          </table:table-cell>
          <table:table-cell table:style-name="ce7" office:value-type="float" office:value="775.91" calcext:value-type="float">
            <text:p>775.91</text:p>
          </table:table-cell>
          <table:table-cell table:style-name="ce7" office:value-type="float" office:value="479.17" calcext:value-type="float">
            <text:p>479.17</text:p>
          </table:table-cell>
          <table:table-cell table:style-name="ce7" office:value-type="float" office:value="7878.65" calcext:value-type="float">
            <text:p>7,878.65</text:p>
          </table:table-cell>
          <table:table-cell table:style-name="ce7" office:value-type="float" office:value="732.81" calcext:value-type="float">
            <text:p>732.81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15.43" calcext:value-type="float">
            <text:p>15.43</text:p>
          </table:table-cell>
          <table:table-cell table:style-name="ce7" table:formula="of:=[.R259]*[.S259]" office:value-type="float" office:value="13.2698" calcext:value-type="float">
            <text:p>13.27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0];&quot; x &quot;;TEXT([.B260];&quot;##.0&quot;))" office:value-type="string" office:string-value="RHS 150x300 x 12.0" calcext:value-type="string">
            <text:p>RHS 150x300 x 12.0</text:p>
          </table:table-cell>
          <table:table-cell table:style-name="ce5" office:value-type="float" office:value="75.407" calcext:value-type="float">
            <text:p>75.407</text:p>
          </table:table-cell>
          <table:table-cell table:style-name="ce7" office:value-type="float" office:value="96.06" calcext:value-type="float">
            <text:p>96.06</text:p>
          </table:table-cell>
          <table:table-cell table:style-name="ce7" office:value-type="float" office:value="10298.07" calcext:value-type="float">
            <text:p>10,298.07</text:p>
          </table:table-cell>
          <table:table-cell table:style-name="ce7" office:value-type="float" office:value="3498.05" calcext:value-type="float">
            <text:p>3,498.05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6.03" calcext:value-type="float">
            <text:p>6.03</text:p>
          </table:table-cell>
          <table:table-cell table:style-name="ce7" office:value-type="float" office:value="686.54" calcext:value-type="float">
            <text:p>686.54</text:p>
          </table:table-cell>
          <table:table-cell table:style-name="ce7" office:value-type="float" office:value="466.41" calcext:value-type="float">
            <text:p>466.41</text:p>
          </table:table-cell>
          <table:table-cell table:style-name="ce7" office:value-type="float" office:value="883.11" calcext:value-type="float">
            <text:p>883.11</text:p>
          </table:table-cell>
          <table:table-cell table:style-name="ce7" office:value-type="float" office:value="546.06" calcext:value-type="float">
            <text:p>546.06</text:p>
          </table:table-cell>
          <table:table-cell table:style-name="ce7" office:value-type="float" office:value="9153.1" calcext:value-type="float">
            <text:p>9,153.10</text:p>
          </table:table-cell>
          <table:table-cell table:style-name="ce7" office:value-type="float" office:value="836.91" calcext:value-type="float">
            <text:p>836.91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3.26" calcext:value-type="float">
            <text:p>13.26</text:p>
          </table:table-cell>
          <table:table-cell table:style-name="ce7" table:formula="of:=[.R260]*[.S260]" office:value-type="float" office:value="11.1384" calcext:value-type="float">
            <text:p>11.1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1];&quot; x &quot;;TEXT([.B261];&quot;##.0&quot;))" office:value-type="string" office:string-value="RHS 150x300 x 12.5" calcext:value-type="string">
            <text:p>RHS 150x300 x 12.5</text:p>
          </table:table-cell>
          <table:table-cell table:style-name="ce5" office:value-type="float" office:value="78.142" calcext:value-type="float">
            <text:p>78.142</text:p>
          </table:table-cell>
          <table:table-cell table:style-name="ce7" office:value-type="float" office:value="99.54" calcext:value-type="float">
            <text:p>99.54</text:p>
          </table:table-cell>
          <table:table-cell table:style-name="ce7" office:value-type="float" office:value="10594.23" calcext:value-type="float">
            <text:p>10,594.23</text:p>
          </table:table-cell>
          <table:table-cell table:style-name="ce7" office:value-type="float" office:value="3594.78" calcext:value-type="float">
            <text:p>3,594.78</text:p>
          </table:table-cell>
          <table:table-cell table:style-name="ce7" office:value-type="float" office:value="10.32" calcext:value-type="float">
            <text:p>10.32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706.28" calcext:value-type="float">
            <text:p>706.28</text:p>
          </table:table-cell>
          <table:table-cell table:style-name="ce7" office:value-type="float" office:value="479.3" calcext:value-type="float">
            <text:p>479.30</text:p>
          </table:table-cell>
          <table:table-cell table:style-name="ce7" office:value-type="float" office:value="911.53" calcext:value-type="float">
            <text:p>911.53</text:p>
          </table:table-cell>
          <table:table-cell table:style-name="ce7" office:value-type="float" office:value="563.39" calcext:value-type="float">
            <text:p>563.39</text:p>
          </table:table-cell>
          <table:table-cell table:style-name="ce7" office:value-type="float" office:value="9451.9" calcext:value-type="float">
            <text:p>9,451.90</text:p>
          </table:table-cell>
          <table:table-cell table:style-name="ce7" office:value-type="float" office:value="861.8" calcext:value-type="float">
            <text:p>861.80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2.8" calcext:value-type="float">
            <text:p>12.80</text:p>
          </table:table-cell>
          <table:table-cell table:style-name="ce7" table:formula="of:=[.R261]*[.S261]" office:value-type="float" office:value="10.752" calcext:value-type="float">
            <text:p>10.75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2];&quot; x &quot;;TEXT([.B262];&quot;##.0&quot;))" office:value-type="string" office:string-value="RHS 150x300 x 16.0" calcext:value-type="string">
            <text:p>RHS 150x300 x 16.0</text:p>
          </table:table-cell>
          <table:table-cell table:style-name="ce5" office:value-type="float" office:value="96.376" calcext:value-type="float">
            <text:p>96.376</text:p>
          </table:table-cell>
          <table:table-cell table:style-name="ce7" office:value-type="float" office:value="122.77" calcext:value-type="float">
            <text:p>122.77</text:p>
          </table:table-cell>
          <table:table-cell table:style-name="ce7" office:value-type="float" office:value="12387.01" calcext:value-type="float">
            <text:p>12,387.01</text:p>
          </table:table-cell>
          <table:table-cell table:style-name="ce7" office:value-type="float" office:value="4174.38" calcext:value-type="float">
            <text:p>4,174.38</text:p>
          </table:table-cell>
          <table:table-cell table:style-name="ce7" office:value-type="float" office:value="10.04" calcext:value-type="float">
            <text:p>10.04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office:value-type="float" office:value="825.8" calcext:value-type="float">
            <text:p>825.80</text:p>
          </table:table-cell>
          <table:table-cell table:style-name="ce7" office:value-type="float" office:value="556.58" calcext:value-type="float">
            <text:p>556.58</text:p>
          </table:table-cell>
          <table:table-cell table:style-name="ce7" office:value-type="float" office:value="1092.24" calcext:value-type="float">
            <text:p>1,092.24</text:p>
          </table:table-cell>
          <table:table-cell table:style-name="ce7" office:value-type="float" office:value="673.04" calcext:value-type="float">
            <text:p>673.04</text:p>
          </table:table-cell>
          <table:table-cell table:style-name="ce7" office:value-type="float" office:value="11328.01" calcext:value-type="float">
            <text:p>11,328.01</text:p>
          </table:table-cell>
          <table:table-cell table:style-name="ce7" office:value-type="float" office:value="1014.95" calcext:value-type="float">
            <text:p>1,014.9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0.38" calcext:value-type="float">
            <text:p>10.38</text:p>
          </table:table-cell>
          <table:table-cell table:style-name="ce7" table:formula="of:=[.R262]*[.S262]" office:value-type="float" office:value="8.5116" calcext:value-type="float">
            <text:p>8.51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3];&quot; x &quot;;TEXT([.B263];&quot;##.0&quot;))" office:value-type="string" office:string-value="RHS 180x260 x 5.0" calcext:value-type="string">
            <text:p>RHS 180x260 x 5.0</text:p>
          </table:table-cell>
          <table:table-cell table:style-name="ce5" office:value-type="float" office:value="33.25" calcext:value-type="float">
            <text:p>33.250</text:p>
          </table:table-cell>
          <table:table-cell table:style-name="ce7" office:value-type="float" office:value="42.36" calcext:value-type="float">
            <text:p>42.36</text:p>
          </table:table-cell>
          <table:table-cell table:style-name="ce7" office:value-type="float" office:value="4121.36" calcext:value-type="float">
            <text:p>4,121.36</text:p>
          </table:table-cell>
          <table:table-cell table:style-name="ce7" office:value-type="float" office:value="2349.53" calcext:value-type="float">
            <text:p>2,349.53</text:p>
          </table:table-cell>
          <table:table-cell table:style-name="ce7" office:value-type="float" office:value="9.86" calcext:value-type="float">
            <text:p>9.86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317.03" calcext:value-type="float">
            <text:p>317.03</text:p>
          </table:table-cell>
          <table:table-cell table:style-name="ce7" office:value-type="float" office:value="261.06" calcext:value-type="float">
            <text:p>261.06</text:p>
          </table:table-cell>
          <table:table-cell table:style-name="ce7" office:value-type="float" office:value="377.44" calcext:value-type="float">
            <text:p>377.44</text:p>
          </table:table-cell>
          <table:table-cell table:style-name="ce7" office:value-type="float" office:value="294.02" calcext:value-type="float">
            <text:p>294.02</text:p>
          </table:table-cell>
          <table:table-cell table:style-name="ce7" office:value-type="float" office:value="4694.89" calcext:value-type="float">
            <text:p>4,694.89</text:p>
          </table:table-cell>
          <table:table-cell table:style-name="ce7" office:value-type="float" office:value="425.87" calcext:value-type="float">
            <text:p>425.87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30.08" calcext:value-type="float">
            <text:p>30.08</text:p>
          </table:table-cell>
          <table:table-cell table:style-name="ce7" table:formula="of:=[.R263]*[.S263]" office:value-type="float" office:value="25.8688" calcext:value-type="float">
            <text:p>25.87</text:p>
          </table:table-cell>
          <table:table-cell table:style-name="ce7" office:value-type="float" office:value="31" calcext:value-type="float">
            <text:p>31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4];&quot; x &quot;;TEXT([.B264];&quot;##.0&quot;))" office:value-type="string" office:string-value="RHS 180x260 x 6.3" calcext:value-type="string">
            <text:p>RHS 180x260 x 6.3</text:p>
          </table:table-cell>
          <table:table-cell table:style-name="ce5" office:value-type="float" office:value="41.204" calcext:value-type="float">
            <text:p>41.204</text:p>
          </table:table-cell>
          <table:table-cell table:style-name="ce7" office:value-type="float" office:value="52.49" calcext:value-type="float">
            <text:p>52.49</text:p>
          </table:table-cell>
          <table:table-cell table:style-name="ce7" office:value-type="float" office:value="5012.66" calcext:value-type="float">
            <text:p>5,012.66</text:p>
          </table:table-cell>
          <table:table-cell table:style-name="ce7" office:value-type="float" office:value="2856.31" calcext:value-type="float">
            <text:p>2,856.31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7.38" calcext:value-type="float">
            <text:p>7.38</text:p>
          </table:table-cell>
          <table:table-cell table:style-name="ce7" office:value-type="float" office:value="385.59" calcext:value-type="float">
            <text:p>385.59</text:p>
          </table:table-cell>
          <table:table-cell table:style-name="ce7" office:value-type="float" office:value="317.37" calcext:value-type="float">
            <text:p>317.37</text:p>
          </table:table-cell>
          <table:table-cell table:style-name="ce7" office:value-type="float" office:value="462.88" calcext:value-type="float">
            <text:p>462.88</text:p>
          </table:table-cell>
          <table:table-cell table:style-name="ce7" office:value-type="float" office:value="360.63" calcext:value-type="float">
            <text:p>360.63</text:p>
          </table:table-cell>
          <table:table-cell table:style-name="ce7" office:value-type="float" office:value="5844.33" calcext:value-type="float">
            <text:p>5,844.33</text:p>
          </table:table-cell>
          <table:table-cell table:style-name="ce7" office:value-type="float" office:value="522.95" calcext:value-type="float">
            <text:p>522.95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24.27" calcext:value-type="float">
            <text:p>24.27</text:p>
          </table:table-cell>
          <table:table-cell table:style-name="ce7" table:formula="of:=[.R264]*[.S264]" office:value-type="float" office:value="20.6295" calcext:value-type="float">
            <text:p>20.63</text:p>
          </table:table-cell>
          <table:table-cell table:style-name="ce7" office:value-type="float" office:value="23.57" calcext:value-type="float">
            <text:p>23.57</text:p>
          </table:table-cell>
          <table:table-cell table:style-name="ce7" office:value-type="float" office:value="36.27" calcext:value-type="float">
            <text:p>36.2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5];&quot; x &quot;;TEXT([.B265];&quot;##.0&quot;))" office:value-type="string" office:string-value="RHS 180x260 x 8.0" calcext:value-type="string">
            <text:p>RHS 180x260 x 8.0</text:p>
          </table:table-cell>
          <table:table-cell table:style-name="ce5" office:value-type="float" office:value="51.529" calcext:value-type="float">
            <text:p>51.529</text:p>
          </table:table-cell>
          <table:table-cell table:style-name="ce7" office:value-type="float" office:value="65.64" calcext:value-type="float">
            <text:p>65.64</text:p>
          </table:table-cell>
          <table:table-cell table:style-name="ce7" office:value-type="float" office:value="6145.21" calcext:value-type="float">
            <text:p>6,145.21</text:p>
          </table:table-cell>
          <table:table-cell table:style-name="ce7" office:value-type="float" office:value="3493.23" calcext:value-type="float">
            <text:p>3,493.23</text:p>
          </table:table-cell>
          <table:table-cell table:style-name="ce7" office:value-type="float" office:value="9.68" calcext:value-type="float">
            <text:p>9.68</text:p>
          </table:table-cell>
          <table:table-cell table:style-name="ce7" office:value-type="float" office:value="7.29" calcext:value-type="float">
            <text:p>7.29</text:p>
          </table:table-cell>
          <table:table-cell table:style-name="ce7" office:value-type="float" office:value="472.71" calcext:value-type="float">
            <text:p>472.71</text:p>
          </table:table-cell>
          <table:table-cell table:style-name="ce7" office:value-type="float" office:value="388.14" calcext:value-type="float">
            <text:p>388.14</text:p>
          </table:table-cell>
          <table:table-cell table:style-name="ce7" office:value-type="float" office:value="572.67" calcext:value-type="float">
            <text:p>572.67</text:p>
          </table:table-cell>
          <table:table-cell table:style-name="ce7" office:value-type="float" office:value="445.78" calcext:value-type="float">
            <text:p>445.78</text:p>
          </table:table-cell>
          <table:table-cell table:style-name="ce7" office:value-type="float" office:value="7266.68" calcext:value-type="float">
            <text:p>7,266.68</text:p>
          </table:table-cell>
          <table:table-cell table:style-name="ce7" office:value-type="float" office:value="642.43" calcext:value-type="float">
            <text:p>642.4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19.41" calcext:value-type="float">
            <text:p>19.41</text:p>
          </table:table-cell>
          <table:table-cell table:style-name="ce7" table:formula="of:=[.R265]*[.S265]" office:value-type="float" office:value="16.4985" calcext:value-type="float">
            <text:p>16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6];&quot; x &quot;;TEXT([.B266];&quot;##.0&quot;))" office:value-type="string" office:string-value="RHS 180x260 x 10.0" calcext:value-type="string">
            <text:p>RHS 180x260 x 10.0</text:p>
          </table:table-cell>
          <table:table-cell table:style-name="ce5" office:value-type="float" office:value="63.245" calcext:value-type="float">
            <text:p>63.245</text:p>
          </table:table-cell>
          <table:table-cell table:style-name="ce7" office:value-type="float" office:value="80.57" calcext:value-type="float">
            <text:p>80.57</text:p>
          </table:table-cell>
          <table:table-cell table:style-name="ce7" office:value-type="float" office:value="7363.31" calcext:value-type="float">
            <text:p>7,363.31</text:p>
          </table:table-cell>
          <table:table-cell table:style-name="ce7" office:value-type="float" office:value="4174.13" calcext:value-type="float">
            <text:p>4,174.13</text:p>
          </table:table-cell>
          <table:table-cell table:style-name="ce7" office:value-type="float" office:value="9.56" calcext:value-type="float">
            <text:p>9.56</text:p>
          </table:table-cell>
          <table:table-cell table:style-name="ce7" office:value-type="float" office:value="7.2" calcext:value-type="float">
            <text:p>7.20</text:p>
          </table:table-cell>
          <table:table-cell table:style-name="ce7" office:value-type="float" office:value="566.41" calcext:value-type="float">
            <text:p>566.41</text:p>
          </table:table-cell>
          <table:table-cell table:style-name="ce7" office:value-type="float" office:value="463.79" calcext:value-type="float">
            <text:p>463.79</text:p>
          </table:table-cell>
          <table:table-cell table:style-name="ce7" office:value-type="float" office:value="693.78" calcext:value-type="float">
            <text:p>693.78</text:p>
          </table:table-cell>
          <table:table-cell table:style-name="ce7" office:value-type="float" office:value="539.51" calcext:value-type="float">
            <text:p>539.51</text:p>
          </table:table-cell>
          <table:table-cell table:style-name="ce7" office:value-type="float" office:value="8850.3" calcext:value-type="float">
            <text:p>8,850.30</text:p>
          </table:table-cell>
          <table:table-cell table:style-name="ce7" office:value-type="float" office:value="771.94" calcext:value-type="float">
            <text:p>771.94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5.81" calcext:value-type="float">
            <text:p>15.81</text:p>
          </table:table-cell>
          <table:table-cell table:style-name="ce7" table:formula="of:=[.R266]*[.S266]" office:value-type="float" office:value="13.2804" calcext:value-type="float">
            <text:p>13.28</text:p>
          </table:table-cell>
          <table:table-cell table:style-name="ce7" office:value-type="float" office:value="13" calcext:value-type="float">
            <text:p>13.0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7];&quot; x &quot;;TEXT([.B267];&quot;##.0&quot;))" office:value-type="string" office:string-value="RHS 180x260 x 12.0" calcext:value-type="string">
            <text:p>RHS 180x260 x 12.0</text:p>
          </table:table-cell>
          <table:table-cell table:style-name="ce5" office:value-type="float" office:value="73.523" calcext:value-type="float">
            <text:p>73.523</text:p>
          </table:table-cell>
          <table:table-cell table:style-name="ce7" office:value-type="float" office:value="93.66" calcext:value-type="float">
            <text:p>93.66</text:p>
          </table:table-cell>
          <table:table-cell table:style-name="ce7" office:value-type="float" office:value="8245.01" calcext:value-type="float">
            <text:p>8,245.01</text:p>
          </table:table-cell>
          <table:table-cell table:style-name="ce7" office:value-type="float" office:value="4679.25" calcext:value-type="float">
            <text:p>4,679.25</text:p>
          </table:table-cell>
          <table:table-cell table:style-name="ce7" office:value-type="float" office:value="9.38" calcext:value-type="float">
            <text:p>9.38</text:p>
          </table:table-cell>
          <table:table-cell table:style-name="ce7" office:value-type="float" office:value="7.07" calcext:value-type="float">
            <text:p>7.07</text:p>
          </table:table-cell>
          <table:table-cell table:style-name="ce7" office:value-type="float" office:value="634.23" calcext:value-type="float">
            <text:p>634.23</text:p>
          </table:table-cell>
          <table:table-cell table:style-name="ce7" office:value-type="float" office:value="519.92" calcext:value-type="float">
            <text:p>519.92</text:p>
          </table:table-cell>
          <table:table-cell table:style-name="ce7" office:value-type="float" office:value="789.87" calcext:value-type="float">
            <text:p>789.87</text:p>
          </table:table-cell>
          <table:table-cell table:style-name="ce7" office:value-type="float" office:value="614.91" calcext:value-type="float">
            <text:p>614.91</text:p>
          </table:table-cell>
          <table:table-cell table:style-name="ce7" office:value-type="float" office:value="10328.33" calcext:value-type="float">
            <text:p>10,328.33</text:p>
          </table:table-cell>
          <table:table-cell table:style-name="ce7" office:value-type="float" office:value="884.4" calcext:value-type="float">
            <text:p>884.4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3.6" calcext:value-type="float">
            <text:p>13.60</text:p>
          </table:table-cell>
          <table:table-cell table:style-name="ce7" table:formula="of:=[.R267]*[.S267]" office:value-type="float" office:value="11.152" calcext:value-type="float">
            <text:p>11.15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8];&quot; x &quot;;TEXT([.B268];&quot;##.0&quot;))" office:value-type="string" office:string-value="RHS 180x260 x 12.5" calcext:value-type="string">
            <text:p>RHS 180x260 x 12.5</text:p>
          </table:table-cell>
          <table:table-cell table:style-name="ce5" office:value-type="float" office:value="76.179" calcext:value-type="float">
            <text:p>76.179</text:p>
          </table:table-cell>
          <table:table-cell table:style-name="ce7" office:value-type="float" office:value="97.04" calcext:value-type="float">
            <text:p>97.04</text:p>
          </table:table-cell>
          <table:table-cell table:style-name="ce7" office:value-type="float" office:value="8482.47" calcext:value-type="float">
            <text:p>8,482.47</text:p>
          </table:table-cell>
          <table:table-cell table:style-name="ce7" office:value-type="float" office:value="4811.85" calcext:value-type="float">
            <text:p>4,811.85</text:p>
          </table:table-cell>
          <table:table-cell table:style-name="ce7" office:value-type="float" office:value="9.35" calcext:value-type="float">
            <text:p>9.35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652.5" calcext:value-type="float">
            <text:p>652.50</text:p>
          </table:table-cell>
          <table:table-cell table:style-name="ce7" office:value-type="float" office:value="534.65" calcext:value-type="float">
            <text:p>534.65</text:p>
          </table:table-cell>
          <table:table-cell table:style-name="ce7" office:value-type="float" office:value="815.26" calcext:value-type="float">
            <text:p>815.26</text:p>
          </table:table-cell>
          <table:table-cell table:style-name="ce7" office:value-type="float" office:value="634.58" calcext:value-type="float">
            <text:p>634.58</text:p>
          </table:table-cell>
          <table:table-cell table:style-name="ce7" office:value-type="float" office:value="10676.03" calcext:value-type="float">
            <text:p>10,676.03</text:p>
          </table:table-cell>
          <table:table-cell table:style-name="ce7" office:value-type="float" office:value="911.4" calcext:value-type="float">
            <text:p>911.4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table:formula="of:=[.R268]*[.S268]" office:value-type="float" office:value="10.7666" calcext:value-type="float">
            <text:p>10.77</text:p>
          </table:table-cell>
          <table:table-cell table:style-name="ce7" office:value-type="float" office:value="9.4" calcext:value-type="float">
            <text:p>9.40</text:p>
          </table:table-cell>
          <table:table-cell table:style-name="ce7" office:value-type="float" office:value="15.8" calcext:value-type="float">
            <text:p>15.8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9];&quot; x &quot;;TEXT([.B269];&quot;##.0&quot;))" office:value-type="string" office:string-value="RHS 180x260 x 16.0" calcext:value-type="string">
            <text:p>RHS 180x260 x 16.0</text:p>
          </table:table-cell>
          <table:table-cell table:style-name="ce5" office:value-type="float" office:value="93.864" calcext:value-type="float">
            <text:p>93.864</text:p>
          </table:table-cell>
          <table:table-cell table:style-name="ce7" office:value-type="float" office:value="119.57" calcext:value-type="float">
            <text:p>119.57</text:p>
          </table:table-cell>
          <table:table-cell table:style-name="ce7" office:value-type="float" office:value="9923" calcext:value-type="float">
            <text:p>9,923.00</text:p>
          </table:table-cell>
          <table:table-cell table:style-name="ce7" office:value-type="float" office:value="5613.55" calcext:value-type="float">
            <text:p>5,613.55</text:p>
          </table:table-cell>
          <table:table-cell table:style-name="ce7" office:value-type="float" office:value="9.11" calcext:value-type="float">
            <text:p>9.11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63.31" calcext:value-type="float">
            <text:p>763.31</text:p>
          </table:table-cell>
          <table:table-cell table:style-name="ce7" office:value-type="float" office:value="623.73" calcext:value-type="float">
            <text:p>623.73</text:p>
          </table:table-cell>
          <table:table-cell table:style-name="ce7" office:value-type="float" office:value="976.61" calcext:value-type="float">
            <text:p>976.61</text:p>
          </table:table-cell>
          <table:table-cell table:style-name="ce7" office:value-type="float" office:value="759.44" calcext:value-type="float">
            <text:p>759.44</text:p>
          </table:table-cell>
          <table:table-cell table:style-name="ce7" office:value-type="float" office:value="12889.97" calcext:value-type="float">
            <text:p>12,889.97</text:p>
          </table:table-cell>
          <table:table-cell table:style-name="ce7" office:value-type="float" office:value="1079.42" calcext:value-type="float">
            <text:p>1,079.42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10.65" calcext:value-type="float">
            <text:p>10.65</text:p>
          </table:table-cell>
          <table:table-cell table:style-name="ce7" table:formula="of:=[.R269]*[.S269]" office:value-type="float" office:value="8.52" calcext:value-type="float">
            <text:p>8.52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0];&quot; x &quot;;TEXT([.B270];&quot;##.0&quot;))" office:value-type="string" office:string-value="RHS 200x300 x 4.5" calcext:value-type="string">
            <text:p>RHS 200x300 x 4.5</text:p>
          </table:table-cell>
          <table:table-cell table:style-name="ce5" office:value-type="float" office:value="34.28" calcext:value-type="float">
            <text:p>34.280</text:p>
          </table:table-cell>
          <table:table-cell table:style-name="ce7" office:value-type="float" office:value="43.67" calcext:value-type="float">
            <text:p>43.67</text:p>
          </table:table-cell>
          <table:table-cell table:style-name="ce7" office:value-type="float" office:value="5661.87" calcext:value-type="float">
            <text:p>5,661.87</text:p>
          </table:table-cell>
          <table:table-cell table:style-name="ce7" office:value-type="float" office:value="3051.65" calcext:value-type="float">
            <text:p>3,051.65</text:p>
          </table:table-cell>
          <table:table-cell table:style-name="ce7" office:value-type="float" office:value="11.39" calcext:value-type="float">
            <text:p>11.39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377.46" calcext:value-type="float">
            <text:p>377.46</text:p>
          </table:table-cell>
          <table:table-cell table:style-name="ce7" office:value-type="float" office:value="305.17" calcext:value-type="float">
            <text:p>305.17</text:p>
          </table:table-cell>
          <table:table-cell table:style-name="ce7" office:value-type="float" office:value="448.7" calcext:value-type="float">
            <text:p>448.70</text:p>
          </table:table-cell>
          <table:table-cell table:style-name="ce7" office:value-type="float" office:value="340.84" calcext:value-type="float">
            <text:p>340.84</text:p>
          </table:table-cell>
          <table:table-cell table:style-name="ce7" office:value-type="float" office:value="6185.06" calcext:value-type="float">
            <text:p>6,185.06</text:p>
          </table:table-cell>
          <table:table-cell table:style-name="ce7" office:value-type="float" office:value="500.88" calcext:value-type="float">
            <text:p>500.88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9.17" calcext:value-type="float">
            <text:p>29.17</text:p>
          </table:table-cell>
          <table:table-cell table:style-name="ce7" table:formula="of:=[.R270]*[.S270]" office:value-type="float" office:value="28.5866" calcext:value-type="float">
            <text:p>28.59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 office:value-type="float" office:value="61.67" calcext:value-type="float">
            <text:p>6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1];&quot; x &quot;;TEXT([.B271];&quot;##.0&quot;))" office:value-type="string" office:string-value="RHS 200x300 x 5.0" calcext:value-type="string">
            <text:p>RHS 200x300 x 5.0</text:p>
          </table:table-cell>
          <table:table-cell table:style-name="ce5" office:value-type="float" office:value="37.96" calcext:value-type="float">
            <text:p>37.960</text:p>
          </table:table-cell>
          <table:table-cell table:style-name="ce7" office:value-type="float" office:value="48.36" calcext:value-type="float">
            <text:p>48.36</text:p>
          </table:table-cell>
          <table:table-cell table:style-name="ce7" office:value-type="float" office:value="6241.05" calcext:value-type="float">
            <text:p>6,241.05</text:p>
          </table:table-cell>
          <table:table-cell table:style-name="ce7" office:value-type="float" office:value="3360.92" calcext:value-type="float">
            <text:p>3,360.92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416.07" calcext:value-type="float">
            <text:p>416.07</text:p>
          </table:table-cell>
          <table:table-cell table:style-name="ce7" office:value-type="float" office:value="336.09" calcext:value-type="float">
            <text:p>336.09</text:p>
          </table:table-cell>
          <table:table-cell table:style-name="ce7" office:value-type="float" office:value="495.65" calcext:value-type="float">
            <text:p>495.65</text:p>
          </table:table-cell>
          <table:table-cell table:style-name="ce7" office:value-type="float" office:value="376.37" calcext:value-type="float">
            <text:p>376.37</text:p>
          </table:table-cell>
          <table:table-cell table:style-name="ce7" office:value-type="float" office:value="6835.78" calcext:value-type="float">
            <text:p>6,835.78</text:p>
          </table:table-cell>
          <table:table-cell table:style-name="ce7" office:value-type="float" office:value="551.89" calcext:value-type="float">
            <text:p>551.89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6.34" calcext:value-type="float">
            <text:p>26.34</text:p>
          </table:table-cell>
          <table:table-cell table:style-name="ce7" table:formula="of:=[.R271]*[.S271]" office:value-type="float" office:value="25.8132" calcext:value-type="float">
            <text:p>25.81</text:p>
          </table:table-cell>
          <table:table-cell table:style-name="ce7" office:value-type="float" office:value="35" calcext:value-type="float">
            <text:p>35.00</text:p>
          </table:table-cell>
          <table:table-cell table:style-name="ce7" office:value-type="float" office:value="55" calcext:value-type="float">
            <text:p>5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2];&quot; x &quot;;TEXT([.B272];&quot;##.0&quot;))" office:value-type="string" office:string-value="RHS 200x300 x 6.0" calcext:value-type="string">
            <text:p>RHS 200x300 x 6.0</text:p>
          </table:table-cell>
          <table:table-cell table:style-name="ce5" office:value-type="float" office:value="45.242" calcext:value-type="float">
            <text:p>45.24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7370.23" calcext:value-type="float">
            <text:p>7,370.23</text:p>
          </table:table-cell>
          <table:table-cell table:style-name="ce7" office:value-type="float" office:value="3962.19" calcext:value-type="float">
            <text:p>3,962.19</text:p>
          </table:table-cell>
          <table:table-cell table:style-name="ce7" office:value-type="float" office:value="11.31" calcext:value-type="float">
            <text:p>11.31</text:p>
          </table:table-cell>
          <table:table-cell table:style-name="ce7" office:value-type="float" office:value="8.29" calcext:value-type="float">
            <text:p>8.29</text:p>
          </table:table-cell>
          <table:table-cell table:style-name="ce7" office:value-type="float" office:value="491.35" calcext:value-type="float">
            <text:p>491.35</text:p>
          </table:table-cell>
          <table:table-cell table:style-name="ce7" office:value-type="float" office:value="396.22" calcext:value-type="float">
            <text:p>396.22</text:p>
          </table:table-cell>
          <table:table-cell table:style-name="ce7" office:value-type="float" office:value="587.83" calcext:value-type="float">
            <text:p>587.83</text:p>
          </table:table-cell>
          <table:table-cell table:style-name="ce7" office:value-type="float" office:value="446.07" calcext:value-type="float">
            <text:p>446.07</text:p>
          </table:table-cell>
          <table:table-cell table:style-name="ce7" office:value-type="float" office:value="8115.23" calcext:value-type="float">
            <text:p>8,115.23</text:p>
          </table:table-cell>
          <table:table-cell table:style-name="ce7" office:value-type="float" office:value="651.24" calcext:value-type="float">
            <text:p>651.24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2.1" calcext:value-type="float">
            <text:p>22.10</text:p>
          </table:table-cell>
          <table:table-cell table:style-name="ce7" table:formula="of:=[.R272]*[.S272]" office:value-type="float" office:value="21.658" calcext:value-type="float">
            <text:p>21.66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3];&quot; x &quot;;TEXT([.B273];&quot;##.0&quot;))" office:value-type="string" office:string-value="RHS 200x300 x 6.3" calcext:value-type="string">
            <text:p>RHS 200x300 x 6.3</text:p>
          </table:table-cell>
          <table:table-cell table:style-name="ce5" office:value-type="float" office:value="47.139" calcext:value-type="float">
            <text:p>47.139</text:p>
          </table:table-cell>
          <table:table-cell table:style-name="ce7" office:value-type="float" office:value="60.05" calcext:value-type="float">
            <text:p>60.05</text:p>
          </table:table-cell>
          <table:table-cell table:style-name="ce7" office:value-type="float" office:value="7624.39" calcext:value-type="float">
            <text:p>7,624.39</text:p>
          </table:table-cell>
          <table:table-cell table:style-name="ce7" office:value-type="float" office:value="4103.82" calcext:value-type="float">
            <text:p>4,103.82</text:p>
          </table:table-cell>
          <table:table-cell table:style-name="ce7" office:value-type="float" office:value="11.27" calcext:value-type="float">
            <text:p>11.27</text:p>
          </table:table-cell>
          <table:table-cell table:style-name="ce7" office:value-type="float" office:value="8.27" calcext:value-type="float">
            <text:p>8.27</text:p>
          </table:table-cell>
          <table:table-cell table:style-name="ce7" office:value-type="float" office:value="508.29" calcext:value-type="float">
            <text:p>508.29</text:p>
          </table:table-cell>
          <table:table-cell table:style-name="ce7" office:value-type="float" office:value="410.38" calcext:value-type="float">
            <text:p>410.38</text:p>
          </table:table-cell>
          <table:table-cell table:style-name="ce7" office:value-type="float" office:value="609.91" calcext:value-type="float">
            <text:p>609.91</text:p>
          </table:table-cell>
          <table:table-cell table:style-name="ce7" office:value-type="float" office:value="463.19" calcext:value-type="float">
            <text:p>463.19</text:p>
          </table:table-cell>
          <table:table-cell table:style-name="ce7" office:value-type="float" office:value="8523.54" calcext:value-type="float">
            <text:p>8,523.54</text:p>
          </table:table-cell>
          <table:table-cell table:style-name="ce7" office:value-type="float" office:value="679.8" calcext:value-type="float">
            <text:p>679.80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21.21" calcext:value-type="float">
            <text:p>21.21</text:p>
          </table:table-cell>
          <table:table-cell table:style-name="ce7" table:formula="of:=[.R273]*[.S273]" office:value-type="float" office:value="20.5737" calcext:value-type="float">
            <text:p>20.57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4];&quot; x &quot;;TEXT([.B274];&quot;##.0&quot;))" office:value-type="string" office:string-value="RHS 200x300 x 8.0" calcext:value-type="string">
            <text:p>RHS 200x300 x 8.0</text:p>
          </table:table-cell>
          <table:table-cell table:style-name="ce5" office:value-type="float" office:value="59.065" calcext:value-type="float">
            <text:p>59.065</text:p>
          </table:table-cell>
          <table:table-cell table:style-name="ce7" office:value-type="float" office:value="75.24" calcext:value-type="float">
            <text:p>75.24</text:p>
          </table:table-cell>
          <table:table-cell table:style-name="ce7" office:value-type="float" office:value="9389.27" calcext:value-type="float">
            <text:p>9,389.27</text:p>
          </table:table-cell>
          <table:table-cell table:style-name="ce7" office:value-type="float" office:value="5041.67" calcext:value-type="float">
            <text:p>5,041.67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8.19" calcext:value-type="float">
            <text:p>8.19</text:p>
          </table:table-cell>
          <table:table-cell table:style-name="ce7" office:value-type="float" office:value="625.95" calcext:value-type="float">
            <text:p>625.95</text:p>
          </table:table-cell>
          <table:table-cell table:style-name="ce7" office:value-type="float" office:value="504.17" calcext:value-type="float">
            <text:p>504.17</text:p>
          </table:table-cell>
          <table:table-cell table:style-name="ce7" office:value-type="float" office:value="757.07" calcext:value-type="float">
            <text:p>757.07</text:p>
          </table:table-cell>
          <table:table-cell table:style-name="ce7" office:value-type="float" office:value="574.46" calcext:value-type="float">
            <text:p>574.46</text:p>
          </table:table-cell>
          <table:table-cell table:style-name="ce7" office:value-type="float" office:value="10626.5" calcext:value-type="float">
            <text:p>10,626.50</text:p>
          </table:table-cell>
          <table:table-cell table:style-name="ce7" office:value-type="float" office:value="838.38" calcext:value-type="float">
            <text:p>838.38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16.93" calcext:value-type="float">
            <text:p>16.93</text:p>
          </table:table-cell>
          <table:table-cell table:style-name="ce7" table:formula="of:=[.R274]*[.S274]" office:value-type="float" office:value="16.4221" calcext:value-type="float">
            <text:p>16.4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5];&quot; x &quot;;TEXT([.B275];&quot;##.0&quot;))" office:value-type="string" office:string-value="RHS 200x300 x 9.0" calcext:value-type="string">
            <text:p>RHS 200x300 x 9.0</text:p>
          </table:table-cell>
          <table:table-cell table:style-name="ce5" office:value-type="float" office:value="65.923" calcext:value-type="float">
            <text:p>65.923</text:p>
          </table:table-cell>
          <table:table-cell table:style-name="ce7" office:value-type="float" office:value="83.98" calcext:value-type="float">
            <text:p>83.98</text:p>
          </table:table-cell>
          <table:table-cell table:style-name="ce7" office:value-type="float" office:value="10371.42" calcext:value-type="float">
            <text:p>10,371.42</text:p>
          </table:table-cell>
          <table:table-cell table:style-name="ce7" office:value-type="float" office:value="5561.31" calcext:value-type="float">
            <text:p>5,561.31</text:p>
          </table:table-cell>
          <table:table-cell table:style-name="ce7" office:value-type="float" office:value="11.11" calcext:value-type="float">
            <text:p>11.11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691.43" calcext:value-type="float">
            <text:p>691.43</text:p>
          </table:table-cell>
          <table:table-cell table:style-name="ce7" office:value-type="float" office:value="556.13" calcext:value-type="float">
            <text:p>556.13</text:p>
          </table:table-cell>
          <table:table-cell table:style-name="ce7" office:value-type="float" office:value="840.24" calcext:value-type="float">
            <text:p>840.24</text:p>
          </table:table-cell>
          <table:table-cell table:style-name="ce7" office:value-type="float" office:value="637.25" calcext:value-type="float">
            <text:p>637.25</text:p>
          </table:table-cell>
          <table:table-cell table:style-name="ce7" office:value-type="float" office:value="11822.37" calcext:value-type="float">
            <text:p>11,822.37</text:p>
          </table:table-cell>
          <table:table-cell table:style-name="ce7" office:value-type="float" office:value="926.98" calcext:value-type="float">
            <text:p>926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5.17" calcext:value-type="float">
            <text:p>15.17</text:p>
          </table:table-cell>
          <table:table-cell table:style-name="ce7" table:formula="of:=[.R275]*[.S275]" office:value-type="float" office:value="14.5632" calcext:value-type="float">
            <text:p>14.56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6];&quot; x &quot;;TEXT([.B276];&quot;##.0&quot;))" office:value-type="string" office:string-value="RHS 200x300 x 10.0" calcext:value-type="string">
            <text:p>RHS 200x300 x 10.0</text:p>
          </table:table-cell>
          <table:table-cell table:style-name="ce5" office:value-type="float" office:value="72.665" calcext:value-type="float">
            <text:p>72.665</text:p>
          </table:table-cell>
          <table:table-cell table:style-name="ce7" office:value-type="float" office:value="92.57" calcext:value-type="float">
            <text:p>92.57</text:p>
          </table:table-cell>
          <table:table-cell table:style-name="ce7" office:value-type="float" office:value="1131.27" calcext:value-type="float">
            <text:p>1,131.27</text:p>
          </table:table-cell>
          <table:table-cell table:style-name="ce7" office:value-type="float" office:value="6057.73" calcext:value-type="float">
            <text:p>6,057.73</text:p>
          </table:table-cell>
          <table:table-cell table:style-name="ce7" office:value-type="float" office:value="11.05" calcext:value-type="float">
            <text:p>11.05</text:p>
          </table:table-cell>
          <table:table-cell table:style-name="ce7" office:value-type="float" office:value="8.09" calcext:value-type="float">
            <text:p>8.09</text:p>
          </table:table-cell>
          <table:table-cell table:style-name="ce7" office:value-type="float" office:value="754.18" calcext:value-type="float">
            <text:p>754.18</text:p>
          </table:table-cell>
          <table:table-cell table:style-name="ce7" office:value-type="float" office:value="605.77" calcext:value-type="float">
            <text:p>605.77</text:p>
          </table:table-cell>
          <table:table-cell table:style-name="ce7" office:value-type="float" office:value="920.91" calcext:value-type="float">
            <text:p>920.91</text:p>
          </table:table-cell>
          <table:table-cell table:style-name="ce7" office:value-type="float" office:value="698.08" calcext:value-type="float">
            <text:p>698.08</text:p>
          </table:table-cell>
          <table:table-cell table:style-name="ce7" office:value-type="float" office:value="12987.13" calcext:value-type="float">
            <text:p>12,987.13</text:p>
          </table:table-cell>
          <table:table-cell table:style-name="ce7" office:value-type="float" office:value="1012.19" calcext:value-type="float">
            <text:p>1,012.19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3.76" calcext:value-type="float">
            <text:p>13.76</text:p>
          </table:table-cell>
          <table:table-cell table:style-name="ce7" table:formula="of:=[.R276]*[.S276]" office:value-type="float" office:value="13.2096" calcext:value-type="float">
            <text:p>13.21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7];&quot; x &quot;;TEXT([.B277];&quot;##.0&quot;))" office:value-type="string" office:string-value="RHS 200x300 x 12.0" calcext:value-type="string">
            <text:p>RHS 200x300 x 12.0</text:p>
          </table:table-cell>
          <table:table-cell table:style-name="ce5" office:value-type="float" office:value="84.827" calcext:value-type="float">
            <text:p>84.827</text:p>
          </table:table-cell>
          <table:table-cell table:style-name="ce7" office:value-type="float" office:value="108.06" calcext:value-type="float">
            <text:p>108.06</text:p>
          </table:table-cell>
          <table:table-cell table:style-name="ce7" office:value-type="float" office:value="12787.83" calcext:value-type="float">
            <text:p>12,787.83</text:p>
          </table:table-cell>
          <table:table-cell table:style-name="ce7" office:value-type="float" office:value="6853.74" calcext:value-type="float">
            <text:p>6,853.74</text:p>
          </table:table-cell>
          <table:table-cell table:style-name="ce7" office:value-type="float" office:value="10.88" calcext:value-type="float">
            <text:p>10.88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852.52" calcext:value-type="float">
            <text:p>852.52</text:p>
          </table:table-cell>
          <table:table-cell table:style-name="ce7" office:value-type="float" office:value="685.37" calcext:value-type="float">
            <text:p>685.37</text:p>
          </table:table-cell>
          <table:table-cell table:style-name="ce7" office:value-type="float" office:value="1055.91" calcext:value-type="float">
            <text:p>1,055.91</text:p>
          </table:table-cell>
          <table:table-cell table:style-name="ce7" office:value-type="float" office:value="801.21" calcext:value-type="float">
            <text:p>801.21</text:p>
          </table:table-cell>
          <table:table-cell table:style-name="ce7" office:value-type="float" office:value="15235.56" calcext:value-type="float">
            <text:p>15,235.56</text:p>
          </table:table-cell>
          <table:table-cell table:style-name="ce7" office:value-type="float" office:value="1167.14" calcext:value-type="float">
            <text:p>1,167.14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79" calcext:value-type="float">
            <text:p>11.79</text:p>
          </table:table-cell>
          <table:table-cell table:style-name="ce7" table:formula="of:=[.R277]*[.S277]" office:value-type="float" office:value="11.0826" calcext:value-type="float">
            <text:p>11.0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8];&quot; x &quot;;TEXT([.B278];&quot;##.0&quot;))" office:value-type="string" office:string-value="RHS 200x300 x 12.5" calcext:value-type="string">
            <text:p>RHS 200x300 x 12.5</text:p>
          </table:table-cell>
          <table:table-cell table:style-name="ce5" office:value-type="float" office:value="87.954" calcext:value-type="float">
            <text:p>87.954</text:p>
          </table:table-cell>
          <table:table-cell table:style-name="ce7" office:value-type="float" office:value="112.04" calcext:value-type="float">
            <text:p>112.04</text:p>
          </table:table-cell>
          <table:table-cell table:style-name="ce7" office:value-type="float" office:value="13178.86" calcext:value-type="float">
            <text:p>13,178.86</text:p>
          </table:table-cell>
          <table:table-cell table:style-name="ce7" office:value-type="float" office:value="7059.94" calcext:value-type="float">
            <text:p>7,059.94</text:p>
          </table:table-cell>
          <table:table-cell table:style-name="ce7" office:value-type="float" office:value="10.85" calcext:value-type="float">
            <text:p>10.85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878.59" calcext:value-type="float">
            <text:p>878.59</text:p>
          </table:table-cell>
          <table:table-cell table:style-name="ce7" office:value-type="float" office:value="705.99" calcext:value-type="float">
            <text:p>705.99</text:p>
          </table:table-cell>
          <table:table-cell table:style-name="ce7" office:value-type="float" office:value="1091.22" calcext:value-type="float">
            <text:p>1,091.22</text:p>
          </table:table-cell>
          <table:table-cell table:style-name="ce7" office:value-type="float" office:value="827.88" calcext:value-type="float">
            <text:p>827.88</text:p>
          </table:table-cell>
          <table:table-cell table:style-name="ce7" office:value-type="float" office:value="15767.68" calcext:value-type="float">
            <text:p>15,767.68</text:p>
          </table:table-cell>
          <table:table-cell table:style-name="ce7" office:value-type="float" office:value="1204.48" calcext:value-type="float">
            <text:p>1,204.48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37" calcext:value-type="float">
            <text:p>11.37</text:p>
          </table:table-cell>
          <table:table-cell table:style-name="ce7" table:formula="of:=[.R278]*[.S278]" office:value-type="float" office:value="10.6878" calcext:value-type="float">
            <text:p>10.69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9];&quot; x &quot;;TEXT([.B279];&quot;##.0&quot;))" office:value-type="string" office:string-value="RHS 200x300 x 16.0" calcext:value-type="string">
            <text:p>RHS 200x300 x 16.0</text:p>
          </table:table-cell>
          <table:table-cell table:style-name="ce5" office:value-type="float" office:value="108.936" calcext:value-type="float">
            <text:p>108.936</text:p>
          </table:table-cell>
          <table:table-cell table:style-name="ce7" office:value-type="float" office:value="138.77" calcext:value-type="float">
            <text:p>138.77</text:p>
          </table:table-cell>
          <table:table-cell table:style-name="ce7" office:value-type="float" office:value="15616.67" calcext:value-type="float">
            <text:p>15,616.67</text:p>
          </table:table-cell>
          <table:table-cell table:style-name="ce7" office:value-type="float" office:value="8340.26" calcext:value-type="float">
            <text:p>8,340.26</text:p>
          </table:table-cell>
          <table:table-cell table:style-name="ce7" office:value-type="float" office:value="10.61" calcext:value-type="float">
            <text:p>10.61</text:p>
          </table:table-cell>
          <table:table-cell table:style-name="ce7" office:value-type="float" office:value="7.75" calcext:value-type="float">
            <text:p>7.75</text:p>
          </table:table-cell>
          <table:table-cell table:style-name="ce7" office:value-type="float" office:value="1041.11" calcext:value-type="float">
            <text:p>1,041.11</text:p>
          </table:table-cell>
          <table:table-cell table:style-name="ce7" office:value-type="float" office:value="834.03" calcext:value-type="float">
            <text:p>834.03</text:p>
          </table:table-cell>
          <table:table-cell table:style-name="ce7" office:value-type="float" office:value="1319.44" calcext:value-type="float">
            <text:p>1,319.44</text:p>
          </table:table-cell>
          <table:table-cell table:style-name="ce7" office:value-type="float" office:value="999.97" calcext:value-type="float">
            <text:p>999.97</text:p>
          </table:table-cell>
          <table:table-cell table:style-name="ce7" office:value-type="float" office:value="19222.87" calcext:value-type="float">
            <text:p>19,222.87</text:p>
          </table:table-cell>
          <table:table-cell table:style-name="ce7" office:value-type="float" office:value="1441.73" calcext:value-type="float">
            <text:p>1,441.73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table:formula="of:=[.R279]*[.S279]" office:value-type="float" office:value="8.4456" calcext:value-type="float">
            <text:p>8.45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0];&quot; x &quot;;TEXT([.B280];&quot;##.0&quot;))" office:value-type="string" office:string-value="RHS 200x400 x 4.5" calcext:value-type="string">
            <text:p>RHS 200x400 x 4.5</text:p>
          </table:table-cell>
          <table:table-cell table:style-name="ce5" office:value-type="float" office:value="41.345" calcext:value-type="float">
            <text:p>41.345</text:p>
          </table:table-cell>
          <table:table-cell table:style-name="ce7" office:value-type="float" office:value="52.67" calcext:value-type="float">
            <text:p>52.67</text:p>
          </table:table-cell>
          <table:table-cell table:style-name="ce7" office:value-type="float" office:value="11315.63" calcext:value-type="float">
            <text:p>11,315.63</text:p>
          </table:table-cell>
          <table:table-cell table:style-name="ce7" office:value-type="float" office:value="3911.76" calcext:value-type="float">
            <text:p>3,911.76</text:p>
          </table:table-cell>
          <table:table-cell table:style-name="ce7" office:value-type="float" office:value="14.66" calcext:value-type="float">
            <text:p>14.66</text:p>
          </table:table-cell>
          <table:table-cell table:style-name="ce7" office:value-type="float" office:value="8.62" calcext:value-type="float">
            <text:p>8.62</text:p>
          </table:table-cell>
          <table:table-cell table:style-name="ce7" office:value-type="float" office:value="565.78" calcext:value-type="float">
            <text:p>565.78</text:p>
          </table:table-cell>
          <table:table-cell table:style-name="ce7" office:value-type="float" office:value="391.18" calcext:value-type="float">
            <text:p>391.18</text:p>
          </table:table-cell>
          <table:table-cell table:style-name="ce7" office:value-type="float" office:value="689.55" calcext:value-type="float">
            <text:p>689.55</text:p>
          </table:table-cell>
          <table:table-cell table:style-name="ce7" office:value-type="float" office:value="428.81" calcext:value-type="float">
            <text:p>428.81</text:p>
          </table:table-cell>
          <table:table-cell table:style-name="ce7" office:value-type="float" office:value="9188.59" calcext:value-type="float">
            <text:p>9,188.59</text:p>
          </table:table-cell>
          <table:table-cell table:style-name="ce7" office:value-type="float" office:value="672.87" calcext:value-type="float">
            <text:p>672.87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24.19" calcext:value-type="float">
            <text:p>24.19</text:p>
          </table:table-cell>
          <table:table-cell table:style-name="ce7" table:formula="of:=[.R280]*[.S280]" office:value-type="float" office:value="28.5442" calcext:value-type="float">
            <text:p>28.54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 office:value-type="float" office:value="83.89" calcext:value-type="float">
            <text:p>83.8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1];&quot; x &quot;;TEXT([.B281];&quot;##.0&quot;))" office:value-type="string" office:string-value="RHS 200x400 x 5.0" calcext:value-type="string">
            <text:p>RHS 200x400 x 5.0</text:p>
          </table:table-cell>
          <table:table-cell table:style-name="ce5" office:value-type="float" office:value="45.81" calcext:value-type="float">
            <text:p>45.810</text:p>
          </table:table-cell>
          <table:table-cell table:style-name="ce7" office:value-type="float" office:value="58.36" calcext:value-type="float">
            <text:p>58.36</text:p>
          </table:table-cell>
          <table:table-cell table:style-name="ce7" office:value-type="float" office:value="12489.82" calcext:value-type="float">
            <text:p>12,489.82</text:p>
          </table:table-cell>
          <table:table-cell table:style-name="ce7" office:value-type="float" office:value="4311.75" calcext:value-type="float">
            <text:p>4,311.75</text:p>
          </table:table-cell>
          <table:table-cell table:style-name="ce7" office:value-type="float" office:value="14.63" calcext:value-type="float">
            <text:p>14.63</text:p>
          </table:table-cell>
          <table:table-cell table:style-name="ce7" office:value-type="float" office:value="8.6" calcext:value-type="float">
            <text:p>8.60</text:p>
          </table:table-cell>
          <table:table-cell table:style-name="ce7" office:value-type="float" office:value="624.49" calcext:value-type="float">
            <text:p>624.49</text:p>
          </table:table-cell>
          <table:table-cell table:style-name="ce7" office:value-type="float" office:value="431.18" calcext:value-type="float">
            <text:p>431.18</text:p>
          </table:table-cell>
          <table:table-cell table:style-name="ce7" office:value-type="float" office:value="762.43" calcext:value-type="float">
            <text:p>762.43</text:p>
          </table:table-cell>
          <table:table-cell table:style-name="ce7" office:value-type="float" office:value="473.87" calcext:value-type="float">
            <text:p>473.87</text:p>
          </table:table-cell>
          <table:table-cell table:style-name="ce7" office:value-type="float" office:value="10158.74" calcext:value-type="float">
            <text:p>10,158.74</text:p>
          </table:table-cell>
          <table:table-cell table:style-name="ce7" office:value-type="float" office:value="742.01" calcext:value-type="float">
            <text:p>742.01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 table:formula="of:=[.R281]*[.S281]" office:value-type="float" office:value="25.7594" calcext:value-type="float">
            <text:p>25.76</text:p>
          </table:table-cell>
          <table:table-cell table:style-name="ce7" office:value-type="float" office:value="35" calcext:value-type="float">
            <text:p>35.00</text:p>
          </table:table-cell>
          <table:table-cell table:style-name="ce7" office:value-type="float" office:value="75" calcext:value-type="float">
            <text:p>7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2];&quot; x &quot;;TEXT([.B282];&quot;##.0&quot;))" office:value-type="string" office:string-value="RHS 200x400 x 6.0" calcext:value-type="string">
            <text:p>RHS 200x400 x 6.0</text:p>
          </table:table-cell>
          <table:table-cell table:style-name="ce5" office:value-type="float" office:value="54.662" calcext:value-type="float">
            <text:p>54.662</text:p>
          </table:table-cell>
          <table:table-cell table:style-name="ce7" office:value-type="float" office:value="69.63" calcext:value-type="float">
            <text:p>69.63</text:p>
          </table:table-cell>
          <table:table-cell table:style-name="ce7" office:value-type="float" office:value="14789.35" calcext:value-type="float">
            <text:p>14,789.35</text:p>
          </table:table-cell>
          <table:table-cell table:style-name="ce7" office:value-type="float" office:value="5091.63" calcext:value-type="float">
            <text:p>5,091.63</text:p>
          </table:table-cell>
          <table:table-cell table:style-name="ce7" office:value-type="float" office:value="14.57" calcext:value-type="float">
            <text:p>14.57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739.47" calcext:value-type="float">
            <text:p>739.47</text:p>
          </table:table-cell>
          <table:table-cell table:style-name="ce7" office:value-type="float" office:value="509.16" calcext:value-type="float">
            <text:p>509.16</text:p>
          </table:table-cell>
          <table:table-cell table:style-name="ce7" office:value-type="float" office:value="905.99" calcext:value-type="float">
            <text:p>905.99</text:p>
          </table:table-cell>
          <table:table-cell table:style-name="ce7" office:value-type="float" office:value="562.47" calcext:value-type="float">
            <text:p>562.47</text:p>
          </table:table-cell>
          <table:table-cell table:style-name="ce7" office:value-type="float" office:value="12068.52" calcext:value-type="float">
            <text:p>12,068.52</text:p>
          </table:table-cell>
          <table:table-cell table:style-name="ce7" office:value-type="float" office:value="877.05" calcext:value-type="float">
            <text:p>877.05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18.29" calcext:value-type="float">
            <text:p>18.29</text:p>
          </table:table-cell>
          <table:table-cell table:style-name="ce7" table:formula="of:=[.R282]*[.S282]" office:value-type="float" office:value="21.5822" calcext:value-type="float">
            <text:p>21.58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61.67" calcext:value-type="float">
            <text:p>6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3];&quot; x &quot;;TEXT([.B283];&quot;##.0&quot;))" office:value-type="string" office:string-value="RHS 200x400 x 6.3" calcext:value-type="string">
            <text:p>RHS 200x400 x 6.3</text:p>
          </table:table-cell>
          <table:table-cell table:style-name="ce5" office:value-type="float" office:value="57.03" calcext:value-type="float">
            <text:p>57.030</text:p>
          </table:table-cell>
          <table:table-cell table:style-name="ce7" office:value-type="float" office:value="72.65" calcext:value-type="float">
            <text:p>72.65</text:p>
          </table:table-cell>
          <table:table-cell table:style-name="ce7" office:value-type="float" office:value="15329.74" calcext:value-type="float">
            <text:p>15,329.74</text:p>
          </table:table-cell>
          <table:table-cell table:style-name="ce7" office:value-type="float" office:value="5286.1" calcext:value-type="float">
            <text:p>5,286.10</text:p>
          </table:table-cell>
          <table:table-cell table:style-name="ce7" office:value-type="float" office:value="14.53" calcext:value-type="float">
            <text:p>14.53</text:p>
          </table:table-cell>
          <table:table-cell table:style-name="ce7" office:value-type="float" office:value="8.53" calcext:value-type="float">
            <text:p>8.53</text:p>
          </table:table-cell>
          <table:table-cell table:style-name="ce7" office:value-type="float" office:value="766.49" calcext:value-type="float">
            <text:p>766.49</text:p>
          </table:table-cell>
          <table:table-cell table:style-name="ce7" office:value-type="float" office:value="528.61" calcext:value-type="float">
            <text:p>528.61</text:p>
          </table:table-cell>
          <table:table-cell table:style-name="ce7" office:value-type="float" office:value="941.66" calcext:value-type="float">
            <text:p>941.66</text:p>
          </table:table-cell>
          <table:table-cell table:style-name="ce7" office:value-type="float" office:value="585.22" calcext:value-type="float">
            <text:p>585.22</text:p>
          </table:table-cell>
          <table:table-cell table:style-name="ce7" office:value-type="float" office:value="12672.84" calcext:value-type="float">
            <text:p>12,672.84</text:p>
          </table:table-cell>
          <table:table-cell table:style-name="ce7" office:value-type="float" office:value="916.17" calcext:value-type="float">
            <text:p>916.17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7.53" calcext:value-type="float">
            <text:p>17.53</text:p>
          </table:table-cell>
          <table:table-cell table:style-name="ce7" table:formula="of:=[.R283]*[.S283]" office:value-type="float" office:value="20.5101" calcext:value-type="float">
            <text:p>20.51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 office:value-type="float" office:value="58.49" calcext:value-type="float">
            <text:p>58.4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4];&quot; x &quot;;TEXT([.B284];&quot;##.0&quot;))" office:value-type="string" office:string-value="RHS 200x400 x 8.0" calcext:value-type="string">
            <text:p>RHS 200x400 x 8.0</text:p>
          </table:table-cell>
          <table:table-cell table:style-name="ce5" office:value-type="float" office:value="71.625" calcext:value-type="float">
            <text:p>71.625</text:p>
          </table:table-cell>
          <table:table-cell table:style-name="ce7" office:value-type="float" office:value="91.24" calcext:value-type="float">
            <text:p>91.24</text:p>
          </table:table-cell>
          <table:table-cell table:style-name="ce7" office:value-type="float" office:value="18974.42" calcext:value-type="float">
            <text:p>18,974.42</text:p>
          </table:table-cell>
          <table:table-cell table:style-name="ce7" office:value-type="float" office:value="6517.08" calcext:value-type="float">
            <text:p>6,517.08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8.45" calcext:value-type="float">
            <text:p>8.45</text:p>
          </table:table-cell>
          <table:table-cell table:style-name="ce7" office:value-type="float" office:value="948.72" calcext:value-type="float">
            <text:p>948.72</text:p>
          </table:table-cell>
          <table:table-cell table:style-name="ce7" office:value-type="float" office:value="651.71" calcext:value-type="float">
            <text:p>651.71</text:p>
          </table:table-cell>
          <table:table-cell table:style-name="ce7" office:value-type="float" office:value="1173.29" calcext:value-type="float">
            <text:p>1,173.29</text:p>
          </table:table-cell>
          <table:table-cell table:style-name="ce7" office:value-type="float" office:value="728.06" calcext:value-type="float">
            <text:p>728.06</text:p>
          </table:table-cell>
          <table:table-cell table:style-name="ce7" office:value-type="float" office:value="15820.22" calcext:value-type="float">
            <text:p>15,820.22</text:p>
          </table:table-cell>
          <table:table-cell table:style-name="ce7" office:value-type="float" office:value="1133.29" calcext:value-type="float">
            <text:p>1,133.2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3.96" calcext:value-type="float">
            <text:p>13.96</text:p>
          </table:table-cell>
          <table:table-cell table:style-name="ce7" table:formula="of:=[.R284]*[.S284]" office:value-type="float" office:value="16.3332" calcext:value-type="float">
            <text:p>16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5];&quot; x &quot;;TEXT([.B285];&quot;##.0&quot;))" office:value-type="string" office:string-value="RHS 200x400 x 9.0" calcext:value-type="string">
            <text:p>RHS 200x400 x 9.0</text:p>
          </table:table-cell>
          <table:table-cell table:style-name="ce5" office:value-type="float" office:value="80.053" calcext:value-type="float">
            <text:p>80.053</text:p>
          </table:table-cell>
          <table:table-cell table:style-name="ce7" office:value-type="float" office:value="101.98" calcext:value-type="float">
            <text:p>101.98</text:p>
          </table:table-cell>
          <table:table-cell table:style-name="ce7" office:value-type="float" office:value="21023.33" calcext:value-type="float">
            <text:p>21,023.33</text:p>
          </table:table-cell>
          <table:table-cell table:style-name="ce7" office:value-type="float" office:value="7204.17" calcext:value-type="float">
            <text:p>7,204.17</text:p>
          </table:table-cell>
          <table:table-cell table:style-name="ce7" office:value-type="float" office:value="14.36" calcext:value-type="float">
            <text:p>14.36</text:p>
          </table:table-cell>
          <table:table-cell table:style-name="ce7" office:value-type="float" office:value="8.4" calcext:value-type="float">
            <text:p>8.40</text:p>
          </table:table-cell>
          <table:table-cell table:style-name="ce7" office:value-type="float" office:value="1051.17" calcext:value-type="float">
            <text:p>1,051.17</text:p>
          </table:table-cell>
          <table:table-cell table:style-name="ce7" office:value-type="float" office:value="720.42" calcext:value-type="float">
            <text:p>720.42</text:p>
          </table:table-cell>
          <table:table-cell table:style-name="ce7" office:value-type="float" office:value="1305.14" calcext:value-type="float">
            <text:p>1,305.14</text:p>
          </table:table-cell>
          <table:table-cell table:style-name="ce7" office:value-type="float" office:value="809.15" calcext:value-type="float">
            <text:p>809.15</text:p>
          </table:table-cell>
          <table:table-cell table:style-name="ce7" office:value-type="float" office:value="17615.46" calcext:value-type="float">
            <text:p>17,615.46</text:p>
          </table:table-cell>
          <table:table-cell table:style-name="ce7" office:value-type="float" office:value="1255.32" calcext:value-type="float">
            <text:p>1,255.32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table:formula="of:=[.R285]*[.S285]" office:value-type="float" office:value="14.4884" calcext:value-type="float">
            <text:p>14.4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6];&quot; x &quot;;TEXT([.B286];&quot;##.0&quot;))" office:value-type="string" office:string-value="RHS 200x400 x 10.0" calcext:value-type="string">
            <text:p>RHS 200x400 x 10.0</text:p>
          </table:table-cell>
          <table:table-cell table:style-name="ce5" office:value-type="float" office:value="88.365" calcext:value-type="float">
            <text:p>88.365</text:p>
          </table:table-cell>
          <table:table-cell table:style-name="ce7" office:value-type="float" office:value="112.57" calcext:value-type="float">
            <text:p>112.57</text:p>
          </table:table-cell>
          <table:table-cell table:style-name="ce7" office:value-type="float" office:value="23002.65" calcext:value-type="float">
            <text:p>23,002.65</text:p>
          </table:table-cell>
          <table:table-cell table:style-name="ce7" office:value-type="float" office:value="7864.4" calcext:value-type="float">
            <text:p>7,864.40</text:p>
          </table:table-cell>
          <table:table-cell table:style-name="ce7" office:value-type="float" office:value="14.3" calcext:value-type="float">
            <text:p>14.30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1150.13" calcext:value-type="float">
            <text:p>1,150.13</text:p>
          </table:table-cell>
          <table:table-cell table:style-name="ce7" office:value-type="float" office:value="786.44" calcext:value-type="float">
            <text:p>786.44</text:p>
          </table:table-cell>
          <table:table-cell table:style-name="ce7" office:value-type="float" office:value="1433.74" calcext:value-type="float">
            <text:p>1,433.74</text:p>
          </table:table-cell>
          <table:table-cell table:style-name="ce7" office:value-type="float" office:value="888.08" calcext:value-type="float">
            <text:p>888.08</text:p>
          </table:table-cell>
          <table:table-cell table:style-name="ce7" office:value-type="float" office:value="19368.49" calcext:value-type="float">
            <text:p>19,368.49</text:p>
          </table:table-cell>
          <table:table-cell table:style-name="ce7" office:value-type="float" office:value="1373.21" calcext:value-type="float">
            <text:p>1,373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1.32" calcext:value-type="float">
            <text:p>11.32</text:p>
          </table:table-cell>
          <table:table-cell table:style-name="ce7" table:formula="of:=[.R286]*[.S286]" office:value-type="float" office:value="13.1312" calcext:value-type="float">
            <text:p>13.13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7];&quot; x &quot;;TEXT([.B287];&quot;##.0&quot;))" office:value-type="string" office:string-value="RHS 200x400 x 12.0" calcext:value-type="string">
            <text:p>RHS 200x400 x 12.0</text:p>
          </table:table-cell>
          <table:table-cell table:style-name="ce5" office:value-type="float" office:value="103.667" calcext:value-type="float">
            <text:p>103.667</text:p>
          </table:table-cell>
          <table:table-cell table:style-name="ce7" office:value-type="float" office:value="132.06" calcext:value-type="float">
            <text:p>132.06</text:p>
          </table:table-cell>
          <table:table-cell table:style-name="ce7" office:value-type="float" office:value="26248.42" calcext:value-type="float">
            <text:p>26,248.42</text:p>
          </table:table-cell>
          <table:table-cell table:style-name="ce7" office:value-type="float" office:value="8977.26" calcext:value-type="float">
            <text:p>8,977.26</text:p>
          </table:table-cell>
          <table:table-cell table:style-name="ce7" office:value-type="float" office:value="14.1" calcext:value-type="float">
            <text:p>14.10</text:p>
          </table:table-cell>
          <table:table-cell table:style-name="ce7" office:value-type="float" office:value="8.24" calcext:value-type="float">
            <text:p>8.24</text:p>
          </table:table-cell>
          <table:table-cell table:style-name="ce7" office:value-type="float" office:value="1312.42" calcext:value-type="float">
            <text:p>1,312.42</text:p>
          </table:table-cell>
          <table:table-cell table:style-name="ce7" office:value-type="float" office:value="897.73" calcext:value-type="float">
            <text:p>897.73</text:p>
          </table:table-cell>
          <table:table-cell table:style-name="ce7" office:value-type="float" office:value="1656.21" calcext:value-type="float">
            <text:p>1,656.21</text:p>
          </table:table-cell>
          <table:table-cell table:style-name="ce7" office:value-type="float" office:value="1026.81" calcext:value-type="float">
            <text:p>1,026.81</text:p>
          </table:table-cell>
          <table:table-cell table:style-name="ce7" office:value-type="float" office:value="22782.1" calcext:value-type="float">
            <text:p>22,782.10</text:p>
          </table:table-cell>
          <table:table-cell table:style-name="ce7" office:value-type="float" office:value="1591.35" calcext:value-type="float">
            <text:p>1,591.35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65" calcext:value-type="float">
            <text:p>9.65</text:p>
          </table:table-cell>
          <table:table-cell table:style-name="ce7" table:formula="of:=[.R287]*[.S287]" office:value-type="float" office:value="11.001" calcext:value-type="float">
            <text:p>11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8];&quot; x &quot;;TEXT([.B288];&quot;##.0&quot;))" office:value-type="string" office:string-value="RHS 200x400 x 12.5" calcext:value-type="string">
            <text:p>RHS 200x400 x 12.5</text:p>
          </table:table-cell>
          <table:table-cell table:style-name="ce5" office:value-type="float" office:value="107.579" calcext:value-type="float">
            <text:p>107.579</text:p>
          </table:table-cell>
          <table:table-cell table:style-name="ce7" office:value-type="float" office:value="137.04" calcext:value-type="float">
            <text:p>137.04</text:p>
          </table:table-cell>
          <table:table-cell table:style-name="ce7" office:value-type="float" office:value="27100.5" calcext:value-type="float">
            <text:p>27,100.50</text:p>
          </table:table-cell>
          <table:table-cell table:style-name="ce7" office:value-type="float" office:value="9260.46" calcext:value-type="float">
            <text:p>9,260.46</text:p>
          </table:table-cell>
          <table:table-cell table:style-name="ce7" office:value-type="float" office:value="14.06" calcext:value-type="float">
            <text:p>14.06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1355.02" calcext:value-type="float">
            <text:p>1,355.02</text:p>
          </table:table-cell>
          <table:table-cell table:style-name="ce7" office:value-type="float" office:value="926.05" calcext:value-type="float">
            <text:p>926.05</text:p>
          </table:table-cell>
          <table:table-cell table:style-name="ce7" office:value-type="float" office:value="1713.94" calcext:value-type="float">
            <text:p>1,713.94</text:p>
          </table:table-cell>
          <table:table-cell table:style-name="ce7" office:value-type="float" office:value="1062.25" calcext:value-type="float">
            <text:p>1,062.25</text:p>
          </table:table-cell>
          <table:table-cell table:style-name="ce7" office:value-type="float" office:value="23594.07" calcext:value-type="float">
            <text:p>23,594.07</text:p>
          </table:table-cell>
          <table:table-cell table:style-name="ce7" office:value-type="float" office:value="1644.04" calcext:value-type="float">
            <text:p>1,644.04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3" calcext:value-type="float">
            <text:p>9.30</text:p>
          </table:table-cell>
          <table:table-cell table:style-name="ce7" table:formula="of:=[.R288]*[.S288]" office:value-type="float" office:value="10.602" calcext:value-type="float">
            <text:p>10.60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9];&quot; x &quot;;TEXT([.B289];&quot;##.0&quot;))" office:value-type="string" office:string-value="RHS 200x400 x 16.0" calcext:value-type="string">
            <text:p>RHS 200x400 x 16.0</text:p>
          </table:table-cell>
          <table:table-cell table:style-name="ce5" office:value-type="float" office:value="134.056" calcext:value-type="float">
            <text:p>134.056</text:p>
          </table:table-cell>
          <table:table-cell table:style-name="ce7" office:value-type="float" office:value="170.77" calcext:value-type="float">
            <text:p>170.77</text:p>
          </table:table-cell>
          <table:table-cell table:style-name="ce7" office:value-type="float" office:value="32547" calcext:value-type="float">
            <text:p>32,547.00</text:p>
          </table:table-cell>
          <table:table-cell table:style-name="ce7" office:value-type="float" office:value="11055.57" calcext:value-type="float">
            <text:p>11,055.57</text:p>
          </table:table-cell>
          <table:table-cell table:style-name="ce7" office:value-type="float" office:value="13.81" calcext:value-type="float">
            <text:p>13.81</text:p>
          </table:table-cell>
          <table:table-cell table:style-name="ce7" office:value-type="float" office:value="8.05" calcext:value-type="float">
            <text:p>8.05</text:p>
          </table:table-cell>
          <table:table-cell table:style-name="ce7" office:value-type="float" office:value="1627.35" calcext:value-type="float">
            <text:p>1,627.35</text:p>
          </table:table-cell>
          <table:table-cell table:style-name="ce7" office:value-type="float" office:value="1105.56" calcext:value-type="float">
            <text:p>1,105.56</text:p>
          </table:table-cell>
          <table:table-cell table:style-name="ce7" office:value-type="float" office:value="2093.3" calcext:value-type="float">
            <text:p>2,093.30</text:p>
          </table:table-cell>
          <table:table-cell table:style-name="ce7" office:value-type="float" office:value="1294.37" calcext:value-type="float">
            <text:p>1,294.37</text:p>
          </table:table-cell>
          <table:table-cell table:style-name="ce7" office:value-type="float" office:value="28928.33" calcext:value-type="float">
            <text:p>28,928.33</text:p>
          </table:table-cell>
          <table:table-cell table:style-name="ce7" office:value-type="float" office:value="1983.78" calcext:value-type="float">
            <text:p>1,983.78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table:formula="of:=[.R289]*[.S289]" office:value-type="float" office:value="8.3552" calcext:value-type="float">
            <text:p>8.3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0];&quot; x &quot;;TEXT([.B290];&quot;##.0&quot;))" office:value-type="string" office:string-value="RHS 250x350 x 6.0" calcext:value-type="string">
            <text:p>RHS 250x350 x 6.0</text:p>
          </table:table-cell>
          <table:table-cell table:style-name="ce5" office:value-type="float" office:value="54.662" calcext:value-type="float">
            <text:p>54.662</text:p>
          </table:table-cell>
          <table:table-cell table:style-name="ce7" office:value-type="float" office:value="69.63" calcext:value-type="float">
            <text:p>69.63</text:p>
          </table:table-cell>
          <table:table-cell table:style-name="ce7" office:value-type="float" office:value="12457.31" calcext:value-type="float">
            <text:p>12,457.31</text:p>
          </table:table-cell>
          <table:table-cell table:style-name="ce7" office:value-type="float" office:value="7458.44" calcext:value-type="float">
            <text:p>7,458.44</text:p>
          </table:table-cell>
          <table:table-cell table:style-name="ce7" office:value-type="float" office:value="13.38" calcext:value-type="float">
            <text:p>13.38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711.85" calcext:value-type="float">
            <text:p>711.85</text:p>
          </table:table-cell>
          <table:table-cell table:style-name="ce7" office:value-type="float" office:value="596.68" calcext:value-type="float">
            <text:p>596.68</text:p>
          </table:table-cell>
          <table:table-cell table:style-name="ce7" office:value-type="float" office:value="842.61" calcext:value-type="float">
            <text:p>842.61</text:p>
          </table:table-cell>
          <table:table-cell table:style-name="ce7" office:value-type="float" office:value="670.85" calcext:value-type="float">
            <text:p>670.85</text:p>
          </table:table-cell>
          <table:table-cell table:style-name="ce7" office:value-type="float" office:value="14553.72" calcext:value-type="float">
            <text:p>14,553.72</text:p>
          </table:table-cell>
          <table:table-cell table:style-name="ce7" office:value-type="float" office:value="966.84" calcext:value-type="float">
            <text:p>966.84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18.29" calcext:value-type="float">
            <text:p>18.29</text:p>
          </table:table-cell>
          <table:table-cell table:style-name="ce7" table:formula="of:=[.R290]*[.S290]" office:value-type="float" office:value="21.5822" calcext:value-type="float">
            <text:p>21.58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office:value-type="float" office:value="53.33" calcext:value-type="float">
            <text:p>53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1];&quot; x &quot;;TEXT([.B291];&quot;##.0&quot;))" office:value-type="string" office:string-value="RHS 250x350 x 6.3" calcext:value-type="string">
            <text:p>RHS 250x350 x 6.3</text:p>
          </table:table-cell>
          <table:table-cell table:style-name="ce5" office:value-type="float" office:value="57.03" calcext:value-type="float">
            <text:p>57.030</text:p>
          </table:table-cell>
          <table:table-cell table:style-name="ce7" office:value-type="float" office:value="72.65" calcext:value-type="float">
            <text:p>72.65</text:p>
          </table:table-cell>
          <table:table-cell table:style-name="ce7" office:value-type="float" office:value="12923.13" calcext:value-type="float">
            <text:p>12,923.13</text:p>
          </table:table-cell>
          <table:table-cell table:style-name="ce7" office:value-type="float" office:value="7743.81" calcext:value-type="float">
            <text:p>7,743.81</text:p>
          </table:table-cell>
          <table:table-cell table:style-name="ce7" office:value-type="float" office:value="13.34" calcext:value-type="float">
            <text:p>13.34</text:p>
          </table:table-cell>
          <table:table-cell table:style-name="ce7" office:value-type="float" office:value="10.32" calcext:value-type="float">
            <text:p>10.32</text:p>
          </table:table-cell>
          <table:table-cell table:style-name="ce7" office:value-type="float" office:value="738.46" calcext:value-type="float">
            <text:p>738.46</text:p>
          </table:table-cell>
          <table:table-cell table:style-name="ce7" office:value-type="float" office:value="619.51" calcext:value-type="float">
            <text:p>619.51</text:p>
          </table:table-cell>
          <table:table-cell table:style-name="ce7" office:value-type="float" office:value="876.17" calcext:value-type="float">
            <text:p>876.17</text:p>
          </table:table-cell>
          <table:table-cell table:style-name="ce7" office:value-type="float" office:value="697.96" calcext:value-type="float">
            <text:p>697.96</text:p>
          </table:table-cell>
          <table:table-cell table:style-name="ce7" office:value-type="float" office:value="15291.03" calcext:value-type="float">
            <text:p>15,291.03</text:p>
          </table:table-cell>
          <table:table-cell table:style-name="ce7" office:value-type="float" office:value="1010.43" calcext:value-type="float">
            <text:p>1,010.43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7.53" calcext:value-type="float">
            <text:p>17.53</text:p>
          </table:table-cell>
          <table:table-cell table:style-name="ce7" table:formula="of:=[.R291]*[.S291]" office:value-type="float" office:value="20.5101" calcext:value-type="float">
            <text:p>20.51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 office:value-type="float" office:value="50.56" calcext:value-type="float">
            <text:p>5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2];&quot; x &quot;;TEXT([.B292];&quot;##.0&quot;))" office:value-type="string" office:string-value="RHS 250x350 x 8.0" calcext:value-type="string">
            <text:p>RHS 250x350 x 8.0</text:p>
          </table:table-cell>
          <table:table-cell table:style-name="ce5" office:value-type="float" office:value="71.625" calcext:value-type="float">
            <text:p>71.625</text:p>
          </table:table-cell>
          <table:table-cell table:style-name="ce7" office:value-type="float" office:value="91.24" calcext:value-type="float">
            <text:p>91.24</text:p>
          </table:table-cell>
          <table:table-cell table:style-name="ce7" office:value-type="float" office:value="16001.29" calcext:value-type="float">
            <text:p>16,001.29</text:p>
          </table:table-cell>
          <table:table-cell table:style-name="ce7" office:value-type="float" office:value="9572.62" calcext:value-type="float">
            <text:p>9,572.62</text:p>
          </table:table-cell>
          <table:table-cell table:style-name="ce7" office:value-type="float" office:value="13.24" calcext:value-type="float">
            <text:p>13.24</text:p>
          </table:table-cell>
          <table:table-cell table:style-name="ce7" office:value-type="float" office:value="10.24" calcext:value-type="float">
            <text:p>10.24</text:p>
          </table:table-cell>
          <table:table-cell table:style-name="ce7" office:value-type="float" office:value="914.36" calcext:value-type="float">
            <text:p>914.36</text:p>
          </table:table-cell>
          <table:table-cell table:style-name="ce7" office:value-type="float" office:value="765.81" calcext:value-type="float">
            <text:p>765.81</text:p>
          </table:table-cell>
          <table:table-cell table:style-name="ce7" office:value-type="float" office:value="1091.98" calcext:value-type="float">
            <text:p>1,091.98</text:p>
          </table:table-cell>
          <table:table-cell table:style-name="ce7" office:value-type="float" office:value="869.37" calcext:value-type="float">
            <text:p>869.37</text:p>
          </table:table-cell>
          <table:table-cell table:style-name="ce7" office:value-type="float" office:value="19136.32" calcext:value-type="float">
            <text:p>19,136.32</text:p>
          </table:table-cell>
          <table:table-cell table:style-name="ce7" office:value-type="float" office:value="1252.81" calcext:value-type="float">
            <text:p>1,252.81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3.96" calcext:value-type="float">
            <text:p>13.96</text:p>
          </table:table-cell>
          <table:table-cell table:style-name="ce7" table:formula="of:=[.R292]*[.S292]" office:value-type="float" office:value="16.3332" calcext:value-type="float">
            <text:p>16.3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38.75" calcext:value-type="float">
            <text:p>3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3];&quot; x &quot;;TEXT([.B293];&quot;##.0&quot;))" office:value-type="string" office:string-value="RHS 250x350 x 10.0" calcext:value-type="string">
            <text:p>RHS 250x350 x 10.0</text:p>
          </table:table-cell>
          <table:table-cell table:style-name="ce5" office:value-type="float" office:value="88.365" calcext:value-type="float">
            <text:p>88.365</text:p>
          </table:table-cell>
          <table:table-cell table:style-name="ce7" office:value-type="float" office:value="112.57" calcext:value-type="float">
            <text:p>112.57</text:p>
          </table:table-cell>
          <table:table-cell table:style-name="ce7" office:value-type="float" office:value="19407.47" calcext:value-type="float">
            <text:p>19,407.47</text:p>
          </table:table-cell>
          <table:table-cell table:style-name="ce7" office:value-type="float" office:value="11588.34" calcext:value-type="float">
            <text:p>11,588.34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109" calcext:value-type="float">
            <text:p>1,109.00</text:p>
          </table:table-cell>
          <table:table-cell table:style-name="ce7" office:value-type="float" office:value="927.07" calcext:value-type="float">
            <text:p>927.07</text:p>
          </table:table-cell>
          <table:table-cell table:style-name="ce7" office:value-type="float" office:value="1334.83" calcext:value-type="float">
            <text:p>1,334.83</text:p>
          </table:table-cell>
          <table:table-cell table:style-name="ce7" office:value-type="float" office:value="1062" calcext:value-type="float">
            <text:p>1,062.00</text:p>
          </table:table-cell>
          <table:table-cell table:style-name="ce7" office:value-type="float" office:value="23499.74" calcext:value-type="float">
            <text:p>23,499.74</text:p>
          </table:table-cell>
          <table:table-cell table:style-name="ce7" office:value-type="float" office:value="1522.29" calcext:value-type="float">
            <text:p>1,522.29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1.32" calcext:value-type="float">
            <text:p>11.32</text:p>
          </table:table-cell>
          <table:table-cell table:style-name="ce7" table:formula="of:=[.R293]*[.S293]" office:value-type="float" office:value="13.1312" calcext:value-type="float">
            <text:p>13.1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4];&quot; x &quot;;TEXT([.B294];&quot;##.0&quot;))" office:value-type="string" office:string-value="RHS 250x350 x 12.0" calcext:value-type="string">
            <text:p>RHS 250x350 x 12.0</text:p>
          </table:table-cell>
          <table:table-cell table:style-name="ce5" office:value-type="float" office:value="103.667" calcext:value-type="float">
            <text:p>103.667</text:p>
          </table:table-cell>
          <table:table-cell table:style-name="ce7" office:value-type="float" office:value="132.06" calcext:value-type="float">
            <text:p>132.06</text:p>
          </table:table-cell>
          <table:table-cell table:style-name="ce7" office:value-type="float" office:value="22196.52" calcext:value-type="float">
            <text:p>22,196.52</text:p>
          </table:table-cell>
          <table:table-cell table:style-name="ce7" office:value-type="float" office:value="13260.94" calcext:value-type="float">
            <text:p>13,260.94</text:p>
          </table:table-cell>
          <table:table-cell table:style-name="ce7" office:value-type="float" office:value="12.96" calcext:value-type="float">
            <text:p>12.96</text:p>
          </table:table-cell>
          <table:table-cell table:style-name="ce7" office:value-type="float" office:value="10.02" calcext:value-type="float">
            <text:p>10.02</text:p>
          </table:table-cell>
          <table:table-cell table:style-name="ce7" office:value-type="float" office:value="1268.37" calcext:value-type="float">
            <text:p>1,268.37</text:p>
          </table:table-cell>
          <table:table-cell table:style-name="ce7" office:value-type="float" office:value="1060.87" calcext:value-type="float">
            <text:p>1,060.87</text:p>
          </table:table-cell>
          <table:table-cell table:style-name="ce7" office:value-type="float" office:value="1543.86" calcext:value-type="float">
            <text:p>1,543.86</text:p>
          </table:table-cell>
          <table:table-cell table:style-name="ce7" office:value-type="float" office:value="1229.16" calcext:value-type="float">
            <text:p>1,229.16</text:p>
          </table:table-cell>
          <table:table-cell table:style-name="ce7" office:value-type="float" office:value="27749.26" calcext:value-type="float">
            <text:p>27,749.26</text:p>
          </table:table-cell>
          <table:table-cell table:style-name="ce7" office:value-type="float" office:value="1769.81" calcext:value-type="float">
            <text:p>1,769.8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65" calcext:value-type="float">
            <text:p>9.65</text:p>
          </table:table-cell>
          <table:table-cell table:style-name="ce7" table:formula="of:=[.R294]*[.S294]" office:value-type="float" office:value="11.001" calcext:value-type="float">
            <text:p>11.0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 office:value-type="float" office:value="24.17" calcext:value-type="float">
            <text:p>24.1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5];&quot; x &quot;;TEXT([.B295];&quot;##.0&quot;))" office:value-type="string" office:string-value="RHS 250x350 x 12.5" calcext:value-type="string">
            <text:p>RHS 250x350 x 12.5</text:p>
          </table:table-cell>
          <table:table-cell table:style-name="ce5" office:value-type="float" office:value="107.579" calcext:value-type="float">
            <text:p>107.579</text:p>
          </table:table-cell>
          <table:table-cell table:style-name="ce7" office:value-type="float" office:value="137.04" calcext:value-type="float">
            <text:p>137.04</text:p>
          </table:table-cell>
          <table:table-cell table:style-name="ce7" office:value-type="float" office:value="22922.48" calcext:value-type="float">
            <text:p>22,922.48</text:p>
          </table:table-cell>
          <table:table-cell table:style-name="ce7" office:value-type="float" office:value="13689.96" calcext:value-type="float">
            <text:p>13,689.96</text:p>
          </table:table-cell>
          <table:table-cell table:style-name="ce7" office:value-type="float" office:value="12.93" calcext:value-type="float">
            <text:p>12.93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1309.86" calcext:value-type="float">
            <text:p>1,309.86</text:p>
          </table:table-cell>
          <table:table-cell table:style-name="ce7" office:value-type="float" office:value="1095.2" calcext:value-type="float">
            <text:p>1,095.20</text:p>
          </table:table-cell>
          <table:table-cell table:style-name="ce7" office:value-type="float" office:value="1597.89" calcext:value-type="float">
            <text:p>1,597.89</text:p>
          </table:table-cell>
          <table:table-cell table:style-name="ce7" office:value-type="float" office:value="1272.05" calcext:value-type="float">
            <text:p>1,272.05</text:p>
          </table:table-cell>
          <table:table-cell table:style-name="ce7" office:value-type="float" office:value="28763.59" calcext:value-type="float">
            <text:p>28,763.59</text:p>
          </table:table-cell>
          <table:table-cell table:style-name="ce7" office:value-type="float" office:value="1829.81" calcext:value-type="float">
            <text:p>1,829.8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3" calcext:value-type="float">
            <text:p>9.30</text:p>
          </table:table-cell>
          <table:table-cell table:style-name="ce7" table:formula="of:=[.R295]*[.S295]" office:value-type="float" office:value="10.602" calcext:value-type="float">
            <text:p>10.6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6];&quot; x &quot;;TEXT([.B296];&quot;##.0&quot;))" office:value-type="string" office:string-value="RHS 250x350 x 16.0" calcext:value-type="string">
            <text:p>RHS 250x350 x 16.0</text:p>
          </table:table-cell>
          <table:table-cell table:style-name="ce5" office:value-type="float" office:value="134.056" calcext:value-type="float">
            <text:p>134.056</text:p>
          </table:table-cell>
          <table:table-cell table:style-name="ce7" office:value-type="float" office:value="170.77" calcext:value-type="float">
            <text:p>170.77</text:p>
          </table:table-cell>
          <table:table-cell table:style-name="ce7" office:value-type="float" office:value="27580.16" calcext:value-type="float">
            <text:p>27,580.16</text:p>
          </table:table-cell>
          <table:table-cell table:style-name="ce7" office:value-type="float" office:value="16434.44" calcext:value-type="float">
            <text:p>16,434.44</text:p>
          </table:table-cell>
          <table:table-cell table:style-name="ce7" office:value-type="float" office:value="12.71" calcext:value-type="float">
            <text:p>12.71</text:p>
          </table:table-cell>
          <table:table-cell table:style-name="ce7" office:value-type="float" office:value="9.81" calcext:value-type="float">
            <text:p>9.81</text:p>
          </table:table-cell>
          <table:table-cell table:style-name="ce7" office:value-type="float" office:value="1576.01" calcext:value-type="float">
            <text:p>1,576.01</text:p>
          </table:table-cell>
          <table:table-cell table:style-name="ce7" office:value-type="float" office:value="1314.76" calcext:value-type="float">
            <text:p>1,314.76</text:p>
          </table:table-cell>
          <table:table-cell table:style-name="ce7" office:value-type="float" office:value="1953.57" calcext:value-type="float">
            <text:p>1,953.57</text:p>
          </table:table-cell>
          <table:table-cell table:style-name="ce7" office:value-type="float" office:value="1554.1" calcext:value-type="float">
            <text:p>1,554.10</text:p>
          </table:table-cell>
          <table:table-cell table:style-name="ce7" office:value-type="float" office:value="35497.19" calcext:value-type="float">
            <text:p>35,497.19</text:p>
          </table:table-cell>
          <table:table-cell table:style-name="ce7" office:value-type="float" office:value="2220.26" calcext:value-type="float">
            <text:p>2,220.26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table:formula="of:=[.R296]*[.S296]" office:value-type="float" office:value="8.3552" calcext:value-type="float">
            <text:p>8.36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7];&quot; x &quot;;TEXT([.B297];&quot;##.0&quot;))" office:value-type="string" office:string-value="RHS 300x400 x 6.3" calcext:value-type="string">
            <text:p>RHS 300x400 x 6.3</text:p>
          </table:table-cell>
          <table:table-cell table:style-name="ce5" office:value-type="float" office:value="66.921" calcext:value-type="float">
            <text:p>66.921</text:p>
          </table:table-cell>
          <table:table-cell table:style-name="ce7" office:value-type="float" office:value="85.25" calcext:value-type="float">
            <text:p>85.25</text:p>
          </table:table-cell>
          <table:table-cell table:style-name="ce7" office:value-type="float" office:value="20212.64" calcext:value-type="float">
            <text:p>20,212.64</text:p>
          </table:table-cell>
          <table:table-cell table:style-name="ce7" office:value-type="float" office:value="13059.59" calcext:value-type="float">
            <text:p>13,059.59</text:p>
          </table:table-cell>
          <table:table-cell table:style-name="ce7" office:value-type="float" office:value="15.4" calcext:value-type="float">
            <text:p>15.40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010.63" calcext:value-type="float">
            <text:p>1,010.63</text:p>
          </table:table-cell>
          <table:table-cell table:style-name="ce7" office:value-type="float" office:value="870.64" calcext:value-type="float">
            <text:p>870.64</text:p>
          </table:table-cell>
          <table:table-cell table:style-name="ce7" office:value-type="float" office:value="1189.69" calcext:value-type="float">
            <text:p>1,189.69</text:p>
          </table:table-cell>
          <table:table-cell table:style-name="ce7" office:value-type="float" office:value="979.97" calcext:value-type="float">
            <text:p>979.97</text:p>
          </table:table-cell>
          <table:table-cell table:style-name="ce7" office:value-type="float" office:value="24851.94" calcext:value-type="float">
            <text:p>24,851.94</text:p>
          </table:table-cell>
          <table:table-cell table:style-name="ce7" office:value-type="float" office:value="1404.06" calcext:value-type="float">
            <text:p>1,404.06</text:p>
          </table:table-cell>
          <table:table-cell table:style-name="ce7" office:value-type="float" office:value="1.37" calcext:value-type="float">
            <text:p>1.37</text:p>
          </table:table-cell>
          <table:table-cell table:style-name="ce7" office:value-type="float" office:value="14.94" calcext:value-type="float">
            <text:p>14.94</text:p>
          </table:table-cell>
          <table:table-cell table:style-name="ce7" table:formula="of:=[.R297]*[.S297]" office:value-type="float" office:value="20.4678" calcext:value-type="float">
            <text:p>20.47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 office:value-type="float" office:value="58.49" calcext:value-type="float">
            <text:p>58.4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8];&quot; x &quot;;TEXT([.B298];&quot;##.0&quot;))" office:value-type="string" office:string-value="RHS 300x400 x 8.0" calcext:value-type="string">
            <text:p>RHS 300x400 x 8.0</text:p>
          </table:table-cell>
          <table:table-cell table:style-name="ce5" office:value-type="float" office:value="84.185" calcext:value-type="float">
            <text:p>84.185</text:p>
          </table:table-cell>
          <table:table-cell table:style-name="ce7" office:value-type="float" office:value="107.24" calcext:value-type="float">
            <text:p>107.24</text:p>
          </table:table-cell>
          <table:table-cell table:style-name="ce7" office:value-type="float" office:value="25121.83" calcext:value-type="float">
            <text:p>25,121.83</text:p>
          </table:table-cell>
          <table:table-cell table:style-name="ce7" office:value-type="float" office:value="16212.1" calcext:value-type="float">
            <text:p>16,212.10</text:p>
          </table:table-cell>
          <table:table-cell table:style-name="ce7" office:value-type="float" office:value="15.31" calcext:value-type="float">
            <text:p>15.31</text:p>
          </table:table-cell>
          <table:table-cell table:style-name="ce7" office:value-type="float" office:value="12.3" calcext:value-type="float">
            <text:p>12.30</text:p>
          </table:table-cell>
          <table:table-cell table:style-name="ce7" office:value-type="float" office:value="1256.09" calcext:value-type="float">
            <text:p>1,256.09</text:p>
          </table:table-cell>
          <table:table-cell table:style-name="ce7" office:value-type="float" office:value="1080.81" calcext:value-type="float">
            <text:p>1,080.81</text:p>
          </table:table-cell>
          <table:table-cell table:style-name="ce7" office:value-type="float" office:value="1486.89" calcext:value-type="float">
            <text:p>1,486.89</text:p>
          </table:table-cell>
          <table:table-cell table:style-name="ce7" office:value-type="float" office:value="1224.27" calcext:value-type="float">
            <text:p>1,224.27</text:p>
          </table:table-cell>
          <table:table-cell table:style-name="ce7" office:value-type="float" office:value="31178.89" calcext:value-type="float">
            <text:p>31,178.89</text:p>
          </table:table-cell>
          <table:table-cell table:style-name="ce7" office:value-type="float" office:value="1747.24" calcext:value-type="float">
            <text:p>1,747.24</text:p>
          </table:table-cell>
          <table:table-cell table:style-name="ce7" office:value-type="float" office:value="1.37" calcext:value-type="float">
            <text:p>1.37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table:formula="of:=[.R298]*[.S298]" office:value-type="float" office:value="16.2756" calcext:value-type="float">
            <text:p>16.28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9];&quot; x &quot;;TEXT([.B299];&quot;##.0&quot;))" office:value-type="string" office:string-value="RHS 300x400 x 9.0" calcext:value-type="string">
            <text:p>RHS 300x400 x 9.0</text:p>
          </table:table-cell>
          <table:table-cell table:style-name="ce5" office:value-type="float" office:value="94.183" calcext:value-type="float">
            <text:p>94.183</text:p>
          </table:table-cell>
          <table:table-cell table:style-name="ce7" office:value-type="float" office:value="119.98" calcext:value-type="float">
            <text:p>119.98</text:p>
          </table:table-cell>
          <table:table-cell table:style-name="ce7" office:value-type="float" office:value="27904.19" calcext:value-type="float">
            <text:p>27,904.19</text:p>
          </table:table-cell>
          <table:table-cell table:style-name="ce7" office:value-type="float" office:value="17995.14" calcext:value-type="float">
            <text:p>17,995.14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12.25" calcext:value-type="float">
            <text:p>12.25</text:p>
          </table:table-cell>
          <table:table-cell table:style-name="ce7" office:value-type="float" office:value="1395.21" calcext:value-type="float">
            <text:p>1,395.21</text:p>
          </table:table-cell>
          <table:table-cell table:style-name="ce7" office:value-type="float" office:value="1199.68" calcext:value-type="float">
            <text:p>1,199.68</text:p>
          </table:table-cell>
          <table:table-cell table:style-name="ce7" office:value-type="float" office:value="1657.04" calcext:value-type="float">
            <text:p>1,657.04</text:p>
          </table:table-cell>
          <table:table-cell table:style-name="ce7" office:value-type="float" office:value="1364.04" calcext:value-type="float">
            <text:p>1,364.04</text:p>
          </table:table-cell>
          <table:table-cell table:style-name="ce7" office:value-type="float" office:value="34822.39" calcext:value-type="float">
            <text:p>34,822.39</text:p>
          </table:table-cell>
          <table:table-cell table:style-name="ce7" office:value-type="float" office:value="1942.3" calcext:value-type="float">
            <text:p>1,942.30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10.62" calcext:value-type="float">
            <text:p>10.62</text:p>
          </table:table-cell>
          <table:table-cell table:style-name="ce7" table:formula="of:=[.R299]*[.S299]" office:value-type="float" office:value="14.4432" calcext:value-type="float">
            <text:p>14.44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0];&quot; x &quot;;TEXT([.B300];&quot;##.0&quot;))" office:value-type="string" office:string-value="RHS 300x400 x 10.0" calcext:value-type="string">
            <text:p>RHS 300x400 x 10.0</text:p>
          </table:table-cell>
          <table:table-cell table:style-name="ce5" office:value-type="float" office:value="104.065" calcext:value-type="float">
            <text:p>104.065</text:p>
          </table:table-cell>
          <table:table-cell table:style-name="ce7" office:value-type="float" office:value="132.57" calcext:value-type="float">
            <text:p>132.57</text:p>
          </table:table-cell>
          <table:table-cell table:style-name="ce7" office:value-type="float" office:value="30609.32" calcext:value-type="float">
            <text:p>30,609.32</text:p>
          </table:table-cell>
          <table:table-cell table:style-name="ce7" office:value-type="float" office:value="19726.03" calcext:value-type="float">
            <text:p>19,726.03</text:p>
          </table:table-cell>
          <table:table-cell table:style-name="ce7" office:value-type="float" office:value="15.2" calcext:value-type="float">
            <text:p>15.20</text:p>
          </table:table-cell>
          <table:table-cell table:style-name="ce7" office:value-type="float" office:value="12.2" calcext:value-type="float">
            <text:p>12.20</text:p>
          </table:table-cell>
          <table:table-cell table:style-name="ce7" office:value-type="float" office:value="1530.47" calcext:value-type="float">
            <text:p>1,530.47</text:p>
          </table:table-cell>
          <table:table-cell table:style-name="ce7" office:value-type="float" office:value="1315.07" calcext:value-type="float">
            <text:p>1,315.07</text:p>
          </table:table-cell>
          <table:table-cell table:style-name="ce7" office:value-type="float" office:value="1823.74" calcext:value-type="float">
            <text:p>1,823.74</text:p>
          </table:table-cell>
          <table:table-cell table:style-name="ce7" office:value-type="float" office:value="1500.91" calcext:value-type="float">
            <text:p>1,500.91</text:p>
          </table:table-cell>
          <table:table-cell table:style-name="ce7" office:value-type="float" office:value="38407.04" calcext:value-type="float">
            <text:p>38,407.04</text:p>
          </table:table-cell>
          <table:table-cell table:style-name="ce7" office:value-type="float" office:value="2132.38" calcext:value-type="float">
            <text:p>2,132.38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table:formula="of:=[.R300]*[.S300]" office:value-type="float" office:value="13.0696" calcext:value-type="float">
            <text:p>13.07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1];&quot; x &quot;;TEXT([.B301];&quot;##.0&quot;))" office:value-type="string" office:string-value="RHS 300x400 x 12.0" calcext:value-type="string">
            <text:p>RHS 300x400 x 12.0</text:p>
          </table:table-cell>
          <table:table-cell table:style-name="ce5" office:value-type="float" office:value="122.507" calcext:value-type="float">
            <text:p>122.507</text:p>
          </table:table-cell>
          <table:table-cell table:style-name="ce7" office:value-type="float" office:value="156.06" calcext:value-type="float">
            <text:p>156.06</text:p>
          </table:table-cell>
          <table:table-cell table:style-name="ce7" office:value-type="float" office:value="35283.94" calcext:value-type="float">
            <text:p>35,283.94</text:p>
          </table:table-cell>
          <table:table-cell table:style-name="ce7" office:value-type="float" office:value="22746.87" calcext:value-type="float">
            <text:p>22,746.87</text:p>
          </table:table-cell>
          <table:table-cell table:style-name="ce7" office:value-type="float" office:value="15.04" calcext:value-type="float">
            <text:p>15.04</text:p>
          </table:table-cell>
          <table:table-cell table:style-name="ce7" office:value-type="float" office:value="12.07" calcext:value-type="float">
            <text:p>12.07</text:p>
          </table:table-cell>
          <table:table-cell table:style-name="ce7" office:value-type="float" office:value="1764.2" calcext:value-type="float">
            <text:p>1,764.20</text:p>
          </table:table-cell>
          <table:table-cell table:style-name="ce7" office:value-type="float" office:value="1516.46" calcext:value-type="float">
            <text:p>1,516.46</text:p>
          </table:table-cell>
          <table:table-cell table:style-name="ce7" office:value-type="float" office:value="2121.81" calcext:value-type="float">
            <text:p>2,121.81</text:p>
          </table:table-cell>
          <table:table-cell table:style-name="ce7" office:value-type="float" office:value="1747.11" calcext:value-type="float">
            <text:p>1,747.11</text:p>
          </table:table-cell>
          <table:table-cell table:style-name="ce7" office:value-type="float" office:value="45527.09" calcext:value-type="float">
            <text:p>45,527.09</text:p>
          </table:table-cell>
          <table:table-cell table:style-name="ce7" office:value-type="float" office:value="2492.45" calcext:value-type="float">
            <text:p>2,492.45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table:formula="of:=[.R301]*[.S301]" office:value-type="float" office:value="10.9344" calcext:value-type="float">
            <text:p>10.9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2];&quot; x &quot;;TEXT([.B302];&quot;##.0&quot;))" office:value-type="string" office:string-value="RHS 300x400 x 12.5" calcext:value-type="string">
            <text:p>RHS 300x400 x 12.5</text:p>
          </table:table-cell>
          <table:table-cell table:style-name="ce5" office:value-type="float" office:value="127.204" calcext:value-type="float">
            <text:p>127.204</text:p>
          </table:table-cell>
          <table:table-cell table:style-name="ce7" office:value-type="float" office:value="162.04" calcext:value-type="float">
            <text:p>162.04</text:p>
          </table:table-cell>
          <table:table-cell table:style-name="ce7" office:value-type="float" office:value="36488.52" calcext:value-type="float">
            <text:p>36,488.52</text:p>
          </table:table-cell>
          <table:table-cell table:style-name="ce7" office:value-type="float" office:value="23517.41" calcext:value-type="float">
            <text:p>23,517.41</text:p>
          </table:table-cell>
          <table:table-cell table:style-name="ce7" office:value-type="float" office:value="15.01" calcext:value-type="float">
            <text:p>15.01</text:p>
          </table:table-cell>
          <table:table-cell table:style-name="ce7" office:value-type="float" office:value="12.05" calcext:value-type="float">
            <text:p>12.05</text:p>
          </table:table-cell>
          <table:table-cell table:style-name="ce7" office:value-type="float" office:value="1824.43" calcext:value-type="float">
            <text:p>1,824.43</text:p>
          </table:table-cell>
          <table:table-cell table:style-name="ce7" office:value-type="float" office:value="1567.83" calcext:value-type="float">
            <text:p>1,567.83</text:p>
          </table:table-cell>
          <table:table-cell table:style-name="ce7" office:value-type="float" office:value="2198.31" calcext:value-type="float">
            <text:p>2,198.31</text:p>
          </table:table-cell>
          <table:table-cell table:style-name="ce7" office:value-type="float" office:value="1809.97" calcext:value-type="float">
            <text:p>1,809.97</text:p>
          </table:table-cell>
          <table:table-cell table:style-name="ce7" office:value-type="float" office:value="47237.09" calcext:value-type="float">
            <text:p>47,237.09</text:p>
          </table:table-cell>
          <table:table-cell table:style-name="ce7" office:value-type="float" office:value="2580.08" calcext:value-type="float">
            <text:p>2,580.08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7.86" calcext:value-type="float">
            <text:p>7.86</text:p>
          </table:table-cell>
          <table:table-cell table:style-name="ce7" table:formula="of:=[.R302]*[.S302]" office:value-type="float" office:value="10.5324" calcext:value-type="float">
            <text:p>10.53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3];&quot; x &quot;;TEXT([.B303];&quot;##.0&quot;))" office:value-type="string" office:string-value="RHS 300x400 x 16.0" calcext:value-type="string">
            <text:p>RHS 300x400 x 16.0</text:p>
          </table:table-cell>
          <table:table-cell table:style-name="ce5" office:value-type="float" office:value="159.176" calcext:value-type="float">
            <text:p>159.176</text:p>
          </table:table-cell>
          <table:table-cell table:style-name="ce7" office:value-type="float" office:value="202.77" calcext:value-type="float">
            <text:p>202.77</text:p>
          </table:table-cell>
          <table:table-cell table:style-name="ce7" office:value-type="float" office:value="44350.31" calcext:value-type="float">
            <text:p>44,350.31</text:p>
          </table:table-cell>
          <table:table-cell table:style-name="ce7" office:value-type="float" office:value="28535.28" calcext:value-type="float">
            <text:p>28,535.28</text:p>
          </table:table-cell>
          <table:table-cell table:style-name="ce7" office:value-type="float" office:value="14.79" calcext:value-type="float">
            <text:p>14.79</text:p>
          </table:table-cell>
          <table:table-cell table:style-name="ce7" office:value-type="float" office:value="11.86" calcext:value-type="float">
            <text:p>11.86</text:p>
          </table:table-cell>
          <table:table-cell table:style-name="ce7" office:value-type="float" office:value="2217.52" calcext:value-type="float">
            <text:p>2,217.52</text:p>
          </table:table-cell>
          <table:table-cell table:style-name="ce7" office:value-type="float" office:value="1902.35" calcext:value-type="float">
            <text:p>1,902.35</text:p>
          </table:table-cell>
          <table:table-cell table:style-name="ce7" office:value-type="float" office:value="2707.7" calcext:value-type="float">
            <text:p>2,707.70</text:p>
          </table:table-cell>
          <table:table-cell table:style-name="ce7" office:value-type="float" office:value="2228.24" calcext:value-type="float">
            <text:p>2,228.24</text:p>
          </table:table-cell>
          <table:table-cell table:style-name="ce7" office:value-type="float" office:value="58730.43" calcext:value-type="float">
            <text:p>58,730.43</text:p>
          </table:table-cell>
          <table:table-cell table:style-name="ce7" office:value-type="float" office:value="3158.63" calcext:value-type="float">
            <text:p>3,158.6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table:formula="of:=[.R303]*[.S303]" office:value-type="float" office:value="8.2896" calcext:value-type="float">
            <text:p>8.29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4" table:number-columns-repeated="4"/>
          <table:table-cell table:style-name="ce5"/>
          <table:table-cell table:style-name="ce7" table:number-columns-repeated="18"/>
          <table:table-cell table:number-columns-repeated="1000"/>
        </table:table-row>
        <table:table-row table:style-name="ro3">
          <table:table-cell table:style-name="ce9"/>
          <table:table-cell table:style-name="ce11" table:formula="of:=MIN([.B$6:.B$303])" office:value-type="float" office:value="1.6" calcext:value-type="float">
            <text:p>1.60</text:p>
          </table:table-cell>
          <table:table-cell table:style-name="ce11" table:number-columns-repeated="3"/>
          <table:table-cell table:style-name="ce11" table:formula="of:=MIN([.F$6:.F$303])" office:value-type="float" office:value="1.33" calcext:value-type="float">
            <text:p>1.33</text:p>
          </table:table-cell>
          <table:table-cell table:style-name="ce11" table:formula="of:=MIN([.G$6:.G$303])" office:value-type="float" office:value="1.66" calcext:value-type="float">
            <text:p>1.66</text:p>
          </table:table-cell>
          <table:table-cell table:style-name="ce11" table:formula="of:=MIN([.H$6:.H$303])" office:value-type="float" office:value="2.91" calcext:value-type="float">
            <text:p>2.91</text:p>
          </table:table-cell>
          <table:table-cell table:style-name="ce11" table:formula="of:=MIN([.I$6:.I$303])" office:value-type="float" office:value="0.97" calcext:value-type="float">
            <text:p>0.97</text:p>
          </table:table-cell>
          <table:table-cell table:style-name="ce11" table:formula="of:=MIN([.J$6:.J$303])" office:value-type="float" office:value="1.32" calcext:value-type="float">
            <text:p>1.32</text:p>
          </table:table-cell>
          <table:table-cell table:style-name="ce11" table:formula="of:=MIN([.K$6:.K$303])" office:value-type="float" office:value="0.75" calcext:value-type="float">
            <text:p>0.75</text:p>
          </table:table-cell>
          <table:table-cell table:style-name="ce11" table:formula="of:=MIN([.L$6:.L$303])" office:value-type="float" office:value="1.53" calcext:value-type="float">
            <text:p>1.53</text:p>
          </table:table-cell>
          <table:table-cell table:style-name="ce11" table:formula="of:=MIN([.M$6:.M$303])" office:value-type="float" office:value="1.02" calcext:value-type="float">
            <text:p>1.02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MIN([.O$6:.O$303])" office:value-type="float" office:value="1.2" calcext:value-type="float">
            <text:p>1.20</text:p>
          </table:table-cell>
          <table:table-cell table:style-name="ce11" table:formula="of:=MIN([.P$6:.P$303])" office:value-type="float" office:value="2.46" calcext:value-type="float">
            <text:p>2.46</text:p>
          </table:table-cell>
          <table:table-cell table:style-name="ce11" table:formula="of:=MIN([.Q$6:.Q$303])" office:value-type="float" office:value="1.79" calcext:value-type="float">
            <text:p>1.79</text:p>
          </table:table-cell>
          <table:table-cell table:style-name="ce11" table:formula="of:=MIN([.R$6:.R$303])" office:value-type="float" office:value="0.11" calcext:value-type="float">
            <text:p>0.11</text:p>
          </table:table-cell>
          <table:table-cell table:style-name="ce11" table:formula="of:=MIN([.S$6:.S$303])" office:value-type="float" office:value="6.28" calcext:value-type="float">
            <text:p>6.28</text:p>
          </table:table-cell>
          <table:table-cell table:style-name="ce11" table:formula="of:=MIN([.T$6:.T$303])" office:value-type="float" office:value="8.2896" calcext:value-type="float">
            <text:p>8.29</text:p>
          </table:table-cell>
          <table:table-cell table:style-name="ce11" table:formula="of:=MIN([.U$6:.U$303])" office:value-type="float" office:value="0.56" calcext:value-type="float">
            <text:p>0.56</text:p>
          </table:table-cell>
          <table:table-cell table:style-name="ce11" table:formula="of:=MIN([.V$6:.V$303])" office:value-type="float" office:value="5" calcext:value-type="float">
            <text:p>5.00</text:p>
          </table:table-cell>
          <table:table-cell table:style-name="ce11" table:number-columns-repeated="2"/>
          <table:table-cell table:style-name="ce30"/>
          <table:table-cell table:style-name="ce9" table:number-columns-repeated="999"/>
        </table:table-row>
        <table:table-row table:style-name="ro3">
          <table:table-cell table:style-name="ce9"/>
          <table:table-cell table:style-name="ce11" table:formula="of:=MAX([.B$6:.B$303])" office:value-type="float" office:value="16" calcext:value-type="float">
            <text:p>16.00</text:p>
          </table:table-cell>
          <table:table-cell table:style-name="ce11" table:number-columns-repeated="3"/>
          <table:table-cell table:style-name="ce11" table:formula="of:=MAX([.F$6:.F$303])" office:value-type="float" office:value="159.176" calcext:value-type="float">
            <text:p>159.18</text:p>
          </table:table-cell>
          <table:table-cell table:style-name="ce11" table:formula="of:=MAX([.G$6:.G$303])" office:value-type="float" office:value="202.77" calcext:value-type="float">
            <text:p>202.77</text:p>
          </table:table-cell>
          <table:table-cell table:style-name="ce11" table:formula="of:=MAX([.H$6:.H$303])" office:value-type="float" office:value="44350.31" calcext:value-type="float">
            <text:p>44,350.31</text:p>
          </table:table-cell>
          <table:table-cell table:style-name="ce11" table:formula="of:=MAX([.I$6:.I$303])" office:value-type="float" office:value="28535.28" calcext:value-type="float">
            <text:p>28,535.28</text:p>
          </table:table-cell>
          <table:table-cell table:style-name="ce11" table:formula="of:=MAX([.J$6:.J$303])" office:value-type="float" office:value="15.4" calcext:value-type="float">
            <text:p>15.40</text:p>
          </table:table-cell>
          <table:table-cell table:style-name="ce11" table:formula="of:=MAX([.K$6:.K$303])" office:value-type="float" office:value="12.38" calcext:value-type="float">
            <text:p>12.38</text:p>
          </table:table-cell>
          <table:table-cell table:style-name="ce11" table:formula="of:=MAX([.L$6:.L$303])" office:value-type="float" office:value="2217.52" calcext:value-type="float">
            <text:p>2,217.52</text:p>
          </table:table-cell>
          <table:table-cell table:style-name="ce11" table:formula="of:=MAX([.M$6:.M$303])" office:value-type="float" office:value="1902.35" calcext:value-type="float">
            <text:p>1,902.35</text:p>
          </table:table-cell>
          <table:table-cell table:style-name="ce11" table:formula="of:=MAX([.N$6:.N$303])" office:value-type="float" office:value="2707.7" calcext:value-type="float">
            <text:p>2,707.70</text:p>
          </table:table-cell>
          <table:table-cell table:style-name="ce11" table:formula="of:=MAX([.O$6:.O$303])" office:value-type="float" office:value="2228.24" calcext:value-type="float">
            <text:p>2,228.24</text:p>
          </table:table-cell>
          <table:table-cell table:style-name="ce11" table:formula="of:=MAX([.P$6:.P$303])" office:value-type="float" office:value="58730.43" calcext:value-type="float">
            <text:p>58,730.43</text:p>
          </table:table-cell>
          <table:table-cell table:style-name="ce11" table:formula="of:=MAX([.Q$6:.Q$303])" office:value-type="float" office:value="3158.63" calcext:value-type="float">
            <text:p>3,158.63</text:p>
          </table:table-cell>
          <table:table-cell table:style-name="ce11" table:formula="of:=MAX([.R$6:.R$303])" office:value-type="float" office:value="1.37" calcext:value-type="float">
            <text:p>1.37</text:p>
          </table:table-cell>
          <table:table-cell table:style-name="ce11" table:formula="of:=MAX([.S$6:.S$303])" office:value-type="float" office:value="769.41" calcext:value-type="float">
            <text:p>769.41</text:p>
          </table:table-cell>
          <table:table-cell table:style-name="ce11" table:formula="of:=MAX([.T$6:.T$303])" office:value-type="float" office:value="84.6351" calcext:value-type="float">
            <text:p>84.64</text:p>
          </table:table-cell>
          <table:table-cell table:style-name="ce11" table:formula="of:=MAX([.U$6:.U$303])" office:value-type="float" office:value="42.62" calcext:value-type="float">
            <text:p>42.62</text:p>
          </table:table-cell>
          <table:table-cell table:style-name="ce11" table:formula="of:=MAX([.V$6:.V$303])" office:value-type="float" office:value="83.89" calcext:value-type="float">
            <text:p>83.89</text:p>
          </table:table-cell>
          <table:table-cell table:style-name="ce11" table:number-columns-repeated="2"/>
          <table:table-cell table:style-name="ce30"/>
          <table:table-cell table:style-name="ce9"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E:ThecalculationofsectionalpropertiesisbasedonBSEN10219withthefollowingcornergeometry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izeRange</text:p>
          </table:table-cell>
          <table:table-cell table:number-columns-repeated="3"/>
          <table:table-cell office:value-type="string" calcext:value-type="string">
            <text:p>InsideCorner radii</text:p>
            <text:p>mm</text:p>
          </table:table-cell>
          <table:table-cell table:number-columns-repeated="3"/>
          <table:table-cell office:value-type="string" calcext:value-type="string">
            <text:p>Outside Corner radii</text:p>
            <text:p>mm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Thickness.:6mm</text:p>
          </table:table-cell>
          <table:table-cell table:number-columns-repeated="3"/>
          <table:table-cell office:value-type="string" calcext:value-type="string">
            <text:p>1T</text:p>
          </table:table-cell>
          <table:table-cell table:number-columns-repeated="3"/>
          <table:table-cell office:value-type="string" calcext:value-type="string">
            <text:p>2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6mm&lt;Thickness.;10mm</text:p>
          </table:table-cell>
          <table:table-cell table:number-columns-repeated="3"/>
          <table:table-cell office:value-type="string" calcext:value-type="string">
            <text:p>1.ST</text:p>
          </table:table-cell>
          <table:table-cell table:number-columns-repeated="3"/>
          <table:table-cell office:value-type="string" calcext:value-type="string">
            <text:p>2.S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Thickness&gt;10mm</text:p>
          </table:table-cell>
          <table:table-cell table:number-columns-repeated="3"/>
          <table:table-cell office:value-type="string" calcext:value-type="string">
            <text:p>2T</text:p>
          </table:table-cell>
          <table:table-cell table:number-columns-repeated="3"/>
          <table:table-cell office:value-type="string" calcext:value-type="string">
            <text:p>3.0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*Pleasecheckwithmanufacturertheavailabilityofthehighlightedsizes.</text:p>
          </table:table-cell>
          <table:table-cell table:number-columns-repeated="1023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9:46:07.285441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9T21:10:52.554554107</dc:date>
    <meta:editing-duration>PT3H15M16S</meta:editing-duration>
    <meta:editing-cycles>62</meta:editing-cycles>
    <meta:generator>LibreOffice/6.4.7.2$Linux_X86_64 LibreOffice_project/40$Build-2</meta:generator>
    <meta:document-statistic meta:table-count="3" meta:cell-count="12469" meta:object-count="0"/>
  </office:meta>
</office:document-meta>
</file>